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nb" fo:country="NO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nb" fo:country="NO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0"/>
    <style:style style:name="ce5" style:family="table-cell" style:parent-style-name="Default">
      <style:text-properties style:font-name="Liberation Sans"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New editors" table:style-name="ta1">
        <table:shapes>
          <draw:frame draw:z-index="0" draw:style-name="gr1" draw:text-style-name="P1" svg:width="159.99mm" svg:height="89.99mm" svg:x="159.05mm" svg:y="1mm">
            <loext:p draw:notify-on-update-of-ranges="'New editors'.A2:'New editors'.A150 'New editors'.B1:'New editors'.B1 'New editors'.B2:'New editors'.B150 'New editors'.E1:'New editors'.E1 'New editors'.E2:'New editors'.E150 'New editors'.F1:'New editors'.F1 'New editors'.F2:'New editors'.F150 'New editors'.G1:'New editors'.G1 'New editors'.G2:'New editors'.G15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ew editors</text:p>
          </table:table-cell>
          <table:table-cell office:value-type="string" calcext:value-type="string">
            <text:p>helper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" calcext:value-type="float">
            <text:p>1</text:p>
          </table:table-cell>
          <table:table-cell table:formula="of:=IF([.B2];[.B2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/>
          <table:table-cell table:formula="of:=IF([.B3];[.B3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/>
          <table:table-cell table:formula="of:=IF([.B4];[.B4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/>
          <table:table-cell table:formula="of:=IF([.B5];[.B5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" calcext:value-type="float">
            <text:p>1</text:p>
          </table:table-cell>
          <table:table-cell table:formula="of:=IF([.B6];[.B6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/>
          <table:table-cell table:formula="of:=IF([.B7];[.B7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/>
          <table:table-cell table:formula="of:=IF([.B8];[.B8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" calcext:value-type="float">
            <text:p>1</text:p>
          </table:table-cell>
          <table:table-cell table:formula="of:=IF([.B9];[.B9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" calcext:value-type="float">
            <text:p>1</text:p>
          </table:table-cell>
          <table:table-cell table:formula="of:=IF([.B10];[.B10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" calcext:value-type="float">
            <text:p>2</text:p>
          </table:table-cell>
          <table:table-cell table:formula="of:=IF([.B11];[.B11];0)"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" calcext:value-type="float">
            <text:p>1</text:p>
          </table:table-cell>
          <table:table-cell table:formula="of:=IF([.B12];[.B12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/>
          <table:table-cell table:formula="of:=IF([.B13];[.B13];0)" office:value-type="float" office:value="0" calcext:value-type="float">
            <text:p>0</text:p>
          </table:table-cell>
          <table:table-cell table:formula="of:=COM.MICROSOFT.STDEV.S([.C2:.C13])" office:value-type="float" office:value="0.668557923421522" calcext:value-type="float">
            <text:p>0,6685579234</text:p>
          </table:table-cell>
          <table:table-cell table:formula="of:=AVERAGE([.C2:.C13])" office:value-type="float" office:value="0.583333333333333" calcext:value-type="float">
            <text:p>0,5833333333</text:p>
          </table:table-cell>
          <table:table-cell table:formula="of:=[.E13]-[.D13]" office:value-type="float" office:value="-0.0852245900881882" calcext:value-type="float">
            <text:p>-0,0852245901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" calcext:value-type="float">
            <text:p>1</text:p>
          </table:table-cell>
          <table:table-cell table:formula="of:=IF([.B14];[.B14];0)" office:value-type="float" office:value="1" calcext:value-type="float">
            <text:p>1</text:p>
          </table:table-cell>
          <table:table-cell table:formula="of:=COM.MICROSOFT.STDEV.S([.C3:.C14])" office:value-type="float" office:value="0.668557923421521" calcext:value-type="float">
            <text:p>0,6685579234</text:p>
          </table:table-cell>
          <table:table-cell table:formula="of:=AVERAGE([.C3:.C14])" office:value-type="float" office:value="0.583333333333333" calcext:value-type="float">
            <text:p>0,5833333333</text:p>
          </table:table-cell>
          <table:table-cell table:formula="of:=[.E14]-[.D14]" office:value-type="float" office:value="-0.0852245900881881" calcext:value-type="float">
            <text:p>-0,0852245901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/>
          <table:table-cell table:formula="of:=IF([.B15];[.B15];0)" office:value-type="float" office:value="0" calcext:value-type="float">
            <text:p>0</text:p>
          </table:table-cell>
          <table:table-cell table:formula="of:=COM.MICROSOFT.STDEV.S([.C4:.C15])" office:value-type="float" office:value="0.668557923421521" calcext:value-type="float">
            <text:p>0,6685579234</text:p>
          </table:table-cell>
          <table:table-cell table:formula="of:=AVERAGE([.C4:.C15])" office:value-type="float" office:value="0.583333333333333" calcext:value-type="float">
            <text:p>0,5833333333</text:p>
          </table:table-cell>
          <table:table-cell table:formula="of:=[.E15]-[.D15]" office:value-type="float" office:value="-0.0852245900881881" calcext:value-type="float">
            <text:p>-0,0852245901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/>
          <table:table-cell table:formula="of:=IF([.B16];[.B16];0)" office:value-type="float" office:value="0" calcext:value-type="float">
            <text:p>0</text:p>
          </table:table-cell>
          <table:table-cell table:formula="of:=COM.MICROSOFT.STDEV.S([.C5:.C16])" office:value-type="float" office:value="0.668557923421521" calcext:value-type="float">
            <text:p>0,6685579234</text:p>
          </table:table-cell>
          <table:table-cell table:formula="of:=AVERAGE([.C5:.C16])" office:value-type="float" office:value="0.583333333333333" calcext:value-type="float">
            <text:p>0,5833333333</text:p>
          </table:table-cell>
          <table:table-cell table:formula="of:=[.E16]-[.D16]" office:value-type="float" office:value="-0.0852245900881881" calcext:value-type="float">
            <text:p>-0,0852245901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/>
          <table:table-cell table:formula="of:=IF([.B17];[.B17];0)" office:value-type="float" office:value="0" calcext:value-type="float">
            <text:p>0</text:p>
          </table:table-cell>
          <table:table-cell table:formula="of:=COM.MICROSOFT.STDEV.S([.C6:.C17])" office:value-type="float" office:value="0.668557923421521" calcext:value-type="float">
            <text:p>0,6685579234</text:p>
          </table:table-cell>
          <table:table-cell table:formula="of:=AVERAGE([.C6:.C17])" office:value-type="float" office:value="0.583333333333333" calcext:value-type="float">
            <text:p>0,5833333333</text:p>
          </table:table-cell>
          <table:table-cell table:formula="of:=[.E17]-[.D17]" office:value-type="float" office:value="-0.0852245900881881" calcext:value-type="float">
            <text:p>-0,0852245901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1" calcext:value-type="float">
            <text:p>1</text:p>
          </table:table-cell>
          <table:table-cell table:formula="of:=IF([.B18];[.B18];0)" office:value-type="float" office:value="1" calcext:value-type="float">
            <text:p>1</text:p>
          </table:table-cell>
          <table:table-cell table:formula="of:=COM.MICROSOFT.STDEV.S([.C7:.C18])" office:value-type="float" office:value="0.668557923421521" calcext:value-type="float">
            <text:p>0,6685579234</text:p>
          </table:table-cell>
          <table:table-cell table:formula="of:=AVERAGE([.C7:.C18])" office:value-type="float" office:value="0.583333333333333" calcext:value-type="float">
            <text:p>0,5833333333</text:p>
          </table:table-cell>
          <table:table-cell table:formula="of:=[.E18]-[.D18]" office:value-type="float" office:value="-0.0852245900881881" calcext:value-type="float">
            <text:p>-0,0852245901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/>
          <table:table-cell table:formula="of:=IF([.B19];[.B19];0)" office:value-type="float" office:value="0" calcext:value-type="float">
            <text:p>0</text:p>
          </table:table-cell>
          <table:table-cell table:formula="of:=COM.MICROSOFT.STDEV.S([.C8:.C19])" office:value-type="float" office:value="0.668557923421521" calcext:value-type="float">
            <text:p>0,6685579234</text:p>
          </table:table-cell>
          <table:table-cell table:formula="of:=AVERAGE([.C8:.C19])" office:value-type="float" office:value="0.583333333333333" calcext:value-type="float">
            <text:p>0,5833333333</text:p>
          </table:table-cell>
          <table:table-cell table:formula="of:=[.E19]-[.D19]" office:value-type="float" office:value="-0.0852245900881881" calcext:value-type="float">
            <text:p>-0,0852245901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" calcext:value-type="float">
            <text:p>1</text:p>
          </table:table-cell>
          <table:table-cell table:formula="of:=IF([.B20];[.B20];0)" office:value-type="float" office:value="1" calcext:value-type="float">
            <text:p>1</text:p>
          </table:table-cell>
          <table:table-cell table:formula="of:=COM.MICROSOFT.STDEV.S([.C9:.C20])" office:value-type="float" office:value="0.65133894727893" calcext:value-type="float">
            <text:p>0,6513389473</text:p>
          </table:table-cell>
          <table:table-cell table:formula="of:=AVERAGE([.C9:.C20])" office:value-type="float" office:value="0.666666666666667" calcext:value-type="float">
            <text:p>0,6666666667</text:p>
          </table:table-cell>
          <table:table-cell table:formula="of:=[.E20]-[.D20]" office:value-type="float" office:value="0.015327719387737" calcext:value-type="float">
            <text:p>0,0153277194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/>
          <table:table-cell table:formula="of:=IF([.B21];[.B21];0)" office:value-type="float" office:value="0" calcext:value-type="float">
            <text:p>0</text:p>
          </table:table-cell>
          <table:table-cell table:formula="of:=COM.MICROSOFT.STDEV.S([.C10:.C21])" office:value-type="float" office:value="0.668557923421521" calcext:value-type="float">
            <text:p>0,6685579234</text:p>
          </table:table-cell>
          <table:table-cell table:formula="of:=AVERAGE([.C10:.C21])" office:value-type="float" office:value="0.583333333333333" calcext:value-type="float">
            <text:p>0,5833333333</text:p>
          </table:table-cell>
          <table:table-cell table:formula="of:=[.E21]-[.D21]" office:value-type="float" office:value="-0.0852245900881881" calcext:value-type="float">
            <text:p>-0,0852245901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/>
          <table:table-cell table:formula="of:=IF([.B22];[.B22];0)" office:value-type="float" office:value="0" calcext:value-type="float">
            <text:p>0</text:p>
          </table:table-cell>
          <table:table-cell table:formula="of:=COM.MICROSOFT.STDEV.S([.C11:.C22])" office:value-type="float" office:value="0.674199862463242" calcext:value-type="float">
            <text:p>0,6741998625</text:p>
          </table:table-cell>
          <table:table-cell table:formula="of:=AVERAGE([.C11:.C22])" office:value-type="float" office:value="0.5" calcext:value-type="float">
            <text:p>0,5</text:p>
          </table:table-cell>
          <table:table-cell table:formula="of:=[.E22]-[.D22]" office:value-type="float" office:value="-0.174199862463242" calcext:value-type="float">
            <text:p>-0,1741998625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" calcext:value-type="float">
            <text:p>2</text:p>
          </table:table-cell>
          <table:table-cell table:formula="of:=IF([.B23];[.B23];0)" office:value-type="float" office:value="2" calcext:value-type="float">
            <text:p>2</text:p>
          </table:table-cell>
          <table:table-cell table:formula="of:=COM.MICROSOFT.STDEV.S([.C12:.C23])" office:value-type="float" office:value="0.674199862463242" calcext:value-type="float">
            <text:p>0,6741998625</text:p>
          </table:table-cell>
          <table:table-cell table:formula="of:=AVERAGE([.C12:.C23])" office:value-type="float" office:value="0.5" calcext:value-type="float">
            <text:p>0,5</text:p>
          </table:table-cell>
          <table:table-cell table:formula="of:=[.E23]-[.D23]" office:value-type="float" office:value="-0.174199862463242" calcext:value-type="float">
            <text:p>-0,1741998625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3" calcext:value-type="float">
            <text:p>3</text:p>
          </table:table-cell>
          <table:table-cell table:formula="of:=IF([.B24];[.B24];0)" office:value-type="float" office:value="3" calcext:value-type="float">
            <text:p>3</text:p>
          </table:table-cell>
          <table:table-cell table:formula="of:=COM.MICROSOFT.STDEV.S([.C13:.C24])" office:value-type="float" office:value="0.984731927834662" calcext:value-type="float">
            <text:p>0,9847319278</text:p>
          </table:table-cell>
          <table:table-cell table:formula="of:=AVERAGE([.C13:.C24])" office:value-type="float" office:value="0.666666666666667" calcext:value-type="float">
            <text:p>0,6666666667</text:p>
          </table:table-cell>
          <table:table-cell table:formula="of:=[.E24]-[.D24]" office:value-type="float" office:value="-0.318065261167995" calcext:value-type="float">
            <text:p>-0,3180652612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3" calcext:value-type="float">
            <text:p>3</text:p>
          </table:table-cell>
          <table:table-cell table:formula="of:=IF([.B25];[.B25];0)" office:value-type="float" office:value="3" calcext:value-type="float">
            <text:p>3</text:p>
          </table:table-cell>
          <table:table-cell table:formula="of:=COM.MICROSOFT.STDEV.S([.C14:.C25])" office:value-type="float" office:value="1.16450015288132" calcext:value-type="float">
            <text:p>1,1645001529</text:p>
          </table:table-cell>
          <table:table-cell table:formula="of:=AVERAGE([.C14:.C25])" office:value-type="float" office:value="0.916666666666667" calcext:value-type="float">
            <text:p>0,9166666667</text:p>
          </table:table-cell>
          <table:table-cell table:formula="of:=[.E25]-[.D25]" office:value-type="float" office:value="-0.247833486214648" calcext:value-type="float">
            <text:p>-0,2478334862</text:p>
          </table:table-cell>
          <table:table-cell table:formula="of:=[.E25]-[.E13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/>
          <table:table-cell table:formula="of:=IF([.B26];[.B26];0)" office:value-type="float" office:value="0" calcext:value-type="float">
            <text:p>0</text:p>
          </table:table-cell>
          <table:table-cell table:formula="of:=COM.MICROSOFT.STDEV.S([.C15:.C26])" office:value-type="float" office:value="1.19341628287971" calcext:value-type="float">
            <text:p>1,1934162829</text:p>
          </table:table-cell>
          <table:table-cell table:formula="of:=AVERAGE([.C15:.C26])" office:value-type="float" office:value="0.833333333333333" calcext:value-type="float">
            <text:p>0,8333333333</text:p>
          </table:table-cell>
          <table:table-cell table:formula="of:=[.E26]-[.D26]" office:value-type="float" office:value="-0.360082949546377" calcext:value-type="float">
            <text:p>-0,3600829495</text:p>
          </table:table-cell>
          <table:table-cell table:formula="of:=[.E26]-[.E14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/>
          <table:table-cell table:formula="of:=IF([.B27];[.B27];0)" office:value-type="float" office:value="0" calcext:value-type="float">
            <text:p>0</text:p>
          </table:table-cell>
          <table:table-cell table:formula="of:=COM.MICROSOFT.STDEV.S([.C16:.C27])" office:value-type="float" office:value="1.19341628287971" calcext:value-type="float">
            <text:p>1,1934162829</text:p>
          </table:table-cell>
          <table:table-cell table:formula="of:=AVERAGE([.C16:.C27])" office:value-type="float" office:value="0.833333333333333" calcext:value-type="float">
            <text:p>0,8333333333</text:p>
          </table:table-cell>
          <table:table-cell table:formula="of:=[.E27]-[.D27]" office:value-type="float" office:value="-0.360082949546377" calcext:value-type="float">
            <text:p>-0,3600829495</text:p>
          </table:table-cell>
          <table:table-cell table:formula="of:=[.E27]-[.E15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/>
          <table:table-cell table:formula="of:=IF([.B28];[.B28];0)" office:value-type="float" office:value="0" calcext:value-type="float">
            <text:p>0</text:p>
          </table:table-cell>
          <table:table-cell table:formula="of:=COM.MICROSOFT.STDEV.S([.C17:.C28])" office:value-type="float" office:value="1.19341628287971" calcext:value-type="float">
            <text:p>1,1934162829</text:p>
          </table:table-cell>
          <table:table-cell table:formula="of:=AVERAGE([.C17:.C28])" office:value-type="float" office:value="0.833333333333333" calcext:value-type="float">
            <text:p>0,8333333333</text:p>
          </table:table-cell>
          <table:table-cell table:formula="of:=[.E28]-[.D28]" office:value-type="float" office:value="-0.360082949546377" calcext:value-type="float">
            <text:p>-0,3600829495</text:p>
          </table:table-cell>
          <table:table-cell table:formula="of:=[.E28]-[.E16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/>
          <table:table-cell table:formula="of:=IF([.B29];[.B29];0)" office:value-type="float" office:value="0" calcext:value-type="float">
            <text:p>0</text:p>
          </table:table-cell>
          <table:table-cell table:formula="of:=COM.MICROSOFT.STDEV.S([.C18:.C29])" office:value-type="float" office:value="1.19341628287971" calcext:value-type="float">
            <text:p>1,1934162829</text:p>
          </table:table-cell>
          <table:table-cell table:formula="of:=AVERAGE([.C18:.C29])" office:value-type="float" office:value="0.833333333333333" calcext:value-type="float">
            <text:p>0,8333333333</text:p>
          </table:table-cell>
          <table:table-cell table:formula="of:=[.E29]-[.D29]" office:value-type="float" office:value="-0.360082949546377" calcext:value-type="float">
            <text:p>-0,3600829495</text:p>
          </table:table-cell>
          <table:table-cell table:formula="of:=[.E29]-[.E17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" calcext:value-type="float">
            <text:p>1</text:p>
          </table:table-cell>
          <table:table-cell table:formula="of:=IF([.B30];[.B30];0)" office:value-type="float" office:value="1" calcext:value-type="float">
            <text:p>1</text:p>
          </table:table-cell>
          <table:table-cell table:formula="of:=COM.MICROSOFT.STDEV.S([.C19:.C30])" office:value-type="float" office:value="1.19341628287971" calcext:value-type="float">
            <text:p>1,1934162829</text:p>
          </table:table-cell>
          <table:table-cell table:formula="of:=AVERAGE([.C19:.C30])" office:value-type="float" office:value="0.833333333333333" calcext:value-type="float">
            <text:p>0,8333333333</text:p>
          </table:table-cell>
          <table:table-cell table:formula="of:=[.E30]-[.D30]" office:value-type="float" office:value="-0.360082949546377" calcext:value-type="float">
            <text:p>-0,3600829495</text:p>
          </table:table-cell>
          <table:table-cell table:formula="of:=[.E30]-[.E18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" calcext:value-type="float">
            <text:p>1</text:p>
          </table:table-cell>
          <table:table-cell table:formula="of:=IF([.B31];[.B31];0)" office:value-type="float" office:value="1" calcext:value-type="float">
            <text:p>1</text:p>
          </table:table-cell>
          <table:table-cell table:formula="of:=COM.MICROSOFT.STDEV.S([.C20:.C31])" office:value-type="float" office:value="1.16450015288132" calcext:value-type="float">
            <text:p>1,1645001529</text:p>
          </table:table-cell>
          <table:table-cell table:formula="of:=AVERAGE([.C20:.C31])" office:value-type="float" office:value="0.916666666666667" calcext:value-type="float">
            <text:p>0,9166666667</text:p>
          </table:table-cell>
          <table:table-cell table:formula="of:=[.E31]-[.D31]" office:value-type="float" office:value="-0.247833486214649" calcext:value-type="float">
            <text:p>-0,2478334862</text:p>
          </table:table-cell>
          <table:table-cell table:formula="of:=[.E31]-[.E19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/>
          <table:table-cell table:formula="of:=IF([.B32];[.B32];0)" office:value-type="float" office:value="0" calcext:value-type="float">
            <text:p>0</text:p>
          </table:table-cell>
          <table:table-cell table:formula="of:=COM.MICROSOFT.STDEV.S([.C21:.C32])" office:value-type="float" office:value="1.19341628287971" calcext:value-type="float">
            <text:p>1,1934162829</text:p>
          </table:table-cell>
          <table:table-cell table:formula="of:=AVERAGE([.C21:.C32])" office:value-type="float" office:value="0.833333333333333" calcext:value-type="float">
            <text:p>0,8333333333</text:p>
          </table:table-cell>
          <table:table-cell table:formula="of:=[.E32]-[.D32]" office:value-type="float" office:value="-0.360082949546377" calcext:value-type="float">
            <text:p>-0,3600829495</text:p>
          </table:table-cell>
          <table:table-cell table:formula="of:=[.E32]-[.E20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" calcext:value-type="float">
            <text:p>1</text:p>
          </table:table-cell>
          <table:table-cell table:formula="of:=IF([.B33];[.B33];0)" office:value-type="float" office:value="1" calcext:value-type="float">
            <text:p>1</text:p>
          </table:table-cell>
          <table:table-cell table:formula="of:=COM.MICROSOFT.STDEV.S([.C22:.C33])" office:value-type="float" office:value="1.16450015288132" calcext:value-type="float">
            <text:p>1,1645001529</text:p>
          </table:table-cell>
          <table:table-cell table:formula="of:=AVERAGE([.C22:.C33])" office:value-type="float" office:value="0.916666666666667" calcext:value-type="float">
            <text:p>0,9166666667</text:p>
          </table:table-cell>
          <table:table-cell table:formula="of:=[.E33]-[.D33]" office:value-type="float" office:value="-0.247833486214649" calcext:value-type="float">
            <text:p>-0,2478334862</text:p>
          </table:table-cell>
          <table:table-cell table:formula="of:=[.E33]-[.E21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" calcext:value-type="float">
            <text:p>1</text:p>
          </table:table-cell>
          <table:table-cell table:formula="of:=IF([.B34];[.B34];0)" office:value-type="float" office:value="1" calcext:value-type="float">
            <text:p>1</text:p>
          </table:table-cell>
          <table:table-cell table:formula="of:=COM.MICROSOFT.STDEV.S([.C23:.C34])" office:value-type="float" office:value="1.12815214963553" calcext:value-type="float">
            <text:p>1,1281521496</text:p>
          </table:table-cell>
          <table:table-cell table:formula="of:=AVERAGE([.C23:.C34])" office:value-type="float" office:value="1" calcext:value-type="float">
            <text:p>1</text:p>
          </table:table-cell>
          <table:table-cell table:formula="of:=[.E34]-[.D34]" office:value-type="float" office:value="-0.128152149635532" calcext:value-type="float">
            <text:p>-0,1281521496</text:p>
          </table:table-cell>
          <table:table-cell table:formula="of:=[.E34]-[.E22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/>
          <table:table-cell table:formula="of:=IF([.B35];[.B35];0)" office:value-type="float" office:value="0" calcext:value-type="float">
            <text:p>0</text:p>
          </table:table-cell>
          <table:table-cell table:formula="of:=COM.MICROSOFT.STDEV.S([.C24:.C35])" office:value-type="float" office:value="1.11464085804543" calcext:value-type="float">
            <text:p>1,114640858</text:p>
          </table:table-cell>
          <table:table-cell table:formula="of:=AVERAGE([.C24:.C35])" office:value-type="float" office:value="0.833333333333333" calcext:value-type="float">
            <text:p>0,8333333333</text:p>
          </table:table-cell>
          <table:table-cell table:formula="of:=[.E35]-[.D35]" office:value-type="float" office:value="-0.281307524712092" calcext:value-type="float">
            <text:p>-0,2813075247</text:p>
          </table:table-cell>
          <table:table-cell table:formula="of:=[.E35]-[.E23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" calcext:value-type="float">
            <text:p>1</text:p>
          </table:table-cell>
          <table:table-cell table:formula="of:=IF([.B36];[.B36];0)" office:value-type="float" office:value="1" calcext:value-type="float">
            <text:p>1</text:p>
          </table:table-cell>
          <table:table-cell table:formula="of:=COM.MICROSOFT.STDEV.S([.C25:.C36])" office:value-type="float" office:value="0.887625364598594" calcext:value-type="float">
            <text:p>0,8876253646</text:p>
          </table:table-cell>
          <table:table-cell table:formula="of:=AVERAGE([.C25:.C36])" office:value-type="float" office:value="0.666666666666667" calcext:value-type="float">
            <text:p>0,6666666667</text:p>
          </table:table-cell>
          <table:table-cell table:formula="of:=[.E36]-[.D36]" office:value-type="float" office:value="-0.220958697931928" calcext:value-type="float">
            <text:p>-0,2209586979</text:p>
          </table:table-cell>
          <table:table-cell table:formula="of:=[.E36]-[.E2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/>
          <table:table-cell table:formula="of:=IF([.B37];[.B37];0)" office:value-type="float" office:value="0" calcext:value-type="float">
            <text:p>0</text:p>
          </table:table-cell>
          <table:table-cell table:formula="of:=COM.MICROSOFT.STDEV.S([.C26:.C37])" office:value-type="float" office:value="0.514928650544437" calcext:value-type="float">
            <text:p>0,5149286505</text:p>
          </table:table-cell>
          <table:table-cell table:formula="of:=AVERAGE([.C26:.C37])" office:value-type="float" office:value="0.416666666666667" calcext:value-type="float">
            <text:p>0,4166666667</text:p>
          </table:table-cell>
          <table:table-cell table:formula="of:=[.E37]-[.D37]" office:value-type="float" office:value="-0.0982619838777706" calcext:value-type="float">
            <text:p>-0,0982619839</text:p>
          </table:table-cell>
          <table:table-cell table:formula="of:=[.E37]-[.E25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/>
          <table:table-cell table:formula="of:=IF([.B38];[.B38];0)" office:value-type="float" office:value="0" calcext:value-type="float">
            <text:p>0</text:p>
          </table:table-cell>
          <table:table-cell table:formula="of:=COM.MICROSOFT.STDEV.S([.C27:.C38])" office:value-type="float" office:value="0.514928650544437" calcext:value-type="float">
            <text:p>0,5149286505</text:p>
          </table:table-cell>
          <table:table-cell table:formula="of:=AVERAGE([.C27:.C38])" office:value-type="float" office:value="0.416666666666667" calcext:value-type="float">
            <text:p>0,4166666667</text:p>
          </table:table-cell>
          <table:table-cell table:formula="of:=[.E38]-[.D38]" office:value-type="float" office:value="-0.0982619838777706" calcext:value-type="float">
            <text:p>-0,0982619839</text:p>
          </table:table-cell>
          <table:table-cell table:formula="of:=[.E38]-[.E26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/>
          <table:table-cell table:formula="of:=IF([.B39];[.B39];0)" office:value-type="float" office:value="0" calcext:value-type="float">
            <text:p>0</text:p>
          </table:table-cell>
          <table:table-cell table:formula="of:=COM.MICROSOFT.STDEV.S([.C28:.C39])" office:value-type="float" office:value="0.514928650544437" calcext:value-type="float">
            <text:p>0,5149286505</text:p>
          </table:table-cell>
          <table:table-cell table:formula="of:=AVERAGE([.C28:.C39])" office:value-type="float" office:value="0.416666666666667" calcext:value-type="float">
            <text:p>0,4166666667</text:p>
          </table:table-cell>
          <table:table-cell table:formula="of:=[.E39]-[.D39]" office:value-type="float" office:value="-0.0982619838777706" calcext:value-type="float">
            <text:p>-0,0982619839</text:p>
          </table:table-cell>
          <table:table-cell table:formula="of:=[.E39]-[.E27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/>
          <table:table-cell table:formula="of:=IF([.B40];[.B40];0)" office:value-type="float" office:value="0" calcext:value-type="float">
            <text:p>0</text:p>
          </table:table-cell>
          <table:table-cell table:formula="of:=COM.MICROSOFT.STDEV.S([.C29:.C40])" office:value-type="float" office:value="0.514928650544437" calcext:value-type="float">
            <text:p>0,5149286505</text:p>
          </table:table-cell>
          <table:table-cell table:formula="of:=AVERAGE([.C29:.C40])" office:value-type="float" office:value="0.416666666666667" calcext:value-type="float">
            <text:p>0,4166666667</text:p>
          </table:table-cell>
          <table:table-cell table:formula="of:=[.E40]-[.D40]" office:value-type="float" office:value="-0.0982619838777706" calcext:value-type="float">
            <text:p>-0,0982619839</text:p>
          </table:table-cell>
          <table:table-cell table:formula="of:=[.E40]-[.E28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/>
          <table:table-cell table:formula="of:=IF([.B41];[.B41];0)" office:value-type="float" office:value="0" calcext:value-type="float">
            <text:p>0</text:p>
          </table:table-cell>
          <table:table-cell table:formula="of:=COM.MICROSOFT.STDEV.S([.C30:.C41])" office:value-type="float" office:value="0.514928650544437" calcext:value-type="float">
            <text:p>0,5149286505</text:p>
          </table:table-cell>
          <table:table-cell table:formula="of:=AVERAGE([.C30:.C41])" office:value-type="float" office:value="0.416666666666667" calcext:value-type="float">
            <text:p>0,4166666667</text:p>
          </table:table-cell>
          <table:table-cell table:formula="of:=[.E41]-[.D41]" office:value-type="float" office:value="-0.0982619838777706" calcext:value-type="float">
            <text:p>-0,0982619839</text:p>
          </table:table-cell>
          <table:table-cell table:formula="of:=[.E41]-[.E29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/>
          <table:table-cell table:formula="of:=IF([.B42];[.B42];0)" office:value-type="float" office:value="0" calcext:value-type="float">
            <text:p>0</text:p>
          </table:table-cell>
          <table:table-cell table:formula="of:=COM.MICROSOFT.STDEV.S([.C31:.C42])" office:value-type="float" office:value="0.492365963917331" calcext:value-type="float">
            <text:p>0,4923659639</text:p>
          </table:table-cell>
          <table:table-cell table:formula="of:=AVERAGE([.C31:.C42])" office:value-type="float" office:value="0.333333333333333" calcext:value-type="float">
            <text:p>0,3333333333</text:p>
          </table:table-cell>
          <table:table-cell table:formula="of:=[.E42]-[.D42]" office:value-type="float" office:value="-0.159032630583998" calcext:value-type="float">
            <text:p>-0,1590326306</text:p>
          </table:table-cell>
          <table:table-cell table:formula="of:=[.E42]-[.E30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3" calcext:value-type="float">
            <text:p>3</text:p>
          </table:table-cell>
          <table:table-cell table:formula="of:=IF([.B43];[.B43];0)" office:value-type="float" office:value="3" calcext:value-type="float">
            <text:p>3</text:p>
          </table:table-cell>
          <table:table-cell table:formula="of:=COM.MICROSOFT.STDEV.S([.C32:.C43])" office:value-type="float" office:value="0.904534033733291" calcext:value-type="float">
            <text:p>0,9045340337</text:p>
          </table:table-cell>
          <table:table-cell table:formula="of:=AVERAGE([.C32:.C43])" office:value-type="float" office:value="0.5" calcext:value-type="float">
            <text:p>0,5</text:p>
          </table:table-cell>
          <table:table-cell table:formula="of:=[.E43]-[.D43]" office:value-type="float" office:value="-0.404534033733291" calcext:value-type="float">
            <text:p>-0,4045340337</text:p>
          </table:table-cell>
          <table:table-cell table:formula="of:=[.E43]-[.E31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2" calcext:value-type="float">
            <text:p>2</text:p>
          </table:table-cell>
          <table:table-cell table:formula="of:=IF([.B44];[.B44];0)" office:value-type="float" office:value="2" calcext:value-type="float">
            <text:p>2</text:p>
          </table:table-cell>
          <table:table-cell table:formula="of:=COM.MICROSOFT.STDEV.S([.C33:.C44])" office:value-type="float" office:value="0.984731927834662" calcext:value-type="float">
            <text:p>0,9847319278</text:p>
          </table:table-cell>
          <table:table-cell table:formula="of:=AVERAGE([.C33:.C44])" office:value-type="float" office:value="0.666666666666667" calcext:value-type="float">
            <text:p>0,6666666667</text:p>
          </table:table-cell>
          <table:table-cell table:formula="of:=[.E44]-[.D44]" office:value-type="float" office:value="-0.318065261167995" calcext:value-type="float">
            <text:p>-0,3180652612</text:p>
          </table:table-cell>
          <table:table-cell table:formula="of:=[.E44]-[.E32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" calcext:value-type="float">
            <text:p>1</text:p>
          </table:table-cell>
          <table:table-cell table:formula="of:=IF([.B45];[.B45];0)" office:value-type="float" office:value="1" calcext:value-type="float">
            <text:p>1</text:p>
          </table:table-cell>
          <table:table-cell table:formula="of:=COM.MICROSOFT.STDEV.S([.C34:.C45])" office:value-type="float" office:value="0.984731927834662" calcext:value-type="float">
            <text:p>0,9847319278</text:p>
          </table:table-cell>
          <table:table-cell table:formula="of:=AVERAGE([.C34:.C45])" office:value-type="float" office:value="0.666666666666667" calcext:value-type="float">
            <text:p>0,6666666667</text:p>
          </table:table-cell>
          <table:table-cell table:formula="of:=[.E45]-[.D45]" office:value-type="float" office:value="-0.318065261167995" calcext:value-type="float">
            <text:p>-0,3180652612</text:p>
          </table:table-cell>
          <table:table-cell table:formula="of:=[.E45]-[.E33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/>
          <table:table-cell table:formula="of:=IF([.B46];[.B46];0)" office:value-type="float" office:value="0" calcext:value-type="float">
            <text:p>0</text:p>
          </table:table-cell>
          <table:table-cell table:formula="of:=COM.MICROSOFT.STDEV.S([.C35:.C46])" office:value-type="float" office:value="0.996204919895622" calcext:value-type="float">
            <text:p>0,9962049199</text:p>
          </table:table-cell>
          <table:table-cell table:formula="of:=AVERAGE([.C35:.C46])" office:value-type="float" office:value="0.583333333333333" calcext:value-type="float">
            <text:p>0,5833333333</text:p>
          </table:table-cell>
          <table:table-cell table:formula="of:=[.E46]-[.D46]" office:value-type="float" office:value="-0.412871586562289" calcext:value-type="float">
            <text:p>-0,4128715866</text:p>
          </table:table-cell>
          <table:table-cell table:formula="of:=[.E46]-[.E34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" calcext:value-type="float">
            <text:p>1</text:p>
          </table:table-cell>
          <table:table-cell table:formula="of:=IF([.B47];[.B47];0)" office:value-type="float" office:value="1" calcext:value-type="float">
            <text:p>1</text:p>
          </table:table-cell>
          <table:table-cell table:formula="of:=COM.MICROSOFT.STDEV.S([.C36:.C47])" office:value-type="float" office:value="0.984731927834662" calcext:value-type="float">
            <text:p>0,9847319278</text:p>
          </table:table-cell>
          <table:table-cell table:formula="of:=AVERAGE([.C36:.C47])" office:value-type="float" office:value="0.666666666666667" calcext:value-type="float">
            <text:p>0,6666666667</text:p>
          </table:table-cell>
          <table:table-cell table:formula="of:=[.E47]-[.D47]" office:value-type="float" office:value="-0.318065261167995" calcext:value-type="float">
            <text:p>-0,3180652612</text:p>
          </table:table-cell>
          <table:table-cell table:formula="of:=[.E47]-[.E35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IF([.B48];[.B48];0)" office:value-type="float" office:value="0" calcext:value-type="float">
            <text:p>0</text:p>
          </table:table-cell>
          <table:table-cell table:formula="of:=COM.MICROSOFT.STDEV.S([.C37:.C48])" office:value-type="float" office:value="0.996204919895622" calcext:value-type="float">
            <text:p>0,9962049199</text:p>
          </table:table-cell>
          <table:table-cell table:formula="of:=AVERAGE([.C37:.C48])" office:value-type="float" office:value="0.583333333333333" calcext:value-type="float">
            <text:p>0,5833333333</text:p>
          </table:table-cell>
          <table:table-cell table:formula="of:=[.E48]-[.D48]" office:value-type="float" office:value="-0.412871586562289" calcext:value-type="float">
            <text:p>-0,4128715866</text:p>
          </table:table-cell>
          <table:table-cell table:formula="of:=[.E48]-[.E36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" calcext:value-type="float">
            <text:p>1</text:p>
          </table:table-cell>
          <table:table-cell table:formula="of:=IF([.B49];[.B49];0)" office:value-type="float" office:value="1" calcext:value-type="float">
            <text:p>1</text:p>
          </table:table-cell>
          <table:table-cell table:formula="of:=COM.MICROSOFT.STDEV.S([.C38:.C49])" office:value-type="float" office:value="0.984731927834662" calcext:value-type="float">
            <text:p>0,9847319278</text:p>
          </table:table-cell>
          <table:table-cell table:formula="of:=AVERAGE([.C38:.C49])" office:value-type="float" office:value="0.666666666666667" calcext:value-type="float">
            <text:p>0,6666666667</text:p>
          </table:table-cell>
          <table:table-cell table:formula="of:=[.E49]-[.D49]" office:value-type="float" office:value="-0.318065261167995" calcext:value-type="float">
            <text:p>-0,3180652612</text:p>
          </table:table-cell>
          <table:table-cell table:formula="of:=[.E49]-[.E37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" calcext:value-type="float">
            <text:p>1</text:p>
          </table:table-cell>
          <table:table-cell table:formula="of:=IF([.B50];[.B50];0)" office:value-type="float" office:value="1" calcext:value-type="float">
            <text:p>1</text:p>
          </table:table-cell>
          <table:table-cell table:formula="of:=COM.MICROSOFT.STDEV.S([.C39:.C50])" office:value-type="float" office:value="0.965307299163423" calcext:value-type="float">
            <text:p>0,9653072992</text:p>
          </table:table-cell>
          <table:table-cell table:formula="of:=AVERAGE([.C39:.C50])" office:value-type="float" office:value="0.75" calcext:value-type="float">
            <text:p>0,75</text:p>
          </table:table-cell>
          <table:table-cell table:formula="of:=[.E50]-[.D50]" office:value-type="float" office:value="-0.215307299163423" calcext:value-type="float">
            <text:p>-0,2153072992</text:p>
          </table:table-cell>
          <table:table-cell table:formula="of:=[.E50]-[.E38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2" calcext:value-type="float">
            <text:p>2</text:p>
          </table:table-cell>
          <table:table-cell table:formula="of:=IF([.B51];[.B51];0)" office:value-type="float" office:value="2" calcext:value-type="float">
            <text:p>2</text:p>
          </table:table-cell>
          <table:table-cell table:formula="of:=COM.MICROSOFT.STDEV.S([.C40:.C51])" office:value-type="float" office:value="0.996204919895622" calcext:value-type="float">
            <text:p>0,9962049199</text:p>
          </table:table-cell>
          <table:table-cell table:formula="of:=AVERAGE([.C40:.C51])" office:value-type="float" office:value="0.916666666666667" calcext:value-type="float">
            <text:p>0,9166666667</text:p>
          </table:table-cell>
          <table:table-cell table:formula="of:=[.E51]-[.D51]" office:value-type="float" office:value="-0.0795382532289554" calcext:value-type="float">
            <text:p>-0,0795382532</text:p>
          </table:table-cell>
          <table:table-cell table:formula="of:=[.E51]-[.E39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/>
          <table:table-cell table:formula="of:=IF([.B52];[.B52];0)" office:value-type="float" office:value="0" calcext:value-type="float">
            <text:p>0</text:p>
          </table:table-cell>
          <table:table-cell table:formula="of:=COM.MICROSOFT.STDEV.S([.C41:.C52])" office:value-type="float" office:value="0.996204919895622" calcext:value-type="float">
            <text:p>0,9962049199</text:p>
          </table:table-cell>
          <table:table-cell table:formula="of:=AVERAGE([.C41:.C52])" office:value-type="float" office:value="0.916666666666667" calcext:value-type="float">
            <text:p>0,9166666667</text:p>
          </table:table-cell>
          <table:table-cell table:formula="of:=[.E52]-[.D52]" office:value-type="float" office:value="-0.0795382532289554" calcext:value-type="float">
            <text:p>-0,0795382532</text:p>
          </table:table-cell>
          <table:table-cell table:formula="of:=[.E52]-[.E40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" calcext:value-type="float">
            <text:p>2</text:p>
          </table:table-cell>
          <table:table-cell table:formula="of:=IF([.B53];[.B53];0)" office:value-type="float" office:value="2" calcext:value-type="float">
            <text:p>2</text:p>
          </table:table-cell>
          <table:table-cell table:formula="of:=COM.MICROSOFT.STDEV.S([.C42:.C53])" office:value-type="float" office:value="0.996204919895622" calcext:value-type="float">
            <text:p>0,9962049199</text:p>
          </table:table-cell>
          <table:table-cell table:formula="of:=AVERAGE([.C42:.C53])" office:value-type="float" office:value="1.08333333333333" calcext:value-type="float">
            <text:p>1,0833333333</text:p>
          </table:table-cell>
          <table:table-cell table:formula="of:=[.E53]-[.D53]" office:value-type="float" office:value="0.0871284134377113" calcext:value-type="float">
            <text:p>0,0871284134</text:p>
          </table:table-cell>
          <table:table-cell table:formula="of:=[.E53]-[.E41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/>
          <table:table-cell table:formula="of:=IF([.B54];[.B54];0)" office:value-type="float" office:value="0" calcext:value-type="float">
            <text:p>0</text:p>
          </table:table-cell>
          <table:table-cell table:formula="of:=COM.MICROSOFT.STDEV.S([.C43:.C54])" office:value-type="float" office:value="0.996204919895622" calcext:value-type="float">
            <text:p>0,9962049199</text:p>
          </table:table-cell>
          <table:table-cell table:formula="of:=AVERAGE([.C43:.C54])" office:value-type="float" office:value="1.08333333333333" calcext:value-type="float">
            <text:p>1,0833333333</text:p>
          </table:table-cell>
          <table:table-cell table:formula="of:=[.E54]-[.D54]" office:value-type="float" office:value="0.0871284134377113" calcext:value-type="float">
            <text:p>0,0871284134</text:p>
          </table:table-cell>
          <table:table-cell table:formula="of:=[.E54]-[.E42]" office:value-type="float" office:value="0.75" calcext:value-type="float">
            <text:p>0,75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" calcext:value-type="float">
            <text:p>2</text:p>
          </table:table-cell>
          <table:table-cell table:formula="of:=IF([.B55];[.B55];0)" office:value-type="float" office:value="2" calcext:value-type="float">
            <text:p>2</text:p>
          </table:table-cell>
          <table:table-cell table:formula="of:=COM.MICROSOFT.STDEV.S([.C44:.C55])" office:value-type="float" office:value="0.852802865422442" calcext:value-type="float">
            <text:p>0,8528028654</text:p>
          </table:table-cell>
          <table:table-cell table:formula="of:=AVERAGE([.C44:.C55])" office:value-type="float" office:value="1" calcext:value-type="float">
            <text:p>1</text:p>
          </table:table-cell>
          <table:table-cell table:formula="of:=[.E55]-[.D55]" office:value-type="float" office:value="0.147197134577558" calcext:value-type="float">
            <text:p>0,1471971346</text:p>
          </table:table-cell>
          <table:table-cell table:formula="of:=[.E55]-[.E43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/>
          <table:table-cell table:formula="of:=IF([.B56];[.B56];0)" office:value-type="float" office:value="0" calcext:value-type="float">
            <text:p>0</text:p>
          </table:table-cell>
          <table:table-cell table:formula="of:=COM.MICROSOFT.STDEV.S([.C45:.C56])" office:value-type="float" office:value="0.834847109936722" calcext:value-type="float">
            <text:p>0,8348471099</text:p>
          </table:table-cell>
          <table:table-cell table:formula="of:=AVERAGE([.C45:.C56])" office:value-type="float" office:value="0.833333333333333" calcext:value-type="float">
            <text:p>0,8333333333</text:p>
          </table:table-cell>
          <table:table-cell table:formula="of:=[.E56]-[.D56]" office:value-type="float" office:value="-0.00151377660338847" calcext:value-type="float">
            <text:p>-0,0015137766</text:p>
          </table:table-cell>
          <table:table-cell table:formula="of:=[.E56]-[.E44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/>
          <table:table-cell table:formula="of:=IF([.B57];[.B57];0)" office:value-type="float" office:value="0" calcext:value-type="float">
            <text:p>0</text:p>
          </table:table-cell>
          <table:table-cell table:formula="of:=COM.MICROSOFT.STDEV.S([.C46:.C57])" office:value-type="float" office:value="0.866025403784439" calcext:value-type="float">
            <text:p>0,8660254038</text:p>
          </table:table-cell>
          <table:table-cell table:formula="of:=AVERAGE([.C46:.C57])" office:value-type="float" office:value="0.75" calcext:value-type="float">
            <text:p>0,75</text:p>
          </table:table-cell>
          <table:table-cell table:formula="of:=[.E57]-[.D57]" office:value-type="float" office:value="-0.116025403784439" calcext:value-type="float">
            <text:p>-0,1160254038</text:p>
          </table:table-cell>
          <table:table-cell table:formula="of:=[.E57]-[.E45]" office:value-type="float" office:value="0.0833333333333334" calcext:value-type="float">
            <text:p>0,08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/>
          <table:table-cell table:formula="of:=IF([.B58];[.B58];0)" office:value-type="float" office:value="0" calcext:value-type="float">
            <text:p>0</text:p>
          </table:table-cell>
          <table:table-cell table:formula="of:=COM.MICROSOFT.STDEV.S([.C47:.C58])" office:value-type="float" office:value="0.866025403784439" calcext:value-type="float">
            <text:p>0,8660254038</text:p>
          </table:table-cell>
          <table:table-cell table:formula="of:=AVERAGE([.C47:.C58])" office:value-type="float" office:value="0.75" calcext:value-type="float">
            <text:p>0,75</text:p>
          </table:table-cell>
          <table:table-cell table:formula="of:=[.E58]-[.D58]" office:value-type="float" office:value="-0.116025403784439" calcext:value-type="float">
            <text:p>-0,1160254038</text:p>
          </table:table-cell>
          <table:table-cell table:formula="of:=[.E58]-[.E46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1" calcext:value-type="float">
            <text:p>1</text:p>
          </table:table-cell>
          <table:table-cell table:formula="of:=IF([.B59];[.B59];0)" office:value-type="float" office:value="1" calcext:value-type="float">
            <text:p>1</text:p>
          </table:table-cell>
          <table:table-cell table:formula="of:=COM.MICROSOFT.STDEV.S([.C48:.C59])" office:value-type="float" office:value="0.866025403784439" calcext:value-type="float">
            <text:p>0,8660254038</text:p>
          </table:table-cell>
          <table:table-cell table:formula="of:=AVERAGE([.C48:.C59])" office:value-type="float" office:value="0.75" calcext:value-type="float">
            <text:p>0,75</text:p>
          </table:table-cell>
          <table:table-cell table:formula="of:=[.E59]-[.D59]" office:value-type="float" office:value="-0.116025403784439" calcext:value-type="float">
            <text:p>-0,1160254038</text:p>
          </table:table-cell>
          <table:table-cell table:formula="of:=[.E59]-[.E47]" office:value-type="float" office:value="0.0833333333333334" calcext:value-type="float">
            <text:p>0,08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/>
          <table:table-cell table:formula="of:=IF([.B60];[.B60];0)" office:value-type="float" office:value="0" calcext:value-type="float">
            <text:p>0</text:p>
          </table:table-cell>
          <table:table-cell table:formula="of:=COM.MICROSOFT.STDEV.S([.C49:.C60])" office:value-type="float" office:value="0.866025403784439" calcext:value-type="float">
            <text:p>0,8660254038</text:p>
          </table:table-cell>
          <table:table-cell table:formula="of:=AVERAGE([.C49:.C60])" office:value-type="float" office:value="0.75" calcext:value-type="float">
            <text:p>0,75</text:p>
          </table:table-cell>
          <table:table-cell table:formula="of:=[.E60]-[.D60]" office:value-type="float" office:value="-0.116025403784439" calcext:value-type="float">
            <text:p>-0,1160254038</text:p>
          </table:table-cell>
          <table:table-cell table:formula="of:=[.E60]-[.E48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1" calcext:value-type="float">
            <text:p>1</text:p>
          </table:table-cell>
          <table:table-cell table:formula="of:=IF([.B61];[.B61];0)" office:value-type="float" office:value="1" calcext:value-type="float">
            <text:p>1</text:p>
          </table:table-cell>
          <table:table-cell table:formula="of:=COM.MICROSOFT.STDEV.S([.C50:.C61])" office:value-type="float" office:value="0.866025403784439" calcext:value-type="float">
            <text:p>0,8660254038</text:p>
          </table:table-cell>
          <table:table-cell table:formula="of:=AVERAGE([.C50:.C61])" office:value-type="float" office:value="0.75" calcext:value-type="float">
            <text:p>0,75</text:p>
          </table:table-cell>
          <table:table-cell table:formula="of:=[.E61]-[.D61]" office:value-type="float" office:value="-0.116025403784439" calcext:value-type="float">
            <text:p>-0,1160254038</text:p>
          </table:table-cell>
          <table:table-cell table:formula="of:=[.E61]-[.E49]" office:value-type="float" office:value="0.0833333333333334" calcext:value-type="float">
            <text:p>0,08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" calcext:value-type="float">
            <text:p>1</text:p>
          </table:table-cell>
          <table:table-cell table:formula="of:=IF([.B62];[.B62];0)" office:value-type="float" office:value="1" calcext:value-type="float">
            <text:p>1</text:p>
          </table:table-cell>
          <table:table-cell table:formula="of:=COM.MICROSOFT.STDEV.S([.C51:.C62])" office:value-type="float" office:value="0.866025403784439" calcext:value-type="float">
            <text:p>0,8660254038</text:p>
          </table:table-cell>
          <table:table-cell table:formula="of:=AVERAGE([.C51:.C62])" office:value-type="float" office:value="0.75" calcext:value-type="float">
            <text:p>0,75</text:p>
          </table:table-cell>
          <table:table-cell table:formula="of:=[.E62]-[.D62]" office:value-type="float" office:value="-0.116025403784439" calcext:value-type="float">
            <text:p>-0,1160254038</text:p>
          </table:table-cell>
          <table:table-cell table:formula="of:=[.E62]-[.E5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/>
          <table:table-cell table:formula="of:=IF([.B63];[.B63];0)" office:value-type="float" office:value="0" calcext:value-type="float">
            <text:p>0</text:p>
          </table:table-cell>
          <table:table-cell table:formula="of:=COM.MICROSOFT.STDEV.S([.C52:.C63])" office:value-type="float" office:value="0.792961461098759" calcext:value-type="float">
            <text:p>0,7929614611</text:p>
          </table:table-cell>
          <table:table-cell table:formula="of:=AVERAGE([.C52:.C63])" office:value-type="float" office:value="0.583333333333333" calcext:value-type="float">
            <text:p>0,5833333333</text:p>
          </table:table-cell>
          <table:table-cell table:formula="of:=[.E63]-[.D63]" office:value-type="float" office:value="-0.209628127765426" calcext:value-type="float">
            <text:p>-0,2096281278</text:p>
          </table:table-cell>
          <table:table-cell table:formula="of:=[.E63]-[.E51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/>
          <table:table-cell table:formula="of:=IF([.B64];[.B64];0)" office:value-type="float" office:value="0" calcext:value-type="float">
            <text:p>0</text:p>
          </table:table-cell>
          <table:table-cell table:formula="of:=COM.MICROSOFT.STDEV.S([.C53:.C64])" office:value-type="float" office:value="0.792961461098759" calcext:value-type="float">
            <text:p>0,7929614611</text:p>
          </table:table-cell>
          <table:table-cell table:formula="of:=AVERAGE([.C53:.C64])" office:value-type="float" office:value="0.583333333333333" calcext:value-type="float">
            <text:p>0,5833333333</text:p>
          </table:table-cell>
          <table:table-cell table:formula="of:=[.E64]-[.D64]" office:value-type="float" office:value="-0.209628127765426" calcext:value-type="float">
            <text:p>-0,2096281278</text:p>
          </table:table-cell>
          <table:table-cell table:formula="of:=[.E64]-[.E52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/>
          <table:table-cell table:formula="of:=IF([.B65];[.B65];0)" office:value-type="float" office:value="0" calcext:value-type="float">
            <text:p>0</text:p>
          </table:table-cell>
          <table:table-cell table:formula="of:=COM.MICROSOFT.STDEV.S([.C54:.C65])" office:value-type="float" office:value="0.668557923421521" calcext:value-type="float">
            <text:p>0,6685579234</text:p>
          </table:table-cell>
          <table:table-cell table:formula="of:=AVERAGE([.C54:.C65])" office:value-type="float" office:value="0.416666666666667" calcext:value-type="float">
            <text:p>0,4166666667</text:p>
          </table:table-cell>
          <table:table-cell table:formula="of:=[.E65]-[.D65]" office:value-type="float" office:value="-0.251891256754855" calcext:value-type="float">
            <text:p>-0,2518912568</text:p>
          </table:table-cell>
          <table:table-cell table:formula="of:=[.E65]-[.E53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/>
          <table:table-cell table:formula="of:=IF([.B66];[.B66];0)" office:value-type="float" office:value="0" calcext:value-type="float">
            <text:p>0</text:p>
          </table:table-cell>
          <table:table-cell table:formula="of:=COM.MICROSOFT.STDEV.S([.C55:.C66])" office:value-type="float" office:value="0.668557923421521" calcext:value-type="float">
            <text:p>0,6685579234</text:p>
          </table:table-cell>
          <table:table-cell table:formula="of:=AVERAGE([.C55:.C66])" office:value-type="float" office:value="0.416666666666667" calcext:value-type="float">
            <text:p>0,4166666667</text:p>
          </table:table-cell>
          <table:table-cell table:formula="of:=[.E66]-[.D66]" office:value-type="float" office:value="-0.251891256754855" calcext:value-type="float">
            <text:p>-0,2518912568</text:p>
          </table:table-cell>
          <table:table-cell table:formula="of:=[.E66]-[.E54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/>
          <table:table-cell table:formula="of:=IF([.B67];[.B67];0)" office:value-type="float" office:value="0" calcext:value-type="float">
            <text:p>0</text:p>
          </table:table-cell>
          <table:table-cell table:formula="of:=COM.MICROSOFT.STDEV.S([.C56:.C67])" office:value-type="float" office:value="0.452267016866645" calcext:value-type="float">
            <text:p>0,4522670169</text:p>
          </table:table-cell>
          <table:table-cell table:formula="of:=AVERAGE([.C56:.C67])" office:value-type="float" office:value="0.25" calcext:value-type="float">
            <text:p>0,25</text:p>
          </table:table-cell>
          <table:table-cell table:formula="of:=[.E67]-[.D67]" office:value-type="float" office:value="-0.202267016866645" calcext:value-type="float">
            <text:p>-0,2022670169</text:p>
          </table:table-cell>
          <table:table-cell table:formula="of:=[.E67]-[.E55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/>
          <table:table-cell table:formula="of:=IF([.B68];[.B68];0)" office:value-type="float" office:value="0" calcext:value-type="float">
            <text:p>0</text:p>
          </table:table-cell>
          <table:table-cell table:formula="of:=COM.MICROSOFT.STDEV.S([.C57:.C68])" office:value-type="float" office:value="0.452267016866645" calcext:value-type="float">
            <text:p>0,4522670169</text:p>
          </table:table-cell>
          <table:table-cell table:formula="of:=AVERAGE([.C57:.C68])" office:value-type="float" office:value="0.25" calcext:value-type="float">
            <text:p>0,25</text:p>
          </table:table-cell>
          <table:table-cell table:formula="of:=[.E68]-[.D68]" office:value-type="float" office:value="-0.202267016866645" calcext:value-type="float">
            <text:p>-0,2022670169</text:p>
          </table:table-cell>
          <table:table-cell table:formula="of:=[.E68]-[.E56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/>
          <table:table-cell table:formula="of:=IF([.B69];[.B69];0)" office:value-type="float" office:value="0" calcext:value-type="float">
            <text:p>0</text:p>
          </table:table-cell>
          <table:table-cell table:formula="of:=COM.MICROSOFT.STDEV.S([.C58:.C69])" office:value-type="float" office:value="0.452267016866645" calcext:value-type="float">
            <text:p>0,4522670169</text:p>
          </table:table-cell>
          <table:table-cell table:formula="of:=AVERAGE([.C58:.C69])" office:value-type="float" office:value="0.25" calcext:value-type="float">
            <text:p>0,25</text:p>
          </table:table-cell>
          <table:table-cell table:formula="of:=[.E69]-[.D69]" office:value-type="float" office:value="-0.202267016866645" calcext:value-type="float">
            <text:p>-0,2022670169</text:p>
          </table:table-cell>
          <table:table-cell table:formula="of:=[.E69]-[.E57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/>
          <table:table-cell table:formula="of:=IF([.B70];[.B70];0)" office:value-type="float" office:value="0" calcext:value-type="float">
            <text:p>0</text:p>
          </table:table-cell>
          <table:table-cell table:formula="of:=COM.MICROSOFT.STDEV.S([.C59:.C70])" office:value-type="float" office:value="0.452267016866645" calcext:value-type="float">
            <text:p>0,4522670169</text:p>
          </table:table-cell>
          <table:table-cell table:formula="of:=AVERAGE([.C59:.C70])" office:value-type="float" office:value="0.25" calcext:value-type="float">
            <text:p>0,25</text:p>
          </table:table-cell>
          <table:table-cell table:formula="of:=[.E70]-[.D70]" office:value-type="float" office:value="-0.202267016866645" calcext:value-type="float">
            <text:p>-0,2022670169</text:p>
          </table:table-cell>
          <table:table-cell table:formula="of:=[.E70]-[.E58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" calcext:value-type="float">
            <text:p>1</text:p>
          </table:table-cell>
          <table:table-cell table:formula="of:=IF([.B71];[.B71];0)" office:value-type="float" office:value="1" calcext:value-type="float">
            <text:p>1</text:p>
          </table:table-cell>
          <table:table-cell table:formula="of:=COM.MICROSOFT.STDEV.S([.C60:.C71])" office:value-type="float" office:value="0.452267016866645" calcext:value-type="float">
            <text:p>0,4522670169</text:p>
          </table:table-cell>
          <table:table-cell table:formula="of:=AVERAGE([.C60:.C71])" office:value-type="float" office:value="0.25" calcext:value-type="float">
            <text:p>0,25</text:p>
          </table:table-cell>
          <table:table-cell table:formula="of:=[.E71]-[.D71]" office:value-type="float" office:value="-0.202267016866645" calcext:value-type="float">
            <text:p>-0,2022670169</text:p>
          </table:table-cell>
          <table:table-cell table:formula="of:=[.E71]-[.E59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3" calcext:value-type="float">
            <text:p>3</text:p>
          </table:table-cell>
          <table:table-cell table:formula="of:=IF([.B72];[.B72];0)" office:value-type="float" office:value="3" calcext:value-type="float">
            <text:p>3</text:p>
          </table:table-cell>
          <table:table-cell table:formula="of:=COM.MICROSOFT.STDEV.S([.C61:.C72])" office:value-type="float" office:value="0.904534033733291" calcext:value-type="float">
            <text:p>0,9045340337</text:p>
          </table:table-cell>
          <table:table-cell table:formula="of:=AVERAGE([.C61:.C72])" office:value-type="float" office:value="0.5" calcext:value-type="float">
            <text:p>0,5</text:p>
          </table:table-cell>
          <table:table-cell table:formula="of:=[.E72]-[.D72]" office:value-type="float" office:value="-0.404534033733291" calcext:value-type="float">
            <text:p>-0,4045340337</text:p>
          </table:table-cell>
          <table:table-cell table:formula="of:=[.E72]-[.E60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" calcext:value-type="float">
            <text:p>1</text:p>
          </table:table-cell>
          <table:table-cell table:formula="of:=IF([.B73];[.B73];0)" office:value-type="float" office:value="1" calcext:value-type="float">
            <text:p>1</text:p>
          </table:table-cell>
          <table:table-cell table:formula="of:=COM.MICROSOFT.STDEV.S([.C62:.C73])" office:value-type="float" office:value="0.904534033733291" calcext:value-type="float">
            <text:p>0,9045340337</text:p>
          </table:table-cell>
          <table:table-cell table:formula="of:=AVERAGE([.C62:.C73])" office:value-type="float" office:value="0.5" calcext:value-type="float">
            <text:p>0,5</text:p>
          </table:table-cell>
          <table:table-cell table:formula="of:=[.E73]-[.D73]" office:value-type="float" office:value="-0.404534033733291" calcext:value-type="float">
            <text:p>-0,4045340337</text:p>
          </table:table-cell>
          <table:table-cell table:formula="of:=[.E73]-[.E61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/>
          <table:table-cell table:formula="of:=IF([.B74];[.B74];0)" office:value-type="float" office:value="0" calcext:value-type="float">
            <text:p>0</text:p>
          </table:table-cell>
          <table:table-cell table:formula="of:=COM.MICROSOFT.STDEV.S([.C63:.C74])" office:value-type="float" office:value="0.90033663737852" calcext:value-type="float">
            <text:p>0,9003366374</text:p>
          </table:table-cell>
          <table:table-cell table:formula="of:=AVERAGE([.C63:.C74])" office:value-type="float" office:value="0.416666666666667" calcext:value-type="float">
            <text:p>0,4166666667</text:p>
          </table:table-cell>
          <table:table-cell table:formula="of:=[.E74]-[.D74]" office:value-type="float" office:value="-0.483669970711853" calcext:value-type="float">
            <text:p>-0,4836699707</text:p>
          </table:table-cell>
          <table:table-cell table:formula="of:=[.E74]-[.E62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/>
          <table:table-cell table:formula="of:=IF([.B75];[.B75];0)" office:value-type="float" office:value="0" calcext:value-type="float">
            <text:p>0</text:p>
          </table:table-cell>
          <table:table-cell table:formula="of:=COM.MICROSOFT.STDEV.S([.C64:.C75])" office:value-type="float" office:value="0.90033663737852" calcext:value-type="float">
            <text:p>0,9003366374</text:p>
          </table:table-cell>
          <table:table-cell table:formula="of:=AVERAGE([.C64:.C75])" office:value-type="float" office:value="0.416666666666667" calcext:value-type="float">
            <text:p>0,4166666667</text:p>
          </table:table-cell>
          <table:table-cell table:formula="of:=[.E75]-[.D75]" office:value-type="float" office:value="-0.483669970711853" calcext:value-type="float">
            <text:p>-0,4836699707</text:p>
          </table:table-cell>
          <table:table-cell table:formula="of:=[.E75]-[.E63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" calcext:value-type="float">
            <text:p>3</text:p>
          </table:table-cell>
          <table:table-cell table:formula="of:=IF([.B76];[.B76];0)" office:value-type="float" office:value="3" calcext:value-type="float">
            <text:p>3</text:p>
          </table:table-cell>
          <table:table-cell table:formula="of:=COM.MICROSOFT.STDEV.S([.C65:.C76])" office:value-type="float" office:value="1.15470053837925" calcext:value-type="float">
            <text:p>1,1547005384</text:p>
          </table:table-cell>
          <table:table-cell table:formula="of:=AVERAGE([.C65:.C76])" office:value-type="float" office:value="0.666666666666667" calcext:value-type="float">
            <text:p>0,6666666667</text:p>
          </table:table-cell>
          <table:table-cell table:formula="of:=[.E76]-[.D76]" office:value-type="float" office:value="-0.488033871712585" calcext:value-type="float">
            <text:p>-0,4880338717</text:p>
          </table:table-cell>
          <table:table-cell table:formula="of:=[.E76]-[.E64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" calcext:value-type="float">
            <text:p>2</text:p>
          </table:table-cell>
          <table:table-cell table:formula="of:=IF([.B77];[.B77];0)" office:value-type="float" office:value="2" calcext:value-type="float">
            <text:p>2</text:p>
          </table:table-cell>
          <table:table-cell table:formula="of:=COM.MICROSOFT.STDEV.S([.C66:.C77])" office:value-type="float" office:value="1.19341628287971" calcext:value-type="float">
            <text:p>1,1934162829</text:p>
          </table:table-cell>
          <table:table-cell table:formula="of:=AVERAGE([.C66:.C77])" office:value-type="float" office:value="0.833333333333333" calcext:value-type="float">
            <text:p>0,8333333333</text:p>
          </table:table-cell>
          <table:table-cell table:formula="of:=[.E77]-[.D77]" office:value-type="float" office:value="-0.360082949546377" calcext:value-type="float">
            <text:p>-0,3600829495</text:p>
          </table:table-cell>
          <table:table-cell table:formula="of:=[.E77]-[.E65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" calcext:value-type="float">
            <text:p>1</text:p>
          </table:table-cell>
          <table:table-cell table:formula="of:=IF([.B78];[.B78];0)" office:value-type="float" office:value="1" calcext:value-type="float">
            <text:p>1</text:p>
          </table:table-cell>
          <table:table-cell table:formula="of:=COM.MICROSOFT.STDEV.S([.C67:.C78])" office:value-type="float" office:value="1.16450015288132" calcext:value-type="float">
            <text:p>1,1645001529</text:p>
          </table:table-cell>
          <table:table-cell table:formula="of:=AVERAGE([.C67:.C78])" office:value-type="float" office:value="0.916666666666667" calcext:value-type="float">
            <text:p>0,9166666667</text:p>
          </table:table-cell>
          <table:table-cell table:formula="of:=[.E78]-[.D78]" office:value-type="float" office:value="-0.247833486214649" calcext:value-type="float">
            <text:p>-0,2478334862</text:p>
          </table:table-cell>
          <table:table-cell table:formula="of:=[.E78]-[.E66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" calcext:value-type="float">
            <text:p>2</text:p>
          </table:table-cell>
          <table:table-cell table:formula="of:=IF([.B79];[.B79];0)" office:value-type="float" office:value="2" calcext:value-type="float">
            <text:p>2</text:p>
          </table:table-cell>
          <table:table-cell table:formula="of:=COM.MICROSOFT.STDEV.S([.C68:.C79])" office:value-type="float" office:value="1.16450015288132" calcext:value-type="float">
            <text:p>1,1645001529</text:p>
          </table:table-cell>
          <table:table-cell table:formula="of:=AVERAGE([.C68:.C79])" office:value-type="float" office:value="1.08333333333333" calcext:value-type="float">
            <text:p>1,0833333333</text:p>
          </table:table-cell>
          <table:table-cell table:formula="of:=[.E79]-[.D79]" office:value-type="float" office:value="-0.081166819547982" calcext:value-type="float">
            <text:p>-0,0811668195</text:p>
          </table:table-cell>
          <table:table-cell table:formula="of:=[.E79]-[.E67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/>
          <table:table-cell table:formula="of:=IF([.B80];[.B80];0)" office:value-type="float" office:value="0" calcext:value-type="float">
            <text:p>0</text:p>
          </table:table-cell>
          <table:table-cell table:formula="of:=COM.MICROSOFT.STDEV.S([.C69:.C80])" office:value-type="float" office:value="1.16450015288132" calcext:value-type="float">
            <text:p>1,1645001529</text:p>
          </table:table-cell>
          <table:table-cell table:formula="of:=AVERAGE([.C69:.C80])" office:value-type="float" office:value="1.08333333333333" calcext:value-type="float">
            <text:p>1,0833333333</text:p>
          </table:table-cell>
          <table:table-cell table:formula="of:=[.E80]-[.D80]" office:value-type="float" office:value="-0.081166819547982" calcext:value-type="float">
            <text:p>-0,0811668195</text:p>
          </table:table-cell>
          <table:table-cell table:formula="of:=[.E80]-[.E68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/>
          <table:table-cell table:formula="of:=IF([.B81];[.B81];0)" office:value-type="float" office:value="0" calcext:value-type="float">
            <text:p>0</text:p>
          </table:table-cell>
          <table:table-cell table:formula="of:=COM.MICROSOFT.STDEV.S([.C70:.C81])" office:value-type="float" office:value="1.16450015288132" calcext:value-type="float">
            <text:p>1,1645001529</text:p>
          </table:table-cell>
          <table:table-cell table:formula="of:=AVERAGE([.C70:.C81])" office:value-type="float" office:value="1.08333333333333" calcext:value-type="float">
            <text:p>1,0833333333</text:p>
          </table:table-cell>
          <table:table-cell table:formula="of:=[.E81]-[.D81]" office:value-type="float" office:value="-0.0811668195479818" calcext:value-type="float">
            <text:p>-0,0811668195</text:p>
          </table:table-cell>
          <table:table-cell table:formula="of:=[.E81]-[.E69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/>
          <table:table-cell table:formula="of:=IF([.B82];[.B82];0)" office:value-type="float" office:value="0" calcext:value-type="float">
            <text:p>0</text:p>
          </table:table-cell>
          <table:table-cell table:formula="of:=COM.MICROSOFT.STDEV.S([.C71:.C82])" office:value-type="float" office:value="1.16450015288132" calcext:value-type="float">
            <text:p>1,1645001529</text:p>
          </table:table-cell>
          <table:table-cell table:formula="of:=AVERAGE([.C71:.C82])" office:value-type="float" office:value="1.08333333333333" calcext:value-type="float">
            <text:p>1,0833333333</text:p>
          </table:table-cell>
          <table:table-cell table:formula="of:=[.E82]-[.D82]" office:value-type="float" office:value="-0.0811668195479818" calcext:value-type="float">
            <text:p>-0,0811668195</text:p>
          </table:table-cell>
          <table:table-cell table:formula="of:=[.E82]-[.E70]" office:value-type="float" office:value="0.833333333333333" calcext:value-type="float">
            <text:p>0,8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9" calcext:value-type="float">
            <text:p>9</text:p>
          </table:table-cell>
          <table:table-cell table:formula="of:=IF([.B83];[.B83];0)" office:value-type="float" office:value="9" calcext:value-type="float">
            <text:p>9</text:p>
          </table:table-cell>
          <table:table-cell table:formula="of:=COM.MICROSOFT.STDEV.S([.C72:.C83])" office:value-type="float" office:value="2.56284642891099" calcext:value-type="float">
            <text:p>2,5628464289</text:p>
          </table:table-cell>
          <table:table-cell table:formula="of:=AVERAGE([.C72:.C83])" office:value-type="float" office:value="1.75" calcext:value-type="float">
            <text:p>1,75</text:p>
          </table:table-cell>
          <table:table-cell table:formula="of:=[.E83]-[.D83]" office:value-type="float" office:value="-0.812846428910991" calcext:value-type="float">
            <text:p>-0,8128464289</text:p>
          </table:table-cell>
          <table:table-cell table:formula="of:=[.E83]-[.E71]"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" calcext:value-type="float">
            <text:p>3</text:p>
          </table:table-cell>
          <table:table-cell table:formula="of:=IF([.B84];[.B84];0)" office:value-type="float" office:value="3" calcext:value-type="float">
            <text:p>3</text:p>
          </table:table-cell>
          <table:table-cell table:formula="of:=COM.MICROSOFT.STDEV.S([.C73:.C84])" office:value-type="float" office:value="2.56284642891099" calcext:value-type="float">
            <text:p>2,5628464289</text:p>
          </table:table-cell>
          <table:table-cell table:formula="of:=AVERAGE([.C73:.C84])" office:value-type="float" office:value="1.75" calcext:value-type="float">
            <text:p>1,75</text:p>
          </table:table-cell>
          <table:table-cell table:formula="of:=[.E84]-[.D84]" office:value-type="float" office:value="-0.812846428910991" calcext:value-type="float">
            <text:p>-0,8128464289</text:p>
          </table:table-cell>
          <table:table-cell table:formula="of:=[.E84]-[.E72]" office:value-type="float" office:value="1.25" calcext:value-type="float">
            <text:p>1,2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/>
          <table:table-cell table:formula="of:=IF([.B85];[.B85];0)" office:value-type="float" office:value="0" calcext:value-type="float">
            <text:p>0</text:p>
          </table:table-cell>
          <table:table-cell table:formula="of:=COM.MICROSOFT.STDEV.S([.C74:.C85])" office:value-type="float" office:value="2.60535578911572" calcext:value-type="float">
            <text:p>2,6053557891</text:p>
          </table:table-cell>
          <table:table-cell table:formula="of:=AVERAGE([.C74:.C85])" office:value-type="float" office:value="1.66666666666667" calcext:value-type="float">
            <text:p>1,6666666667</text:p>
          </table:table-cell>
          <table:table-cell table:formula="of:=[.E85]-[.D85]" office:value-type="float" office:value="-0.938689122449052" calcext:value-type="float">
            <text:p>-0,9386891224</text:p>
          </table:table-cell>
          <table:table-cell table:formula="of:=[.E85]-[.E73]" office:value-type="float" office:value="1.16666666666667" calcext:value-type="float">
            <text:p>1,16666666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" calcext:value-type="float">
            <text:p>2</text:p>
          </table:table-cell>
          <table:table-cell table:formula="of:=IF([.B86];[.B86];0)" office:value-type="float" office:value="2" calcext:value-type="float">
            <text:p>2</text:p>
          </table:table-cell>
          <table:table-cell table:formula="of:=COM.MICROSOFT.STDEV.S([.C75:.C86])" office:value-type="float" office:value="2.5524794837866" calcext:value-type="float">
            <text:p>2,5524794838</text:p>
          </table:table-cell>
          <table:table-cell table:formula="of:=AVERAGE([.C75:.C86])" office:value-type="float" office:value="1.83333333333333" calcext:value-type="float">
            <text:p>1,8333333333</text:p>
          </table:table-cell>
          <table:table-cell table:formula="of:=[.E86]-[.D86]" office:value-type="float" office:value="-0.719146150453268" calcext:value-type="float">
            <text:p>-0,7191461505</text:p>
          </table:table-cell>
          <table:table-cell table:formula="of:=[.E86]-[.E74]" office:value-type="float" office:value="1.41666666666667" calcext:value-type="float">
            <text:p>1,4166666667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" calcext:value-type="float">
            <text:p>1</text:p>
          </table:table-cell>
          <table:table-cell table:formula="of:=IF([.B87];[.B87];0)" office:value-type="float" office:value="1" calcext:value-type="float">
            <text:p>1</text:p>
          </table:table-cell>
          <table:table-cell table:formula="of:=COM.MICROSOFT.STDEV.S([.C76:.C87])" office:value-type="float" office:value="2.50302846870576" calcext:value-type="float">
            <text:p>2,5030284687</text:p>
          </table:table-cell>
          <table:table-cell table:formula="of:=AVERAGE([.C76:.C87])" office:value-type="float" office:value="1.91666666666667" calcext:value-type="float">
            <text:p>1,9166666667</text:p>
          </table:table-cell>
          <table:table-cell table:formula="of:=[.E87]-[.D87]" office:value-type="float" office:value="-0.586361802039096" calcext:value-type="float">
            <text:p>-0,586361802</text:p>
          </table:table-cell>
          <table:table-cell table:formula="of:=[.E87]-[.E75]"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/>
          <table:table-cell table:formula="of:=IF([.B88];[.B88];0)" office:value-type="float" office:value="0" calcext:value-type="float">
            <text:p>0</text:p>
          </table:table-cell>
          <table:table-cell table:formula="of:=COM.MICROSOFT.STDEV.S([.C77:.C88])" office:value-type="float" office:value="2.53460892925169" calcext:value-type="float">
            <text:p>2,5346089293</text:p>
          </table:table-cell>
          <table:table-cell table:formula="of:=AVERAGE([.C77:.C88])" office:value-type="float" office:value="1.66666666666667" calcext:value-type="float">
            <text:p>1,6666666667</text:p>
          </table:table-cell>
          <table:table-cell table:formula="of:=[.E88]-[.D88]" office:value-type="float" office:value="-0.867942262585028" calcext:value-type="float">
            <text:p>-0,8679422626</text:p>
          </table:table-cell>
          <table:table-cell table:formula="of:=[.E88]-[.E76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/>
          <table:table-cell table:formula="of:=IF([.B89];[.B89];0)" office:value-type="float" office:value="0" calcext:value-type="float">
            <text:p>0</text:p>
          </table:table-cell>
          <table:table-cell table:formula="of:=COM.MICROSOFT.STDEV.S([.C78:.C89])" office:value-type="float" office:value="2.57611405732814" calcext:value-type="float">
            <text:p>2,5761140573</text:p>
          </table:table-cell>
          <table:table-cell table:formula="of:=AVERAGE([.C78:.C89])" office:value-type="float" office:value="1.5" calcext:value-type="float">
            <text:p>1,5</text:p>
          </table:table-cell>
          <table:table-cell table:formula="of:=[.E89]-[.D89]" office:value-type="float" office:value="-1.07611405732814" calcext:value-type="float">
            <text:p>-1,0761140573</text:p>
          </table:table-cell>
          <table:table-cell table:formula="of:=[.E89]-[.E77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" calcext:value-type="float">
            <text:p>1</text:p>
          </table:table-cell>
          <table:table-cell table:formula="of:=IF([.B90];[.B90];0)" office:value-type="float" office:value="1" calcext:value-type="float">
            <text:p>1</text:p>
          </table:table-cell>
          <table:table-cell table:formula="of:=COM.MICROSOFT.STDEV.S([.C79:.C90])" office:value-type="float" office:value="2.57611405732814" calcext:value-type="float">
            <text:p>2,5761140573</text:p>
          </table:table-cell>
          <table:table-cell table:formula="of:=AVERAGE([.C79:.C90])" office:value-type="float" office:value="1.5" calcext:value-type="float">
            <text:p>1,5</text:p>
          </table:table-cell>
          <table:table-cell table:formula="of:=[.E90]-[.D90]" office:value-type="float" office:value="-1.07611405732814" calcext:value-type="float">
            <text:p>-1,0761140573</text:p>
          </table:table-cell>
          <table:table-cell table:formula="of:=[.E90]-[.E78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" calcext:value-type="float">
            <text:p>2</text:p>
          </table:table-cell>
          <table:table-cell table:formula="of:=IF([.B91];[.B91];0)" office:value-type="float" office:value="2" calcext:value-type="float">
            <text:p>2</text:p>
          </table:table-cell>
          <table:table-cell table:formula="of:=COM.MICROSOFT.STDEV.S([.C80:.C91])" office:value-type="float" office:value="2.57611405732814" calcext:value-type="float">
            <text:p>2,5761140573</text:p>
          </table:table-cell>
          <table:table-cell table:formula="of:=AVERAGE([.C80:.C91])" office:value-type="float" office:value="1.5" calcext:value-type="float">
            <text:p>1,5</text:p>
          </table:table-cell>
          <table:table-cell table:formula="of:=[.E91]-[.D91]" office:value-type="float" office:value="-1.07611405732814" calcext:value-type="float">
            <text:p>-1,0761140573</text:p>
          </table:table-cell>
          <table:table-cell table:formula="of:=[.E91]-[.E79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2" calcext:value-type="float">
            <text:p>2</text:p>
          </table:table-cell>
          <table:table-cell table:formula="of:=IF([.B92];[.B92];0)" office:value-type="float" office:value="2" calcext:value-type="float">
            <text:p>2</text:p>
          </table:table-cell>
          <table:table-cell table:formula="of:=COM.MICROSOFT.STDEV.S([.C81:.C92])" office:value-type="float" office:value="2.53460892925169" calcext:value-type="float">
            <text:p>2,5346089293</text:p>
          </table:table-cell>
          <table:table-cell table:formula="of:=AVERAGE([.C81:.C92])" office:value-type="float" office:value="1.66666666666667" calcext:value-type="float">
            <text:p>1,6666666667</text:p>
          </table:table-cell>
          <table:table-cell table:formula="of:=[.E92]-[.D92]" office:value-type="float" office:value="-0.867942262585028" calcext:value-type="float">
            <text:p>-0,8679422626</text:p>
          </table:table-cell>
          <table:table-cell table:formula="of:=[.E92]-[.E80]" office:value-type="float" office:value="0.583333333333334" calcext:value-type="float">
            <text:p>0,58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/>
          <table:table-cell table:formula="of:=IF([.B93];[.B93];0)" office:value-type="float" office:value="0" calcext:value-type="float">
            <text:p>0</text:p>
          </table:table-cell>
          <table:table-cell table:formula="of:=COM.MICROSOFT.STDEV.S([.C82:.C93])" office:value-type="float" office:value="2.53460892925169" calcext:value-type="float">
            <text:p>2,5346089293</text:p>
          </table:table-cell>
          <table:table-cell table:formula="of:=AVERAGE([.C82:.C93])" office:value-type="float" office:value="1.66666666666667" calcext:value-type="float">
            <text:p>1,6666666667</text:p>
          </table:table-cell>
          <table:table-cell table:formula="of:=[.E93]-[.D93]" office:value-type="float" office:value="-0.867942262585028" calcext:value-type="float">
            <text:p>-0,8679422626</text:p>
          </table:table-cell>
          <table:table-cell table:formula="of:=[.E93]-[.E81]" office:value-type="float" office:value="0.583333333333334" calcext:value-type="float">
            <text:p>0,5833333333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" calcext:value-type="float">
            <text:p>1</text:p>
          </table:table-cell>
          <table:table-cell table:formula="of:=IF([.B94];[.B94];0)" office:value-type="float" office:value="1" calcext:value-type="float">
            <text:p>1</text:p>
          </table:table-cell>
          <table:table-cell table:formula="of:=COM.MICROSOFT.STDEV.S([.C83:.C94])" office:value-type="float" office:value="2.49089250160368" calcext:value-type="float">
            <text:p>2,4908925016</text:p>
          </table:table-cell>
          <table:table-cell table:formula="of:=AVERAGE([.C83:.C94])" office:value-type="float" office:value="1.75" calcext:value-type="float">
            <text:p>1,75</text:p>
          </table:table-cell>
          <table:table-cell table:formula="of:=[.E94]-[.D94]" office:value-type="float" office:value="-0.740892501603683" calcext:value-type="float">
            <text:p>-0,7408925016</text:p>
          </table:table-cell>
          <table:table-cell table:formula="of:=[.E94]-[.E82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" calcext:value-type="float">
            <text:p>2</text:p>
          </table:table-cell>
          <table:table-cell table:formula="of:=IF([.B95];[.B95];0)" office:value-type="float" office:value="2" calcext:value-type="float">
            <text:p>2</text:p>
          </table:table-cell>
          <table:table-cell table:formula="of:=COM.MICROSOFT.STDEV.S([.C84:.C95])" office:value-type="float" office:value="1.02985730108887" calcext:value-type="float">
            <text:p>1,0298573011</text:p>
          </table:table-cell>
          <table:table-cell table:formula="of:=AVERAGE([.C84:.C95])" office:value-type="float" office:value="1.16666666666667" calcext:value-type="float">
            <text:p>1,1666666667</text:p>
          </table:table-cell>
          <table:table-cell table:formula="of:=[.E95]-[.D95]" office:value-type="float" office:value="0.136809365577792" calcext:value-type="float">
            <text:p>0,1368093656</text:p>
          </table:table-cell>
          <table:table-cell table:formula="of:=[.E95]-[.E83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" calcext:value-type="float">
            <text:p>1</text:p>
          </table:table-cell>
          <table:table-cell table:formula="of:=IF([.B96];[.B96];0)" office:value-type="float" office:value="1" calcext:value-type="float">
            <text:p>1</text:p>
          </table:table-cell>
          <table:table-cell table:formula="of:=COM.MICROSOFT.STDEV.S([.C85:.C96])" office:value-type="float" office:value="0.852802865422442" calcext:value-type="float">
            <text:p>0,8528028654</text:p>
          </table:table-cell>
          <table:table-cell table:formula="of:=AVERAGE([.C85:.C96])" office:value-type="float" office:value="1" calcext:value-type="float">
            <text:p>1</text:p>
          </table:table-cell>
          <table:table-cell table:formula="of:=[.E96]-[.D96]" office:value-type="float" office:value="0.147197134577558" calcext:value-type="float">
            <text:p>0,1471971346</text:p>
          </table:table-cell>
          <table:table-cell table:formula="of:=[.E96]-[.E84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" calcext:value-type="float">
            <text:p>1</text:p>
          </table:table-cell>
          <table:table-cell table:formula="of:=IF([.B97];[.B97];0)" office:value-type="float" office:value="1" calcext:value-type="float">
            <text:p>1</text:p>
          </table:table-cell>
          <table:table-cell table:formula="of:=COM.MICROSOFT.STDEV.S([.C86:.C97])" office:value-type="float" office:value="0.792961461098759" calcext:value-type="float">
            <text:p>0,7929614611</text:p>
          </table:table-cell>
          <table:table-cell table:formula="of:=AVERAGE([.C86:.C97])" office:value-type="float" office:value="1.08333333333333" calcext:value-type="float">
            <text:p>1,0833333333</text:p>
          </table:table-cell>
          <table:table-cell table:formula="of:=[.E97]-[.D97]" office:value-type="float" office:value="0.290371872234574" calcext:value-type="float">
            <text:p>0,2903718722</text:p>
          </table:table-cell>
          <table:table-cell table:formula="of:=[.E97]-[.E85]" office:value-type="float" office:value="-0.583333333333334" calcext:value-type="float">
            <text:p>-0,583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/>
          <table:table-cell table:formula="of:=IF([.B98];[.B98];0)" office:value-type="float" office:value="0" calcext:value-type="float">
            <text:p>0</text:p>
          </table:table-cell>
          <table:table-cell table:formula="of:=COM.MICROSOFT.STDEV.S([.C87:.C98])" office:value-type="float" office:value="0.792961461098759" calcext:value-type="float">
            <text:p>0,7929614611</text:p>
          </table:table-cell>
          <table:table-cell table:formula="of:=AVERAGE([.C87:.C98])" office:value-type="float" office:value="0.916666666666667" calcext:value-type="float">
            <text:p>0,9166666667</text:p>
          </table:table-cell>
          <table:table-cell table:formula="of:=[.E98]-[.D98]" office:value-type="float" office:value="0.123705205567908" calcext:value-type="float">
            <text:p>0,1237052056</text:p>
          </table:table-cell>
          <table:table-cell table:formula="of:=[.E98]-[.E86]" office:value-type="float" office:value="-0.916666666666667" calcext:value-type="float">
            <text:p>-0,9166666667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" calcext:value-type="float">
            <text:p>2</text:p>
          </table:table-cell>
          <table:table-cell table:formula="of:=IF([.B99];[.B99];0)" office:value-type="float" office:value="2" calcext:value-type="float">
            <text:p>2</text:p>
          </table:table-cell>
          <table:table-cell table:formula="of:=COM.MICROSOFT.STDEV.S([.C88:.C99])" office:value-type="float" office:value="0.852802865422442" calcext:value-type="float">
            <text:p>0,8528028654</text:p>
          </table:table-cell>
          <table:table-cell table:formula="of:=AVERAGE([.C88:.C99])" office:value-type="float" office:value="1" calcext:value-type="float">
            <text:p>1</text:p>
          </table:table-cell>
          <table:table-cell table:formula="of:=[.E99]-[.D99]" office:value-type="float" office:value="0.147197134577558" calcext:value-type="float">
            <text:p>0,1471971346</text:p>
          </table:table-cell>
          <table:table-cell table:formula="of:=[.E99]-[.E87]" office:value-type="float" office:value="-0.916666666666667" calcext:value-type="float">
            <text:p>-0,91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" calcext:value-type="float">
            <text:p>1</text:p>
          </table:table-cell>
          <table:table-cell table:formula="of:=IF([.B100];[.B100];0)" office:value-type="float" office:value="1" calcext:value-type="float">
            <text:p>1</text:p>
          </table:table-cell>
          <table:table-cell table:formula="of:=COM.MICROSOFT.STDEV.S([.C89:.C100])" office:value-type="float" office:value="0.792961461098759" calcext:value-type="float">
            <text:p>0,7929614611</text:p>
          </table:table-cell>
          <table:table-cell table:formula="of:=AVERAGE([.C89:.C100])" office:value-type="float" office:value="1.08333333333333" calcext:value-type="float">
            <text:p>1,0833333333</text:p>
          </table:table-cell>
          <table:table-cell table:formula="of:=[.E100]-[.D100]" office:value-type="float" office:value="0.290371872234574" calcext:value-type="float">
            <text:p>0,2903718722</text:p>
          </table:table-cell>
          <table:table-cell table:formula="of:=[.E100]-[.E88]" office:value-type="float" office:value="-0.583333333333334" calcext:value-type="float">
            <text:p>-0,5833333333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/>
          <table:table-cell table:formula="of:=IF([.B101];[.B101];0)" office:value-type="float" office:value="0" calcext:value-type="float">
            <text:p>0</text:p>
          </table:table-cell>
          <table:table-cell table:formula="of:=COM.MICROSOFT.STDEV.S([.C90:.C101])" office:value-type="float" office:value="0.792961461098759" calcext:value-type="float">
            <text:p>0,7929614611</text:p>
          </table:table-cell>
          <table:table-cell table:formula="of:=AVERAGE([.C90:.C101])" office:value-type="float" office:value="1.08333333333333" calcext:value-type="float">
            <text:p>1,0833333333</text:p>
          </table:table-cell>
          <table:table-cell table:formula="of:=[.E101]-[.D101]" office:value-type="float" office:value="0.290371872234574" calcext:value-type="float">
            <text:p>0,2903718722</text:p>
          </table:table-cell>
          <table:table-cell table:formula="of:=[.E101]-[.E89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/>
          <table:table-cell table:formula="of:=IF([.B102];[.B102];0)" office:value-type="float" office:value="0" calcext:value-type="float">
            <text:p>0</text:p>
          </table:table-cell>
          <table:table-cell table:formula="of:=COM.MICROSOFT.STDEV.S([.C91:.C102])" office:value-type="float" office:value="0.852802865422442" calcext:value-type="float">
            <text:p>0,8528028654</text:p>
          </table:table-cell>
          <table:table-cell table:formula="of:=AVERAGE([.C91:.C102])" office:value-type="float" office:value="1" calcext:value-type="float">
            <text:p>1</text:p>
          </table:table-cell>
          <table:table-cell table:formula="of:=[.E102]-[.D102]" office:value-type="float" office:value="0.147197134577558" calcext:value-type="float">
            <text:p>0,1471971346</text:p>
          </table:table-cell>
          <table:table-cell table:formula="of:=[.E102]-[.E90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/>
          <table:table-cell table:formula="of:=IF([.B103];[.B103];0)" office:value-type="float" office:value="0" calcext:value-type="float">
            <text:p>0</text:p>
          </table:table-cell>
          <table:table-cell table:formula="of:=COM.MICROSOFT.STDEV.S([.C92:.C103])" office:value-type="float" office:value="0.834847109936722" calcext:value-type="float">
            <text:p>0,8348471099</text:p>
          </table:table-cell>
          <table:table-cell table:formula="of:=AVERAGE([.C92:.C103])" office:value-type="float" office:value="0.833333333333333" calcext:value-type="float">
            <text:p>0,8333333333</text:p>
          </table:table-cell>
          <table:table-cell table:formula="of:=[.E103]-[.D103]" office:value-type="float" office:value="-0.00151377660338847" calcext:value-type="float">
            <text:p>-0,0015137766</text:p>
          </table:table-cell>
          <table:table-cell table:formula="of:=[.E103]-[.E91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" calcext:value-type="float">
            <text:p>1</text:p>
          </table:table-cell>
          <table:table-cell table:formula="of:=IF([.B104];[.B104];0)" office:value-type="float" office:value="1" calcext:value-type="float">
            <text:p>1</text:p>
          </table:table-cell>
          <table:table-cell table:formula="of:=COM.MICROSOFT.STDEV.S([.C93:.C104])" office:value-type="float" office:value="0.753778361444409" calcext:value-type="float">
            <text:p>0,7537783614</text:p>
          </table:table-cell>
          <table:table-cell table:formula="of:=AVERAGE([.C93:.C104])" office:value-type="float" office:value="0.75" calcext:value-type="float">
            <text:p>0,75</text:p>
          </table:table-cell>
          <table:table-cell table:formula="of:=[.E104]-[.D104]" office:value-type="float" office:value="-0.00377836144440913" calcext:value-type="float">
            <text:p>-0,0037783614</text:p>
          </table:table-cell>
          <table:table-cell table:formula="of:=[.E104]-[.E92]" office:value-type="float" office:value="-0.916666666666667" calcext:value-type="float">
            <text:p>-0,9166666667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" calcext:value-type="float">
            <text:p>1</text:p>
          </table:table-cell>
          <table:table-cell table:formula="of:=IF([.B105];[.B105];0)" office:value-type="float" office:value="1" calcext:value-type="float">
            <text:p>1</text:p>
          </table:table-cell>
          <table:table-cell table:formula="of:=COM.MICROSOFT.STDEV.S([.C94:.C105])" office:value-type="float" office:value="0.717740562565273" calcext:value-type="float">
            <text:p>0,7177405626</text:p>
          </table:table-cell>
          <table:table-cell table:formula="of:=AVERAGE([.C94:.C105])" office:value-type="float" office:value="0.833333333333333" calcext:value-type="float">
            <text:p>0,8333333333</text:p>
          </table:table-cell>
          <table:table-cell table:formula="of:=[.E105]-[.D105]" office:value-type="float" office:value="0.11559277076806" calcext:value-type="float">
            <text:p>0,1155927708</text:p>
          </table:table-cell>
          <table:table-cell table:formula="of:=[.E105]-[.E93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" calcext:value-type="float">
            <text:p>1</text:p>
          </table:table-cell>
          <table:table-cell table:formula="of:=IF([.B106];[.B106];0)" office:value-type="float" office:value="1" calcext:value-type="float">
            <text:p>1</text:p>
          </table:table-cell>
          <table:table-cell table:formula="of:=COM.MICROSOFT.STDEV.S([.C95:.C106])" office:value-type="float" office:value="0.717740562565273" calcext:value-type="float">
            <text:p>0,7177405626</text:p>
          </table:table-cell>
          <table:table-cell table:formula="of:=AVERAGE([.C95:.C106])" office:value-type="float" office:value="0.833333333333333" calcext:value-type="float">
            <text:p>0,8333333333</text:p>
          </table:table-cell>
          <table:table-cell table:formula="of:=[.E106]-[.D106]" office:value-type="float" office:value="0.11559277076806" calcext:value-type="float">
            <text:p>0,1155927708</text:p>
          </table:table-cell>
          <table:table-cell table:formula="of:=[.E106]-[.E94]" office:value-type="float" office:value="-0.916666666666667" calcext:value-type="float">
            <text:p>-0,9166666667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/>
          <table:table-cell table:formula="of:=IF([.B107];[.B107];0)" office:value-type="float" office:value="0" calcext:value-type="float">
            <text:p>0</text:p>
          </table:table-cell>
          <table:table-cell table:formula="of:=COM.MICROSOFT.STDEV.S([.C96:.C107])" office:value-type="float" office:value="0.65133894727893" calcext:value-type="float">
            <text:p>0,6513389473</text:p>
          </table:table-cell>
          <table:table-cell table:formula="of:=AVERAGE([.C96:.C107])" office:value-type="float" office:value="0.666666666666667" calcext:value-type="float">
            <text:p>0,6666666667</text:p>
          </table:table-cell>
          <table:table-cell table:formula="of:=[.E107]-[.D107]" office:value-type="float" office:value="0.015327719387737" calcext:value-type="float">
            <text:p>0,0153277194</text:p>
          </table:table-cell>
          <table:table-cell table:formula="of:=[.E107]-[.E95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/>
          <table:table-cell table:formula="of:=IF([.B108];[.B108];0)" office:value-type="float" office:value="0" calcext:value-type="float">
            <text:p>0</text:p>
          </table:table-cell>
          <table:table-cell table:formula="of:=COM.MICROSOFT.STDEV.S([.C97:.C108])" office:value-type="float" office:value="0.668557923421521" calcext:value-type="float">
            <text:p>0,6685579234</text:p>
          </table:table-cell>
          <table:table-cell table:formula="of:=AVERAGE([.C97:.C108])" office:value-type="float" office:value="0.583333333333333" calcext:value-type="float">
            <text:p>0,5833333333</text:p>
          </table:table-cell>
          <table:table-cell table:formula="of:=[.E108]-[.D108]" office:value-type="float" office:value="-0.0852245900881881" calcext:value-type="float">
            <text:p>-0,0852245901</text:p>
          </table:table-cell>
          <table:table-cell table:formula="of:=[.E108]-[.E96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" calcext:value-type="float">
            <text:p>1</text:p>
          </table:table-cell>
          <table:table-cell table:formula="of:=IF([.B109];[.B109];0)" office:value-type="float" office:value="1" calcext:value-type="float">
            <text:p>1</text:p>
          </table:table-cell>
          <table:table-cell table:formula="of:=COM.MICROSOFT.STDEV.S([.C98:.C109])" office:value-type="float" office:value="0.668557923421521" calcext:value-type="float">
            <text:p>0,6685579234</text:p>
          </table:table-cell>
          <table:table-cell table:formula="of:=AVERAGE([.C98:.C109])" office:value-type="float" office:value="0.583333333333333" calcext:value-type="float">
            <text:p>0,5833333333</text:p>
          </table:table-cell>
          <table:table-cell table:formula="of:=[.E109]-[.D109]" office:value-type="float" office:value="-0.0852245900881881" calcext:value-type="float">
            <text:p>-0,0852245901</text:p>
          </table:table-cell>
          <table:table-cell table:formula="of:=[.E109]-[.E97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/>
          <table:table-cell table:formula="of:=IF([.B110];[.B110];0)" office:value-type="float" office:value="0" calcext:value-type="float">
            <text:p>0</text:p>
          </table:table-cell>
          <table:table-cell table:formula="of:=COM.MICROSOFT.STDEV.S([.C99:.C110])" office:value-type="float" office:value="0.668557923421521" calcext:value-type="float">
            <text:p>0,6685579234</text:p>
          </table:table-cell>
          <table:table-cell table:formula="of:=AVERAGE([.C99:.C110])" office:value-type="float" office:value="0.583333333333333" calcext:value-type="float">
            <text:p>0,5833333333</text:p>
          </table:table-cell>
          <table:table-cell table:formula="of:=[.E110]-[.D110]" office:value-type="float" office:value="-0.0852245900881881" calcext:value-type="float">
            <text:p>-0,0852245901</text:p>
          </table:table-cell>
          <table:table-cell table:formula="of:=[.E110]-[.E98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/>
          <table:table-cell table:formula="of:=IF([.B111];[.B111];0)" office:value-type="float" office:value="0" calcext:value-type="float">
            <text:p>0</text:p>
          </table:table-cell>
          <table:table-cell table:formula="of:=COM.MICROSOFT.STDEV.S([.C100:.C111])" office:value-type="float" office:value="0.514928650544437" calcext:value-type="float">
            <text:p>0,5149286505</text:p>
          </table:table-cell>
          <table:table-cell table:formula="of:=AVERAGE([.C100:.C111])" office:value-type="float" office:value="0.416666666666667" calcext:value-type="float">
            <text:p>0,4166666667</text:p>
          </table:table-cell>
          <table:table-cell table:formula="of:=[.E111]-[.D111]" office:value-type="float" office:value="-0.0982619838777706" calcext:value-type="float">
            <text:p>-0,0982619839</text:p>
          </table:table-cell>
          <table:table-cell table:formula="of:=[.E111]-[.E99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" calcext:value-type="float">
            <text:p>3</text:p>
          </table:table-cell>
          <table:table-cell table:formula="of:=IF([.B112];[.B112];0)" office:value-type="float" office:value="3" calcext:value-type="float">
            <text:p>3</text:p>
          </table:table-cell>
          <table:table-cell table:formula="of:=COM.MICROSOFT.STDEV.S([.C101:.C112])" office:value-type="float" office:value="0.90033663737852" calcext:value-type="float">
            <text:p>0,9003366374</text:p>
          </table:table-cell>
          <table:table-cell table:formula="of:=AVERAGE([.C101:.C112])" office:value-type="float" office:value="0.583333333333333" calcext:value-type="float">
            <text:p>0,5833333333</text:p>
          </table:table-cell>
          <table:table-cell table:formula="of:=[.E112]-[.D112]" office:value-type="float" office:value="-0.317003304045187" calcext:value-type="float">
            <text:p>-0,317003304</text:p>
          </table:table-cell>
          <table:table-cell table:formula="of:=[.E112]-[.E100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" calcext:value-type="float">
            <text:p>1</text:p>
          </table:table-cell>
          <table:table-cell table:formula="of:=IF([.B113];[.B113];0)" office:value-type="float" office:value="1" calcext:value-type="float">
            <text:p>1</text:p>
          </table:table-cell>
          <table:table-cell table:formula="of:=COM.MICROSOFT.STDEV.S([.C102:.C113])" office:value-type="float" office:value="0.887625364598594" calcext:value-type="float">
            <text:p>0,8876253646</text:p>
          </table:table-cell>
          <table:table-cell table:formula="of:=AVERAGE([.C102:.C113])" office:value-type="float" office:value="0.666666666666667" calcext:value-type="float">
            <text:p>0,6666666667</text:p>
          </table:table-cell>
          <table:table-cell table:formula="of:=[.E113]-[.D113]" office:value-type="float" office:value="-0.220958697931928" calcext:value-type="float">
            <text:p>-0,2209586979</text:p>
          </table:table-cell>
          <table:table-cell table:formula="of:=[.E113]-[.E101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/>
          <table:table-cell table:formula="of:=IF([.B114];[.B114];0)" office:value-type="float" office:value="0" calcext:value-type="float">
            <text:p>0</text:p>
          </table:table-cell>
          <table:table-cell table:formula="of:=COM.MICROSOFT.STDEV.S([.C103:.C114])" office:value-type="float" office:value="0.887625364598594" calcext:value-type="float">
            <text:p>0,8876253646</text:p>
          </table:table-cell>
          <table:table-cell table:formula="of:=AVERAGE([.C103:.C114])" office:value-type="float" office:value="0.666666666666667" calcext:value-type="float">
            <text:p>0,6666666667</text:p>
          </table:table-cell>
          <table:table-cell table:formula="of:=[.E114]-[.D114]" office:value-type="float" office:value="-0.220958697931928" calcext:value-type="float">
            <text:p>-0,2209586979</text:p>
          </table:table-cell>
          <table:table-cell table:formula="of:=[.E114]-[.E102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" calcext:value-type="float">
            <text:p>2</text:p>
          </table:table-cell>
          <table:table-cell table:formula="of:=IF([.B115];[.B115];0)" office:value-type="float" office:value="2" calcext:value-type="float">
            <text:p>2</text:p>
          </table:table-cell>
          <table:table-cell table:formula="of:=COM.MICROSOFT.STDEV.S([.C104:.C115])" office:value-type="float" office:value="0.937436866561092" calcext:value-type="float">
            <text:p>0,9374368666</text:p>
          </table:table-cell>
          <table:table-cell table:formula="of:=AVERAGE([.C104:.C115])" office:value-type="float" office:value="0.833333333333333" calcext:value-type="float">
            <text:p>0,8333333333</text:p>
          </table:table-cell>
          <table:table-cell table:formula="of:=[.E115]-[.D115]" office:value-type="float" office:value="-0.104103533227759" calcext:value-type="float">
            <text:p>-0,1041035332</text:p>
          </table:table-cell>
          <table:table-cell table:formula="of:=[.E115]-[.E10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/>
          <table:table-cell table:formula="of:=IF([.B116];[.B116];0)" office:value-type="float" office:value="0" calcext:value-type="float">
            <text:p>0</text:p>
          </table:table-cell>
          <table:table-cell table:formula="of:=COM.MICROSOFT.STDEV.S([.C105:.C116])" office:value-type="float" office:value="0.965307299163423" calcext:value-type="float">
            <text:p>0,9653072992</text:p>
          </table:table-cell>
          <table:table-cell table:formula="of:=AVERAGE([.C105:.C116])" office:value-type="float" office:value="0.75" calcext:value-type="float">
            <text:p>0,75</text:p>
          </table:table-cell>
          <table:table-cell table:formula="of:=[.E116]-[.D116]" office:value-type="float" office:value="-0.215307299163423" calcext:value-type="float">
            <text:p>-0,2153072992</text:p>
          </table:table-cell>
          <table:table-cell table:formula="of:=[.E116]-[.E10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/>
          <table:table-cell table:formula="of:=IF([.B117];[.B117];0)" office:value-type="float" office:value="0" calcext:value-type="float">
            <text:p>0</text:p>
          </table:table-cell>
          <table:table-cell table:formula="of:=COM.MICROSOFT.STDEV.S([.C106:.C117])" office:value-type="float" office:value="0.984731927834662" calcext:value-type="float">
            <text:p>0,9847319278</text:p>
          </table:table-cell>
          <table:table-cell table:formula="of:=AVERAGE([.C106:.C117])" office:value-type="float" office:value="0.666666666666667" calcext:value-type="float">
            <text:p>0,6666666667</text:p>
          </table:table-cell>
          <table:table-cell table:formula="of:=[.E117]-[.D117]" office:value-type="float" office:value="-0.318065261167995" calcext:value-type="float">
            <text:p>-0,3180652612</text:p>
          </table:table-cell>
          <table:table-cell table:formula="of:=[.E117]-[.E105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/>
          <table:table-cell table:formula="of:=IF([.B118];[.B118];0)" office:value-type="float" office:value="0" calcext:value-type="float">
            <text:p>0</text:p>
          </table:table-cell>
          <table:table-cell table:formula="of:=COM.MICROSOFT.STDEV.S([.C107:.C118])" office:value-type="float" office:value="0.996204919895622" calcext:value-type="float">
            <text:p>0,9962049199</text:p>
          </table:table-cell>
          <table:table-cell table:formula="of:=AVERAGE([.C107:.C118])" office:value-type="float" office:value="0.583333333333333" calcext:value-type="float">
            <text:p>0,5833333333</text:p>
          </table:table-cell>
          <table:table-cell table:formula="of:=[.E118]-[.D118]" office:value-type="float" office:value="-0.412871586562289" calcext:value-type="float">
            <text:p>-0,4128715866</text:p>
          </table:table-cell>
          <table:table-cell table:formula="of:=[.E118]-[.E106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" calcext:value-type="float">
            <text:p>1</text:p>
          </table:table-cell>
          <table:table-cell table:formula="of:=IF([.B119];[.B119];0)" office:value-type="float" office:value="1" calcext:value-type="float">
            <text:p>1</text:p>
          </table:table-cell>
          <table:table-cell table:formula="of:=COM.MICROSOFT.STDEV.S([.C108:.C119])" office:value-type="float" office:value="0.984731927834662" calcext:value-type="float">
            <text:p>0,9847319278</text:p>
          </table:table-cell>
          <table:table-cell table:formula="of:=AVERAGE([.C108:.C119])" office:value-type="float" office:value="0.666666666666667" calcext:value-type="float">
            <text:p>0,6666666667</text:p>
          </table:table-cell>
          <table:table-cell table:formula="of:=[.E119]-[.D119]" office:value-type="float" office:value="-0.318065261167995" calcext:value-type="float">
            <text:p>-0,3180652612</text:p>
          </table:table-cell>
          <table:table-cell table:formula="of:=[.E119]-[.E10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IF([.B120];[.B120];0)" office:value-type="float" office:value="0" calcext:value-type="float">
            <text:p>0</text:p>
          </table:table-cell>
          <table:table-cell table:formula="of:=COM.MICROSOFT.STDEV.S([.C109:.C120])" office:value-type="float" office:value="0.984731927834662" calcext:value-type="float">
            <text:p>0,9847319278</text:p>
          </table:table-cell>
          <table:table-cell table:formula="of:=AVERAGE([.C109:.C120])" office:value-type="float" office:value="0.666666666666667" calcext:value-type="float">
            <text:p>0,6666666667</text:p>
          </table:table-cell>
          <table:table-cell table:formula="of:=[.E120]-[.D120]" office:value-type="float" office:value="-0.318065261167995" calcext:value-type="float">
            <text:p>-0,3180652612</text:p>
          </table:table-cell>
          <table:table-cell table:formula="of:=[.E120]-[.E108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/>
          <table:table-cell table:formula="of:=IF([.B121];[.B121];0)" office:value-type="float" office:value="0" calcext:value-type="float">
            <text:p>0</text:p>
          </table:table-cell>
          <table:table-cell table:formula="of:=COM.MICROSOFT.STDEV.S([.C110:.C121])" office:value-type="float" office:value="0.996204919895622" calcext:value-type="float">
            <text:p>0,9962049199</text:p>
          </table:table-cell>
          <table:table-cell table:formula="of:=AVERAGE([.C110:.C121])" office:value-type="float" office:value="0.583333333333333" calcext:value-type="float">
            <text:p>0,5833333333</text:p>
          </table:table-cell>
          <table:table-cell table:formula="of:=[.E121]-[.D121]" office:value-type="float" office:value="-0.412871586562289" calcext:value-type="float">
            <text:p>-0,4128715866</text:p>
          </table:table-cell>
          <table:table-cell table:formula="of:=[.E121]-[.E10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/>
          <table:table-cell table:formula="of:=IF([.B122];[.B122];0)" office:value-type="float" office:value="0" calcext:value-type="float">
            <text:p>0</text:p>
          </table:table-cell>
          <table:table-cell table:formula="of:=COM.MICROSOFT.STDEV.S([.C111:.C122])" office:value-type="float" office:value="0.996204919895622" calcext:value-type="float">
            <text:p>0,9962049199</text:p>
          </table:table-cell>
          <table:table-cell table:formula="of:=AVERAGE([.C111:.C122])" office:value-type="float" office:value="0.583333333333333" calcext:value-type="float">
            <text:p>0,5833333333</text:p>
          </table:table-cell>
          <table:table-cell table:formula="of:=[.E122]-[.D122]" office:value-type="float" office:value="-0.412871586562289" calcext:value-type="float">
            <text:p>-0,4128715866</text:p>
          </table:table-cell>
          <table:table-cell table:formula="of:=[.E122]-[.E110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/>
          <table:table-cell table:formula="of:=IF([.B123];[.B123];0)" office:value-type="float" office:value="0" calcext:value-type="float">
            <text:p>0</text:p>
          </table:table-cell>
          <table:table-cell table:formula="of:=COM.MICROSOFT.STDEV.S([.C112:.C123])" office:value-type="float" office:value="0.996204919895622" calcext:value-type="float">
            <text:p>0,9962049199</text:p>
          </table:table-cell>
          <table:table-cell table:formula="of:=AVERAGE([.C112:.C123])" office:value-type="float" office:value="0.583333333333333" calcext:value-type="float">
            <text:p>0,5833333333</text:p>
          </table:table-cell>
          <table:table-cell table:formula="of:=[.E123]-[.D123]" office:value-type="float" office:value="-0.412871586562289" calcext:value-type="float">
            <text:p>-0,4128715866</text:p>
          </table:table-cell>
          <table:table-cell table:formula="of:=[.E123]-[.E111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/>
          <table:table-cell table:formula="of:=IF([.B124];[.B124];0)" office:value-type="float" office:value="0" calcext:value-type="float">
            <text:p>0</text:p>
          </table:table-cell>
          <table:table-cell table:formula="of:=COM.MICROSOFT.STDEV.S([.C113:.C124])" office:value-type="float" office:value="0.65133894727893" calcext:value-type="float">
            <text:p>0,6513389473</text:p>
          </table:table-cell>
          <table:table-cell table:formula="of:=AVERAGE([.C113:.C124])" office:value-type="float" office:value="0.333333333333333" calcext:value-type="float">
            <text:p>0,3333333333</text:p>
          </table:table-cell>
          <table:table-cell table:formula="of:=[.E124]-[.D124]" office:value-type="float" office:value="-0.318005613945596" calcext:value-type="float">
            <text:p>-0,3180056139</text:p>
          </table:table-cell>
          <table:table-cell table:formula="of:=[.E124]-[.E112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/>
          <table:table-cell table:formula="of:=IF([.B125];[.B125];0)" office:value-type="float" office:value="0" calcext:value-type="float">
            <text:p>0</text:p>
          </table:table-cell>
          <table:table-cell table:formula="of:=COM.MICROSOFT.STDEV.S([.C114:.C125])" office:value-type="float" office:value="0.621581560508061" calcext:value-type="float">
            <text:p>0,6215815605</text:p>
          </table:table-cell>
          <table:table-cell table:formula="of:=AVERAGE([.C114:.C125])" office:value-type="float" office:value="0.25" calcext:value-type="float">
            <text:p>0,25</text:p>
          </table:table-cell>
          <table:table-cell table:formula="of:=[.E125]-[.D125]" office:value-type="float" office:value="-0.371581560508061" calcext:value-type="float">
            <text:p>-0,3715815605</text:p>
          </table:table-cell>
          <table:table-cell table:formula="of:=[.E125]-[.E113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/>
          <table:table-cell table:formula="of:=IF([.B126];[.B126];0)" office:value-type="float" office:value="0" calcext:value-type="float">
            <text:p>0</text:p>
          </table:table-cell>
          <table:table-cell table:formula="of:=COM.MICROSOFT.STDEV.S([.C115:.C126])" office:value-type="float" office:value="0.621581560508061" calcext:value-type="float">
            <text:p>0,6215815605</text:p>
          </table:table-cell>
          <table:table-cell table:formula="of:=AVERAGE([.C115:.C126])" office:value-type="float" office:value="0.25" calcext:value-type="float">
            <text:p>0,25</text:p>
          </table:table-cell>
          <table:table-cell table:formula="of:=[.E126]-[.D126]" office:value-type="float" office:value="-0.371581560508061" calcext:value-type="float">
            <text:p>-0,3715815605</text:p>
          </table:table-cell>
          <table:table-cell table:formula="of:=[.E126]-[.E114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/>
          <table:table-cell table:formula="of:=IF([.B127];[.B127];0)" office:value-type="float" office:value="0" calcext:value-type="float">
            <text:p>0</text:p>
          </table:table-cell>
          <table:table-cell table:formula="of:=COM.MICROSOFT.STDEV.S([.C116:.C127])" office:value-type="float" office:value="0.288675134594813" calcext:value-type="float">
            <text:p>0,2886751346</text:p>
          </table:table-cell>
          <table:table-cell table:formula="of:=AVERAGE([.C116:.C127])" office:value-type="float" office:value="0.0833333333333333" calcext:value-type="float">
            <text:p>0,0833333333</text:p>
          </table:table-cell>
          <table:table-cell table:formula="of:=[.E127]-[.D127]" office:value-type="float" office:value="-0.20534180126148" calcext:value-type="float">
            <text:p>-0,2053418013</text:p>
          </table:table-cell>
          <table:table-cell table:formula="of:=[.E127]-[.E115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/>
          <table:table-cell table:formula="of:=IF([.B128];[.B128];0)" office:value-type="float" office:value="0" calcext:value-type="float">
            <text:p>0</text:p>
          </table:table-cell>
          <table:table-cell table:formula="of:=COM.MICROSOFT.STDEV.S([.C117:.C128])" office:value-type="float" office:value="0.288675134594813" calcext:value-type="float">
            <text:p>0,2886751346</text:p>
          </table:table-cell>
          <table:table-cell table:formula="of:=AVERAGE([.C117:.C128])" office:value-type="float" office:value="0.0833333333333333" calcext:value-type="float">
            <text:p>0,0833333333</text:p>
          </table:table-cell>
          <table:table-cell table:formula="of:=[.E128]-[.D128]" office:value-type="float" office:value="-0.205341801261479" calcext:value-type="float">
            <text:p>-0,2053418013</text:p>
          </table:table-cell>
          <table:table-cell table:formula="of:=[.E128]-[.E116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/>
          <table:table-cell table:formula="of:=IF([.B129];[.B129];0)" office:value-type="float" office:value="0" calcext:value-type="float">
            <text:p>0</text:p>
          </table:table-cell>
          <table:table-cell table:formula="of:=COM.MICROSOFT.STDEV.S([.C118:.C129])" office:value-type="float" office:value="0.288675134594813" calcext:value-type="float">
            <text:p>0,2886751346</text:p>
          </table:table-cell>
          <table:table-cell table:formula="of:=AVERAGE([.C118:.C129])" office:value-type="float" office:value="0.0833333333333333" calcext:value-type="float">
            <text:p>0,0833333333</text:p>
          </table:table-cell>
          <table:table-cell table:formula="of:=[.E129]-[.D129]" office:value-type="float" office:value="-0.205341801261479" calcext:value-type="float">
            <text:p>-0,2053418013</text:p>
          </table:table-cell>
          <table:table-cell table:formula="of:=[.E129]-[.E117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" calcext:value-type="float">
            <text:p>1</text:p>
          </table:table-cell>
          <table:table-cell table:formula="of:=IF([.B130];[.B130];0)" office:value-type="float" office:value="1" calcext:value-type="float">
            <text:p>1</text:p>
          </table:table-cell>
          <table:table-cell table:formula="of:=COM.MICROSOFT.STDEV.S([.C119:.C130])" office:value-type="float" office:value="0.389249472080762" calcext:value-type="float">
            <text:p>0,3892494721</text:p>
          </table:table-cell>
          <table:table-cell table:formula="of:=AVERAGE([.C119:.C130])" office:value-type="float" office:value="0.166666666666667" calcext:value-type="float">
            <text:p>0,1666666667</text:p>
          </table:table-cell>
          <table:table-cell table:formula="of:=[.E130]-[.D130]" office:value-type="float" office:value="-0.222582805414095" calcext:value-type="float">
            <text:p>-0,2225828054</text:p>
          </table:table-cell>
          <table:table-cell table:formula="of:=[.E130]-[.E118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IF([.B131];[.B131];0)" office:value-type="float" office:value="0" calcext:value-type="float">
            <text:p>0</text:p>
          </table:table-cell>
          <table:table-cell table:formula="of:=COM.MICROSOFT.STDEV.S([.C120:.C131])" office:value-type="float" office:value="0.288675134594813" calcext:value-type="float">
            <text:p>0,2886751346</text:p>
          </table:table-cell>
          <table:table-cell table:formula="of:=AVERAGE([.C120:.C131])" office:value-type="float" office:value="0.0833333333333333" calcext:value-type="float">
            <text:p>0,0833333333</text:p>
          </table:table-cell>
          <table:table-cell table:formula="of:=[.E131]-[.D131]" office:value-type="float" office:value="-0.20534180126148" calcext:value-type="float">
            <text:p>-0,2053418013</text:p>
          </table:table-cell>
          <table:table-cell table:formula="of:=[.E131]-[.E119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IF([.B132];[.B132];0)" office:value-type="float" office:value="0" calcext:value-type="float">
            <text:p>0</text:p>
          </table:table-cell>
          <table:table-cell table:formula="of:=COM.MICROSOFT.STDEV.S([.C121:.C132])" office:value-type="float" office:value="0.288675134594813" calcext:value-type="float">
            <text:p>0,2886751346</text:p>
          </table:table-cell>
          <table:table-cell table:formula="of:=AVERAGE([.C121:.C132])" office:value-type="float" office:value="0.0833333333333333" calcext:value-type="float">
            <text:p>0,0833333333</text:p>
          </table:table-cell>
          <table:table-cell table:formula="of:=[.E132]-[.D132]" office:value-type="float" office:value="-0.20534180126148" calcext:value-type="float">
            <text:p>-0,2053418013</text:p>
          </table:table-cell>
          <table:table-cell table:formula="of:=[.E132]-[.E120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IF([.B133];[.B133];0)" office:value-type="float" office:value="0" calcext:value-type="float">
            <text:p>0</text:p>
          </table:table-cell>
          <table:table-cell table:formula="of:=COM.MICROSOFT.STDEV.S([.C122:.C133])" office:value-type="float" office:value="0.288675134594813" calcext:value-type="float">
            <text:p>0,2886751346</text:p>
          </table:table-cell>
          <table:table-cell table:formula="of:=AVERAGE([.C122:.C133])" office:value-type="float" office:value="0.0833333333333333" calcext:value-type="float">
            <text:p>0,0833333333</text:p>
          </table:table-cell>
          <table:table-cell table:formula="of:=[.E133]-[.D133]" office:value-type="float" office:value="-0.20534180126148" calcext:value-type="float">
            <text:p>-0,2053418013</text:p>
          </table:table-cell>
          <table:table-cell table:formula="of:=[.E133]-[.E121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" calcext:value-type="float">
            <text:p>1</text:p>
          </table:table-cell>
          <table:table-cell table:formula="of:=IF([.B134];[.B134];0)" office:value-type="float" office:value="1" calcext:value-type="float">
            <text:p>1</text:p>
          </table:table-cell>
          <table:table-cell table:formula="of:=COM.MICROSOFT.STDEV.S([.C123:.C134])" office:value-type="float" office:value="0.389249472080762" calcext:value-type="float">
            <text:p>0,3892494721</text:p>
          </table:table-cell>
          <table:table-cell table:formula="of:=AVERAGE([.C123:.C134])" office:value-type="float" office:value="0.166666666666667" calcext:value-type="float">
            <text:p>0,1666666667</text:p>
          </table:table-cell>
          <table:table-cell table:formula="of:=[.E134]-[.D134]" office:value-type="float" office:value="-0.222582805414095" calcext:value-type="float">
            <text:p>-0,2225828054</text:p>
          </table:table-cell>
          <table:table-cell table:formula="of:=[.E134]-[.E122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IF([.B135];[.B135];0)" office:value-type="float" office:value="0" calcext:value-type="float">
            <text:p>0</text:p>
          </table:table-cell>
          <table:table-cell table:formula="of:=COM.MICROSOFT.STDEV.S([.C124:.C135])" office:value-type="float" office:value="0.389249472080761" calcext:value-type="float">
            <text:p>0,3892494721</text:p>
          </table:table-cell>
          <table:table-cell table:formula="of:=AVERAGE([.C124:.C135])" office:value-type="float" office:value="0.166666666666667" calcext:value-type="float">
            <text:p>0,1666666667</text:p>
          </table:table-cell>
          <table:table-cell table:formula="of:=[.E135]-[.D135]" office:value-type="float" office:value="-0.222582805414095" calcext:value-type="float">
            <text:p>-0,2225828054</text:p>
          </table:table-cell>
          <table:table-cell table:formula="of:=[.E135]-[.E123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" calcext:value-type="float">
            <text:p>1</text:p>
          </table:table-cell>
          <table:table-cell table:formula="of:=IF([.B136];[.B136];0)" office:value-type="float" office:value="1" calcext:value-type="float">
            <text:p>1</text:p>
          </table:table-cell>
          <table:table-cell table:formula="of:=COM.MICROSOFT.STDEV.S([.C125:.C136])" office:value-type="float" office:value="0.452267016866645" calcext:value-type="float">
            <text:p>0,4522670169</text:p>
          </table:table-cell>
          <table:table-cell table:formula="of:=AVERAGE([.C125:.C136])" office:value-type="float" office:value="0.25" calcext:value-type="float">
            <text:p>0,25</text:p>
          </table:table-cell>
          <table:table-cell table:formula="of:=[.E136]-[.D136]" office:value-type="float" office:value="-0.202267016866645" calcext:value-type="float">
            <text:p>-0,2022670169</text:p>
          </table:table-cell>
          <table:table-cell table:formula="of:=[.E136]-[.E124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" calcext:value-type="float">
            <text:p>1</text:p>
          </table:table-cell>
          <table:table-cell table:formula="of:=IF([.B137];[.B137];0)" office:value-type="float" office:value="1" calcext:value-type="float">
            <text:p>1</text:p>
          </table:table-cell>
          <table:table-cell table:formula="of:=COM.MICROSOFT.STDEV.S([.C126:.C137])" office:value-type="float" office:value="0.492365963917331" calcext:value-type="float">
            <text:p>0,4923659639</text:p>
          </table:table-cell>
          <table:table-cell table:formula="of:=AVERAGE([.C126:.C137])" office:value-type="float" office:value="0.333333333333333" calcext:value-type="float">
            <text:p>0,3333333333</text:p>
          </table:table-cell>
          <table:table-cell table:formula="of:=[.E137]-[.D137]" office:value-type="float" office:value="-0.159032630583998" calcext:value-type="float">
            <text:p>-0,1590326306</text:p>
          </table:table-cell>
          <table:table-cell table:formula="of:=[.E137]-[.E125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" calcext:value-type="float">
            <text:p>1</text:p>
          </table:table-cell>
          <table:table-cell table:formula="of:=IF([.B138];[.B138];0)" office:value-type="float" office:value="1" calcext:value-type="float">
            <text:p>1</text:p>
          </table:table-cell>
          <table:table-cell table:formula="of:=COM.MICROSOFT.STDEV.S([.C127:.C138])" office:value-type="float" office:value="0.514928650544437" calcext:value-type="float">
            <text:p>0,5149286505</text:p>
          </table:table-cell>
          <table:table-cell table:formula="of:=AVERAGE([.C127:.C138])" office:value-type="float" office:value="0.416666666666667" calcext:value-type="float">
            <text:p>0,4166666667</text:p>
          </table:table-cell>
          <table:table-cell table:formula="of:=[.E138]-[.D138]" office:value-type="float" office:value="-0.0982619838777705" calcext:value-type="float">
            <text:p>-0,0982619839</text:p>
          </table:table-cell>
          <table:table-cell table:formula="of:=[.E138]-[.E126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/>
          <table:table-cell table:formula="of:=IF([.B139];[.B139];0)" office:value-type="float" office:value="0" calcext:value-type="float">
            <text:p>0</text:p>
          </table:table-cell>
          <table:table-cell table:formula="of:=COM.MICROSOFT.STDEV.S([.C128:.C139])" office:value-type="float" office:value="0.514928650544437" calcext:value-type="float">
            <text:p>0,5149286505</text:p>
          </table:table-cell>
          <table:table-cell table:formula="of:=AVERAGE([.C128:.C139])" office:value-type="float" office:value="0.416666666666667" calcext:value-type="float">
            <text:p>0,4166666667</text:p>
          </table:table-cell>
          <table:table-cell table:formula="of:=[.E139]-[.D139]" office:value-type="float" office:value="-0.0982619838777706" calcext:value-type="float">
            <text:p>-0,0982619839</text:p>
          </table:table-cell>
          <table:table-cell table:formula="of:=[.E139]-[.E127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/>
          <table:table-cell table:formula="of:=IF([.B140];[.B140];0)" office:value-type="float" office:value="0" calcext:value-type="float">
            <text:p>0</text:p>
          </table:table-cell>
          <table:table-cell table:formula="of:=COM.MICROSOFT.STDEV.S([.C129:.C140])" office:value-type="float" office:value="0.514928650544437" calcext:value-type="float">
            <text:p>0,5149286505</text:p>
          </table:table-cell>
          <table:table-cell table:formula="of:=AVERAGE([.C129:.C140])" office:value-type="float" office:value="0.416666666666667" calcext:value-type="float">
            <text:p>0,4166666667</text:p>
          </table:table-cell>
          <table:table-cell table:formula="of:=[.E140]-[.D140]" office:value-type="float" office:value="-0.0982619838777706" calcext:value-type="float">
            <text:p>-0,0982619839</text:p>
          </table:table-cell>
          <table:table-cell table:formula="of:=[.E140]-[.E128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/>
          <table:table-cell table:formula="of:=IF([.B141];[.B141];0)" office:value-type="float" office:value="0" calcext:value-type="float">
            <text:p>0</text:p>
          </table:table-cell>
          <table:table-cell table:formula="of:=COM.MICROSOFT.STDEV.S([.C130:.C141])" office:value-type="float" office:value="0.514928650544437" calcext:value-type="float">
            <text:p>0,5149286505</text:p>
          </table:table-cell>
          <table:table-cell table:formula="of:=AVERAGE([.C130:.C141])" office:value-type="float" office:value="0.416666666666667" calcext:value-type="float">
            <text:p>0,4166666667</text:p>
          </table:table-cell>
          <table:table-cell table:formula="of:=[.E141]-[.D141]" office:value-type="float" office:value="-0.0982619838777706" calcext:value-type="float">
            <text:p>-0,0982619839</text:p>
          </table:table-cell>
          <table:table-cell table:formula="of:=[.E141]-[.E129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/>
          <table:table-cell table:formula="of:=IF([.B142];[.B142];0)" office:value-type="float" office:value="0" calcext:value-type="float">
            <text:p>0</text:p>
          </table:table-cell>
          <table:table-cell table:formula="of:=COM.MICROSOFT.STDEV.S([.C131:.C142])" office:value-type="float" office:value="0.492365963917331" calcext:value-type="float">
            <text:p>0,4923659639</text:p>
          </table:table-cell>
          <table:table-cell table:formula="of:=AVERAGE([.C131:.C142])" office:value-type="float" office:value="0.333333333333333" calcext:value-type="float">
            <text:p>0,3333333333</text:p>
          </table:table-cell>
          <table:table-cell table:formula="of:=[.E142]-[.D142]" office:value-type="float" office:value="-0.159032630583998" calcext:value-type="float">
            <text:p>-0,1590326306</text:p>
          </table:table-cell>
          <table:table-cell table:formula="of:=[.E142]-[.E130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1" calcext:value-type="float">
            <text:p>1</text:p>
          </table:table-cell>
          <table:table-cell table:formula="of:=IF([.B143];[.B143];0)" office:value-type="float" office:value="1" calcext:value-type="float">
            <text:p>1</text:p>
          </table:table-cell>
          <table:table-cell table:formula="of:=COM.MICROSOFT.STDEV.S([.C132:.C143])" office:value-type="float" office:value="0.514928650544437" calcext:value-type="float">
            <text:p>0,5149286505</text:p>
          </table:table-cell>
          <table:table-cell table:formula="of:=AVERAGE([.C132:.C143])" office:value-type="float" office:value="0.416666666666667" calcext:value-type="float">
            <text:p>0,4166666667</text:p>
          </table:table-cell>
          <table:table-cell table:formula="of:=[.E143]-[.D143]" office:value-type="float" office:value="-0.0982619838777706" calcext:value-type="float">
            <text:p>-0,0982619839</text:p>
          </table:table-cell>
          <table:table-cell table:formula="of:=[.E143]-[.E131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/>
          <table:table-cell table:formula="of:=IF([.B144];[.B144];0)" office:value-type="float" office:value="0" calcext:value-type="float">
            <text:p>0</text:p>
          </table:table-cell>
          <table:table-cell table:formula="of:=COM.MICROSOFT.STDEV.S([.C133:.C144])" office:value-type="float" office:value="0.514928650544437" calcext:value-type="float">
            <text:p>0,5149286505</text:p>
          </table:table-cell>
          <table:table-cell table:formula="of:=AVERAGE([.C133:.C144])" office:value-type="float" office:value="0.416666666666667" calcext:value-type="float">
            <text:p>0,4166666667</text:p>
          </table:table-cell>
          <table:table-cell table:formula="of:=[.E144]-[.D144]" office:value-type="float" office:value="-0.0982619838777706" calcext:value-type="float">
            <text:p>-0,0982619839</text:p>
          </table:table-cell>
          <table:table-cell table:formula="of:=[.E144]-[.E132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/>
          <table:table-cell table:formula="of:=IF([.B145];[.B145];0)" office:value-type="float" office:value="0" calcext:value-type="float">
            <text:p>0</text:p>
          </table:table-cell>
          <table:table-cell table:formula="of:=COM.MICROSOFT.STDEV.S([.C134:.C145])" office:value-type="float" office:value="0.514928650544437" calcext:value-type="float">
            <text:p>0,5149286505</text:p>
          </table:table-cell>
          <table:table-cell table:formula="of:=AVERAGE([.C134:.C145])" office:value-type="float" office:value="0.416666666666667" calcext:value-type="float">
            <text:p>0,4166666667</text:p>
          </table:table-cell>
          <table:table-cell table:formula="of:=[.E145]-[.D145]" office:value-type="float" office:value="-0.0982619838777706" calcext:value-type="float">
            <text:p>-0,0982619839</text:p>
          </table:table-cell>
          <table:table-cell table:formula="of:=[.E145]-[.E133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/>
          <table:table-cell table:formula="of:=IF([.B146];[.B146];0)" office:value-type="float" office:value="0" calcext:value-type="float">
            <text:p>0</text:p>
          </table:table-cell>
          <table:table-cell table:formula="of:=COM.MICROSOFT.STDEV.S([.C135:.C146])" office:value-type="float" office:value="0.492365963917331" calcext:value-type="float">
            <text:p>0,4923659639</text:p>
          </table:table-cell>
          <table:table-cell table:formula="of:=AVERAGE([.C135:.C146])" office:value-type="float" office:value="0.333333333333333" calcext:value-type="float">
            <text:p>0,3333333333</text:p>
          </table:table-cell>
          <table:table-cell table:formula="of:=[.E146]-[.D146]" office:value-type="float" office:value="-0.159032630583998" calcext:value-type="float">
            <text:p>-0,1590326306</text:p>
          </table:table-cell>
          <table:table-cell table:formula="of:=[.E146]-[.E134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" calcext:value-type="float">
            <text:p>1</text:p>
          </table:table-cell>
          <table:table-cell table:formula="of:=IF([.B147];[.B147];0)" office:value-type="float" office:value="1" calcext:value-type="float">
            <text:p>1</text:p>
          </table:table-cell>
          <table:table-cell table:formula="of:=COM.MICROSOFT.STDEV.S([.C136:.C147])" office:value-type="float" office:value="0.514928650544437" calcext:value-type="float">
            <text:p>0,5149286505</text:p>
          </table:table-cell>
          <table:table-cell table:formula="of:=AVERAGE([.C136:.C147])" office:value-type="float" office:value="0.416666666666667" calcext:value-type="float">
            <text:p>0,4166666667</text:p>
          </table:table-cell>
          <table:table-cell table:formula="of:=[.E147]-[.D147]" office:value-type="float" office:value="-0.0982619838777706" calcext:value-type="float">
            <text:p>-0,0982619839</text:p>
          </table:table-cell>
          <table:table-cell table:formula="of:=[.E147]-[.E135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/>
          <table:table-cell table:formula="of:=IF([.B148];[.B148];0)" office:value-type="float" office:value="0" calcext:value-type="float">
            <text:p>0</text:p>
          </table:table-cell>
          <table:table-cell table:formula="of:=COM.MICROSOFT.STDEV.S([.C137:.C148])" office:value-type="float" office:value="0.492365963917331" calcext:value-type="float">
            <text:p>0,4923659639</text:p>
          </table:table-cell>
          <table:table-cell table:formula="of:=AVERAGE([.C137:.C148])" office:value-type="float" office:value="0.333333333333333" calcext:value-type="float">
            <text:p>0,3333333333</text:p>
          </table:table-cell>
          <table:table-cell table:formula="of:=[.E148]-[.D148]" office:value-type="float" office:value="-0.159032630583998" calcext:value-type="float">
            <text:p>-0,1590326306</text:p>
          </table:table-cell>
          <table:table-cell table:formula="of:=[.E148]-[.E136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" calcext:value-type="float">
            <text:p>2</text:p>
          </table:table-cell>
          <table:table-cell table:formula="of:=IF([.B149];[.B149];0)" office:value-type="float" office:value="2" calcext:value-type="float">
            <text:p>2</text:p>
          </table:table-cell>
          <table:table-cell table:formula="of:=COM.MICROSOFT.STDEV.S([.C138:.C149])" office:value-type="float" office:value="0.668557923421521" calcext:value-type="float">
            <text:p>0,6685579234</text:p>
          </table:table-cell>
          <table:table-cell table:formula="of:=AVERAGE([.C138:.C149])" office:value-type="float" office:value="0.416666666666667" calcext:value-type="float">
            <text:p>0,4166666667</text:p>
          </table:table-cell>
          <table:table-cell table:formula="of:=[.E149]-[.D149]" office:value-type="float" office:value="-0.251891256754855" calcext:value-type="float">
            <text:p>-0,2518912568</text:p>
          </table:table-cell>
          <table:table-cell table:formula="of:=[.E149]-[.E137]" office:value-type="float" office:value="0.0833333333333334" calcext:value-type="float">
            <text:p>0,0833333333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/>
          <table:table-cell table:formula="of:=IF([.B150];[.B150];0)" office:value-type="float" office:value="0" calcext:value-type="float">
            <text:p>0</text:p>
          </table:table-cell>
          <table:table-cell table:formula="of:=COM.MICROSOFT.STDEV.S([.C139:.C150])" office:value-type="float" office:value="0.65133894727893" calcext:value-type="float">
            <text:p>0,6513389473</text:p>
          </table:table-cell>
          <table:table-cell table:formula="of:=AVERAGE([.C139:.C150])" office:value-type="float" office:value="0.333333333333333" calcext:value-type="float">
            <text:p>0,3333333333</text:p>
          </table:table-cell>
          <table:table-cell table:formula="of:=[.E150]-[.D150]" office:value-type="float" office:value="-0.318005613945596" calcext:value-type="float">
            <text:p>-0,3180056139</text:p>
          </table:table-cell>
          <table:table-cell table:formula="of:=[.E150]-[.E138]" office:value-type="float" office:value="-0.0833333333333334" calcext:value-type="float">
            <text:p>-0,0833333333</text:p>
          </table:table-cell>
        </table:table-row>
      </table:table>
      <table:table table:name="Editors &gt;5" table:style-name="ta1">
        <table:shapes>
          <draw:frame draw:z-index="0" draw:style-name="gr1" draw:text-style-name="P1" svg:width="159.99mm" svg:height="89.99mm" svg:x="159.05mm" svg:y="1mm">
            <loext:p draw:notify-on-update-of-ranges="'Editors &gt;5'.A2:'Editors &gt;5'.A150 'Editors &gt;5'.B1:'Editors &gt;5'.B1 'Editors &gt;5'.B2:'Editors &gt;5'.B150 'Editors &gt;5'.E1:'Editors &gt;5'.E1 'Editors &gt;5'.E2:'Editors &gt;5'.E150 'Editors &gt;5'.F1:'Editors &gt;5'.F1 'Editors &gt;5'.F2:'Editors &gt;5'.F150 'Editors &gt;5'.G1:'Editors &gt;5'.G1 'Editors &gt;5'.G2:'Editors &gt;5'.G15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&gt;5 editors</text:p>
          </table:table-cell>
          <table:table-cell office:value-type="string" calcext:value-type="string">
            <text:p>helper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/>
          <table:table-cell table:formula="of:=IF([.B2];[.B2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/>
          <table:table-cell table:formula="of:=IF([.B3];[.B3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/>
          <table:table-cell table:formula="of:=IF([.B4];[.B4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/>
          <table:table-cell table:formula="of:=IF([.B5];[.B5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" calcext:value-type="float">
            <text:p>1</text:p>
          </table:table-cell>
          <table:table-cell table:formula="of:=IF([.B6];[.B6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" calcext:value-type="float">
            <text:p>1</text:p>
          </table:table-cell>
          <table:table-cell table:formula="of:=IF([.B7];[.B7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/>
          <table:table-cell table:formula="of:=IF([.B8];[.B8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" calcext:value-type="float">
            <text:p>3</text:p>
          </table:table-cell>
          <table:table-cell table:formula="of:=IF([.B9];[.B9];0)" office:value-type="float" office:value="3" calcext:value-type="float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3" calcext:value-type="float">
            <text:p>3</text:p>
          </table:table-cell>
          <table:table-cell table:formula="of:=IF([.B10];[.B10];0)" office:value-type="float" office:value="3" calcext:value-type="float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5" calcext:value-type="float">
            <text:p>5</text:p>
          </table:table-cell>
          <table:table-cell table:formula="of:=IF([.B11];[.B11];0)" office:value-type="float" office:value="5" calcext:value-type="float">
            <text:p>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4" calcext:value-type="float">
            <text:p>4</text:p>
          </table:table-cell>
          <table:table-cell table:formula="of:=IF([.B12];[.B12];0)" office:value-type="float" office:value="4" calcext:value-type="float">
            <text:p>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/>
          <table:table-cell table:formula="of:=IF([.B13];[.B13];0)" office:value-type="float" office:value="0" calcext:value-type="float">
            <text:p>0</text:p>
          </table:table-cell>
          <table:table-cell table:formula="of:=COM.MICROSOFT.STDEV.S([.C2:.C13])" office:value-type="float" office:value="1.83195540504146" calcext:value-type="float">
            <text:p>1,831955405</text:p>
          </table:table-cell>
          <table:table-cell table:formula="of:=AVERAGE([.C2:.C13])" office:value-type="float" office:value="1.41666666666667" calcext:value-type="float">
            <text:p>1,4166666667</text:p>
          </table:table-cell>
          <table:table-cell table:formula="of:=[.E13]-[.D13]" office:value-type="float" office:value="-0.415288738374789" calcext:value-type="float">
            <text:p>-0,4152887384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1" calcext:value-type="float">
            <text:p>1</text:p>
          </table:table-cell>
          <table:table-cell table:formula="of:=IF([.B14];[.B14];0)" office:value-type="float" office:value="1" calcext:value-type="float">
            <text:p>1</text:p>
          </table:table-cell>
          <table:table-cell table:formula="of:=COM.MICROSOFT.STDEV.S([.C3:.C14])" office:value-type="float" office:value="1.78376517003169" calcext:value-type="float">
            <text:p>1,78376517</text:p>
          </table:table-cell>
          <table:table-cell table:formula="of:=AVERAGE([.C3:.C14])" office:value-type="float" office:value="1.5" calcext:value-type="float">
            <text:p>1,5</text:p>
          </table:table-cell>
          <table:table-cell table:formula="of:=[.E14]-[.D14]" office:value-type="float" office:value="-0.283765170031689" calcext:value-type="float">
            <text:p>-0,28376517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/>
          <table:table-cell table:formula="of:=IF([.B15];[.B15];0)" office:value-type="float" office:value="0" calcext:value-type="float">
            <text:p>0</text:p>
          </table:table-cell>
          <table:table-cell table:formula="of:=COM.MICROSOFT.STDEV.S([.C4:.C15])" office:value-type="float" office:value="1.78376517003169" calcext:value-type="float">
            <text:p>1,78376517</text:p>
          </table:table-cell>
          <table:table-cell table:formula="of:=AVERAGE([.C4:.C15])" office:value-type="float" office:value="1.5" calcext:value-type="float">
            <text:p>1,5</text:p>
          </table:table-cell>
          <table:table-cell table:formula="of:=[.E15]-[.D15]" office:value-type="float" office:value="-0.283765170031689" calcext:value-type="float">
            <text:p>-0,28376517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" calcext:value-type="float">
            <text:p>2</text:p>
          </table:table-cell>
          <table:table-cell table:formula="of:=IF([.B16];[.B16];0)" office:value-type="float" office:value="2" calcext:value-type="float">
            <text:p>2</text:p>
          </table:table-cell>
          <table:table-cell table:formula="of:=COM.MICROSOFT.STDEV.S([.C5:.C16])" office:value-type="float" office:value="1.72328087371066" calcext:value-type="float">
            <text:p>1,7232808737</text:p>
          </table:table-cell>
          <table:table-cell table:formula="of:=AVERAGE([.C5:.C16])" office:value-type="float" office:value="1.66666666666667" calcext:value-type="float">
            <text:p>1,6666666667</text:p>
          </table:table-cell>
          <table:table-cell table:formula="of:=[.E16]-[.D16]" office:value-type="float" office:value="-0.0566142070439915" calcext:value-type="float">
            <text:p>-0,056614207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1" calcext:value-type="float">
            <text:p>1</text:p>
          </table:table-cell>
          <table:table-cell table:formula="of:=IF([.B17];[.B17];0)" office:value-type="float" office:value="1" calcext:value-type="float">
            <text:p>1</text:p>
          </table:table-cell>
          <table:table-cell table:formula="of:=COM.MICROSOFT.STDEV.S([.C6:.C17])" office:value-type="float" office:value="1.6583123951777" calcext:value-type="float">
            <text:p>1,6583123952</text:p>
          </table:table-cell>
          <table:table-cell table:formula="of:=AVERAGE([.C6:.C17])" office:value-type="float" office:value="1.75" calcext:value-type="float">
            <text:p>1,75</text:p>
          </table:table-cell>
          <table:table-cell table:formula="of:=[.E17]-[.D17]" office:value-type="float" office:value="0.0916876048223001" calcext:value-type="float">
            <text:p>0,0916876048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/>
          <table:table-cell table:formula="of:=IF([.B18];[.B18];0)" office:value-type="float" office:value="0" calcext:value-type="float">
            <text:p>0</text:p>
          </table:table-cell>
          <table:table-cell table:formula="of:=COM.MICROSOFT.STDEV.S([.C7:.C18])" office:value-type="float" office:value="1.72328087371066" calcext:value-type="float">
            <text:p>1,7232808737</text:p>
          </table:table-cell>
          <table:table-cell table:formula="of:=AVERAGE([.C7:.C18])" office:value-type="float" office:value="1.66666666666667" calcext:value-type="float">
            <text:p>1,6666666667</text:p>
          </table:table-cell>
          <table:table-cell table:formula="of:=[.E18]-[.D18]" office:value-type="float" office:value="-0.0566142070439912" calcext:value-type="float">
            <text:p>-0,056614207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" calcext:value-type="float">
            <text:p>1</text:p>
          </table:table-cell>
          <table:table-cell table:formula="of:=IF([.B19];[.B19];0)" office:value-type="float" office:value="1" calcext:value-type="float">
            <text:p>1</text:p>
          </table:table-cell>
          <table:table-cell table:formula="of:=COM.MICROSOFT.STDEV.S([.C8:.C19])" office:value-type="float" office:value="1.72328087371066" calcext:value-type="float">
            <text:p>1,7232808737</text:p>
          </table:table-cell>
          <table:table-cell table:formula="of:=AVERAGE([.C8:.C19])" office:value-type="float" office:value="1.66666666666667" calcext:value-type="float">
            <text:p>1,6666666667</text:p>
          </table:table-cell>
          <table:table-cell table:formula="of:=[.E19]-[.D19]" office:value-type="float" office:value="-0.0566142070439912" calcext:value-type="float">
            <text:p>-0,056614207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2" calcext:value-type="float">
            <text:p>2</text:p>
          </table:table-cell>
          <table:table-cell table:formula="of:=IF([.B20];[.B20];0)" office:value-type="float" office:value="2" calcext:value-type="float">
            <text:p>2</text:p>
          </table:table-cell>
          <table:table-cell table:formula="of:=COM.MICROSOFT.STDEV.S([.C9:.C20])" office:value-type="float" office:value="1.64224532179869" calcext:value-type="float">
            <text:p>1,6422453218</text:p>
          </table:table-cell>
          <table:table-cell table:formula="of:=AVERAGE([.C9:.C20])" office:value-type="float" office:value="1.83333333333333" calcext:value-type="float">
            <text:p>1,8333333333</text:p>
          </table:table-cell>
          <table:table-cell table:formula="of:=[.E20]-[.D20]" office:value-type="float" office:value="0.191088011534639" calcext:value-type="float">
            <text:p>0,1910880115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" calcext:value-type="float">
            <text:p>3</text:p>
          </table:table-cell>
          <table:table-cell table:formula="of:=IF([.B21];[.B21];0)" office:value-type="float" office:value="3" calcext:value-type="float">
            <text:p>3</text:p>
          </table:table-cell>
          <table:table-cell table:formula="of:=COM.MICROSOFT.STDEV.S([.C10:.C21])" office:value-type="float" office:value="1.64224532179869" calcext:value-type="float">
            <text:p>1,6422453218</text:p>
          </table:table-cell>
          <table:table-cell table:formula="of:=AVERAGE([.C10:.C21])" office:value-type="float" office:value="1.83333333333333" calcext:value-type="float">
            <text:p>1,8333333333</text:p>
          </table:table-cell>
          <table:table-cell table:formula="of:=[.E21]-[.D21]" office:value-type="float" office:value="0.191088011534639" calcext:value-type="float">
            <text:p>0,1910880115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/>
          <table:table-cell table:formula="of:=IF([.B22];[.B22];0)" office:value-type="float" office:value="0" calcext:value-type="float">
            <text:p>0</text:p>
          </table:table-cell>
          <table:table-cell table:formula="of:=COM.MICROSOFT.STDEV.S([.C11:.C22])" office:value-type="float" office:value="1.67648622440092" calcext:value-type="float">
            <text:p>1,6764862244</text:p>
          </table:table-cell>
          <table:table-cell table:formula="of:=AVERAGE([.C11:.C22])" office:value-type="float" office:value="1.58333333333333" calcext:value-type="float">
            <text:p>1,5833333333</text:p>
          </table:table-cell>
          <table:table-cell table:formula="of:=[.E22]-[.D22]" office:value-type="float" office:value="-0.0931528910675894" calcext:value-type="float">
            <text:p>-0,0931528911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5" calcext:value-type="float">
            <text:p>5</text:p>
          </table:table-cell>
          <table:table-cell table:formula="of:=IF([.B23];[.B23];0)" office:value-type="float" office:value="5" calcext:value-type="float">
            <text:p>5</text:p>
          </table:table-cell>
          <table:table-cell table:formula="of:=COM.MICROSOFT.STDEV.S([.C12:.C23])" office:value-type="float" office:value="1.67648622440092" calcext:value-type="float">
            <text:p>1,6764862244</text:p>
          </table:table-cell>
          <table:table-cell table:formula="of:=AVERAGE([.C12:.C23])" office:value-type="float" office:value="1.58333333333333" calcext:value-type="float">
            <text:p>1,5833333333</text:p>
          </table:table-cell>
          <table:table-cell table:formula="of:=[.E23]-[.D23]" office:value-type="float" office:value="-0.0931528910675894" calcext:value-type="float">
            <text:p>-0,0931528911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6" calcext:value-type="float">
            <text:p>6</text:p>
          </table:table-cell>
          <table:table-cell table:formula="of:=IF([.B24];[.B24];0)" office:value-type="float" office:value="6" calcext:value-type="float">
            <text:p>6</text:p>
          </table:table-cell>
          <table:table-cell table:formula="of:=COM.MICROSOFT.STDEV.S([.C13:.C24])" office:value-type="float" office:value="2.00567377026456" calcext:value-type="float">
            <text:p>2,0056737703</text:p>
          </table:table-cell>
          <table:table-cell table:formula="of:=AVERAGE([.C13:.C24])" office:value-type="float" office:value="1.75" calcext:value-type="float">
            <text:p>1,75</text:p>
          </table:table-cell>
          <table:table-cell table:formula="of:=[.E24]-[.D24]" office:value-type="float" office:value="-0.255673770264564" calcext:value-type="float">
            <text:p>-0,2556737703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" calcext:value-type="float">
            <text:p>4</text:p>
          </table:table-cell>
          <table:table-cell table:formula="of:=IF([.B25];[.B25];0)" office:value-type="float" office:value="4" calcext:value-type="float">
            <text:p>4</text:p>
          </table:table-cell>
          <table:table-cell table:formula="of:=COM.MICROSOFT.STDEV.S([.C14:.C25])" office:value-type="float" office:value="2.02072594216369" calcext:value-type="float">
            <text:p>2,0207259422</text:p>
          </table:table-cell>
          <table:table-cell table:formula="of:=AVERAGE([.C14:.C25])" office:value-type="float" office:value="2.08333333333333" calcext:value-type="float">
            <text:p>2,0833333333</text:p>
          </table:table-cell>
          <table:table-cell table:formula="of:=[.E25]-[.D25]" office:value-type="float" office:value="0.0626073911696432" calcext:value-type="float">
            <text:p>0,0626073912</text:p>
          </table:table-cell>
          <table:table-cell table:formula="of:=[.E25]-[.E13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2" calcext:value-type="float">
            <text:p>2</text:p>
          </table:table-cell>
          <table:table-cell table:formula="of:=IF([.B26];[.B26];0)" office:value-type="float" office:value="2" calcext:value-type="float">
            <text:p>2</text:p>
          </table:table-cell>
          <table:table-cell table:formula="of:=COM.MICROSOFT.STDEV.S([.C15:.C26])" office:value-type="float" office:value="1.99240983979124" calcext:value-type="float">
            <text:p>1,9924098398</text:p>
          </table:table-cell>
          <table:table-cell table:formula="of:=AVERAGE([.C15:.C26])" office:value-type="float" office:value="2.16666666666667" calcext:value-type="float">
            <text:p>2,1666666667</text:p>
          </table:table-cell>
          <table:table-cell table:formula="of:=[.E26]-[.D26]" office:value-type="float" office:value="0.174256826875423" calcext:value-type="float">
            <text:p>0,1742568269</text:p>
          </table:table-cell>
          <table:table-cell table:formula="of:=[.E26]-[.E14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4" calcext:value-type="float">
            <text:p>4</text:p>
          </table:table-cell>
          <table:table-cell table:formula="of:=IF([.B27];[.B27];0)" office:value-type="float" office:value="4" calcext:value-type="float">
            <text:p>4</text:p>
          </table:table-cell>
          <table:table-cell table:formula="of:=COM.MICROSOFT.STDEV.S([.C16:.C27])" office:value-type="float" office:value="1.93061459832685" calcext:value-type="float">
            <text:p>1,9306145983</text:p>
          </table:table-cell>
          <table:table-cell table:formula="of:=AVERAGE([.C16:.C27])" office:value-type="float" office:value="2.5" calcext:value-type="float">
            <text:p>2,5</text:p>
          </table:table-cell>
          <table:table-cell table:formula="of:=[.E27]-[.D27]" office:value-type="float" office:value="0.569385401673155" calcext:value-type="float">
            <text:p>0,5693854017</text:p>
          </table:table-cell>
          <table:table-cell table:formula="of:=[.E27]-[.E1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" calcext:value-type="float">
            <text:p>1</text:p>
          </table:table-cell>
          <table:table-cell table:formula="of:=IF([.B28];[.B28];0)" office:value-type="float" office:value="1" calcext:value-type="float">
            <text:p>1</text:p>
          </table:table-cell>
          <table:table-cell table:formula="of:=COM.MICROSOFT.STDEV.S([.C17:.C28])" office:value-type="float" office:value="1.97522534195852" calcext:value-type="float">
            <text:p>1,975225342</text:p>
          </table:table-cell>
          <table:table-cell table:formula="of:=AVERAGE([.C17:.C28])" office:value-type="float" office:value="2.41666666666667" calcext:value-type="float">
            <text:p>2,4166666667</text:p>
          </table:table-cell>
          <table:table-cell table:formula="of:=[.E28]-[.D28]" office:value-type="float" office:value="0.441441324708147" calcext:value-type="float">
            <text:p>0,4414413247</text:p>
          </table:table-cell>
          <table:table-cell table:formula="of:=[.E28]-[.E16]" office:value-type="float" office:value="0.75" calcext:value-type="float">
            <text:p>0,75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2" calcext:value-type="float">
            <text:p>2</text:p>
          </table:table-cell>
          <table:table-cell table:formula="of:=IF([.B29];[.B29];0)" office:value-type="float" office:value="2" calcext:value-type="float">
            <text:p>2</text:p>
          </table:table-cell>
          <table:table-cell table:formula="of:=COM.MICROSOFT.STDEV.S([.C18:.C29])" office:value-type="float" office:value="1.93061459832685" calcext:value-type="float">
            <text:p>1,9306145983</text:p>
          </table:table-cell>
          <table:table-cell table:formula="of:=AVERAGE([.C18:.C29])" office:value-type="float" office:value="2.5" calcext:value-type="float">
            <text:p>2,5</text:p>
          </table:table-cell>
          <table:table-cell table:formula="of:=[.E29]-[.D29]" office:value-type="float" office:value="0.569385401673155" calcext:value-type="float">
            <text:p>0,5693854017</text:p>
          </table:table-cell>
          <table:table-cell table:formula="of:=[.E29]-[.E17]" office:value-type="float" office:value="0.75" calcext:value-type="float">
            <text:p>0,75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5" calcext:value-type="float">
            <text:p>5</text:p>
          </table:table-cell>
          <table:table-cell table:formula="of:=IF([.B30];[.B30];0)" office:value-type="float" office:value="5" calcext:value-type="float">
            <text:p>5</text:p>
          </table:table-cell>
          <table:table-cell table:formula="of:=COM.MICROSOFT.STDEV.S([.C19:.C30])" office:value-type="float" office:value="1.88092498199125" calcext:value-type="float">
            <text:p>1,880924982</text:p>
          </table:table-cell>
          <table:table-cell table:formula="of:=AVERAGE([.C19:.C30])" office:value-type="float" office:value="2.91666666666667" calcext:value-type="float">
            <text:p>2,9166666667</text:p>
          </table:table-cell>
          <table:table-cell table:formula="of:=[.E30]-[.D30]" office:value-type="float" office:value="1.03574168467542" calcext:value-type="float">
            <text:p>1,0357416847</text:p>
          </table:table-cell>
          <table:table-cell table:formula="of:=[.E30]-[.E18]" office:value-type="float" office:value="1.25" calcext:value-type="float">
            <text:p>1,25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5" calcext:value-type="float">
            <text:p>5</text:p>
          </table:table-cell>
          <table:table-cell table:formula="of:=IF([.B31];[.B31];0)" office:value-type="float" office:value="5" calcext:value-type="float">
            <text:p>5</text:p>
          </table:table-cell>
          <table:table-cell table:formula="of:=COM.MICROSOFT.STDEV.S([.C20:.C31])" office:value-type="float" office:value="1.86474468152418" calcext:value-type="float">
            <text:p>1,8647446815</text:p>
          </table:table-cell>
          <table:table-cell table:formula="of:=AVERAGE([.C20:.C31])" office:value-type="float" office:value="3.25" calcext:value-type="float">
            <text:p>3,25</text:p>
          </table:table-cell>
          <table:table-cell table:formula="of:=[.E31]-[.D31]" office:value-type="float" office:value="1.38525531847582" calcext:value-type="float">
            <text:p>1,3852553185</text:p>
          </table:table-cell>
          <table:table-cell table:formula="of:=[.E31]-[.E19]" office:value-type="float" office:value="1.58333333333333" calcext:value-type="float">
            <text:p>1,58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3" calcext:value-type="float">
            <text:p>3</text:p>
          </table:table-cell>
          <table:table-cell table:formula="of:=IF([.B32];[.B32];0)" office:value-type="float" office:value="3" calcext:value-type="float">
            <text:p>3</text:p>
          </table:table-cell>
          <table:table-cell table:formula="of:=COM.MICROSOFT.STDEV.S([.C21:.C32])" office:value-type="float" office:value="1.82574185835055" calcext:value-type="float">
            <text:p>1,8257418584</text:p>
          </table:table-cell>
          <table:table-cell table:formula="of:=AVERAGE([.C21:.C32])" office:value-type="float" office:value="3.33333333333333" calcext:value-type="float">
            <text:p>3,3333333333</text:p>
          </table:table-cell>
          <table:table-cell table:formula="of:=[.E32]-[.D32]" office:value-type="float" office:value="1.50759147498278" calcext:value-type="float">
            <text:p>1,507591475</text:p>
          </table:table-cell>
          <table:table-cell table:formula="of:=[.E32]-[.E20]"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7" calcext:value-type="float">
            <text:p>7</text:p>
          </table:table-cell>
          <table:table-cell table:formula="of:=IF([.B33];[.B33];0)" office:value-type="float" office:value="7" calcext:value-type="float">
            <text:p>7</text:p>
          </table:table-cell>
          <table:table-cell table:formula="of:=COM.MICROSOFT.STDEV.S([.C22:.C33])" office:value-type="float" office:value="2.10338831988828" calcext:value-type="float">
            <text:p>2,1033883199</text:p>
          </table:table-cell>
          <table:table-cell table:formula="of:=AVERAGE([.C22:.C33])" office:value-type="float" office:value="3.66666666666667" calcext:value-type="float">
            <text:p>3,6666666667</text:p>
          </table:table-cell>
          <table:table-cell table:formula="of:=[.E33]-[.D33]" office:value-type="float" office:value="1.56327834677839" calcext:value-type="float">
            <text:p>1,5632783468</text:p>
          </table:table-cell>
          <table:table-cell table:formula="of:=[.E33]-[.E21]" office:value-type="float" office:value="1.83333333333333" calcext:value-type="float">
            <text:p>1,83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5" calcext:value-type="float">
            <text:p>5</text:p>
          </table:table-cell>
          <table:table-cell table:formula="of:=IF([.B34];[.B34];0)" office:value-type="float" office:value="5" calcext:value-type="float">
            <text:p>5</text:p>
          </table:table-cell>
          <table:table-cell table:formula="of:=COM.MICROSOFT.STDEV.S([.C23:.C34])" office:value-type="float" office:value="1.78164037455442" calcext:value-type="float">
            <text:p>1,7816403746</text:p>
          </table:table-cell>
          <table:table-cell table:formula="of:=AVERAGE([.C23:.C34])" office:value-type="float" office:value="4.08333333333333" calcext:value-type="float">
            <text:p>4,0833333333</text:p>
          </table:table-cell>
          <table:table-cell table:formula="of:=[.E34]-[.D34]" office:value-type="float" office:value="2.30169295877891" calcext:value-type="float">
            <text:p>2,3016929588</text:p>
          </table:table-cell>
          <table:table-cell table:formula="of:=[.E34]-[.E22]" office:value-type="float" office:value="2.5" calcext:value-type="float">
            <text:p>2,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5" calcext:value-type="float">
            <text:p>5</text:p>
          </table:table-cell>
          <table:table-cell table:formula="of:=IF([.B35];[.B35];0)" office:value-type="float" office:value="5" calcext:value-type="float">
            <text:p>5</text:p>
          </table:table-cell>
          <table:table-cell table:formula="of:=COM.MICROSOFT.STDEV.S([.C24:.C35])" office:value-type="float" office:value="1.78164037455442" calcext:value-type="float">
            <text:p>1,7816403746</text:p>
          </table:table-cell>
          <table:table-cell table:formula="of:=AVERAGE([.C24:.C35])" office:value-type="float" office:value="4.08333333333333" calcext:value-type="float">
            <text:p>4,0833333333</text:p>
          </table:table-cell>
          <table:table-cell table:formula="of:=[.E35]-[.D35]" office:value-type="float" office:value="2.30169295877891" calcext:value-type="float">
            <text:p>2,3016929588</text:p>
          </table:table-cell>
          <table:table-cell table:formula="of:=[.E35]-[.E23]" office:value-type="float" office:value="2.5" calcext:value-type="float">
            <text:p>2,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6" calcext:value-type="float">
            <text:p>6</text:p>
          </table:table-cell>
          <table:table-cell table:formula="of:=IF([.B36];[.B36];0)" office:value-type="float" office:value="6" calcext:value-type="float">
            <text:p>6</text:p>
          </table:table-cell>
          <table:table-cell table:formula="of:=COM.MICROSOFT.STDEV.S([.C25:.C36])" office:value-type="float" office:value="1.78164037455442" calcext:value-type="float">
            <text:p>1,7816403746</text:p>
          </table:table-cell>
          <table:table-cell table:formula="of:=AVERAGE([.C25:.C36])" office:value-type="float" office:value="4.08333333333333" calcext:value-type="float">
            <text:p>4,0833333333</text:p>
          </table:table-cell>
          <table:table-cell table:formula="of:=[.E36]-[.D36]" office:value-type="float" office:value="2.30169295877891" calcext:value-type="float">
            <text:p>2,3016929588</text:p>
          </table:table-cell>
          <table:table-cell table:formula="of:=[.E36]-[.E24]" office:value-type="float" office:value="2.33333333333333" calcext:value-type="float">
            <text:p>2,33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6" calcext:value-type="float">
            <text:p>6</text:p>
          </table:table-cell>
          <table:table-cell table:formula="of:=IF([.B37];[.B37];0)" office:value-type="float" office:value="6" calcext:value-type="float">
            <text:p>6</text:p>
          </table:table-cell>
          <table:table-cell table:formula="of:=COM.MICROSOFT.STDEV.S([.C26:.C37])" office:value-type="float" office:value="1.86474468152418" calcext:value-type="float">
            <text:p>1,8647446815</text:p>
          </table:table-cell>
          <table:table-cell table:formula="of:=AVERAGE([.C26:.C37])" office:value-type="float" office:value="4.25" calcext:value-type="float">
            <text:p>4,25</text:p>
          </table:table-cell>
          <table:table-cell table:formula="of:=[.E37]-[.D37]" office:value-type="float" office:value="2.38525531847582" calcext:value-type="float">
            <text:p>2,3852553185</text:p>
          </table:table-cell>
          <table:table-cell table:formula="of:=[.E37]-[.E25]" office:value-type="float" office:value="2.16666666666667" calcext:value-type="float">
            <text:p>2,166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" calcext:value-type="float">
            <text:p>2</text:p>
          </table:table-cell>
          <table:table-cell table:formula="of:=IF([.B38];[.B38];0)" office:value-type="float" office:value="2" calcext:value-type="float">
            <text:p>2</text:p>
          </table:table-cell>
          <table:table-cell table:formula="of:=COM.MICROSOFT.STDEV.S([.C27:.C38])" office:value-type="float" office:value="1.86474468152418" calcext:value-type="float">
            <text:p>1,8647446815</text:p>
          </table:table-cell>
          <table:table-cell table:formula="of:=AVERAGE([.C27:.C38])" office:value-type="float" office:value="4.25" calcext:value-type="float">
            <text:p>4,25</text:p>
          </table:table-cell>
          <table:table-cell table:formula="of:=[.E38]-[.D38]" office:value-type="float" office:value="2.38525531847582" calcext:value-type="float">
            <text:p>2,3852553185</text:p>
          </table:table-cell>
          <table:table-cell table:formula="of:=[.E38]-[.E26]" office:value-type="float" office:value="2.08333333333333" calcext:value-type="float">
            <text:p>2,0833333333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4" calcext:value-type="float">
            <text:p>4</text:p>
          </table:table-cell>
          <table:table-cell table:formula="of:=IF([.B39];[.B39];0)" office:value-type="float" office:value="4" calcext:value-type="float">
            <text:p>4</text:p>
          </table:table-cell>
          <table:table-cell table:formula="of:=COM.MICROSOFT.STDEV.S([.C28:.C39])" office:value-type="float" office:value="1.86474468152418" calcext:value-type="float">
            <text:p>1,8647446815</text:p>
          </table:table-cell>
          <table:table-cell table:formula="of:=AVERAGE([.C28:.C39])" office:value-type="float" office:value="4.25" calcext:value-type="float">
            <text:p>4,25</text:p>
          </table:table-cell>
          <table:table-cell table:formula="of:=[.E39]-[.D39]" office:value-type="float" office:value="2.38525531847582" calcext:value-type="float">
            <text:p>2,3852553185</text:p>
          </table:table-cell>
          <table:table-cell table:formula="of:=[.E39]-[.E27]" office:value-type="float" office:value="1.75" calcext:value-type="float">
            <text:p>1,75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4" calcext:value-type="float">
            <text:p>4</text:p>
          </table:table-cell>
          <table:table-cell table:formula="of:=IF([.B40];[.B40];0)" office:value-type="float" office:value="4" calcext:value-type="float">
            <text:p>4</text:p>
          </table:table-cell>
          <table:table-cell table:formula="of:=COM.MICROSOFT.STDEV.S([.C29:.C40])" office:value-type="float" office:value="1.56669890360128" calcext:value-type="float">
            <text:p>1,5666989036</text:p>
          </table:table-cell>
          <table:table-cell table:formula="of:=AVERAGE([.C29:.C40])" office:value-type="float" office:value="4.5" calcext:value-type="float">
            <text:p>4,5</text:p>
          </table:table-cell>
          <table:table-cell table:formula="of:=[.E40]-[.D40]" office:value-type="float" office:value="2.93330109639872" calcext:value-type="float">
            <text:p>2,9333010964</text:p>
          </table:table-cell>
          <table:table-cell table:formula="of:=[.E40]-[.E28]" office:value-type="float" office:value="2.08333333333333" calcext:value-type="float">
            <text:p>2,08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3" calcext:value-type="float">
            <text:p>3</text:p>
          </table:table-cell>
          <table:table-cell table:formula="of:=IF([.B41];[.B41];0)" office:value-type="float" office:value="3" calcext:value-type="float">
            <text:p>3</text:p>
          </table:table-cell>
          <table:table-cell table:formula="of:=COM.MICROSOFT.STDEV.S([.C30:.C41])" office:value-type="float" office:value="1.44337567297406" calcext:value-type="float">
            <text:p>1,443375673</text:p>
          </table:table-cell>
          <table:table-cell table:formula="of:=AVERAGE([.C30:.C41])" office:value-type="float" office:value="4.58333333333333" calcext:value-type="float">
            <text:p>4,5833333333</text:p>
          </table:table-cell>
          <table:table-cell table:formula="of:=[.E41]-[.D41]" office:value-type="float" office:value="3.13995766035927" calcext:value-type="float">
            <text:p>3,1399576604</text:p>
          </table:table-cell>
          <table:table-cell table:formula="of:=[.E41]-[.E29]" office:value-type="float" office:value="2.08333333333333" calcext:value-type="float">
            <text:p>2,083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" calcext:value-type="float">
            <text:p>2</text:p>
          </table:table-cell>
          <table:table-cell table:formula="of:=IF([.B42];[.B42];0)" office:value-type="float" office:value="2" calcext:value-type="float">
            <text:p>2</text:p>
          </table:table-cell>
          <table:table-cell table:formula="of:=COM.MICROSOFT.STDEV.S([.C31:.C42])" office:value-type="float" office:value="1.6143297699233" calcext:value-type="float">
            <text:p>1,6143297699</text:p>
          </table:table-cell>
          <table:table-cell table:formula="of:=AVERAGE([.C31:.C42])" office:value-type="float" office:value="4.33333333333333" calcext:value-type="float">
            <text:p>4,3333333333</text:p>
          </table:table-cell>
          <table:table-cell table:formula="of:=[.E42]-[.D42]" office:value-type="float" office:value="2.71900356341004" calcext:value-type="float">
            <text:p>2,7190035634</text:p>
          </table:table-cell>
          <table:table-cell table:formula="of:=[.E42]-[.E30]" office:value-type="float" office:value="1.41666666666667" calcext:value-type="float">
            <text:p>1,416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6" calcext:value-type="float">
            <text:p>6</text:p>
          </table:table-cell>
          <table:table-cell table:formula="of:=IF([.B43];[.B43];0)" office:value-type="float" office:value="6" calcext:value-type="float">
            <text:p>6</text:p>
          </table:table-cell>
          <table:table-cell table:formula="of:=COM.MICROSOFT.STDEV.S([.C32:.C43])" office:value-type="float" office:value="1.67648622440092" calcext:value-type="float">
            <text:p>1,6764862244</text:p>
          </table:table-cell>
          <table:table-cell table:formula="of:=AVERAGE([.C32:.C43])" office:value-type="float" office:value="4.41666666666667" calcext:value-type="float">
            <text:p>4,4166666667</text:p>
          </table:table-cell>
          <table:table-cell table:formula="of:=[.E43]-[.D43]" office:value-type="float" office:value="2.74018044226574" calcext:value-type="float">
            <text:p>2,7401804423</text:p>
          </table:table-cell>
          <table:table-cell table:formula="of:=[.E43]-[.E31]" office:value-type="float" office:value="1.16666666666667" calcext:value-type="float">
            <text:p>1,16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5" calcext:value-type="float">
            <text:p>5</text:p>
          </table:table-cell>
          <table:table-cell table:formula="of:=IF([.B44];[.B44];0)" office:value-type="float" office:value="5" calcext:value-type="float">
            <text:p>5</text:p>
          </table:table-cell>
          <table:table-cell table:formula="of:=COM.MICROSOFT.STDEV.S([.C33:.C44])" office:value-type="float" office:value="1.62135371797393" calcext:value-type="float">
            <text:p>1,621353718</text:p>
          </table:table-cell>
          <table:table-cell table:formula="of:=AVERAGE([.C33:.C44])" office:value-type="float" office:value="4.58333333333333" calcext:value-type="float">
            <text:p>4,5833333333</text:p>
          </table:table-cell>
          <table:table-cell table:formula="of:=[.E44]-[.D44]" office:value-type="float" office:value="2.96197961535941" calcext:value-type="float">
            <text:p>2,9619796154</text:p>
          </table:table-cell>
          <table:table-cell table:formula="of:=[.E44]-[.E32]" office:value-type="float" office:value="1.25" calcext:value-type="float">
            <text:p>1,25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3" calcext:value-type="float">
            <text:p>3</text:p>
          </table:table-cell>
          <table:table-cell table:formula="of:=IF([.B45];[.B45];0)" office:value-type="float" office:value="3" calcext:value-type="float">
            <text:p>3</text:p>
          </table:table-cell>
          <table:table-cell table:formula="of:=COM.MICROSOFT.STDEV.S([.C34:.C45])" office:value-type="float" office:value="1.48477117918737" calcext:value-type="float">
            <text:p>1,4847711792</text:p>
          </table:table-cell>
          <table:table-cell table:formula="of:=AVERAGE([.C34:.C45])" office:value-type="float" office:value="4.25" calcext:value-type="float">
            <text:p>4,25</text:p>
          </table:table-cell>
          <table:table-cell table:formula="of:=[.E45]-[.D45]" office:value-type="float" office:value="2.76522882081263" calcext:value-type="float">
            <text:p>2,7652288208</text:p>
          </table:table-cell>
          <table:table-cell table:formula="of:=[.E45]-[.E33]" office:value-type="float" office:value="0.583333333333334" calcext:value-type="float">
            <text:p>0,58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" calcext:value-type="float">
            <text:p>1</text:p>
          </table:table-cell>
          <table:table-cell table:formula="of:=IF([.B46];[.B46];0)" office:value-type="float" office:value="1" calcext:value-type="float">
            <text:p>1</text:p>
          </table:table-cell>
          <table:table-cell table:formula="of:=COM.MICROSOFT.STDEV.S([.C35:.C46])" office:value-type="float" office:value="1.72986249234563" calcext:value-type="float">
            <text:p>1,7298624923</text:p>
          </table:table-cell>
          <table:table-cell table:formula="of:=AVERAGE([.C35:.C46])" office:value-type="float" office:value="3.91666666666667" calcext:value-type="float">
            <text:p>3,9166666667</text:p>
          </table:table-cell>
          <table:table-cell table:formula="of:=[.E46]-[.D46]" office:value-type="float" office:value="2.18680417432103" calcext:value-type="float">
            <text:p>2,1868041743</text:p>
          </table:table-cell>
          <table:table-cell table:formula="of:=[.E46]-[.E34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" calcext:value-type="float">
            <text:p>2</text:p>
          </table:table-cell>
          <table:table-cell table:formula="of:=IF([.B47];[.B47];0)" office:value-type="float" office:value="2" calcext:value-type="float">
            <text:p>2</text:p>
          </table:table-cell>
          <table:table-cell table:formula="of:=COM.MICROSOFT.STDEV.S([.C36:.C47])" office:value-type="float" office:value="1.77525072919719" calcext:value-type="float">
            <text:p>1,7752507292</text:p>
          </table:table-cell>
          <table:table-cell table:formula="of:=AVERAGE([.C36:.C47])" office:value-type="float" office:value="3.66666666666667" calcext:value-type="float">
            <text:p>3,6666666667</text:p>
          </table:table-cell>
          <table:table-cell table:formula="of:=[.E47]-[.D47]" office:value-type="float" office:value="1.89141593746948" calcext:value-type="float">
            <text:p>1,8914159375</text:p>
          </table:table-cell>
          <table:table-cell table:formula="of:=[.E47]-[.E35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IF([.B48];[.B48];0)" office:value-type="float" office:value="0" calcext:value-type="float">
            <text:p>0</text:p>
          </table:table-cell>
          <table:table-cell table:formula="of:=COM.MICROSOFT.STDEV.S([.C37:.C48])" office:value-type="float" office:value="1.89896303441131" calcext:value-type="float">
            <text:p>1,8989630344</text:p>
          </table:table-cell>
          <table:table-cell table:formula="of:=AVERAGE([.C37:.C48])" office:value-type="float" office:value="3.16666666666667" calcext:value-type="float">
            <text:p>3,1666666667</text:p>
          </table:table-cell>
          <table:table-cell table:formula="of:=[.E48]-[.D48]" office:value-type="float" office:value="1.26770363225536" calcext:value-type="float">
            <text:p>1,2677036323</text:p>
          </table:table-cell>
          <table:table-cell table:formula="of:=[.E48]-[.E36]" office:value-type="float" office:value="-0.916666666666666" calcext:value-type="float">
            <text:p>-0,91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3" calcext:value-type="float">
            <text:p>3</text:p>
          </table:table-cell>
          <table:table-cell table:formula="of:=IF([.B49];[.B49];0)" office:value-type="float" office:value="3" calcext:value-type="float">
            <text:p>3</text:p>
          </table:table-cell>
          <table:table-cell table:formula="of:=COM.MICROSOFT.STDEV.S([.C38:.C49])" office:value-type="float" office:value="1.67648622440092" calcext:value-type="float">
            <text:p>1,6764862244</text:p>
          </table:table-cell>
          <table:table-cell table:formula="of:=AVERAGE([.C38:.C49])" office:value-type="float" office:value="2.91666666666667" calcext:value-type="float">
            <text:p>2,9166666667</text:p>
          </table:table-cell>
          <table:table-cell table:formula="of:=[.E49]-[.D49]" office:value-type="float" office:value="1.24018044226574" calcext:value-type="float">
            <text:p>1,2401804423</text:p>
          </table:table-cell>
          <table:table-cell table:formula="of:=[.E49]-[.E37]" office:value-type="float" office:value="-1.33333333333333" calcext:value-type="float">
            <text:p>-1,3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3" calcext:value-type="float">
            <text:p>3</text:p>
          </table:table-cell>
          <table:table-cell table:formula="of:=IF([.B50];[.B50];0)" office:value-type="float" office:value="3" calcext:value-type="float">
            <text:p>3</text:p>
          </table:table-cell>
          <table:table-cell table:formula="of:=COM.MICROSOFT.STDEV.S([.C39:.C50])" office:value-type="float" office:value="1.65144564768954" calcext:value-type="float">
            <text:p>1,6514456477</text:p>
          </table:table-cell>
          <table:table-cell table:formula="of:=AVERAGE([.C39:.C50])" office:value-type="float" office:value="3" calcext:value-type="float">
            <text:p>3</text:p>
          </table:table-cell>
          <table:table-cell table:formula="of:=[.E50]-[.D50]" office:value-type="float" office:value="1.34855435231046" calcext:value-type="float">
            <text:p>1,3485543523</text:p>
          </table:table-cell>
          <table:table-cell table:formula="of:=[.E50]-[.E38]" office:value-type="float" office:value="-1.25" calcext:value-type="float">
            <text:p>-1,2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3" calcext:value-type="float">
            <text:p>3</text:p>
          </table:table-cell>
          <table:table-cell table:formula="of:=IF([.B51];[.B51];0)" office:value-type="float" office:value="3" calcext:value-type="float">
            <text:p>3</text:p>
          </table:table-cell>
          <table:table-cell table:formula="of:=COM.MICROSOFT.STDEV.S([.C40:.C51])" office:value-type="float" office:value="1.62135371797393" calcext:value-type="float">
            <text:p>1,621353718</text:p>
          </table:table-cell>
          <table:table-cell table:formula="of:=AVERAGE([.C40:.C51])" office:value-type="float" office:value="2.91666666666667" calcext:value-type="float">
            <text:p>2,9166666667</text:p>
          </table:table-cell>
          <table:table-cell table:formula="of:=[.E51]-[.D51]" office:value-type="float" office:value="1.29531294869274" calcext:value-type="float">
            <text:p>1,2953129487</text:p>
          </table:table-cell>
          <table:table-cell table:formula="of:=[.E51]-[.E39]" office:value-type="float" office:value="-1.33333333333333" calcext:value-type="float">
            <text:p>-1,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" calcext:value-type="float">
            <text:p>2</text:p>
          </table:table-cell>
          <table:table-cell table:formula="of:=IF([.B52];[.B52];0)" office:value-type="float" office:value="2" calcext:value-type="float">
            <text:p>2</text:p>
          </table:table-cell>
          <table:table-cell table:formula="of:=COM.MICROSOFT.STDEV.S([.C41:.C52])" office:value-type="float" office:value="1.60255477852765" calcext:value-type="float">
            <text:p>1,6025547785</text:p>
          </table:table-cell>
          <table:table-cell table:formula="of:=AVERAGE([.C41:.C52])" office:value-type="float" office:value="2.75" calcext:value-type="float">
            <text:p>2,75</text:p>
          </table:table-cell>
          <table:table-cell table:formula="of:=[.E52]-[.D52]" office:value-type="float" office:value="1.14744522147235" calcext:value-type="float">
            <text:p>1,1474452215</text:p>
          </table:table-cell>
          <table:table-cell table:formula="of:=[.E52]-[.E40]" office:value-type="float" office:value="-1.75" calcext:value-type="float">
            <text:p>-1,75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3" calcext:value-type="float">
            <text:p>3</text:p>
          </table:table-cell>
          <table:table-cell table:formula="of:=IF([.B53];[.B53];0)" office:value-type="float" office:value="3" calcext:value-type="float">
            <text:p>3</text:p>
          </table:table-cell>
          <table:table-cell table:formula="of:=COM.MICROSOFT.STDEV.S([.C42:.C53])" office:value-type="float" office:value="1.60255477852765" calcext:value-type="float">
            <text:p>1,6025547785</text:p>
          </table:table-cell>
          <table:table-cell table:formula="of:=AVERAGE([.C42:.C53])" office:value-type="float" office:value="2.75" calcext:value-type="float">
            <text:p>2,75</text:p>
          </table:table-cell>
          <table:table-cell table:formula="of:=[.E53]-[.D53]" office:value-type="float" office:value="1.14744522147235" calcext:value-type="float">
            <text:p>1,1474452215</text:p>
          </table:table-cell>
          <table:table-cell table:formula="of:=[.E53]-[.E41]" office:value-type="float" office:value="-1.83333333333333" calcext:value-type="float">
            <text:p>-1,8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" calcext:value-type="float">
            <text:p>2</text:p>
          </table:table-cell>
          <table:table-cell table:formula="of:=IF([.B54];[.B54];0)" office:value-type="float" office:value="2" calcext:value-type="float">
            <text:p>2</text:p>
          </table:table-cell>
          <table:table-cell table:formula="of:=COM.MICROSOFT.STDEV.S([.C43:.C54])" office:value-type="float" office:value="1.60255477852765" calcext:value-type="float">
            <text:p>1,6025547785</text:p>
          </table:table-cell>
          <table:table-cell table:formula="of:=AVERAGE([.C43:.C54])" office:value-type="float" office:value="2.75" calcext:value-type="float">
            <text:p>2,75</text:p>
          </table:table-cell>
          <table:table-cell table:formula="of:=[.E54]-[.D54]" office:value-type="float" office:value="1.14744522147235" calcext:value-type="float">
            <text:p>1,1474452215</text:p>
          </table:table-cell>
          <table:table-cell table:formula="of:=[.E54]-[.E42]" office:value-type="float" office:value="-1.58333333333333" calcext:value-type="float">
            <text:p>-1,58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3" calcext:value-type="float">
            <text:p>3</text:p>
          </table:table-cell>
          <table:table-cell table:formula="of:=IF([.B55];[.B55];0)" office:value-type="float" office:value="3" calcext:value-type="float">
            <text:p>3</text:p>
          </table:table-cell>
          <table:table-cell table:formula="of:=COM.MICROSOFT.STDEV.S([.C44:.C55])" office:value-type="float" office:value="1.24316312101612" calcext:value-type="float">
            <text:p>1,243163121</text:p>
          </table:table-cell>
          <table:table-cell table:formula="of:=AVERAGE([.C44:.C55])" office:value-type="float" office:value="2.5" calcext:value-type="float">
            <text:p>2,5</text:p>
          </table:table-cell>
          <table:table-cell table:formula="of:=[.E55]-[.D55]" office:value-type="float" office:value="1.25683687898388" calcext:value-type="float">
            <text:p>1,256836879</text:p>
          </table:table-cell>
          <table:table-cell table:formula="of:=[.E55]-[.E43]" office:value-type="float" office:value="-1.91666666666667" calcext:value-type="float">
            <text:p>-1,9166666667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" calcext:value-type="float">
            <text:p>1</text:p>
          </table:table-cell>
          <table:table-cell table:formula="of:=IF([.B56];[.B56];0)" office:value-type="float" office:value="1" calcext:value-type="float">
            <text:p>1</text:p>
          </table:table-cell>
          <table:table-cell table:formula="of:=COM.MICROSOFT.STDEV.S([.C45:.C56])" office:value-type="float" office:value="1.02985730108887" calcext:value-type="float">
            <text:p>1,0298573011</text:p>
          </table:table-cell>
          <table:table-cell table:formula="of:=AVERAGE([.C45:.C56])" office:value-type="float" office:value="2.16666666666667" calcext:value-type="float">
            <text:p>2,1666666667</text:p>
          </table:table-cell>
          <table:table-cell table:formula="of:=[.E56]-[.D56]" office:value-type="float" office:value="1.13680936557779" calcext:value-type="float">
            <text:p>1,1368093656</text:p>
          </table:table-cell>
          <table:table-cell table:formula="of:=[.E56]-[.E44]" office:value-type="float" office:value="-2.41666666666667" calcext:value-type="float">
            <text:p>-2,416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" calcext:value-type="float">
            <text:p>2</text:p>
          </table:table-cell>
          <table:table-cell table:formula="of:=IF([.B57];[.B57];0)" office:value-type="float" office:value="2" calcext:value-type="float">
            <text:p>2</text:p>
          </table:table-cell>
          <table:table-cell table:formula="of:=COM.MICROSOFT.STDEV.S([.C46:.C57])" office:value-type="float" office:value="0.996204919895622" calcext:value-type="float">
            <text:p>0,9962049199</text:p>
          </table:table-cell>
          <table:table-cell table:formula="of:=AVERAGE([.C46:.C57])" office:value-type="float" office:value="2.08333333333333" calcext:value-type="float">
            <text:p>2,0833333333</text:p>
          </table:table-cell>
          <table:table-cell table:formula="of:=[.E57]-[.D57]" office:value-type="float" office:value="1.08712841343771" calcext:value-type="float">
            <text:p>1,0871284134</text:p>
          </table:table-cell>
          <table:table-cell table:formula="of:=[.E57]-[.E45]" office:value-type="float" office:value="-2.16666666666667" calcext:value-type="float">
            <text:p>-2,1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" calcext:value-type="float">
            <text:p>2</text:p>
          </table:table-cell>
          <table:table-cell table:formula="of:=IF([.B58];[.B58];0)" office:value-type="float" office:value="2" calcext:value-type="float">
            <text:p>2</text:p>
          </table:table-cell>
          <table:table-cell table:formula="of:=COM.MICROSOFT.STDEV.S([.C47:.C58])" office:value-type="float" office:value="0.937436866561092" calcext:value-type="float">
            <text:p>0,9374368666</text:p>
          </table:table-cell>
          <table:table-cell table:formula="of:=AVERAGE([.C47:.C58])" office:value-type="float" office:value="2.16666666666667" calcext:value-type="float">
            <text:p>2,1666666667</text:p>
          </table:table-cell>
          <table:table-cell table:formula="of:=[.E58]-[.D58]" office:value-type="float" office:value="1.22922980010557" calcext:value-type="float">
            <text:p>1,2292298001</text:p>
          </table:table-cell>
          <table:table-cell table:formula="of:=[.E58]-[.E46]" office:value-type="float" office:value="-1.75" calcext:value-type="float">
            <text:p>-1,75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4" calcext:value-type="float">
            <text:p>4</text:p>
          </table:table-cell>
          <table:table-cell table:formula="of:=IF([.B59];[.B59];0)" office:value-type="float" office:value="4" calcext:value-type="float">
            <text:p>4</text:p>
          </table:table-cell>
          <table:table-cell table:formula="of:=COM.MICROSOFT.STDEV.S([.C48:.C59])" office:value-type="float" office:value="1.07308673997732" calcext:value-type="float">
            <text:p>1,07308674</text:p>
          </table:table-cell>
          <table:table-cell table:formula="of:=AVERAGE([.C48:.C59])" office:value-type="float" office:value="2.33333333333333" calcext:value-type="float">
            <text:p>2,3333333333</text:p>
          </table:table-cell>
          <table:table-cell table:formula="of:=[.E59]-[.D59]" office:value-type="float" office:value="1.26024659335601" calcext:value-type="float">
            <text:p>1,2602465934</text:p>
          </table:table-cell>
          <table:table-cell table:formula="of:=[.E59]-[.E47]" office:value-type="float" office:value="-1.33333333333333" calcext:value-type="float">
            <text:p>-1,33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" calcext:value-type="float">
            <text:p>1</text:p>
          </table:table-cell>
          <table:table-cell table:formula="of:=IF([.B60];[.B60];0)" office:value-type="float" office:value="1" calcext:value-type="float">
            <text:p>1</text:p>
          </table:table-cell>
          <table:table-cell table:formula="of:=COM.MICROSOFT.STDEV.S([.C49:.C60])" office:value-type="float" office:value="0.90033663737852" calcext:value-type="float">
            <text:p>0,9003366374</text:p>
          </table:table-cell>
          <table:table-cell table:formula="of:=AVERAGE([.C49:.C60])" office:value-type="float" office:value="2.41666666666667" calcext:value-type="float">
            <text:p>2,4166666667</text:p>
          </table:table-cell>
          <table:table-cell table:formula="of:=[.E60]-[.D60]" office:value-type="float" office:value="1.51633002928815" calcext:value-type="float">
            <text:p>1,5163300293</text:p>
          </table:table-cell>
          <table:table-cell table:formula="of:=[.E60]-[.E48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4" calcext:value-type="float">
            <text:p>4</text:p>
          </table:table-cell>
          <table:table-cell table:formula="of:=IF([.B61];[.B61];0)" office:value-type="float" office:value="4" calcext:value-type="float">
            <text:p>4</text:p>
          </table:table-cell>
          <table:table-cell table:formula="of:=COM.MICROSOFT.STDEV.S([.C50:.C61])" office:value-type="float" office:value="1" calcext:value-type="float">
            <text:p>1</text:p>
          </table:table-cell>
          <table:table-cell table:formula="of:=AVERAGE([.C50:.C61])" office:value-type="float" office:value="2.5" calcext:value-type="float">
            <text:p>2,5</text:p>
          </table:table-cell>
          <table:table-cell table:formula="of:=[.E61]-[.D61]" office:value-type="float" office:value="1.5" calcext:value-type="float">
            <text:p>1,5</text:p>
          </table:table-cell>
          <table:table-cell table:formula="of:=[.E61]-[.E49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3" calcext:value-type="float">
            <text:p>3</text:p>
          </table:table-cell>
          <table:table-cell table:formula="of:=IF([.B62];[.B62];0)" office:value-type="float" office:value="3" calcext:value-type="float">
            <text:p>3</text:p>
          </table:table-cell>
          <table:table-cell table:formula="of:=COM.MICROSOFT.STDEV.S([.C51:.C62])" office:value-type="float" office:value="1" calcext:value-type="float">
            <text:p>1</text:p>
          </table:table-cell>
          <table:table-cell table:formula="of:=AVERAGE([.C51:.C62])" office:value-type="float" office:value="2.5" calcext:value-type="float">
            <text:p>2,5</text:p>
          </table:table-cell>
          <table:table-cell table:formula="of:=[.E62]-[.D62]" office:value-type="float" office:value="1.5" calcext:value-type="float">
            <text:p>1,5</text:p>
          </table:table-cell>
          <table:table-cell table:formula="of:=[.E62]-[.E50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4" calcext:value-type="float">
            <text:p>4</text:p>
          </table:table-cell>
          <table:table-cell table:formula="of:=IF([.B63];[.B63];0)" office:value-type="float" office:value="4" calcext:value-type="float">
            <text:p>4</text:p>
          </table:table-cell>
          <table:table-cell table:formula="of:=COM.MICROSOFT.STDEV.S([.C52:.C63])" office:value-type="float" office:value="1.08362466945083" calcext:value-type="float">
            <text:p>1,0836246695</text:p>
          </table:table-cell>
          <table:table-cell table:formula="of:=AVERAGE([.C52:.C63])" office:value-type="float" office:value="2.58333333333333" calcext:value-type="float">
            <text:p>2,5833333333</text:p>
          </table:table-cell>
          <table:table-cell table:formula="of:=[.E63]-[.D63]" office:value-type="float" office:value="1.4997086638825" calcext:value-type="float">
            <text:p>1,4997086639</text:p>
          </table:table-cell>
          <table:table-cell table:formula="of:=[.E63]-[.E51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" calcext:value-type="float">
            <text:p>2</text:p>
          </table:table-cell>
          <table:table-cell table:formula="of:=IF([.B64];[.B64];0)" office:value-type="float" office:value="2" calcext:value-type="float">
            <text:p>2</text:p>
          </table:table-cell>
          <table:table-cell table:formula="of:=COM.MICROSOFT.STDEV.S([.C53:.C64])" office:value-type="float" office:value="1.08362466945083" calcext:value-type="float">
            <text:p>1,0836246695</text:p>
          </table:table-cell>
          <table:table-cell table:formula="of:=AVERAGE([.C53:.C64])" office:value-type="float" office:value="2.58333333333333" calcext:value-type="float">
            <text:p>2,5833333333</text:p>
          </table:table-cell>
          <table:table-cell table:formula="of:=[.E64]-[.D64]" office:value-type="float" office:value="1.4997086638825" calcext:value-type="float">
            <text:p>1,4997086639</text:p>
          </table:table-cell>
          <table:table-cell table:formula="of:=[.E64]-[.E52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5" calcext:value-type="float">
            <text:p>5</text:p>
          </table:table-cell>
          <table:table-cell table:formula="of:=IF([.B65];[.B65];0)" office:value-type="float" office:value="5" calcext:value-type="float">
            <text:p>5</text:p>
          </table:table-cell>
          <table:table-cell table:formula="of:=COM.MICROSOFT.STDEV.S([.C54:.C65])" office:value-type="float" office:value="1.28805702866407" calcext:value-type="float">
            <text:p>1,2880570287</text:p>
          </table:table-cell>
          <table:table-cell table:formula="of:=AVERAGE([.C54:.C65])" office:value-type="float" office:value="2.75" calcext:value-type="float">
            <text:p>2,75</text:p>
          </table:table-cell>
          <table:table-cell table:formula="of:=[.E65]-[.D65]" office:value-type="float" office:value="1.46194297133593" calcext:value-type="float">
            <text:p>1,4619429713</text:p>
          </table:table-cell>
          <table:table-cell table:formula="of:=[.E65]-[.E5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" calcext:value-type="float">
            <text:p>1</text:p>
          </table:table-cell>
          <table:table-cell table:formula="of:=IF([.B66];[.B66];0)" office:value-type="float" office:value="1" calcext:value-type="float">
            <text:p>1</text:p>
          </table:table-cell>
          <table:table-cell table:formula="of:=COM.MICROSOFT.STDEV.S([.C55:.C66])" office:value-type="float" office:value="1.37068883368468" calcext:value-type="float">
            <text:p>1,3706888337</text:p>
          </table:table-cell>
          <table:table-cell table:formula="of:=AVERAGE([.C55:.C66])" office:value-type="float" office:value="2.66666666666667" calcext:value-type="float">
            <text:p>2,6666666667</text:p>
          </table:table-cell>
          <table:table-cell table:formula="of:=[.E66]-[.D66]" office:value-type="float" office:value="1.29597783298198" calcext:value-type="float">
            <text:p>1,295977833</text:p>
          </table:table-cell>
          <table:table-cell table:formula="of:=[.E66]-[.E54]" office:value-type="float" office:value="-0.0833333333333335" calcext:value-type="float">
            <text:p>-0,083333333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" calcext:value-type="float">
            <text:p>1</text:p>
          </table:table-cell>
          <table:table-cell table:formula="of:=IF([.B67];[.B67];0)" office:value-type="float" office:value="1" calcext:value-type="float">
            <text:p>1</text:p>
          </table:table-cell>
          <table:table-cell table:formula="of:=COM.MICROSOFT.STDEV.S([.C56:.C67])" office:value-type="float" office:value="1.44599761096244" calcext:value-type="float">
            <text:p>1,445997611</text:p>
          </table:table-cell>
          <table:table-cell table:formula="of:=AVERAGE([.C56:.C67])" office:value-type="float" office:value="2.5" calcext:value-type="float">
            <text:p>2,5</text:p>
          </table:table-cell>
          <table:table-cell table:formula="of:=[.E67]-[.D67]" office:value-type="float" office:value="1.05400238903756" calcext:value-type="float">
            <text:p>1,054002389</text:p>
          </table:table-cell>
          <table:table-cell table:formula="of:=[.E67]-[.E55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" calcext:value-type="float">
            <text:p>2</text:p>
          </table:table-cell>
          <table:table-cell table:formula="of:=IF([.B68];[.B68];0)" office:value-type="float" office:value="2" calcext:value-type="float">
            <text:p>2</text:p>
          </table:table-cell>
          <table:table-cell table:formula="of:=COM.MICROSOFT.STDEV.S([.C57:.C68])" office:value-type="float" office:value="1.37895436890245" calcext:value-type="float">
            <text:p>1,3789543689</text:p>
          </table:table-cell>
          <table:table-cell table:formula="of:=AVERAGE([.C57:.C68])" office:value-type="float" office:value="2.58333333333333" calcext:value-type="float">
            <text:p>2,5833333333</text:p>
          </table:table-cell>
          <table:table-cell table:formula="of:=[.E68]-[.D68]" office:value-type="float" office:value="1.20437896443088" calcext:value-type="float">
            <text:p>1,2043789644</text:p>
          </table:table-cell>
          <table:table-cell table:formula="of:=[.E68]-[.E56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3" calcext:value-type="float">
            <text:p>3</text:p>
          </table:table-cell>
          <table:table-cell table:formula="of:=IF([.B69];[.B69];0)" office:value-type="float" office:value="3" calcext:value-type="float">
            <text:p>3</text:p>
          </table:table-cell>
          <table:table-cell table:formula="of:=COM.MICROSOFT.STDEV.S([.C58:.C69])" office:value-type="float" office:value="1.37068883368468" calcext:value-type="float">
            <text:p>1,3706888337</text:p>
          </table:table-cell>
          <table:table-cell table:formula="of:=AVERAGE([.C58:.C69])" office:value-type="float" office:value="2.66666666666667" calcext:value-type="float">
            <text:p>2,6666666667</text:p>
          </table:table-cell>
          <table:table-cell table:formula="of:=[.E69]-[.D69]" office:value-type="float" office:value="1.29597783298198" calcext:value-type="float">
            <text:p>1,295977833</text:p>
          </table:table-cell>
          <table:table-cell table:formula="of:=[.E69]-[.E57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" calcext:value-type="float">
            <text:p>2</text:p>
          </table:table-cell>
          <table:table-cell table:formula="of:=IF([.B70];[.B70];0)" office:value-type="float" office:value="2" calcext:value-type="float">
            <text:p>2</text:p>
          </table:table-cell>
          <table:table-cell table:formula="of:=COM.MICROSOFT.STDEV.S([.C59:.C70])" office:value-type="float" office:value="1.37068883368468" calcext:value-type="float">
            <text:p>1,3706888337</text:p>
          </table:table-cell>
          <table:table-cell table:formula="of:=AVERAGE([.C59:.C70])" office:value-type="float" office:value="2.66666666666667" calcext:value-type="float">
            <text:p>2,6666666667</text:p>
          </table:table-cell>
          <table:table-cell table:formula="of:=[.E70]-[.D70]" office:value-type="float" office:value="1.29597783298198" calcext:value-type="float">
            <text:p>1,295977833</text:p>
          </table:table-cell>
          <table:table-cell table:formula="of:=[.E70]-[.E58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4" calcext:value-type="float">
            <text:p>4</text:p>
          </table:table-cell>
          <table:table-cell table:formula="of:=IF([.B71];[.B71];0)" office:value-type="float" office:value="4" calcext:value-type="float">
            <text:p>4</text:p>
          </table:table-cell>
          <table:table-cell table:formula="of:=COM.MICROSOFT.STDEV.S([.C60:.C71])" office:value-type="float" office:value="1.37068883368468" calcext:value-type="float">
            <text:p>1,3706888337</text:p>
          </table:table-cell>
          <table:table-cell table:formula="of:=AVERAGE([.C60:.C71])" office:value-type="float" office:value="2.66666666666667" calcext:value-type="float">
            <text:p>2,6666666667</text:p>
          </table:table-cell>
          <table:table-cell table:formula="of:=[.E71]-[.D71]" office:value-type="float" office:value="1.29597783298198" calcext:value-type="float">
            <text:p>1,295977833</text:p>
          </table:table-cell>
          <table:table-cell table:formula="of:=[.E71]-[.E59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0" calcext:value-type="float">
            <text:p>10</text:p>
          </table:table-cell>
          <table:table-cell table:formula="of:=IF([.B72];[.B72];0)" office:value-type="float" office:value="10" calcext:value-type="float">
            <text:p>10</text:p>
          </table:table-cell>
          <table:table-cell table:formula="of:=COM.MICROSOFT.STDEV.S([.C61:.C72])" office:value-type="float" office:value="2.42930342928074" calcext:value-type="float">
            <text:p>2,4293034293</text:p>
          </table:table-cell>
          <table:table-cell table:formula="of:=AVERAGE([.C61:.C72])" office:value-type="float" office:value="3.41666666666667" calcext:value-type="float">
            <text:p>3,4166666667</text:p>
          </table:table-cell>
          <table:table-cell table:formula="of:=[.E72]-[.D72]" office:value-type="float" office:value="0.987363237385929" calcext:value-type="float">
            <text:p>0,9873632374</text:p>
          </table:table-cell>
          <table:table-cell table:formula="of:=[.E72]-[.E60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5" calcext:value-type="float">
            <text:p>5</text:p>
          </table:table-cell>
          <table:table-cell table:formula="of:=IF([.B73];[.B73];0)" office:value-type="float" office:value="5" calcext:value-type="float">
            <text:p>5</text:p>
          </table:table-cell>
          <table:table-cell table:formula="of:=COM.MICROSOFT.STDEV.S([.C62:.C73])" office:value-type="float" office:value="2.46797672009059" calcext:value-type="float">
            <text:p>2,4679767201</text:p>
          </table:table-cell>
          <table:table-cell table:formula="of:=AVERAGE([.C62:.C73])" office:value-type="float" office:value="3.5" calcext:value-type="float">
            <text:p>3,5</text:p>
          </table:table-cell>
          <table:table-cell table:formula="of:=[.E73]-[.D73]" office:value-type="float" office:value="1.03202327990941" calcext:value-type="float">
            <text:p>1,0320232799</text:p>
          </table:table-cell>
          <table:table-cell table:formula="of:=[.E73]-[.E61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4" calcext:value-type="float">
            <text:p>4</text:p>
          </table:table-cell>
          <table:table-cell table:formula="of:=IF([.B74];[.B74];0)" office:value-type="float" office:value="4" calcext:value-type="float">
            <text:p>4</text:p>
          </table:table-cell>
          <table:table-cell table:formula="of:=COM.MICROSOFT.STDEV.S([.C63:.C74])" office:value-type="float" office:value="2.46644143115812" calcext:value-type="float">
            <text:p>2,4664414312</text:p>
          </table:table-cell>
          <table:table-cell table:formula="of:=AVERAGE([.C63:.C74])" office:value-type="float" office:value="3.58333333333333" calcext:value-type="float">
            <text:p>3,5833333333</text:p>
          </table:table-cell>
          <table:table-cell table:formula="of:=[.E74]-[.D74]" office:value-type="float" office:value="1.11689190217521" calcext:value-type="float">
            <text:p>1,1168919022</text:p>
          </table:table-cell>
          <table:table-cell table:formula="of:=[.E74]-[.E62]" office:value-type="float" office:value="1.08333333333333" calcext:value-type="float">
            <text:p>1,08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" calcext:value-type="float">
            <text:p>3</text:p>
          </table:table-cell>
          <table:table-cell table:formula="of:=IF([.B75];[.B75];0)" office:value-type="float" office:value="3" calcext:value-type="float">
            <text:p>3</text:p>
          </table:table-cell>
          <table:table-cell table:formula="of:=COM.MICROSOFT.STDEV.S([.C64:.C75])" office:value-type="float" office:value="2.46797672009059" calcext:value-type="float">
            <text:p>2,4679767201</text:p>
          </table:table-cell>
          <table:table-cell table:formula="of:=AVERAGE([.C64:.C75])" office:value-type="float" office:value="3.5" calcext:value-type="float">
            <text:p>3,5</text:p>
          </table:table-cell>
          <table:table-cell table:formula="of:=[.E75]-[.D75]" office:value-type="float" office:value="1.03202327990941" calcext:value-type="float">
            <text:p>1,0320232799</text:p>
          </table:table-cell>
          <table:table-cell table:formula="of:=[.E75]-[.E63]" office:value-type="float" office:value="0.916666666666666" calcext:value-type="float">
            <text:p>0,91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5" calcext:value-type="float">
            <text:p>5</text:p>
          </table:table-cell>
          <table:table-cell table:formula="of:=IF([.B76];[.B76];0)" office:value-type="float" office:value="5" calcext:value-type="float">
            <text:p>5</text:p>
          </table:table-cell>
          <table:table-cell table:formula="of:=COM.MICROSOFT.STDEV.S([.C65:.C76])" office:value-type="float" office:value="2.45412454303511" calcext:value-type="float">
            <text:p>2,454124543</text:p>
          </table:table-cell>
          <table:table-cell table:formula="of:=AVERAGE([.C65:.C76])" office:value-type="float" office:value="3.75" calcext:value-type="float">
            <text:p>3,75</text:p>
          </table:table-cell>
          <table:table-cell table:formula="of:=[.E76]-[.D76]" office:value-type="float" office:value="1.29587545696489" calcext:value-type="float">
            <text:p>1,295875457</text:p>
          </table:table-cell>
          <table:table-cell table:formula="of:=[.E76]-[.E64]" office:value-type="float" office:value="1.16666666666667" calcext:value-type="float">
            <text:p>1,1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5" calcext:value-type="float">
            <text:p>5</text:p>
          </table:table-cell>
          <table:table-cell table:formula="of:=IF([.B77];[.B77];0)" office:value-type="float" office:value="5" calcext:value-type="float">
            <text:p>5</text:p>
          </table:table-cell>
          <table:table-cell table:formula="of:=COM.MICROSOFT.STDEV.S([.C66:.C77])" office:value-type="float" office:value="2.45412454303511" calcext:value-type="float">
            <text:p>2,454124543</text:p>
          </table:table-cell>
          <table:table-cell table:formula="of:=AVERAGE([.C66:.C77])" office:value-type="float" office:value="3.75" calcext:value-type="float">
            <text:p>3,75</text:p>
          </table:table-cell>
          <table:table-cell table:formula="of:=[.E77]-[.D77]" office:value-type="float" office:value="1.29587545696489" calcext:value-type="float">
            <text:p>1,295875457</text:p>
          </table:table-cell>
          <table:table-cell table:formula="of:=[.E77]-[.E65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6" calcext:value-type="float">
            <text:p>6</text:p>
          </table:table-cell>
          <table:table-cell table:formula="of:=IF([.B78];[.B78];0)" office:value-type="float" office:value="6" calcext:value-type="float">
            <text:p>6</text:p>
          </table:table-cell>
          <table:table-cell table:formula="of:=COM.MICROSOFT.STDEV.S([.C67:.C78])" office:value-type="float" office:value="2.36771210371122" calcext:value-type="float">
            <text:p>2,3677121037</text:p>
          </table:table-cell>
          <table:table-cell table:formula="of:=AVERAGE([.C67:.C78])" office:value-type="float" office:value="4.16666666666667" calcext:value-type="float">
            <text:p>4,1666666667</text:p>
          </table:table-cell>
          <table:table-cell table:formula="of:=[.E78]-[.D78]" office:value-type="float" office:value="1.79895456295545" calcext:value-type="float">
            <text:p>1,798954563</text:p>
          </table:table-cell>
          <table:table-cell table:formula="of:=[.E78]-[.E66]"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5" calcext:value-type="float">
            <text:p>5</text:p>
          </table:table-cell>
          <table:table-cell table:formula="of:=IF([.B79];[.B79];0)" office:value-type="float" office:value="5" calcext:value-type="float">
            <text:p>5</text:p>
          </table:table-cell>
          <table:table-cell table:formula="of:=COM.MICROSOFT.STDEV.S([.C68:.C79])" office:value-type="float" office:value="2.15322168769582" calcext:value-type="float">
            <text:p>2,1532216877</text:p>
          </table:table-cell>
          <table:table-cell table:formula="of:=AVERAGE([.C68:.C79])" office:value-type="float" office:value="4.5" calcext:value-type="float">
            <text:p>4,5</text:p>
          </table:table-cell>
          <table:table-cell table:formula="of:=[.E79]-[.D79]" office:value-type="float" office:value="2.34677831230418" calcext:value-type="float">
            <text:p>2,3467783123</text:p>
          </table:table-cell>
          <table:table-cell table:formula="of:=[.E79]-[.E67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2" calcext:value-type="float">
            <text:p>2</text:p>
          </table:table-cell>
          <table:table-cell table:formula="of:=IF([.B80];[.B80];0)" office:value-type="float" office:value="2" calcext:value-type="float">
            <text:p>2</text:p>
          </table:table-cell>
          <table:table-cell table:formula="of:=COM.MICROSOFT.STDEV.S([.C69:.C80])" office:value-type="float" office:value="2.15322168769582" calcext:value-type="float">
            <text:p>2,1532216877</text:p>
          </table:table-cell>
          <table:table-cell table:formula="of:=AVERAGE([.C69:.C80])" office:value-type="float" office:value="4.5" calcext:value-type="float">
            <text:p>4,5</text:p>
          </table:table-cell>
          <table:table-cell table:formula="of:=[.E80]-[.D80]" office:value-type="float" office:value="2.34677831230418" calcext:value-type="float">
            <text:p>2,3467783123</text:p>
          </table:table-cell>
          <table:table-cell table:formula="of:=[.E80]-[.E68]" office:value-type="float" office:value="1.91666666666667" calcext:value-type="float">
            <text:p>1,91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" calcext:value-type="float">
            <text:p>2</text:p>
          </table:table-cell>
          <table:table-cell table:formula="of:=IF([.B81];[.B81];0)" office:value-type="float" office:value="2" calcext:value-type="float">
            <text:p>2</text:p>
          </table:table-cell>
          <table:table-cell table:formula="of:=COM.MICROSOFT.STDEV.S([.C70:.C81])" office:value-type="float" office:value="2.23437334445796" calcext:value-type="float">
            <text:p>2,2343733445</text:p>
          </table:table-cell>
          <table:table-cell table:formula="of:=AVERAGE([.C70:.C81])" office:value-type="float" office:value="4.41666666666667" calcext:value-type="float">
            <text:p>4,4166666667</text:p>
          </table:table-cell>
          <table:table-cell table:formula="of:=[.E81]-[.D81]" office:value-type="float" office:value="2.18229332220871" calcext:value-type="float">
            <text:p>2,1822933222</text:p>
          </table:table-cell>
          <table:table-cell table:formula="of:=[.E81]-[.E69]" office:value-type="float" office:value="1.75" calcext:value-type="float">
            <text:p>1,75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3" calcext:value-type="float">
            <text:p>3</text:p>
          </table:table-cell>
          <table:table-cell table:formula="of:=IF([.B82];[.B82];0)" office:value-type="float" office:value="3" calcext:value-type="float">
            <text:p>3</text:p>
          </table:table-cell>
          <table:table-cell table:formula="of:=COM.MICROSOFT.STDEV.S([.C71:.C82])" office:value-type="float" office:value="2.15322168769582" calcext:value-type="float">
            <text:p>2,1532216877</text:p>
          </table:table-cell>
          <table:table-cell table:formula="of:=AVERAGE([.C71:.C82])" office:value-type="float" office:value="4.5" calcext:value-type="float">
            <text:p>4,5</text:p>
          </table:table-cell>
          <table:table-cell table:formula="of:=[.E82]-[.D82]" office:value-type="float" office:value="2.34677831230418" calcext:value-type="float">
            <text:p>2,3467783123</text:p>
          </table:table-cell>
          <table:table-cell table:formula="of:=[.E82]-[.E70]" office:value-type="float" office:value="1.83333333333333" calcext:value-type="float">
            <text:p>1,8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5" calcext:value-type="float">
            <text:p>15</text:p>
          </table:table-cell>
          <table:table-cell table:formula="of:=IF([.B83];[.B83];0)" office:value-type="float" office:value="15" calcext:value-type="float">
            <text:p>15</text:p>
          </table:table-cell>
          <table:table-cell table:formula="of:=COM.MICROSOFT.STDEV.S([.C72:.C83])" office:value-type="float" office:value="3.70401093001856" calcext:value-type="float">
            <text:p>3,70401093</text:p>
          </table:table-cell>
          <table:table-cell table:formula="of:=AVERAGE([.C72:.C83])" office:value-type="float" office:value="5.41666666666667" calcext:value-type="float">
            <text:p>5,4166666667</text:p>
          </table:table-cell>
          <table:table-cell table:formula="of:=[.E83]-[.D83]" office:value-type="float" office:value="1.71265573664811" calcext:value-type="float">
            <text:p>1,7126557366</text:p>
          </table:table-cell>
          <table:table-cell table:formula="of:=[.E83]-[.E71]" office:value-type="float" office:value="2.75" calcext:value-type="float">
            <text:p>2,75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5" calcext:value-type="float">
            <text:p>15</text:p>
          </table:table-cell>
          <table:table-cell table:formula="of:=IF([.B84];[.B84];0)" office:value-type="float" office:value="15" calcext:value-type="float">
            <text:p>15</text:p>
          </table:table-cell>
          <table:table-cell table:formula="of:=COM.MICROSOFT.STDEV.S([.C73:.C84])" office:value-type="float" office:value="4.46874668891592" calcext:value-type="float">
            <text:p>4,4687466889</text:p>
          </table:table-cell>
          <table:table-cell table:formula="of:=AVERAGE([.C73:.C84])" office:value-type="float" office:value="5.83333333333333" calcext:value-type="float">
            <text:p>5,8333333333</text:p>
          </table:table-cell>
          <table:table-cell table:formula="of:=[.E84]-[.D84]" office:value-type="float" office:value="1.36458664441742" calcext:value-type="float">
            <text:p>1,3645866444</text:p>
          </table:table-cell>
          <table:table-cell table:formula="of:=[.E84]-[.E72]" office:value-type="float" office:value="2.41666666666667" calcext:value-type="float">
            <text:p>2,4166666667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6" calcext:value-type="float">
            <text:p>6</text:p>
          </table:table-cell>
          <table:table-cell table:formula="of:=IF([.B85];[.B85];0)" office:value-type="float" office:value="6" calcext:value-type="float">
            <text:p>6</text:p>
          </table:table-cell>
          <table:table-cell table:formula="of:=COM.MICROSOFT.STDEV.S([.C74:.C85])" office:value-type="float" office:value="4.46111142558838" calcext:value-type="float">
            <text:p>4,4611114256</text:p>
          </table:table-cell>
          <table:table-cell table:formula="of:=AVERAGE([.C74:.C85])" office:value-type="float" office:value="5.91666666666667" calcext:value-type="float">
            <text:p>5,9166666667</text:p>
          </table:table-cell>
          <table:table-cell table:formula="of:=[.E85]-[.D85]" office:value-type="float" office:value="1.45555524107829" calcext:value-type="float">
            <text:p>1,4555552411</text:p>
          </table:table-cell>
          <table:table-cell table:formula="of:=[.E85]-[.E73]" office:value-type="float" office:value="2.41666666666667" calcext:value-type="float">
            <text:p>2,41666666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4" calcext:value-type="float">
            <text:p>4</text:p>
          </table:table-cell>
          <table:table-cell table:formula="of:=IF([.B86];[.B86];0)" office:value-type="float" office:value="4" calcext:value-type="float">
            <text:p>4</text:p>
          </table:table-cell>
          <table:table-cell table:formula="of:=COM.MICROSOFT.STDEV.S([.C75:.C86])" office:value-type="float" office:value="4.46111142558838" calcext:value-type="float">
            <text:p>4,4611114256</text:p>
          </table:table-cell>
          <table:table-cell table:formula="of:=AVERAGE([.C75:.C86])" office:value-type="float" office:value="5.91666666666667" calcext:value-type="float">
            <text:p>5,9166666667</text:p>
          </table:table-cell>
          <table:table-cell table:formula="of:=[.E86]-[.D86]" office:value-type="float" office:value="1.45555524107829" calcext:value-type="float">
            <text:p>1,4555552411</text:p>
          </table:table-cell>
          <table:table-cell table:formula="of:=[.E86]-[.E74]" office:value-type="float" office:value="2.33333333333333" calcext:value-type="float">
            <text:p>2,3333333333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0" calcext:value-type="float">
            <text:p>10</text:p>
          </table:table-cell>
          <table:table-cell table:formula="of:=IF([.B87];[.B87];0)" office:value-type="float" office:value="10" calcext:value-type="float">
            <text:p>10</text:p>
          </table:table-cell>
          <table:table-cell table:formula="of:=COM.MICROSOFT.STDEV.S([.C76:.C87])" office:value-type="float" office:value="4.50252454437811" calcext:value-type="float">
            <text:p>4,5025245444</text:p>
          </table:table-cell>
          <table:table-cell table:formula="of:=AVERAGE([.C76:.C87])" office:value-type="float" office:value="6.5" calcext:value-type="float">
            <text:p>6,5</text:p>
          </table:table-cell>
          <table:table-cell table:formula="of:=[.E87]-[.D87]" office:value-type="float" office:value="1.99747545562189" calcext:value-type="float">
            <text:p>1,9974754556</text:p>
          </table:table-cell>
          <table:table-cell table:formula="of:=[.E87]-[.E75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5" calcext:value-type="float">
            <text:p>5</text:p>
          </table:table-cell>
          <table:table-cell table:formula="of:=IF([.B88];[.B88];0)" office:value-type="float" office:value="5" calcext:value-type="float">
            <text:p>5</text:p>
          </table:table-cell>
          <table:table-cell table:formula="of:=COM.MICROSOFT.STDEV.S([.C77:.C88])" office:value-type="float" office:value="4.50252454437811" calcext:value-type="float">
            <text:p>4,5025245444</text:p>
          </table:table-cell>
          <table:table-cell table:formula="of:=AVERAGE([.C77:.C88])" office:value-type="float" office:value="6.5" calcext:value-type="float">
            <text:p>6,5</text:p>
          </table:table-cell>
          <table:table-cell table:formula="of:=[.E88]-[.D88]" office:value-type="float" office:value="1.99747545562189" calcext:value-type="float">
            <text:p>1,9974754556</text:p>
          </table:table-cell>
          <table:table-cell table:formula="of:=[.E88]-[.E76]" office:value-type="float" office:value="2.75" calcext:value-type="float">
            <text:p>2,7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5" calcext:value-type="float">
            <text:p>5</text:p>
          </table:table-cell>
          <table:table-cell table:formula="of:=IF([.B89];[.B89];0)" office:value-type="float" office:value="5" calcext:value-type="float">
            <text:p>5</text:p>
          </table:table-cell>
          <table:table-cell table:formula="of:=COM.MICROSOFT.STDEV.S([.C78:.C89])" office:value-type="float" office:value="4.50252454437811" calcext:value-type="float">
            <text:p>4,5025245444</text:p>
          </table:table-cell>
          <table:table-cell table:formula="of:=AVERAGE([.C78:.C89])" office:value-type="float" office:value="6.5" calcext:value-type="float">
            <text:p>6,5</text:p>
          </table:table-cell>
          <table:table-cell table:formula="of:=[.E89]-[.D89]" office:value-type="float" office:value="1.99747545562189" calcext:value-type="float">
            <text:p>1,9974754556</text:p>
          </table:table-cell>
          <table:table-cell table:formula="of:=[.E89]-[.E77]" office:value-type="float" office:value="2.75" calcext:value-type="float">
            <text:p>2,75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7" calcext:value-type="float">
            <text:p>7</text:p>
          </table:table-cell>
          <table:table-cell table:formula="of:=IF([.B90];[.B90];0)" office:value-type="float" office:value="7" calcext:value-type="float">
            <text:p>7</text:p>
          </table:table-cell>
          <table:table-cell table:formula="of:=COM.MICROSOFT.STDEV.S([.C79:.C90])" office:value-type="float" office:value="4.5016831868926" calcext:value-type="float">
            <text:p>4,5016831869</text:p>
          </table:table-cell>
          <table:table-cell table:formula="of:=AVERAGE([.C79:.C90])" office:value-type="float" office:value="6.58333333333333" calcext:value-type="float">
            <text:p>6,5833333333</text:p>
          </table:table-cell>
          <table:table-cell table:formula="of:=[.E90]-[.D90]" office:value-type="float" office:value="2.08165014644073" calcext:value-type="float">
            <text:p>2,0816501464</text:p>
          </table:table-cell>
          <table:table-cell table:formula="of:=[.E90]-[.E78]" office:value-type="float" office:value="2.41666666666667" calcext:value-type="float">
            <text:p>2,41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7" calcext:value-type="float">
            <text:p>7</text:p>
          </table:table-cell>
          <table:table-cell table:formula="of:=IF([.B91];[.B91];0)" office:value-type="float" office:value="7" calcext:value-type="float">
            <text:p>7</text:p>
          </table:table-cell>
          <table:table-cell table:formula="of:=COM.MICROSOFT.STDEV.S([.C80:.C91])" office:value-type="float" office:value="4.47467621987639" calcext:value-type="float">
            <text:p>4,4746762199</text:p>
          </table:table-cell>
          <table:table-cell table:formula="of:=AVERAGE([.C80:.C91])" office:value-type="float" office:value="6.75" calcext:value-type="float">
            <text:p>6,75</text:p>
          </table:table-cell>
          <table:table-cell table:formula="of:=[.E91]-[.D91]" office:value-type="float" office:value="2.27532378012361" calcext:value-type="float">
            <text:p>2,2753237801</text:p>
          </table:table-cell>
          <table:table-cell table:formula="of:=[.E91]-[.E79]" office:value-type="float" office:value="2.25" calcext:value-type="float">
            <text:p>2,25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3" calcext:value-type="float">
            <text:p>3</text:p>
          </table:table-cell>
          <table:table-cell table:formula="of:=IF([.B92];[.B92];0)" office:value-type="float" office:value="3" calcext:value-type="float">
            <text:p>3</text:p>
          </table:table-cell>
          <table:table-cell table:formula="of:=COM.MICROSOFT.STDEV.S([.C81:.C92])" office:value-type="float" office:value="4.38661877103815" calcext:value-type="float">
            <text:p>4,386618771</text:p>
          </table:table-cell>
          <table:table-cell table:formula="of:=AVERAGE([.C81:.C92])" office:value-type="float" office:value="6.83333333333333" calcext:value-type="float">
            <text:p>6,8333333333</text:p>
          </table:table-cell>
          <table:table-cell table:formula="of:=[.E92]-[.D92]" office:value-type="float" office:value="2.44671456229518" calcext:value-type="float">
            <text:p>2,4467145623</text:p>
          </table:table-cell>
          <table:table-cell table:formula="of:=[.E92]-[.E80]" office:value-type="float" office:value="2.33333333333333" calcext:value-type="float">
            <text:p>2,33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5" calcext:value-type="float">
            <text:p>5</text:p>
          </table:table-cell>
          <table:table-cell table:formula="of:=IF([.B93];[.B93];0)" office:value-type="float" office:value="5" calcext:value-type="float">
            <text:p>5</text:p>
          </table:table-cell>
          <table:table-cell table:formula="of:=COM.MICROSOFT.STDEV.S([.C82:.C93])" office:value-type="float" office:value="4.16606056197706" calcext:value-type="float">
            <text:p>4,166060562</text:p>
          </table:table-cell>
          <table:table-cell table:formula="of:=AVERAGE([.C82:.C93])" office:value-type="float" office:value="7.08333333333333" calcext:value-type="float">
            <text:p>7,0833333333</text:p>
          </table:table-cell>
          <table:table-cell table:formula="of:=[.E93]-[.D93]" office:value-type="float" office:value="2.91727277135627" calcext:value-type="float">
            <text:p>2,9172727714</text:p>
          </table:table-cell>
          <table:table-cell table:formula="of:=[.E93]-[.E81]" office:value-type="float" office:value="2.66666666666667" calcext:value-type="float">
            <text:p>2,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4" calcext:value-type="float">
            <text:p>4</text:p>
          </table:table-cell>
          <table:table-cell table:formula="of:=IF([.B94];[.B94];0)" office:value-type="float" office:value="4" calcext:value-type="float">
            <text:p>4</text:p>
          </table:table-cell>
          <table:table-cell table:formula="of:=COM.MICROSOFT.STDEV.S([.C83:.C94])" office:value-type="float" office:value="4.08619256728922" calcext:value-type="float">
            <text:p>4,0861925673</text:p>
          </table:table-cell>
          <table:table-cell table:formula="of:=AVERAGE([.C83:.C94])" office:value-type="float" office:value="7.16666666666667" calcext:value-type="float">
            <text:p>7,1666666667</text:p>
          </table:table-cell>
          <table:table-cell table:formula="of:=[.E94]-[.D94]" office:value-type="float" office:value="3.08047409937744" calcext:value-type="float">
            <text:p>3,0804740994</text:p>
          </table:table-cell>
          <table:table-cell table:formula="of:=[.E94]-[.E82]" office:value-type="float" office:value="2.66666666666667" calcext:value-type="float">
            <text:p>2,6666666667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6" calcext:value-type="float">
            <text:p>6</text:p>
          </table:table-cell>
          <table:table-cell table:formula="of:=IF([.B95];[.B95];0)" office:value-type="float" office:value="6" calcext:value-type="float">
            <text:p>6</text:p>
          </table:table-cell>
          <table:table-cell table:formula="of:=COM.MICROSOFT.STDEV.S([.C84:.C95])" office:value-type="float" office:value="3.26018218490744" calcext:value-type="float">
            <text:p>3,2601821849</text:p>
          </table:table-cell>
          <table:table-cell table:formula="of:=AVERAGE([.C84:.C95])" office:value-type="float" office:value="6.41666666666667" calcext:value-type="float">
            <text:p>6,4166666667</text:p>
          </table:table-cell>
          <table:table-cell table:formula="of:=[.E95]-[.D95]" office:value-type="float" office:value="3.15648448175922" calcext:value-type="float">
            <text:p>3,1564844818</text:p>
          </table:table-cell>
          <table:table-cell table:formula="of:=[.E95]-[.E83]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" calcext:value-type="float">
            <text:p>4</text:p>
          </table:table-cell>
          <table:table-cell table:formula="of:=IF([.B96];[.B96];0)" office:value-type="float" office:value="4" calcext:value-type="float">
            <text:p>4</text:p>
          </table:table-cell>
          <table:table-cell table:formula="of:=COM.MICROSOFT.STDEV.S([.C85:.C96])" office:value-type="float" office:value="1.88293774338254" calcext:value-type="float">
            <text:p>1,8829377434</text:p>
          </table:table-cell>
          <table:table-cell table:formula="of:=AVERAGE([.C85:.C96])" office:value-type="float" office:value="5.5" calcext:value-type="float">
            <text:p>5,5</text:p>
          </table:table-cell>
          <table:table-cell table:formula="of:=[.E96]-[.D96]" office:value-type="float" office:value="3.61706225661746" calcext:value-type="float">
            <text:p>3,6170622566</text:p>
          </table:table-cell>
          <table:table-cell table:formula="of:=[.E96]-[.E84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6" calcext:value-type="float">
            <text:p>6</text:p>
          </table:table-cell>
          <table:table-cell table:formula="of:=IF([.B97];[.B97];0)" office:value-type="float" office:value="6" calcext:value-type="float">
            <text:p>6</text:p>
          </table:table-cell>
          <table:table-cell table:formula="of:=COM.MICROSOFT.STDEV.S([.C86:.C97])" office:value-type="float" office:value="1.88293774338254" calcext:value-type="float">
            <text:p>1,8829377434</text:p>
          </table:table-cell>
          <table:table-cell table:formula="of:=AVERAGE([.C86:.C97])" office:value-type="float" office:value="5.5" calcext:value-type="float">
            <text:p>5,5</text:p>
          </table:table-cell>
          <table:table-cell table:formula="of:=[.E97]-[.D97]" office:value-type="float" office:value="3.61706225661746" calcext:value-type="float">
            <text:p>3,6170622566</text:p>
          </table:table-cell>
          <table:table-cell table:formula="of:=[.E97]-[.E85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5" calcext:value-type="float">
            <text:p>5</text:p>
          </table:table-cell>
          <table:table-cell table:formula="of:=IF([.B98];[.B98];0)" office:value-type="float" office:value="5" calcext:value-type="float">
            <text:p>5</text:p>
          </table:table-cell>
          <table:table-cell table:formula="of:=COM.MICROSOFT.STDEV.S([.C87:.C98])" office:value-type="float" office:value="1.83195540504146" calcext:value-type="float">
            <text:p>1,831955405</text:p>
          </table:table-cell>
          <table:table-cell table:formula="of:=AVERAGE([.C87:.C98])" office:value-type="float" office:value="5.58333333333333" calcext:value-type="float">
            <text:p>5,5833333333</text:p>
          </table:table-cell>
          <table:table-cell table:formula="of:=[.E98]-[.D98]" office:value-type="float" office:value="3.75137792829188" calcext:value-type="float">
            <text:p>3,7513779283</text:p>
          </table:table-cell>
          <table:table-cell table:formula="of:=[.E98]-[.E86]" office:value-type="float" office:value="-0.333333333333334" calcext:value-type="float">
            <text:p>-0,333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7" calcext:value-type="float">
            <text:p>7</text:p>
          </table:table-cell>
          <table:table-cell table:formula="of:=IF([.B99];[.B99];0)" office:value-type="float" office:value="7" calcext:value-type="float">
            <text:p>7</text:p>
          </table:table-cell>
          <table:table-cell table:formula="of:=COM.MICROSOFT.STDEV.S([.C88:.C99])" office:value-type="float" office:value="1.30267789455786" calcext:value-type="float">
            <text:p>1,3026778946</text:p>
          </table:table-cell>
          <table:table-cell table:formula="of:=AVERAGE([.C88:.C99])" office:value-type="float" office:value="5.33333333333333" calcext:value-type="float">
            <text:p>5,3333333333</text:p>
          </table:table-cell>
          <table:table-cell table:formula="of:=[.E99]-[.D99]" office:value-type="float" office:value="4.03065543877547" calcext:value-type="float">
            <text:p>4,0306554388</text:p>
          </table:table-cell>
          <table:table-cell table:formula="of:=[.E99]-[.E87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5" calcext:value-type="float">
            <text:p>5</text:p>
          </table:table-cell>
          <table:table-cell table:formula="of:=IF([.B100];[.B100];0)" office:value-type="float" office:value="5" calcext:value-type="float">
            <text:p>5</text:p>
          </table:table-cell>
          <table:table-cell table:formula="of:=COM.MICROSOFT.STDEV.S([.C89:.C100])" office:value-type="float" office:value="1.30267789455786" calcext:value-type="float">
            <text:p>1,3026778946</text:p>
          </table:table-cell>
          <table:table-cell table:formula="of:=AVERAGE([.C89:.C100])" office:value-type="float" office:value="5.33333333333333" calcext:value-type="float">
            <text:p>5,3333333333</text:p>
          </table:table-cell>
          <table:table-cell table:formula="of:=[.E100]-[.D100]" office:value-type="float" office:value="4.03065543877547" calcext:value-type="float">
            <text:p>4,0306554388</text:p>
          </table:table-cell>
          <table:table-cell table:formula="of:=[.E100]-[.E88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5" calcext:value-type="float">
            <text:p>5</text:p>
          </table:table-cell>
          <table:table-cell table:formula="of:=IF([.B101];[.B101];0)" office:value-type="float" office:value="5" calcext:value-type="float">
            <text:p>5</text:p>
          </table:table-cell>
          <table:table-cell table:formula="of:=COM.MICROSOFT.STDEV.S([.C90:.C101])" office:value-type="float" office:value="1.30267789455786" calcext:value-type="float">
            <text:p>1,3026778946</text:p>
          </table:table-cell>
          <table:table-cell table:formula="of:=AVERAGE([.C90:.C101])" office:value-type="float" office:value="5.33333333333333" calcext:value-type="float">
            <text:p>5,3333333333</text:p>
          </table:table-cell>
          <table:table-cell table:formula="of:=[.E101]-[.D101]" office:value-type="float" office:value="4.03065543877547" calcext:value-type="float">
            <text:p>4,0306554388</text:p>
          </table:table-cell>
          <table:table-cell table:formula="of:=[.E101]-[.E89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5" calcext:value-type="float">
            <text:p>5</text:p>
          </table:table-cell>
          <table:table-cell table:formula="of:=IF([.B102];[.B102];0)" office:value-type="float" office:value="5" calcext:value-type="float">
            <text:p>5</text:p>
          </table:table-cell>
          <table:table-cell table:formula="of:=COM.MICROSOFT.STDEV.S([.C91:.C102])" office:value-type="float" office:value="1.19341628287971" calcext:value-type="float">
            <text:p>1,1934162829</text:p>
          </table:table-cell>
          <table:table-cell table:formula="of:=AVERAGE([.C91:.C102])" office:value-type="float" office:value="5.16666666666667" calcext:value-type="float">
            <text:p>5,1666666667</text:p>
          </table:table-cell>
          <table:table-cell table:formula="of:=[.E102]-[.D102]" office:value-type="float" office:value="3.97325038378696" calcext:value-type="float">
            <text:p>3,9732503838</text:p>
          </table:table-cell>
          <table:table-cell table:formula="of:=[.E102]-[.E90]" office:value-type="float" office:value="-1.41666666666667" calcext:value-type="float">
            <text:p>-1,41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4" calcext:value-type="float">
            <text:p>4</text:p>
          </table:table-cell>
          <table:table-cell table:formula="of:=IF([.B103];[.B103];0)" office:value-type="float" office:value="4" calcext:value-type="float">
            <text:p>4</text:p>
          </table:table-cell>
          <table:table-cell table:formula="of:=COM.MICROSOFT.STDEV.S([.C92:.C103])" office:value-type="float" office:value="1.08362466945083" calcext:value-type="float">
            <text:p>1,0836246695</text:p>
          </table:table-cell>
          <table:table-cell table:formula="of:=AVERAGE([.C92:.C103])" office:value-type="float" office:value="4.91666666666667" calcext:value-type="float">
            <text:p>4,9166666667</text:p>
          </table:table-cell>
          <table:table-cell table:formula="of:=[.E103]-[.D103]" office:value-type="float" office:value="3.83304199721583" calcext:value-type="float">
            <text:p>3,8330419972</text:p>
          </table:table-cell>
          <table:table-cell table:formula="of:=[.E103]-[.E91]" office:value-type="float" office:value="-1.83333333333333" calcext:value-type="float">
            <text:p>-1,8333333333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7" calcext:value-type="float">
            <text:p>7</text:p>
          </table:table-cell>
          <table:table-cell table:formula="of:=IF([.B104];[.B104];0)" office:value-type="float" office:value="7" calcext:value-type="float">
            <text:p>7</text:p>
          </table:table-cell>
          <table:table-cell table:formula="of:=COM.MICROSOFT.STDEV.S([.C93:.C104])" office:value-type="float" office:value="1.05528970602217" calcext:value-type="float">
            <text:p>1,055289706</text:p>
          </table:table-cell>
          <table:table-cell table:formula="of:=AVERAGE([.C93:.C104])" office:value-type="float" office:value="5.25" calcext:value-type="float">
            <text:p>5,25</text:p>
          </table:table-cell>
          <table:table-cell table:formula="of:=[.E104]-[.D104]" office:value-type="float" office:value="4.19471029397783" calcext:value-type="float">
            <text:p>4,194710294</text:p>
          </table:table-cell>
          <table:table-cell table:formula="of:=[.E104]-[.E92]" office:value-type="float" office:value="-1.58333333333333" calcext:value-type="float">
            <text:p>-1,58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3" calcext:value-type="float">
            <text:p>3</text:p>
          </table:table-cell>
          <table:table-cell table:formula="of:=IF([.B105];[.B105];0)" office:value-type="float" office:value="3" calcext:value-type="float">
            <text:p>3</text:p>
          </table:table-cell>
          <table:table-cell table:formula="of:=COM.MICROSOFT.STDEV.S([.C94:.C105])" office:value-type="float" office:value="1.24011240937215" calcext:value-type="float">
            <text:p>1,2401124094</text:p>
          </table:table-cell>
          <table:table-cell table:formula="of:=AVERAGE([.C94:.C105])" office:value-type="float" office:value="5.08333333333333" calcext:value-type="float">
            <text:p>5,0833333333</text:p>
          </table:table-cell>
          <table:table-cell table:formula="of:=[.E105]-[.D105]" office:value-type="float" office:value="3.84322092396119" calcext:value-type="float">
            <text:p>3,843220924</text:p>
          </table:table-cell>
          <table:table-cell table:formula="of:=[.E105]-[.E93]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6" calcext:value-type="float">
            <text:p>6</text:p>
          </table:table-cell>
          <table:table-cell table:formula="of:=IF([.B106];[.B106];0)" office:value-type="float" office:value="6" calcext:value-type="float">
            <text:p>6</text:p>
          </table:table-cell>
          <table:table-cell table:formula="of:=COM.MICROSOFT.STDEV.S([.C95:.C106])" office:value-type="float" office:value="1.21543108701099" calcext:value-type="float">
            <text:p>1,215431087</text:p>
          </table:table-cell>
          <table:table-cell table:formula="of:=AVERAGE([.C95:.C106])" office:value-type="float" office:value="5.25" calcext:value-type="float">
            <text:p>5,25</text:p>
          </table:table-cell>
          <table:table-cell table:formula="of:=[.E106]-[.D106]" office:value-type="float" office:value="4.03456891298901" calcext:value-type="float">
            <text:p>4,034568913</text:p>
          </table:table-cell>
          <table:table-cell table:formula="of:=[.E106]-[.E94]" office:value-type="float" office:value="-1.91666666666667" calcext:value-type="float">
            <text:p>-1,9166666667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4" calcext:value-type="float">
            <text:p>4</text:p>
          </table:table-cell>
          <table:table-cell table:formula="of:=IF([.B107];[.B107];0)" office:value-type="float" office:value="4" calcext:value-type="float">
            <text:p>4</text:p>
          </table:table-cell>
          <table:table-cell table:formula="of:=COM.MICROSOFT.STDEV.S([.C96:.C107])" office:value-type="float" office:value="1.24011240937215" calcext:value-type="float">
            <text:p>1,2401124094</text:p>
          </table:table-cell>
          <table:table-cell table:formula="of:=AVERAGE([.C96:.C107])" office:value-type="float" office:value="5.08333333333333" calcext:value-type="float">
            <text:p>5,0833333333</text:p>
          </table:table-cell>
          <table:table-cell table:formula="of:=[.E107]-[.D107]" office:value-type="float" office:value="3.84322092396119" calcext:value-type="float">
            <text:p>3,843220924</text:p>
          </table:table-cell>
          <table:table-cell table:formula="of:=[.E107]-[.E95]" office:value-type="float" office:value="-1.33333333333333" calcext:value-type="float">
            <text:p>-1,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" calcext:value-type="float">
            <text:p>2</text:p>
          </table:table-cell>
          <table:table-cell table:formula="of:=IF([.B108];[.B108];0)" office:value-type="float" office:value="2" calcext:value-type="float">
            <text:p>2</text:p>
          </table:table-cell>
          <table:table-cell table:formula="of:=COM.MICROSOFT.STDEV.S([.C97:.C108])" office:value-type="float" office:value="1.50504203102489" calcext:value-type="float">
            <text:p>1,505042031</text:p>
          </table:table-cell>
          <table:table-cell table:formula="of:=AVERAGE([.C97:.C108])" office:value-type="float" office:value="4.91666666666667" calcext:value-type="float">
            <text:p>4,9166666667</text:p>
          </table:table-cell>
          <table:table-cell table:formula="of:=[.E108]-[.D108]" office:value-type="float" office:value="3.41162463564178" calcext:value-type="float">
            <text:p>3,4116246356</text:p>
          </table:table-cell>
          <table:table-cell table:formula="of:=[.E108]-[.E96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" calcext:value-type="float">
            <text:p>1</text:p>
          </table:table-cell>
          <table:table-cell table:formula="of:=IF([.B109];[.B109];0)" office:value-type="float" office:value="1" calcext:value-type="float">
            <text:p>1</text:p>
          </table:table-cell>
          <table:table-cell table:formula="of:=COM.MICROSOFT.STDEV.S([.C98:.C109])" office:value-type="float" office:value="1.83402190925746" calcext:value-type="float">
            <text:p>1,8340219093</text:p>
          </table:table-cell>
          <table:table-cell table:formula="of:=AVERAGE([.C98:.C109])" office:value-type="float" office:value="4.5" calcext:value-type="float">
            <text:p>4,5</text:p>
          </table:table-cell>
          <table:table-cell table:formula="of:=[.E109]-[.D109]" office:value-type="float" office:value="2.66597809074254" calcext:value-type="float">
            <text:p>2,6659780907</text:p>
          </table:table-cell>
          <table:table-cell table:formula="of:=[.E109]-[.E97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4" calcext:value-type="float">
            <text:p>4</text:p>
          </table:table-cell>
          <table:table-cell table:formula="of:=IF([.B110];[.B110];0)" office:value-type="float" office:value="4" calcext:value-type="float">
            <text:p>4</text:p>
          </table:table-cell>
          <table:table-cell table:formula="of:=COM.MICROSOFT.STDEV.S([.C99:.C110])" office:value-type="float" office:value="1.83195540504146" calcext:value-type="float">
            <text:p>1,831955405</text:p>
          </table:table-cell>
          <table:table-cell table:formula="of:=AVERAGE([.C99:.C110])" office:value-type="float" office:value="4.41666666666667" calcext:value-type="float">
            <text:p>4,4166666667</text:p>
          </table:table-cell>
          <table:table-cell table:formula="of:=[.E110]-[.D110]" office:value-type="float" office:value="2.58471126162521" calcext:value-type="float">
            <text:p>2,5847112616</text:p>
          </table:table-cell>
          <table:table-cell table:formula="of:=[.E110]-[.E98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3" calcext:value-type="float">
            <text:p>3</text:p>
          </table:table-cell>
          <table:table-cell table:formula="of:=IF([.B111];[.B111];0)" office:value-type="float" office:value="3" calcext:value-type="float">
            <text:p>3</text:p>
          </table:table-cell>
          <table:table-cell table:formula="of:=COM.MICROSOFT.STDEV.S([.C100:.C111])" office:value-type="float" office:value="1.67648622440092" calcext:value-type="float">
            <text:p>1,6764862244</text:p>
          </table:table-cell>
          <table:table-cell table:formula="of:=AVERAGE([.C100:.C111])" office:value-type="float" office:value="4.08333333333333" calcext:value-type="float">
            <text:p>4,0833333333</text:p>
          </table:table-cell>
          <table:table-cell table:formula="of:=[.E111]-[.D111]" office:value-type="float" office:value="2.40684710893241" calcext:value-type="float">
            <text:p>2,4068471089</text:p>
          </table:table-cell>
          <table:table-cell table:formula="of:=[.E111]-[.E99]" office:value-type="float" office:value="-1.25" calcext:value-type="float">
            <text:p>-1,25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8" calcext:value-type="float">
            <text:p>8</text:p>
          </table:table-cell>
          <table:table-cell table:formula="of:=IF([.B112];[.B112];0)" office:value-type="float" office:value="8" calcext:value-type="float">
            <text:p>8</text:p>
          </table:table-cell>
          <table:table-cell table:formula="of:=COM.MICROSOFT.STDEV.S([.C101:.C112])" office:value-type="float" office:value="2.01509455376319" calcext:value-type="float">
            <text:p>2,0150945538</text:p>
          </table:table-cell>
          <table:table-cell table:formula="of:=AVERAGE([.C101:.C112])" office:value-type="float" office:value="4.33333333333333" calcext:value-type="float">
            <text:p>4,3333333333</text:p>
          </table:table-cell>
          <table:table-cell table:formula="of:=[.E112]-[.D112]" office:value-type="float" office:value="2.31823877957015" calcext:value-type="float">
            <text:p>2,3182387796</text:p>
          </table:table-cell>
          <table:table-cell table:formula="of:=[.E112]-[.E100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4" calcext:value-type="float">
            <text:p>4</text:p>
          </table:table-cell>
          <table:table-cell table:formula="of:=IF([.B113];[.B113];0)" office:value-type="float" office:value="4" calcext:value-type="float">
            <text:p>4</text:p>
          </table:table-cell>
          <table:table-cell table:formula="of:=COM.MICROSOFT.STDEV.S([.C102:.C113])" office:value-type="float" office:value="2.00567377026456" calcext:value-type="float">
            <text:p>2,0056737703</text:p>
          </table:table-cell>
          <table:table-cell table:formula="of:=AVERAGE([.C102:.C113])" office:value-type="float" office:value="4.25" calcext:value-type="float">
            <text:p>4,25</text:p>
          </table:table-cell>
          <table:table-cell table:formula="of:=[.E113]-[.D113]" office:value-type="float" office:value="2.24432622973544" calcext:value-type="float">
            <text:p>2,2443262297</text:p>
          </table:table-cell>
          <table:table-cell table:formula="of:=[.E113]-[.E101]" office:value-type="float" office:value="-1.08333333333333" calcext:value-type="float">
            <text:p>-1,0833333333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3" calcext:value-type="float">
            <text:p>3</text:p>
          </table:table-cell>
          <table:table-cell table:formula="of:=IF([.B114];[.B114];0)" office:value-type="float" office:value="3" calcext:value-type="float">
            <text:p>3</text:p>
          </table:table-cell>
          <table:table-cell table:formula="of:=COM.MICROSOFT.STDEV.S([.C103:.C114])" office:value-type="float" office:value="2.02072594216369" calcext:value-type="float">
            <text:p>2,0207259422</text:p>
          </table:table-cell>
          <table:table-cell table:formula="of:=AVERAGE([.C103:.C114])" office:value-type="float" office:value="4.08333333333333" calcext:value-type="float">
            <text:p>4,0833333333</text:p>
          </table:table-cell>
          <table:table-cell table:formula="of:=[.E114]-[.D114]" office:value-type="float" office:value="2.06260739116964" calcext:value-type="float">
            <text:p>2,0626073912</text:p>
          </table:table-cell>
          <table:table-cell table:formula="of:=[.E114]-[.E102]" office:value-type="float" office:value="-1.08333333333333" calcext:value-type="float">
            <text:p>-1,08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" calcext:value-type="float">
            <text:p>7</text:p>
          </table:table-cell>
          <table:table-cell table:formula="of:=IF([.B115];[.B115];0)" office:value-type="float" office:value="7" calcext:value-type="float">
            <text:p>7</text:p>
          </table:table-cell>
          <table:table-cell table:formula="of:=COM.MICROSOFT.STDEV.S([.C104:.C115])" office:value-type="float" office:value="2.18812220588311" calcext:value-type="float">
            <text:p>2,1881222059</text:p>
          </table:table-cell>
          <table:table-cell table:formula="of:=AVERAGE([.C104:.C115])" office:value-type="float" office:value="4.33333333333333" calcext:value-type="float">
            <text:p>4,3333333333</text:p>
          </table:table-cell>
          <table:table-cell table:formula="of:=[.E115]-[.D115]" office:value-type="float" office:value="2.14521112745022" calcext:value-type="float">
            <text:p>2,1452111275</text:p>
          </table:table-cell>
          <table:table-cell table:formula="of:=[.E115]-[.E103]" office:value-type="float" office:value="-0.583333333333334" calcext:value-type="float">
            <text:p>-0,5833333333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5" calcext:value-type="float">
            <text:p>5</text:p>
          </table:table-cell>
          <table:table-cell table:formula="of:=IF([.B116];[.B116];0)" office:value-type="float" office:value="5" calcext:value-type="float">
            <text:p>5</text:p>
          </table:table-cell>
          <table:table-cell table:formula="of:=COM.MICROSOFT.STDEV.S([.C105:.C116])" office:value-type="float" office:value="2.03752672412294" calcext:value-type="float">
            <text:p>2,0375267241</text:p>
          </table:table-cell>
          <table:table-cell table:formula="of:=AVERAGE([.C105:.C116])" office:value-type="float" office:value="4.16666666666667" calcext:value-type="float">
            <text:p>4,1666666667</text:p>
          </table:table-cell>
          <table:table-cell table:formula="of:=[.E116]-[.D116]" office:value-type="float" office:value="2.12913994254373" calcext:value-type="float">
            <text:p>2,1291399425</text:p>
          </table:table-cell>
          <table:table-cell table:formula="of:=[.E116]-[.E104]" office:value-type="float" office:value="-1.08333333333333" calcext:value-type="float">
            <text:p>-1,083333333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3" calcext:value-type="float">
            <text:p>3</text:p>
          </table:table-cell>
          <table:table-cell table:formula="of:=IF([.B117];[.B117];0)" office:value-type="float" office:value="3" calcext:value-type="float">
            <text:p>3</text:p>
          </table:table-cell>
          <table:table-cell table:formula="of:=COM.MICROSOFT.STDEV.S([.C106:.C117])" office:value-type="float" office:value="2.03752672412294" calcext:value-type="float">
            <text:p>2,0375267241</text:p>
          </table:table-cell>
          <table:table-cell table:formula="of:=AVERAGE([.C106:.C117])" office:value-type="float" office:value="4.16666666666667" calcext:value-type="float">
            <text:p>4,1666666667</text:p>
          </table:table-cell>
          <table:table-cell table:formula="of:=[.E117]-[.D117]" office:value-type="float" office:value="2.12913994254373" calcext:value-type="float">
            <text:p>2,1291399425</text:p>
          </table:table-cell>
          <table:table-cell table:formula="of:=[.E117]-[.E105]" office:value-type="float" office:value="-0.916666666666666" calcext:value-type="float">
            <text:p>-0,9166666667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" calcext:value-type="float">
            <text:p>1</text:p>
          </table:table-cell>
          <table:table-cell table:formula="of:=IF([.B118];[.B118];0)" office:value-type="float" office:value="1" calcext:value-type="float">
            <text:p>1</text:p>
          </table:table-cell>
          <table:table-cell table:formula="of:=COM.MICROSOFT.STDEV.S([.C107:.C118])" office:value-type="float" office:value="2.13733053554704" calcext:value-type="float">
            <text:p>2,1373305355</text:p>
          </table:table-cell>
          <table:table-cell table:formula="of:=AVERAGE([.C107:.C118])" office:value-type="float" office:value="3.75" calcext:value-type="float">
            <text:p>3,75</text:p>
          </table:table-cell>
          <table:table-cell table:formula="of:=[.E118]-[.D118]" office:value-type="float" office:value="1.61266946445296" calcext:value-type="float">
            <text:p>1,6126694645</text:p>
          </table:table-cell>
          <table:table-cell table:formula="of:=[.E118]-[.E106]" office:value-type="float" office:value="-1.5" calcext:value-type="float">
            <text:p>-1,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3" calcext:value-type="float">
            <text:p>3</text:p>
          </table:table-cell>
          <table:table-cell table:formula="of:=IF([.B119];[.B119];0)" office:value-type="float" office:value="3" calcext:value-type="float">
            <text:p>3</text:p>
          </table:table-cell>
          <table:table-cell table:formula="of:=COM.MICROSOFT.STDEV.S([.C108:.C119])" office:value-type="float" office:value="2.14617347995464" calcext:value-type="float">
            <text:p>2,14617348</text:p>
          </table:table-cell>
          <table:table-cell table:formula="of:=AVERAGE([.C108:.C119])" office:value-type="float" office:value="3.66666666666667" calcext:value-type="float">
            <text:p>3,6666666667</text:p>
          </table:table-cell>
          <table:table-cell table:formula="of:=[.E119]-[.D119]" office:value-type="float" office:value="1.52049318671203" calcext:value-type="float">
            <text:p>1,5204931867</text:p>
          </table:table-cell>
          <table:table-cell table:formula="of:=[.E119]-[.E107]" office:value-type="float" office:value="-1.41666666666667" calcext:value-type="float">
            <text:p>-1,41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IF([.B120];[.B120];0)" office:value-type="float" office:value="0" calcext:value-type="float">
            <text:p>0</text:p>
          </table:table-cell>
          <table:table-cell table:formula="of:=COM.MICROSOFT.STDEV.S([.C109:.C120])" office:value-type="float" office:value="2.35487888127066" calcext:value-type="float">
            <text:p>2,3548788813</text:p>
          </table:table-cell>
          <table:table-cell table:formula="of:=AVERAGE([.C109:.C120])" office:value-type="float" office:value="3.5" calcext:value-type="float">
            <text:p>3,5</text:p>
          </table:table-cell>
          <table:table-cell table:formula="of:=[.E120]-[.D120]" office:value-type="float" office:value="1.14512111872934" calcext:value-type="float">
            <text:p>1,1451211187</text:p>
          </table:table-cell>
          <table:table-cell table:formula="of:=[.E120]-[.E108]" office:value-type="float" office:value="-1.41666666666667" calcext:value-type="float">
            <text:p>-1,4166666667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" calcext:value-type="float">
            <text:p>1</text:p>
          </table:table-cell>
          <table:table-cell table:formula="of:=IF([.B121];[.B121];0)" office:value-type="float" office:value="1" calcext:value-type="float">
            <text:p>1</text:p>
          </table:table-cell>
          <table:table-cell table:formula="of:=COM.MICROSOFT.STDEV.S([.C110:.C121])" office:value-type="float" office:value="2.35487888127066" calcext:value-type="float">
            <text:p>2,3548788813</text:p>
          </table:table-cell>
          <table:table-cell table:formula="of:=AVERAGE([.C110:.C121])" office:value-type="float" office:value="3.5" calcext:value-type="float">
            <text:p>3,5</text:p>
          </table:table-cell>
          <table:table-cell table:formula="of:=[.E121]-[.D121]" office:value-type="float" office:value="1.14512111872934" calcext:value-type="float">
            <text:p>1,1451211187</text:p>
          </table:table-cell>
          <table:table-cell table:formula="of:=[.E121]-[.E109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4" calcext:value-type="float">
            <text:p>4</text:p>
          </table:table-cell>
          <table:table-cell table:formula="of:=IF([.B122];[.B122];0)" office:value-type="float" office:value="4" calcext:value-type="float">
            <text:p>4</text:p>
          </table:table-cell>
          <table:table-cell table:formula="of:=COM.MICROSOFT.STDEV.S([.C111:.C122])" office:value-type="float" office:value="2.35487888127066" calcext:value-type="float">
            <text:p>2,3548788813</text:p>
          </table:table-cell>
          <table:table-cell table:formula="of:=AVERAGE([.C111:.C122])" office:value-type="float" office:value="3.5" calcext:value-type="float">
            <text:p>3,5</text:p>
          </table:table-cell>
          <table:table-cell table:formula="of:=[.E122]-[.D122]" office:value-type="float" office:value="1.14512111872934" calcext:value-type="float">
            <text:p>1,1451211187</text:p>
          </table:table-cell>
          <table:table-cell table:formula="of:=[.E122]-[.E110]" office:value-type="float" office:value="-0.916666666666667" calcext:value-type="float">
            <text:p>-0,9166666667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" calcext:value-type="float">
            <text:p>2</text:p>
          </table:table-cell>
          <table:table-cell table:formula="of:=IF([.B123];[.B123];0)" office:value-type="float" office:value="2" calcext:value-type="float">
            <text:p>2</text:p>
          </table:table-cell>
          <table:table-cell table:formula="of:=COM.MICROSOFT.STDEV.S([.C112:.C123])" office:value-type="float" office:value="2.39158879611378" calcext:value-type="float">
            <text:p>2,3915887961</text:p>
          </table:table-cell>
          <table:table-cell table:formula="of:=AVERAGE([.C112:.C123])" office:value-type="float" office:value="3.41666666666667" calcext:value-type="float">
            <text:p>3,4166666667</text:p>
          </table:table-cell>
          <table:table-cell table:formula="of:=[.E123]-[.D123]" office:value-type="float" office:value="1.02507787055288" calcext:value-type="float">
            <text:p>1,0250778706</text:p>
          </table:table-cell>
          <table:table-cell table:formula="of:=[.E123]-[.E111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" calcext:value-type="float">
            <text:p>2</text:p>
          </table:table-cell>
          <table:table-cell table:formula="of:=IF([.B124];[.B124];0)" office:value-type="float" office:value="2" calcext:value-type="float">
            <text:p>2</text:p>
          </table:table-cell>
          <table:table-cell table:formula="of:=COM.MICROSOFT.STDEV.S([.C113:.C124])" office:value-type="float" office:value="1.92865159365215" calcext:value-type="float">
            <text:p>1,9286515937</text:p>
          </table:table-cell>
          <table:table-cell table:formula="of:=AVERAGE([.C113:.C124])" office:value-type="float" office:value="2.91666666666667" calcext:value-type="float">
            <text:p>2,9166666667</text:p>
          </table:table-cell>
          <table:table-cell table:formula="of:=[.E124]-[.D124]" office:value-type="float" office:value="0.988015073014518" calcext:value-type="float">
            <text:p>0,988015073</text:p>
          </table:table-cell>
          <table:table-cell table:formula="of:=[.E124]-[.E112]" office:value-type="float" office:value="-1.41666666666667" calcext:value-type="float">
            <text:p>-1,41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" calcext:value-type="float">
            <text:p>2</text:p>
          </table:table-cell>
          <table:table-cell table:formula="of:=IF([.B125];[.B125];0)" office:value-type="float" office:value="2" calcext:value-type="float">
            <text:p>2</text:p>
          </table:table-cell>
          <table:table-cell table:formula="of:=COM.MICROSOFT.STDEV.S([.C114:.C125])" office:value-type="float" office:value="1.91287503750007" calcext:value-type="float">
            <text:p>1,9128750375</text:p>
          </table:table-cell>
          <table:table-cell table:formula="of:=AVERAGE([.C114:.C125])" office:value-type="float" office:value="2.75" calcext:value-type="float">
            <text:p>2,75</text:p>
          </table:table-cell>
          <table:table-cell table:formula="of:=[.E125]-[.D125]" office:value-type="float" office:value="0.837124962499926" calcext:value-type="float">
            <text:p>0,8371249625</text:p>
          </table:table-cell>
          <table:table-cell table:formula="of:=[.E125]-[.E113]" office:value-type="float" office:value="-1.5" calcext:value-type="float">
            <text:p>-1,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" calcext:value-type="float">
            <text:p>1</text:p>
          </table:table-cell>
          <table:table-cell table:formula="of:=IF([.B126];[.B126];0)" office:value-type="float" office:value="1" calcext:value-type="float">
            <text:p>1</text:p>
          </table:table-cell>
          <table:table-cell table:formula="of:=COM.MICROSOFT.STDEV.S([.C115:.C126])" office:value-type="float" office:value="1.97522534195852" calcext:value-type="float">
            <text:p>1,975225342</text:p>
          </table:table-cell>
          <table:table-cell table:formula="of:=AVERAGE([.C115:.C126])" office:value-type="float" office:value="2.58333333333333" calcext:value-type="float">
            <text:p>2,5833333333</text:p>
          </table:table-cell>
          <table:table-cell table:formula="of:=[.E126]-[.D126]" office:value-type="float" office:value="0.608107991374814" calcext:value-type="float">
            <text:p>0,6081079914</text:p>
          </table:table-cell>
          <table:table-cell table:formula="of:=[.E126]-[.E114]" office:value-type="float" office:value="-1.5" calcext:value-type="float">
            <text:p>-1,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" calcext:value-type="float">
            <text:p>1</text:p>
          </table:table-cell>
          <table:table-cell table:formula="of:=IF([.B127];[.B127];0)" office:value-type="float" office:value="1" calcext:value-type="float">
            <text:p>1</text:p>
          </table:table-cell>
          <table:table-cell table:formula="of:=COM.MICROSOFT.STDEV.S([.C116:.C127])" office:value-type="float" office:value="1.44337567297406" calcext:value-type="float">
            <text:p>1,443375673</text:p>
          </table:table-cell>
          <table:table-cell table:formula="of:=AVERAGE([.C116:.C127])" office:value-type="float" office:value="2.08333333333333" calcext:value-type="float">
            <text:p>2,0833333333</text:p>
          </table:table-cell>
          <table:table-cell table:formula="of:=[.E127]-[.D127]" office:value-type="float" office:value="0.639957660359269" calcext:value-type="float">
            <text:p>0,6399576604</text:p>
          </table:table-cell>
          <table:table-cell table:formula="of:=[.E127]-[.E115]" office:value-type="float" office:value="-2.25" calcext:value-type="float">
            <text:p>-2,25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" calcext:value-type="float">
            <text:p>2</text:p>
          </table:table-cell>
          <table:table-cell table:formula="of:=IF([.B128];[.B128];0)" office:value-type="float" office:value="2" calcext:value-type="float">
            <text:p>2</text:p>
          </table:table-cell>
          <table:table-cell table:formula="of:=COM.MICROSOFT.STDEV.S([.C117:.C128])" office:value-type="float" office:value="1.11464085804543" calcext:value-type="float">
            <text:p>1,114640858</text:p>
          </table:table-cell>
          <table:table-cell table:formula="of:=AVERAGE([.C117:.C128])" office:value-type="float" office:value="1.83333333333333" calcext:value-type="float">
            <text:p>1,8333333333</text:p>
          </table:table-cell>
          <table:table-cell table:formula="of:=[.E128]-[.D128]" office:value-type="float" office:value="0.718692475287908" calcext:value-type="float">
            <text:p>0,7186924753</text:p>
          </table:table-cell>
          <table:table-cell table:formula="of:=[.E128]-[.E116]" office:value-type="float" office:value="-2.33333333333333" calcext:value-type="float">
            <text:p>-2,3333333333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" calcext:value-type="float">
            <text:p>1</text:p>
          </table:table-cell>
          <table:table-cell table:formula="of:=IF([.B129];[.B129];0)" office:value-type="float" office:value="1" calcext:value-type="float">
            <text:p>1</text:p>
          </table:table-cell>
          <table:table-cell table:formula="of:=COM.MICROSOFT.STDEV.S([.C118:.C129])" office:value-type="float" office:value="1.07308673997732" calcext:value-type="float">
            <text:p>1,07308674</text:p>
          </table:table-cell>
          <table:table-cell table:formula="of:=AVERAGE([.C118:.C129])" office:value-type="float" office:value="1.66666666666667" calcext:value-type="float">
            <text:p>1,6666666667</text:p>
          </table:table-cell>
          <table:table-cell table:formula="of:=[.E129]-[.D129]" office:value-type="float" office:value="0.593579926689347" calcext:value-type="float">
            <text:p>0,5935799267</text:p>
          </table:table-cell>
          <table:table-cell table:formula="of:=[.E129]-[.E117]" office:value-type="float" office:value="-2.5" calcext:value-type="float">
            <text:p>-2,5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" calcext:value-type="float">
            <text:p>1</text:p>
          </table:table-cell>
          <table:table-cell table:formula="of:=IF([.B130];[.B130];0)" office:value-type="float" office:value="1" calcext:value-type="float">
            <text:p>1</text:p>
          </table:table-cell>
          <table:table-cell table:formula="of:=COM.MICROSOFT.STDEV.S([.C119:.C130])" office:value-type="float" office:value="1.07308673997732" calcext:value-type="float">
            <text:p>1,07308674</text:p>
          </table:table-cell>
          <table:table-cell table:formula="of:=AVERAGE([.C119:.C130])" office:value-type="float" office:value="1.66666666666667" calcext:value-type="float">
            <text:p>1,6666666667</text:p>
          </table:table-cell>
          <table:table-cell table:formula="of:=[.E130]-[.D130]" office:value-type="float" office:value="0.593579926689347" calcext:value-type="float">
            <text:p>0,5935799267</text:p>
          </table:table-cell>
          <table:table-cell table:formula="of:=[.E130]-[.E118]" office:value-type="float" office:value="-2.08333333333333" calcext:value-type="float">
            <text:p>-2,08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IF([.B131];[.B131];0)" office:value-type="float" office:value="0" calcext:value-type="float">
            <text:p>0</text:p>
          </table:table-cell>
          <table:table-cell table:formula="of:=COM.MICROSOFT.STDEV.S([.C120:.C131])" office:value-type="float" office:value="1.08362466945083" calcext:value-type="float">
            <text:p>1,0836246695</text:p>
          </table:table-cell>
          <table:table-cell table:formula="of:=AVERAGE([.C120:.C131])" office:value-type="float" office:value="1.41666666666667" calcext:value-type="float">
            <text:p>1,4166666667</text:p>
          </table:table-cell>
          <table:table-cell table:formula="of:=[.E131]-[.D131]" office:value-type="float" office:value="0.333041997215835" calcext:value-type="float">
            <text:p>0,3330419972</text:p>
          </table:table-cell>
          <table:table-cell table:formula="of:=[.E131]-[.E119]" office:value-type="float" office:value="-2.25" calcext:value-type="float">
            <text:p>-2,25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IF([.B132];[.B132];0)" office:value-type="float" office:value="0" calcext:value-type="float">
            <text:p>0</text:p>
          </table:table-cell>
          <table:table-cell table:formula="of:=COM.MICROSOFT.STDEV.S([.C121:.C132])" office:value-type="float" office:value="1.08362466945083" calcext:value-type="float">
            <text:p>1,0836246695</text:p>
          </table:table-cell>
          <table:table-cell table:formula="of:=AVERAGE([.C121:.C132])" office:value-type="float" office:value="1.41666666666667" calcext:value-type="float">
            <text:p>1,4166666667</text:p>
          </table:table-cell>
          <table:table-cell table:formula="of:=[.E132]-[.D132]" office:value-type="float" office:value="0.333041997215835" calcext:value-type="float">
            <text:p>0,3330419972</text:p>
          </table:table-cell>
          <table:table-cell table:formula="of:=[.E132]-[.E120]" office:value-type="float" office:value="-2.08333333333333" calcext:value-type="float">
            <text:p>-2,08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IF([.B133];[.B133];0)" office:value-type="float" office:value="0" calcext:value-type="float">
            <text:p>0</text:p>
          </table:table-cell>
          <table:table-cell table:formula="of:=COM.MICROSOFT.STDEV.S([.C122:.C133])" office:value-type="float" office:value="1.15470053837925" calcext:value-type="float">
            <text:p>1,1547005384</text:p>
          </table:table-cell>
          <table:table-cell table:formula="of:=AVERAGE([.C122:.C133])" office:value-type="float" office:value="1.33333333333333" calcext:value-type="float">
            <text:p>1,3333333333</text:p>
          </table:table-cell>
          <table:table-cell table:formula="of:=[.E133]-[.D133]" office:value-type="float" office:value="0.178632794954082" calcext:value-type="float">
            <text:p>0,178632795</text:p>
          </table:table-cell>
          <table:table-cell table:formula="of:=[.E133]-[.E121]" office:value-type="float" office:value="-2.16666666666667" calcext:value-type="float">
            <text:p>-2,1666666667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" calcext:value-type="float">
            <text:p>1</text:p>
          </table:table-cell>
          <table:table-cell table:formula="of:=IF([.B134];[.B134];0)" office:value-type="float" office:value="1" calcext:value-type="float">
            <text:p>1</text:p>
          </table:table-cell>
          <table:table-cell table:formula="of:=COM.MICROSOFT.STDEV.S([.C123:.C134])" office:value-type="float" office:value="0.792961461098759" calcext:value-type="float">
            <text:p>0,7929614611</text:p>
          </table:table-cell>
          <table:table-cell table:formula="of:=AVERAGE([.C123:.C134])" office:value-type="float" office:value="1.08333333333333" calcext:value-type="float">
            <text:p>1,0833333333</text:p>
          </table:table-cell>
          <table:table-cell table:formula="of:=[.E134]-[.D134]" office:value-type="float" office:value="0.290371872234574" calcext:value-type="float">
            <text:p>0,2903718722</text:p>
          </table:table-cell>
          <table:table-cell table:formula="of:=[.E134]-[.E122]" office:value-type="float" office:value="-2.41666666666667" calcext:value-type="float">
            <text:p>-2,41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IF([.B135];[.B135];0)" office:value-type="float" office:value="0" calcext:value-type="float">
            <text:p>0</text:p>
          </table:table-cell>
          <table:table-cell table:formula="of:=COM.MICROSOFT.STDEV.S([.C124:.C135])" office:value-type="float" office:value="0.792961461098759" calcext:value-type="float">
            <text:p>0,7929614611</text:p>
          </table:table-cell>
          <table:table-cell table:formula="of:=AVERAGE([.C124:.C135])" office:value-type="float" office:value="0.916666666666667" calcext:value-type="float">
            <text:p>0,9166666667</text:p>
          </table:table-cell>
          <table:table-cell table:formula="of:=[.E135]-[.D135]" office:value-type="float" office:value="0.123705205567908" calcext:value-type="float">
            <text:p>0,1237052056</text:p>
          </table:table-cell>
          <table:table-cell table:formula="of:=[.E135]-[.E123]" office:value-type="float" office:value="-2.5" calcext:value-type="float">
            <text:p>-2,5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" calcext:value-type="float">
            <text:p>1</text:p>
          </table:table-cell>
          <table:table-cell table:formula="of:=IF([.B136];[.B136];0)" office:value-type="float" office:value="1" calcext:value-type="float">
            <text:p>1</text:p>
          </table:table-cell>
          <table:table-cell table:formula="of:=COM.MICROSOFT.STDEV.S([.C125:.C136])" office:value-type="float" office:value="0.717740562565273" calcext:value-type="float">
            <text:p>0,7177405626</text:p>
          </table:table-cell>
          <table:table-cell table:formula="of:=AVERAGE([.C125:.C136])" office:value-type="float" office:value="0.833333333333333" calcext:value-type="float">
            <text:p>0,8333333333</text:p>
          </table:table-cell>
          <table:table-cell table:formula="of:=[.E136]-[.D136]" office:value-type="float" office:value="0.11559277076806" calcext:value-type="float">
            <text:p>0,1155927708</text:p>
          </table:table-cell>
          <table:table-cell table:formula="of:=[.E136]-[.E124]" office:value-type="float" office:value="-2.08333333333333" calcext:value-type="float">
            <text:p>-2,08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" calcext:value-type="float">
            <text:p>2</text:p>
          </table:table-cell>
          <table:table-cell table:formula="of:=IF([.B137];[.B137];0)" office:value-type="float" office:value="2" calcext:value-type="float">
            <text:p>2</text:p>
          </table:table-cell>
          <table:table-cell table:formula="of:=COM.MICROSOFT.STDEV.S([.C126:.C137])" office:value-type="float" office:value="0.717740562565273" calcext:value-type="float">
            <text:p>0,7177405626</text:p>
          </table:table-cell>
          <table:table-cell table:formula="of:=AVERAGE([.C126:.C137])" office:value-type="float" office:value="0.833333333333333" calcext:value-type="float">
            <text:p>0,8333333333</text:p>
          </table:table-cell>
          <table:table-cell table:formula="of:=[.E137]-[.D137]" office:value-type="float" office:value="0.11559277076806" calcext:value-type="float">
            <text:p>0,1155927708</text:p>
          </table:table-cell>
          <table:table-cell table:formula="of:=[.E137]-[.E125]" office:value-type="float" office:value="-1.91666666666667" calcext:value-type="float">
            <text:p>-1,91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" calcext:value-type="float">
            <text:p>2</text:p>
          </table:table-cell>
          <table:table-cell table:formula="of:=IF([.B138];[.B138];0)" office:value-type="float" office:value="2" calcext:value-type="float">
            <text:p>2</text:p>
          </table:table-cell>
          <table:table-cell table:formula="of:=COM.MICROSOFT.STDEV.S([.C127:.C138])" office:value-type="float" office:value="0.792961461098759" calcext:value-type="float">
            <text:p>0,7929614611</text:p>
          </table:table-cell>
          <table:table-cell table:formula="of:=AVERAGE([.C127:.C138])" office:value-type="float" office:value="0.916666666666667" calcext:value-type="float">
            <text:p>0,9166666667</text:p>
          </table:table-cell>
          <table:table-cell table:formula="of:=[.E138]-[.D138]" office:value-type="float" office:value="0.123705205567908" calcext:value-type="float">
            <text:p>0,1237052056</text:p>
          </table:table-cell>
          <table:table-cell table:formula="of:=[.E138]-[.E126]" office:value-type="float" office:value="-1.66666666666667" calcext:value-type="float">
            <text:p>-1,66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" calcext:value-type="float">
            <text:p>2</text:p>
          </table:table-cell>
          <table:table-cell table:formula="of:=IF([.B139];[.B139];0)" office:value-type="float" office:value="2" calcext:value-type="float">
            <text:p>2</text:p>
          </table:table-cell>
          <table:table-cell table:formula="of:=COM.MICROSOFT.STDEV.S([.C128:.C139])" office:value-type="float" office:value="0.852802865422442" calcext:value-type="float">
            <text:p>0,8528028654</text:p>
          </table:table-cell>
          <table:table-cell table:formula="of:=AVERAGE([.C128:.C139])" office:value-type="float" office:value="1" calcext:value-type="float">
            <text:p>1</text:p>
          </table:table-cell>
          <table:table-cell table:formula="of:=[.E139]-[.D139]" office:value-type="float" office:value="0.147197134577558" calcext:value-type="float">
            <text:p>0,1471971346</text:p>
          </table:table-cell>
          <table:table-cell table:formula="of:=[.E139]-[.E127]" office:value-type="float" office:value="-1.08333333333333" calcext:value-type="float">
            <text:p>-1,083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1" calcext:value-type="float">
            <text:p>1</text:p>
          </table:table-cell>
          <table:table-cell table:formula="of:=IF([.B140];[.B140];0)" office:value-type="float" office:value="1" calcext:value-type="float">
            <text:p>1</text:p>
          </table:table-cell>
          <table:table-cell table:formula="of:=COM.MICROSOFT.STDEV.S([.C129:.C140])" office:value-type="float" office:value="0.792961461098759" calcext:value-type="float">
            <text:p>0,7929614611</text:p>
          </table:table-cell>
          <table:table-cell table:formula="of:=AVERAGE([.C129:.C140])" office:value-type="float" office:value="0.916666666666667" calcext:value-type="float">
            <text:p>0,9166666667</text:p>
          </table:table-cell>
          <table:table-cell table:formula="of:=[.E140]-[.D140]" office:value-type="float" office:value="0.123705205567908" calcext:value-type="float">
            <text:p>0,1237052056</text:p>
          </table:table-cell>
          <table:table-cell table:formula="of:=[.E140]-[.E128]" office:value-type="float" office:value="-0.916666666666667" calcext:value-type="float">
            <text:p>-0,916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" calcext:value-type="float">
            <text:p>1</text:p>
          </table:table-cell>
          <table:table-cell table:formula="of:=IF([.B141];[.B141];0)" office:value-type="float" office:value="1" calcext:value-type="float">
            <text:p>1</text:p>
          </table:table-cell>
          <table:table-cell table:formula="of:=COM.MICROSOFT.STDEV.S([.C130:.C141])" office:value-type="float" office:value="0.792961461098759" calcext:value-type="float">
            <text:p>0,7929614611</text:p>
          </table:table-cell>
          <table:table-cell table:formula="of:=AVERAGE([.C130:.C141])" office:value-type="float" office:value="0.916666666666667" calcext:value-type="float">
            <text:p>0,9166666667</text:p>
          </table:table-cell>
          <table:table-cell table:formula="of:=[.E141]-[.D141]" office:value-type="float" office:value="0.123705205567907" calcext:value-type="float">
            <text:p>0,1237052056</text:p>
          </table:table-cell>
          <table:table-cell table:formula="of:=[.E141]-[.E129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/>
          <table:table-cell table:formula="of:=IF([.B142];[.B142];0)" office:value-type="float" office:value="0" calcext:value-type="float">
            <text:p>0</text:p>
          </table:table-cell>
          <table:table-cell table:formula="of:=COM.MICROSOFT.STDEV.S([.C131:.C142])" office:value-type="float" office:value="0.834847109936722" calcext:value-type="float">
            <text:p>0,8348471099</text:p>
          </table:table-cell>
          <table:table-cell table:formula="of:=AVERAGE([.C131:.C142])" office:value-type="float" office:value="0.833333333333333" calcext:value-type="float">
            <text:p>0,8333333333</text:p>
          </table:table-cell>
          <table:table-cell table:formula="of:=[.E142]-[.D142]" office:value-type="float" office:value="-0.00151377660338847" calcext:value-type="float">
            <text:p>-0,0015137766</text:p>
          </table:table-cell>
          <table:table-cell table:formula="of:=[.E142]-[.E130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" calcext:value-type="float">
            <text:p>2</text:p>
          </table:table-cell>
          <table:table-cell table:formula="of:=IF([.B143];[.B143];0)" office:value-type="float" office:value="2" calcext:value-type="float">
            <text:p>2</text:p>
          </table:table-cell>
          <table:table-cell table:formula="of:=COM.MICROSOFT.STDEV.S([.C132:.C143])" office:value-type="float" office:value="0.852802865422442" calcext:value-type="float">
            <text:p>0,8528028654</text:p>
          </table:table-cell>
          <table:table-cell table:formula="of:=AVERAGE([.C132:.C143])" office:value-type="float" office:value="1" calcext:value-type="float">
            <text:p>1</text:p>
          </table:table-cell>
          <table:table-cell table:formula="of:=[.E143]-[.D143]" office:value-type="float" office:value="0.147197134577558" calcext:value-type="float">
            <text:p>0,1471971346</text:p>
          </table:table-cell>
          <table:table-cell table:formula="of:=[.E143]-[.E131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1" calcext:value-type="float">
            <text:p>1</text:p>
          </table:table-cell>
          <table:table-cell table:formula="of:=IF([.B144];[.B144];0)" office:value-type="float" office:value="1" calcext:value-type="float">
            <text:p>1</text:p>
          </table:table-cell>
          <table:table-cell table:formula="of:=COM.MICROSOFT.STDEV.S([.C133:.C144])" office:value-type="float" office:value="0.792961461098759" calcext:value-type="float">
            <text:p>0,7929614611</text:p>
          </table:table-cell>
          <table:table-cell table:formula="of:=AVERAGE([.C133:.C144])" office:value-type="float" office:value="1.08333333333333" calcext:value-type="float">
            <text:p>1,0833333333</text:p>
          </table:table-cell>
          <table:table-cell table:formula="of:=[.E144]-[.D144]" office:value-type="float" office:value="0.290371872234574" calcext:value-type="float">
            <text:p>0,2903718722</text:p>
          </table:table-cell>
          <table:table-cell table:formula="of:=[.E144]-[.E132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1" calcext:value-type="float">
            <text:p>1</text:p>
          </table:table-cell>
          <table:table-cell table:formula="of:=IF([.B145];[.B145];0)" office:value-type="float" office:value="1" calcext:value-type="float">
            <text:p>1</text:p>
          </table:table-cell>
          <table:table-cell table:formula="of:=COM.MICROSOFT.STDEV.S([.C134:.C145])" office:value-type="float" office:value="0.717740562565273" calcext:value-type="float">
            <text:p>0,7177405626</text:p>
          </table:table-cell>
          <table:table-cell table:formula="of:=AVERAGE([.C134:.C145])" office:value-type="float" office:value="1.16666666666667" calcext:value-type="float">
            <text:p>1,1666666667</text:p>
          </table:table-cell>
          <table:table-cell table:formula="of:=[.E145]-[.D145]" office:value-type="float" office:value="0.448926104101393" calcext:value-type="float">
            <text:p>0,4489261041</text:p>
          </table:table-cell>
          <table:table-cell table:formula="of:=[.E145]-[.E133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/>
          <table:table-cell table:formula="of:=IF([.B146];[.B146];0)" office:value-type="float" office:value="0" calcext:value-type="float">
            <text:p>0</text:p>
          </table:table-cell>
          <table:table-cell table:formula="of:=COM.MICROSOFT.STDEV.S([.C135:.C146])" office:value-type="float" office:value="0.792961461098759" calcext:value-type="float">
            <text:p>0,7929614611</text:p>
          </table:table-cell>
          <table:table-cell table:formula="of:=AVERAGE([.C135:.C146])" office:value-type="float" office:value="1.08333333333333" calcext:value-type="float">
            <text:p>1,0833333333</text:p>
          </table:table-cell>
          <table:table-cell table:formula="of:=[.E146]-[.D146]" office:value-type="float" office:value="0.290371872234574" calcext:value-type="float">
            <text:p>0,2903718722</text:p>
          </table:table-cell>
          <table:table-cell table:formula="of:=[.E146]-[.E13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" calcext:value-type="float">
            <text:p>2</text:p>
          </table:table-cell>
          <table:table-cell table:formula="of:=IF([.B147];[.B147];0)" office:value-type="float" office:value="2" calcext:value-type="float">
            <text:p>2</text:p>
          </table:table-cell>
          <table:table-cell table:formula="of:=COM.MICROSOFT.STDEV.S([.C136:.C147])" office:value-type="float" office:value="0.753778361444409" calcext:value-type="float">
            <text:p>0,7537783614</text:p>
          </table:table-cell>
          <table:table-cell table:formula="of:=AVERAGE([.C136:.C147])" office:value-type="float" office:value="1.25" calcext:value-type="float">
            <text:p>1,25</text:p>
          </table:table-cell>
          <table:table-cell table:formula="of:=[.E147]-[.D147]" office:value-type="float" office:value="0.496221638555591" calcext:value-type="float">
            <text:p>0,4962216386</text:p>
          </table:table-cell>
          <table:table-cell table:formula="of:=[.E147]-[.E135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3" calcext:value-type="float">
            <text:p>3</text:p>
          </table:table-cell>
          <table:table-cell table:formula="of:=IF([.B148];[.B148];0)" office:value-type="float" office:value="3" calcext:value-type="float">
            <text:p>3</text:p>
          </table:table-cell>
          <table:table-cell table:formula="of:=COM.MICROSOFT.STDEV.S([.C137:.C148])" office:value-type="float" office:value="0.90033663737852" calcext:value-type="float">
            <text:p>0,9003366374</text:p>
          </table:table-cell>
          <table:table-cell table:formula="of:=AVERAGE([.C137:.C148])" office:value-type="float" office:value="1.41666666666667" calcext:value-type="float">
            <text:p>1,4166666667</text:p>
          </table:table-cell>
          <table:table-cell table:formula="of:=[.E148]-[.D148]" office:value-type="float" office:value="0.516330029288147" calcext:value-type="float">
            <text:p>0,5163300293</text:p>
          </table:table-cell>
          <table:table-cell table:formula="of:=[.E148]-[.E136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3" calcext:value-type="float">
            <text:p>3</text:p>
          </table:table-cell>
          <table:table-cell table:formula="of:=IF([.B149];[.B149];0)" office:value-type="float" office:value="3" calcext:value-type="float">
            <text:p>3</text:p>
          </table:table-cell>
          <table:table-cell table:formula="of:=COM.MICROSOFT.STDEV.S([.C138:.C149])" office:value-type="float" office:value="1" calcext:value-type="float">
            <text:p>1</text:p>
          </table:table-cell>
          <table:table-cell table:formula="of:=AVERAGE([.C138:.C149])" office:value-type="float" office:value="1.5" calcext:value-type="float">
            <text:p>1,5</text:p>
          </table:table-cell>
          <table:table-cell table:formula="of:=[.E149]-[.D149]" office:value-type="float" office:value="0.5" calcext:value-type="float">
            <text:p>0,5</text:p>
          </table:table-cell>
          <table:table-cell table:formula="of:=[.E149]-[.E137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" calcext:value-type="float">
            <text:p>2</text:p>
          </table:table-cell>
          <table:table-cell table:formula="of:=IF([.B150];[.B150];0)" office:value-type="float" office:value="2" calcext:value-type="float">
            <text:p>2</text:p>
          </table:table-cell>
          <table:table-cell table:formula="of:=COM.MICROSOFT.STDEV.S([.C139:.C150])" office:value-type="float" office:value="1" calcext:value-type="float">
            <text:p>1</text:p>
          </table:table-cell>
          <table:table-cell table:formula="of:=AVERAGE([.C139:.C150])" office:value-type="float" office:value="1.5" calcext:value-type="float">
            <text:p>1,5</text:p>
          </table:table-cell>
          <table:table-cell table:formula="of:=[.E150]-[.D150]" office:value-type="float" office:value="0.5" calcext:value-type="float">
            <text:p>0,5</text:p>
          </table:table-cell>
          <table:table-cell table:formula="of:=[.E150]-[.E138]" office:value-type="float" office:value="0.583333333333333" calcext:value-type="float">
            <text:p>0,5833333333</text:p>
          </table:table-cell>
        </table:table-row>
      </table:table>
      <table:table table:name="Editors &gt;100" table:style-name="ta1">
        <table:shapes>
          <draw:frame draw:z-index="0" draw:style-name="gr1" draw:text-style-name="P1" svg:width="159.99mm" svg:height="89.99mm" svg:x="159.05mm" svg:y="1mm">
            <loext:p draw:notify-on-update-of-ranges="'Editors &gt;100'.A2:'Editors &gt;100'.A150 'Editors &gt;100'.B1:'Editors &gt;100'.B1 'Editors &gt;100'.B2:'Editors &gt;100'.B150 'Editors &gt;100'.E1:'Editors &gt;100'.E1 'Editors &gt;100'.E2:'Editors &gt;100'.E150 'Editors &gt;100'.F1:'Editors &gt;100'.F1 'Editors &gt;100'.F2:'Editors &gt;100'.F150 'Editors &gt;100'.G1:'Editors &gt;100'.G1 'Editors &gt;100'.G2:'Editors &gt;100'.G15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&gt;100 editors</text:p>
          </table:table-cell>
          <table:table-cell office:value-type="string" calcext:value-type="string">
            <text:p>helper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/>
          <table:table-cell table:formula="of:=IF([.B2];[.B2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/>
          <table:table-cell table:formula="of:=IF([.B3];[.B3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/>
          <table:table-cell table:formula="of:=IF([.B4];[.B4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/>
          <table:table-cell table:formula="of:=IF([.B5];[.B5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/>
          <table:table-cell table:formula="of:=IF([.B6];[.B6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/>
          <table:table-cell table:formula="of:=IF([.B7];[.B7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/>
          <table:table-cell table:formula="of:=IF([.B8];[.B8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1" calcext:value-type="float">
            <text:p>1</text:p>
          </table:table-cell>
          <table:table-cell table:formula="of:=IF([.B9];[.B9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" calcext:value-type="float">
            <text:p>1</text:p>
          </table:table-cell>
          <table:table-cell table:formula="of:=IF([.B10];[.B10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1" calcext:value-type="float">
            <text:p>1</text:p>
          </table:table-cell>
          <table:table-cell table:formula="of:=IF([.B11];[.B11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1" calcext:value-type="float">
            <text:p>1</text:p>
          </table:table-cell>
          <table:table-cell table:formula="of:=IF([.B12];[.B12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/>
          <table:table-cell table:formula="of:=IF([.B13];[.B13];0)" office:value-type="float" office:value="0" calcext:value-type="float">
            <text:p>0</text:p>
          </table:table-cell>
          <table:table-cell table:formula="of:=COM.MICROSOFT.STDEV.S([.C2:.C13])" office:value-type="float" office:value="0.492365963917331" calcext:value-type="float">
            <text:p>0,4923659639</text:p>
          </table:table-cell>
          <table:table-cell table:formula="of:=AVERAGE([.C2:.C13])" office:value-type="float" office:value="0.333333333333333" calcext:value-type="float">
            <text:p>0,3333333333</text:p>
          </table:table-cell>
          <table:table-cell table:formula="of:=[.E13]-[.D13]" office:value-type="float" office:value="-0.159032630583998" calcext:value-type="float">
            <text:p>-0,1590326306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/>
          <table:table-cell table:formula="of:=IF([.B14];[.B14];0)" office:value-type="float" office:value="0" calcext:value-type="float">
            <text:p>0</text:p>
          </table:table-cell>
          <table:table-cell table:formula="of:=COM.MICROSOFT.STDEV.S([.C3:.C14])" office:value-type="float" office:value="0.492365963917331" calcext:value-type="float">
            <text:p>0,4923659639</text:p>
          </table:table-cell>
          <table:table-cell table:formula="of:=AVERAGE([.C3:.C14])" office:value-type="float" office:value="0.333333333333333" calcext:value-type="float">
            <text:p>0,3333333333</text:p>
          </table:table-cell>
          <table:table-cell table:formula="of:=[.E14]-[.D14]" office:value-type="float" office:value="-0.159032630583998" calcext:value-type="float">
            <text:p>-0,1590326306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/>
          <table:table-cell table:formula="of:=IF([.B15];[.B15];0)" office:value-type="float" office:value="0" calcext:value-type="float">
            <text:p>0</text:p>
          </table:table-cell>
          <table:table-cell table:formula="of:=COM.MICROSOFT.STDEV.S([.C4:.C15])" office:value-type="float" office:value="0.492365963917331" calcext:value-type="float">
            <text:p>0,4923659639</text:p>
          </table:table-cell>
          <table:table-cell table:formula="of:=AVERAGE([.C4:.C15])" office:value-type="float" office:value="0.333333333333333" calcext:value-type="float">
            <text:p>0,3333333333</text:p>
          </table:table-cell>
          <table:table-cell table:formula="of:=[.E15]-[.D15]" office:value-type="float" office:value="-0.159032630583998" calcext:value-type="float">
            <text:p>-0,1590326306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1" calcext:value-type="float">
            <text:p>1</text:p>
          </table:table-cell>
          <table:table-cell table:formula="of:=IF([.B16];[.B16];0)" office:value-type="float" office:value="1" calcext:value-type="float">
            <text:p>1</text:p>
          </table:table-cell>
          <table:table-cell table:formula="of:=COM.MICROSOFT.STDEV.S([.C5:.C16])" office:value-type="float" office:value="0.514928650544437" calcext:value-type="float">
            <text:p>0,5149286505</text:p>
          </table:table-cell>
          <table:table-cell table:formula="of:=AVERAGE([.C5:.C16])" office:value-type="float" office:value="0.416666666666667" calcext:value-type="float">
            <text:p>0,4166666667</text:p>
          </table:table-cell>
          <table:table-cell table:formula="of:=[.E16]-[.D16]" office:value-type="float" office:value="-0.0982619838777706" calcext:value-type="float">
            <text:p>-0,0982619839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/>
          <table:table-cell table:formula="of:=IF([.B17];[.B17];0)" office:value-type="float" office:value="0" calcext:value-type="float">
            <text:p>0</text:p>
          </table:table-cell>
          <table:table-cell table:formula="of:=COM.MICROSOFT.STDEV.S([.C6:.C17])" office:value-type="float" office:value="0.514928650544437" calcext:value-type="float">
            <text:p>0,5149286505</text:p>
          </table:table-cell>
          <table:table-cell table:formula="of:=AVERAGE([.C6:.C17])" office:value-type="float" office:value="0.416666666666667" calcext:value-type="float">
            <text:p>0,4166666667</text:p>
          </table:table-cell>
          <table:table-cell table:formula="of:=[.E17]-[.D17]" office:value-type="float" office:value="-0.0982619838777706" calcext:value-type="float">
            <text:p>-0,0982619839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/>
          <table:table-cell table:formula="of:=IF([.B18];[.B18];0)" office:value-type="float" office:value="0" calcext:value-type="float">
            <text:p>0</text:p>
          </table:table-cell>
          <table:table-cell table:formula="of:=COM.MICROSOFT.STDEV.S([.C7:.C18])" office:value-type="float" office:value="0.514928650544437" calcext:value-type="float">
            <text:p>0,5149286505</text:p>
          </table:table-cell>
          <table:table-cell table:formula="of:=AVERAGE([.C7:.C18])" office:value-type="float" office:value="0.416666666666667" calcext:value-type="float">
            <text:p>0,4166666667</text:p>
          </table:table-cell>
          <table:table-cell table:formula="of:=[.E18]-[.D18]" office:value-type="float" office:value="-0.0982619838777706" calcext:value-type="float">
            <text:p>-0,0982619839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/>
          <table:table-cell table:formula="of:=IF([.B19];[.B19];0)" office:value-type="float" office:value="0" calcext:value-type="float">
            <text:p>0</text:p>
          </table:table-cell>
          <table:table-cell table:formula="of:=COM.MICROSOFT.STDEV.S([.C8:.C19])" office:value-type="float" office:value="0.514928650544437" calcext:value-type="float">
            <text:p>0,5149286505</text:p>
          </table:table-cell>
          <table:table-cell table:formula="of:=AVERAGE([.C8:.C19])" office:value-type="float" office:value="0.416666666666667" calcext:value-type="float">
            <text:p>0,4166666667</text:p>
          </table:table-cell>
          <table:table-cell table:formula="of:=[.E19]-[.D19]" office:value-type="float" office:value="-0.0982619838777706" calcext:value-type="float">
            <text:p>-0,0982619839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/>
          <table:table-cell table:formula="of:=IF([.B20];[.B20];0)" office:value-type="float" office:value="0" calcext:value-type="float">
            <text:p>0</text:p>
          </table:table-cell>
          <table:table-cell table:formula="of:=COM.MICROSOFT.STDEV.S([.C9:.C20])" office:value-type="float" office:value="0.514928650544437" calcext:value-type="float">
            <text:p>0,5149286505</text:p>
          </table:table-cell>
          <table:table-cell table:formula="of:=AVERAGE([.C9:.C20])" office:value-type="float" office:value="0.416666666666667" calcext:value-type="float">
            <text:p>0,4166666667</text:p>
          </table:table-cell>
          <table:table-cell table:formula="of:=[.E20]-[.D20]" office:value-type="float" office:value="-0.0982619838777706" calcext:value-type="float">
            <text:p>-0,0982619839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/>
          <table:table-cell table:formula="of:=IF([.B21];[.B21];0)" office:value-type="float" office:value="0" calcext:value-type="float">
            <text:p>0</text:p>
          </table:table-cell>
          <table:table-cell table:formula="of:=COM.MICROSOFT.STDEV.S([.C10:.C21])" office:value-type="float" office:value="0.492365963917331" calcext:value-type="float">
            <text:p>0,4923659639</text:p>
          </table:table-cell>
          <table:table-cell table:formula="of:=AVERAGE([.C10:.C21])" office:value-type="float" office:value="0.333333333333333" calcext:value-type="float">
            <text:p>0,3333333333</text:p>
          </table:table-cell>
          <table:table-cell table:formula="of:=[.E21]-[.D21]" office:value-type="float" office:value="-0.159032630583998" calcext:value-type="float">
            <text:p>-0,1590326306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/>
          <table:table-cell table:formula="of:=IF([.B22];[.B22];0)" office:value-type="float" office:value="0" calcext:value-type="float">
            <text:p>0</text:p>
          </table:table-cell>
          <table:table-cell table:formula="of:=COM.MICROSOFT.STDEV.S([.C11:.C22])" office:value-type="float" office:value="0.452267016866645" calcext:value-type="float">
            <text:p>0,4522670169</text:p>
          </table:table-cell>
          <table:table-cell table:formula="of:=AVERAGE([.C11:.C22])" office:value-type="float" office:value="0.25" calcext:value-type="float">
            <text:p>0,25</text:p>
          </table:table-cell>
          <table:table-cell table:formula="of:=[.E22]-[.D22]" office:value-type="float" office:value="-0.202267016866645" calcext:value-type="float">
            <text:p>-0,2022670169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2" calcext:value-type="float">
            <text:p>2</text:p>
          </table:table-cell>
          <table:table-cell table:formula="of:=IF([.B23];[.B23];0)" office:value-type="float" office:value="2" calcext:value-type="float">
            <text:p>2</text:p>
          </table:table-cell>
          <table:table-cell table:formula="of:=COM.MICROSOFT.STDEV.S([.C12:.C23])" office:value-type="float" office:value="0.65133894727893" calcext:value-type="float">
            <text:p>0,6513389473</text:p>
          </table:table-cell>
          <table:table-cell table:formula="of:=AVERAGE([.C12:.C23])" office:value-type="float" office:value="0.333333333333333" calcext:value-type="float">
            <text:p>0,3333333333</text:p>
          </table:table-cell>
          <table:table-cell table:formula="of:=[.E23]-[.D23]" office:value-type="float" office:value="-0.318005613945596" calcext:value-type="float">
            <text:p>-0,3180056139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" calcext:value-type="float">
            <text:p>1</text:p>
          </table:table-cell>
          <table:table-cell table:formula="of:=IF([.B24];[.B24];0)" office:value-type="float" office:value="1" calcext:value-type="float">
            <text:p>1</text:p>
          </table:table-cell>
          <table:table-cell table:formula="of:=COM.MICROSOFT.STDEV.S([.C13:.C24])" office:value-type="float" office:value="0.65133894727893" calcext:value-type="float">
            <text:p>0,6513389473</text:p>
          </table:table-cell>
          <table:table-cell table:formula="of:=AVERAGE([.C13:.C24])" office:value-type="float" office:value="0.333333333333333" calcext:value-type="float">
            <text:p>0,3333333333</text:p>
          </table:table-cell>
          <table:table-cell table:formula="of:=[.E24]-[.D24]" office:value-type="float" office:value="-0.318005613945596" calcext:value-type="float">
            <text:p>-0,3180056139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/>
          <table:table-cell table:formula="of:=IF([.B25];[.B25];0)" office:value-type="float" office:value="0" calcext:value-type="float">
            <text:p>0</text:p>
          </table:table-cell>
          <table:table-cell table:formula="of:=COM.MICROSOFT.STDEV.S([.C14:.C25])" office:value-type="float" office:value="0.65133894727893" calcext:value-type="float">
            <text:p>0,6513389473</text:p>
          </table:table-cell>
          <table:table-cell table:formula="of:=AVERAGE([.C14:.C25])" office:value-type="float" office:value="0.333333333333333" calcext:value-type="float">
            <text:p>0,3333333333</text:p>
          </table:table-cell>
          <table:table-cell table:formula="of:=[.E25]-[.D25]" office:value-type="float" office:value="-0.318005613945596" calcext:value-type="float">
            <text:p>-0,3180056139</text:p>
          </table:table-cell>
          <table:table-cell table:formula="of:=[.E25]-[.E1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/>
          <table:table-cell table:formula="of:=IF([.B26];[.B26];0)" office:value-type="float" office:value="0" calcext:value-type="float">
            <text:p>0</text:p>
          </table:table-cell>
          <table:table-cell table:formula="of:=COM.MICROSOFT.STDEV.S([.C15:.C26])" office:value-type="float" office:value="0.65133894727893" calcext:value-type="float">
            <text:p>0,6513389473</text:p>
          </table:table-cell>
          <table:table-cell table:formula="of:=AVERAGE([.C15:.C26])" office:value-type="float" office:value="0.333333333333333" calcext:value-type="float">
            <text:p>0,3333333333</text:p>
          </table:table-cell>
          <table:table-cell table:formula="of:=[.E26]-[.D26]" office:value-type="float" office:value="-0.318005613945596" calcext:value-type="float">
            <text:p>-0,3180056139</text:p>
          </table:table-cell>
          <table:table-cell table:formula="of:=[.E26]-[.E1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" calcext:value-type="float">
            <text:p>1</text:p>
          </table:table-cell>
          <table:table-cell table:formula="of:=IF([.B27];[.B27];0)" office:value-type="float" office:value="1" calcext:value-type="float">
            <text:p>1</text:p>
          </table:table-cell>
          <table:table-cell table:formula="of:=COM.MICROSOFT.STDEV.S([.C16:.C27])" office:value-type="float" office:value="0.668557923421521" calcext:value-type="float">
            <text:p>0,6685579234</text:p>
          </table:table-cell>
          <table:table-cell table:formula="of:=AVERAGE([.C16:.C27])" office:value-type="float" office:value="0.416666666666667" calcext:value-type="float">
            <text:p>0,4166666667</text:p>
          </table:table-cell>
          <table:table-cell table:formula="of:=[.E27]-[.D27]" office:value-type="float" office:value="-0.251891256754855" calcext:value-type="float">
            <text:p>-0,2518912568</text:p>
          </table:table-cell>
          <table:table-cell table:formula="of:=[.E27]-[.E15]" office:value-type="float" office:value="0.0833333333333334" calcext:value-type="float">
            <text:p>0,08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/>
          <table:table-cell table:formula="of:=IF([.B28];[.B28];0)" office:value-type="float" office:value="0" calcext:value-type="float">
            <text:p>0</text:p>
          </table:table-cell>
          <table:table-cell table:formula="of:=COM.MICROSOFT.STDEV.S([.C17:.C28])" office:value-type="float" office:value="0.65133894727893" calcext:value-type="float">
            <text:p>0,6513389473</text:p>
          </table:table-cell>
          <table:table-cell table:formula="of:=AVERAGE([.C17:.C28])" office:value-type="float" office:value="0.333333333333333" calcext:value-type="float">
            <text:p>0,3333333333</text:p>
          </table:table-cell>
          <table:table-cell table:formula="of:=[.E28]-[.D28]" office:value-type="float" office:value="-0.318005613945596" calcext:value-type="float">
            <text:p>-0,3180056139</text:p>
          </table:table-cell>
          <table:table-cell table:formula="of:=[.E28]-[.E16]" office:value-type="float" office:value="-0.0833333333333334" calcext:value-type="float">
            <text:p>-0,0833333333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/>
          <table:table-cell table:formula="of:=IF([.B29];[.B29];0)" office:value-type="float" office:value="0" calcext:value-type="float">
            <text:p>0</text:p>
          </table:table-cell>
          <table:table-cell table:formula="of:=COM.MICROSOFT.STDEV.S([.C18:.C29])" office:value-type="float" office:value="0.65133894727893" calcext:value-type="float">
            <text:p>0,6513389473</text:p>
          </table:table-cell>
          <table:table-cell table:formula="of:=AVERAGE([.C18:.C29])" office:value-type="float" office:value="0.333333333333333" calcext:value-type="float">
            <text:p>0,3333333333</text:p>
          </table:table-cell>
          <table:table-cell table:formula="of:=[.E29]-[.D29]" office:value-type="float" office:value="-0.318005613945596" calcext:value-type="float">
            <text:p>-0,3180056139</text:p>
          </table:table-cell>
          <table:table-cell table:formula="of:=[.E29]-[.E17]" office:value-type="float" office:value="-0.0833333333333334" calcext:value-type="float">
            <text:p>-0,08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2" calcext:value-type="float">
            <text:p>2</text:p>
          </table:table-cell>
          <table:table-cell table:formula="of:=IF([.B30];[.B30];0)" office:value-type="float" office:value="2" calcext:value-type="float">
            <text:p>2</text:p>
          </table:table-cell>
          <table:table-cell table:formula="of:=COM.MICROSOFT.STDEV.S([.C19:.C30])" office:value-type="float" office:value="0.797724035217466" calcext:value-type="float">
            <text:p>0,7977240352</text:p>
          </table:table-cell>
          <table:table-cell table:formula="of:=AVERAGE([.C19:.C30])" office:value-type="float" office:value="0.5" calcext:value-type="float">
            <text:p>0,5</text:p>
          </table:table-cell>
          <table:table-cell table:formula="of:=[.E30]-[.D30]" office:value-type="float" office:value="-0.297724035217466" calcext:value-type="float">
            <text:p>-0,2977240352</text:p>
          </table:table-cell>
          <table:table-cell table:formula="of:=[.E30]-[.E18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/>
          <table:table-cell table:formula="of:=IF([.B31];[.B31];0)" office:value-type="float" office:value="0" calcext:value-type="float">
            <text:p>0</text:p>
          </table:table-cell>
          <table:table-cell table:formula="of:=COM.MICROSOFT.STDEV.S([.C20:.C31])" office:value-type="float" office:value="0.797724035217466" calcext:value-type="float">
            <text:p>0,7977240352</text:p>
          </table:table-cell>
          <table:table-cell table:formula="of:=AVERAGE([.C20:.C31])" office:value-type="float" office:value="0.5" calcext:value-type="float">
            <text:p>0,5</text:p>
          </table:table-cell>
          <table:table-cell table:formula="of:=[.E31]-[.D31]" office:value-type="float" office:value="-0.297724035217466" calcext:value-type="float">
            <text:p>-0,2977240352</text:p>
          </table:table-cell>
          <table:table-cell table:formula="of:=[.E31]-[.E19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" calcext:value-type="float">
            <text:p>1</text:p>
          </table:table-cell>
          <table:table-cell table:formula="of:=IF([.B32];[.B32];0)" office:value-type="float" office:value="1" calcext:value-type="float">
            <text:p>1</text:p>
          </table:table-cell>
          <table:table-cell table:formula="of:=COM.MICROSOFT.STDEV.S([.C21:.C32])" office:value-type="float" office:value="0.792961461098759" calcext:value-type="float">
            <text:p>0,7929614611</text:p>
          </table:table-cell>
          <table:table-cell table:formula="of:=AVERAGE([.C21:.C32])" office:value-type="float" office:value="0.583333333333333" calcext:value-type="float">
            <text:p>0,5833333333</text:p>
          </table:table-cell>
          <table:table-cell table:formula="of:=[.E32]-[.D32]" office:value-type="float" office:value="-0.209628127765426" calcext:value-type="float">
            <text:p>-0,2096281278</text:p>
          </table:table-cell>
          <table:table-cell table:formula="of:=[.E32]-[.E20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4" calcext:value-type="float">
            <text:p>4</text:p>
          </table:table-cell>
          <table:table-cell table:formula="of:=IF([.B33];[.B33];0)" office:value-type="float" office:value="4" calcext:value-type="float">
            <text:p>4</text:p>
          </table:table-cell>
          <table:table-cell table:formula="of:=COM.MICROSOFT.STDEV.S([.C22:.C33])" office:value-type="float" office:value="1.24011240937215" calcext:value-type="float">
            <text:p>1,2401124094</text:p>
          </table:table-cell>
          <table:table-cell table:formula="of:=AVERAGE([.C22:.C33])" office:value-type="float" office:value="0.916666666666667" calcext:value-type="float">
            <text:p>0,9166666667</text:p>
          </table:table-cell>
          <table:table-cell table:formula="of:=[.E33]-[.D33]" office:value-type="float" office:value="-0.323445742705479" calcext:value-type="float">
            <text:p>-0,3234457427</text:p>
          </table:table-cell>
          <table:table-cell table:formula="of:=[.E33]-[.E21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" calcext:value-type="float">
            <text:p>1</text:p>
          </table:table-cell>
          <table:table-cell table:formula="of:=IF([.B34];[.B34];0)" office:value-type="float" office:value="1" calcext:value-type="float">
            <text:p>1</text:p>
          </table:table-cell>
          <table:table-cell table:formula="of:=COM.MICROSOFT.STDEV.S([.C23:.C34])" office:value-type="float" office:value="1.20604537831105" calcext:value-type="float">
            <text:p>1,2060453783</text:p>
          </table:table-cell>
          <table:table-cell table:formula="of:=AVERAGE([.C23:.C34])" office:value-type="float" office:value="1" calcext:value-type="float">
            <text:p>1</text:p>
          </table:table-cell>
          <table:table-cell table:formula="of:=[.E34]-[.D34]" office:value-type="float" office:value="-0.206045378311055" calcext:value-type="float">
            <text:p>-0,2060453783</text:p>
          </table:table-cell>
          <table:table-cell table:formula="of:=[.E34]-[.E22]" office:value-type="float" office:value="0.75" calcext:value-type="float">
            <text:p>0,7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" calcext:value-type="float">
            <text:p>2</text:p>
          </table:table-cell>
          <table:table-cell table:formula="of:=IF([.B35];[.B35];0)" office:value-type="float" office:value="2" calcext:value-type="float">
            <text:p>2</text:p>
          </table:table-cell>
          <table:table-cell table:formula="of:=COM.MICROSOFT.STDEV.S([.C24:.C35])" office:value-type="float" office:value="1.20604537831105" calcext:value-type="float">
            <text:p>1,2060453783</text:p>
          </table:table-cell>
          <table:table-cell table:formula="of:=AVERAGE([.C24:.C35])" office:value-type="float" office:value="1" calcext:value-type="float">
            <text:p>1</text:p>
          </table:table-cell>
          <table:table-cell table:formula="of:=[.E35]-[.D35]" office:value-type="float" office:value="-0.206045378311055" calcext:value-type="float">
            <text:p>-0,2060453783</text:p>
          </table:table-cell>
          <table:table-cell table:formula="of:=[.E35]-[.E23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" calcext:value-type="float">
            <text:p>1</text:p>
          </table:table-cell>
          <table:table-cell table:formula="of:=IF([.B36];[.B36];0)" office:value-type="float" office:value="1" calcext:value-type="float">
            <text:p>1</text:p>
          </table:table-cell>
          <table:table-cell table:formula="of:=COM.MICROSOFT.STDEV.S([.C25:.C36])" office:value-type="float" office:value="1.20604537831105" calcext:value-type="float">
            <text:p>1,2060453783</text:p>
          </table:table-cell>
          <table:table-cell table:formula="of:=AVERAGE([.C25:.C36])" office:value-type="float" office:value="1" calcext:value-type="float">
            <text:p>1</text:p>
          </table:table-cell>
          <table:table-cell table:formula="of:=[.E36]-[.D36]" office:value-type="float" office:value="-0.206045378311055" calcext:value-type="float">
            <text:p>-0,2060453783</text:p>
          </table:table-cell>
          <table:table-cell table:formula="of:=[.E36]-[.E24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1" calcext:value-type="float">
            <text:p>1</text:p>
          </table:table-cell>
          <table:table-cell table:formula="of:=IF([.B37];[.B37];0)" office:value-type="float" office:value="1" calcext:value-type="float">
            <text:p>1</text:p>
          </table:table-cell>
          <table:table-cell table:formula="of:=COM.MICROSOFT.STDEV.S([.C26:.C37])" office:value-type="float" office:value="1.16450015288132" calcext:value-type="float">
            <text:p>1,1645001529</text:p>
          </table:table-cell>
          <table:table-cell table:formula="of:=AVERAGE([.C26:.C37])" office:value-type="float" office:value="1.08333333333333" calcext:value-type="float">
            <text:p>1,0833333333</text:p>
          </table:table-cell>
          <table:table-cell table:formula="of:=[.E37]-[.D37]" office:value-type="float" office:value="-0.081166819547982" calcext:value-type="float">
            <text:p>-0,0811668195</text:p>
          </table:table-cell>
          <table:table-cell table:formula="of:=[.E37]-[.E25]" office:value-type="float" office:value="0.75" calcext:value-type="float">
            <text:p>0,75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/>
          <table:table-cell table:formula="of:=IF([.B38];[.B38];0)" office:value-type="float" office:value="0" calcext:value-type="float">
            <text:p>0</text:p>
          </table:table-cell>
          <table:table-cell table:formula="of:=COM.MICROSOFT.STDEV.S([.C27:.C38])" office:value-type="float" office:value="1.16450015288132" calcext:value-type="float">
            <text:p>1,1645001529</text:p>
          </table:table-cell>
          <table:table-cell table:formula="of:=AVERAGE([.C27:.C38])" office:value-type="float" office:value="1.08333333333333" calcext:value-type="float">
            <text:p>1,0833333333</text:p>
          </table:table-cell>
          <table:table-cell table:formula="of:=[.E38]-[.D38]" office:value-type="float" office:value="-0.081166819547982" calcext:value-type="float">
            <text:p>-0,0811668195</text:p>
          </table:table-cell>
          <table:table-cell table:formula="of:=[.E38]-[.E26]" office:value-type="float" office:value="0.75" calcext:value-type="float">
            <text:p>0,7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/>
          <table:table-cell table:formula="of:=IF([.B39];[.B39];0)" office:value-type="float" office:value="0" calcext:value-type="float">
            <text:p>0</text:p>
          </table:table-cell>
          <table:table-cell table:formula="of:=COM.MICROSOFT.STDEV.S([.C28:.C39])" office:value-type="float" office:value="1.20604537831105" calcext:value-type="float">
            <text:p>1,2060453783</text:p>
          </table:table-cell>
          <table:table-cell table:formula="of:=AVERAGE([.C28:.C39])" office:value-type="float" office:value="1" calcext:value-type="float">
            <text:p>1</text:p>
          </table:table-cell>
          <table:table-cell table:formula="of:=[.E39]-[.D39]" office:value-type="float" office:value="-0.206045378311055" calcext:value-type="float">
            <text:p>-0,2060453783</text:p>
          </table:table-cell>
          <table:table-cell table:formula="of:=[.E39]-[.E27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" calcext:value-type="float">
            <text:p>1</text:p>
          </table:table-cell>
          <table:table-cell table:formula="of:=IF([.B40];[.B40];0)" office:value-type="float" office:value="1" calcext:value-type="float">
            <text:p>1</text:p>
          </table:table-cell>
          <table:table-cell table:formula="of:=COM.MICROSOFT.STDEV.S([.C29:.C40])" office:value-type="float" office:value="1.16450015288132" calcext:value-type="float">
            <text:p>1,1645001529</text:p>
          </table:table-cell>
          <table:table-cell table:formula="of:=AVERAGE([.C29:.C40])" office:value-type="float" office:value="1.08333333333333" calcext:value-type="float">
            <text:p>1,0833333333</text:p>
          </table:table-cell>
          <table:table-cell table:formula="of:=[.E40]-[.D40]" office:value-type="float" office:value="-0.081166819547982" calcext:value-type="float">
            <text:p>-0,0811668195</text:p>
          </table:table-cell>
          <table:table-cell table:formula="of:=[.E40]-[.E28]" office:value-type="float" office:value="0.75" calcext:value-type="float">
            <text:p>0,75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/>
          <table:table-cell table:formula="of:=IF([.B41];[.B41];0)" office:value-type="float" office:value="0" calcext:value-type="float">
            <text:p>0</text:p>
          </table:table-cell>
          <table:table-cell table:formula="of:=COM.MICROSOFT.STDEV.S([.C30:.C41])" office:value-type="float" office:value="1.16450015288132" calcext:value-type="float">
            <text:p>1,1645001529</text:p>
          </table:table-cell>
          <table:table-cell table:formula="of:=AVERAGE([.C30:.C41])" office:value-type="float" office:value="1.08333333333333" calcext:value-type="float">
            <text:p>1,0833333333</text:p>
          </table:table-cell>
          <table:table-cell table:formula="of:=[.E41]-[.D41]" office:value-type="float" office:value="-0.081166819547982" calcext:value-type="float">
            <text:p>-0,0811668195</text:p>
          </table:table-cell>
          <table:table-cell table:formula="of:=[.E41]-[.E29]" office:value-type="float" office:value="0.75" calcext:value-type="float">
            <text:p>0,75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/>
          <table:table-cell table:formula="of:=IF([.B42];[.B42];0)" office:value-type="float" office:value="0" calcext:value-type="float">
            <text:p>0</text:p>
          </table:table-cell>
          <table:table-cell table:formula="of:=COM.MICROSOFT.STDEV.S([.C31:.C42])" office:value-type="float" office:value="1.16450015288132" calcext:value-type="float">
            <text:p>1,1645001529</text:p>
          </table:table-cell>
          <table:table-cell table:formula="of:=AVERAGE([.C31:.C42])" office:value-type="float" office:value="0.916666666666667" calcext:value-type="float">
            <text:p>0,9166666667</text:p>
          </table:table-cell>
          <table:table-cell table:formula="of:=[.E42]-[.D42]" office:value-type="float" office:value="-0.247833486214648" calcext:value-type="float">
            <text:p>-0,2478334862</text:p>
          </table:table-cell>
          <table:table-cell table:formula="of:=[.E42]-[.E30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" calcext:value-type="float">
            <text:p>1</text:p>
          </table:table-cell>
          <table:table-cell table:formula="of:=IF([.B43];[.B43];0)" office:value-type="float" office:value="1" calcext:value-type="float">
            <text:p>1</text:p>
          </table:table-cell>
          <table:table-cell table:formula="of:=COM.MICROSOFT.STDEV.S([.C32:.C43])" office:value-type="float" office:value="1.12815214963553" calcext:value-type="float">
            <text:p>1,1281521496</text:p>
          </table:table-cell>
          <table:table-cell table:formula="of:=AVERAGE([.C32:.C43])" office:value-type="float" office:value="1" calcext:value-type="float">
            <text:p>1</text:p>
          </table:table-cell>
          <table:table-cell table:formula="of:=[.E43]-[.D43]" office:value-type="float" office:value="-0.128152149635532" calcext:value-type="float">
            <text:p>-0,1281521496</text:p>
          </table:table-cell>
          <table:table-cell table:formula="of:=[.E43]-[.E31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" calcext:value-type="float">
            <text:p>1</text:p>
          </table:table-cell>
          <table:table-cell table:formula="of:=IF([.B44];[.B44];0)" office:value-type="float" office:value="1" calcext:value-type="float">
            <text:p>1</text:p>
          </table:table-cell>
          <table:table-cell table:formula="of:=COM.MICROSOFT.STDEV.S([.C33:.C44])" office:value-type="float" office:value="1.12815214963553" calcext:value-type="float">
            <text:p>1,1281521496</text:p>
          </table:table-cell>
          <table:table-cell table:formula="of:=AVERAGE([.C33:.C44])" office:value-type="float" office:value="1" calcext:value-type="float">
            <text:p>1</text:p>
          </table:table-cell>
          <table:table-cell table:formula="of:=[.E44]-[.D44]" office:value-type="float" office:value="-0.128152149635532" calcext:value-type="float">
            <text:p>-0,1281521496</text:p>
          </table:table-cell>
          <table:table-cell table:formula="of:=[.E44]-[.E32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/>
          <table:table-cell table:formula="of:=IF([.B45];[.B45];0)" office:value-type="float" office:value="0" calcext:value-type="float">
            <text:p>0</text:p>
          </table:table-cell>
          <table:table-cell table:formula="of:=COM.MICROSOFT.STDEV.S([.C34:.C45])" office:value-type="float" office:value="0.65133894727893" calcext:value-type="float">
            <text:p>0,6513389473</text:p>
          </table:table-cell>
          <table:table-cell table:formula="of:=AVERAGE([.C34:.C45])" office:value-type="float" office:value="0.666666666666667" calcext:value-type="float">
            <text:p>0,6666666667</text:p>
          </table:table-cell>
          <table:table-cell table:formula="of:=[.E45]-[.D45]" office:value-type="float" office:value="0.015327719387737" calcext:value-type="float">
            <text:p>0,0153277194</text:p>
          </table:table-cell>
          <table:table-cell table:formula="of:=[.E45]-[.E33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/>
          <table:table-cell table:formula="of:=IF([.B46];[.B46];0)" office:value-type="float" office:value="0" calcext:value-type="float">
            <text:p>0</text:p>
          </table:table-cell>
          <table:table-cell table:formula="of:=COM.MICROSOFT.STDEV.S([.C35:.C46])" office:value-type="float" office:value="0.668557923421521" calcext:value-type="float">
            <text:p>0,6685579234</text:p>
          </table:table-cell>
          <table:table-cell table:formula="of:=AVERAGE([.C35:.C46])" office:value-type="float" office:value="0.583333333333333" calcext:value-type="float">
            <text:p>0,5833333333</text:p>
          </table:table-cell>
          <table:table-cell table:formula="of:=[.E46]-[.D46]" office:value-type="float" office:value="-0.0852245900881881" calcext:value-type="float">
            <text:p>-0,0852245901</text:p>
          </table:table-cell>
          <table:table-cell table:formula="of:=[.E46]-[.E34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/>
          <table:table-cell table:formula="of:=IF([.B47];[.B47];0)" office:value-type="float" office:value="0" calcext:value-type="float">
            <text:p>0</text:p>
          </table:table-cell>
          <table:table-cell table:formula="of:=COM.MICROSOFT.STDEV.S([.C36:.C47])" office:value-type="float" office:value="0.514928650544437" calcext:value-type="float">
            <text:p>0,5149286505</text:p>
          </table:table-cell>
          <table:table-cell table:formula="of:=AVERAGE([.C36:.C47])" office:value-type="float" office:value="0.416666666666667" calcext:value-type="float">
            <text:p>0,4166666667</text:p>
          </table:table-cell>
          <table:table-cell table:formula="of:=[.E47]-[.D47]" office:value-type="float" office:value="-0.0982619838777706" calcext:value-type="float">
            <text:p>-0,0982619839</text:p>
          </table:table-cell>
          <table:table-cell table:formula="of:=[.E47]-[.E35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IF([.B48];[.B48];0)" office:value-type="float" office:value="0" calcext:value-type="float">
            <text:p>0</text:p>
          </table:table-cell>
          <table:table-cell table:formula="of:=COM.MICROSOFT.STDEV.S([.C37:.C48])" office:value-type="float" office:value="0.492365963917331" calcext:value-type="float">
            <text:p>0,4923659639</text:p>
          </table:table-cell>
          <table:table-cell table:formula="of:=AVERAGE([.C37:.C48])" office:value-type="float" office:value="0.333333333333333" calcext:value-type="float">
            <text:p>0,3333333333</text:p>
          </table:table-cell>
          <table:table-cell table:formula="of:=[.E48]-[.D48]" office:value-type="float" office:value="-0.159032630583998" calcext:value-type="float">
            <text:p>-0,1590326306</text:p>
          </table:table-cell>
          <table:table-cell table:formula="of:=[.E48]-[.E36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/>
          <table:table-cell table:formula="of:=IF([.B49];[.B49];0)" office:value-type="float" office:value="0" calcext:value-type="float">
            <text:p>0</text:p>
          </table:table-cell>
          <table:table-cell table:formula="of:=COM.MICROSOFT.STDEV.S([.C38:.C49])" office:value-type="float" office:value="0.452267016866645" calcext:value-type="float">
            <text:p>0,4522670169</text:p>
          </table:table-cell>
          <table:table-cell table:formula="of:=AVERAGE([.C38:.C49])" office:value-type="float" office:value="0.25" calcext:value-type="float">
            <text:p>0,25</text:p>
          </table:table-cell>
          <table:table-cell table:formula="of:=[.E49]-[.D49]" office:value-type="float" office:value="-0.202267016866645" calcext:value-type="float">
            <text:p>-0,2022670169</text:p>
          </table:table-cell>
          <table:table-cell table:formula="of:=[.E49]-[.E37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" calcext:value-type="float">
            <text:p>1</text:p>
          </table:table-cell>
          <table:table-cell table:formula="of:=IF([.B50];[.B50];0)" office:value-type="float" office:value="1" calcext:value-type="float">
            <text:p>1</text:p>
          </table:table-cell>
          <table:table-cell table:formula="of:=COM.MICROSOFT.STDEV.S([.C39:.C50])" office:value-type="float" office:value="0.492365963917331" calcext:value-type="float">
            <text:p>0,4923659639</text:p>
          </table:table-cell>
          <table:table-cell table:formula="of:=AVERAGE([.C39:.C50])" office:value-type="float" office:value="0.333333333333333" calcext:value-type="float">
            <text:p>0,3333333333</text:p>
          </table:table-cell>
          <table:table-cell table:formula="of:=[.E50]-[.D50]" office:value-type="float" office:value="-0.159032630583998" calcext:value-type="float">
            <text:p>-0,1590326306</text:p>
          </table:table-cell>
          <table:table-cell table:formula="of:=[.E50]-[.E38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/>
          <table:table-cell table:formula="of:=IF([.B51];[.B51];0)" office:value-type="float" office:value="0" calcext:value-type="float">
            <text:p>0</text:p>
          </table:table-cell>
          <table:table-cell table:formula="of:=COM.MICROSOFT.STDEV.S([.C40:.C51])" office:value-type="float" office:value="0.492365963917331" calcext:value-type="float">
            <text:p>0,4923659639</text:p>
          </table:table-cell>
          <table:table-cell table:formula="of:=AVERAGE([.C40:.C51])" office:value-type="float" office:value="0.333333333333333" calcext:value-type="float">
            <text:p>0,3333333333</text:p>
          </table:table-cell>
          <table:table-cell table:formula="of:=[.E51]-[.D51]" office:value-type="float" office:value="-0.159032630583998" calcext:value-type="float">
            <text:p>-0,1590326306</text:p>
          </table:table-cell>
          <table:table-cell table:formula="of:=[.E51]-[.E39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/>
          <table:table-cell table:formula="of:=IF([.B52];[.B52];0)" office:value-type="float" office:value="0" calcext:value-type="float">
            <text:p>0</text:p>
          </table:table-cell>
          <table:table-cell table:formula="of:=COM.MICROSOFT.STDEV.S([.C41:.C52])" office:value-type="float" office:value="0.452267016866645" calcext:value-type="float">
            <text:p>0,4522670169</text:p>
          </table:table-cell>
          <table:table-cell table:formula="of:=AVERAGE([.C41:.C52])" office:value-type="float" office:value="0.25" calcext:value-type="float">
            <text:p>0,25</text:p>
          </table:table-cell>
          <table:table-cell table:formula="of:=[.E52]-[.D52]" office:value-type="float" office:value="-0.202267016866645" calcext:value-type="float">
            <text:p>-0,2022670169</text:p>
          </table:table-cell>
          <table:table-cell table:formula="of:=[.E52]-[.E40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/>
          <table:table-cell table:formula="of:=IF([.B53];[.B53];0)" office:value-type="float" office:value="0" calcext:value-type="float">
            <text:p>0</text:p>
          </table:table-cell>
          <table:table-cell table:formula="of:=COM.MICROSOFT.STDEV.S([.C42:.C53])" office:value-type="float" office:value="0.452267016866645" calcext:value-type="float">
            <text:p>0,4522670169</text:p>
          </table:table-cell>
          <table:table-cell table:formula="of:=AVERAGE([.C42:.C53])" office:value-type="float" office:value="0.25" calcext:value-type="float">
            <text:p>0,25</text:p>
          </table:table-cell>
          <table:table-cell table:formula="of:=[.E53]-[.D53]" office:value-type="float" office:value="-0.202267016866645" calcext:value-type="float">
            <text:p>-0,2022670169</text:p>
          </table:table-cell>
          <table:table-cell table:formula="of:=[.E53]-[.E41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/>
          <table:table-cell table:formula="of:=IF([.B54];[.B54];0)" office:value-type="float" office:value="0" calcext:value-type="float">
            <text:p>0</text:p>
          </table:table-cell>
          <table:table-cell table:formula="of:=COM.MICROSOFT.STDEV.S([.C43:.C54])" office:value-type="float" office:value="0.452267016866645" calcext:value-type="float">
            <text:p>0,4522670169</text:p>
          </table:table-cell>
          <table:table-cell table:formula="of:=AVERAGE([.C43:.C54])" office:value-type="float" office:value="0.25" calcext:value-type="float">
            <text:p>0,25</text:p>
          </table:table-cell>
          <table:table-cell table:formula="of:=[.E54]-[.D54]" office:value-type="float" office:value="-0.202267016866645" calcext:value-type="float">
            <text:p>-0,2022670169</text:p>
          </table:table-cell>
          <table:table-cell table:formula="of:=[.E54]-[.E42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/>
          <table:table-cell table:formula="of:=IF([.B55];[.B55];0)" office:value-type="float" office:value="0" calcext:value-type="float">
            <text:p>0</text:p>
          </table:table-cell>
          <table:table-cell table:formula="of:=COM.MICROSOFT.STDEV.S([.C44:.C55])" office:value-type="float" office:value="0.389249472080761" calcext:value-type="float">
            <text:p>0,3892494721</text:p>
          </table:table-cell>
          <table:table-cell table:formula="of:=AVERAGE([.C44:.C55])" office:value-type="float" office:value="0.166666666666667" calcext:value-type="float">
            <text:p>0,1666666667</text:p>
          </table:table-cell>
          <table:table-cell table:formula="of:=[.E55]-[.D55]" office:value-type="float" office:value="-0.222582805414095" calcext:value-type="float">
            <text:p>-0,2225828054</text:p>
          </table:table-cell>
          <table:table-cell table:formula="of:=[.E55]-[.E43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/>
          <table:table-cell table:formula="of:=IF([.B56];[.B56];0)" office:value-type="float" office:value="0" calcext:value-type="float">
            <text:p>0</text:p>
          </table:table-cell>
          <table:table-cell table:formula="of:=COM.MICROSOFT.STDEV.S([.C45:.C56])" office:value-type="float" office:value="0.288675134594813" calcext:value-type="float">
            <text:p>0,2886751346</text:p>
          </table:table-cell>
          <table:table-cell table:formula="of:=AVERAGE([.C45:.C56])" office:value-type="float" office:value="0.0833333333333333" calcext:value-type="float">
            <text:p>0,0833333333</text:p>
          </table:table-cell>
          <table:table-cell table:formula="of:=[.E56]-[.D56]" office:value-type="float" office:value="-0.20534180126148" calcext:value-type="float">
            <text:p>-0,2053418013</text:p>
          </table:table-cell>
          <table:table-cell table:formula="of:=[.E56]-[.E44]" office:value-type="float" office:value="-0.916666666666667" calcext:value-type="float">
            <text:p>-0,916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1" calcext:value-type="float">
            <text:p>1</text:p>
          </table:table-cell>
          <table:table-cell table:formula="of:=IF([.B57];[.B57];0)" office:value-type="float" office:value="1" calcext:value-type="float">
            <text:p>1</text:p>
          </table:table-cell>
          <table:table-cell table:formula="of:=COM.MICROSOFT.STDEV.S([.C46:.C57])" office:value-type="float" office:value="0.389249472080762" calcext:value-type="float">
            <text:p>0,3892494721</text:p>
          </table:table-cell>
          <table:table-cell table:formula="of:=AVERAGE([.C46:.C57])" office:value-type="float" office:value="0.166666666666667" calcext:value-type="float">
            <text:p>0,1666666667</text:p>
          </table:table-cell>
          <table:table-cell table:formula="of:=[.E57]-[.D57]" office:value-type="float" office:value="-0.222582805414095" calcext:value-type="float">
            <text:p>-0,2225828054</text:p>
          </table:table-cell>
          <table:table-cell table:formula="of:=[.E57]-[.E45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/>
          <table:table-cell table:formula="of:=IF([.B58];[.B58];0)" office:value-type="float" office:value="0" calcext:value-type="float">
            <text:p>0</text:p>
          </table:table-cell>
          <table:table-cell table:formula="of:=COM.MICROSOFT.STDEV.S([.C47:.C58])" office:value-type="float" office:value="0.389249472080762" calcext:value-type="float">
            <text:p>0,3892494721</text:p>
          </table:table-cell>
          <table:table-cell table:formula="of:=AVERAGE([.C47:.C58])" office:value-type="float" office:value="0.166666666666667" calcext:value-type="float">
            <text:p>0,1666666667</text:p>
          </table:table-cell>
          <table:table-cell table:formula="of:=[.E58]-[.D58]" office:value-type="float" office:value="-0.222582805414095" calcext:value-type="float">
            <text:p>-0,2225828054</text:p>
          </table:table-cell>
          <table:table-cell table:formula="of:=[.E58]-[.E46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/>
          <table:table-cell table:formula="of:=IF([.B59];[.B59];0)" office:value-type="float" office:value="0" calcext:value-type="float">
            <text:p>0</text:p>
          </table:table-cell>
          <table:table-cell table:formula="of:=COM.MICROSOFT.STDEV.S([.C48:.C59])" office:value-type="float" office:value="0.389249472080761" calcext:value-type="float">
            <text:p>0,3892494721</text:p>
          </table:table-cell>
          <table:table-cell table:formula="of:=AVERAGE([.C48:.C59])" office:value-type="float" office:value="0.166666666666667" calcext:value-type="float">
            <text:p>0,1666666667</text:p>
          </table:table-cell>
          <table:table-cell table:formula="of:=[.E59]-[.D59]" office:value-type="float" office:value="-0.222582805414095" calcext:value-type="float">
            <text:p>-0,2225828054</text:p>
          </table:table-cell>
          <table:table-cell table:formula="of:=[.E59]-[.E47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/>
          <table:table-cell table:formula="of:=IF([.B60];[.B60];0)" office:value-type="float" office:value="0" calcext:value-type="float">
            <text:p>0</text:p>
          </table:table-cell>
          <table:table-cell table:formula="of:=COM.MICROSOFT.STDEV.S([.C49:.C60])" office:value-type="float" office:value="0.389249472080761" calcext:value-type="float">
            <text:p>0,3892494721</text:p>
          </table:table-cell>
          <table:table-cell table:formula="of:=AVERAGE([.C49:.C60])" office:value-type="float" office:value="0.166666666666667" calcext:value-type="float">
            <text:p>0,1666666667</text:p>
          </table:table-cell>
          <table:table-cell table:formula="of:=[.E60]-[.D60]" office:value-type="float" office:value="-0.222582805414095" calcext:value-type="float">
            <text:p>-0,2225828054</text:p>
          </table:table-cell>
          <table:table-cell table:formula="of:=[.E60]-[.E48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/>
          <table:table-cell table:formula="of:=IF([.B61];[.B61];0)" office:value-type="float" office:value="0" calcext:value-type="float">
            <text:p>0</text:p>
          </table:table-cell>
          <table:table-cell table:formula="of:=COM.MICROSOFT.STDEV.S([.C50:.C61])" office:value-type="float" office:value="0.389249472080761" calcext:value-type="float">
            <text:p>0,3892494721</text:p>
          </table:table-cell>
          <table:table-cell table:formula="of:=AVERAGE([.C50:.C61])" office:value-type="float" office:value="0.166666666666667" calcext:value-type="float">
            <text:p>0,1666666667</text:p>
          </table:table-cell>
          <table:table-cell table:formula="of:=[.E61]-[.D61]" office:value-type="float" office:value="-0.222582805414095" calcext:value-type="float">
            <text:p>-0,2225828054</text:p>
          </table:table-cell>
          <table:table-cell table:formula="of:=[.E61]-[.E49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1" calcext:value-type="float">
            <text:p>1</text:p>
          </table:table-cell>
          <table:table-cell table:formula="of:=IF([.B62];[.B62];0)" office:value-type="float" office:value="1" calcext:value-type="float">
            <text:p>1</text:p>
          </table:table-cell>
          <table:table-cell table:formula="of:=COM.MICROSOFT.STDEV.S([.C51:.C62])" office:value-type="float" office:value="0.389249472080762" calcext:value-type="float">
            <text:p>0,3892494721</text:p>
          </table:table-cell>
          <table:table-cell table:formula="of:=AVERAGE([.C51:.C62])" office:value-type="float" office:value="0.166666666666667" calcext:value-type="float">
            <text:p>0,1666666667</text:p>
          </table:table-cell>
          <table:table-cell table:formula="of:=[.E62]-[.D62]" office:value-type="float" office:value="-0.222582805414095" calcext:value-type="float">
            <text:p>-0,2225828054</text:p>
          </table:table-cell>
          <table:table-cell table:formula="of:=[.E62]-[.E50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" calcext:value-type="float">
            <text:p>2</text:p>
          </table:table-cell>
          <table:table-cell table:formula="of:=IF([.B63];[.B63];0)" office:value-type="float" office:value="2" calcext:value-type="float">
            <text:p>2</text:p>
          </table:table-cell>
          <table:table-cell table:formula="of:=COM.MICROSOFT.STDEV.S([.C52:.C63])" office:value-type="float" office:value="0.65133894727893" calcext:value-type="float">
            <text:p>0,6513389473</text:p>
          </table:table-cell>
          <table:table-cell table:formula="of:=AVERAGE([.C52:.C63])" office:value-type="float" office:value="0.333333333333333" calcext:value-type="float">
            <text:p>0,3333333333</text:p>
          </table:table-cell>
          <table:table-cell table:formula="of:=[.E63]-[.D63]" office:value-type="float" office:value="-0.318005613945596" calcext:value-type="float">
            <text:p>-0,3180056139</text:p>
          </table:table-cell>
          <table:table-cell table:formula="of:=[.E63]-[.E5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/>
          <table:table-cell table:formula="of:=IF([.B64];[.B64];0)" office:value-type="float" office:value="0" calcext:value-type="float">
            <text:p>0</text:p>
          </table:table-cell>
          <table:table-cell table:formula="of:=COM.MICROSOFT.STDEV.S([.C53:.C64])" office:value-type="float" office:value="0.65133894727893" calcext:value-type="float">
            <text:p>0,6513389473</text:p>
          </table:table-cell>
          <table:table-cell table:formula="of:=AVERAGE([.C53:.C64])" office:value-type="float" office:value="0.333333333333333" calcext:value-type="float">
            <text:p>0,3333333333</text:p>
          </table:table-cell>
          <table:table-cell table:formula="of:=[.E64]-[.D64]" office:value-type="float" office:value="-0.318005613945596" calcext:value-type="float">
            <text:p>-0,3180056139</text:p>
          </table:table-cell>
          <table:table-cell table:formula="of:=[.E64]-[.E52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" calcext:value-type="float">
            <text:p>1</text:p>
          </table:table-cell>
          <table:table-cell table:formula="of:=IF([.B65];[.B65];0)" office:value-type="float" office:value="1" calcext:value-type="float">
            <text:p>1</text:p>
          </table:table-cell>
          <table:table-cell table:formula="of:=COM.MICROSOFT.STDEV.S([.C54:.C65])" office:value-type="float" office:value="0.668557923421521" calcext:value-type="float">
            <text:p>0,6685579234</text:p>
          </table:table-cell>
          <table:table-cell table:formula="of:=AVERAGE([.C54:.C65])" office:value-type="float" office:value="0.416666666666667" calcext:value-type="float">
            <text:p>0,4166666667</text:p>
          </table:table-cell>
          <table:table-cell table:formula="of:=[.E65]-[.D65]" office:value-type="float" office:value="-0.251891256754855" calcext:value-type="float">
            <text:p>-0,2518912568</text:p>
          </table:table-cell>
          <table:table-cell table:formula="of:=[.E65]-[.E53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/>
          <table:table-cell table:formula="of:=IF([.B66];[.B66];0)" office:value-type="float" office:value="0" calcext:value-type="float">
            <text:p>0</text:p>
          </table:table-cell>
          <table:table-cell table:formula="of:=COM.MICROSOFT.STDEV.S([.C55:.C66])" office:value-type="float" office:value="0.668557923421521" calcext:value-type="float">
            <text:p>0,6685579234</text:p>
          </table:table-cell>
          <table:table-cell table:formula="of:=AVERAGE([.C55:.C66])" office:value-type="float" office:value="0.416666666666667" calcext:value-type="float">
            <text:p>0,4166666667</text:p>
          </table:table-cell>
          <table:table-cell table:formula="of:=[.E66]-[.D66]" office:value-type="float" office:value="-0.251891256754855" calcext:value-type="float">
            <text:p>-0,2518912568</text:p>
          </table:table-cell>
          <table:table-cell table:formula="of:=[.E66]-[.E54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/>
          <table:table-cell table:formula="of:=IF([.B67];[.B67];0)" office:value-type="float" office:value="0" calcext:value-type="float">
            <text:p>0</text:p>
          </table:table-cell>
          <table:table-cell table:formula="of:=COM.MICROSOFT.STDEV.S([.C56:.C67])" office:value-type="float" office:value="0.668557923421521" calcext:value-type="float">
            <text:p>0,6685579234</text:p>
          </table:table-cell>
          <table:table-cell table:formula="of:=AVERAGE([.C56:.C67])" office:value-type="float" office:value="0.416666666666667" calcext:value-type="float">
            <text:p>0,4166666667</text:p>
          </table:table-cell>
          <table:table-cell table:formula="of:=[.E67]-[.D67]" office:value-type="float" office:value="-0.251891256754855" calcext:value-type="float">
            <text:p>-0,2518912568</text:p>
          </table:table-cell>
          <table:table-cell table:formula="of:=[.E67]-[.E55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/>
          <table:table-cell table:formula="of:=IF([.B68];[.B68];0)" office:value-type="float" office:value="0" calcext:value-type="float">
            <text:p>0</text:p>
          </table:table-cell>
          <table:table-cell table:formula="of:=COM.MICROSOFT.STDEV.S([.C57:.C68])" office:value-type="float" office:value="0.668557923421521" calcext:value-type="float">
            <text:p>0,6685579234</text:p>
          </table:table-cell>
          <table:table-cell table:formula="of:=AVERAGE([.C57:.C68])" office:value-type="float" office:value="0.416666666666667" calcext:value-type="float">
            <text:p>0,4166666667</text:p>
          </table:table-cell>
          <table:table-cell table:formula="of:=[.E68]-[.D68]" office:value-type="float" office:value="-0.251891256754855" calcext:value-type="float">
            <text:p>-0,2518912568</text:p>
          </table:table-cell>
          <table:table-cell table:formula="of:=[.E68]-[.E56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/>
          <table:table-cell table:formula="of:=IF([.B69];[.B69];0)" office:value-type="float" office:value="0" calcext:value-type="float">
            <text:p>0</text:p>
          </table:table-cell>
          <table:table-cell table:formula="of:=COM.MICROSOFT.STDEV.S([.C58:.C69])" office:value-type="float" office:value="0.65133894727893" calcext:value-type="float">
            <text:p>0,6513389473</text:p>
          </table:table-cell>
          <table:table-cell table:formula="of:=AVERAGE([.C58:.C69])" office:value-type="float" office:value="0.333333333333333" calcext:value-type="float">
            <text:p>0,3333333333</text:p>
          </table:table-cell>
          <table:table-cell table:formula="of:=[.E69]-[.D69]" office:value-type="float" office:value="-0.318005613945596" calcext:value-type="float">
            <text:p>-0,3180056139</text:p>
          </table:table-cell>
          <table:table-cell table:formula="of:=[.E69]-[.E57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/>
          <table:table-cell table:formula="of:=IF([.B70];[.B70];0)" office:value-type="float" office:value="0" calcext:value-type="float">
            <text:p>0</text:p>
          </table:table-cell>
          <table:table-cell table:formula="of:=COM.MICROSOFT.STDEV.S([.C59:.C70])" office:value-type="float" office:value="0.65133894727893" calcext:value-type="float">
            <text:p>0,6513389473</text:p>
          </table:table-cell>
          <table:table-cell table:formula="of:=AVERAGE([.C59:.C70])" office:value-type="float" office:value="0.333333333333333" calcext:value-type="float">
            <text:p>0,3333333333</text:p>
          </table:table-cell>
          <table:table-cell table:formula="of:=[.E70]-[.D70]" office:value-type="float" office:value="-0.318005613945596" calcext:value-type="float">
            <text:p>-0,3180056139</text:p>
          </table:table-cell>
          <table:table-cell table:formula="of:=[.E70]-[.E58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/>
          <table:table-cell table:formula="of:=IF([.B71];[.B71];0)" office:value-type="float" office:value="0" calcext:value-type="float">
            <text:p>0</text:p>
          </table:table-cell>
          <table:table-cell table:formula="of:=COM.MICROSOFT.STDEV.S([.C60:.C71])" office:value-type="float" office:value="0.65133894727893" calcext:value-type="float">
            <text:p>0,6513389473</text:p>
          </table:table-cell>
          <table:table-cell table:formula="of:=AVERAGE([.C60:.C71])" office:value-type="float" office:value="0.333333333333333" calcext:value-type="float">
            <text:p>0,3333333333</text:p>
          </table:table-cell>
          <table:table-cell table:formula="of:=[.E71]-[.D71]" office:value-type="float" office:value="-0.318005613945596" calcext:value-type="float">
            <text:p>-0,3180056139</text:p>
          </table:table-cell>
          <table:table-cell table:formula="of:=[.E71]-[.E59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" calcext:value-type="float">
            <text:p>2</text:p>
          </table:table-cell>
          <table:table-cell table:formula="of:=IF([.B72];[.B72];0)" office:value-type="float" office:value="2" calcext:value-type="float">
            <text:p>2</text:p>
          </table:table-cell>
          <table:table-cell table:formula="of:=COM.MICROSOFT.STDEV.S([.C61:.C72])" office:value-type="float" office:value="0.797724035217466" calcext:value-type="float">
            <text:p>0,7977240352</text:p>
          </table:table-cell>
          <table:table-cell table:formula="of:=AVERAGE([.C61:.C72])" office:value-type="float" office:value="0.5" calcext:value-type="float">
            <text:p>0,5</text:p>
          </table:table-cell>
          <table:table-cell table:formula="of:=[.E72]-[.D72]" office:value-type="float" office:value="-0.297724035217466" calcext:value-type="float">
            <text:p>-0,2977240352</text:p>
          </table:table-cell>
          <table:table-cell table:formula="of:=[.E72]-[.E60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" calcext:value-type="float">
            <text:p>1</text:p>
          </table:table-cell>
          <table:table-cell table:formula="of:=IF([.B73];[.B73];0)" office:value-type="float" office:value="1" calcext:value-type="float">
            <text:p>1</text:p>
          </table:table-cell>
          <table:table-cell table:formula="of:=COM.MICROSOFT.STDEV.S([.C62:.C73])" office:value-type="float" office:value="0.792961461098759" calcext:value-type="float">
            <text:p>0,7929614611</text:p>
          </table:table-cell>
          <table:table-cell table:formula="of:=AVERAGE([.C62:.C73])" office:value-type="float" office:value="0.583333333333333" calcext:value-type="float">
            <text:p>0,5833333333</text:p>
          </table:table-cell>
          <table:table-cell table:formula="of:=[.E73]-[.D73]" office:value-type="float" office:value="-0.209628127765426" calcext:value-type="float">
            <text:p>-0,2096281278</text:p>
          </table:table-cell>
          <table:table-cell table:formula="of:=[.E73]-[.E61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/>
          <table:table-cell table:formula="of:=IF([.B74];[.B74];0)" office:value-type="float" office:value="0" calcext:value-type="float">
            <text:p>0</text:p>
          </table:table-cell>
          <table:table-cell table:formula="of:=COM.MICROSOFT.STDEV.S([.C63:.C74])" office:value-type="float" office:value="0.797724035217466" calcext:value-type="float">
            <text:p>0,7977240352</text:p>
          </table:table-cell>
          <table:table-cell table:formula="of:=AVERAGE([.C63:.C74])" office:value-type="float" office:value="0.5" calcext:value-type="float">
            <text:p>0,5</text:p>
          </table:table-cell>
          <table:table-cell table:formula="of:=[.E74]-[.D74]" office:value-type="float" office:value="-0.297724035217466" calcext:value-type="float">
            <text:p>-0,2977240352</text:p>
          </table:table-cell>
          <table:table-cell table:formula="of:=[.E74]-[.E62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/>
          <table:table-cell table:formula="of:=IF([.B75];[.B75];0)" office:value-type="float" office:value="0" calcext:value-type="float">
            <text:p>0</text:p>
          </table:table-cell>
          <table:table-cell table:formula="of:=COM.MICROSOFT.STDEV.S([.C64:.C75])" office:value-type="float" office:value="0.65133894727893" calcext:value-type="float">
            <text:p>0,6513389473</text:p>
          </table:table-cell>
          <table:table-cell table:formula="of:=AVERAGE([.C64:.C75])" office:value-type="float" office:value="0.333333333333333" calcext:value-type="float">
            <text:p>0,3333333333</text:p>
          </table:table-cell>
          <table:table-cell table:formula="of:=[.E75]-[.D75]" office:value-type="float" office:value="-0.318005613945596" calcext:value-type="float">
            <text:p>-0,3180056139</text:p>
          </table:table-cell>
          <table:table-cell table:formula="of:=[.E75]-[.E63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/>
          <table:table-cell table:formula="of:=IF([.B76];[.B76];0)" office:value-type="float" office:value="0" calcext:value-type="float">
            <text:p>0</text:p>
          </table:table-cell>
          <table:table-cell table:formula="of:=COM.MICROSOFT.STDEV.S([.C65:.C76])" office:value-type="float" office:value="0.65133894727893" calcext:value-type="float">
            <text:p>0,6513389473</text:p>
          </table:table-cell>
          <table:table-cell table:formula="of:=AVERAGE([.C65:.C76])" office:value-type="float" office:value="0.333333333333333" calcext:value-type="float">
            <text:p>0,3333333333</text:p>
          </table:table-cell>
          <table:table-cell table:formula="of:=[.E76]-[.D76]" office:value-type="float" office:value="-0.318005613945596" calcext:value-type="float">
            <text:p>-0,3180056139</text:p>
          </table:table-cell>
          <table:table-cell table:formula="of:=[.E76]-[.E64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/>
          <table:table-cell table:formula="of:=IF([.B77];[.B77];0)" office:value-type="float" office:value="0" calcext:value-type="float">
            <text:p>0</text:p>
          </table:table-cell>
          <table:table-cell table:formula="of:=COM.MICROSOFT.STDEV.S([.C66:.C77])" office:value-type="float" office:value="0.621581560508061" calcext:value-type="float">
            <text:p>0,6215815605</text:p>
          </table:table-cell>
          <table:table-cell table:formula="of:=AVERAGE([.C66:.C77])" office:value-type="float" office:value="0.25" calcext:value-type="float">
            <text:p>0,25</text:p>
          </table:table-cell>
          <table:table-cell table:formula="of:=[.E77]-[.D77]" office:value-type="float" office:value="-0.371581560508061" calcext:value-type="float">
            <text:p>-0,3715815605</text:p>
          </table:table-cell>
          <table:table-cell table:formula="of:=[.E77]-[.E65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/>
          <table:table-cell table:formula="of:=IF([.B78];[.B78];0)" office:value-type="float" office:value="0" calcext:value-type="float">
            <text:p>0</text:p>
          </table:table-cell>
          <table:table-cell table:formula="of:=COM.MICROSOFT.STDEV.S([.C67:.C78])" office:value-type="float" office:value="0.621581560508061" calcext:value-type="float">
            <text:p>0,6215815605</text:p>
          </table:table-cell>
          <table:table-cell table:formula="of:=AVERAGE([.C67:.C78])" office:value-type="float" office:value="0.25" calcext:value-type="float">
            <text:p>0,25</text:p>
          </table:table-cell>
          <table:table-cell table:formula="of:=[.E78]-[.D78]" office:value-type="float" office:value="-0.371581560508061" calcext:value-type="float">
            <text:p>-0,3715815605</text:p>
          </table:table-cell>
          <table:table-cell table:formula="of:=[.E78]-[.E66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" calcext:value-type="float">
            <text:p>2</text:p>
          </table:table-cell>
          <table:table-cell table:formula="of:=IF([.B79];[.B79];0)" office:value-type="float" office:value="2" calcext:value-type="float">
            <text:p>2</text:p>
          </table:table-cell>
          <table:table-cell table:formula="of:=COM.MICROSOFT.STDEV.S([.C68:.C79])" office:value-type="float" office:value="0.792961461098759" calcext:value-type="float">
            <text:p>0,7929614611</text:p>
          </table:table-cell>
          <table:table-cell table:formula="of:=AVERAGE([.C68:.C79])" office:value-type="float" office:value="0.416666666666667" calcext:value-type="float">
            <text:p>0,4166666667</text:p>
          </table:table-cell>
          <table:table-cell table:formula="of:=[.E79]-[.D79]" office:value-type="float" office:value="-0.376294794432092" calcext:value-type="float">
            <text:p>-0,3762947944</text:p>
          </table:table-cell>
          <table:table-cell table:formula="of:=[.E79]-[.E6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/>
          <table:table-cell table:formula="of:=IF([.B80];[.B80];0)" office:value-type="float" office:value="0" calcext:value-type="float">
            <text:p>0</text:p>
          </table:table-cell>
          <table:table-cell table:formula="of:=COM.MICROSOFT.STDEV.S([.C69:.C80])" office:value-type="float" office:value="0.792961461098759" calcext:value-type="float">
            <text:p>0,7929614611</text:p>
          </table:table-cell>
          <table:table-cell table:formula="of:=AVERAGE([.C69:.C80])" office:value-type="float" office:value="0.416666666666667" calcext:value-type="float">
            <text:p>0,4166666667</text:p>
          </table:table-cell>
          <table:table-cell table:formula="of:=[.E80]-[.D80]" office:value-type="float" office:value="-0.376294794432092" calcext:value-type="float">
            <text:p>-0,3762947944</text:p>
          </table:table-cell>
          <table:table-cell table:formula="of:=[.E80]-[.E6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/>
          <table:table-cell table:formula="of:=IF([.B81];[.B81];0)" office:value-type="float" office:value="0" calcext:value-type="float">
            <text:p>0</text:p>
          </table:table-cell>
          <table:table-cell table:formula="of:=COM.MICROSOFT.STDEV.S([.C70:.C81])" office:value-type="float" office:value="0.792961461098759" calcext:value-type="float">
            <text:p>0,7929614611</text:p>
          </table:table-cell>
          <table:table-cell table:formula="of:=AVERAGE([.C70:.C81])" office:value-type="float" office:value="0.416666666666667" calcext:value-type="float">
            <text:p>0,4166666667</text:p>
          </table:table-cell>
          <table:table-cell table:formula="of:=[.E81]-[.D81]" office:value-type="float" office:value="-0.376294794432092" calcext:value-type="float">
            <text:p>-0,3762947944</text:p>
          </table:table-cell>
          <table:table-cell table:formula="of:=[.E81]-[.E69]" office:value-type="float" office:value="0.0833333333333334" calcext:value-type="float">
            <text:p>0,08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/>
          <table:table-cell table:formula="of:=IF([.B82];[.B82];0)" office:value-type="float" office:value="0" calcext:value-type="float">
            <text:p>0</text:p>
          </table:table-cell>
          <table:table-cell table:formula="of:=COM.MICROSOFT.STDEV.S([.C71:.C82])" office:value-type="float" office:value="0.792961461098759" calcext:value-type="float">
            <text:p>0,7929614611</text:p>
          </table:table-cell>
          <table:table-cell table:formula="of:=AVERAGE([.C71:.C82])" office:value-type="float" office:value="0.416666666666667" calcext:value-type="float">
            <text:p>0,4166666667</text:p>
          </table:table-cell>
          <table:table-cell table:formula="of:=[.E82]-[.D82]" office:value-type="float" office:value="-0.376294794432092" calcext:value-type="float">
            <text:p>-0,3762947944</text:p>
          </table:table-cell>
          <table:table-cell table:formula="of:=[.E82]-[.E70]" office:value-type="float" office:value="0.0833333333333334" calcext:value-type="float">
            <text:p>0,08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1" calcext:value-type="float">
            <text:p>1</text:p>
          </table:table-cell>
          <table:table-cell table:formula="of:=IF([.B83];[.B83];0)" office:value-type="float" office:value="1" calcext:value-type="float">
            <text:p>1</text:p>
          </table:table-cell>
          <table:table-cell table:formula="of:=COM.MICROSOFT.STDEV.S([.C72:.C83])" office:value-type="float" office:value="0.797724035217466" calcext:value-type="float">
            <text:p>0,7977240352</text:p>
          </table:table-cell>
          <table:table-cell table:formula="of:=AVERAGE([.C72:.C83])" office:value-type="float" office:value="0.5" calcext:value-type="float">
            <text:p>0,5</text:p>
          </table:table-cell>
          <table:table-cell table:formula="of:=[.E83]-[.D83]" office:value-type="float" office:value="-0.297724035217466" calcext:value-type="float">
            <text:p>-0,2977240352</text:p>
          </table:table-cell>
          <table:table-cell table:formula="of:=[.E83]-[.E71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" calcext:value-type="float">
            <text:p>1</text:p>
          </table:table-cell>
          <table:table-cell table:formula="of:=IF([.B84];[.B84];0)" office:value-type="float" office:value="1" calcext:value-type="float">
            <text:p>1</text:p>
          </table:table-cell>
          <table:table-cell table:formula="of:=COM.MICROSOFT.STDEV.S([.C73:.C84])" office:value-type="float" office:value="0.668557923421521" calcext:value-type="float">
            <text:p>0,6685579234</text:p>
          </table:table-cell>
          <table:table-cell table:formula="of:=AVERAGE([.C73:.C84])" office:value-type="float" office:value="0.416666666666667" calcext:value-type="float">
            <text:p>0,4166666667</text:p>
          </table:table-cell>
          <table:table-cell table:formula="of:=[.E84]-[.D84]" office:value-type="float" office:value="-0.251891256754855" calcext:value-type="float">
            <text:p>-0,2518912568</text:p>
          </table:table-cell>
          <table:table-cell table:formula="of:=[.E84]-[.E72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/>
          <table:table-cell table:formula="of:=IF([.B85];[.B85];0)" office:value-type="float" office:value="0" calcext:value-type="float">
            <text:p>0</text:p>
          </table:table-cell>
          <table:table-cell table:formula="of:=COM.MICROSOFT.STDEV.S([.C74:.C85])" office:value-type="float" office:value="0.65133894727893" calcext:value-type="float">
            <text:p>0,6513389473</text:p>
          </table:table-cell>
          <table:table-cell table:formula="of:=AVERAGE([.C74:.C85])" office:value-type="float" office:value="0.333333333333333" calcext:value-type="float">
            <text:p>0,3333333333</text:p>
          </table:table-cell>
          <table:table-cell table:formula="of:=[.E85]-[.D85]" office:value-type="float" office:value="-0.318005613945596" calcext:value-type="float">
            <text:p>-0,3180056139</text:p>
          </table:table-cell>
          <table:table-cell table:formula="of:=[.E85]-[.E73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" calcext:value-type="float">
            <text:p>1</text:p>
          </table:table-cell>
          <table:table-cell table:formula="of:=IF([.B86];[.B86];0)" office:value-type="float" office:value="1" calcext:value-type="float">
            <text:p>1</text:p>
          </table:table-cell>
          <table:table-cell table:formula="of:=COM.MICROSOFT.STDEV.S([.C75:.C86])" office:value-type="float" office:value="0.668557923421521" calcext:value-type="float">
            <text:p>0,6685579234</text:p>
          </table:table-cell>
          <table:table-cell table:formula="of:=AVERAGE([.C75:.C86])" office:value-type="float" office:value="0.416666666666667" calcext:value-type="float">
            <text:p>0,4166666667</text:p>
          </table:table-cell>
          <table:table-cell table:formula="of:=[.E86]-[.D86]" office:value-type="float" office:value="-0.251891256754855" calcext:value-type="float">
            <text:p>-0,2518912568</text:p>
          </table:table-cell>
          <table:table-cell table:formula="of:=[.E86]-[.E74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1" calcext:value-type="float">
            <text:p>1</text:p>
          </table:table-cell>
          <table:table-cell table:formula="of:=IF([.B87];[.B87];0)" office:value-type="float" office:value="1" calcext:value-type="float">
            <text:p>1</text:p>
          </table:table-cell>
          <table:table-cell table:formula="of:=COM.MICROSOFT.STDEV.S([.C76:.C87])" office:value-type="float" office:value="0.674199862463242" calcext:value-type="float">
            <text:p>0,6741998625</text:p>
          </table:table-cell>
          <table:table-cell table:formula="of:=AVERAGE([.C76:.C87])" office:value-type="float" office:value="0.5" calcext:value-type="float">
            <text:p>0,5</text:p>
          </table:table-cell>
          <table:table-cell table:formula="of:=[.E87]-[.D87]" office:value-type="float" office:value="-0.174199862463242" calcext:value-type="float">
            <text:p>-0,1741998625</text:p>
          </table:table-cell>
          <table:table-cell table:formula="of:=[.E87]-[.E75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" calcext:value-type="float">
            <text:p>1</text:p>
          </table:table-cell>
          <table:table-cell table:formula="of:=IF([.B88];[.B88];0)" office:value-type="float" office:value="1" calcext:value-type="float">
            <text:p>1</text:p>
          </table:table-cell>
          <table:table-cell table:formula="of:=COM.MICROSOFT.STDEV.S([.C77:.C88])" office:value-type="float" office:value="0.668557923421521" calcext:value-type="float">
            <text:p>0,6685579234</text:p>
          </table:table-cell>
          <table:table-cell table:formula="of:=AVERAGE([.C77:.C88])" office:value-type="float" office:value="0.583333333333333" calcext:value-type="float">
            <text:p>0,5833333333</text:p>
          </table:table-cell>
          <table:table-cell table:formula="of:=[.E88]-[.D88]" office:value-type="float" office:value="-0.0852245900881881" calcext:value-type="float">
            <text:p>-0,0852245901</text:p>
          </table:table-cell>
          <table:table-cell table:formula="of:=[.E88]-[.E76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" calcext:value-type="float">
            <text:p>1</text:p>
          </table:table-cell>
          <table:table-cell table:formula="of:=IF([.B89];[.B89];0)" office:value-type="float" office:value="1" calcext:value-type="float">
            <text:p>1</text:p>
          </table:table-cell>
          <table:table-cell table:formula="of:=COM.MICROSOFT.STDEV.S([.C78:.C89])" office:value-type="float" office:value="0.65133894727893" calcext:value-type="float">
            <text:p>0,6513389473</text:p>
          </table:table-cell>
          <table:table-cell table:formula="of:=AVERAGE([.C78:.C89])" office:value-type="float" office:value="0.666666666666667" calcext:value-type="float">
            <text:p>0,6666666667</text:p>
          </table:table-cell>
          <table:table-cell table:formula="of:=[.E89]-[.D89]" office:value-type="float" office:value="0.015327719387737" calcext:value-type="float">
            <text:p>0,0153277194</text:p>
          </table:table-cell>
          <table:table-cell table:formula="of:=[.E89]-[.E77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" calcext:value-type="float">
            <text:p>1</text:p>
          </table:table-cell>
          <table:table-cell table:formula="of:=IF([.B90];[.B90];0)" office:value-type="float" office:value="1" calcext:value-type="float">
            <text:p>1</text:p>
          </table:table-cell>
          <table:table-cell table:formula="of:=COM.MICROSOFT.STDEV.S([.C79:.C90])" office:value-type="float" office:value="0.621581560508061" calcext:value-type="float">
            <text:p>0,6215815605</text:p>
          </table:table-cell>
          <table:table-cell table:formula="of:=AVERAGE([.C79:.C90])" office:value-type="float" office:value="0.75" calcext:value-type="float">
            <text:p>0,75</text:p>
          </table:table-cell>
          <table:table-cell table:formula="of:=[.E90]-[.D90]" office:value-type="float" office:value="0.128418439491939" calcext:value-type="float">
            <text:p>0,1284184395</text:p>
          </table:table-cell>
          <table:table-cell table:formula="of:=[.E90]-[.E78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1" calcext:value-type="float">
            <text:p>1</text:p>
          </table:table-cell>
          <table:table-cell table:formula="of:=IF([.B91];[.B91];0)" office:value-type="float" office:value="1" calcext:value-type="float">
            <text:p>1</text:p>
          </table:table-cell>
          <table:table-cell table:formula="of:=COM.MICROSOFT.STDEV.S([.C80:.C91])" office:value-type="float" office:value="0.492365963917331" calcext:value-type="float">
            <text:p>0,4923659639</text:p>
          </table:table-cell>
          <table:table-cell table:formula="of:=AVERAGE([.C80:.C91])" office:value-type="float" office:value="0.666666666666667" calcext:value-type="float">
            <text:p>0,6666666667</text:p>
          </table:table-cell>
          <table:table-cell table:formula="of:=[.E91]-[.D91]" office:value-type="float" office:value="0.174300702749336" calcext:value-type="float">
            <text:p>0,1743007027</text:p>
          </table:table-cell>
          <table:table-cell table:formula="of:=[.E91]-[.E79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" calcext:value-type="float">
            <text:p>1</text:p>
          </table:table-cell>
          <table:table-cell table:formula="of:=IF([.B92];[.B92];0)" office:value-type="float" office:value="1" calcext:value-type="float">
            <text:p>1</text:p>
          </table:table-cell>
          <table:table-cell table:formula="of:=COM.MICROSOFT.STDEV.S([.C81:.C92])" office:value-type="float" office:value="0.452267016866645" calcext:value-type="float">
            <text:p>0,4522670169</text:p>
          </table:table-cell>
          <table:table-cell table:formula="of:=AVERAGE([.C81:.C92])" office:value-type="float" office:value="0.75" calcext:value-type="float">
            <text:p>0,75</text:p>
          </table:table-cell>
          <table:table-cell table:formula="of:=[.E92]-[.D92]" office:value-type="float" office:value="0.297732983133355" calcext:value-type="float">
            <text:p>0,2977329831</text:p>
          </table:table-cell>
          <table:table-cell table:formula="of:=[.E92]-[.E80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2" calcext:value-type="float">
            <text:p>2</text:p>
          </table:table-cell>
          <table:table-cell table:formula="of:=IF([.B93];[.B93];0)" office:value-type="float" office:value="2" calcext:value-type="float">
            <text:p>2</text:p>
          </table:table-cell>
          <table:table-cell table:formula="of:=COM.MICROSOFT.STDEV.S([.C82:.C93])" office:value-type="float" office:value="0.514928650544437" calcext:value-type="float">
            <text:p>0,5149286505</text:p>
          </table:table-cell>
          <table:table-cell table:formula="of:=AVERAGE([.C82:.C93])" office:value-type="float" office:value="0.916666666666667" calcext:value-type="float">
            <text:p>0,9166666667</text:p>
          </table:table-cell>
          <table:table-cell table:formula="of:=[.E93]-[.D93]" office:value-type="float" office:value="0.401738016122229" calcext:value-type="float">
            <text:p>0,4017380161</text:p>
          </table:table-cell>
          <table:table-cell table:formula="of:=[.E93]-[.E81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/>
          <table:table-cell table:formula="of:=IF([.B94];[.B94];0)" office:value-type="float" office:value="0" calcext:value-type="float">
            <text:p>0</text:p>
          </table:table-cell>
          <table:table-cell table:formula="of:=COM.MICROSOFT.STDEV.S([.C83:.C94])" office:value-type="float" office:value="0.514928650544437" calcext:value-type="float">
            <text:p>0,5149286505</text:p>
          </table:table-cell>
          <table:table-cell table:formula="of:=AVERAGE([.C83:.C94])" office:value-type="float" office:value="0.916666666666667" calcext:value-type="float">
            <text:p>0,9166666667</text:p>
          </table:table-cell>
          <table:table-cell table:formula="of:=[.E94]-[.D94]" office:value-type="float" office:value="0.401738016122229" calcext:value-type="float">
            <text:p>0,4017380161</text:p>
          </table:table-cell>
          <table:table-cell table:formula="of:=[.E94]-[.E82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1" calcext:value-type="float">
            <text:p>1</text:p>
          </table:table-cell>
          <table:table-cell table:formula="of:=IF([.B95];[.B95];0)" office:value-type="float" office:value="1" calcext:value-type="float">
            <text:p>1</text:p>
          </table:table-cell>
          <table:table-cell table:formula="of:=COM.MICROSOFT.STDEV.S([.C84:.C95])" office:value-type="float" office:value="0.514928650544437" calcext:value-type="float">
            <text:p>0,5149286505</text:p>
          </table:table-cell>
          <table:table-cell table:formula="of:=AVERAGE([.C84:.C95])" office:value-type="float" office:value="0.916666666666667" calcext:value-type="float">
            <text:p>0,9166666667</text:p>
          </table:table-cell>
          <table:table-cell table:formula="of:=[.E95]-[.D95]" office:value-type="float" office:value="0.401738016122229" calcext:value-type="float">
            <text:p>0,4017380161</text:p>
          </table:table-cell>
          <table:table-cell table:formula="of:=[.E95]-[.E83]" office:value-type="float" office:value="0.416666666666667" calcext:value-type="float">
            <text:p>0,41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1" calcext:value-type="float">
            <text:p>1</text:p>
          </table:table-cell>
          <table:table-cell table:formula="of:=IF([.B96];[.B96];0)" office:value-type="float" office:value="1" calcext:value-type="float">
            <text:p>1</text:p>
          </table:table-cell>
          <table:table-cell table:formula="of:=COM.MICROSOFT.STDEV.S([.C85:.C96])" office:value-type="float" office:value="0.514928650544437" calcext:value-type="float">
            <text:p>0,5149286505</text:p>
          </table:table-cell>
          <table:table-cell table:formula="of:=AVERAGE([.C85:.C96])" office:value-type="float" office:value="0.916666666666667" calcext:value-type="float">
            <text:p>0,9166666667</text:p>
          </table:table-cell>
          <table:table-cell table:formula="of:=[.E96]-[.D96]" office:value-type="float" office:value="0.401738016122229" calcext:value-type="float">
            <text:p>0,4017380161</text:p>
          </table:table-cell>
          <table:table-cell table:formula="of:=[.E96]-[.E84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1" calcext:value-type="float">
            <text:p>1</text:p>
          </table:table-cell>
          <table:table-cell table:formula="of:=IF([.B97];[.B97];0)" office:value-type="float" office:value="1" calcext:value-type="float">
            <text:p>1</text:p>
          </table:table-cell>
          <table:table-cell table:formula="of:=COM.MICROSOFT.STDEV.S([.C86:.C97])" office:value-type="float" office:value="0.426401432711221" calcext:value-type="float">
            <text:p>0,4264014327</text:p>
          </table:table-cell>
          <table:table-cell table:formula="of:=AVERAGE([.C86:.C97])" office:value-type="float" office:value="1" calcext:value-type="float">
            <text:p>1</text:p>
          </table:table-cell>
          <table:table-cell table:formula="of:=[.E97]-[.D97]" office:value-type="float" office:value="0.573598567288779" calcext:value-type="float">
            <text:p>0,5735985673</text:p>
          </table:table-cell>
          <table:table-cell table:formula="of:=[.E97]-[.E85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" calcext:value-type="float">
            <text:p>1</text:p>
          </table:table-cell>
          <table:table-cell table:formula="of:=IF([.B98];[.B98];0)" office:value-type="float" office:value="1" calcext:value-type="float">
            <text:p>1</text:p>
          </table:table-cell>
          <table:table-cell table:formula="of:=COM.MICROSOFT.STDEV.S([.C87:.C98])" office:value-type="float" office:value="0.426401432711221" calcext:value-type="float">
            <text:p>0,4264014327</text:p>
          </table:table-cell>
          <table:table-cell table:formula="of:=AVERAGE([.C87:.C98])" office:value-type="float" office:value="1" calcext:value-type="float">
            <text:p>1</text:p>
          </table:table-cell>
          <table:table-cell table:formula="of:=[.E98]-[.D98]" office:value-type="float" office:value="0.573598567288779" calcext:value-type="float">
            <text:p>0,5735985673</text:p>
          </table:table-cell>
          <table:table-cell table:formula="of:=[.E98]-[.E86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" calcext:value-type="float">
            <text:p>1</text:p>
          </table:table-cell>
          <table:table-cell table:formula="of:=IF([.B99];[.B99];0)" office:value-type="float" office:value="1" calcext:value-type="float">
            <text:p>1</text:p>
          </table:table-cell>
          <table:table-cell table:formula="of:=COM.MICROSOFT.STDEV.S([.C88:.C99])" office:value-type="float" office:value="0.426401432711221" calcext:value-type="float">
            <text:p>0,4264014327</text:p>
          </table:table-cell>
          <table:table-cell table:formula="of:=AVERAGE([.C88:.C99])" office:value-type="float" office:value="1" calcext:value-type="float">
            <text:p>1</text:p>
          </table:table-cell>
          <table:table-cell table:formula="of:=[.E99]-[.D99]" office:value-type="float" office:value="0.573598567288779" calcext:value-type="float">
            <text:p>0,5735985673</text:p>
          </table:table-cell>
          <table:table-cell table:formula="of:=[.E99]-[.E87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/>
          <table:table-cell table:formula="of:=IF([.B100];[.B100];0)" office:value-type="float" office:value="0" calcext:value-type="float">
            <text:p>0</text:p>
          </table:table-cell>
          <table:table-cell table:formula="of:=COM.MICROSOFT.STDEV.S([.C89:.C100])" office:value-type="float" office:value="0.514928650544437" calcext:value-type="float">
            <text:p>0,5149286505</text:p>
          </table:table-cell>
          <table:table-cell table:formula="of:=AVERAGE([.C89:.C100])" office:value-type="float" office:value="0.916666666666667" calcext:value-type="float">
            <text:p>0,9166666667</text:p>
          </table:table-cell>
          <table:table-cell table:formula="of:=[.E100]-[.D100]" office:value-type="float" office:value="0.401738016122229" calcext:value-type="float">
            <text:p>0,4017380161</text:p>
          </table:table-cell>
          <table:table-cell table:formula="of:=[.E100]-[.E88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/>
          <table:table-cell table:formula="of:=IF([.B101];[.B101];0)" office:value-type="float" office:value="0" calcext:value-type="float">
            <text:p>0</text:p>
          </table:table-cell>
          <table:table-cell table:formula="of:=COM.MICROSOFT.STDEV.S([.C90:.C101])" office:value-type="float" office:value="0.577350269189626" calcext:value-type="float">
            <text:p>0,5773502692</text:p>
          </table:table-cell>
          <table:table-cell table:formula="of:=AVERAGE([.C90:.C101])" office:value-type="float" office:value="0.833333333333333" calcext:value-type="float">
            <text:p>0,8333333333</text:p>
          </table:table-cell>
          <table:table-cell table:formula="of:=[.E101]-[.D101]" office:value-type="float" office:value="0.255983064143708" calcext:value-type="float">
            <text:p>0,2559830641</text:p>
          </table:table-cell>
          <table:table-cell table:formula="of:=[.E101]-[.E89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" calcext:value-type="float">
            <text:p>1</text:p>
          </table:table-cell>
          <table:table-cell table:formula="of:=IF([.B102];[.B102];0)" office:value-type="float" office:value="1" calcext:value-type="float">
            <text:p>1</text:p>
          </table:table-cell>
          <table:table-cell table:formula="of:=COM.MICROSOFT.STDEV.S([.C91:.C102])" office:value-type="float" office:value="0.577350269189626" calcext:value-type="float">
            <text:p>0,5773502692</text:p>
          </table:table-cell>
          <table:table-cell table:formula="of:=AVERAGE([.C91:.C102])" office:value-type="float" office:value="0.833333333333333" calcext:value-type="float">
            <text:p>0,8333333333</text:p>
          </table:table-cell>
          <table:table-cell table:formula="of:=[.E102]-[.D102]" office:value-type="float" office:value="0.255983064143708" calcext:value-type="float">
            <text:p>0,2559830641</text:p>
          </table:table-cell>
          <table:table-cell table:formula="of:=[.E102]-[.E90]" office:value-type="float" office:value="0.0833333333333334" calcext:value-type="float">
            <text:p>0,0833333333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" calcext:value-type="float">
            <text:p>1</text:p>
          </table:table-cell>
          <table:table-cell table:formula="of:=IF([.B103];[.B103];0)" office:value-type="float" office:value="1" calcext:value-type="float">
            <text:p>1</text:p>
          </table:table-cell>
          <table:table-cell table:formula="of:=COM.MICROSOFT.STDEV.S([.C92:.C103])" office:value-type="float" office:value="0.577350269189626" calcext:value-type="float">
            <text:p>0,5773502692</text:p>
          </table:table-cell>
          <table:table-cell table:formula="of:=AVERAGE([.C92:.C103])" office:value-type="float" office:value="0.833333333333333" calcext:value-type="float">
            <text:p>0,8333333333</text:p>
          </table:table-cell>
          <table:table-cell table:formula="of:=[.E103]-[.D103]" office:value-type="float" office:value="0.255983064143708" calcext:value-type="float">
            <text:p>0,2559830641</text:p>
          </table:table-cell>
          <table:table-cell table:formula="of:=[.E103]-[.E91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" calcext:value-type="float">
            <text:p>1</text:p>
          </table:table-cell>
          <table:table-cell table:formula="of:=IF([.B104];[.B104];0)" office:value-type="float" office:value="1" calcext:value-type="float">
            <text:p>1</text:p>
          </table:table-cell>
          <table:table-cell table:formula="of:=COM.MICROSOFT.STDEV.S([.C93:.C104])" office:value-type="float" office:value="0.577350269189626" calcext:value-type="float">
            <text:p>0,5773502692</text:p>
          </table:table-cell>
          <table:table-cell table:formula="of:=AVERAGE([.C93:.C104])" office:value-type="float" office:value="0.833333333333333" calcext:value-type="float">
            <text:p>0,8333333333</text:p>
          </table:table-cell>
          <table:table-cell table:formula="of:=[.E104]-[.D104]" office:value-type="float" office:value="0.255983064143708" calcext:value-type="float">
            <text:p>0,2559830641</text:p>
          </table:table-cell>
          <table:table-cell table:formula="of:=[.E104]-[.E92]" office:value-type="float" office:value="0.0833333333333334" calcext:value-type="float">
            <text:p>0,08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" calcext:value-type="float">
            <text:p>1</text:p>
          </table:table-cell>
          <table:table-cell table:formula="of:=IF([.B105];[.B105];0)" office:value-type="float" office:value="1" calcext:value-type="float">
            <text:p>1</text:p>
          </table:table-cell>
          <table:table-cell table:formula="of:=COM.MICROSOFT.STDEV.S([.C94:.C105])" office:value-type="float" office:value="0.452267016866645" calcext:value-type="float">
            <text:p>0,4522670169</text:p>
          </table:table-cell>
          <table:table-cell table:formula="of:=AVERAGE([.C94:.C105])" office:value-type="float" office:value="0.75" calcext:value-type="float">
            <text:p>0,75</text:p>
          </table:table-cell>
          <table:table-cell table:formula="of:=[.E105]-[.D105]" office:value-type="float" office:value="0.297732983133355" calcext:value-type="float">
            <text:p>0,2977329831</text:p>
          </table:table-cell>
          <table:table-cell table:formula="of:=[.E105]-[.E93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" calcext:value-type="float">
            <text:p>1</text:p>
          </table:table-cell>
          <table:table-cell table:formula="of:=IF([.B106];[.B106];0)" office:value-type="float" office:value="1" calcext:value-type="float">
            <text:p>1</text:p>
          </table:table-cell>
          <table:table-cell table:formula="of:=COM.MICROSOFT.STDEV.S([.C95:.C106])" office:value-type="float" office:value="0.389249472080761" calcext:value-type="float">
            <text:p>0,3892494721</text:p>
          </table:table-cell>
          <table:table-cell table:formula="of:=AVERAGE([.C95:.C106])" office:value-type="float" office:value="0.833333333333333" calcext:value-type="float">
            <text:p>0,8333333333</text:p>
          </table:table-cell>
          <table:table-cell table:formula="of:=[.E106]-[.D106]" office:value-type="float" office:value="0.444083861252572" calcext:value-type="float">
            <text:p>0,4440838613</text:p>
          </table:table-cell>
          <table:table-cell table:formula="of:=[.E106]-[.E94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" calcext:value-type="float">
            <text:p>1</text:p>
          </table:table-cell>
          <table:table-cell table:formula="of:=IF([.B107];[.B107];0)" office:value-type="float" office:value="1" calcext:value-type="float">
            <text:p>1</text:p>
          </table:table-cell>
          <table:table-cell table:formula="of:=COM.MICROSOFT.STDEV.S([.C96:.C107])" office:value-type="float" office:value="0.389249472080761" calcext:value-type="float">
            <text:p>0,3892494721</text:p>
          </table:table-cell>
          <table:table-cell table:formula="of:=AVERAGE([.C96:.C107])" office:value-type="float" office:value="0.833333333333333" calcext:value-type="float">
            <text:p>0,8333333333</text:p>
          </table:table-cell>
          <table:table-cell table:formula="of:=[.E107]-[.D107]" office:value-type="float" office:value="0.444083861252572" calcext:value-type="float">
            <text:p>0,4440838613</text:p>
          </table:table-cell>
          <table:table-cell table:formula="of:=[.E107]-[.E95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" calcext:value-type="float">
            <text:p>2</text:p>
          </table:table-cell>
          <table:table-cell table:formula="of:=IF([.B108];[.B108];0)" office:value-type="float" office:value="2" calcext:value-type="float">
            <text:p>2</text:p>
          </table:table-cell>
          <table:table-cell table:formula="of:=COM.MICROSOFT.STDEV.S([.C97:.C108])" office:value-type="float" office:value="0.514928650544437" calcext:value-type="float">
            <text:p>0,5149286505</text:p>
          </table:table-cell>
          <table:table-cell table:formula="of:=AVERAGE([.C97:.C108])" office:value-type="float" office:value="0.916666666666667" calcext:value-type="float">
            <text:p>0,9166666667</text:p>
          </table:table-cell>
          <table:table-cell table:formula="of:=[.E108]-[.D108]" office:value-type="float" office:value="0.401738016122229" calcext:value-type="float">
            <text:p>0,4017380161</text:p>
          </table:table-cell>
          <table:table-cell table:formula="of:=[.E108]-[.E9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/>
          <table:table-cell table:formula="of:=IF([.B109];[.B109];0)" office:value-type="float" office:value="0" calcext:value-type="float">
            <text:p>0</text:p>
          </table:table-cell>
          <table:table-cell table:formula="of:=COM.MICROSOFT.STDEV.S([.C98:.C109])" office:value-type="float" office:value="0.577350269189626" calcext:value-type="float">
            <text:p>0,5773502692</text:p>
          </table:table-cell>
          <table:table-cell table:formula="of:=AVERAGE([.C98:.C109])" office:value-type="float" office:value="0.833333333333333" calcext:value-type="float">
            <text:p>0,8333333333</text:p>
          </table:table-cell>
          <table:table-cell table:formula="of:=[.E109]-[.D109]" office:value-type="float" office:value="0.255983064143708" calcext:value-type="float">
            <text:p>0,2559830641</text:p>
          </table:table-cell>
          <table:table-cell table:formula="of:=[.E109]-[.E97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" calcext:value-type="float">
            <text:p>1</text:p>
          </table:table-cell>
          <table:table-cell table:formula="of:=IF([.B110];[.B110];0)" office:value-type="float" office:value="1" calcext:value-type="float">
            <text:p>1</text:p>
          </table:table-cell>
          <table:table-cell table:formula="of:=COM.MICROSOFT.STDEV.S([.C99:.C110])" office:value-type="float" office:value="0.577350269189626" calcext:value-type="float">
            <text:p>0,5773502692</text:p>
          </table:table-cell>
          <table:table-cell table:formula="of:=AVERAGE([.C99:.C110])" office:value-type="float" office:value="0.833333333333333" calcext:value-type="float">
            <text:p>0,8333333333</text:p>
          </table:table-cell>
          <table:table-cell table:formula="of:=[.E110]-[.D110]" office:value-type="float" office:value="0.255983064143708" calcext:value-type="float">
            <text:p>0,2559830641</text:p>
          </table:table-cell>
          <table:table-cell table:formula="of:=[.E110]-[.E98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/>
          <table:table-cell table:formula="of:=IF([.B111];[.B111];0)" office:value-type="float" office:value="0" calcext:value-type="float">
            <text:p>0</text:p>
          </table:table-cell>
          <table:table-cell table:formula="of:=COM.MICROSOFT.STDEV.S([.C100:.C111])" office:value-type="float" office:value="0.621581560508061" calcext:value-type="float">
            <text:p>0,6215815605</text:p>
          </table:table-cell>
          <table:table-cell table:formula="of:=AVERAGE([.C100:.C111])" office:value-type="float" office:value="0.75" calcext:value-type="float">
            <text:p>0,75</text:p>
          </table:table-cell>
          <table:table-cell table:formula="of:=[.E111]-[.D111]" office:value-type="float" office:value="0.128418439491939" calcext:value-type="float">
            <text:p>0,1284184395</text:p>
          </table:table-cell>
          <table:table-cell table:formula="of:=[.E111]-[.E99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" calcext:value-type="float">
            <text:p>1</text:p>
          </table:table-cell>
          <table:table-cell table:formula="of:=IF([.B112];[.B112];0)" office:value-type="float" office:value="1" calcext:value-type="float">
            <text:p>1</text:p>
          </table:table-cell>
          <table:table-cell table:formula="of:=COM.MICROSOFT.STDEV.S([.C101:.C112])" office:value-type="float" office:value="0.577350269189626" calcext:value-type="float">
            <text:p>0,5773502692</text:p>
          </table:table-cell>
          <table:table-cell table:formula="of:=AVERAGE([.C101:.C112])" office:value-type="float" office:value="0.833333333333333" calcext:value-type="float">
            <text:p>0,8333333333</text:p>
          </table:table-cell>
          <table:table-cell table:formula="of:=[.E112]-[.D112]" office:value-type="float" office:value="0.255983064143708" calcext:value-type="float">
            <text:p>0,2559830641</text:p>
          </table:table-cell>
          <table:table-cell table:formula="of:=[.E112]-[.E100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/>
          <table:table-cell table:formula="of:=IF([.B113];[.B113];0)" office:value-type="float" office:value="0" calcext:value-type="float">
            <text:p>0</text:p>
          </table:table-cell>
          <table:table-cell table:formula="of:=COM.MICROSOFT.STDEV.S([.C102:.C113])" office:value-type="float" office:value="0.577350269189626" calcext:value-type="float">
            <text:p>0,5773502692</text:p>
          </table:table-cell>
          <table:table-cell table:formula="of:=AVERAGE([.C102:.C113])" office:value-type="float" office:value="0.833333333333333" calcext:value-type="float">
            <text:p>0,8333333333</text:p>
          </table:table-cell>
          <table:table-cell table:formula="of:=[.E113]-[.D113]" office:value-type="float" office:value="0.255983064143708" calcext:value-type="float">
            <text:p>0,2559830641</text:p>
          </table:table-cell>
          <table:table-cell table:formula="of:=[.E113]-[.E101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/>
          <table:table-cell table:formula="of:=IF([.B114];[.B114];0)" office:value-type="float" office:value="0" calcext:value-type="float">
            <text:p>0</text:p>
          </table:table-cell>
          <table:table-cell table:formula="of:=COM.MICROSOFT.STDEV.S([.C103:.C114])" office:value-type="float" office:value="0.621581560508061" calcext:value-type="float">
            <text:p>0,6215815605</text:p>
          </table:table-cell>
          <table:table-cell table:formula="of:=AVERAGE([.C103:.C114])" office:value-type="float" office:value="0.75" calcext:value-type="float">
            <text:p>0,75</text:p>
          </table:table-cell>
          <table:table-cell table:formula="of:=[.E114]-[.D114]" office:value-type="float" office:value="0.128418439491939" calcext:value-type="float">
            <text:p>0,1284184395</text:p>
          </table:table-cell>
          <table:table-cell table:formula="of:=[.E114]-[.E102]" office:value-type="float" office:value="-0.0833333333333334" calcext:value-type="float">
            <text:p>-0,0833333333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/>
          <table:table-cell table:formula="of:=IF([.B115];[.B115];0)" office:value-type="float" office:value="0" calcext:value-type="float">
            <text:p>0</text:p>
          </table:table-cell>
          <table:table-cell table:formula="of:=COM.MICROSOFT.STDEV.S([.C104:.C115])" office:value-type="float" office:value="0.65133894727893" calcext:value-type="float">
            <text:p>0,6513389473</text:p>
          </table:table-cell>
          <table:table-cell table:formula="of:=AVERAGE([.C104:.C115])" office:value-type="float" office:value="0.666666666666667" calcext:value-type="float">
            <text:p>0,6666666667</text:p>
          </table:table-cell>
          <table:table-cell table:formula="of:=[.E115]-[.D115]" office:value-type="float" office:value="0.015327719387737" calcext:value-type="float">
            <text:p>0,0153277194</text:p>
          </table:table-cell>
          <table:table-cell table:formula="of:=[.E115]-[.E103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/>
          <table:table-cell table:formula="of:=IF([.B116];[.B116];0)" office:value-type="float" office:value="0" calcext:value-type="float">
            <text:p>0</text:p>
          </table:table-cell>
          <table:table-cell table:formula="of:=COM.MICROSOFT.STDEV.S([.C105:.C116])" office:value-type="float" office:value="0.668557923421521" calcext:value-type="float">
            <text:p>0,6685579234</text:p>
          </table:table-cell>
          <table:table-cell table:formula="of:=AVERAGE([.C105:.C116])" office:value-type="float" office:value="0.583333333333333" calcext:value-type="float">
            <text:p>0,5833333333</text:p>
          </table:table-cell>
          <table:table-cell table:formula="of:=[.E116]-[.D116]" office:value-type="float" office:value="-0.0852245900881881" calcext:value-type="float">
            <text:p>-0,0852245901</text:p>
          </table:table-cell>
          <table:table-cell table:formula="of:=[.E116]-[.E104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/>
          <table:table-cell table:formula="of:=IF([.B117];[.B117];0)" office:value-type="float" office:value="0" calcext:value-type="float">
            <text:p>0</text:p>
          </table:table-cell>
          <table:table-cell table:formula="of:=COM.MICROSOFT.STDEV.S([.C106:.C117])" office:value-type="float" office:value="0.674199862463242" calcext:value-type="float">
            <text:p>0,6741998625</text:p>
          </table:table-cell>
          <table:table-cell table:formula="of:=AVERAGE([.C106:.C117])" office:value-type="float" office:value="0.5" calcext:value-type="float">
            <text:p>0,5</text:p>
          </table:table-cell>
          <table:table-cell table:formula="of:=[.E117]-[.D117]" office:value-type="float" office:value="-0.174199862463242" calcext:value-type="float">
            <text:p>-0,1741998625</text:p>
          </table:table-cell>
          <table:table-cell table:formula="of:=[.E117]-[.E105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/>
          <table:table-cell table:formula="of:=IF([.B118];[.B118];0)" office:value-type="float" office:value="0" calcext:value-type="float">
            <text:p>0</text:p>
          </table:table-cell>
          <table:table-cell table:formula="of:=COM.MICROSOFT.STDEV.S([.C107:.C118])" office:value-type="float" office:value="0.668557923421521" calcext:value-type="float">
            <text:p>0,6685579234</text:p>
          </table:table-cell>
          <table:table-cell table:formula="of:=AVERAGE([.C107:.C118])" office:value-type="float" office:value="0.416666666666667" calcext:value-type="float">
            <text:p>0,4166666667</text:p>
          </table:table-cell>
          <table:table-cell table:formula="of:=[.E118]-[.D118]" office:value-type="float" office:value="-0.251891256754855" calcext:value-type="float">
            <text:p>-0,2518912568</text:p>
          </table:table-cell>
          <table:table-cell table:formula="of:=[.E118]-[.E106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/>
          <table:table-cell table:formula="of:=IF([.B119];[.B119];0)" office:value-type="float" office:value="0" calcext:value-type="float">
            <text:p>0</text:p>
          </table:table-cell>
          <table:table-cell table:formula="of:=COM.MICROSOFT.STDEV.S([.C108:.C119])" office:value-type="float" office:value="0.65133894727893" calcext:value-type="float">
            <text:p>0,6513389473</text:p>
          </table:table-cell>
          <table:table-cell table:formula="of:=AVERAGE([.C108:.C119])" office:value-type="float" office:value="0.333333333333333" calcext:value-type="float">
            <text:p>0,3333333333</text:p>
          </table:table-cell>
          <table:table-cell table:formula="of:=[.E119]-[.D119]" office:value-type="float" office:value="-0.318005613945596" calcext:value-type="float">
            <text:p>-0,3180056139</text:p>
          </table:table-cell>
          <table:table-cell table:formula="of:=[.E119]-[.E107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IF([.B120];[.B120];0)" office:value-type="float" office:value="0" calcext:value-type="float">
            <text:p>0</text:p>
          </table:table-cell>
          <table:table-cell table:formula="of:=COM.MICROSOFT.STDEV.S([.C109:.C120])" office:value-type="float" office:value="0.389249472080761" calcext:value-type="float">
            <text:p>0,3892494721</text:p>
          </table:table-cell>
          <table:table-cell table:formula="of:=AVERAGE([.C109:.C120])" office:value-type="float" office:value="0.166666666666667" calcext:value-type="float">
            <text:p>0,1666666667</text:p>
          </table:table-cell>
          <table:table-cell table:formula="of:=[.E120]-[.D120]" office:value-type="float" office:value="-0.222582805414095" calcext:value-type="float">
            <text:p>-0,2225828054</text:p>
          </table:table-cell>
          <table:table-cell table:formula="of:=[.E120]-[.E108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/>
          <table:table-cell table:formula="of:=IF([.B121];[.B121];0)" office:value-type="float" office:value="0" calcext:value-type="float">
            <text:p>0</text:p>
          </table:table-cell>
          <table:table-cell table:formula="of:=COM.MICROSOFT.STDEV.S([.C110:.C121])" office:value-type="float" office:value="0.389249472080761" calcext:value-type="float">
            <text:p>0,3892494721</text:p>
          </table:table-cell>
          <table:table-cell table:formula="of:=AVERAGE([.C110:.C121])" office:value-type="float" office:value="0.166666666666667" calcext:value-type="float">
            <text:p>0,1666666667</text:p>
          </table:table-cell>
          <table:table-cell table:formula="of:=[.E121]-[.D121]" office:value-type="float" office:value="-0.222582805414095" calcext:value-type="float">
            <text:p>-0,2225828054</text:p>
          </table:table-cell>
          <table:table-cell table:formula="of:=[.E121]-[.E109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/>
          <table:table-cell table:formula="of:=IF([.B122];[.B122];0)" office:value-type="float" office:value="0" calcext:value-type="float">
            <text:p>0</text:p>
          </table:table-cell>
          <table:table-cell table:formula="of:=COM.MICROSOFT.STDEV.S([.C111:.C122])" office:value-type="float" office:value="0.288675134594813" calcext:value-type="float">
            <text:p>0,2886751346</text:p>
          </table:table-cell>
          <table:table-cell table:formula="of:=AVERAGE([.C111:.C122])" office:value-type="float" office:value="0.0833333333333333" calcext:value-type="float">
            <text:p>0,0833333333</text:p>
          </table:table-cell>
          <table:table-cell table:formula="of:=[.E122]-[.D122]" office:value-type="float" office:value="-0.205341801261479" calcext:value-type="float">
            <text:p>-0,2053418013</text:p>
          </table:table-cell>
          <table:table-cell table:formula="of:=[.E122]-[.E110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/>
          <table:table-cell table:formula="of:=IF([.B123];[.B123];0)" office:value-type="float" office:value="0" calcext:value-type="float">
            <text:p>0</text:p>
          </table:table-cell>
          <table:table-cell table:formula="of:=COM.MICROSOFT.STDEV.S([.C112:.C123])" office:value-type="float" office:value="0.288675134594813" calcext:value-type="float">
            <text:p>0,2886751346</text:p>
          </table:table-cell>
          <table:table-cell table:formula="of:=AVERAGE([.C112:.C123])" office:value-type="float" office:value="0.0833333333333333" calcext:value-type="float">
            <text:p>0,0833333333</text:p>
          </table:table-cell>
          <table:table-cell table:formula="of:=[.E123]-[.D123]" office:value-type="float" office:value="-0.205341801261479" calcext:value-type="float">
            <text:p>-0,2053418013</text:p>
          </table:table-cell>
          <table:table-cell table:formula="of:=[.E123]-[.E111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/>
          <table:table-cell table:formula="of:=IF([.B124];[.B124];0)" office:value-type="float" office:value="0" calcext:value-type="float">
            <text:p>0</text:p>
          </table:table-cell>
          <table:table-cell table:formula="of:=COM.MICROSOFT.STDEV.S([.C113:.C124])" office:value-type="float" office:value="0" calcext:value-type="float">
            <text:p>0</text:p>
          </table:table-cell>
          <table:table-cell table:formula="of:=AVERAGE([.C113:.C124])" office:value-type="float" office:value="0" calcext:value-type="float">
            <text:p>0</text:p>
          </table:table-cell>
          <table:table-cell table:formula="of:=[.E124]-[.D124]" office:value-type="float" office:value="0" calcext:value-type="float">
            <text:p>0</text:p>
          </table:table-cell>
          <table:table-cell table:formula="of:=[.E124]-[.E112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/>
          <table:table-cell table:formula="of:=IF([.B125];[.B125];0)" office:value-type="float" office:value="0" calcext:value-type="float">
            <text:p>0</text:p>
          </table:table-cell>
          <table:table-cell table:formula="of:=COM.MICROSOFT.STDEV.S([.C114:.C125])" office:value-type="float" office:value="0" calcext:value-type="float">
            <text:p>0</text:p>
          </table:table-cell>
          <table:table-cell table:formula="of:=AVERAGE([.C114:.C125])" office:value-type="float" office:value="0" calcext:value-type="float">
            <text:p>0</text:p>
          </table:table-cell>
          <table:table-cell table:formula="of:=[.E125]-[.D125]" office:value-type="float" office:value="0" calcext:value-type="float">
            <text:p>0</text:p>
          </table:table-cell>
          <table:table-cell table:formula="of:=[.E125]-[.E113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/>
          <table:table-cell table:formula="of:=IF([.B126];[.B126];0)" office:value-type="float" office:value="0" calcext:value-type="float">
            <text:p>0</text:p>
          </table:table-cell>
          <table:table-cell table:formula="of:=COM.MICROSOFT.STDEV.S([.C115:.C126])" office:value-type="float" office:value="0" calcext:value-type="float">
            <text:p>0</text:p>
          </table:table-cell>
          <table:table-cell table:formula="of:=AVERAGE([.C115:.C126])" office:value-type="float" office:value="0" calcext:value-type="float">
            <text:p>0</text:p>
          </table:table-cell>
          <table:table-cell table:formula="of:=[.E126]-[.D126]" office:value-type="float" office:value="0" calcext:value-type="float">
            <text:p>0</text:p>
          </table:table-cell>
          <table:table-cell table:formula="of:=[.E126]-[.E114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/>
          <table:table-cell table:formula="of:=IF([.B127];[.B127];0)" office:value-type="float" office:value="0" calcext:value-type="float">
            <text:p>0</text:p>
          </table:table-cell>
          <table:table-cell table:formula="of:=COM.MICROSOFT.STDEV.S([.C116:.C127])" office:value-type="float" office:value="0" calcext:value-type="float">
            <text:p>0</text:p>
          </table:table-cell>
          <table:table-cell table:formula="of:=AVERAGE([.C116:.C127])" office:value-type="float" office:value="0" calcext:value-type="float">
            <text:p>0</text:p>
          </table:table-cell>
          <table:table-cell table:formula="of:=[.E127]-[.D127]" office:value-type="float" office:value="0" calcext:value-type="float">
            <text:p>0</text:p>
          </table:table-cell>
          <table:table-cell table:formula="of:=[.E127]-[.E115]" office:value-type="float" office:value="-0.666666666666667" calcext:value-type="float">
            <text:p>-0,66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/>
          <table:table-cell table:formula="of:=IF([.B128];[.B128];0)" office:value-type="float" office:value="0" calcext:value-type="float">
            <text:p>0</text:p>
          </table:table-cell>
          <table:table-cell table:formula="of:=COM.MICROSOFT.STDEV.S([.C117:.C128])" office:value-type="float" office:value="0" calcext:value-type="float">
            <text:p>0</text:p>
          </table:table-cell>
          <table:table-cell table:formula="of:=AVERAGE([.C117:.C128])" office:value-type="float" office:value="0" calcext:value-type="float">
            <text:p>0</text:p>
          </table:table-cell>
          <table:table-cell table:formula="of:=[.E128]-[.D128]" office:value-type="float" office:value="0" calcext:value-type="float">
            <text:p>0</text:p>
          </table:table-cell>
          <table:table-cell table:formula="of:=[.E128]-[.E116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/>
          <table:table-cell table:formula="of:=IF([.B129];[.B129];0)" office:value-type="float" office:value="0" calcext:value-type="float">
            <text:p>0</text:p>
          </table:table-cell>
          <table:table-cell table:formula="of:=COM.MICROSOFT.STDEV.S([.C118:.C129])" office:value-type="float" office:value="0" calcext:value-type="float">
            <text:p>0</text:p>
          </table:table-cell>
          <table:table-cell table:formula="of:=AVERAGE([.C118:.C129])" office:value-type="float" office:value="0" calcext:value-type="float">
            <text:p>0</text:p>
          </table:table-cell>
          <table:table-cell table:formula="of:=[.E129]-[.D129]" office:value-type="float" office:value="0" calcext:value-type="float">
            <text:p>0</text:p>
          </table:table-cell>
          <table:table-cell table:formula="of:=[.E129]-[.E117]" office:value-type="float" office:value="-0.5" calcext:value-type="float">
            <text:p>-0,5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/>
          <table:table-cell table:formula="of:=IF([.B130];[.B130];0)" office:value-type="float" office:value="0" calcext:value-type="float">
            <text:p>0</text:p>
          </table:table-cell>
          <table:table-cell table:formula="of:=COM.MICROSOFT.STDEV.S([.C119:.C130])" office:value-type="float" office:value="0" calcext:value-type="float">
            <text:p>0</text:p>
          </table:table-cell>
          <table:table-cell table:formula="of:=AVERAGE([.C119:.C130])" office:value-type="float" office:value="0" calcext:value-type="float">
            <text:p>0</text:p>
          </table:table-cell>
          <table:table-cell table:formula="of:=[.E130]-[.D130]" office:value-type="float" office:value="0" calcext:value-type="float">
            <text:p>0</text:p>
          </table:table-cell>
          <table:table-cell table:formula="of:=[.E130]-[.E118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IF([.B131];[.B131];0)" office:value-type="float" office:value="0" calcext:value-type="float">
            <text:p>0</text:p>
          </table:table-cell>
          <table:table-cell table:formula="of:=COM.MICROSOFT.STDEV.S([.C120:.C131])" office:value-type="float" office:value="0" calcext:value-type="float">
            <text:p>0</text:p>
          </table:table-cell>
          <table:table-cell table:formula="of:=AVERAGE([.C120:.C131])" office:value-type="float" office:value="0" calcext:value-type="float">
            <text:p>0</text:p>
          </table:table-cell>
          <table:table-cell table:formula="of:=[.E131]-[.D131]" office:value-type="float" office:value="0" calcext:value-type="float">
            <text:p>0</text:p>
          </table:table-cell>
          <table:table-cell table:formula="of:=[.E131]-[.E119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IF([.B132];[.B132];0)" office:value-type="float" office:value="0" calcext:value-type="float">
            <text:p>0</text:p>
          </table:table-cell>
          <table:table-cell table:formula="of:=COM.MICROSOFT.STDEV.S([.C121:.C132])" office:value-type="float" office:value="0" calcext:value-type="float">
            <text:p>0</text:p>
          </table:table-cell>
          <table:table-cell table:formula="of:=AVERAGE([.C121:.C132])" office:value-type="float" office:value="0" calcext:value-type="float">
            <text:p>0</text:p>
          </table:table-cell>
          <table:table-cell table:formula="of:=[.E132]-[.D132]" office:value-type="float" office:value="0" calcext:value-type="float">
            <text:p>0</text:p>
          </table:table-cell>
          <table:table-cell table:formula="of:=[.E132]-[.E120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IF([.B133];[.B133];0)" office:value-type="float" office:value="0" calcext:value-type="float">
            <text:p>0</text:p>
          </table:table-cell>
          <table:table-cell table:formula="of:=COM.MICROSOFT.STDEV.S([.C122:.C133])" office:value-type="float" office:value="0" calcext:value-type="float">
            <text:p>0</text:p>
          </table:table-cell>
          <table:table-cell table:formula="of:=AVERAGE([.C122:.C133])" office:value-type="float" office:value="0" calcext:value-type="float">
            <text:p>0</text:p>
          </table:table-cell>
          <table:table-cell table:formula="of:=[.E133]-[.D133]" office:value-type="float" office:value="0" calcext:value-type="float">
            <text:p>0</text:p>
          </table:table-cell>
          <table:table-cell table:formula="of:=[.E133]-[.E121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/>
          <table:table-cell table:formula="of:=IF([.B134];[.B134];0)" office:value-type="float" office:value="0" calcext:value-type="float">
            <text:p>0</text:p>
          </table:table-cell>
          <table:table-cell table:formula="of:=COM.MICROSOFT.STDEV.S([.C123:.C134])" office:value-type="float" office:value="0" calcext:value-type="float">
            <text:p>0</text:p>
          </table:table-cell>
          <table:table-cell table:formula="of:=AVERAGE([.C123:.C134])" office:value-type="float" office:value="0" calcext:value-type="float">
            <text:p>0</text:p>
          </table:table-cell>
          <table:table-cell table:formula="of:=[.E134]-[.D134]" office:value-type="float" office:value="0" calcext:value-type="float">
            <text:p>0</text:p>
          </table:table-cell>
          <table:table-cell table:formula="of:=[.E134]-[.E122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IF([.B135];[.B135];0)" office:value-type="float" office:value="0" calcext:value-type="float">
            <text:p>0</text:p>
          </table:table-cell>
          <table:table-cell table:formula="of:=COM.MICROSOFT.STDEV.S([.C124:.C135])" office:value-type="float" office:value="0" calcext:value-type="float">
            <text:p>0</text:p>
          </table:table-cell>
          <table:table-cell table:formula="of:=AVERAGE([.C124:.C135])" office:value-type="float" office:value="0" calcext:value-type="float">
            <text:p>0</text:p>
          </table:table-cell>
          <table:table-cell table:formula="of:=[.E135]-[.D135]" office:value-type="float" office:value="0" calcext:value-type="float">
            <text:p>0</text:p>
          </table:table-cell>
          <table:table-cell table:formula="of:=[.E135]-[.E123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" calcext:value-type="float">
            <text:p>1</text:p>
          </table:table-cell>
          <table:table-cell table:formula="of:=IF([.B136];[.B136];0)" office:value-type="float" office:value="1" calcext:value-type="float">
            <text:p>1</text:p>
          </table:table-cell>
          <table:table-cell table:formula="of:=COM.MICROSOFT.STDEV.S([.C125:.C136])" office:value-type="float" office:value="0.288675134594813" calcext:value-type="float">
            <text:p>0,2886751346</text:p>
          </table:table-cell>
          <table:table-cell table:formula="of:=AVERAGE([.C125:.C136])" office:value-type="float" office:value="0.0833333333333333" calcext:value-type="float">
            <text:p>0,0833333333</text:p>
          </table:table-cell>
          <table:table-cell table:formula="of:=[.E136]-[.D136]" office:value-type="float" office:value="-0.20534180126148" calcext:value-type="float">
            <text:p>-0,2053418013</text:p>
          </table:table-cell>
          <table:table-cell table:formula="of:=[.E136]-[.E124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" calcext:value-type="float">
            <text:p>1</text:p>
          </table:table-cell>
          <table:table-cell table:formula="of:=IF([.B137];[.B137];0)" office:value-type="float" office:value="1" calcext:value-type="float">
            <text:p>1</text:p>
          </table:table-cell>
          <table:table-cell table:formula="of:=COM.MICROSOFT.STDEV.S([.C126:.C137])" office:value-type="float" office:value="0.389249472080762" calcext:value-type="float">
            <text:p>0,3892494721</text:p>
          </table:table-cell>
          <table:table-cell table:formula="of:=AVERAGE([.C126:.C137])" office:value-type="float" office:value="0.166666666666667" calcext:value-type="float">
            <text:p>0,1666666667</text:p>
          </table:table-cell>
          <table:table-cell table:formula="of:=[.E137]-[.D137]" office:value-type="float" office:value="-0.222582805414095" calcext:value-type="float">
            <text:p>-0,2225828054</text:p>
          </table:table-cell>
          <table:table-cell table:formula="of:=[.E137]-[.E125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" calcext:value-type="float">
            <text:p>1</text:p>
          </table:table-cell>
          <table:table-cell table:formula="of:=IF([.B138];[.B138];0)" office:value-type="float" office:value="1" calcext:value-type="float">
            <text:p>1</text:p>
          </table:table-cell>
          <table:table-cell table:formula="of:=COM.MICROSOFT.STDEV.S([.C127:.C138])" office:value-type="float" office:value="0.452267016866645" calcext:value-type="float">
            <text:p>0,4522670169</text:p>
          </table:table-cell>
          <table:table-cell table:formula="of:=AVERAGE([.C127:.C138])" office:value-type="float" office:value="0.25" calcext:value-type="float">
            <text:p>0,25</text:p>
          </table:table-cell>
          <table:table-cell table:formula="of:=[.E138]-[.D138]" office:value-type="float" office:value="-0.202267016866645" calcext:value-type="float">
            <text:p>-0,2022670169</text:p>
          </table:table-cell>
          <table:table-cell table:formula="of:=[.E138]-[.E126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/>
          <table:table-cell table:formula="of:=IF([.B139];[.B139];0)" office:value-type="float" office:value="0" calcext:value-type="float">
            <text:p>0</text:p>
          </table:table-cell>
          <table:table-cell table:formula="of:=COM.MICROSOFT.STDEV.S([.C128:.C139])" office:value-type="float" office:value="0.452267016866645" calcext:value-type="float">
            <text:p>0,4522670169</text:p>
          </table:table-cell>
          <table:table-cell table:formula="of:=AVERAGE([.C128:.C139])" office:value-type="float" office:value="0.25" calcext:value-type="float">
            <text:p>0,25</text:p>
          </table:table-cell>
          <table:table-cell table:formula="of:=[.E139]-[.D139]" office:value-type="float" office:value="-0.202267016866645" calcext:value-type="float">
            <text:p>-0,2022670169</text:p>
          </table:table-cell>
          <table:table-cell table:formula="of:=[.E139]-[.E127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/>
          <table:table-cell table:formula="of:=IF([.B140];[.B140];0)" office:value-type="float" office:value="0" calcext:value-type="float">
            <text:p>0</text:p>
          </table:table-cell>
          <table:table-cell table:formula="of:=COM.MICROSOFT.STDEV.S([.C129:.C140])" office:value-type="float" office:value="0.452267016866645" calcext:value-type="float">
            <text:p>0,4522670169</text:p>
          </table:table-cell>
          <table:table-cell table:formula="of:=AVERAGE([.C129:.C140])" office:value-type="float" office:value="0.25" calcext:value-type="float">
            <text:p>0,25</text:p>
          </table:table-cell>
          <table:table-cell table:formula="of:=[.E140]-[.D140]" office:value-type="float" office:value="-0.202267016866645" calcext:value-type="float">
            <text:p>-0,2022670169</text:p>
          </table:table-cell>
          <table:table-cell table:formula="of:=[.E140]-[.E128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/>
          <table:table-cell table:formula="of:=IF([.B141];[.B141];0)" office:value-type="float" office:value="0" calcext:value-type="float">
            <text:p>0</text:p>
          </table:table-cell>
          <table:table-cell table:formula="of:=COM.MICROSOFT.STDEV.S([.C130:.C141])" office:value-type="float" office:value="0.452267016866645" calcext:value-type="float">
            <text:p>0,4522670169</text:p>
          </table:table-cell>
          <table:table-cell table:formula="of:=AVERAGE([.C130:.C141])" office:value-type="float" office:value="0.25" calcext:value-type="float">
            <text:p>0,25</text:p>
          </table:table-cell>
          <table:table-cell table:formula="of:=[.E141]-[.D141]" office:value-type="float" office:value="-0.202267016866645" calcext:value-type="float">
            <text:p>-0,2022670169</text:p>
          </table:table-cell>
          <table:table-cell table:formula="of:=[.E141]-[.E129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/>
          <table:table-cell table:formula="of:=IF([.B142];[.B142];0)" office:value-type="float" office:value="0" calcext:value-type="float">
            <text:p>0</text:p>
          </table:table-cell>
          <table:table-cell table:formula="of:=COM.MICROSOFT.STDEV.S([.C131:.C142])" office:value-type="float" office:value="0.452267016866645" calcext:value-type="float">
            <text:p>0,4522670169</text:p>
          </table:table-cell>
          <table:table-cell table:formula="of:=AVERAGE([.C131:.C142])" office:value-type="float" office:value="0.25" calcext:value-type="float">
            <text:p>0,25</text:p>
          </table:table-cell>
          <table:table-cell table:formula="of:=[.E142]-[.D142]" office:value-type="float" office:value="-0.202267016866645" calcext:value-type="float">
            <text:p>-0,2022670169</text:p>
          </table:table-cell>
          <table:table-cell table:formula="of:=[.E142]-[.E130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/>
          <table:table-cell table:formula="of:=IF([.B143];[.B143];0)" office:value-type="float" office:value="0" calcext:value-type="float">
            <text:p>0</text:p>
          </table:table-cell>
          <table:table-cell table:formula="of:=COM.MICROSOFT.STDEV.S([.C132:.C143])" office:value-type="float" office:value="0.452267016866645" calcext:value-type="float">
            <text:p>0,4522670169</text:p>
          </table:table-cell>
          <table:table-cell table:formula="of:=AVERAGE([.C132:.C143])" office:value-type="float" office:value="0.25" calcext:value-type="float">
            <text:p>0,25</text:p>
          </table:table-cell>
          <table:table-cell table:formula="of:=[.E143]-[.D143]" office:value-type="float" office:value="-0.202267016866645" calcext:value-type="float">
            <text:p>-0,2022670169</text:p>
          </table:table-cell>
          <table:table-cell table:formula="of:=[.E143]-[.E131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/>
          <table:table-cell table:formula="of:=IF([.B144];[.B144];0)" office:value-type="float" office:value="0" calcext:value-type="float">
            <text:p>0</text:p>
          </table:table-cell>
          <table:table-cell table:formula="of:=COM.MICROSOFT.STDEV.S([.C133:.C144])" office:value-type="float" office:value="0.452267016866645" calcext:value-type="float">
            <text:p>0,4522670169</text:p>
          </table:table-cell>
          <table:table-cell table:formula="of:=AVERAGE([.C133:.C144])" office:value-type="float" office:value="0.25" calcext:value-type="float">
            <text:p>0,25</text:p>
          </table:table-cell>
          <table:table-cell table:formula="of:=[.E144]-[.D144]" office:value-type="float" office:value="-0.202267016866645" calcext:value-type="float">
            <text:p>-0,2022670169</text:p>
          </table:table-cell>
          <table:table-cell table:formula="of:=[.E144]-[.E132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/>
          <table:table-cell table:formula="of:=IF([.B145];[.B145];0)" office:value-type="float" office:value="0" calcext:value-type="float">
            <text:p>0</text:p>
          </table:table-cell>
          <table:table-cell table:formula="of:=COM.MICROSOFT.STDEV.S([.C134:.C145])" office:value-type="float" office:value="0.452267016866645" calcext:value-type="float">
            <text:p>0,4522670169</text:p>
          </table:table-cell>
          <table:table-cell table:formula="of:=AVERAGE([.C134:.C145])" office:value-type="float" office:value="0.25" calcext:value-type="float">
            <text:p>0,25</text:p>
          </table:table-cell>
          <table:table-cell table:formula="of:=[.E145]-[.D145]" office:value-type="float" office:value="-0.202267016866645" calcext:value-type="float">
            <text:p>-0,2022670169</text:p>
          </table:table-cell>
          <table:table-cell table:formula="of:=[.E145]-[.E133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/>
          <table:table-cell table:formula="of:=IF([.B146];[.B146];0)" office:value-type="float" office:value="0" calcext:value-type="float">
            <text:p>0</text:p>
          </table:table-cell>
          <table:table-cell table:formula="of:=COM.MICROSOFT.STDEV.S([.C135:.C146])" office:value-type="float" office:value="0.452267016866645" calcext:value-type="float">
            <text:p>0,4522670169</text:p>
          </table:table-cell>
          <table:table-cell table:formula="of:=AVERAGE([.C135:.C146])" office:value-type="float" office:value="0.25" calcext:value-type="float">
            <text:p>0,25</text:p>
          </table:table-cell>
          <table:table-cell table:formula="of:=[.E146]-[.D146]" office:value-type="float" office:value="-0.202267016866645" calcext:value-type="float">
            <text:p>-0,2022670169</text:p>
          </table:table-cell>
          <table:table-cell table:formula="of:=[.E146]-[.E134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" calcext:value-type="float">
            <text:p>1</text:p>
          </table:table-cell>
          <table:table-cell table:formula="of:=IF([.B147];[.B147];0)" office:value-type="float" office:value="1" calcext:value-type="float">
            <text:p>1</text:p>
          </table:table-cell>
          <table:table-cell table:formula="of:=COM.MICROSOFT.STDEV.S([.C136:.C147])" office:value-type="float" office:value="0.492365963917331" calcext:value-type="float">
            <text:p>0,4923659639</text:p>
          </table:table-cell>
          <table:table-cell table:formula="of:=AVERAGE([.C136:.C147])" office:value-type="float" office:value="0.333333333333333" calcext:value-type="float">
            <text:p>0,3333333333</text:p>
          </table:table-cell>
          <table:table-cell table:formula="of:=[.E147]-[.D147]" office:value-type="float" office:value="-0.159032630583998" calcext:value-type="float">
            <text:p>-0,1590326306</text:p>
          </table:table-cell>
          <table:table-cell table:formula="of:=[.E147]-[.E135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/>
          <table:table-cell table:formula="of:=IF([.B148];[.B148];0)" office:value-type="float" office:value="0" calcext:value-type="float">
            <text:p>0</text:p>
          </table:table-cell>
          <table:table-cell table:formula="of:=COM.MICROSOFT.STDEV.S([.C137:.C148])" office:value-type="float" office:value="0.452267016866645" calcext:value-type="float">
            <text:p>0,4522670169</text:p>
          </table:table-cell>
          <table:table-cell table:formula="of:=AVERAGE([.C137:.C148])" office:value-type="float" office:value="0.25" calcext:value-type="float">
            <text:p>0,25</text:p>
          </table:table-cell>
          <table:table-cell table:formula="of:=[.E148]-[.D148]" office:value-type="float" office:value="-0.202267016866645" calcext:value-type="float">
            <text:p>-0,2022670169</text:p>
          </table:table-cell>
          <table:table-cell table:formula="of:=[.E148]-[.E136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/>
          <table:table-cell table:formula="of:=IF([.B149];[.B149];0)" office:value-type="float" office:value="0" calcext:value-type="float">
            <text:p>0</text:p>
          </table:table-cell>
          <table:table-cell table:formula="of:=COM.MICROSOFT.STDEV.S([.C138:.C149])" office:value-type="float" office:value="0.389249472080761" calcext:value-type="float">
            <text:p>0,3892494721</text:p>
          </table:table-cell>
          <table:table-cell table:formula="of:=AVERAGE([.C138:.C149])" office:value-type="float" office:value="0.166666666666667" calcext:value-type="float">
            <text:p>0,1666666667</text:p>
          </table:table-cell>
          <table:table-cell table:formula="of:=[.E149]-[.D149]" office:value-type="float" office:value="-0.222582805414095" calcext:value-type="float">
            <text:p>-0,2225828054</text:p>
          </table:table-cell>
          <table:table-cell table:formula="of:=[.E149]-[.E13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/>
          <table:table-cell table:formula="of:=IF([.B150];[.B150];0)" office:value-type="float" office:value="0" calcext:value-type="float">
            <text:p>0</text:p>
          </table:table-cell>
          <table:table-cell table:formula="of:=COM.MICROSOFT.STDEV.S([.C139:.C150])" office:value-type="float" office:value="0.288675134594813" calcext:value-type="float">
            <text:p>0,2886751346</text:p>
          </table:table-cell>
          <table:table-cell table:formula="of:=AVERAGE([.C139:.C150])" office:value-type="float" office:value="0.0833333333333333" calcext:value-type="float">
            <text:p>0,0833333333</text:p>
          </table:table-cell>
          <table:table-cell table:formula="of:=[.E150]-[.D150]" office:value-type="float" office:value="-0.20534180126148" calcext:value-type="float">
            <text:p>-0,2053418013</text:p>
          </table:table-cell>
          <table:table-cell table:formula="of:=[.E150]-[.E138]" office:value-type="float" office:value="-0.166666666666667" calcext:value-type="float">
            <text:p>-0,1666666667</text:p>
          </table:table-cell>
        </table:table-row>
      </table:table>
      <table:table table:name="Num articles" table:style-name="ta1">
        <table:shapes>
          <draw:frame draw:z-index="0" draw:style-name="gr1" draw:text-style-name="P1" svg:width="159.99mm" svg:height="89.99mm" svg:x="159.05mm" svg:y="1mm">
            <loext:p draw:notify-on-update-of-ranges="'Num articles'.A2:'Num articles'.A150 'Num articles'.B1:'Num articles'.B1 'Num articles'.B2:'Num articles'.B150 'Num articles'.E1:'Num articles'.E1 'Num articles'.E2:'Num articles'.E150 'Num articles'.F1:'Num articles'.F1 'Num articles'.F2:'Num articles'.F150 'Num articles'.G1:'Num articles'.G1 'Num articles'.G2:'Num articles'.G15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um articles</text:p>
          </table:table-cell>
          <table:table-cell office:value-type="string" calcext:value-type="string">
            <text:p>helper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1" calcext:value-type="float">
            <text:p>1</text:p>
          </table:table-cell>
          <table:table-cell table:formula="of:=IF([.B2];[.B2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" calcext:value-type="float">
            <text:p>1</text:p>
          </table:table-cell>
          <table:table-cell table:formula="of:=IF([.B3];[.B3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" calcext:value-type="float">
            <text:p>2</text:p>
          </table:table-cell>
          <table:table-cell table:formula="of:=IF([.B4];[.B4];0)"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5" calcext:value-type="float">
            <text:p>5</text:p>
          </table:table-cell>
          <table:table-cell table:formula="of:=IF([.B5];[.B5];0)" office:value-type="float" office:value="5" calcext:value-type="float">
            <text:p>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12" calcext:value-type="float">
            <text:p>12</text:p>
          </table:table-cell>
          <table:table-cell table:formula="of:=IF([.B6];[.B6];0)" office:value-type="float" office:value="12" calcext:value-type="float">
            <text:p>1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16" calcext:value-type="float">
            <text:p>16</text:p>
          </table:table-cell>
          <table:table-cell table:formula="of:=IF([.B7];[.B7];0)" office:value-type="float" office:value="16" calcext:value-type="float">
            <text:p>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16" calcext:value-type="float">
            <text:p>16</text:p>
          </table:table-cell>
          <table:table-cell table:formula="of:=IF([.B8];[.B8];0)" office:value-type="float" office:value="16" calcext:value-type="float">
            <text:p>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16" calcext:value-type="float">
            <text:p>216</text:p>
          </table:table-cell>
          <table:table-cell table:formula="of:=IF([.B9];[.B9];0)" office:value-type="float" office:value="216" calcext:value-type="float">
            <text:p>21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344" calcext:value-type="float">
            <text:p>344</text:p>
          </table:table-cell>
          <table:table-cell table:formula="of:=IF([.B10];[.B10];0)" office:value-type="float" office:value="344" calcext:value-type="float">
            <text:p>34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622" calcext:value-type="float">
            <text:p>622</text:p>
          </table:table-cell>
          <table:table-cell table:formula="of:=IF([.B11];[.B11];0)" office:value-type="float" office:value="622" calcext:value-type="float">
            <text:p>62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673" calcext:value-type="float">
            <text:p>673</text:p>
          </table:table-cell>
          <table:table-cell table:formula="of:=IF([.B12];[.B12];0)" office:value-type="float" office:value="673" calcext:value-type="float">
            <text:p>67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673" calcext:value-type="float">
            <text:p>673</text:p>
          </table:table-cell>
          <table:table-cell table:formula="of:=IF([.B13];[.B13];0)" office:value-type="float" office:value="673" calcext:value-type="float">
            <text:p>673</text:p>
          </table:table-cell>
          <table:table-cell table:formula="of:=COM.MICROSOFT.STDEV.S([.C2:.C13])" office:value-type="float" office:value="286.561260571987" calcext:value-type="float">
            <text:p>286,561260572</text:p>
          </table:table-cell>
          <table:table-cell table:formula="of:=AVERAGE([.C2:.C13])" office:value-type="float" office:value="215.083333333333" calcext:value-type="float">
            <text:p>215,0833333333</text:p>
          </table:table-cell>
          <table:table-cell table:formula="of:=[.E13]-[.D13]" office:value-type="float" office:value="-71.4779272386533" calcext:value-type="float">
            <text:p>-71,4779272387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676" calcext:value-type="float">
            <text:p>676</text:p>
          </table:table-cell>
          <table:table-cell table:formula="of:=IF([.B14];[.B14];0)" office:value-type="float" office:value="676" calcext:value-type="float">
            <text:p>676</text:p>
          </table:table-cell>
          <table:table-cell table:formula="of:=COM.MICROSOFT.STDEV.S([.C3:.C14])" office:value-type="float" office:value="306.287842436233" calcext:value-type="float">
            <text:p>306,2878424362</text:p>
          </table:table-cell>
          <table:table-cell table:formula="of:=AVERAGE([.C3:.C14])" office:value-type="float" office:value="271.333333333333" calcext:value-type="float">
            <text:p>271,3333333333</text:p>
          </table:table-cell>
          <table:table-cell table:formula="of:=[.E14]-[.D14]" office:value-type="float" office:value="-34.9545091028992" calcext:value-type="float">
            <text:p>-34,9545091029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676" calcext:value-type="float">
            <text:p>676</text:p>
          </table:table-cell>
          <table:table-cell table:formula="of:=IF([.B15];[.B15];0)" office:value-type="float" office:value="676" calcext:value-type="float">
            <text:p>676</text:p>
          </table:table-cell>
          <table:table-cell table:formula="of:=COM.MICROSOFT.STDEV.S([.C4:.C15])" office:value-type="float" office:value="314.012292270493" calcext:value-type="float">
            <text:p>314,0122922705</text:p>
          </table:table-cell>
          <table:table-cell table:formula="of:=AVERAGE([.C4:.C15])" office:value-type="float" office:value="327.583333333333" calcext:value-type="float">
            <text:p>327,5833333333</text:p>
          </table:table-cell>
          <table:table-cell table:formula="of:=[.E15]-[.D15]" office:value-type="float" office:value="13.57104106284" calcext:value-type="float">
            <text:p>13,5710410628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731" calcext:value-type="float">
            <text:p>731</text:p>
          </table:table-cell>
          <table:table-cell table:formula="of:=IF([.B16];[.B16];0)" office:value-type="float" office:value="731" calcext:value-type="float">
            <text:p>731</text:p>
          </table:table-cell>
          <table:table-cell table:formula="of:=COM.MICROSOFT.STDEV.S([.C5:.C16])" office:value-type="float" office:value="315.809877597074" calcext:value-type="float">
            <text:p>315,8098775971</text:p>
          </table:table-cell>
          <table:table-cell table:formula="of:=AVERAGE([.C5:.C16])" office:value-type="float" office:value="388.333333333333" calcext:value-type="float">
            <text:p>388,3333333333</text:p>
          </table:table-cell>
          <table:table-cell table:formula="of:=[.E16]-[.D16]" office:value-type="float" office:value="72.5234557362594" calcext:value-type="float">
            <text:p>72,5234557363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734" calcext:value-type="float">
            <text:p>734</text:p>
          </table:table-cell>
          <table:table-cell table:formula="of:=IF([.B17];[.B17];0)" office:value-type="float" office:value="734" calcext:value-type="float">
            <text:p>734</text:p>
          </table:table-cell>
          <table:table-cell table:formula="of:=COM.MICROSOFT.STDEV.S([.C6:.C17])" office:value-type="float" office:value="305.308922042557" calcext:value-type="float">
            <text:p>305,3089220426</text:p>
          </table:table-cell>
          <table:table-cell table:formula="of:=AVERAGE([.C6:.C17])" office:value-type="float" office:value="449.083333333333" calcext:value-type="float">
            <text:p>449,0833333333</text:p>
          </table:table-cell>
          <table:table-cell table:formula="of:=[.E17]-[.D17]" office:value-type="float" office:value="143.774411290777" calcext:value-type="float">
            <text:p>143,7744112908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734" calcext:value-type="float">
            <text:p>734</text:p>
          </table:table-cell>
          <table:table-cell table:formula="of:=IF([.B18];[.B18];0)" office:value-type="float" office:value="734" calcext:value-type="float">
            <text:p>734</text:p>
          </table:table-cell>
          <table:table-cell table:formula="of:=COM.MICROSOFT.STDEV.S([.C7:.C18])" office:value-type="float" office:value="281.561272194881" calcext:value-type="float">
            <text:p>281,5612721949</text:p>
          </table:table-cell>
          <table:table-cell table:formula="of:=AVERAGE([.C7:.C18])" office:value-type="float" office:value="509.25" calcext:value-type="float">
            <text:p>509,25</text:p>
          </table:table-cell>
          <table:table-cell table:formula="of:=[.E18]-[.D18]" office:value-type="float" office:value="227.688727805119" calcext:value-type="float">
            <text:p>227,6887278051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734" calcext:value-type="float">
            <text:p>734</text:p>
          </table:table-cell>
          <table:table-cell table:formula="of:=IF([.B19];[.B19];0)" office:value-type="float" office:value="734" calcext:value-type="float">
            <text:p>734</text:p>
          </table:table-cell>
          <table:table-cell table:formula="of:=COM.MICROSOFT.STDEV.S([.C8:.C19])" office:value-type="float" office:value="240.510993259742" calcext:value-type="float">
            <text:p>240,5109932597</text:p>
          </table:table-cell>
          <table:table-cell table:formula="of:=AVERAGE([.C8:.C19])" office:value-type="float" office:value="569.083333333333" calcext:value-type="float">
            <text:p>569,0833333333</text:p>
          </table:table-cell>
          <table:table-cell table:formula="of:=[.E19]-[.D19]" office:value-type="float" office:value="328.572340073591" calcext:value-type="float">
            <text:p>328,5723400736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737" calcext:value-type="float">
            <text:p>737</text:p>
          </table:table-cell>
          <table:table-cell table:formula="of:=IF([.B20];[.B20];0)" office:value-type="float" office:value="737" calcext:value-type="float">
            <text:p>737</text:p>
          </table:table-cell>
          <table:table-cell table:formula="of:=COM.MICROSOFT.STDEV.S([.C9:.C20])" office:value-type="float" office:value="169.29685242917" calcext:value-type="float">
            <text:p>169,2968524292</text:p>
          </table:table-cell>
          <table:table-cell table:formula="of:=AVERAGE([.C9:.C20])" office:value-type="float" office:value="629.166666666667" calcext:value-type="float">
            <text:p>629,1666666667</text:p>
          </table:table-cell>
          <table:table-cell table:formula="of:=[.E20]-[.D20]" office:value-type="float" office:value="459.869814237496" calcext:value-type="float">
            <text:p>459,8698142375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42" calcext:value-type="float">
            <text:p>742</text:p>
          </table:table-cell>
          <table:table-cell table:formula="of:=IF([.B21];[.B21];0)" office:value-type="float" office:value="742" calcext:value-type="float">
            <text:p>742</text:p>
          </table:table-cell>
          <table:table-cell table:formula="of:=COM.MICROSOFT.STDEV.S([.C10:.C21])" office:value-type="float" office:value="110.471715837132" calcext:value-type="float">
            <text:p>110,4717158371</text:p>
          </table:table-cell>
          <table:table-cell table:formula="of:=AVERAGE([.C10:.C21])" office:value-type="float" office:value="673" calcext:value-type="float">
            <text:p>673</text:p>
          </table:table-cell>
          <table:table-cell table:formula="of:=[.E21]-[.D21]" office:value-type="float" office:value="562.528284162868" calcext:value-type="float">
            <text:p>562,5282841629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742" calcext:value-type="float">
            <text:p>742</text:p>
          </table:table-cell>
          <table:table-cell table:formula="of:=IF([.B22];[.B22];0)" office:value-type="float" office:value="742" calcext:value-type="float">
            <text:p>742</text:p>
          </table:table-cell>
          <table:table-cell table:formula="of:=COM.MICROSOFT.STDEV.S([.C11:.C22])" office:value-type="float" office:value="39.9586907905773" calcext:value-type="float">
            <text:p>39,9586907906</text:p>
          </table:table-cell>
          <table:table-cell table:formula="of:=AVERAGE([.C11:.C22])" office:value-type="float" office:value="706.166666666667" calcext:value-type="float">
            <text:p>706,1666666667</text:p>
          </table:table-cell>
          <table:table-cell table:formula="of:=[.E22]-[.D22]" office:value-type="float" office:value="666.207975876089" calcext:value-type="float">
            <text:p>666,2079758761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900" calcext:value-type="float">
            <text:p>900</text:p>
          </table:table-cell>
          <table:table-cell table:formula="of:=IF([.B23];[.B23];0)" office:value-type="float" office:value="900" calcext:value-type="float">
            <text:p>900</text:p>
          </table:table-cell>
          <table:table-cell table:formula="of:=COM.MICROSOFT.STDEV.S([.C12:.C23])" office:value-type="float" office:value="61.504372842814" calcext:value-type="float">
            <text:p>61,5043728428</text:p>
          </table:table-cell>
          <table:table-cell table:formula="of:=AVERAGE([.C12:.C23])" office:value-type="float" office:value="729.333333333333" calcext:value-type="float">
            <text:p>729,3333333333</text:p>
          </table:table-cell>
          <table:table-cell table:formula="of:=[.E23]-[.D23]" office:value-type="float" office:value="667.828960490519" calcext:value-type="float">
            <text:p>667,8289604905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1000" calcext:value-type="float">
            <text:p>1000</text:p>
          </table:table-cell>
          <table:table-cell table:formula="of:=IF([.B24];[.B24];0)" office:value-type="float" office:value="1000" calcext:value-type="float">
            <text:p>1000</text:p>
          </table:table-cell>
          <table:table-cell table:formula="of:=COM.MICROSOFT.STDEV.S([.C13:.C24])" office:value-type="float" office:value="96.6657392849977" calcext:value-type="float">
            <text:p>96,665739285</text:p>
          </table:table-cell>
          <table:table-cell table:formula="of:=AVERAGE([.C13:.C24])" office:value-type="float" office:value="756.583333333333" calcext:value-type="float">
            <text:p>756,5833333333</text:p>
          </table:table-cell>
          <table:table-cell table:formula="of:=[.E24]-[.D24]" office:value-type="float" office:value="659.917594048336" calcext:value-type="float">
            <text:p>659,9175940483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1000" calcext:value-type="float">
            <text:p>1000</text:p>
          </table:table-cell>
          <table:table-cell table:formula="of:=IF([.B25];[.B25];0)" office:value-type="float" office:value="1000" calcext:value-type="float">
            <text:p>1000</text:p>
          </table:table-cell>
          <table:table-cell table:formula="of:=COM.MICROSOFT.STDEV.S([.C14:.C25])" office:value-type="float" office:value="115.263203411176" calcext:value-type="float">
            <text:p>115,2632034112</text:p>
          </table:table-cell>
          <table:table-cell table:formula="of:=AVERAGE([.C14:.C25])" office:value-type="float" office:value="783.833333333333" calcext:value-type="float">
            <text:p>783,8333333333</text:p>
          </table:table-cell>
          <table:table-cell table:formula="of:=[.E25]-[.D25]" office:value-type="float" office:value="668.570129922158" calcext:value-type="float">
            <text:p>668,5701299222</text:p>
          </table:table-cell>
          <table:table-cell table:formula="of:=[.E25]-[.E13]" office:value-type="float" office:value="568.75" calcext:value-type="float">
            <text:p>568,75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1000" calcext:value-type="float">
            <text:p>1000</text:p>
          </table:table-cell>
          <table:table-cell table:formula="of:=IF([.B26];[.B26];0)" office:value-type="float" office:value="1000" calcext:value-type="float">
            <text:p>1000</text:p>
          </table:table-cell>
          <table:table-cell table:formula="of:=COM.MICROSOFT.STDEV.S([.C15:.C26])" office:value-type="float" office:value="125.224767615047" calcext:value-type="float">
            <text:p>125,224767615</text:p>
          </table:table-cell>
          <table:table-cell table:formula="of:=AVERAGE([.C15:.C26])" office:value-type="float" office:value="810.833333333333" calcext:value-type="float">
            <text:p>810,8333333333</text:p>
          </table:table-cell>
          <table:table-cell table:formula="of:=[.E26]-[.D26]" office:value-type="float" office:value="685.608565718287" calcext:value-type="float">
            <text:p>685,6085657183</text:p>
          </table:table-cell>
          <table:table-cell table:formula="of:=[.E26]-[.E14]" office:value-type="float" office:value="539.5" calcext:value-type="float">
            <text:p>539,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000" calcext:value-type="float">
            <text:p>1000</text:p>
          </table:table-cell>
          <table:table-cell table:formula="of:=IF([.B27];[.B27];0)" office:value-type="float" office:value="1000" calcext:value-type="float">
            <text:p>1000</text:p>
          </table:table-cell>
          <table:table-cell table:formula="of:=COM.MICROSOFT.STDEV.S([.C16:.C27])" office:value-type="float" office:value="128.399117338607" calcext:value-type="float">
            <text:p>128,3991173386</text:p>
          </table:table-cell>
          <table:table-cell table:formula="of:=AVERAGE([.C16:.C27])" office:value-type="float" office:value="837.833333333333" calcext:value-type="float">
            <text:p>837,8333333333</text:p>
          </table:table-cell>
          <table:table-cell table:formula="of:=[.E27]-[.D27]" office:value-type="float" office:value="709.434215994727" calcext:value-type="float">
            <text:p>709,4342159947</text:p>
          </table:table-cell>
          <table:table-cell table:formula="of:=[.E27]-[.E15]" office:value-type="float" office:value="510.25" calcext:value-type="float">
            <text:p>510,25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1000" calcext:value-type="float">
            <text:p>1000</text:p>
          </table:table-cell>
          <table:table-cell table:formula="of:=IF([.B28];[.B28];0)" office:value-type="float" office:value="1000" calcext:value-type="float">
            <text:p>1000</text:p>
          </table:table-cell>
          <table:table-cell table:formula="of:=COM.MICROSOFT.STDEV.S([.C17:.C28])" office:value-type="float" office:value="131.496370499514" calcext:value-type="float">
            <text:p>131,4963704995</text:p>
          </table:table-cell>
          <table:table-cell table:formula="of:=AVERAGE([.C17:.C28])" office:value-type="float" office:value="860.25" calcext:value-type="float">
            <text:p>860,25</text:p>
          </table:table-cell>
          <table:table-cell table:formula="of:=[.E28]-[.D28]" office:value-type="float" office:value="728.753629500486" calcext:value-type="float">
            <text:p>728,7536295005</text:p>
          </table:table-cell>
          <table:table-cell table:formula="of:=[.E28]-[.E16]" office:value-type="float" office:value="471.916666666667" calcext:value-type="float">
            <text:p>471,91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1000" calcext:value-type="float">
            <text:p>1000</text:p>
          </table:table-cell>
          <table:table-cell table:formula="of:=IF([.B29];[.B29];0)" office:value-type="float" office:value="1000" calcext:value-type="float">
            <text:p>1000</text:p>
          </table:table-cell>
          <table:table-cell table:formula="of:=COM.MICROSOFT.STDEV.S([.C18:.C29])" office:value-type="float" office:value="130.697053130397" calcext:value-type="float">
            <text:p>130,6970531304</text:p>
          </table:table-cell>
          <table:table-cell table:formula="of:=AVERAGE([.C18:.C29])" office:value-type="float" office:value="882.416666666667" calcext:value-type="float">
            <text:p>882,4166666667</text:p>
          </table:table-cell>
          <table:table-cell table:formula="of:=[.E29]-[.D29]" office:value-type="float" office:value="751.71961353627" calcext:value-type="float">
            <text:p>751,7196135363</text:p>
          </table:table-cell>
          <table:table-cell table:formula="of:=[.E29]-[.E17]" office:value-type="float" office:value="433.333333333333" calcext:value-type="float">
            <text:p>433,3333333333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100" calcext:value-type="float">
            <text:p>1100</text:p>
          </table:table-cell>
          <table:table-cell table:formula="of:=IF([.B30];[.B30];0)" office:value-type="float" office:value="1100" calcext:value-type="float">
            <text:p>1100</text:p>
          </table:table-cell>
          <table:table-cell table:formula="of:=COM.MICROSOFT.STDEV.S([.C19:.C30])" office:value-type="float" office:value="135.529572977691" calcext:value-type="float">
            <text:p>135,5295729777</text:p>
          </table:table-cell>
          <table:table-cell table:formula="of:=AVERAGE([.C19:.C30])" office:value-type="float" office:value="912.916666666667" calcext:value-type="float">
            <text:p>912,9166666667</text:p>
          </table:table-cell>
          <table:table-cell table:formula="of:=[.E30]-[.D30]" office:value-type="float" office:value="777.387093688976" calcext:value-type="float">
            <text:p>777,387093689</text:p>
          </table:table-cell>
          <table:table-cell table:formula="of:=[.E30]-[.E18]" office:value-type="float" office:value="403.666666666667" calcext:value-type="float">
            <text:p>403,6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200" calcext:value-type="float">
            <text:p>1200</text:p>
          </table:table-cell>
          <table:table-cell table:formula="of:=IF([.B31];[.B31];0)" office:value-type="float" office:value="1200" calcext:value-type="float">
            <text:p>1200</text:p>
          </table:table-cell>
          <table:table-cell table:formula="of:=COM.MICROSOFT.STDEV.S([.C20:.C31])" office:value-type="float" office:value="145.963958814247" calcext:value-type="float">
            <text:p>145,9639588142</text:p>
          </table:table-cell>
          <table:table-cell table:formula="of:=AVERAGE([.C20:.C31])" office:value-type="float" office:value="951.75" calcext:value-type="float">
            <text:p>951,75</text:p>
          </table:table-cell>
          <table:table-cell table:formula="of:=[.E31]-[.D31]" office:value-type="float" office:value="805.786041185753" calcext:value-type="float">
            <text:p>805,7860411858</text:p>
          </table:table-cell>
          <table:table-cell table:formula="of:=[.E31]-[.E19]" office:value-type="float" office:value="382.666666666667" calcext:value-type="float">
            <text:p>382,666666666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200" calcext:value-type="float">
            <text:p>1200</text:p>
          </table:table-cell>
          <table:table-cell table:formula="of:=IF([.B32];[.B32];0)" office:value-type="float" office:value="1200" calcext:value-type="float">
            <text:p>1200</text:p>
          </table:table-cell>
          <table:table-cell table:formula="of:=COM.MICROSOFT.STDEV.S([.C21:.C32])" office:value-type="float" office:value="145.22918147368" calcext:value-type="float">
            <text:p>145,2291814737</text:p>
          </table:table-cell>
          <table:table-cell table:formula="of:=AVERAGE([.C21:.C32])" office:value-type="float" office:value="990.333333333333" calcext:value-type="float">
            <text:p>990,3333333333</text:p>
          </table:table-cell>
          <table:table-cell table:formula="of:=[.E32]-[.D32]" office:value-type="float" office:value="845.104151859653" calcext:value-type="float">
            <text:p>845,1041518597</text:p>
          </table:table-cell>
          <table:table-cell table:formula="of:=[.E32]-[.E20]" office:value-type="float" office:value="361.166666666667" calcext:value-type="float">
            <text:p>361,16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700" calcext:value-type="float">
            <text:p>1700</text:p>
          </table:table-cell>
          <table:table-cell table:formula="of:=IF([.B33];[.B33];0)" office:value-type="float" office:value="1700" calcext:value-type="float">
            <text:p>1700</text:p>
          </table:table-cell>
          <table:table-cell table:formula="of:=COM.MICROSOFT.STDEV.S([.C22:.C33])" office:value-type="float" office:value="233.059427978567" calcext:value-type="float">
            <text:p>233,0594279786</text:p>
          </table:table-cell>
          <table:table-cell table:formula="of:=AVERAGE([.C22:.C33])" office:value-type="float" office:value="1070.16666666667" calcext:value-type="float">
            <text:p>1070,1666666667</text:p>
          </table:table-cell>
          <table:table-cell table:formula="of:=[.E33]-[.D33]" office:value-type="float" office:value="837.107238688099" calcext:value-type="float">
            <text:p>837,1072386881</text:p>
          </table:table-cell>
          <table:table-cell table:formula="of:=[.E33]-[.E21]" office:value-type="float" office:value="397.166666666667" calcext:value-type="float">
            <text:p>397,1666666667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800" calcext:value-type="float">
            <text:p>1800</text:p>
          </table:table-cell>
          <table:table-cell table:formula="of:=IF([.B34];[.B34];0)" office:value-type="float" office:value="1800" calcext:value-type="float">
            <text:p>1800</text:p>
          </table:table-cell>
          <table:table-cell table:formula="of:=COM.MICROSOFT.STDEV.S([.C23:.C34])" office:value-type="float" office:value="290.636709604442" calcext:value-type="float">
            <text:p>290,6367096044</text:p>
          </table:table-cell>
          <table:table-cell table:formula="of:=AVERAGE([.C23:.C34])" office:value-type="float" office:value="1158.33333333333" calcext:value-type="float">
            <text:p>1158,3333333333</text:p>
          </table:table-cell>
          <table:table-cell table:formula="of:=[.E34]-[.D34]" office:value-type="float" office:value="867.696623728891" calcext:value-type="float">
            <text:p>867,6966237289</text:p>
          </table:table-cell>
          <table:table-cell table:formula="of:=[.E34]-[.E22]" office:value-type="float" office:value="452.166666666667" calcext:value-type="float">
            <text:p>452,1666666667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100" calcext:value-type="float">
            <text:p>2100</text:p>
          </table:table-cell>
          <table:table-cell table:formula="of:=IF([.B35];[.B35];0)" office:value-type="float" office:value="2100" calcext:value-type="float">
            <text:p>2100</text:p>
          </table:table-cell>
          <table:table-cell table:formula="of:=COM.MICROSOFT.STDEV.S([.C24:.C35])" office:value-type="float" office:value="384.845502255204" calcext:value-type="float">
            <text:p>384,8455022552</text:p>
          </table:table-cell>
          <table:table-cell table:formula="of:=AVERAGE([.C24:.C35])" office:value-type="float" office:value="1258.33333333333" calcext:value-type="float">
            <text:p>1258,3333333333</text:p>
          </table:table-cell>
          <table:table-cell table:formula="of:=[.E35]-[.D35]" office:value-type="float" office:value="873.487831078129" calcext:value-type="float">
            <text:p>873,4878310781</text:p>
          </table:table-cell>
          <table:table-cell table:formula="of:=[.E35]-[.E23]" office:value-type="float" office:value="529" calcext:value-type="float">
            <text:p>529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2200" calcext:value-type="float">
            <text:p>2200</text:p>
          </table:table-cell>
          <table:table-cell table:formula="of:=IF([.B36];[.B36];0)" office:value-type="float" office:value="2200" calcext:value-type="float">
            <text:p>2200</text:p>
          </table:table-cell>
          <table:table-cell table:formula="of:=COM.MICROSOFT.STDEV.S([.C25:.C36])" office:value-type="float" office:value="460.154782918122" calcext:value-type="float">
            <text:p>460,1547829181</text:p>
          </table:table-cell>
          <table:table-cell table:formula="of:=AVERAGE([.C25:.C36])" office:value-type="float" office:value="1358.33333333333" calcext:value-type="float">
            <text:p>1358,3333333333</text:p>
          </table:table-cell>
          <table:table-cell table:formula="of:=[.E36]-[.D36]" office:value-type="float" office:value="898.178550415211" calcext:value-type="float">
            <text:p>898,1785504152</text:p>
          </table:table-cell>
          <table:table-cell table:formula="of:=[.E36]-[.E24]" office:value-type="float" office:value="601.75" calcext:value-type="float">
            <text:p>601,75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2300" calcext:value-type="float">
            <text:p>2300</text:p>
          </table:table-cell>
          <table:table-cell table:formula="of:=IF([.B37];[.B37];0)" office:value-type="float" office:value="2300" calcext:value-type="float">
            <text:p>2300</text:p>
          </table:table-cell>
          <table:table-cell table:formula="of:=COM.MICROSOFT.STDEV.S([.C26:.C37])" office:value-type="float" office:value="517.570080161893" calcext:value-type="float">
            <text:p>517,5700801619</text:p>
          </table:table-cell>
          <table:table-cell table:formula="of:=AVERAGE([.C26:.C37])" office:value-type="float" office:value="1466.66666666667" calcext:value-type="float">
            <text:p>1466,6666666667</text:p>
          </table:table-cell>
          <table:table-cell table:formula="of:=[.E37]-[.D37]" office:value-type="float" office:value="949.096586504774" calcext:value-type="float">
            <text:p>949,0965865048</text:p>
          </table:table-cell>
          <table:table-cell table:formula="of:=[.E37]-[.E25]" office:value-type="float" office:value="682.833333333333" calcext:value-type="float">
            <text:p>682,8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400" calcext:value-type="float">
            <text:p>2400</text:p>
          </table:table-cell>
          <table:table-cell table:formula="of:=IF([.B38];[.B38];0)" office:value-type="float" office:value="2400" calcext:value-type="float">
            <text:p>2400</text:p>
          </table:table-cell>
          <table:table-cell table:formula="of:=COM.MICROSOFT.STDEV.S([.C27:.C38])" office:value-type="float" office:value="558.949230632123" calcext:value-type="float">
            <text:p>558,9492306321</text:p>
          </table:table-cell>
          <table:table-cell table:formula="of:=AVERAGE([.C27:.C38])" office:value-type="float" office:value="1583.33333333333" calcext:value-type="float">
            <text:p>1583,3333333333</text:p>
          </table:table-cell>
          <table:table-cell table:formula="of:=[.E38]-[.D38]" office:value-type="float" office:value="1024.38410270121" calcext:value-type="float">
            <text:p>1024,3841027012</text:p>
          </table:table-cell>
          <table:table-cell table:formula="of:=[.E38]-[.E26]" office:value-type="float" office:value="772.5" calcext:value-type="float">
            <text:p>772,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2500" calcext:value-type="float">
            <text:p>2500</text:p>
          </table:table-cell>
          <table:table-cell table:formula="of:=IF([.B39];[.B39];0)" office:value-type="float" office:value="2500" calcext:value-type="float">
            <text:p>2500</text:p>
          </table:table-cell>
          <table:table-cell table:formula="of:=COM.MICROSOFT.STDEV.S([.C28:.C39])" office:value-type="float" office:value="583.809329604567" calcext:value-type="float">
            <text:p>583,8093296046</text:p>
          </table:table-cell>
          <table:table-cell table:formula="of:=AVERAGE([.C28:.C39])" office:value-type="float" office:value="1708.33333333333" calcext:value-type="float">
            <text:p>1708,3333333333</text:p>
          </table:table-cell>
          <table:table-cell table:formula="of:=[.E39]-[.D39]" office:value-type="float" office:value="1124.52400372877" calcext:value-type="float">
            <text:p>1124,5240037288</text:p>
          </table:table-cell>
          <table:table-cell table:formula="of:=[.E39]-[.E27]" office:value-type="float" office:value="870.5" calcext:value-type="float">
            <text:p>870,5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2600" calcext:value-type="float">
            <text:p>2600</text:p>
          </table:table-cell>
          <table:table-cell table:formula="of:=IF([.B40];[.B40];0)" office:value-type="float" office:value="2600" calcext:value-type="float">
            <text:p>2600</text:p>
          </table:table-cell>
          <table:table-cell table:formula="of:=COM.MICROSOFT.STDEV.S([.C29:.C40])" office:value-type="float" office:value="590.005136084476" calcext:value-type="float">
            <text:p>590,0051360845</text:p>
          </table:table-cell>
          <table:table-cell table:formula="of:=AVERAGE([.C29:.C40])" office:value-type="float" office:value="1841.66666666667" calcext:value-type="float">
            <text:p>1841,6666666667</text:p>
          </table:table-cell>
          <table:table-cell table:formula="of:=[.E40]-[.D40]" office:value-type="float" office:value="1251.66153058219" calcext:value-type="float">
            <text:p>1251,6615305822</text:p>
          </table:table-cell>
          <table:table-cell table:formula="of:=[.E40]-[.E28]" office:value-type="float" office:value="981.416666666667" calcext:value-type="float">
            <text:p>981,416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2600" calcext:value-type="float">
            <text:p>2600</text:p>
          </table:table-cell>
          <table:table-cell table:formula="of:=IF([.B41];[.B41];0)" office:value-type="float" office:value="2600" calcext:value-type="float">
            <text:p>2600</text:p>
          </table:table-cell>
          <table:table-cell table:formula="of:=COM.MICROSOFT.STDEV.S([.C30:.C41])" office:value-type="float" office:value="562.664117472324" calcext:value-type="float">
            <text:p>562,6641174723</text:p>
          </table:table-cell>
          <table:table-cell table:formula="of:=AVERAGE([.C30:.C41])" office:value-type="float" office:value="1975" calcext:value-type="float">
            <text:p>1975</text:p>
          </table:table-cell>
          <table:table-cell table:formula="of:=[.E41]-[.D41]" office:value-type="float" office:value="1412.33588252768" calcext:value-type="float">
            <text:p>1412,3358825277</text:p>
          </table:table-cell>
          <table:table-cell table:formula="of:=[.E41]-[.E29]" office:value-type="float" office:value="1092.58333333333" calcext:value-type="float">
            <text:p>1092,583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600" calcext:value-type="float">
            <text:p>2600</text:p>
          </table:table-cell>
          <table:table-cell table:formula="of:=IF([.B42];[.B42];0)" office:value-type="float" office:value="2600" calcext:value-type="float">
            <text:p>2600</text:p>
          </table:table-cell>
          <table:table-cell table:formula="of:=COM.MICROSOFT.STDEV.S([.C31:.C42])" office:value-type="float" office:value="515.222811465627" calcext:value-type="float">
            <text:p>515,2228114656</text:p>
          </table:table-cell>
          <table:table-cell table:formula="of:=AVERAGE([.C31:.C42])" office:value-type="float" office:value="2100" calcext:value-type="float">
            <text:p>2100</text:p>
          </table:table-cell>
          <table:table-cell table:formula="of:=[.E42]-[.D42]" office:value-type="float" office:value="1584.77718853437" calcext:value-type="float">
            <text:p>1584,7771885344</text:p>
          </table:table-cell>
          <table:table-cell table:formula="of:=[.E42]-[.E30]" office:value-type="float" office:value="1187.08333333333" calcext:value-type="float">
            <text:p>1187,083333333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2600" calcext:value-type="float">
            <text:p>2600</text:p>
          </table:table-cell>
          <table:table-cell table:formula="of:=IF([.B43];[.B43];0)" office:value-type="float" office:value="2600" calcext:value-type="float">
            <text:p>2600</text:p>
          </table:table-cell>
          <table:table-cell table:formula="of:=COM.MICROSOFT.STDEV.S([.C32:.C43])" office:value-type="float" office:value="446.874668891592" calcext:value-type="float">
            <text:p>446,8746688916</text:p>
          </table:table-cell>
          <table:table-cell table:formula="of:=AVERAGE([.C32:.C43])" office:value-type="float" office:value="2216.66666666667" calcext:value-type="float">
            <text:p>2216,6666666667</text:p>
          </table:table-cell>
          <table:table-cell table:formula="of:=[.E43]-[.D43]" office:value-type="float" office:value="1769.79199777508" calcext:value-type="float">
            <text:p>1769,7919977751</text:p>
          </table:table-cell>
          <table:table-cell table:formula="of:=[.E43]-[.E31]" office:value-type="float" office:value="1264.91666666667" calcext:value-type="float">
            <text:p>1264,91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2700" calcext:value-type="float">
            <text:p>2700</text:p>
          </table:table-cell>
          <table:table-cell table:formula="of:=IF([.B44];[.B44];0)" office:value-type="float" office:value="2700" calcext:value-type="float">
            <text:p>2700</text:p>
          </table:table-cell>
          <table:table-cell table:formula="of:=COM.MICROSOFT.STDEV.S([.C33:.C44])" office:value-type="float" office:value="331.548250522066" calcext:value-type="float">
            <text:p>331,5482505221</text:p>
          </table:table-cell>
          <table:table-cell table:formula="of:=AVERAGE([.C33:.C44])" office:value-type="float" office:value="2341.66666666667" calcext:value-type="float">
            <text:p>2341,6666666667</text:p>
          </table:table-cell>
          <table:table-cell table:formula="of:=[.E44]-[.D44]" office:value-type="float" office:value="2010.1184161446" calcext:value-type="float">
            <text:p>2010,1184161446</text:p>
          </table:table-cell>
          <table:table-cell table:formula="of:=[.E44]-[.E32]" office:value-type="float" office:value="1351.33333333333" calcext:value-type="float">
            <text:p>1351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2700" calcext:value-type="float">
            <text:p>2700</text:p>
          </table:table-cell>
          <table:table-cell table:formula="of:=IF([.B45];[.B45];0)" office:value-type="float" office:value="2700" calcext:value-type="float">
            <text:p>2700</text:p>
          </table:table-cell>
          <table:table-cell table:formula="of:=COM.MICROSOFT.STDEV.S([.C34:.C45])" office:value-type="float" office:value="276.750626179796" calcext:value-type="float">
            <text:p>276,7506261798</text:p>
          </table:table-cell>
          <table:table-cell table:formula="of:=AVERAGE([.C34:.C45])" office:value-type="float" office:value="2425" calcext:value-type="float">
            <text:p>2425</text:p>
          </table:table-cell>
          <table:table-cell table:formula="of:=[.E45]-[.D45]" office:value-type="float" office:value="2148.2493738202" calcext:value-type="float">
            <text:p>2148,2493738202</text:p>
          </table:table-cell>
          <table:table-cell table:formula="of:=[.E45]-[.E33]" office:value-type="float" office:value="1354.83333333333" calcext:value-type="float">
            <text:p>1354,83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2700" calcext:value-type="float">
            <text:p>2700</text:p>
          </table:table-cell>
          <table:table-cell table:formula="of:=IF([.B46];[.B46];0)" office:value-type="float" office:value="2700" calcext:value-type="float">
            <text:p>2700</text:p>
          </table:table-cell>
          <table:table-cell table:formula="of:=COM.MICROSOFT.STDEV.S([.C35:.C46])" office:value-type="float" office:value="204.494943258218" calcext:value-type="float">
            <text:p>204,4949432582</text:p>
          </table:table-cell>
          <table:table-cell table:formula="of:=AVERAGE([.C35:.C46])" office:value-type="float" office:value="2500" calcext:value-type="float">
            <text:p>2500</text:p>
          </table:table-cell>
          <table:table-cell table:formula="of:=[.E46]-[.D46]" office:value-type="float" office:value="2295.50505674178" calcext:value-type="float">
            <text:p>2295,5050567418</text:p>
          </table:table-cell>
          <table:table-cell table:formula="of:=[.E46]-[.E34]" office:value-type="float" office:value="1341.66666666667" calcext:value-type="float">
            <text:p>1341,66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700" calcext:value-type="float">
            <text:p>2700</text:p>
          </table:table-cell>
          <table:table-cell table:formula="of:=IF([.B47];[.B47];0)" office:value-type="float" office:value="2700" calcext:value-type="float">
            <text:p>2700</text:p>
          </table:table-cell>
          <table:table-cell table:formula="of:=COM.MICROSOFT.STDEV.S([.C36:.C47])" office:value-type="float" office:value="167.874411932904" calcext:value-type="float">
            <text:p>167,8744119329</text:p>
          </table:table-cell>
          <table:table-cell table:formula="of:=AVERAGE([.C36:.C47])" office:value-type="float" office:value="2550" calcext:value-type="float">
            <text:p>2550</text:p>
          </table:table-cell>
          <table:table-cell table:formula="of:=[.E47]-[.D47]" office:value-type="float" office:value="2382.1255880671" calcext:value-type="float">
            <text:p>2382,1255880671</text:p>
          </table:table-cell>
          <table:table-cell table:formula="of:=[.E47]-[.E35]" office:value-type="float" office:value="1291.66666666667" calcext:value-type="float">
            <text:p>1291,6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2700" calcext:value-type="float">
            <text:p>2700</text:p>
          </table:table-cell>
          <table:table-cell table:formula="of:=IF([.B48];[.B48];0)" office:value-type="float" office:value="2700" calcext:value-type="float">
            <text:p>2700</text:p>
          </table:table-cell>
          <table:table-cell table:formula="of:=COM.MICROSOFT.STDEV.S([.C37:.C48])" office:value-type="float" office:value="131.137217055151" calcext:value-type="float">
            <text:p>131,1372170552</text:p>
          </table:table-cell>
          <table:table-cell table:formula="of:=AVERAGE([.C37:.C48])" office:value-type="float" office:value="2591.66666666667" calcext:value-type="float">
            <text:p>2591,6666666667</text:p>
          </table:table-cell>
          <table:table-cell table:formula="of:=[.E48]-[.D48]" office:value-type="float" office:value="2460.52944961152" calcext:value-type="float">
            <text:p>2460,5294496115</text:p>
          </table:table-cell>
          <table:table-cell table:formula="of:=[.E48]-[.E36]" office:value-type="float" office:value="1233.33333333333" calcext:value-type="float">
            <text:p>1233,3333333333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2700" calcext:value-type="float">
            <text:p>2700</text:p>
          </table:table-cell>
          <table:table-cell table:formula="of:=IF([.B49];[.B49];0)" office:value-type="float" office:value="2700" calcext:value-type="float">
            <text:p>2700</text:p>
          </table:table-cell>
          <table:table-cell table:formula="of:=COM.MICROSOFT.STDEV.S([.C38:.C49])" office:value-type="float" office:value="96.5307299163423" calcext:value-type="float">
            <text:p>96,5307299163</text:p>
          </table:table-cell>
          <table:table-cell table:formula="of:=AVERAGE([.C38:.C49])" office:value-type="float" office:value="2625" calcext:value-type="float">
            <text:p>2625</text:p>
          </table:table-cell>
          <table:table-cell table:formula="of:=[.E49]-[.D49]" office:value-type="float" office:value="2528.46927008366" calcext:value-type="float">
            <text:p>2528,4692700837</text:p>
          </table:table-cell>
          <table:table-cell table:formula="of:=[.E49]-[.E37]" office:value-type="float" office:value="1158.33333333333" calcext:value-type="float">
            <text:p>1158,3333333333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700" calcext:value-type="float">
            <text:p>2700</text:p>
          </table:table-cell>
          <table:table-cell table:formula="of:=IF([.B50];[.B50];0)" office:value-type="float" office:value="2700" calcext:value-type="float">
            <text:p>2700</text:p>
          </table:table-cell>
          <table:table-cell table:formula="of:=COM.MICROSOFT.STDEV.S([.C39:.C50])" office:value-type="float" office:value="67.4199862463242" calcext:value-type="float">
            <text:p>67,4199862463</text:p>
          </table:table-cell>
          <table:table-cell table:formula="of:=AVERAGE([.C39:.C50])" office:value-type="float" office:value="2650" calcext:value-type="float">
            <text:p>2650</text:p>
          </table:table-cell>
          <table:table-cell table:formula="of:=[.E50]-[.D50]" office:value-type="float" office:value="2582.58001375368" calcext:value-type="float">
            <text:p>2582,5800137537</text:p>
          </table:table-cell>
          <table:table-cell table:formula="of:=[.E50]-[.E38]" office:value-type="float" office:value="1066.66666666667" calcext:value-type="float">
            <text:p>1066,66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2700" calcext:value-type="float">
            <text:p>2700</text:p>
          </table:table-cell>
          <table:table-cell table:formula="of:=IF([.B51];[.B51];0)" office:value-type="float" office:value="2700" calcext:value-type="float">
            <text:p>2700</text:p>
          </table:table-cell>
          <table:table-cell table:formula="of:=COM.MICROSOFT.STDEV.S([.C40:.C51])" office:value-type="float" office:value="49.2365963917331" calcext:value-type="float">
            <text:p>49,2365963917</text:p>
          </table:table-cell>
          <table:table-cell table:formula="of:=AVERAGE([.C40:.C51])" office:value-type="float" office:value="2666.66666666667" calcext:value-type="float">
            <text:p>2666,6666666667</text:p>
          </table:table-cell>
          <table:table-cell table:formula="of:=[.E51]-[.D51]" office:value-type="float" office:value="2617.43007027493" calcext:value-type="float">
            <text:p>2617,4300702749</text:p>
          </table:table-cell>
          <table:table-cell table:formula="of:=[.E51]-[.E39]" office:value-type="float" office:value="958.333333333333" calcext:value-type="float">
            <text:p>958,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2700" calcext:value-type="float">
            <text:p>2700</text:p>
          </table:table-cell>
          <table:table-cell table:formula="of:=IF([.B52];[.B52];0)" office:value-type="float" office:value="2700" calcext:value-type="float">
            <text:p>2700</text:p>
          </table:table-cell>
          <table:table-cell table:formula="of:=COM.MICROSOFT.STDEV.S([.C41:.C52])" office:value-type="float" office:value="45.2267016866645" calcext:value-type="float">
            <text:p>45,2267016867</text:p>
          </table:table-cell>
          <table:table-cell table:formula="of:=AVERAGE([.C41:.C52])" office:value-type="float" office:value="2675" calcext:value-type="float">
            <text:p>2675</text:p>
          </table:table-cell>
          <table:table-cell table:formula="of:=[.E52]-[.D52]" office:value-type="float" office:value="2629.77329831334" calcext:value-type="float">
            <text:p>2629,7732983133</text:p>
          </table:table-cell>
          <table:table-cell table:formula="of:=[.E52]-[.E40]" office:value-type="float" office:value="833.333333333333" calcext:value-type="float">
            <text:p>833,33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2700" calcext:value-type="float">
            <text:p>2700</text:p>
          </table:table-cell>
          <table:table-cell table:formula="of:=IF([.B53];[.B53];0)" office:value-type="float" office:value="2700" calcext:value-type="float">
            <text:p>2700</text:p>
          </table:table-cell>
          <table:table-cell table:formula="of:=COM.MICROSOFT.STDEV.S([.C42:.C53])" office:value-type="float" office:value="38.9249472080761" calcext:value-type="float">
            <text:p>38,9249472081</text:p>
          </table:table-cell>
          <table:table-cell table:formula="of:=AVERAGE([.C42:.C53])" office:value-type="float" office:value="2683.33333333333" calcext:value-type="float">
            <text:p>2683,3333333333</text:p>
          </table:table-cell>
          <table:table-cell table:formula="of:=[.E53]-[.D53]" office:value-type="float" office:value="2644.40838612526" calcext:value-type="float">
            <text:p>2644,4083861253</text:p>
          </table:table-cell>
          <table:table-cell table:formula="of:=[.E53]-[.E41]" office:value-type="float" office:value="708.333333333334" calcext:value-type="float">
            <text:p>708,3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2700" calcext:value-type="float">
            <text:p>2700</text:p>
          </table:table-cell>
          <table:table-cell table:formula="of:=IF([.B54];[.B54];0)" office:value-type="float" office:value="2700" calcext:value-type="float">
            <text:p>2700</text:p>
          </table:table-cell>
          <table:table-cell table:formula="of:=COM.MICROSOFT.STDEV.S([.C43:.C54])" office:value-type="float" office:value="28.8675134594813" calcext:value-type="float">
            <text:p>28,8675134595</text:p>
          </table:table-cell>
          <table:table-cell table:formula="of:=AVERAGE([.C43:.C54])" office:value-type="float" office:value="2691.66666666667" calcext:value-type="float">
            <text:p>2691,6666666667</text:p>
          </table:table-cell>
          <table:table-cell table:formula="of:=[.E54]-[.D54]" office:value-type="float" office:value="2662.79915320719" calcext:value-type="float">
            <text:p>2662,7991532072</text:p>
          </table:table-cell>
          <table:table-cell table:formula="of:=[.E54]-[.E42]" office:value-type="float" office:value="591.666666666667" calcext:value-type="float">
            <text:p>591,6666666667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700" calcext:value-type="float">
            <text:p>2700</text:p>
          </table:table-cell>
          <table:table-cell table:formula="of:=IF([.B55];[.B55];0)" office:value-type="float" office:value="2700" calcext:value-type="float">
            <text:p>2700</text:p>
          </table:table-cell>
          <table:table-cell table:formula="of:=COM.MICROSOFT.STDEV.S([.C44:.C55])" office:value-type="float" office:value="0" calcext:value-type="float">
            <text:p>0</text:p>
          </table:table-cell>
          <table:table-cell table:formula="of:=AVERAGE([.C44:.C55])" office:value-type="float" office:value="2700" calcext:value-type="float">
            <text:p>2700</text:p>
          </table:table-cell>
          <table:table-cell table:formula="of:=[.E55]-[.D55]" office:value-type="float" office:value="2700" calcext:value-type="float">
            <text:p>2700</text:p>
          </table:table-cell>
          <table:table-cell table:formula="of:=[.E55]-[.E43]" office:value-type="float" office:value="483.333333333334" calcext:value-type="float">
            <text:p>483,33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2700" calcext:value-type="float">
            <text:p>2700</text:p>
          </table:table-cell>
          <table:table-cell table:formula="of:=IF([.B56];[.B56];0)" office:value-type="float" office:value="2700" calcext:value-type="float">
            <text:p>2700</text:p>
          </table:table-cell>
          <table:table-cell table:formula="of:=COM.MICROSOFT.STDEV.S([.C45:.C56])" office:value-type="float" office:value="0" calcext:value-type="float">
            <text:p>0</text:p>
          </table:table-cell>
          <table:table-cell table:formula="of:=AVERAGE([.C45:.C56])" office:value-type="float" office:value="2700" calcext:value-type="float">
            <text:p>2700</text:p>
          </table:table-cell>
          <table:table-cell table:formula="of:=[.E56]-[.D56]" office:value-type="float" office:value="2700" calcext:value-type="float">
            <text:p>2700</text:p>
          </table:table-cell>
          <table:table-cell table:formula="of:=[.E56]-[.E44]" office:value-type="float" office:value="358.333333333333" calcext:value-type="float">
            <text:p>358,3333333333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700" calcext:value-type="float">
            <text:p>2700</text:p>
          </table:table-cell>
          <table:table-cell table:formula="of:=IF([.B57];[.B57];0)" office:value-type="float" office:value="2700" calcext:value-type="float">
            <text:p>2700</text:p>
          </table:table-cell>
          <table:table-cell table:formula="of:=COM.MICROSOFT.STDEV.S([.C46:.C57])" office:value-type="float" office:value="0" calcext:value-type="float">
            <text:p>0</text:p>
          </table:table-cell>
          <table:table-cell table:formula="of:=AVERAGE([.C46:.C57])" office:value-type="float" office:value="2700" calcext:value-type="float">
            <text:p>2700</text:p>
          </table:table-cell>
          <table:table-cell table:formula="of:=[.E57]-[.D57]" office:value-type="float" office:value="2700" calcext:value-type="float">
            <text:p>2700</text:p>
          </table:table-cell>
          <table:table-cell table:formula="of:=[.E57]-[.E45]"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700" calcext:value-type="float">
            <text:p>2700</text:p>
          </table:table-cell>
          <table:table-cell table:formula="of:=IF([.B58];[.B58];0)" office:value-type="float" office:value="2700" calcext:value-type="float">
            <text:p>2700</text:p>
          </table:table-cell>
          <table:table-cell table:formula="of:=COM.MICROSOFT.STDEV.S([.C47:.C58])" office:value-type="float" office:value="0" calcext:value-type="float">
            <text:p>0</text:p>
          </table:table-cell>
          <table:table-cell table:formula="of:=AVERAGE([.C47:.C58])" office:value-type="float" office:value="2700" calcext:value-type="float">
            <text:p>2700</text:p>
          </table:table-cell>
          <table:table-cell table:formula="of:=[.E58]-[.D58]" office:value-type="float" office:value="2700" calcext:value-type="float">
            <text:p>2700</text:p>
          </table:table-cell>
          <table:table-cell table:formula="of:=[.E58]-[.E46]"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700" calcext:value-type="float">
            <text:p>2700</text:p>
          </table:table-cell>
          <table:table-cell table:formula="of:=IF([.B59];[.B59];0)" office:value-type="float" office:value="2700" calcext:value-type="float">
            <text:p>2700</text:p>
          </table:table-cell>
          <table:table-cell table:formula="of:=COM.MICROSOFT.STDEV.S([.C48:.C59])" office:value-type="float" office:value="0" calcext:value-type="float">
            <text:p>0</text:p>
          </table:table-cell>
          <table:table-cell table:formula="of:=AVERAGE([.C48:.C59])" office:value-type="float" office:value="2700" calcext:value-type="float">
            <text:p>2700</text:p>
          </table:table-cell>
          <table:table-cell table:formula="of:=[.E59]-[.D59]" office:value-type="float" office:value="2700" calcext:value-type="float">
            <text:p>2700</text:p>
          </table:table-cell>
          <table:table-cell table:formula="of:=[.E59]-[.E47]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700" calcext:value-type="float">
            <text:p>2700</text:p>
          </table:table-cell>
          <table:table-cell table:formula="of:=IF([.B60];[.B60];0)" office:value-type="float" office:value="2700" calcext:value-type="float">
            <text:p>2700</text:p>
          </table:table-cell>
          <table:table-cell table:formula="of:=COM.MICROSOFT.STDEV.S([.C49:.C60])" office:value-type="float" office:value="0" calcext:value-type="float">
            <text:p>0</text:p>
          </table:table-cell>
          <table:table-cell table:formula="of:=AVERAGE([.C49:.C60])" office:value-type="float" office:value="2700" calcext:value-type="float">
            <text:p>2700</text:p>
          </table:table-cell>
          <table:table-cell table:formula="of:=[.E60]-[.D60]" office:value-type="float" office:value="2700" calcext:value-type="float">
            <text:p>2700</text:p>
          </table:table-cell>
          <table:table-cell table:formula="of:=[.E60]-[.E48]" office:value-type="float" office:value="108.333333333333" calcext:value-type="float">
            <text:p>108,333333333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800" calcext:value-type="float">
            <text:p>2800</text:p>
          </table:table-cell>
          <table:table-cell table:formula="of:=IF([.B61];[.B61];0)" office:value-type="float" office:value="2800" calcext:value-type="float">
            <text:p>2800</text:p>
          </table:table-cell>
          <table:table-cell table:formula="of:=COM.MICROSOFT.STDEV.S([.C50:.C61])" office:value-type="float" office:value="28.8675134594813" calcext:value-type="float">
            <text:p>28,8675134595</text:p>
          </table:table-cell>
          <table:table-cell table:formula="of:=AVERAGE([.C50:.C61])" office:value-type="float" office:value="2708.33333333333" calcext:value-type="float">
            <text:p>2708,3333333333</text:p>
          </table:table-cell>
          <table:table-cell table:formula="of:=[.E61]-[.D61]" office:value-type="float" office:value="2679.46581987385" calcext:value-type="float">
            <text:p>2679,4658198739</text:p>
          </table:table-cell>
          <table:table-cell table:formula="of:=[.E61]-[.E49]" office:value-type="float" office:value="83.3333333333335" calcext:value-type="float">
            <text:p>83,3333333333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800" calcext:value-type="float">
            <text:p>2800</text:p>
          </table:table-cell>
          <table:table-cell table:formula="of:=IF([.B62];[.B62];0)" office:value-type="float" office:value="2800" calcext:value-type="float">
            <text:p>2800</text:p>
          </table:table-cell>
          <table:table-cell table:formula="of:=COM.MICROSOFT.STDEV.S([.C51:.C62])" office:value-type="float" office:value="38.9249472080761" calcext:value-type="float">
            <text:p>38,9249472081</text:p>
          </table:table-cell>
          <table:table-cell table:formula="of:=AVERAGE([.C51:.C62])" office:value-type="float" office:value="2716.66666666667" calcext:value-type="float">
            <text:p>2716,6666666667</text:p>
          </table:table-cell>
          <table:table-cell table:formula="of:=[.E62]-[.D62]" office:value-type="float" office:value="2677.74171945859" calcext:value-type="float">
            <text:p>2677,7417194586</text:p>
          </table:table-cell>
          <table:table-cell table:formula="of:=[.E62]-[.E50]" office:value-type="float" office:value="66.6666666666665" calcext:value-type="float">
            <text:p>66,6666666667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800" calcext:value-type="float">
            <text:p>2800</text:p>
          </table:table-cell>
          <table:table-cell table:formula="of:=IF([.B63];[.B63];0)" office:value-type="float" office:value="2800" calcext:value-type="float">
            <text:p>2800</text:p>
          </table:table-cell>
          <table:table-cell table:formula="of:=COM.MICROSOFT.STDEV.S([.C52:.C63])" office:value-type="float" office:value="45.2267016866645" calcext:value-type="float">
            <text:p>45,2267016867</text:p>
          </table:table-cell>
          <table:table-cell table:formula="of:=AVERAGE([.C52:.C63])" office:value-type="float" office:value="2725" calcext:value-type="float">
            <text:p>2725</text:p>
          </table:table-cell>
          <table:table-cell table:formula="of:=[.E63]-[.D63]" office:value-type="float" office:value="2679.77329831334" calcext:value-type="float">
            <text:p>2679,7732983133</text:p>
          </table:table-cell>
          <table:table-cell table:formula="of:=[.E63]-[.E51]" office:value-type="float" office:value="58.3333333333335" calcext:value-type="float">
            <text:p>58,3333333333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800" calcext:value-type="float">
            <text:p>2800</text:p>
          </table:table-cell>
          <table:table-cell table:formula="of:=IF([.B64];[.B64];0)" office:value-type="float" office:value="2800" calcext:value-type="float">
            <text:p>2800</text:p>
          </table:table-cell>
          <table:table-cell table:formula="of:=COM.MICROSOFT.STDEV.S([.C53:.C64])" office:value-type="float" office:value="49.2365963917331" calcext:value-type="float">
            <text:p>49,2365963917</text:p>
          </table:table-cell>
          <table:table-cell table:formula="of:=AVERAGE([.C53:.C64])" office:value-type="float" office:value="2733.33333333333" calcext:value-type="float">
            <text:p>2733,3333333333</text:p>
          </table:table-cell>
          <table:table-cell table:formula="of:=[.E64]-[.D64]" office:value-type="float" office:value="2684.0967369416" calcext:value-type="float">
            <text:p>2684,0967369416</text:p>
          </table:table-cell>
          <table:table-cell table:formula="of:=[.E64]-[.E52]" office:value-type="float" office:value="58.3333333333335" calcext:value-type="float">
            <text:p>58,33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800" calcext:value-type="float">
            <text:p>2800</text:p>
          </table:table-cell>
          <table:table-cell table:formula="of:=IF([.B65];[.B65];0)" office:value-type="float" office:value="2800" calcext:value-type="float">
            <text:p>2800</text:p>
          </table:table-cell>
          <table:table-cell table:formula="of:=COM.MICROSOFT.STDEV.S([.C54:.C65])" office:value-type="float" office:value="51.4928650544437" calcext:value-type="float">
            <text:p>51,4928650544</text:p>
          </table:table-cell>
          <table:table-cell table:formula="of:=AVERAGE([.C54:.C65])" office:value-type="float" office:value="2741.66666666667" calcext:value-type="float">
            <text:p>2741,6666666667</text:p>
          </table:table-cell>
          <table:table-cell table:formula="of:=[.E65]-[.D65]" office:value-type="float" office:value="2690.17380161222" calcext:value-type="float">
            <text:p>2690,1738016122</text:p>
          </table:table-cell>
          <table:table-cell table:formula="of:=[.E65]-[.E53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800" calcext:value-type="float">
            <text:p>2800</text:p>
          </table:table-cell>
          <table:table-cell table:formula="of:=IF([.B66];[.B66];0)" office:value-type="float" office:value="2800" calcext:value-type="float">
            <text:p>2800</text:p>
          </table:table-cell>
          <table:table-cell table:formula="of:=COM.MICROSOFT.STDEV.S([.C55:.C66])" office:value-type="float" office:value="52.2232967867094" calcext:value-type="float">
            <text:p>52,2232967867</text:p>
          </table:table-cell>
          <table:table-cell table:formula="of:=AVERAGE([.C55:.C66])" office:value-type="float" office:value="2750" calcext:value-type="float">
            <text:p>2750</text:p>
          </table:table-cell>
          <table:table-cell table:formula="of:=[.E66]-[.D66]" office:value-type="float" office:value="2697.77670321329" calcext:value-type="float">
            <text:p>2697,7767032133</text:p>
          </table:table-cell>
          <table:table-cell table:formula="of:=[.E66]-[.E54]" office:value-type="float" office:value="58.3333333333335" calcext:value-type="float">
            <text:p>58,3333333333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800" calcext:value-type="float">
            <text:p>2800</text:p>
          </table:table-cell>
          <table:table-cell table:formula="of:=IF([.B67];[.B67];0)" office:value-type="float" office:value="2800" calcext:value-type="float">
            <text:p>2800</text:p>
          </table:table-cell>
          <table:table-cell table:formula="of:=COM.MICROSOFT.STDEV.S([.C56:.C67])" office:value-type="float" office:value="51.4928650544437" calcext:value-type="float">
            <text:p>51,4928650544</text:p>
          </table:table-cell>
          <table:table-cell table:formula="of:=AVERAGE([.C56:.C67])" office:value-type="float" office:value="2758.33333333333" calcext:value-type="float">
            <text:p>2758,3333333333</text:p>
          </table:table-cell>
          <table:table-cell table:formula="of:=[.E67]-[.D67]" office:value-type="float" office:value="2706.84046827889" calcext:value-type="float">
            <text:p>2706,8404682789</text:p>
          </table:table-cell>
          <table:table-cell table:formula="of:=[.E67]-[.E55]" office:value-type="float" office:value="58.3333333333335" calcext:value-type="float">
            <text:p>58,3333333333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800" calcext:value-type="float">
            <text:p>2800</text:p>
          </table:table-cell>
          <table:table-cell table:formula="of:=IF([.B68];[.B68];0)" office:value-type="float" office:value="2800" calcext:value-type="float">
            <text:p>2800</text:p>
          </table:table-cell>
          <table:table-cell table:formula="of:=COM.MICROSOFT.STDEV.S([.C57:.C68])" office:value-type="float" office:value="49.2365963917331" calcext:value-type="float">
            <text:p>49,2365963917</text:p>
          </table:table-cell>
          <table:table-cell table:formula="of:=AVERAGE([.C57:.C68])" office:value-type="float" office:value="2766.66666666667" calcext:value-type="float">
            <text:p>2766,6666666667</text:p>
          </table:table-cell>
          <table:table-cell table:formula="of:=[.E68]-[.D68]" office:value-type="float" office:value="2717.43007027493" calcext:value-type="float">
            <text:p>2717,4300702749</text:p>
          </table:table-cell>
          <table:table-cell table:formula="of:=[.E68]-[.E56]" office:value-type="float" office:value="66.6666666666665" calcext:value-type="float">
            <text:p>66,66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800" calcext:value-type="float">
            <text:p>2800</text:p>
          </table:table-cell>
          <table:table-cell table:formula="of:=IF([.B69];[.B69];0)" office:value-type="float" office:value="2800" calcext:value-type="float">
            <text:p>2800</text:p>
          </table:table-cell>
          <table:table-cell table:formula="of:=COM.MICROSOFT.STDEV.S([.C58:.C69])" office:value-type="float" office:value="45.2267016866645" calcext:value-type="float">
            <text:p>45,2267016867</text:p>
          </table:table-cell>
          <table:table-cell table:formula="of:=AVERAGE([.C58:.C69])" office:value-type="float" office:value="2775" calcext:value-type="float">
            <text:p>2775</text:p>
          </table:table-cell>
          <table:table-cell table:formula="of:=[.E69]-[.D69]" office:value-type="float" office:value="2729.77329831334" calcext:value-type="float">
            <text:p>2729,7732983133</text:p>
          </table:table-cell>
          <table:table-cell table:formula="of:=[.E69]-[.E57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800" calcext:value-type="float">
            <text:p>2800</text:p>
          </table:table-cell>
          <table:table-cell table:formula="of:=IF([.B70];[.B70];0)" office:value-type="float" office:value="2800" calcext:value-type="float">
            <text:p>2800</text:p>
          </table:table-cell>
          <table:table-cell table:formula="of:=COM.MICROSOFT.STDEV.S([.C59:.C70])" office:value-type="float" office:value="38.9249472080761" calcext:value-type="float">
            <text:p>38,9249472081</text:p>
          </table:table-cell>
          <table:table-cell table:formula="of:=AVERAGE([.C59:.C70])" office:value-type="float" office:value="2783.33333333333" calcext:value-type="float">
            <text:p>2783,3333333333</text:p>
          </table:table-cell>
          <table:table-cell table:formula="of:=[.E70]-[.D70]" office:value-type="float" office:value="2744.40838612526" calcext:value-type="float">
            <text:p>2744,4083861253</text:p>
          </table:table-cell>
          <table:table-cell table:formula="of:=[.E70]-[.E58]" office:value-type="float" office:value="83.3333333333335" calcext:value-type="float">
            <text:p>83,3333333333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900" calcext:value-type="float">
            <text:p>2900</text:p>
          </table:table-cell>
          <table:table-cell table:formula="of:=IF([.B71];[.B71];0)" office:value-type="float" office:value="2900" calcext:value-type="float">
            <text:p>2900</text:p>
          </table:table-cell>
          <table:table-cell table:formula="of:=COM.MICROSOFT.STDEV.S([.C60:.C71])" office:value-type="float" office:value="42.6401432711221" calcext:value-type="float">
            <text:p>42,6401432711</text:p>
          </table:table-cell>
          <table:table-cell table:formula="of:=AVERAGE([.C60:.C71])" office:value-type="float" office:value="2800" calcext:value-type="float">
            <text:p>2800</text:p>
          </table:table-cell>
          <table:table-cell table:formula="of:=[.E71]-[.D71]" office:value-type="float" office:value="2757.35985672888" calcext:value-type="float">
            <text:p>2757,3598567289</text:p>
          </table:table-cell>
          <table:table-cell table:formula="of:=[.E71]-[.E59]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900" calcext:value-type="float">
            <text:p>2900</text:p>
          </table:table-cell>
          <table:table-cell table:formula="of:=IF([.B72];[.B72];0)" office:value-type="float" office:value="2900" calcext:value-type="float">
            <text:p>2900</text:p>
          </table:table-cell>
          <table:table-cell table:formula="of:=COM.MICROSOFT.STDEV.S([.C61:.C72])" office:value-type="float" office:value="38.9249472080761" calcext:value-type="float">
            <text:p>38,9249472081</text:p>
          </table:table-cell>
          <table:table-cell table:formula="of:=AVERAGE([.C61:.C72])" office:value-type="float" office:value="2816.66666666667" calcext:value-type="float">
            <text:p>2816,6666666667</text:p>
          </table:table-cell>
          <table:table-cell table:formula="of:=[.E72]-[.D72]" office:value-type="float" office:value="2777.74171945859" calcext:value-type="float">
            <text:p>2777,7417194586</text:p>
          </table:table-cell>
          <table:table-cell table:formula="of:=[.E72]-[.E60]" office:value-type="float" office:value="116.666666666667" calcext:value-type="float">
            <text:p>116,66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900" calcext:value-type="float">
            <text:p>2900</text:p>
          </table:table-cell>
          <table:table-cell table:formula="of:=IF([.B73];[.B73];0)" office:value-type="float" office:value="2900" calcext:value-type="float">
            <text:p>2900</text:p>
          </table:table-cell>
          <table:table-cell table:formula="of:=COM.MICROSOFT.STDEV.S([.C62:.C73])" office:value-type="float" office:value="45.2267016866645" calcext:value-type="float">
            <text:p>45,2267016867</text:p>
          </table:table-cell>
          <table:table-cell table:formula="of:=AVERAGE([.C62:.C73])" office:value-type="float" office:value="2825" calcext:value-type="float">
            <text:p>2825</text:p>
          </table:table-cell>
          <table:table-cell table:formula="of:=[.E73]-[.D73]" office:value-type="float" office:value="2779.77329831334" calcext:value-type="float">
            <text:p>2779,7732983133</text:p>
          </table:table-cell>
          <table:table-cell table:formula="of:=[.E73]-[.E61]" office:value-type="float" office:value="116.666666666667" calcext:value-type="float">
            <text:p>116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3000" calcext:value-type="float">
            <text:p>3000</text:p>
          </table:table-cell>
          <table:table-cell table:formula="of:=IF([.B74];[.B74];0)" office:value-type="float" office:value="3000" calcext:value-type="float">
            <text:p>3000</text:p>
          </table:table-cell>
          <table:table-cell table:formula="of:=COM.MICROSOFT.STDEV.S([.C63:.C74])" office:value-type="float" office:value="66.8557923421521" calcext:value-type="float">
            <text:p>66,8557923422</text:p>
          </table:table-cell>
          <table:table-cell table:formula="of:=AVERAGE([.C63:.C74])" office:value-type="float" office:value="2841.66666666667" calcext:value-type="float">
            <text:p>2841,6666666667</text:p>
          </table:table-cell>
          <table:table-cell table:formula="of:=[.E74]-[.D74]" office:value-type="float" office:value="2774.81087432451" calcext:value-type="float">
            <text:p>2774,8108743245</text:p>
          </table:table-cell>
          <table:table-cell table:formula="of:=[.E74]-[.E62]"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000" calcext:value-type="float">
            <text:p>3000</text:p>
          </table:table-cell>
          <table:table-cell table:formula="of:=IF([.B75];[.B75];0)" office:value-type="float" office:value="3000" calcext:value-type="float">
            <text:p>3000</text:p>
          </table:table-cell>
          <table:table-cell table:formula="of:=COM.MICROSOFT.STDEV.S([.C64:.C75])" office:value-type="float" office:value="79.2961461098759" calcext:value-type="float">
            <text:p>79,2961461099</text:p>
          </table:table-cell>
          <table:table-cell table:formula="of:=AVERAGE([.C64:.C75])" office:value-type="float" office:value="2858.33333333333" calcext:value-type="float">
            <text:p>2858,3333333333</text:p>
          </table:table-cell>
          <table:table-cell table:formula="of:=[.E75]-[.D75]" office:value-type="float" office:value="2779.03718722346" calcext:value-type="float">
            <text:p>2779,0371872235</text:p>
          </table:table-cell>
          <table:table-cell table:formula="of:=[.E75]-[.E63]" office:value-type="float" office:value="133.333333333333" calcext:value-type="float">
            <text:p>133,3333333333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000" calcext:value-type="float">
            <text:p>3000</text:p>
          </table:table-cell>
          <table:table-cell table:formula="of:=IF([.B76];[.B76];0)" office:value-type="float" office:value="3000" calcext:value-type="float">
            <text:p>3000</text:p>
          </table:table-cell>
          <table:table-cell table:formula="of:=COM.MICROSOFT.STDEV.S([.C65:.C76])" office:value-type="float" office:value="86.6025403784439" calcext:value-type="float">
            <text:p>86,6025403784</text:p>
          </table:table-cell>
          <table:table-cell table:formula="of:=AVERAGE([.C65:.C76])" office:value-type="float" office:value="2875" calcext:value-type="float">
            <text:p>2875</text:p>
          </table:table-cell>
          <table:table-cell table:formula="of:=[.E76]-[.D76]" office:value-type="float" office:value="2788.39745962156" calcext:value-type="float">
            <text:p>2788,3974596216</text:p>
          </table:table-cell>
          <table:table-cell table:formula="of:=[.E76]-[.E64]" office:value-type="float" office:value="141.666666666667" calcext:value-type="float">
            <text:p>141,6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3000" calcext:value-type="float">
            <text:p>3000</text:p>
          </table:table-cell>
          <table:table-cell table:formula="of:=IF([.B77];[.B77];0)" office:value-type="float" office:value="3000" calcext:value-type="float">
            <text:p>3000</text:p>
          </table:table-cell>
          <table:table-cell table:formula="of:=COM.MICROSOFT.STDEV.S([.C66:.C77])" office:value-type="float" office:value="90.033663737852" calcext:value-type="float">
            <text:p>90,0336637379</text:p>
          </table:table-cell>
          <table:table-cell table:formula="of:=AVERAGE([.C66:.C77])" office:value-type="float" office:value="2891.66666666667" calcext:value-type="float">
            <text:p>2891,6666666667</text:p>
          </table:table-cell>
          <table:table-cell table:formula="of:=[.E77]-[.D77]" office:value-type="float" office:value="2801.63300292881" calcext:value-type="float">
            <text:p>2801,6330029288</text:p>
          </table:table-cell>
          <table:table-cell table:formula="of:=[.E77]-[.E65]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3000" calcext:value-type="float">
            <text:p>3000</text:p>
          </table:table-cell>
          <table:table-cell table:formula="of:=IF([.B78];[.B78];0)" office:value-type="float" office:value="3000" calcext:value-type="float">
            <text:p>3000</text:p>
          </table:table-cell>
          <table:table-cell table:formula="of:=COM.MICROSOFT.STDEV.S([.C67:.C78])" office:value-type="float" office:value="90.033663737852" calcext:value-type="float">
            <text:p>90,0336637379</text:p>
          </table:table-cell>
          <table:table-cell table:formula="of:=AVERAGE([.C67:.C78])" office:value-type="float" office:value="2908.33333333333" calcext:value-type="float">
            <text:p>2908,3333333333</text:p>
          </table:table-cell>
          <table:table-cell table:formula="of:=[.E78]-[.D78]" office:value-type="float" office:value="2818.29966959548" calcext:value-type="float">
            <text:p>2818,2996695955</text:p>
          </table:table-cell>
          <table:table-cell table:formula="of:=[.E78]-[.E66]" office:value-type="float" office:value="158.333333333333" calcext:value-type="float">
            <text:p>158,3333333333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3100" calcext:value-type="float">
            <text:p>3100</text:p>
          </table:table-cell>
          <table:table-cell table:formula="of:=IF([.B79];[.B79];0)" office:value-type="float" office:value="3100" calcext:value-type="float">
            <text:p>3100</text:p>
          </table:table-cell>
          <table:table-cell table:formula="of:=COM.MICROSOFT.STDEV.S([.C68:.C79])" office:value-type="float" office:value="98.4731927834662" calcext:value-type="float">
            <text:p>98,4731927835</text:p>
          </table:table-cell>
          <table:table-cell table:formula="of:=AVERAGE([.C68:.C79])" office:value-type="float" office:value="2933.33333333333" calcext:value-type="float">
            <text:p>2933,3333333333</text:p>
          </table:table-cell>
          <table:table-cell table:formula="of:=[.E79]-[.D79]" office:value-type="float" office:value="2834.86014054987" calcext:value-type="float">
            <text:p>2834,8601405499</text:p>
          </table:table-cell>
          <table:table-cell table:formula="of:=[.E79]-[.E67]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3100" calcext:value-type="float">
            <text:p>3100</text:p>
          </table:table-cell>
          <table:table-cell table:formula="of:=IF([.B80];[.B80];0)" office:value-type="float" office:value="3100" calcext:value-type="float">
            <text:p>3100</text:p>
          </table:table-cell>
          <table:table-cell table:formula="of:=COM.MICROSOFT.STDEV.S([.C69:.C80])" office:value-type="float" office:value="99.6204919895622" calcext:value-type="float">
            <text:p>99,6204919896</text:p>
          </table:table-cell>
          <table:table-cell table:formula="of:=AVERAGE([.C69:.C80])" office:value-type="float" office:value="2958.33333333333" calcext:value-type="float">
            <text:p>2958,3333333333</text:p>
          </table:table-cell>
          <table:table-cell table:formula="of:=[.E80]-[.D80]" office:value-type="float" office:value="2858.71284134377" calcext:value-type="float">
            <text:p>2858,7128413438</text:p>
          </table:table-cell>
          <table:table-cell table:formula="of:=[.E80]-[.E68]" office:value-type="float" office:value="191.666666666667" calcext:value-type="float">
            <text:p>191,66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3100" calcext:value-type="float">
            <text:p>3100</text:p>
          </table:table-cell>
          <table:table-cell table:formula="of:=IF([.B81];[.B81];0)" office:value-type="float" office:value="3100" calcext:value-type="float">
            <text:p>3100</text:p>
          </table:table-cell>
          <table:table-cell table:formula="of:=COM.MICROSOFT.STDEV.S([.C70:.C81])" office:value-type="float" office:value="93.7436866561092" calcext:value-type="float">
            <text:p>93,7436866561</text:p>
          </table:table-cell>
          <table:table-cell table:formula="of:=AVERAGE([.C70:.C81])" office:value-type="float" office:value="2983.33333333333" calcext:value-type="float">
            <text:p>2983,3333333333</text:p>
          </table:table-cell>
          <table:table-cell table:formula="of:=[.E81]-[.D81]" office:value-type="float" office:value="2889.58964667722" calcext:value-type="float">
            <text:p>2889,5896466772</text:p>
          </table:table-cell>
          <table:table-cell table:formula="of:=[.E81]-[.E69]" office:value-type="float" office:value="208.333333333333" calcext:value-type="float">
            <text:p>208,33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3200" calcext:value-type="float">
            <text:p>3200</text:p>
          </table:table-cell>
          <table:table-cell table:formula="of:=IF([.B82];[.B82];0)" office:value-type="float" office:value="3200" calcext:value-type="float">
            <text:p>3200</text:p>
          </table:table-cell>
          <table:table-cell table:formula="of:=COM.MICROSOFT.STDEV.S([.C71:.C82])" office:value-type="float" office:value="93.7436866561092" calcext:value-type="float">
            <text:p>93,7436866561</text:p>
          </table:table-cell>
          <table:table-cell table:formula="of:=AVERAGE([.C71:.C82])" office:value-type="float" office:value="3016.66666666667" calcext:value-type="float">
            <text:p>3016,6666666667</text:p>
          </table:table-cell>
          <table:table-cell table:formula="of:=[.E82]-[.D82]" office:value-type="float" office:value="2922.92298001056" calcext:value-type="float">
            <text:p>2922,9229800106</text:p>
          </table:table-cell>
          <table:table-cell table:formula="of:=[.E82]-[.E70]" office:value-type="float" office:value="233.333333333333" calcext:value-type="float">
            <text:p>233,3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200" calcext:value-type="float">
            <text:p>3200</text:p>
          </table:table-cell>
          <table:table-cell table:formula="of:=IF([.B83];[.B83];0)" office:value-type="float" office:value="3200" calcext:value-type="float">
            <text:p>3200</text:p>
          </table:table-cell>
          <table:table-cell table:formula="of:=COM.MICROSOFT.STDEV.S([.C72:.C83])" office:value-type="float" office:value="99.6204919895622" calcext:value-type="float">
            <text:p>99,6204919896</text:p>
          </table:table-cell>
          <table:table-cell table:formula="of:=AVERAGE([.C72:.C83])" office:value-type="float" office:value="3041.66666666667" calcext:value-type="float">
            <text:p>3041,6666666667</text:p>
          </table:table-cell>
          <table:table-cell table:formula="of:=[.E83]-[.D83]" office:value-type="float" office:value="2942.0461746771" calcext:value-type="float">
            <text:p>2942,0461746771</text:p>
          </table:table-cell>
          <table:table-cell table:formula="of:=[.E83]-[.E71]" office:value-type="float" office:value="241.666666666667" calcext:value-type="float">
            <text:p>241,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600" calcext:value-type="float">
            <text:p>3600</text:p>
          </table:table-cell>
          <table:table-cell table:formula="of:=IF([.B84];[.B84];0)" office:value-type="float" office:value="3600" calcext:value-type="float">
            <text:p>3600</text:p>
          </table:table-cell>
          <table:table-cell table:formula="of:=COM.MICROSOFT.STDEV.S([.C73:.C84])" office:value-type="float" office:value="180.906806746658" calcext:value-type="float">
            <text:p>180,9068067467</text:p>
          </table:table-cell>
          <table:table-cell table:formula="of:=AVERAGE([.C73:.C84])" office:value-type="float" office:value="3100" calcext:value-type="float">
            <text:p>3100</text:p>
          </table:table-cell>
          <table:table-cell table:formula="of:=[.E84]-[.D84]" office:value-type="float" office:value="2919.09319325334" calcext:value-type="float">
            <text:p>2919,0931932534</text:p>
          </table:table-cell>
          <table:table-cell table:formula="of:=[.E84]-[.E72]" office:value-type="float" office:value="283.333333333333" calcext:value-type="float">
            <text:p>283,333333333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3600" calcext:value-type="float">
            <text:p>3600</text:p>
          </table:table-cell>
          <table:table-cell table:formula="of:=IF([.B85];[.B85];0)" office:value-type="float" office:value="3600" calcext:value-type="float">
            <text:p>3600</text:p>
          </table:table-cell>
          <table:table-cell table:formula="of:=COM.MICROSOFT.STDEV.S([.C74:.C85])" office:value-type="float" office:value="219.330938551907" calcext:value-type="float">
            <text:p>219,3309385519</text:p>
          </table:table-cell>
          <table:table-cell table:formula="of:=AVERAGE([.C74:.C85])" office:value-type="float" office:value="3158.33333333333" calcext:value-type="float">
            <text:p>3158,3333333333</text:p>
          </table:table-cell>
          <table:table-cell table:formula="of:=[.E85]-[.D85]" office:value-type="float" office:value="2939.00239478143" calcext:value-type="float">
            <text:p>2939,0023947814</text:p>
          </table:table-cell>
          <table:table-cell table:formula="of:=[.E85]-[.E73]" office:value-type="float" office:value="333.333333333333" calcext:value-type="float">
            <text:p>333,3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700" calcext:value-type="float">
            <text:p>3700</text:p>
          </table:table-cell>
          <table:table-cell table:formula="of:=IF([.B86];[.B86];0)" office:value-type="float" office:value="3700" calcext:value-type="float">
            <text:p>3700</text:p>
          </table:table-cell>
          <table:table-cell table:formula="of:=COM.MICROSOFT.STDEV.S([.C75:.C86])" office:value-type="float" office:value="262.274434110301" calcext:value-type="float">
            <text:p>262,2744341103</text:p>
          </table:table-cell>
          <table:table-cell table:formula="of:=AVERAGE([.C75:.C86])" office:value-type="float" office:value="3216.66666666667" calcext:value-type="float">
            <text:p>3216,6666666667</text:p>
          </table:table-cell>
          <table:table-cell table:formula="of:=[.E86]-[.D86]" office:value-type="float" office:value="2954.39223255637" calcext:value-type="float">
            <text:p>2954,3922325564</text:p>
          </table:table-cell>
          <table:table-cell table:formula="of:=[.E86]-[.E74]"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700" calcext:value-type="float">
            <text:p>3700</text:p>
          </table:table-cell>
          <table:table-cell table:formula="of:=IF([.B87];[.B87];0)" office:value-type="float" office:value="3700" calcext:value-type="float">
            <text:p>3700</text:p>
          </table:table-cell>
          <table:table-cell table:formula="of:=COM.MICROSOFT.STDEV.S([.C76:.C87])" office:value-type="float" office:value="286.435777348875" calcext:value-type="float">
            <text:p>286,4357773489</text:p>
          </table:table-cell>
          <table:table-cell table:formula="of:=AVERAGE([.C76:.C87])" office:value-type="float" office:value="3275" calcext:value-type="float">
            <text:p>3275</text:p>
          </table:table-cell>
          <table:table-cell table:formula="of:=[.E87]-[.D87]" office:value-type="float" office:value="2988.56422265112" calcext:value-type="float">
            <text:p>2988,5642226511</text:p>
          </table:table-cell>
          <table:table-cell table:formula="of:=[.E87]-[.E75]" office:value-type="float" office:value="416.666666666667" calcext:value-type="float">
            <text:p>416,6666666667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3700" calcext:value-type="float">
            <text:p>3700</text:p>
          </table:table-cell>
          <table:table-cell table:formula="of:=IF([.B88];[.B88];0)" office:value-type="float" office:value="3700" calcext:value-type="float">
            <text:p>3700</text:p>
          </table:table-cell>
          <table:table-cell table:formula="of:=COM.MICROSOFT.STDEV.S([.C77:.C88])" office:value-type="float" office:value="296.443566094439" calcext:value-type="float">
            <text:p>296,4435660944</text:p>
          </table:table-cell>
          <table:table-cell table:formula="of:=AVERAGE([.C77:.C88])" office:value-type="float" office:value="3333.33333333333" calcext:value-type="float">
            <text:p>3333,3333333333</text:p>
          </table:table-cell>
          <table:table-cell table:formula="of:=[.E88]-[.D88]" office:value-type="float" office:value="3036.88976723889" calcext:value-type="float">
            <text:p>3036,8897672389</text:p>
          </table:table-cell>
          <table:table-cell table:formula="of:=[.E88]-[.E76]" office:value-type="float" office:value="458.333333333334" calcext:value-type="float">
            <text:p>458,3333333333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800" calcext:value-type="float">
            <text:p>3800</text:p>
          </table:table-cell>
          <table:table-cell table:formula="of:=IF([.B89];[.B89];0)" office:value-type="float" office:value="3800" calcext:value-type="float">
            <text:p>3800</text:p>
          </table:table-cell>
          <table:table-cell table:formula="of:=COM.MICROSOFT.STDEV.S([.C78:.C89])" office:value-type="float" office:value="304.511531353531" calcext:value-type="float">
            <text:p>304,5115313535</text:p>
          </table:table-cell>
          <table:table-cell table:formula="of:=AVERAGE([.C78:.C89])" office:value-type="float" office:value="3400" calcext:value-type="float">
            <text:p>3400</text:p>
          </table:table-cell>
          <table:table-cell table:formula="of:=[.E89]-[.D89]" office:value-type="float" office:value="3095.48846864647" calcext:value-type="float">
            <text:p>3095,4884686465</text:p>
          </table:table-cell>
          <table:table-cell table:formula="of:=[.E89]-[.E77]" office:value-type="float" office:value="508.333333333334" calcext:value-type="float">
            <text:p>508,3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3900" calcext:value-type="float">
            <text:p>3900</text:p>
          </table:table-cell>
          <table:table-cell table:formula="of:=IF([.B90];[.B90];0)" office:value-type="float" office:value="3900" calcext:value-type="float">
            <text:p>3900</text:p>
          </table:table-cell>
          <table:table-cell table:formula="of:=COM.MICROSOFT.STDEV.S([.C79:.C90])" office:value-type="float" office:value="307.851794330855" calcext:value-type="float">
            <text:p>307,8517943309</text:p>
          </table:table-cell>
          <table:table-cell table:formula="of:=AVERAGE([.C79:.C90])" office:value-type="float" office:value="3475" calcext:value-type="float">
            <text:p>3475</text:p>
          </table:table-cell>
          <table:table-cell table:formula="of:=[.E90]-[.D90]" office:value-type="float" office:value="3167.14820566914" calcext:value-type="float">
            <text:p>3167,1482056692</text:p>
          </table:table-cell>
          <table:table-cell table:formula="of:=[.E90]-[.E78]" office:value-type="float" office:value="566.666666666667" calcext:value-type="float">
            <text:p>566,66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4100" calcext:value-type="float">
            <text:p>4100</text:p>
          </table:table-cell>
          <table:table-cell table:formula="of:=IF([.B91];[.B91];0)" office:value-type="float" office:value="4100" calcext:value-type="float">
            <text:p>4100</text:p>
          </table:table-cell>
          <table:table-cell table:formula="of:=COM.MICROSOFT.STDEV.S([.C80:.C91])" office:value-type="float" office:value="331.548250522066" calcext:value-type="float">
            <text:p>331,5482505221</text:p>
          </table:table-cell>
          <table:table-cell table:formula="of:=AVERAGE([.C80:.C91])" office:value-type="float" office:value="3558.33333333333" calcext:value-type="float">
            <text:p>3558,3333333333</text:p>
          </table:table-cell>
          <table:table-cell table:formula="of:=[.E91]-[.D91]" office:value-type="float" office:value="3226.78508281127" calcext:value-type="float">
            <text:p>3226,7850828113</text:p>
          </table:table-cell>
          <table:table-cell table:formula="of:=[.E91]-[.E79]" office:value-type="float" office:value="625" calcext:value-type="float">
            <text:p>625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4100" calcext:value-type="float">
            <text:p>4100</text:p>
          </table:table-cell>
          <table:table-cell table:formula="of:=IF([.B92];[.B92];0)" office:value-type="float" office:value="4100" calcext:value-type="float">
            <text:p>4100</text:p>
          </table:table-cell>
          <table:table-cell table:formula="of:=COM.MICROSOFT.STDEV.S([.C81:.C92])" office:value-type="float" office:value="331.548250522066" calcext:value-type="float">
            <text:p>331,5482505221</text:p>
          </table:table-cell>
          <table:table-cell table:formula="of:=AVERAGE([.C81:.C92])" office:value-type="float" office:value="3641.66666666667" calcext:value-type="float">
            <text:p>3641,6666666667</text:p>
          </table:table-cell>
          <table:table-cell table:formula="of:=[.E92]-[.D92]" office:value-type="float" office:value="3310.1184161446" calcext:value-type="float">
            <text:p>3310,1184161446</text:p>
          </table:table-cell>
          <table:table-cell table:formula="of:=[.E92]-[.E80]" office:value-type="float" office:value="683.333333333333" calcext:value-type="float">
            <text:p>683,33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4100" calcext:value-type="float">
            <text:p>4100</text:p>
          </table:table-cell>
          <table:table-cell table:formula="of:=IF([.B93];[.B93];0)" office:value-type="float" office:value="4100" calcext:value-type="float">
            <text:p>4100</text:p>
          </table:table-cell>
          <table:table-cell table:formula="of:=COM.MICROSOFT.STDEV.S([.C82:.C93])" office:value-type="float" office:value="307.851794330855" calcext:value-type="float">
            <text:p>307,8517943309</text:p>
          </table:table-cell>
          <table:table-cell table:formula="of:=AVERAGE([.C82:.C93])" office:value-type="float" office:value="3725" calcext:value-type="float">
            <text:p>3725</text:p>
          </table:table-cell>
          <table:table-cell table:formula="of:=[.E93]-[.D93]" office:value-type="float" office:value="3417.14820566914" calcext:value-type="float">
            <text:p>3417,1482056692</text:p>
          </table:table-cell>
          <table:table-cell table:formula="of:=[.E93]-[.E81]" office:value-type="float" office:value="741.666666666667" calcext:value-type="float">
            <text:p>741,6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4100" calcext:value-type="float">
            <text:p>4100</text:p>
          </table:table-cell>
          <table:table-cell table:formula="of:=IF([.B94];[.B94];0)" office:value-type="float" office:value="4100" calcext:value-type="float">
            <text:p>4100</text:p>
          </table:table-cell>
          <table:table-cell table:formula="of:=COM.MICROSOFT.STDEV.S([.C83:.C94])" office:value-type="float" office:value="276.339711883103" calcext:value-type="float">
            <text:p>276,3397118831</text:p>
          </table:table-cell>
          <table:table-cell table:formula="of:=AVERAGE([.C83:.C94])" office:value-type="float" office:value="3800" calcext:value-type="float">
            <text:p>3800</text:p>
          </table:table-cell>
          <table:table-cell table:formula="of:=[.E94]-[.D94]" office:value-type="float" office:value="3523.6602881169" calcext:value-type="float">
            <text:p>3523,6602881169</text:p>
          </table:table-cell>
          <table:table-cell table:formula="of:=[.E94]-[.E82]" office:value-type="float" office:value="783.333333333334" calcext:value-type="float">
            <text:p>783,3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4200" calcext:value-type="float">
            <text:p>4200</text:p>
          </table:table-cell>
          <table:table-cell table:formula="of:=IF([.B95];[.B95];0)" office:value-type="float" office:value="4200" calcext:value-type="float">
            <text:p>4200</text:p>
          </table:table-cell>
          <table:table-cell table:formula="of:=COM.MICROSOFT.STDEV.S([.C84:.C95])" office:value-type="float" office:value="224.957908520818" calcext:value-type="float">
            <text:p>224,9579085208</text:p>
          </table:table-cell>
          <table:table-cell table:formula="of:=AVERAGE([.C84:.C95])" office:value-type="float" office:value="3883.33333333333" calcext:value-type="float">
            <text:p>3883,3333333333</text:p>
          </table:table-cell>
          <table:table-cell table:formula="of:=[.E95]-[.D95]" office:value-type="float" office:value="3658.37542481252" calcext:value-type="float">
            <text:p>3658,3754248125</text:p>
          </table:table-cell>
          <table:table-cell table:formula="of:=[.E95]-[.E83]" office:value-type="float" office:value="841.666666666667" calcext:value-type="float">
            <text:p>841,66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4900" calcext:value-type="float">
            <text:p>4900</text:p>
          </table:table-cell>
          <table:table-cell table:formula="of:=IF([.B96];[.B96];0)" office:value-type="float" office:value="4900" calcext:value-type="float">
            <text:p>4900</text:p>
          </table:table-cell>
          <table:table-cell table:formula="of:=COM.MICROSOFT.STDEV.S([.C85:.C96])" office:value-type="float" office:value="352.802631749959" calcext:value-type="float">
            <text:p>352,80263175</text:p>
          </table:table-cell>
          <table:table-cell table:formula="of:=AVERAGE([.C85:.C96])" office:value-type="float" office:value="3991.66666666667" calcext:value-type="float">
            <text:p>3991,6666666667</text:p>
          </table:table-cell>
          <table:table-cell table:formula="of:=[.E96]-[.D96]" office:value-type="float" office:value="3638.86403491671" calcext:value-type="float">
            <text:p>3638,8640349167</text:p>
          </table:table-cell>
          <table:table-cell table:formula="of:=[.E96]-[.E84]" office:value-type="float" office:value="891.666666666666" calcext:value-type="float">
            <text:p>891,6666666667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5000" calcext:value-type="float">
            <text:p>5000</text:p>
          </table:table-cell>
          <table:table-cell table:formula="of:=IF([.B97];[.B97];0)" office:value-type="float" office:value="5000" calcext:value-type="float">
            <text:p>5000</text:p>
          </table:table-cell>
          <table:table-cell table:formula="of:=COM.MICROSOFT.STDEV.S([.C86:.C97])" office:value-type="float" office:value="433.711955802536" calcext:value-type="float">
            <text:p>433,7119558025</text:p>
          </table:table-cell>
          <table:table-cell table:formula="of:=AVERAGE([.C86:.C97])" office:value-type="float" office:value="4108.33333333333" calcext:value-type="float">
            <text:p>4108,3333333333</text:p>
          </table:table-cell>
          <table:table-cell table:formula="of:=[.E97]-[.D97]" office:value-type="float" office:value="3674.6213775308" calcext:value-type="float">
            <text:p>3674,6213775308</text:p>
          </table:table-cell>
          <table:table-cell table:formula="of:=[.E97]-[.E85]" office:value-type="float" office:value="950" calcext:value-type="float">
            <text:p>950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5600" calcext:value-type="float">
            <text:p>5600</text:p>
          </table:table-cell>
          <table:table-cell table:formula="of:=IF([.B98];[.B98];0)" office:value-type="float" office:value="5600" calcext:value-type="float">
            <text:p>5600</text:p>
          </table:table-cell>
          <table:table-cell table:formula="of:=COM.MICROSOFT.STDEV.S([.C87:.C98])" office:value-type="float" office:value="589.812502307969" calcext:value-type="float">
            <text:p>589,812502308</text:p>
          </table:table-cell>
          <table:table-cell table:formula="of:=AVERAGE([.C87:.C98])" office:value-type="float" office:value="4266.66666666667" calcext:value-type="float">
            <text:p>4266,6666666667</text:p>
          </table:table-cell>
          <table:table-cell table:formula="of:=[.E98]-[.D98]" office:value-type="float" office:value="3676.8541643587" calcext:value-type="float">
            <text:p>3676,8541643587</text:p>
          </table:table-cell>
          <table:table-cell table:formula="of:=[.E98]-[.E86]" office:value-type="float" office:value="1050" calcext:value-type="float">
            <text:p>1050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5600" calcext:value-type="float">
            <text:p>5600</text:p>
          </table:table-cell>
          <table:table-cell table:formula="of:=IF([.B99];[.B99];0)" office:value-type="float" office:value="5600" calcext:value-type="float">
            <text:p>5600</text:p>
          </table:table-cell>
          <table:table-cell table:formula="of:=COM.MICROSOFT.STDEV.S([.C88:.C99])" office:value-type="float" office:value="673.018978524785" calcext:value-type="float">
            <text:p>673,0189785248</text:p>
          </table:table-cell>
          <table:table-cell table:formula="of:=AVERAGE([.C88:.C99])" office:value-type="float" office:value="4425" calcext:value-type="float">
            <text:p>4425</text:p>
          </table:table-cell>
          <table:table-cell table:formula="of:=[.E99]-[.D99]" office:value-type="float" office:value="3751.98102147521" calcext:value-type="float">
            <text:p>3751,9810214752</text:p>
          </table:table-cell>
          <table:table-cell table:formula="of:=[.E99]-[.E87]" office:value-type="float" office:value="1150" calcext:value-type="float">
            <text:p>1150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6500" calcext:value-type="float">
            <text:p>6500</text:p>
          </table:table-cell>
          <table:table-cell table:formula="of:=IF([.B100];[.B100];0)" office:value-type="float" office:value="6500" calcext:value-type="float">
            <text:p>6500</text:p>
          </table:table-cell>
          <table:table-cell table:formula="of:=COM.MICROSOFT.STDEV.S([.C89:.C100])" office:value-type="float" office:value="858.601752675226" calcext:value-type="float">
            <text:p>858,6017526752</text:p>
          </table:table-cell>
          <table:table-cell table:formula="of:=AVERAGE([.C89:.C100])" office:value-type="float" office:value="4658.33333333333" calcext:value-type="float">
            <text:p>4658,3333333333</text:p>
          </table:table-cell>
          <table:table-cell table:formula="of:=[.E100]-[.D100]" office:value-type="float" office:value="3799.73158065811" calcext:value-type="float">
            <text:p>3799,7315806581</text:p>
          </table:table-cell>
          <table:table-cell table:formula="of:=[.E100]-[.E88]" office:value-type="float" office:value="1325" calcext:value-type="float">
            <text:p>1325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6600" calcext:value-type="float">
            <text:p>6600</text:p>
          </table:table-cell>
          <table:table-cell table:formula="of:=IF([.B101];[.B101];0)" office:value-type="float" office:value="6600" calcext:value-type="float">
            <text:p>6600</text:p>
          </table:table-cell>
          <table:table-cell table:formula="of:=COM.MICROSOFT.STDEV.S([.C90:.C101])" office:value-type="float" office:value="976.504278567486" calcext:value-type="float">
            <text:p>976,5042785675</text:p>
          </table:table-cell>
          <table:table-cell table:formula="of:=AVERAGE([.C90:.C101])" office:value-type="float" office:value="4891.66666666667" calcext:value-type="float">
            <text:p>4891,6666666667</text:p>
          </table:table-cell>
          <table:table-cell table:formula="of:=[.E101]-[.D101]" office:value-type="float" office:value="3915.16238809918" calcext:value-type="float">
            <text:p>3915,1623880992</text:p>
          </table:table-cell>
          <table:table-cell table:formula="of:=[.E101]-[.E89]" office:value-type="float" office:value="1491.66666666667" calcext:value-type="float">
            <text:p>1491,6666666667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6600" calcext:value-type="float">
            <text:p>6600</text:p>
          </table:table-cell>
          <table:table-cell table:formula="of:=IF([.B102];[.B102];0)" office:value-type="float" office:value="6600" calcext:value-type="float">
            <text:p>6600</text:p>
          </table:table-cell>
          <table:table-cell table:formula="of:=COM.MICROSOFT.STDEV.S([.C91:.C102])" office:value-type="float" office:value="1036.4566678074" calcext:value-type="float">
            <text:p>1036,4566678074</text:p>
          </table:table-cell>
          <table:table-cell table:formula="of:=AVERAGE([.C91:.C102])" office:value-type="float" office:value="5116.66666666667" calcext:value-type="float">
            <text:p>5116,6666666667</text:p>
          </table:table-cell>
          <table:table-cell table:formula="of:=[.E102]-[.D102]" office:value-type="float" office:value="4080.20999885926" calcext:value-type="float">
            <text:p>4080,2099988593</text:p>
          </table:table-cell>
          <table:table-cell table:formula="of:=[.E102]-[.E90]" office:value-type="float" office:value="1641.66666666667" calcext:value-type="float">
            <text:p>1641,6666666667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6700" calcext:value-type="float">
            <text:p>6700</text:p>
          </table:table-cell>
          <table:table-cell table:formula="of:=IF([.B103];[.B103];0)" office:value-type="float" office:value="6700" calcext:value-type="float">
            <text:p>6700</text:p>
          </table:table-cell>
          <table:table-cell table:formula="of:=COM.MICROSOFT.STDEV.S([.C92:.C103])" office:value-type="float" office:value="1075.62525861459" calcext:value-type="float">
            <text:p>1075,6252586146</text:p>
          </table:table-cell>
          <table:table-cell table:formula="of:=AVERAGE([.C92:.C103])" office:value-type="float" office:value="5333.33333333333" calcext:value-type="float">
            <text:p>5333,3333333333</text:p>
          </table:table-cell>
          <table:table-cell table:formula="of:=[.E103]-[.D103]" office:value-type="float" office:value="4257.70807471875" calcext:value-type="float">
            <text:p>4257,7080747188</text:p>
          </table:table-cell>
          <table:table-cell table:formula="of:=[.E103]-[.E91]" office:value-type="float" office:value="1775" calcext:value-type="float">
            <text:p>1775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6800" calcext:value-type="float">
            <text:p>6800</text:p>
          </table:table-cell>
          <table:table-cell table:formula="of:=IF([.B104];[.B104];0)" office:value-type="float" office:value="6800" calcext:value-type="float">
            <text:p>6800</text:p>
          </table:table-cell>
          <table:table-cell table:formula="of:=COM.MICROSOFT.STDEV.S([.C93:.C104])" office:value-type="float" office:value="1076.57565991209" calcext:value-type="float">
            <text:p>1076,5756599121</text:p>
          </table:table-cell>
          <table:table-cell table:formula="of:=AVERAGE([.C93:.C104])" office:value-type="float" office:value="5558.33333333333" calcext:value-type="float">
            <text:p>5558,3333333333</text:p>
          </table:table-cell>
          <table:table-cell table:formula="of:=[.E104]-[.D104]" office:value-type="float" office:value="4481.75767342124" calcext:value-type="float">
            <text:p>4481,7576734213</text:p>
          </table:table-cell>
          <table:table-cell table:formula="of:=[.E104]-[.E92]" office:value-type="float" office:value="1916.66666666667" calcext:value-type="float">
            <text:p>1916,6666666667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900" calcext:value-type="float">
            <text:p>6900</text:p>
          </table:table-cell>
          <table:table-cell table:formula="of:=IF([.B105];[.B105];0)" office:value-type="float" office:value="6900" calcext:value-type="float">
            <text:p>6900</text:p>
          </table:table-cell>
          <table:table-cell table:formula="of:=COM.MICROSOFT.STDEV.S([.C94:.C105])" office:value-type="float" office:value="1034.37142382427" calcext:value-type="float">
            <text:p>1034,3714238243</text:p>
          </table:table-cell>
          <table:table-cell table:formula="of:=AVERAGE([.C94:.C105])" office:value-type="float" office:value="5791.66666666667" calcext:value-type="float">
            <text:p>5791,6666666667</text:p>
          </table:table-cell>
          <table:table-cell table:formula="of:=[.E105]-[.D105]" office:value-type="float" office:value="4757.2952428424" calcext:value-type="float">
            <text:p>4757,2952428424</text:p>
          </table:table-cell>
          <table:table-cell table:formula="of:=[.E105]-[.E93]" office:value-type="float" office:value="2066.66666666667" calcext:value-type="float">
            <text:p>2066,666666666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7000" calcext:value-type="float">
            <text:p>7000</text:p>
          </table:table-cell>
          <table:table-cell table:formula="of:=IF([.B106];[.B106];0)" office:value-type="float" office:value="7000" calcext:value-type="float">
            <text:p>7000</text:p>
          </table:table-cell>
          <table:table-cell table:formula="of:=COM.MICROSOFT.STDEV.S([.C95:.C106])" office:value-type="float" office:value="937.436866561092" calcext:value-type="float">
            <text:p>937,4368665611</text:p>
          </table:table-cell>
          <table:table-cell table:formula="of:=AVERAGE([.C95:.C106])" office:value-type="float" office:value="6033.33333333333" calcext:value-type="float">
            <text:p>6033,3333333333</text:p>
          </table:table-cell>
          <table:table-cell table:formula="of:=[.E106]-[.D106]" office:value-type="float" office:value="5095.89646677224" calcext:value-type="float">
            <text:p>5095,8964667722</text:p>
          </table:table-cell>
          <table:table-cell table:formula="of:=[.E106]-[.E94]" office:value-type="float" office:value="2233.33333333333" calcext:value-type="float">
            <text:p>2233,33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7000" calcext:value-type="float">
            <text:p>7000</text:p>
          </table:table-cell>
          <table:table-cell table:formula="of:=IF([.B107];[.B107];0)" office:value-type="float" office:value="7000" calcext:value-type="float">
            <text:p>7000</text:p>
          </table:table-cell>
          <table:table-cell table:formula="of:=COM.MICROSOFT.STDEV.S([.C96:.C107])" office:value-type="float" office:value="773.813852801744" calcext:value-type="float">
            <text:p>773,8138528017</text:p>
          </table:table-cell>
          <table:table-cell table:formula="of:=AVERAGE([.C96:.C107])" office:value-type="float" office:value="6266.66666666667" calcext:value-type="float">
            <text:p>6266,6666666667</text:p>
          </table:table-cell>
          <table:table-cell table:formula="of:=[.E107]-[.D107]" office:value-type="float" office:value="5492.85281386492" calcext:value-type="float">
            <text:p>5492,8528138649</text:p>
          </table:table-cell>
          <table:table-cell table:formula="of:=[.E107]-[.E95]" office:value-type="float" office:value="2383.33333333333" calcext:value-type="float">
            <text:p>2383,33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7100" calcext:value-type="float">
            <text:p>7100</text:p>
          </table:table-cell>
          <table:table-cell table:formula="of:=IF([.B108];[.B108];0)" office:value-type="float" office:value="7100" calcext:value-type="float">
            <text:p>7100</text:p>
          </table:table-cell>
          <table:table-cell table:formula="of:=COM.MICROSOFT.STDEV.S([.C97:.C108])" office:value-type="float" office:value="674.873725562453" calcext:value-type="float">
            <text:p>674,8737255625</text:p>
          </table:table-cell>
          <table:table-cell table:formula="of:=AVERAGE([.C97:.C108])" office:value-type="float" office:value="6450" calcext:value-type="float">
            <text:p>6450</text:p>
          </table:table-cell>
          <table:table-cell table:formula="of:=[.E108]-[.D108]" office:value-type="float" office:value="5775.12627443755" calcext:value-type="float">
            <text:p>5775,1262744376</text:p>
          </table:table-cell>
          <table:table-cell table:formula="of:=[.E108]-[.E96]" office:value-type="float" office:value="2458.33333333333" calcext:value-type="float">
            <text:p>2458,3333333333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7100" calcext:value-type="float">
            <text:p>7100</text:p>
          </table:table-cell>
          <table:table-cell table:formula="of:=IF([.B109];[.B109];0)" office:value-type="float" office:value="7100" calcext:value-type="float">
            <text:p>7100</text:p>
          </table:table-cell>
          <table:table-cell table:formula="of:=COM.MICROSOFT.STDEV.S([.C98:.C109])" office:value-type="float" office:value="518.95874770369" calcext:value-type="float">
            <text:p>518,9587477037</text:p>
          </table:table-cell>
          <table:table-cell table:formula="of:=AVERAGE([.C98:.C109])" office:value-type="float" office:value="6625" calcext:value-type="float">
            <text:p>6625</text:p>
          </table:table-cell>
          <table:table-cell table:formula="of:=[.E109]-[.D109]" office:value-type="float" office:value="6106.04125229631" calcext:value-type="float">
            <text:p>6106,0412522963</text:p>
          </table:table-cell>
          <table:table-cell table:formula="of:=[.E109]-[.E97]" office:value-type="float" office:value="2516.66666666667" calcext:value-type="float">
            <text:p>2516,6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7100" calcext:value-type="float">
            <text:p>7100</text:p>
          </table:table-cell>
          <table:table-cell table:formula="of:=IF([.B110];[.B110];0)" office:value-type="float" office:value="7100" calcext:value-type="float">
            <text:p>7100</text:p>
          </table:table-cell>
          <table:table-cell table:formula="of:=COM.MICROSOFT.STDEV.S([.C99:.C110])" office:value-type="float" office:value="421.037679160342" calcext:value-type="float">
            <text:p>421,0376791603</text:p>
          </table:table-cell>
          <table:table-cell table:formula="of:=AVERAGE([.C99:.C110])" office:value-type="float" office:value="6750" calcext:value-type="float">
            <text:p>6750</text:p>
          </table:table-cell>
          <table:table-cell table:formula="of:=[.E110]-[.D110]" office:value-type="float" office:value="6328.96232083966" calcext:value-type="float">
            <text:p>6328,9623208397</text:p>
          </table:table-cell>
          <table:table-cell table:formula="of:=[.E110]-[.E98]" office:value-type="float" office:value="2483.33333333333" calcext:value-type="float">
            <text:p>2483,333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7100" calcext:value-type="float">
            <text:p>7100</text:p>
          </table:table-cell>
          <table:table-cell table:formula="of:=IF([.B111];[.B111];0)" office:value-type="float" office:value="7100" calcext:value-type="float">
            <text:p>7100</text:p>
          </table:table-cell>
          <table:table-cell table:formula="of:=COM.MICROSOFT.STDEV.S([.C100:.C111])" office:value-type="float" office:value="226.133508433323" calcext:value-type="float">
            <text:p>226,1335084333</text:p>
          </table:table-cell>
          <table:table-cell table:formula="of:=AVERAGE([.C100:.C111])" office:value-type="float" office:value="6875" calcext:value-type="float">
            <text:p>6875</text:p>
          </table:table-cell>
          <table:table-cell table:formula="of:=[.E111]-[.D111]" office:value-type="float" office:value="6648.86649156668" calcext:value-type="float">
            <text:p>6648,8664915667</text:p>
          </table:table-cell>
          <table:table-cell table:formula="of:=[.E111]-[.E99]" office:value-type="float" office:value="2450" calcext:value-type="float">
            <text:p>2450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7200" calcext:value-type="float">
            <text:p>7200</text:p>
          </table:table-cell>
          <table:table-cell table:formula="of:=IF([.B112];[.B112];0)" office:value-type="float" office:value="7200" calcext:value-type="float">
            <text:p>7200</text:p>
          </table:table-cell>
          <table:table-cell table:formula="of:=COM.MICROSOFT.STDEV.S([.C101:.C112])" office:value-type="float" office:value="210.338831988828" calcext:value-type="float">
            <text:p>210,3388319888</text:p>
          </table:table-cell>
          <table:table-cell table:formula="of:=AVERAGE([.C101:.C112])" office:value-type="float" office:value="6933.33333333333" calcext:value-type="float">
            <text:p>6933,3333333333</text:p>
          </table:table-cell>
          <table:table-cell table:formula="of:=[.E112]-[.D112]" office:value-type="float" office:value="6722.99450134451" calcext:value-type="float">
            <text:p>6722,9945013445</text:p>
          </table:table-cell>
          <table:table-cell table:formula="of:=[.E112]-[.E100]" office:value-type="float" office:value="2275" calcext:value-type="float">
            <text:p>2275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7200" calcext:value-type="float">
            <text:p>7200</text:p>
          </table:table-cell>
          <table:table-cell table:formula="of:=IF([.B113];[.B113];0)" office:value-type="float" office:value="7200" calcext:value-type="float">
            <text:p>7200</text:p>
          </table:table-cell>
          <table:table-cell table:formula="of:=COM.MICROSOFT.STDEV.S([.C102:.C113])" office:value-type="float" office:value="194.624736040381" calcext:value-type="float">
            <text:p>194,6247360404</text:p>
          </table:table-cell>
          <table:table-cell table:formula="of:=AVERAGE([.C102:.C113])" office:value-type="float" office:value="6983.33333333333" calcext:value-type="float">
            <text:p>6983,3333333333</text:p>
          </table:table-cell>
          <table:table-cell table:formula="of:=[.E113]-[.D113]" office:value-type="float" office:value="6788.70859729295" calcext:value-type="float">
            <text:p>6788,708597293</text:p>
          </table:table-cell>
          <table:table-cell table:formula="of:=[.E113]-[.E101]" office:value-type="float" office:value="2091.66666666667" calcext:value-type="float">
            <text:p>2091,6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7200" calcext:value-type="float">
            <text:p>7200</text:p>
          </table:table-cell>
          <table:table-cell table:formula="of:=IF([.B114];[.B114];0)" office:value-type="float" office:value="7200" calcext:value-type="float">
            <text:p>7200</text:p>
          </table:table-cell>
          <table:table-cell table:formula="of:=COM.MICROSOFT.STDEV.S([.C103:.C114])" office:value-type="float" office:value="161.43297699233" calcext:value-type="float">
            <text:p>161,4329769923</text:p>
          </table:table-cell>
          <table:table-cell table:formula="of:=AVERAGE([.C103:.C114])" office:value-type="float" office:value="7033.33333333333" calcext:value-type="float">
            <text:p>7033,3333333333</text:p>
          </table:table-cell>
          <table:table-cell table:formula="of:=[.E114]-[.D114]" office:value-type="float" office:value="6871.900356341" calcext:value-type="float">
            <text:p>6871,900356341</text:p>
          </table:table-cell>
          <table:table-cell table:formula="of:=[.E114]-[.E102]" office:value-type="float" office:value="1916.66666666667" calcext:value-type="float">
            <text:p>1916,66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7200" calcext:value-type="float">
            <text:p>7200</text:p>
          </table:table-cell>
          <table:table-cell table:formula="of:=IF([.B115];[.B115];0)" office:value-type="float" office:value="7200" calcext:value-type="float">
            <text:p>7200</text:p>
          </table:table-cell>
          <table:table-cell table:formula="of:=COM.MICROSOFT.STDEV.S([.C104:.C115])" office:value-type="float" office:value="128.805702866407" calcext:value-type="float">
            <text:p>128,8057028664</text:p>
          </table:table-cell>
          <table:table-cell table:formula="of:=AVERAGE([.C104:.C115])" office:value-type="float" office:value="7075" calcext:value-type="float">
            <text:p>7075</text:p>
          </table:table-cell>
          <table:table-cell table:formula="of:=[.E115]-[.D115]" office:value-type="float" office:value="6946.19429713359" calcext:value-type="float">
            <text:p>6946,1942971336</text:p>
          </table:table-cell>
          <table:table-cell table:formula="of:=[.E115]-[.E103]" office:value-type="float" office:value="1741.66666666667" calcext:value-type="float">
            <text:p>1741,66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7200" calcext:value-type="float">
            <text:p>7200</text:p>
          </table:table-cell>
          <table:table-cell table:formula="of:=IF([.B116];[.B116];0)" office:value-type="float" office:value="7200" calcext:value-type="float">
            <text:p>7200</text:p>
          </table:table-cell>
          <table:table-cell table:formula="of:=COM.MICROSOFT.STDEV.S([.C105:.C116])" office:value-type="float" office:value="99.6204919895622" calcext:value-type="float">
            <text:p>99,6204919896</text:p>
          </table:table-cell>
          <table:table-cell table:formula="of:=AVERAGE([.C105:.C116])" office:value-type="float" office:value="7108.33333333333" calcext:value-type="float">
            <text:p>7108,3333333333</text:p>
          </table:table-cell>
          <table:table-cell table:formula="of:=[.E116]-[.D116]" office:value-type="float" office:value="7008.71284134377" calcext:value-type="float">
            <text:p>7008,7128413438</text:p>
          </table:table-cell>
          <table:table-cell table:formula="of:=[.E116]-[.E104]" office:value-type="float" office:value="1550" calcext:value-type="float">
            <text:p>1550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7200" calcext:value-type="float">
            <text:p>7200</text:p>
          </table:table-cell>
          <table:table-cell table:formula="of:=IF([.B117];[.B117];0)" office:value-type="float" office:value="7200" calcext:value-type="float">
            <text:p>7200</text:p>
          </table:table-cell>
          <table:table-cell table:formula="of:=COM.MICROSOFT.STDEV.S([.C106:.C117])" office:value-type="float" office:value="77.8498944161523" calcext:value-type="float">
            <text:p>77,8498944162</text:p>
          </table:table-cell>
          <table:table-cell table:formula="of:=AVERAGE([.C106:.C117])" office:value-type="float" office:value="7133.33333333333" calcext:value-type="float">
            <text:p>7133,3333333333</text:p>
          </table:table-cell>
          <table:table-cell table:formula="of:=[.E117]-[.D117]" office:value-type="float" office:value="7055.48343891718" calcext:value-type="float">
            <text:p>7055,4834389172</text:p>
          </table:table-cell>
          <table:table-cell table:formula="of:=[.E117]-[.E105]" office:value-type="float" office:value="1341.66666666667" calcext:value-type="float">
            <text:p>1341,6666666667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7200" calcext:value-type="float">
            <text:p>7200</text:p>
          </table:table-cell>
          <table:table-cell table:formula="of:=IF([.B118];[.B118];0)" office:value-type="float" office:value="7200" calcext:value-type="float">
            <text:p>7200</text:p>
          </table:table-cell>
          <table:table-cell table:formula="of:=COM.MICROSOFT.STDEV.S([.C107:.C118])" office:value-type="float" office:value="67.4199862463242" calcext:value-type="float">
            <text:p>67,4199862463</text:p>
          </table:table-cell>
          <table:table-cell table:formula="of:=AVERAGE([.C107:.C118])" office:value-type="float" office:value="7150" calcext:value-type="float">
            <text:p>7150</text:p>
          </table:table-cell>
          <table:table-cell table:formula="of:=[.E118]-[.D118]" office:value-type="float" office:value="7082.58001375368" calcext:value-type="float">
            <text:p>7082,5800137537</text:p>
          </table:table-cell>
          <table:table-cell table:formula="of:=[.E118]-[.E106]" office:value-type="float" office:value="1116.66666666667" calcext:value-type="float">
            <text:p>1116,66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7200" calcext:value-type="float">
            <text:p>7200</text:p>
          </table:table-cell>
          <table:table-cell table:formula="of:=IF([.B119];[.B119];0)" office:value-type="float" office:value="7200" calcext:value-type="float">
            <text:p>7200</text:p>
          </table:table-cell>
          <table:table-cell table:formula="of:=COM.MICROSOFT.STDEV.S([.C108:.C119])" office:value-type="float" office:value="49.2365963917331" calcext:value-type="float">
            <text:p>49,2365963917</text:p>
          </table:table-cell>
          <table:table-cell table:formula="of:=AVERAGE([.C108:.C119])" office:value-type="float" office:value="7166.66666666667" calcext:value-type="float">
            <text:p>7166,6666666667</text:p>
          </table:table-cell>
          <table:table-cell table:formula="of:=[.E119]-[.D119]" office:value-type="float" office:value="7117.43007027493" calcext:value-type="float">
            <text:p>7117,4300702749</text:p>
          </table:table-cell>
          <table:table-cell table:formula="of:=[.E119]-[.E107]" office:value-type="float" office:value="900" calcext:value-type="float">
            <text:p>900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7200" calcext:value-type="float">
            <text:p>7200</text:p>
          </table:table-cell>
          <table:table-cell table:formula="of:=IF([.B120];[.B120];0)" office:value-type="float" office:value="7200" calcext:value-type="float">
            <text:p>7200</text:p>
          </table:table-cell>
          <table:table-cell table:formula="of:=COM.MICROSOFT.STDEV.S([.C109:.C120])" office:value-type="float" office:value="45.2267016866645" calcext:value-type="float">
            <text:p>45,2267016867</text:p>
          </table:table-cell>
          <table:table-cell table:formula="of:=AVERAGE([.C109:.C120])" office:value-type="float" office:value="7175" calcext:value-type="float">
            <text:p>7175</text:p>
          </table:table-cell>
          <table:table-cell table:formula="of:=[.E120]-[.D120]" office:value-type="float" office:value="7129.77329831334" calcext:value-type="float">
            <text:p>7129,7732983133</text:p>
          </table:table-cell>
          <table:table-cell table:formula="of:=[.E120]-[.E108]"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7200" calcext:value-type="float">
            <text:p>7200</text:p>
          </table:table-cell>
          <table:table-cell table:formula="of:=IF([.B121];[.B121];0)" office:value-type="float" office:value="7200" calcext:value-type="float">
            <text:p>7200</text:p>
          </table:table-cell>
          <table:table-cell table:formula="of:=COM.MICROSOFT.STDEV.S([.C110:.C121])" office:value-type="float" office:value="38.9249472080762" calcext:value-type="float">
            <text:p>38,9249472081</text:p>
          </table:table-cell>
          <table:table-cell table:formula="of:=AVERAGE([.C110:.C121])" office:value-type="float" office:value="7183.33333333333" calcext:value-type="float">
            <text:p>7183,3333333333</text:p>
          </table:table-cell>
          <table:table-cell table:formula="of:=[.E121]-[.D121]" office:value-type="float" office:value="7144.40838612526" calcext:value-type="float">
            <text:p>7144,4083861253</text:p>
          </table:table-cell>
          <table:table-cell table:formula="of:=[.E121]-[.E109]" office:value-type="float" office:value="558.333333333333" calcext:value-type="float">
            <text:p>558,333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7200" calcext:value-type="float">
            <text:p>7200</text:p>
          </table:table-cell>
          <table:table-cell table:formula="of:=IF([.B122];[.B122];0)" office:value-type="float" office:value="7200" calcext:value-type="float">
            <text:p>7200</text:p>
          </table:table-cell>
          <table:table-cell table:formula="of:=COM.MICROSOFT.STDEV.S([.C111:.C122])" office:value-type="float" office:value="28.8675134594813" calcext:value-type="float">
            <text:p>28,8675134595</text:p>
          </table:table-cell>
          <table:table-cell table:formula="of:=AVERAGE([.C111:.C122])" office:value-type="float" office:value="7191.66666666667" calcext:value-type="float">
            <text:p>7191,6666666667</text:p>
          </table:table-cell>
          <table:table-cell table:formula="of:=[.E122]-[.D122]" office:value-type="float" office:value="7162.79915320719" calcext:value-type="float">
            <text:p>7162,7991532072</text:p>
          </table:table-cell>
          <table:table-cell table:formula="of:=[.E122]-[.E110]" office:value-type="float" office:value="441.666666666667" calcext:value-type="float">
            <text:p>441,6666666667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7200" calcext:value-type="float">
            <text:p>7200</text:p>
          </table:table-cell>
          <table:table-cell table:formula="of:=IF([.B123];[.B123];0)" office:value-type="float" office:value="7200" calcext:value-type="float">
            <text:p>7200</text:p>
          </table:table-cell>
          <table:table-cell table:formula="of:=COM.MICROSOFT.STDEV.S([.C112:.C123])" office:value-type="float" office:value="0" calcext:value-type="float">
            <text:p>0</text:p>
          </table:table-cell>
          <table:table-cell table:formula="of:=AVERAGE([.C112:.C123])" office:value-type="float" office:value="7200" calcext:value-type="float">
            <text:p>7200</text:p>
          </table:table-cell>
          <table:table-cell table:formula="of:=[.E123]-[.D123]" office:value-type="float" office:value="7200" calcext:value-type="float">
            <text:p>7200</text:p>
          </table:table-cell>
          <table:table-cell table:formula="of:=[.E123]-[.E111]"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7200" calcext:value-type="float">
            <text:p>7200</text:p>
          </table:table-cell>
          <table:table-cell table:formula="of:=IF([.B124];[.B124];0)" office:value-type="float" office:value="7200" calcext:value-type="float">
            <text:p>7200</text:p>
          </table:table-cell>
          <table:table-cell table:formula="of:=COM.MICROSOFT.STDEV.S([.C113:.C124])" office:value-type="float" office:value="0" calcext:value-type="float">
            <text:p>0</text:p>
          </table:table-cell>
          <table:table-cell table:formula="of:=AVERAGE([.C113:.C124])" office:value-type="float" office:value="7200" calcext:value-type="float">
            <text:p>7200</text:p>
          </table:table-cell>
          <table:table-cell table:formula="of:=[.E124]-[.D124]" office:value-type="float" office:value="7200" calcext:value-type="float">
            <text:p>7200</text:p>
          </table:table-cell>
          <table:table-cell table:formula="of:=[.E124]-[.E112]" office:value-type="float" office:value="266.666666666667" calcext:value-type="float">
            <text:p>266,6666666667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7200" calcext:value-type="float">
            <text:p>7200</text:p>
          </table:table-cell>
          <table:table-cell table:formula="of:=IF([.B125];[.B125];0)" office:value-type="float" office:value="7200" calcext:value-type="float">
            <text:p>7200</text:p>
          </table:table-cell>
          <table:table-cell table:formula="of:=COM.MICROSOFT.STDEV.S([.C114:.C125])" office:value-type="float" office:value="0" calcext:value-type="float">
            <text:p>0</text:p>
          </table:table-cell>
          <table:table-cell table:formula="of:=AVERAGE([.C114:.C125])" office:value-type="float" office:value="7200" calcext:value-type="float">
            <text:p>7200</text:p>
          </table:table-cell>
          <table:table-cell table:formula="of:=[.E125]-[.D125]" office:value-type="float" office:value="7200" calcext:value-type="float">
            <text:p>7200</text:p>
          </table:table-cell>
          <table:table-cell table:formula="of:=[.E125]-[.E113]" office:value-type="float" office:value="216.666666666667" calcext:value-type="float">
            <text:p>216,6666666667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7300" calcext:value-type="float">
            <text:p>7300</text:p>
          </table:table-cell>
          <table:table-cell table:formula="of:=IF([.B126];[.B126];0)" office:value-type="float" office:value="7300" calcext:value-type="float">
            <text:p>7300</text:p>
          </table:table-cell>
          <table:table-cell table:formula="of:=COM.MICROSOFT.STDEV.S([.C115:.C126])" office:value-type="float" office:value="28.8675134594813" calcext:value-type="float">
            <text:p>28,8675134595</text:p>
          </table:table-cell>
          <table:table-cell table:formula="of:=AVERAGE([.C115:.C126])" office:value-type="float" office:value="7208.33333333333" calcext:value-type="float">
            <text:p>7208,3333333333</text:p>
          </table:table-cell>
          <table:table-cell table:formula="of:=[.E126]-[.D126]" office:value-type="float" office:value="7179.46581987385" calcext:value-type="float">
            <text:p>7179,4658198739</text:p>
          </table:table-cell>
          <table:table-cell table:formula="of:=[.E126]-[.E114]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300" calcext:value-type="float">
            <text:p>7300</text:p>
          </table:table-cell>
          <table:table-cell table:formula="of:=IF([.B127];[.B127];0)" office:value-type="float" office:value="7300" calcext:value-type="float">
            <text:p>7300</text:p>
          </table:table-cell>
          <table:table-cell table:formula="of:=COM.MICROSOFT.STDEV.S([.C116:.C127])" office:value-type="float" office:value="38.9249472080761" calcext:value-type="float">
            <text:p>38,9249472081</text:p>
          </table:table-cell>
          <table:table-cell table:formula="of:=AVERAGE([.C116:.C127])" office:value-type="float" office:value="7216.66666666667" calcext:value-type="float">
            <text:p>7216,6666666667</text:p>
          </table:table-cell>
          <table:table-cell table:formula="of:=[.E127]-[.D127]" office:value-type="float" office:value="7177.74171945859" calcext:value-type="float">
            <text:p>7177,7417194586</text:p>
          </table:table-cell>
          <table:table-cell table:formula="of:=[.E127]-[.E115]" office:value-type="float" office:value="141.666666666667" calcext:value-type="float">
            <text:p>141,66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7300" calcext:value-type="float">
            <text:p>7300</text:p>
          </table:table-cell>
          <table:table-cell table:formula="of:=IF([.B128];[.B128];0)" office:value-type="float" office:value="7300" calcext:value-type="float">
            <text:p>7300</text:p>
          </table:table-cell>
          <table:table-cell table:formula="of:=COM.MICROSOFT.STDEV.S([.C117:.C128])" office:value-type="float" office:value="45.2267016866645" calcext:value-type="float">
            <text:p>45,2267016867</text:p>
          </table:table-cell>
          <table:table-cell table:formula="of:=AVERAGE([.C117:.C128])" office:value-type="float" office:value="7225" calcext:value-type="float">
            <text:p>7225</text:p>
          </table:table-cell>
          <table:table-cell table:formula="of:=[.E128]-[.D128]" office:value-type="float" office:value="7179.77329831334" calcext:value-type="float">
            <text:p>7179,7732983133</text:p>
          </table:table-cell>
          <table:table-cell table:formula="of:=[.E128]-[.E116]" office:value-type="float" office:value="116.666666666667" calcext:value-type="float">
            <text:p>116,666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7300" calcext:value-type="float">
            <text:p>7300</text:p>
          </table:table-cell>
          <table:table-cell table:formula="of:=IF([.B129];[.B129];0)" office:value-type="float" office:value="7300" calcext:value-type="float">
            <text:p>7300</text:p>
          </table:table-cell>
          <table:table-cell table:formula="of:=COM.MICROSOFT.STDEV.S([.C118:.C129])" office:value-type="float" office:value="49.2365963917331" calcext:value-type="float">
            <text:p>49,2365963917</text:p>
          </table:table-cell>
          <table:table-cell table:formula="of:=AVERAGE([.C118:.C129])" office:value-type="float" office:value="7233.33333333333" calcext:value-type="float">
            <text:p>7233,3333333333</text:p>
          </table:table-cell>
          <table:table-cell table:formula="of:=[.E129]-[.D129]" office:value-type="float" office:value="7184.0967369416" calcext:value-type="float">
            <text:p>7184,0967369416</text:p>
          </table:table-cell>
          <table:table-cell table:formula="of:=[.E129]-[.E117]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7300" calcext:value-type="float">
            <text:p>7300</text:p>
          </table:table-cell>
          <table:table-cell table:formula="of:=IF([.B130];[.B130];0)" office:value-type="float" office:value="7300" calcext:value-type="float">
            <text:p>7300</text:p>
          </table:table-cell>
          <table:table-cell table:formula="of:=COM.MICROSOFT.STDEV.S([.C119:.C130])" office:value-type="float" office:value="51.4928650544437" calcext:value-type="float">
            <text:p>51,4928650544</text:p>
          </table:table-cell>
          <table:table-cell table:formula="of:=AVERAGE([.C119:.C130])" office:value-type="float" office:value="7241.66666666667" calcext:value-type="float">
            <text:p>7241,6666666667</text:p>
          </table:table-cell>
          <table:table-cell table:formula="of:=[.E130]-[.D130]" office:value-type="float" office:value="7190.17380161222" calcext:value-type="float">
            <text:p>7190,1738016122</text:p>
          </table:table-cell>
          <table:table-cell table:formula="of:=[.E130]-[.E118]" office:value-type="float" office:value="91.666666666667" calcext:value-type="float">
            <text:p>91,6666666667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7300" calcext:value-type="float">
            <text:p>7300</text:p>
          </table:table-cell>
          <table:table-cell table:formula="of:=IF([.B131];[.B131];0)" office:value-type="float" office:value="7300" calcext:value-type="float">
            <text:p>7300</text:p>
          </table:table-cell>
          <table:table-cell table:formula="of:=COM.MICROSOFT.STDEV.S([.C120:.C131])" office:value-type="float" office:value="52.2232967867094" calcext:value-type="float">
            <text:p>52,2232967867</text:p>
          </table:table-cell>
          <table:table-cell table:formula="of:=AVERAGE([.C120:.C131])" office:value-type="float" office:value="7250" calcext:value-type="float">
            <text:p>7250</text:p>
          </table:table-cell>
          <table:table-cell table:formula="of:=[.E131]-[.D131]" office:value-type="float" office:value="7197.77670321329" calcext:value-type="float">
            <text:p>7197,7767032133</text:p>
          </table:table-cell>
          <table:table-cell table:formula="of:=[.E131]-[.E119]" office:value-type="float" office:value="83.333333333333" calcext:value-type="float">
            <text:p>83,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7300" calcext:value-type="float">
            <text:p>7300</text:p>
          </table:table-cell>
          <table:table-cell table:formula="of:=IF([.B132];[.B132];0)" office:value-type="float" office:value="7300" calcext:value-type="float">
            <text:p>7300</text:p>
          </table:table-cell>
          <table:table-cell table:formula="of:=COM.MICROSOFT.STDEV.S([.C121:.C132])" office:value-type="float" office:value="51.4928650544437" calcext:value-type="float">
            <text:p>51,4928650544</text:p>
          </table:table-cell>
          <table:table-cell table:formula="of:=AVERAGE([.C121:.C132])" office:value-type="float" office:value="7258.33333333333" calcext:value-type="float">
            <text:p>7258,3333333333</text:p>
          </table:table-cell>
          <table:table-cell table:formula="of:=[.E132]-[.D132]" office:value-type="float" office:value="7206.84046827889" calcext:value-type="float">
            <text:p>7206,8404682789</text:p>
          </table:table-cell>
          <table:table-cell table:formula="of:=[.E132]-[.E120]" office:value-type="float" office:value="83.333333333333" calcext:value-type="float">
            <text:p>83,3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7300" calcext:value-type="float">
            <text:p>7300</text:p>
          </table:table-cell>
          <table:table-cell table:formula="of:=IF([.B133];[.B133];0)" office:value-type="float" office:value="7300" calcext:value-type="float">
            <text:p>7300</text:p>
          </table:table-cell>
          <table:table-cell table:formula="of:=COM.MICROSOFT.STDEV.S([.C122:.C133])" office:value-type="float" office:value="49.2365963917331" calcext:value-type="float">
            <text:p>49,2365963917</text:p>
          </table:table-cell>
          <table:table-cell table:formula="of:=AVERAGE([.C122:.C133])" office:value-type="float" office:value="7266.66666666667" calcext:value-type="float">
            <text:p>7266,6666666667</text:p>
          </table:table-cell>
          <table:table-cell table:formula="of:=[.E133]-[.D133]" office:value-type="float" office:value="7217.43007027493" calcext:value-type="float">
            <text:p>7217,4300702749</text:p>
          </table:table-cell>
          <table:table-cell table:formula="of:=[.E133]-[.E121]" office:value-type="float" office:value="83.3333333333339" calcext:value-type="float">
            <text:p>83,3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7300" calcext:value-type="float">
            <text:p>7300</text:p>
          </table:table-cell>
          <table:table-cell table:formula="of:=IF([.B134];[.B134];0)" office:value-type="float" office:value="7300" calcext:value-type="float">
            <text:p>7300</text:p>
          </table:table-cell>
          <table:table-cell table:formula="of:=COM.MICROSOFT.STDEV.S([.C123:.C134])" office:value-type="float" office:value="45.2267016866645" calcext:value-type="float">
            <text:p>45,2267016867</text:p>
          </table:table-cell>
          <table:table-cell table:formula="of:=AVERAGE([.C123:.C134])" office:value-type="float" office:value="7275" calcext:value-type="float">
            <text:p>7275</text:p>
          </table:table-cell>
          <table:table-cell table:formula="of:=[.E134]-[.D134]" office:value-type="float" office:value="7229.77329831334" calcext:value-type="float">
            <text:p>7229,7732983133</text:p>
          </table:table-cell>
          <table:table-cell table:formula="of:=[.E134]-[.E122]" office:value-type="float" office:value="83.333333333333" calcext:value-type="float">
            <text:p>83,33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7300" calcext:value-type="float">
            <text:p>7300</text:p>
          </table:table-cell>
          <table:table-cell table:formula="of:=IF([.B135];[.B135];0)" office:value-type="float" office:value="7300" calcext:value-type="float">
            <text:p>7300</text:p>
          </table:table-cell>
          <table:table-cell table:formula="of:=COM.MICROSOFT.STDEV.S([.C124:.C135])" office:value-type="float" office:value="38.9249472080762" calcext:value-type="float">
            <text:p>38,9249472081</text:p>
          </table:table-cell>
          <table:table-cell table:formula="of:=AVERAGE([.C124:.C135])" office:value-type="float" office:value="7283.33333333333" calcext:value-type="float">
            <text:p>7283,3333333333</text:p>
          </table:table-cell>
          <table:table-cell table:formula="of:=[.E135]-[.D135]" office:value-type="float" office:value="7244.40838612526" calcext:value-type="float">
            <text:p>7244,4083861253</text:p>
          </table:table-cell>
          <table:table-cell table:formula="of:=[.E135]-[.E123]" office:value-type="float" office:value="83.333333333333" calcext:value-type="float">
            <text:p>83,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7300" calcext:value-type="float">
            <text:p>7300</text:p>
          </table:table-cell>
          <table:table-cell table:formula="of:=IF([.B136];[.B136];0)" office:value-type="float" office:value="7300" calcext:value-type="float">
            <text:p>7300</text:p>
          </table:table-cell>
          <table:table-cell table:formula="of:=COM.MICROSOFT.STDEV.S([.C125:.C136])" office:value-type="float" office:value="28.8675134594813" calcext:value-type="float">
            <text:p>28,8675134595</text:p>
          </table:table-cell>
          <table:table-cell table:formula="of:=AVERAGE([.C125:.C136])" office:value-type="float" office:value="7291.66666666667" calcext:value-type="float">
            <text:p>7291,6666666667</text:p>
          </table:table-cell>
          <table:table-cell table:formula="of:=[.E136]-[.D136]" office:value-type="float" office:value="7262.79915320719" calcext:value-type="float">
            <text:p>7262,7991532072</text:p>
          </table:table-cell>
          <table:table-cell table:formula="of:=[.E136]-[.E124]" office:value-type="float" office:value="91.666666666667" calcext:value-type="float">
            <text:p>91,6666666667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7300" calcext:value-type="float">
            <text:p>7300</text:p>
          </table:table-cell>
          <table:table-cell table:formula="of:=IF([.B137];[.B137];0)" office:value-type="float" office:value="7300" calcext:value-type="float">
            <text:p>7300</text:p>
          </table:table-cell>
          <table:table-cell table:formula="of:=COM.MICROSOFT.STDEV.S([.C126:.C137])" office:value-type="float" office:value="0" calcext:value-type="float">
            <text:p>0</text:p>
          </table:table-cell>
          <table:table-cell table:formula="of:=AVERAGE([.C126:.C137])" office:value-type="float" office:value="7300" calcext:value-type="float">
            <text:p>7300</text:p>
          </table:table-cell>
          <table:table-cell table:formula="of:=[.E137]-[.D137]" office:value-type="float" office:value="7300" calcext:value-type="float">
            <text:p>7300</text:p>
          </table:table-cell>
          <table:table-cell table:formula="of:=[.E137]-[.E125]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7300" calcext:value-type="float">
            <text:p>7300</text:p>
          </table:table-cell>
          <table:table-cell table:formula="of:=IF([.B138];[.B138];0)" office:value-type="float" office:value="7300" calcext:value-type="float">
            <text:p>7300</text:p>
          </table:table-cell>
          <table:table-cell table:formula="of:=COM.MICROSOFT.STDEV.S([.C127:.C138])" office:value-type="float" office:value="0" calcext:value-type="float">
            <text:p>0</text:p>
          </table:table-cell>
          <table:table-cell table:formula="of:=AVERAGE([.C127:.C138])" office:value-type="float" office:value="7300" calcext:value-type="float">
            <text:p>7300</text:p>
          </table:table-cell>
          <table:table-cell table:formula="of:=[.E138]-[.D138]" office:value-type="float" office:value="7300" calcext:value-type="float">
            <text:p>7300</text:p>
          </table:table-cell>
          <table:table-cell table:formula="of:=[.E138]-[.E126]" office:value-type="float" office:value="91.666666666667" calcext:value-type="float">
            <text:p>91,66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7300" calcext:value-type="float">
            <text:p>7300</text:p>
          </table:table-cell>
          <table:table-cell table:formula="of:=IF([.B139];[.B139];0)" office:value-type="float" office:value="7300" calcext:value-type="float">
            <text:p>7300</text:p>
          </table:table-cell>
          <table:table-cell table:formula="of:=COM.MICROSOFT.STDEV.S([.C128:.C139])" office:value-type="float" office:value="0" calcext:value-type="float">
            <text:p>0</text:p>
          </table:table-cell>
          <table:table-cell table:formula="of:=AVERAGE([.C128:.C139])" office:value-type="float" office:value="7300" calcext:value-type="float">
            <text:p>7300</text:p>
          </table:table-cell>
          <table:table-cell table:formula="of:=[.E139]-[.D139]" office:value-type="float" office:value="7300" calcext:value-type="float">
            <text:p>7300</text:p>
          </table:table-cell>
          <table:table-cell table:formula="of:=[.E139]-[.E127]" office:value-type="float" office:value="83.333333333333" calcext:value-type="float">
            <text:p>83,333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7300" calcext:value-type="float">
            <text:p>7300</text:p>
          </table:table-cell>
          <table:table-cell table:formula="of:=IF([.B140];[.B140];0)" office:value-type="float" office:value="7300" calcext:value-type="float">
            <text:p>7300</text:p>
          </table:table-cell>
          <table:table-cell table:formula="of:=COM.MICROSOFT.STDEV.S([.C129:.C140])" office:value-type="float" office:value="0" calcext:value-type="float">
            <text:p>0</text:p>
          </table:table-cell>
          <table:table-cell table:formula="of:=AVERAGE([.C129:.C140])" office:value-type="float" office:value="7300" calcext:value-type="float">
            <text:p>7300</text:p>
          </table:table-cell>
          <table:table-cell table:formula="of:=[.E140]-[.D140]" office:value-type="float" office:value="7300" calcext:value-type="float">
            <text:p>7300</text:p>
          </table:table-cell>
          <table:table-cell table:formula="of:=[.E140]-[.E128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7300" calcext:value-type="float">
            <text:p>7300</text:p>
          </table:table-cell>
          <table:table-cell table:formula="of:=IF([.B141];[.B141];0)" office:value-type="float" office:value="7300" calcext:value-type="float">
            <text:p>7300</text:p>
          </table:table-cell>
          <table:table-cell table:formula="of:=COM.MICROSOFT.STDEV.S([.C130:.C141])" office:value-type="float" office:value="0" calcext:value-type="float">
            <text:p>0</text:p>
          </table:table-cell>
          <table:table-cell table:formula="of:=AVERAGE([.C130:.C141])" office:value-type="float" office:value="7300" calcext:value-type="float">
            <text:p>7300</text:p>
          </table:table-cell>
          <table:table-cell table:formula="of:=[.E141]-[.D141]" office:value-type="float" office:value="7300" calcext:value-type="float">
            <text:p>7300</text:p>
          </table:table-cell>
          <table:table-cell table:formula="of:=[.E141]-[.E129]" office:value-type="float" office:value="66.666666666667" calcext:value-type="float">
            <text:p>66,6666666667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7300" calcext:value-type="float">
            <text:p>7300</text:p>
          </table:table-cell>
          <table:table-cell table:formula="of:=IF([.B142];[.B142];0)" office:value-type="float" office:value="7300" calcext:value-type="float">
            <text:p>7300</text:p>
          </table:table-cell>
          <table:table-cell table:formula="of:=COM.MICROSOFT.STDEV.S([.C131:.C142])" office:value-type="float" office:value="0" calcext:value-type="float">
            <text:p>0</text:p>
          </table:table-cell>
          <table:table-cell table:formula="of:=AVERAGE([.C131:.C142])" office:value-type="float" office:value="7300" calcext:value-type="float">
            <text:p>7300</text:p>
          </table:table-cell>
          <table:table-cell table:formula="of:=[.E142]-[.D142]" office:value-type="float" office:value="7300" calcext:value-type="float">
            <text:p>7300</text:p>
          </table:table-cell>
          <table:table-cell table:formula="of:=[.E142]-[.E130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7400" calcext:value-type="float">
            <text:p>7400</text:p>
          </table:table-cell>
          <table:table-cell table:formula="of:=IF([.B143];[.B143];0)" office:value-type="float" office:value="7400" calcext:value-type="float">
            <text:p>7400</text:p>
          </table:table-cell>
          <table:table-cell table:formula="of:=COM.MICROSOFT.STDEV.S([.C132:.C143])" office:value-type="float" office:value="28.8675134594813" calcext:value-type="float">
            <text:p>28,8675134595</text:p>
          </table:table-cell>
          <table:table-cell table:formula="of:=AVERAGE([.C132:.C143])" office:value-type="float" office:value="7308.33333333333" calcext:value-type="float">
            <text:p>7308,3333333333</text:p>
          </table:table-cell>
          <table:table-cell table:formula="of:=[.E143]-[.D143]" office:value-type="float" office:value="7279.46581987385" calcext:value-type="float">
            <text:p>7279,4658198739</text:p>
          </table:table-cell>
          <table:table-cell table:formula="of:=[.E143]-[.E131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7400" calcext:value-type="float">
            <text:p>7400</text:p>
          </table:table-cell>
          <table:table-cell table:formula="of:=IF([.B144];[.B144];0)" office:value-type="float" office:value="7400" calcext:value-type="float">
            <text:p>7400</text:p>
          </table:table-cell>
          <table:table-cell table:formula="of:=COM.MICROSOFT.STDEV.S([.C133:.C144])" office:value-type="float" office:value="38.9249472080761" calcext:value-type="float">
            <text:p>38,9249472081</text:p>
          </table:table-cell>
          <table:table-cell table:formula="of:=AVERAGE([.C133:.C144])" office:value-type="float" office:value="7316.66666666667" calcext:value-type="float">
            <text:p>7316,6666666667</text:p>
          </table:table-cell>
          <table:table-cell table:formula="of:=[.E144]-[.D144]" office:value-type="float" office:value="7277.74171945859" calcext:value-type="float">
            <text:p>7277,7417194586</text:p>
          </table:table-cell>
          <table:table-cell table:formula="of:=[.E144]-[.E132]" office:value-type="float" office:value="58.3333333333339" calcext:value-type="float">
            <text:p>58,3333333333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7400" calcext:value-type="float">
            <text:p>7400</text:p>
          </table:table-cell>
          <table:table-cell table:formula="of:=IF([.B145];[.B145];0)" office:value-type="float" office:value="7400" calcext:value-type="float">
            <text:p>7400</text:p>
          </table:table-cell>
          <table:table-cell table:formula="of:=COM.MICROSOFT.STDEV.S([.C134:.C145])" office:value-type="float" office:value="45.2267016866645" calcext:value-type="float">
            <text:p>45,2267016867</text:p>
          </table:table-cell>
          <table:table-cell table:formula="of:=AVERAGE([.C134:.C145])" office:value-type="float" office:value="7325" calcext:value-type="float">
            <text:p>7325</text:p>
          </table:table-cell>
          <table:table-cell table:formula="of:=[.E145]-[.D145]" office:value-type="float" office:value="7279.77329831334" calcext:value-type="float">
            <text:p>7279,7732983133</text:p>
          </table:table-cell>
          <table:table-cell table:formula="of:=[.E145]-[.E133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7400" calcext:value-type="float">
            <text:p>7400</text:p>
          </table:table-cell>
          <table:table-cell table:formula="of:=IF([.B146];[.B146];0)" office:value-type="float" office:value="7400" calcext:value-type="float">
            <text:p>7400</text:p>
          </table:table-cell>
          <table:table-cell table:formula="of:=COM.MICROSOFT.STDEV.S([.C135:.C146])" office:value-type="float" office:value="49.2365963917331" calcext:value-type="float">
            <text:p>49,2365963917</text:p>
          </table:table-cell>
          <table:table-cell table:formula="of:=AVERAGE([.C135:.C146])" office:value-type="float" office:value="7333.33333333333" calcext:value-type="float">
            <text:p>7333,3333333333</text:p>
          </table:table-cell>
          <table:table-cell table:formula="of:=[.E146]-[.D146]" office:value-type="float" office:value="7284.0967369416" calcext:value-type="float">
            <text:p>7284,0967369416</text:p>
          </table:table-cell>
          <table:table-cell table:formula="of:=[.E146]-[.E134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7400" calcext:value-type="float">
            <text:p>7400</text:p>
          </table:table-cell>
          <table:table-cell table:formula="of:=IF([.B147];[.B147];0)" office:value-type="float" office:value="7400" calcext:value-type="float">
            <text:p>7400</text:p>
          </table:table-cell>
          <table:table-cell table:formula="of:=COM.MICROSOFT.STDEV.S([.C136:.C147])" office:value-type="float" office:value="51.4928650544437" calcext:value-type="float">
            <text:p>51,4928650544</text:p>
          </table:table-cell>
          <table:table-cell table:formula="of:=AVERAGE([.C136:.C147])" office:value-type="float" office:value="7341.66666666667" calcext:value-type="float">
            <text:p>7341,6666666667</text:p>
          </table:table-cell>
          <table:table-cell table:formula="of:=[.E147]-[.D147]" office:value-type="float" office:value="7290.17380161222" calcext:value-type="float">
            <text:p>7290,1738016122</text:p>
          </table:table-cell>
          <table:table-cell table:formula="of:=[.E147]-[.E135]" office:value-type="float" office:value="58.3333333333339" calcext:value-type="float">
            <text:p>58,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7400" calcext:value-type="float">
            <text:p>7400</text:p>
          </table:table-cell>
          <table:table-cell table:formula="of:=IF([.B148];[.B148];0)" office:value-type="float" office:value="7400" calcext:value-type="float">
            <text:p>7400</text:p>
          </table:table-cell>
          <table:table-cell table:formula="of:=COM.MICROSOFT.STDEV.S([.C137:.C148])" office:value-type="float" office:value="52.2232967867094" calcext:value-type="float">
            <text:p>52,2232967867</text:p>
          </table:table-cell>
          <table:table-cell table:formula="of:=AVERAGE([.C137:.C148])" office:value-type="float" office:value="7350" calcext:value-type="float">
            <text:p>7350</text:p>
          </table:table-cell>
          <table:table-cell table:formula="of:=[.E148]-[.D148]" office:value-type="float" office:value="7297.77670321329" calcext:value-type="float">
            <text:p>7297,7767032133</text:p>
          </table:table-cell>
          <table:table-cell table:formula="of:=[.E148]-[.E136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7400" calcext:value-type="float">
            <text:p>7400</text:p>
          </table:table-cell>
          <table:table-cell table:formula="of:=IF([.B149];[.B149];0)" office:value-type="float" office:value="7400" calcext:value-type="float">
            <text:p>7400</text:p>
          </table:table-cell>
          <table:table-cell table:formula="of:=COM.MICROSOFT.STDEV.S([.C138:.C149])" office:value-type="float" office:value="51.4928650544437" calcext:value-type="float">
            <text:p>51,4928650544</text:p>
          </table:table-cell>
          <table:table-cell table:formula="of:=AVERAGE([.C138:.C149])" office:value-type="float" office:value="7358.33333333333" calcext:value-type="float">
            <text:p>7358,3333333333</text:p>
          </table:table-cell>
          <table:table-cell table:formula="of:=[.E149]-[.D149]" office:value-type="float" office:value="7306.84046827889" calcext:value-type="float">
            <text:p>7306,8404682789</text:p>
          </table:table-cell>
          <table:table-cell table:formula="of:=[.E149]-[.E137]" office:value-type="float" office:value="58.333333333333" calcext:value-type="float">
            <text:p>58,3333333333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7400" calcext:value-type="float">
            <text:p>7400</text:p>
          </table:table-cell>
          <table:table-cell table:formula="of:=IF([.B150];[.B150];0)" office:value-type="float" office:value="7400" calcext:value-type="float">
            <text:p>7400</text:p>
          </table:table-cell>
          <table:table-cell table:formula="of:=COM.MICROSOFT.STDEV.S([.C139:.C150])" office:value-type="float" office:value="49.2365963917331" calcext:value-type="float">
            <text:p>49,2365963917</text:p>
          </table:table-cell>
          <table:table-cell table:formula="of:=AVERAGE([.C139:.C150])" office:value-type="float" office:value="7366.66666666667" calcext:value-type="float">
            <text:p>7366,6666666667</text:p>
          </table:table-cell>
          <table:table-cell table:formula="of:=[.E150]-[.D150]" office:value-type="float" office:value="7317.43007027493" calcext:value-type="float">
            <text:p>7317,4300702749</text:p>
          </table:table-cell>
          <table:table-cell table:formula="of:=[.E150]-[.E138]" office:value-type="float" office:value="66.666666666667" calcext:value-type="float">
            <text:p>66,6666666667</text:p>
          </table:table-cell>
        </table:table-row>
      </table:table>
      <table:table table:name="Edits per article" table:style-name="ta1">
        <table:shapes>
          <draw:frame draw:z-index="0" draw:style-name="gr1" draw:text-style-name="P1" svg:width="159.99mm" svg:height="89.99mm" svg:x="159.05mm" svg:y="1mm">
            <loext:p draw:notify-on-update-of-ranges="'Edits per article'.A2:'Edits per article'.A150 'Edits per article'.B1:'Edits per article'.B1 'Edits per article'.B2:'Edits per article'.B150 'Edits per article'.E1:'Edits per article'.E1 'Edits per article'.E2:'Edits per article'.E150 'Edits per article'.F1:'Edits per article'.F1 'Edits per article'.F2:'Edits per article'.F150 'Edits per article'.G1:'Edits per article'.G1 'Edits per article'.G2:'Edits per article'.G15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Edits per article</text:p>
          </table:table-cell>
          <table:table-cell office:value-type="string" calcext:value-type="string">
            <text:p>helper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6" calcext:value-type="float">
            <text:p>6</text:p>
          </table:table-cell>
          <table:table-cell table:formula="of:=IF([.B2];[.B2];0)" office:value-type="float" office:value="6" calcext:value-type="float">
            <text:p>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7" calcext:value-type="float">
            <text:p>7</text:p>
          </table:table-cell>
          <table:table-cell table:formula="of:=IF([.B3];[.B3];0)" office:value-type="float" office:value="7" calcext:value-type="float">
            <text:p>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5.5" calcext:value-type="float">
            <text:p>5,5</text:p>
          </table:table-cell>
          <table:table-cell table:formula="of:=IF([.B4];[.B4];0)" office:value-type="float" office:value="5.5" calcext:value-type="float">
            <text:p>5,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3.6" calcext:value-type="float">
            <text:p>3,6</text:p>
          </table:table-cell>
          <table:table-cell table:formula="of:=IF([.B5];[.B5];0)" office:value-type="float" office:value="3.6" calcext:value-type="float">
            <text:p>3,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3.7" calcext:value-type="float">
            <text:p>3,7</text:p>
          </table:table-cell>
          <table:table-cell table:formula="of:=IF([.B6];[.B6];0)" office:value-type="float" office:value="3.7" calcext:value-type="float">
            <text:p>3,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4" calcext:value-type="float">
            <text:p>4</text:p>
          </table:table-cell>
          <table:table-cell table:formula="of:=IF([.B7];[.B7];0)" office:value-type="float" office:value="4" calcext:value-type="float">
            <text:p>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4.3" calcext:value-type="float">
            <text:p>4,3</text:p>
          </table:table-cell>
          <table:table-cell table:formula="of:=IF([.B8];[.B8];0)" office:value-type="float" office:value="4.3" calcext:value-type="float">
            <text:p>4,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3.1" calcext:value-type="float">
            <text:p>3,1</text:p>
          </table:table-cell>
          <table:table-cell table:formula="of:=IF([.B9];[.B9];0)" office:value-type="float" office:value="3.1" calcext:value-type="float">
            <text:p>3,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.5" calcext:value-type="float">
            <text:p>2,5</text:p>
          </table:table-cell>
          <table:table-cell table:formula="of:=IF([.B10];[.B10];0)" office:value-type="float" office:value="2.5" calcext:value-type="float">
            <text:p>2,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2.5" calcext:value-type="float">
            <text:p>2,5</text:p>
          </table:table-cell>
          <table:table-cell table:formula="of:=IF([.B11];[.B11];0)" office:value-type="float" office:value="2.5" calcext:value-type="float">
            <text:p>2,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3.7" calcext:value-type="float">
            <text:p>3,7</text:p>
          </table:table-cell>
          <table:table-cell table:formula="of:=IF([.B12];[.B12];0)" office:value-type="float" office:value="3.7" calcext:value-type="float">
            <text:p>3,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.7" calcext:value-type="float">
            <text:p>3,7</text:p>
          </table:table-cell>
          <table:table-cell table:formula="of:=IF([.B13];[.B13];0)" office:value-type="float" office:value="3.7" calcext:value-type="float">
            <text:p>3,7</text:p>
          </table:table-cell>
          <table:table-cell table:formula="of:=COM.MICROSOFT.STDEV.S([.C2:.C13])" office:value-type="float" office:value="1.37730523013953" calcext:value-type="float">
            <text:p>1,3773052301</text:p>
          </table:table-cell>
          <table:table-cell table:formula="of:=AVERAGE([.C2:.C13])" office:value-type="float" office:value="4.13333333333333" calcext:value-type="float">
            <text:p>4,1333333333</text:p>
          </table:table-cell>
          <table:table-cell table:formula="of:=[.E13]-[.D13]" office:value-type="float" office:value="2.75602810319381" calcext:value-type="float">
            <text:p>2,7560281032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.8" calcext:value-type="float">
            <text:p>3,8</text:p>
          </table:table-cell>
          <table:table-cell table:formula="of:=IF([.B14];[.B14];0)" office:value-type="float" office:value="3.8" calcext:value-type="float">
            <text:p>3,8</text:p>
          </table:table-cell>
          <table:table-cell table:formula="of:=COM.MICROSOFT.STDEV.S([.C3:.C14])" office:value-type="float" office:value="1.24644950304309" calcext:value-type="float">
            <text:p>1,246449503</text:p>
          </table:table-cell>
          <table:table-cell table:formula="of:=AVERAGE([.C3:.C14])" office:value-type="float" office:value="3.95" calcext:value-type="float">
            <text:p>3,95</text:p>
          </table:table-cell>
          <table:table-cell table:formula="of:=[.E14]-[.D14]" office:value-type="float" office:value="2.70355049695691" calcext:value-type="float">
            <text:p>2,703550497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.8" calcext:value-type="float">
            <text:p>3,8</text:p>
          </table:table-cell>
          <table:table-cell table:formula="of:=IF([.B15];[.B15];0)" office:value-type="float" office:value="3.8" calcext:value-type="float">
            <text:p>3,8</text:p>
          </table:table-cell>
          <table:table-cell table:formula="of:=COM.MICROSOFT.STDEV.S([.C4:.C15])" office:value-type="float" office:value="0.79525105622328" calcext:value-type="float">
            <text:p>0,7952510562</text:p>
          </table:table-cell>
          <table:table-cell table:formula="of:=AVERAGE([.C4:.C15])" office:value-type="float" office:value="3.68333333333333" calcext:value-type="float">
            <text:p>3,6833333333</text:p>
          </table:table-cell>
          <table:table-cell table:formula="of:=[.E15]-[.D15]" office:value-type="float" office:value="2.88808227711005" calcext:value-type="float">
            <text:p>2,8880822771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3.9" calcext:value-type="float">
            <text:p>3,9</text:p>
          </table:table-cell>
          <table:table-cell table:formula="of:=IF([.B16];[.B16];0)" office:value-type="float" office:value="3.9" calcext:value-type="float">
            <text:p>3,9</text:p>
          </table:table-cell>
          <table:table-cell table:formula="of:=COM.MICROSOFT.STDEV.S([.C5:.C16])" office:value-type="float" office:value="0.56326967544217" calcext:value-type="float">
            <text:p>0,5632696754</text:p>
          </table:table-cell>
          <table:table-cell table:formula="of:=AVERAGE([.C5:.C16])" office:value-type="float" office:value="3.55" calcext:value-type="float">
            <text:p>3,55</text:p>
          </table:table-cell>
          <table:table-cell table:formula="of:=[.E16]-[.D16]" office:value-type="float" office:value="2.98673032455783" calcext:value-type="float">
            <text:p>2,9867303246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" calcext:value-type="float">
            <text:p>4</text:p>
          </table:table-cell>
          <table:table-cell table:formula="of:=IF([.B17];[.B17];0)" office:value-type="float" office:value="4" calcext:value-type="float">
            <text:p>4</text:p>
          </table:table-cell>
          <table:table-cell table:formula="of:=COM.MICROSOFT.STDEV.S([.C6:.C17])" office:value-type="float" office:value="0.578137028949387" calcext:value-type="float">
            <text:p>0,5781370289</text:p>
          </table:table-cell>
          <table:table-cell table:formula="of:=AVERAGE([.C6:.C17])" office:value-type="float" office:value="3.58333333333333" calcext:value-type="float">
            <text:p>3,5833333333</text:p>
          </table:table-cell>
          <table:table-cell table:formula="of:=[.E17]-[.D17]" office:value-type="float" office:value="3.00519630438395" calcext:value-type="float">
            <text:p>3,0051963044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" calcext:value-type="float">
            <text:p>4</text:p>
          </table:table-cell>
          <table:table-cell table:formula="of:=IF([.B18];[.B18];0)" office:value-type="float" office:value="4" calcext:value-type="float">
            <text:p>4</text:p>
          </table:table-cell>
          <table:table-cell table:formula="of:=COM.MICROSOFT.STDEV.S([.C7:.C18])" office:value-type="float" office:value="0.590005136084476" calcext:value-type="float">
            <text:p>0,5900051361</text:p>
          </table:table-cell>
          <table:table-cell table:formula="of:=AVERAGE([.C7:.C18])" office:value-type="float" office:value="3.60833333333333" calcext:value-type="float">
            <text:p>3,6083333333</text:p>
          </table:table-cell>
          <table:table-cell table:formula="of:=[.E18]-[.D18]" office:value-type="float" office:value="3.01832819724886" calcext:value-type="float">
            <text:p>3,0183281972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4.2" calcext:value-type="float">
            <text:p>4,2</text:p>
          </table:table-cell>
          <table:table-cell table:formula="of:=IF([.B19];[.B19];0)" office:value-type="float" office:value="4.2" calcext:value-type="float">
            <text:p>4,2</text:p>
          </table:table-cell>
          <table:table-cell table:formula="of:=COM.MICROSOFT.STDEV.S([.C8:.C19])" office:value-type="float" office:value="0.604716312151258" calcext:value-type="float">
            <text:p>0,6047163122</text:p>
          </table:table-cell>
          <table:table-cell table:formula="of:=AVERAGE([.C8:.C19])" office:value-type="float" office:value="3.625" calcext:value-type="float">
            <text:p>3,625</text:p>
          </table:table-cell>
          <table:table-cell table:formula="of:=[.E19]-[.D19]" office:value-type="float" office:value="3.02028368784874" calcext:value-type="float">
            <text:p>3,0202836878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.4" calcext:value-type="float">
            <text:p>4,4</text:p>
          </table:table-cell>
          <table:table-cell table:formula="of:=IF([.B20];[.B20];0)" office:value-type="float" office:value="4.4" calcext:value-type="float">
            <text:p>4,4</text:p>
          </table:table-cell>
          <table:table-cell table:formula="of:=COM.MICROSOFT.STDEV.S([.C9:.C20])" office:value-type="float" office:value="0.615457454896664" calcext:value-type="float">
            <text:p>0,6154574549</text:p>
          </table:table-cell>
          <table:table-cell table:formula="of:=AVERAGE([.C9:.C20])" office:value-type="float" office:value="3.63333333333333" calcext:value-type="float">
            <text:p>3,6333333333</text:p>
          </table:table-cell>
          <table:table-cell table:formula="of:=[.E20]-[.D20]" office:value-type="float" office:value="3.01787587843667" calcext:value-type="float">
            <text:p>3,0178758784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4.5" calcext:value-type="float">
            <text:p>4,5</text:p>
          </table:table-cell>
          <table:table-cell table:formula="of:=IF([.B21];[.B21];0)" office:value-type="float" office:value="4.5" calcext:value-type="float">
            <text:p>4,5</text:p>
          </table:table-cell>
          <table:table-cell table:formula="of:=COM.MICROSOFT.STDEV.S([.C10:.C21])" office:value-type="float" office:value="0.637466576663935" calcext:value-type="float">
            <text:p>0,6374665767</text:p>
          </table:table-cell>
          <table:table-cell table:formula="of:=AVERAGE([.C10:.C21])" office:value-type="float" office:value="3.75" calcext:value-type="float">
            <text:p>3,75</text:p>
          </table:table-cell>
          <table:table-cell table:formula="of:=[.E21]-[.D21]" office:value-type="float" office:value="3.11253342333606" calcext:value-type="float">
            <text:p>3,1125334233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4.5" calcext:value-type="float">
            <text:p>4,5</text:p>
          </table:table-cell>
          <table:table-cell table:formula="of:=IF([.B22];[.B22];0)" office:value-type="float" office:value="4.5" calcext:value-type="float">
            <text:p>4,5</text:p>
          </table:table-cell>
          <table:table-cell table:formula="of:=COM.MICROSOFT.STDEV.S([.C11:.C22])" office:value-type="float" office:value="0.533995800687154" calcext:value-type="float">
            <text:p>0,5339958007</text:p>
          </table:table-cell>
          <table:table-cell table:formula="of:=AVERAGE([.C11:.C22])" office:value-type="float" office:value="3.91666666666667" calcext:value-type="float">
            <text:p>3,9166666667</text:p>
          </table:table-cell>
          <table:table-cell table:formula="of:=[.E22]-[.D22]" office:value-type="float" office:value="3.38267086597951" calcext:value-type="float">
            <text:p>3,382670866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.3" calcext:value-type="float">
            <text:p>4,3</text:p>
          </table:table-cell>
          <table:table-cell table:formula="of:=IF([.B23];[.B23];0)" office:value-type="float" office:value="4.3" calcext:value-type="float">
            <text:p>4,3</text:p>
          </table:table-cell>
          <table:table-cell table:formula="of:=COM.MICROSOFT.STDEV.S([.C12:.C23])" office:value-type="float" office:value="0.302514712890384" calcext:value-type="float">
            <text:p>0,3025147129</text:p>
          </table:table-cell>
          <table:table-cell table:formula="of:=AVERAGE([.C12:.C23])" office:value-type="float" office:value="4.06666666666667" calcext:value-type="float">
            <text:p>4,0666666667</text:p>
          </table:table-cell>
          <table:table-cell table:formula="of:=[.E23]-[.D23]" office:value-type="float" office:value="3.76415195377628" calcext:value-type="float">
            <text:p>3,7641519538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.1" calcext:value-type="float">
            <text:p>4,1</text:p>
          </table:table-cell>
          <table:table-cell table:formula="of:=IF([.B24];[.B24];0)" office:value-type="float" office:value="4.1" calcext:value-type="float">
            <text:p>4,1</text:p>
          </table:table-cell>
          <table:table-cell table:formula="of:=COM.MICROSOFT.STDEV.S([.C13:.C24])" office:value-type="float" office:value="0.279610118167813" calcext:value-type="float">
            <text:p>0,2796101182</text:p>
          </table:table-cell>
          <table:table-cell table:formula="of:=AVERAGE([.C13:.C24])" office:value-type="float" office:value="4.1" calcext:value-type="float">
            <text:p>4,1</text:p>
          </table:table-cell>
          <table:table-cell table:formula="of:=[.E24]-[.D24]" office:value-type="float" office:value="3.82038988183219" calcext:value-type="float">
            <text:p>3,8203898818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.5" calcext:value-type="float">
            <text:p>4,5</text:p>
          </table:table-cell>
          <table:table-cell table:formula="of:=IF([.B25];[.B25];0)" office:value-type="float" office:value="4.5" calcext:value-type="float">
            <text:p>4,5</text:p>
          </table:table-cell>
          <table:table-cell table:formula="of:=COM.MICROSOFT.STDEV.S([.C14:.C25])" office:value-type="float" office:value="0.270801280154532" calcext:value-type="float">
            <text:p>0,2708012802</text:p>
          </table:table-cell>
          <table:table-cell table:formula="of:=AVERAGE([.C14:.C25])" office:value-type="float" office:value="4.16666666666667" calcext:value-type="float">
            <text:p>4,1666666667</text:p>
          </table:table-cell>
          <table:table-cell table:formula="of:=[.E25]-[.D25]" office:value-type="float" office:value="3.89586538651213" calcext:value-type="float">
            <text:p>3,8958653865</text:p>
          </table:table-cell>
          <table:table-cell table:formula="of:=[.E25]-[.E13]" office:value-type="float" office:value="0.0333333333333323" calcext:value-type="float">
            <text:p>0,0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.7" calcext:value-type="float">
            <text:p>4,7</text:p>
          </table:table-cell>
          <table:table-cell table:formula="of:=IF([.B26];[.B26];0)" office:value-type="float" office:value="4.7" calcext:value-type="float">
            <text:p>4,7</text:p>
          </table:table-cell>
          <table:table-cell table:formula="of:=COM.MICROSOFT.STDEV.S([.C15:.C26])" office:value-type="float" office:value="0.284312035153866" calcext:value-type="float">
            <text:p>0,2843120352</text:p>
          </table:table-cell>
          <table:table-cell table:formula="of:=AVERAGE([.C15:.C26])" office:value-type="float" office:value="4.24166666666667" calcext:value-type="float">
            <text:p>4,2416666667</text:p>
          </table:table-cell>
          <table:table-cell table:formula="of:=[.E26]-[.D26]" office:value-type="float" office:value="3.9573546315128" calcext:value-type="float">
            <text:p>3,9573546315</text:p>
          </table:table-cell>
          <table:table-cell table:formula="of:=[.E26]-[.E14]" office:value-type="float" office:value="0.291666666666666" calcext:value-type="float">
            <text:p>0,291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5.7" calcext:value-type="float">
            <text:p>5,7</text:p>
          </table:table-cell>
          <table:table-cell table:formula="of:=IF([.B27];[.B27];0)" office:value-type="float" office:value="5.7" calcext:value-type="float">
            <text:p>5,7</text:p>
          </table:table-cell>
          <table:table-cell table:formula="of:=COM.MICROSOFT.STDEV.S([.C16:.C27])" office:value-type="float" office:value="0.478634421130479" calcext:value-type="float">
            <text:p>0,4786344211</text:p>
          </table:table-cell>
          <table:table-cell table:formula="of:=AVERAGE([.C16:.C27])" office:value-type="float" office:value="4.4" calcext:value-type="float">
            <text:p>4,4</text:p>
          </table:table-cell>
          <table:table-cell table:formula="of:=[.E27]-[.D27]" office:value-type="float" office:value="3.92136557886952" calcext:value-type="float">
            <text:p>3,9213655789</text:p>
          </table:table-cell>
          <table:table-cell table:formula="of:=[.E27]-[.E15]" office:value-type="float" office:value="0.716666666666667" calcext:value-type="float">
            <text:p>0,7166666667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6.3" calcext:value-type="float">
            <text:p>6,3</text:p>
          </table:table-cell>
          <table:table-cell table:formula="of:=IF([.B28];[.B28];0)" office:value-type="float" office:value="6.3" calcext:value-type="float">
            <text:p>6,3</text:p>
          </table:table-cell>
          <table:table-cell table:formula="of:=COM.MICROSOFT.STDEV.S([.C17:.C28])" office:value-type="float" office:value="0.700649049745371" calcext:value-type="float">
            <text:p>0,7006490497</text:p>
          </table:table-cell>
          <table:table-cell table:formula="of:=AVERAGE([.C17:.C28])" office:value-type="float" office:value="4.6" calcext:value-type="float">
            <text:p>4,6</text:p>
          </table:table-cell>
          <table:table-cell table:formula="of:=[.E28]-[.D28]" office:value-type="float" office:value="3.89935095025463" calcext:value-type="float">
            <text:p>3,8993509503</text:p>
          </table:table-cell>
          <table:table-cell table:formula="of:=[.E28]-[.E16]" office:value-type="float" office:value="1.05" calcext:value-type="float">
            <text:p>1,05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7.1" calcext:value-type="float">
            <text:p>7,1</text:p>
          </table:table-cell>
          <table:table-cell table:formula="of:=IF([.B29];[.B29];0)" office:value-type="float" office:value="7.1" calcext:value-type="float">
            <text:p>7,1</text:p>
          </table:table-cell>
          <table:table-cell table:formula="of:=COM.MICROSOFT.STDEV.S([.C18:.C29])" office:value-type="float" office:value="0.976504278567486" calcext:value-type="float">
            <text:p>0,9765042786</text:p>
          </table:table-cell>
          <table:table-cell table:formula="of:=AVERAGE([.C18:.C29])" office:value-type="float" office:value="4.85833333333333" calcext:value-type="float">
            <text:p>4,8583333333</text:p>
          </table:table-cell>
          <table:table-cell table:formula="of:=[.E29]-[.D29]" office:value-type="float" office:value="3.88182905476585" calcext:value-type="float">
            <text:p>3,8818290548</text:p>
          </table:table-cell>
          <table:table-cell table:formula="of:=[.E29]-[.E17]" office:value-type="float" office:value="1.275" calcext:value-type="float">
            <text:p>1,275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7.7" calcext:value-type="float">
            <text:p>7,7</text:p>
          </table:table-cell>
          <table:table-cell table:formula="of:=IF([.B30];[.B30];0)" office:value-type="float" office:value="7.7" calcext:value-type="float">
            <text:p>7,7</text:p>
          </table:table-cell>
          <table:table-cell table:formula="of:=COM.MICROSOFT.STDEV.S([.C19:.C30])" office:value-type="float" office:value="1.23165323730736" calcext:value-type="float">
            <text:p>1,2316532373</text:p>
          </table:table-cell>
          <table:table-cell table:formula="of:=AVERAGE([.C19:.C30])" office:value-type="float" office:value="5.16666666666667" calcext:value-type="float">
            <text:p>5,1666666667</text:p>
          </table:table-cell>
          <table:table-cell table:formula="of:=[.E30]-[.D30]" office:value-type="float" office:value="3.93501342935931" calcext:value-type="float">
            <text:p>3,9350134294</text:p>
          </table:table-cell>
          <table:table-cell table:formula="of:=[.E30]-[.E18]" office:value-type="float" office:value="1.55833333333333" calcext:value-type="float">
            <text:p>1,558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8.6" calcext:value-type="float">
            <text:p>8,6</text:p>
          </table:table-cell>
          <table:table-cell table:formula="of:=IF([.B31];[.B31];0)" office:value-type="float" office:value="8.6" calcext:value-type="float">
            <text:p>8,6</text:p>
          </table:table-cell>
          <table:table-cell table:formula="of:=COM.MICROSOFT.STDEV.S([.C20:.C31])" office:value-type="float" office:value="1.53524255313931" calcext:value-type="float">
            <text:p>1,5352425531</text:p>
          </table:table-cell>
          <table:table-cell table:formula="of:=AVERAGE([.C20:.C31])" office:value-type="float" office:value="5.53333333333333" calcext:value-type="float">
            <text:p>5,5333333333</text:p>
          </table:table-cell>
          <table:table-cell table:formula="of:=[.E31]-[.D31]" office:value-type="float" office:value="3.99809078019403" calcext:value-type="float">
            <text:p>3,9980907802</text:p>
          </table:table-cell>
          <table:table-cell table:formula="of:=[.E31]-[.E19]" office:value-type="float" office:value="1.90833333333333" calcext:value-type="float">
            <text:p>1,9083333333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9.5" calcext:value-type="float">
            <text:p>9,5</text:p>
          </table:table-cell>
          <table:table-cell table:formula="of:=IF([.B32];[.B32];0)" office:value-type="float" office:value="9.5" calcext:value-type="float">
            <text:p>9,5</text:p>
          </table:table-cell>
          <table:table-cell table:formula="of:=COM.MICROSOFT.STDEV.S([.C21:.C32])" office:value-type="float" office:value="1.86374907271891" calcext:value-type="float">
            <text:p>1,8637490727</text:p>
          </table:table-cell>
          <table:table-cell table:formula="of:=AVERAGE([.C21:.C32])" office:value-type="float" office:value="5.95833333333333" calcext:value-type="float">
            <text:p>5,9583333333</text:p>
          </table:table-cell>
          <table:table-cell table:formula="of:=[.E32]-[.D32]" office:value-type="float" office:value="4.09458426061442" calcext:value-type="float">
            <text:p>4,0945842606</text:p>
          </table:table-cell>
          <table:table-cell table:formula="of:=[.E32]-[.E20]" office:value-type="float" office:value="2.325" calcext:value-type="float">
            <text:p>2,325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8.6" calcext:value-type="float">
            <text:p>8,6</text:p>
          </table:table-cell>
          <table:table-cell table:formula="of:=IF([.B33];[.B33];0)" office:value-type="float" office:value="8.6" calcext:value-type="float">
            <text:p>8,6</text:p>
          </table:table-cell>
          <table:table-cell table:formula="of:=COM.MICROSOFT.STDEV.S([.C22:.C33])" office:value-type="float" office:value="1.94609165438649" calcext:value-type="float">
            <text:p>1,9460916544</text:p>
          </table:table-cell>
          <table:table-cell table:formula="of:=AVERAGE([.C22:.C33])" office:value-type="float" office:value="6.3" calcext:value-type="float">
            <text:p>6,3</text:p>
          </table:table-cell>
          <table:table-cell table:formula="of:=[.E33]-[.D33]" office:value-type="float" office:value="4.35390834561351" calcext:value-type="float">
            <text:p>4,3539083456</text:p>
          </table:table-cell>
          <table:table-cell table:formula="of:=[.E33]-[.E21]" office:value-type="float" office:value="2.55" calcext:value-type="float">
            <text:p>2,55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9" calcext:value-type="float">
            <text:p>9</text:p>
          </table:table-cell>
          <table:table-cell table:formula="of:=IF([.B34];[.B34];0)" office:value-type="float" office:value="9" calcext:value-type="float">
            <text:p>9</text:p>
          </table:table-cell>
          <table:table-cell table:formula="of:=COM.MICROSOFT.STDEV.S([.C23:.C34])" office:value-type="float" office:value="2.00051129827988" calcext:value-type="float">
            <text:p>2,0005112983</text:p>
          </table:table-cell>
          <table:table-cell table:formula="of:=AVERAGE([.C23:.C34])" office:value-type="float" office:value="6.675" calcext:value-type="float">
            <text:p>6,675</text:p>
          </table:table-cell>
          <table:table-cell table:formula="of:=[.E34]-[.D34]" office:value-type="float" office:value="4.67448870172012" calcext:value-type="float">
            <text:p>4,6744887017</text:p>
          </table:table-cell>
          <table:table-cell table:formula="of:=[.E34]-[.E22]" office:value-type="float" office:value="2.75833333333333" calcext:value-type="float">
            <text:p>2,7583333333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8.7" calcext:value-type="float">
            <text:p>8,7</text:p>
          </table:table-cell>
          <table:table-cell table:formula="of:=IF([.B35];[.B35];0)" office:value-type="float" office:value="8.7" calcext:value-type="float">
            <text:p>8,7</text:p>
          </table:table-cell>
          <table:table-cell table:formula="of:=COM.MICROSOFT.STDEV.S([.C24:.C35])" office:value-type="float" office:value="1.92753178647689" calcext:value-type="float">
            <text:p>1,9275317865</text:p>
          </table:table-cell>
          <table:table-cell table:formula="of:=AVERAGE([.C24:.C35])" office:value-type="float" office:value="7.04166666666667" calcext:value-type="float">
            <text:p>7,0416666667</text:p>
          </table:table-cell>
          <table:table-cell table:formula="of:=[.E35]-[.D35]" office:value-type="float" office:value="5.11413488018978" calcext:value-type="float">
            <text:p>5,1141348802</text:p>
          </table:table-cell>
          <table:table-cell table:formula="of:=[.E35]-[.E23]" office:value-type="float" office:value="2.975" calcext:value-type="float">
            <text:p>2,97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8.9" calcext:value-type="float">
            <text:p>8,9</text:p>
          </table:table-cell>
          <table:table-cell table:formula="of:=IF([.B36];[.B36];0)" office:value-type="float" office:value="8.9" calcext:value-type="float">
            <text:p>8,9</text:p>
          </table:table-cell>
          <table:table-cell table:formula="of:=COM.MICROSOFT.STDEV.S([.C25:.C36])" office:value-type="float" office:value="1.75160099925927" calcext:value-type="float">
            <text:p>1,7516009993</text:p>
          </table:table-cell>
          <table:table-cell table:formula="of:=AVERAGE([.C25:.C36])" office:value-type="float" office:value="7.44166666666667" calcext:value-type="float">
            <text:p>7,4416666667</text:p>
          </table:table-cell>
          <table:table-cell table:formula="of:=[.E36]-[.D36]" office:value-type="float" office:value="5.6900656674074" calcext:value-type="float">
            <text:p>5,6900656674</text:p>
          </table:table-cell>
          <table:table-cell table:formula="of:=[.E36]-[.E24]" office:value-type="float" office:value="3.34166666666667" calcext:value-type="float">
            <text:p>3,3416666667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8.8" calcext:value-type="float">
            <text:p>8,8</text:p>
          </table:table-cell>
          <table:table-cell table:formula="of:=IF([.B37];[.B37];0)" office:value-type="float" office:value="8.8" calcext:value-type="float">
            <text:p>8,8</text:p>
          </table:table-cell>
          <table:table-cell table:formula="of:=COM.MICROSOFT.STDEV.S([.C26:.C37])" office:value-type="float" office:value="1.51956931697468" calcext:value-type="float">
            <text:p>1,519569317</text:p>
          </table:table-cell>
          <table:table-cell table:formula="of:=AVERAGE([.C26:.C37])" office:value-type="float" office:value="7.8" calcext:value-type="float">
            <text:p>7,8</text:p>
          </table:table-cell>
          <table:table-cell table:formula="of:=[.E37]-[.D37]" office:value-type="float" office:value="6.28043068302532" calcext:value-type="float">
            <text:p>6,280430683</text:p>
          </table:table-cell>
          <table:table-cell table:formula="of:=[.E37]-[.E25]" office:value-type="float" office:value="3.63333333333333" calcext:value-type="float">
            <text:p>3,6333333333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9.2" calcext:value-type="float">
            <text:p>9,2</text:p>
          </table:table-cell>
          <table:table-cell table:formula="of:=IF([.B38];[.B38];0)" office:value-type="float" office:value="9.2" calcext:value-type="float">
            <text:p>9,2</text:p>
          </table:table-cell>
          <table:table-cell table:formula="of:=COM.MICROSOFT.STDEV.S([.C27:.C38])" office:value-type="float" office:value="1.2083986398235" calcext:value-type="float">
            <text:p>1,2083986398</text:p>
          </table:table-cell>
          <table:table-cell table:formula="of:=AVERAGE([.C27:.C38])" office:value-type="float" office:value="8.175" calcext:value-type="float">
            <text:p>8,175</text:p>
          </table:table-cell>
          <table:table-cell table:formula="of:=[.E38]-[.D38]" office:value-type="float" office:value="6.96660136017651" calcext:value-type="float">
            <text:p>6,9666013602</text:p>
          </table:table-cell>
          <table:table-cell table:formula="of:=[.E38]-[.E26]" office:value-type="float" office:value="3.93333333333333" calcext:value-type="float">
            <text:p>3,9333333333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9.7" calcext:value-type="float">
            <text:p>9,7</text:p>
          </table:table-cell>
          <table:table-cell table:formula="of:=IF([.B39];[.B39];0)" office:value-type="float" office:value="9.7" calcext:value-type="float">
            <text:p>9,7</text:p>
          </table:table-cell>
          <table:table-cell table:formula="of:=COM.MICROSOFT.STDEV.S([.C28:.C39])" office:value-type="float" office:value="0.996775103050134" calcext:value-type="float">
            <text:p>0,9967751031</text:p>
          </table:table-cell>
          <table:table-cell table:formula="of:=AVERAGE([.C28:.C39])" office:value-type="float" office:value="8.50833333333333" calcext:value-type="float">
            <text:p>8,5083333333</text:p>
          </table:table-cell>
          <table:table-cell table:formula="of:=[.E39]-[.D39]" office:value-type="float" office:value="7.5115582302832" calcext:value-type="float">
            <text:p>7,5115582303</text:p>
          </table:table-cell>
          <table:table-cell table:formula="of:=[.E39]-[.E27]" office:value-type="float" office:value="4.10833333333333" calcext:value-type="float">
            <text:p>4,108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10.3" calcext:value-type="float">
            <text:p>10,3</text:p>
          </table:table-cell>
          <table:table-cell table:formula="of:=IF([.B40];[.B40];0)" office:value-type="float" office:value="10.3" calcext:value-type="float">
            <text:p>10,3</text:p>
          </table:table-cell>
          <table:table-cell table:formula="of:=COM.MICROSOFT.STDEV.S([.C29:.C40])" office:value-type="float" office:value="0.849019041796669" calcext:value-type="float">
            <text:p>0,8490190418</text:p>
          </table:table-cell>
          <table:table-cell table:formula="of:=AVERAGE([.C29:.C40])" office:value-type="float" office:value="8.84166666666667" calcext:value-type="float">
            <text:p>8,8416666667</text:p>
          </table:table-cell>
          <table:table-cell table:formula="of:=[.E40]-[.D40]" office:value-type="float" office:value="7.99264762487" calcext:value-type="float">
            <text:p>7,9926476249</text:p>
          </table:table-cell>
          <table:table-cell table:formula="of:=[.E40]-[.E28]" office:value-type="float" office:value="4.24166666666667" calcext:value-type="float">
            <text:p>4,2416666667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1" calcext:value-type="float">
            <text:p>11</text:p>
          </table:table-cell>
          <table:table-cell table:formula="of:=IF([.B41];[.B41];0)" office:value-type="float" office:value="11" calcext:value-type="float">
            <text:p>11</text:p>
          </table:table-cell>
          <table:table-cell table:formula="of:=COM.MICROSOFT.STDEV.S([.C30:.C41])" office:value-type="float" office:value="0.867947771086103" calcext:value-type="float">
            <text:p>0,8679477711</text:p>
          </table:table-cell>
          <table:table-cell table:formula="of:=AVERAGE([.C30:.C41])" office:value-type="float" office:value="9.16666666666667" calcext:value-type="float">
            <text:p>9,1666666667</text:p>
          </table:table-cell>
          <table:table-cell table:formula="of:=[.E41]-[.D41]" office:value-type="float" office:value="8.29871889558057" calcext:value-type="float">
            <text:p>8,2987188956</text:p>
          </table:table-cell>
          <table:table-cell table:formula="of:=[.E41]-[.E29]" office:value-type="float" office:value="4.30833333333333" calcext:value-type="float">
            <text:p>4,3083333333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11.8" calcext:value-type="float">
            <text:p>11,8</text:p>
          </table:table-cell>
          <table:table-cell table:formula="of:=IF([.B42];[.B42];0)" office:value-type="float" office:value="11.8" calcext:value-type="float">
            <text:p>11,8</text:p>
          </table:table-cell>
          <table:table-cell table:formula="of:=COM.MICROSOFT.STDEV.S([.C31:.C42])" office:value-type="float" office:value="1.02996763703203" calcext:value-type="float">
            <text:p>1,029967637</text:p>
          </table:table-cell>
          <table:table-cell table:formula="of:=AVERAGE([.C31:.C42])" office:value-type="float" office:value="9.50833333333333" calcext:value-type="float">
            <text:p>9,5083333333</text:p>
          </table:table-cell>
          <table:table-cell table:formula="of:=[.E42]-[.D42]" office:value-type="float" office:value="8.47836569630131" calcext:value-type="float">
            <text:p>8,4783656963</text:p>
          </table:table-cell>
          <table:table-cell table:formula="of:=[.E42]-[.E30]" office:value-type="float" office:value="4.34166666666667" calcext:value-type="float">
            <text:p>4,341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2.3" calcext:value-type="float">
            <text:p>12,3</text:p>
          </table:table-cell>
          <table:table-cell table:formula="of:=IF([.B43];[.B43];0)" office:value-type="float" office:value="12.3" calcext:value-type="float">
            <text:p>12,3</text:p>
          </table:table-cell>
          <table:table-cell table:formula="of:=COM.MICROSOFT.STDEV.S([.C32:.C43])" office:value-type="float" office:value="1.26119231705797" calcext:value-type="float">
            <text:p>1,2611923171</text:p>
          </table:table-cell>
          <table:table-cell table:formula="of:=AVERAGE([.C32:.C43])" office:value-type="float" office:value="9.81666666666667" calcext:value-type="float">
            <text:p>9,8166666667</text:p>
          </table:table-cell>
          <table:table-cell table:formula="of:=[.E43]-[.D43]" office:value-type="float" office:value="8.55547434960869" calcext:value-type="float">
            <text:p>8,5554743496</text:p>
          </table:table-cell>
          <table:table-cell table:formula="of:=[.E43]-[.E31]" office:value-type="float" office:value="4.28333333333333" calcext:value-type="float">
            <text:p>4,28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2.8" calcext:value-type="float">
            <text:p>12,8</text:p>
          </table:table-cell>
          <table:table-cell table:formula="of:=IF([.B44];[.B44];0)" office:value-type="float" office:value="12.8" calcext:value-type="float">
            <text:p>12,8</text:p>
          </table:table-cell>
          <table:table-cell table:formula="of:=COM.MICROSOFT.STDEV.S([.C33:.C44])" office:value-type="float" office:value="1.5192452272777" calcext:value-type="float">
            <text:p>1,5192452273</text:p>
          </table:table-cell>
          <table:table-cell table:formula="of:=AVERAGE([.C33:.C44])" office:value-type="float" office:value="10.0916666666667" calcext:value-type="float">
            <text:p>10,0916666667</text:p>
          </table:table-cell>
          <table:table-cell table:formula="of:=[.E44]-[.D44]" office:value-type="float" office:value="8.57242143938897" calcext:value-type="float">
            <text:p>8,5724214394</text:p>
          </table:table-cell>
          <table:table-cell table:formula="of:=[.E44]-[.E32]" office:value-type="float" office:value="4.13333333333333" calcext:value-type="float">
            <text:p>4,1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3.4" calcext:value-type="float">
            <text:p>13,4</text:p>
          </table:table-cell>
          <table:table-cell table:formula="of:=IF([.B45];[.B45];0)" office:value-type="float" office:value="13.4" calcext:value-type="float">
            <text:p>13,4</text:p>
          </table:table-cell>
          <table:table-cell table:formula="of:=COM.MICROSOFT.STDEV.S([.C34:.C45])" office:value-type="float" office:value="1.71063961101919" calcext:value-type="float">
            <text:p>1,710639611</text:p>
          </table:table-cell>
          <table:table-cell table:formula="of:=AVERAGE([.C34:.C45])" office:value-type="float" office:value="10.4916666666667" calcext:value-type="float">
            <text:p>10,4916666667</text:p>
          </table:table-cell>
          <table:table-cell table:formula="of:=[.E45]-[.D45]" office:value-type="float" office:value="8.78102705564748" calcext:value-type="float">
            <text:p>8,7810270556</text:p>
          </table:table-cell>
          <table:table-cell table:formula="of:=[.E45]-[.E33]" office:value-type="float" office:value="4.19166666666667" calcext:value-type="float">
            <text:p>4,1916666667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4" calcext:value-type="float">
            <text:p>14</text:p>
          </table:table-cell>
          <table:table-cell table:formula="of:=IF([.B46];[.B46];0)" office:value-type="float" office:value="14" calcext:value-type="float">
            <text:p>14</text:p>
          </table:table-cell>
          <table:table-cell table:formula="of:=COM.MICROSOFT.STDEV.S([.C35:.C46])" office:value-type="float" office:value="1.9114289435029" calcext:value-type="float">
            <text:p>1,9114289435</text:p>
          </table:table-cell>
          <table:table-cell table:formula="of:=AVERAGE([.C35:.C46])" office:value-type="float" office:value="10.9083333333333" calcext:value-type="float">
            <text:p>10,9083333333</text:p>
          </table:table-cell>
          <table:table-cell table:formula="of:=[.E46]-[.D46]" office:value-type="float" office:value="8.99690438983044" calcext:value-type="float">
            <text:p>8,9969043898</text:p>
          </table:table-cell>
          <table:table-cell table:formula="of:=[.E46]-[.E34]" office:value-type="float" office:value="4.23333333333333" calcext:value-type="float">
            <text:p>4,2333333333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14.7" calcext:value-type="float">
            <text:p>14,7</text:p>
          </table:table-cell>
          <table:table-cell table:formula="of:=IF([.B47];[.B47];0)" office:value-type="float" office:value="14.7" calcext:value-type="float">
            <text:p>14,7</text:p>
          </table:table-cell>
          <table:table-cell table:formula="of:=COM.MICROSOFT.STDEV.S([.C36:.C47])" office:value-type="float" office:value="2.06021108068317" calcext:value-type="float">
            <text:p>2,0602110807</text:p>
          </table:table-cell>
          <table:table-cell table:formula="of:=AVERAGE([.C36:.C47])" office:value-type="float" office:value="11.4083333333333" calcext:value-type="float">
            <text:p>11,4083333333</text:p>
          </table:table-cell>
          <table:table-cell table:formula="of:=[.E47]-[.D47]" office:value-type="float" office:value="9.34812225265017" calcext:value-type="float">
            <text:p>9,3481222527</text:p>
          </table:table-cell>
          <table:table-cell table:formula="of:=[.E47]-[.E35]" office:value-type="float" office:value="4.36666666666667" calcext:value-type="float">
            <text:p>4,3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15.5" calcext:value-type="float">
            <text:p>15,5</text:p>
          </table:table-cell>
          <table:table-cell table:formula="of:=IF([.B48];[.B48];0)" office:value-type="float" office:value="15.5" calcext:value-type="float">
            <text:p>15,5</text:p>
          </table:table-cell>
          <table:table-cell table:formula="of:=COM.MICROSOFT.STDEV.S([.C37:.C48])" office:value-type="float" office:value="2.20555428338767" calcext:value-type="float">
            <text:p>2,2055542834</text:p>
          </table:table-cell>
          <table:table-cell table:formula="of:=AVERAGE([.C37:.C48])" office:value-type="float" office:value="11.9583333333333" calcext:value-type="float">
            <text:p>11,9583333333</text:p>
          </table:table-cell>
          <table:table-cell table:formula="of:=[.E48]-[.D48]" office:value-type="float" office:value="9.75277904994566" calcext:value-type="float">
            <text:p>9,7527790499</text:p>
          </table:table-cell>
          <table:table-cell table:formula="of:=[.E48]-[.E36]" office:value-type="float" office:value="4.51666666666667" calcext:value-type="float">
            <text:p>4,51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6.1" calcext:value-type="float">
            <text:p>16,1</text:p>
          </table:table-cell>
          <table:table-cell table:formula="of:=IF([.B49];[.B49];0)" office:value-type="float" office:value="16.1" calcext:value-type="float">
            <text:p>16,1</text:p>
          </table:table-cell>
          <table:table-cell table:formula="of:=COM.MICROSOFT.STDEV.S([.C38:.C49])" office:value-type="float" office:value="2.26126808081955" calcext:value-type="float">
            <text:p>2,2612680808</text:p>
          </table:table-cell>
          <table:table-cell table:formula="of:=AVERAGE([.C38:.C49])" office:value-type="float" office:value="12.5666666666667" calcext:value-type="float">
            <text:p>12,5666666667</text:p>
          </table:table-cell>
          <table:table-cell table:formula="of:=[.E49]-[.D49]" office:value-type="float" office:value="10.3053985858471" calcext:value-type="float">
            <text:p>10,3053985858</text:p>
          </table:table-cell>
          <table:table-cell table:formula="of:=[.E49]-[.E37]" office:value-type="float" office:value="4.76666666666666" calcext:value-type="float">
            <text:p>4,7666666667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6.9" calcext:value-type="float">
            <text:p>16,9</text:p>
          </table:table-cell>
          <table:table-cell table:formula="of:=IF([.B50];[.B50];0)" office:value-type="float" office:value="16.9" calcext:value-type="float">
            <text:p>16,9</text:p>
          </table:table-cell>
          <table:table-cell table:formula="of:=COM.MICROSOFT.STDEV.S([.C39:.C50])" office:value-type="float" office:value="2.31102430392528" calcext:value-type="float">
            <text:p>2,3110243039</text:p>
          </table:table-cell>
          <table:table-cell table:formula="of:=AVERAGE([.C39:.C50])" office:value-type="float" office:value="13.2083333333333" calcext:value-type="float">
            <text:p>13,2083333333</text:p>
          </table:table-cell>
          <table:table-cell table:formula="of:=[.E50]-[.D50]" office:value-type="float" office:value="10.8973090294081" calcext:value-type="float">
            <text:p>10,8973090294</text:p>
          </table:table-cell>
          <table:table-cell table:formula="of:=[.E50]-[.E38]" office:value-type="float" office:value="5.03333333333333" calcext:value-type="float">
            <text:p>5,03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7.3" calcext:value-type="float">
            <text:p>17,3</text:p>
          </table:table-cell>
          <table:table-cell table:formula="of:=IF([.B51];[.B51];0)" office:value-type="float" office:value="17.3" calcext:value-type="float">
            <text:p>17,3</text:p>
          </table:table-cell>
          <table:table-cell table:formula="of:=COM.MICROSOFT.STDEV.S([.C40:.C51])" office:value-type="float" office:value="2.30353812184385" calcext:value-type="float">
            <text:p>2,3035381218</text:p>
          </table:table-cell>
          <table:table-cell table:formula="of:=AVERAGE([.C40:.C51])" office:value-type="float" office:value="13.8416666666667" calcext:value-type="float">
            <text:p>13,8416666667</text:p>
          </table:table-cell>
          <table:table-cell table:formula="of:=[.E51]-[.D51]" office:value-type="float" office:value="11.5381285448228" calcext:value-type="float">
            <text:p>11,5381285448</text:p>
          </table:table-cell>
          <table:table-cell table:formula="of:=[.E51]-[.E39]" office:value-type="float" office:value="5.33333333333334" calcext:value-type="float">
            <text:p>5,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7.7" calcext:value-type="float">
            <text:p>17,7</text:p>
          </table:table-cell>
          <table:table-cell table:formula="of:=IF([.B52];[.B52];0)" office:value-type="float" office:value="17.7" calcext:value-type="float">
            <text:p>17,7</text:p>
          </table:table-cell>
          <table:table-cell table:formula="of:=COM.MICROSOFT.STDEV.S([.C41:.C52])" office:value-type="float" office:value="2.25930734893898" calcext:value-type="float">
            <text:p>2,2593073489</text:p>
          </table:table-cell>
          <table:table-cell table:formula="of:=AVERAGE([.C41:.C52])" office:value-type="float" office:value="14.4583333333333" calcext:value-type="float">
            <text:p>14,4583333333</text:p>
          </table:table-cell>
          <table:table-cell table:formula="of:=[.E52]-[.D52]" office:value-type="float" office:value="12.1990259843944" calcext:value-type="float">
            <text:p>12,1990259844</text:p>
          </table:table-cell>
          <table:table-cell table:formula="of:=[.E52]-[.E40]" office:value-type="float" office:value="5.61666666666667" calcext:value-type="float">
            <text:p>5,61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8.1" calcext:value-type="float">
            <text:p>18,1</text:p>
          </table:table-cell>
          <table:table-cell table:formula="of:=IF([.B53];[.B53];0)" office:value-type="float" office:value="18.1" calcext:value-type="float">
            <text:p>18,1</text:p>
          </table:table-cell>
          <table:table-cell table:formula="of:=COM.MICROSOFT.STDEV.S([.C42:.C53])" office:value-type="float" office:value="2.20020660186926" calcext:value-type="float">
            <text:p>2,2002066019</text:p>
          </table:table-cell>
          <table:table-cell table:formula="of:=AVERAGE([.C42:.C53])" office:value-type="float" office:value="15.05" calcext:value-type="float">
            <text:p>15,05</text:p>
          </table:table-cell>
          <table:table-cell table:formula="of:=[.E53]-[.D53]" office:value-type="float" office:value="12.8497933981307" calcext:value-type="float">
            <text:p>12,8497933981</text:p>
          </table:table-cell>
          <table:table-cell table:formula="of:=[.E53]-[.E41]" office:value-type="float" office:value="5.88333333333333" calcext:value-type="float">
            <text:p>5,88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8.6" calcext:value-type="float">
            <text:p>18,6</text:p>
          </table:table-cell>
          <table:table-cell table:formula="of:=IF([.B54];[.B54];0)" office:value-type="float" office:value="18.6" calcext:value-type="float">
            <text:p>18,6</text:p>
          </table:table-cell>
          <table:table-cell table:formula="of:=COM.MICROSOFT.STDEV.S([.C43:.C54])" office:value-type="float" office:value="2.16242008084937" calcext:value-type="float">
            <text:p>2,1624200808</text:p>
          </table:table-cell>
          <table:table-cell table:formula="of:=AVERAGE([.C43:.C54])" office:value-type="float" office:value="15.6166666666667" calcext:value-type="float">
            <text:p>15,6166666667</text:p>
          </table:table-cell>
          <table:table-cell table:formula="of:=[.E54]-[.D54]" office:value-type="float" office:value="13.4542465858173" calcext:value-type="float">
            <text:p>13,4542465858</text:p>
          </table:table-cell>
          <table:table-cell table:formula="of:=[.E54]-[.E42]" office:value-type="float" office:value="6.10833333333333" calcext:value-type="float">
            <text:p>6,108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19.6" calcext:value-type="float">
            <text:p>19,6</text:p>
          </table:table-cell>
          <table:table-cell table:formula="of:=IF([.B55];[.B55];0)" office:value-type="float" office:value="19.6" calcext:value-type="float">
            <text:p>19,6</text:p>
          </table:table-cell>
          <table:table-cell table:formula="of:=COM.MICROSOFT.STDEV.S([.C44:.C55])" office:value-type="float" office:value="2.17135274132802" calcext:value-type="float">
            <text:p>2,1713527413</text:p>
          </table:table-cell>
          <table:table-cell table:formula="of:=AVERAGE([.C44:.C55])" office:value-type="float" office:value="16.225" calcext:value-type="float">
            <text:p>16,225</text:p>
          </table:table-cell>
          <table:table-cell table:formula="of:=[.E55]-[.D55]" office:value-type="float" office:value="14.053647258672" calcext:value-type="float">
            <text:p>14,0536472587</text:p>
          </table:table-cell>
          <table:table-cell table:formula="of:=[.E55]-[.E43]" office:value-type="float" office:value="6.40833333333333" calcext:value-type="float">
            <text:p>6,408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20.1" calcext:value-type="float">
            <text:p>20,1</text:p>
          </table:table-cell>
          <table:table-cell table:formula="of:=IF([.B56];[.B56];0)" office:value-type="float" office:value="20.1" calcext:value-type="float">
            <text:p>20,1</text:p>
          </table:table-cell>
          <table:table-cell table:formula="of:=COM.MICROSOFT.STDEV.S([.C45:.C56])" office:value-type="float" office:value="2.14702048655735" calcext:value-type="float">
            <text:p>2,1470204866</text:p>
          </table:table-cell>
          <table:table-cell table:formula="of:=AVERAGE([.C45:.C56])" office:value-type="float" office:value="16.8333333333333" calcext:value-type="float">
            <text:p>16,8333333333</text:p>
          </table:table-cell>
          <table:table-cell table:formula="of:=[.E56]-[.D56]" office:value-type="float" office:value="14.686312846776" calcext:value-type="float">
            <text:p>14,6863128468</text:p>
          </table:table-cell>
          <table:table-cell table:formula="of:=[.E56]-[.E44]" office:value-type="float" office:value="6.74166666666667" calcext:value-type="float">
            <text:p>6,741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0.9" calcext:value-type="float">
            <text:p>20,9</text:p>
          </table:table-cell>
          <table:table-cell table:formula="of:=IF([.B57];[.B57];0)" office:value-type="float" office:value="20.9" calcext:value-type="float">
            <text:p>20,9</text:p>
          </table:table-cell>
          <table:table-cell table:formula="of:=COM.MICROSOFT.STDEV.S([.C46:.C57])" office:value-type="float" office:value="2.1483432658397" calcext:value-type="float">
            <text:p>2,1483432658</text:p>
          </table:table-cell>
          <table:table-cell table:formula="of:=AVERAGE([.C46:.C57])" office:value-type="float" office:value="17.4583333333333" calcext:value-type="float">
            <text:p>17,4583333333</text:p>
          </table:table-cell>
          <table:table-cell table:formula="of:=[.E57]-[.D57]" office:value-type="float" office:value="15.3099900674936" calcext:value-type="float">
            <text:p>15,3099900675</text:p>
          </table:table-cell>
          <table:table-cell table:formula="of:=[.E57]-[.E45]" office:value-type="float" office:value="6.96666666666667" calcext:value-type="float">
            <text:p>6,9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21.4" calcext:value-type="float">
            <text:p>21,4</text:p>
          </table:table-cell>
          <table:table-cell table:formula="of:=IF([.B58];[.B58];0)" office:value-type="float" office:value="21.4" calcext:value-type="float">
            <text:p>21,4</text:p>
          </table:table-cell>
          <table:table-cell table:formula="of:=COM.MICROSOFT.STDEV.S([.C47:.C58])" office:value-type="float" office:value="2.12736499411404" calcext:value-type="float">
            <text:p>2,1273649941</text:p>
          </table:table-cell>
          <table:table-cell table:formula="of:=AVERAGE([.C47:.C58])" office:value-type="float" office:value="18.075" calcext:value-type="float">
            <text:p>18,075</text:p>
          </table:table-cell>
          <table:table-cell table:formula="of:=[.E58]-[.D58]" office:value-type="float" office:value="15.947635005886" calcext:value-type="float">
            <text:p>15,9476350059</text:p>
          </table:table-cell>
          <table:table-cell table:formula="of:=[.E58]-[.E46]" office:value-type="float" office:value="7.16666666666667" calcext:value-type="float">
            <text:p>7,1666666667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2.1" calcext:value-type="float">
            <text:p>22,1</text:p>
          </table:table-cell>
          <table:table-cell table:formula="of:=IF([.B59];[.B59];0)" office:value-type="float" office:value="22.1" calcext:value-type="float">
            <text:p>22,1</text:p>
          </table:table-cell>
          <table:table-cell table:formula="of:=COM.MICROSOFT.STDEV.S([.C48:.C59])" office:value-type="float" office:value="2.13262890832092" calcext:value-type="float">
            <text:p>2,1326289083</text:p>
          </table:table-cell>
          <table:table-cell table:formula="of:=AVERAGE([.C48:.C59])" office:value-type="float" office:value="18.6916666666667" calcext:value-type="float">
            <text:p>18,6916666667</text:p>
          </table:table-cell>
          <table:table-cell table:formula="of:=[.E59]-[.D59]" office:value-type="float" office:value="16.5590377583458" calcext:value-type="float">
            <text:p>16,5590377583</text:p>
          </table:table-cell>
          <table:table-cell table:formula="of:=[.E59]-[.E47]" office:value-type="float" office:value="7.28333333333333" calcext:value-type="float">
            <text:p>7,2833333333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22.6" calcext:value-type="float">
            <text:p>22,6</text:p>
          </table:table-cell>
          <table:table-cell table:formula="of:=IF([.B60];[.B60];0)" office:value-type="float" office:value="22.6" calcext:value-type="float">
            <text:p>22,6</text:p>
          </table:table-cell>
          <table:table-cell table:formula="of:=COM.MICROSOFT.STDEV.S([.C49:.C60])" office:value-type="float" office:value="2.15146180044822" calcext:value-type="float">
            <text:p>2,1514618004</text:p>
          </table:table-cell>
          <table:table-cell table:formula="of:=AVERAGE([.C49:.C60])" office:value-type="float" office:value="19.2833333333333" calcext:value-type="float">
            <text:p>19,2833333333</text:p>
          </table:table-cell>
          <table:table-cell table:formula="of:=[.E60]-[.D60]" office:value-type="float" office:value="17.1318715328851" calcext:value-type="float">
            <text:p>17,1318715329</text:p>
          </table:table-cell>
          <table:table-cell table:formula="of:=[.E60]-[.E48]" office:value-type="float" office:value="7.325" calcext:value-type="float">
            <text:p>7,325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23.7" calcext:value-type="float">
            <text:p>23,7</text:p>
          </table:table-cell>
          <table:table-cell table:formula="of:=IF([.B61];[.B61];0)" office:value-type="float" office:value="23.7" calcext:value-type="float">
            <text:p>23,7</text:p>
          </table:table-cell>
          <table:table-cell table:formula="of:=COM.MICROSOFT.STDEV.S([.C50:.C61])" office:value-type="float" office:value="2.24573670169353" calcext:value-type="float">
            <text:p>2,2457367017</text:p>
          </table:table-cell>
          <table:table-cell table:formula="of:=AVERAGE([.C50:.C61])" office:value-type="float" office:value="19.9166666666667" calcext:value-type="float">
            <text:p>19,9166666667</text:p>
          </table:table-cell>
          <table:table-cell table:formula="of:=[.E61]-[.D61]" office:value-type="float" office:value="17.6709299649731" calcext:value-type="float">
            <text:p>17,670929965</text:p>
          </table:table-cell>
          <table:table-cell table:formula="of:=[.E61]-[.E49]" office:value-type="float" office:value="7.35" calcext:value-type="float">
            <text:p>7,3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4.4" calcext:value-type="float">
            <text:p>24,4</text:p>
          </table:table-cell>
          <table:table-cell table:formula="of:=IF([.B62];[.B62];0)" office:value-type="float" office:value="24.4" calcext:value-type="float">
            <text:p>24,4</text:p>
          </table:table-cell>
          <table:table-cell table:formula="of:=COM.MICROSOFT.STDEV.S([.C51:.C62])" office:value-type="float" office:value="2.37006265100671" calcext:value-type="float">
            <text:p>2,370062651</text:p>
          </table:table-cell>
          <table:table-cell table:formula="of:=AVERAGE([.C51:.C62])" office:value-type="float" office:value="20.5416666666667" calcext:value-type="float">
            <text:p>20,5416666667</text:p>
          </table:table-cell>
          <table:table-cell table:formula="of:=[.E62]-[.D62]" office:value-type="float" office:value="18.17160401566" calcext:value-type="float">
            <text:p>18,1716040157</text:p>
          </table:table-cell>
          <table:table-cell table:formula="of:=[.E62]-[.E50]" office:value-type="float" office:value="7.33333333333333" calcext:value-type="float">
            <text:p>7,3333333333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5.1" calcext:value-type="float">
            <text:p>25,1</text:p>
          </table:table-cell>
          <table:table-cell table:formula="of:=IF([.B63];[.B63];0)" office:value-type="float" office:value="25.1" calcext:value-type="float">
            <text:p>25,1</text:p>
          </table:table-cell>
          <table:table-cell table:formula="of:=COM.MICROSOFT.STDEV.S([.C52:.C63])" office:value-type="float" office:value="2.46777718654344" calcext:value-type="float">
            <text:p>2,4677771865</text:p>
          </table:table-cell>
          <table:table-cell table:formula="of:=AVERAGE([.C52:.C63])" office:value-type="float" office:value="21.1916666666667" calcext:value-type="float">
            <text:p>21,1916666667</text:p>
          </table:table-cell>
          <table:table-cell table:formula="of:=[.E63]-[.D63]" office:value-type="float" office:value="18.7238894801232" calcext:value-type="float">
            <text:p>18,7238894801</text:p>
          </table:table-cell>
          <table:table-cell table:formula="of:=[.E63]-[.E51]" office:value-type="float" office:value="7.35" calcext:value-type="float">
            <text:p>7,35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25.6" calcext:value-type="float">
            <text:p>25,6</text:p>
          </table:table-cell>
          <table:table-cell table:formula="of:=IF([.B64];[.B64];0)" office:value-type="float" office:value="25.6" calcext:value-type="float">
            <text:p>25,6</text:p>
          </table:table-cell>
          <table:table-cell table:formula="of:=COM.MICROSOFT.STDEV.S([.C53:.C64])" office:value-type="float" office:value="2.50508573614847" calcext:value-type="float">
            <text:p>2,5050857361</text:p>
          </table:table-cell>
          <table:table-cell table:formula="of:=AVERAGE([.C53:.C64])" office:value-type="float" office:value="21.85" calcext:value-type="float">
            <text:p>21,85</text:p>
          </table:table-cell>
          <table:table-cell table:formula="of:=[.E64]-[.D64]" office:value-type="float" office:value="19.3449142638515" calcext:value-type="float">
            <text:p>19,3449142639</text:p>
          </table:table-cell>
          <table:table-cell table:formula="of:=[.E64]-[.E52]" office:value-type="float" office:value="7.39166666666666" calcext:value-type="float">
            <text:p>7,391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26.1" calcext:value-type="float">
            <text:p>26,1</text:p>
          </table:table-cell>
          <table:table-cell table:formula="of:=IF([.B65];[.B65];0)" office:value-type="float" office:value="26.1" calcext:value-type="float">
            <text:p>26,1</text:p>
          </table:table-cell>
          <table:table-cell table:formula="of:=COM.MICROSOFT.STDEV.S([.C54:.C65])" office:value-type="float" office:value="2.48077456135023" calcext:value-type="float">
            <text:p>2,4807745614</text:p>
          </table:table-cell>
          <table:table-cell table:formula="of:=AVERAGE([.C54:.C65])" office:value-type="float" office:value="22.5166666666667" calcext:value-type="float">
            <text:p>22,5166666667</text:p>
          </table:table-cell>
          <table:table-cell table:formula="of:=[.E65]-[.D65]" office:value-type="float" office:value="20.0358921053164" calcext:value-type="float">
            <text:p>20,0358921053</text:p>
          </table:table-cell>
          <table:table-cell table:formula="of:=[.E65]-[.E53]" office:value-type="float" office:value="7.46666666666666" calcext:value-type="float">
            <text:p>7,46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26.6" calcext:value-type="float">
            <text:p>26,6</text:p>
          </table:table-cell>
          <table:table-cell table:formula="of:=IF([.B66];[.B66];0)" office:value-type="float" office:value="26.6" calcext:value-type="float">
            <text:p>26,6</text:p>
          </table:table-cell>
          <table:table-cell table:formula="of:=COM.MICROSOFT.STDEV.S([.C55:.C66])" office:value-type="float" office:value="2.40636781490404" calcext:value-type="float">
            <text:p>2,4063678149</text:p>
          </table:table-cell>
          <table:table-cell table:formula="of:=AVERAGE([.C55:.C66])" office:value-type="float" office:value="23.1833333333333" calcext:value-type="float">
            <text:p>23,1833333333</text:p>
          </table:table-cell>
          <table:table-cell table:formula="of:=[.E66]-[.D66]" office:value-type="float" office:value="20.7769655184293" calcext:value-type="float">
            <text:p>20,7769655184</text:p>
          </table:table-cell>
          <table:table-cell table:formula="of:=[.E66]-[.E54]" office:value-type="float" office:value="7.56666666666667" calcext:value-type="float">
            <text:p>7,56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27.2" calcext:value-type="float">
            <text:p>27,2</text:p>
          </table:table-cell>
          <table:table-cell table:formula="of:=IF([.B67];[.B67];0)" office:value-type="float" office:value="27.2" calcext:value-type="float">
            <text:p>27,2</text:p>
          </table:table-cell>
          <table:table-cell table:formula="of:=COM.MICROSOFT.STDEV.S([.C56:.C67])" office:value-type="float" office:value="2.37748275333897" calcext:value-type="float">
            <text:p>2,3774827533</text:p>
          </table:table-cell>
          <table:table-cell table:formula="of:=AVERAGE([.C56:.C67])" office:value-type="float" office:value="23.8166666666667" calcext:value-type="float">
            <text:p>23,8166666667</text:p>
          </table:table-cell>
          <table:table-cell table:formula="of:=[.E67]-[.D67]" office:value-type="float" office:value="21.4391839133277" calcext:value-type="float">
            <text:p>21,4391839133</text:p>
          </table:table-cell>
          <table:table-cell table:formula="of:=[.E67]-[.E55]" office:value-type="float" office:value="7.59166666666667" calcext:value-type="float">
            <text:p>7,591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27.6" calcext:value-type="float">
            <text:p>27,6</text:p>
          </table:table-cell>
          <table:table-cell table:formula="of:=IF([.B68];[.B68];0)" office:value-type="float" office:value="27.6" calcext:value-type="float">
            <text:p>27,6</text:p>
          </table:table-cell>
          <table:table-cell table:formula="of:=COM.MICROSOFT.STDEV.S([.C57:.C68])" office:value-type="float" office:value="2.29602753124662" calcext:value-type="float">
            <text:p>2,2960275312</text:p>
          </table:table-cell>
          <table:table-cell table:formula="of:=AVERAGE([.C57:.C68])" office:value-type="float" office:value="24.4416666666667" calcext:value-type="float">
            <text:p>24,4416666667</text:p>
          </table:table-cell>
          <table:table-cell table:formula="of:=[.E68]-[.D68]" office:value-type="float" office:value="22.14563913542" calcext:value-type="float">
            <text:p>22,1456391354</text:p>
          </table:table-cell>
          <table:table-cell table:formula="of:=[.E68]-[.E56]" office:value-type="float" office:value="7.60833333333333" calcext:value-type="float">
            <text:p>7,608333333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8.2" calcext:value-type="float">
            <text:p>28,2</text:p>
          </table:table-cell>
          <table:table-cell table:formula="of:=IF([.B69];[.B69];0)" office:value-type="float" office:value="28.2" calcext:value-type="float">
            <text:p>28,2</text:p>
          </table:table-cell>
          <table:table-cell table:formula="of:=COM.MICROSOFT.STDEV.S([.C58:.C69])" office:value-type="float" office:value="2.23870904358252" calcext:value-type="float">
            <text:p>2,2387090436</text:p>
          </table:table-cell>
          <table:table-cell table:formula="of:=AVERAGE([.C58:.C69])" office:value-type="float" office:value="25.05" calcext:value-type="float">
            <text:p>25,05</text:p>
          </table:table-cell>
          <table:table-cell table:formula="of:=[.E69]-[.D69]" office:value-type="float" office:value="22.8112909564175" calcext:value-type="float">
            <text:p>22,8112909564</text:p>
          </table:table-cell>
          <table:table-cell table:formula="of:=[.E69]-[.E57]" office:value-type="float" office:value="7.59166666666667" calcext:value-type="float">
            <text:p>7,5916666667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8.8" calcext:value-type="float">
            <text:p>28,8</text:p>
          </table:table-cell>
          <table:table-cell table:formula="of:=IF([.B70];[.B70];0)" office:value-type="float" office:value="28.8" calcext:value-type="float">
            <text:p>28,8</text:p>
          </table:table-cell>
          <table:table-cell table:formula="of:=COM.MICROSOFT.STDEV.S([.C59:.C70])" office:value-type="float" office:value="2.15968572348905" calcext:value-type="float">
            <text:p>2,1596857235</text:p>
          </table:table-cell>
          <table:table-cell table:formula="of:=AVERAGE([.C59:.C70])" office:value-type="float" office:value="25.6666666666667" calcext:value-type="float">
            <text:p>25,6666666667</text:p>
          </table:table-cell>
          <table:table-cell table:formula="of:=[.E70]-[.D70]" office:value-type="float" office:value="23.5069809431776" calcext:value-type="float">
            <text:p>23,5069809432</text:p>
          </table:table-cell>
          <table:table-cell table:formula="of:=[.E70]-[.E58]" office:value-type="float" office:value="7.59166666666667" calcext:value-type="float">
            <text:p>7,5916666667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29.3" calcext:value-type="float">
            <text:p>29,3</text:p>
          </table:table-cell>
          <table:table-cell table:formula="of:=IF([.B71];[.B71];0)" office:value-type="float" office:value="29.3" calcext:value-type="float">
            <text:p>29,3</text:p>
          </table:table-cell>
          <table:table-cell table:formula="of:=COM.MICROSOFT.STDEV.S([.C60:.C71])" office:value-type="float" office:value="2.07729427745602" calcext:value-type="float">
            <text:p>2,0772942775</text:p>
          </table:table-cell>
          <table:table-cell table:formula="of:=AVERAGE([.C60:.C71])" office:value-type="float" office:value="26.2666666666667" calcext:value-type="float">
            <text:p>26,2666666667</text:p>
          </table:table-cell>
          <table:table-cell table:formula="of:=[.E71]-[.D71]" office:value-type="float" office:value="24.1893723892106" calcext:value-type="float">
            <text:p>24,1893723892</text:p>
          </table:table-cell>
          <table:table-cell table:formula="of:=[.E71]-[.E59]" office:value-type="float" office:value="7.575" calcext:value-type="float">
            <text:p>7,575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9.7" calcext:value-type="float">
            <text:p>29,7</text:p>
          </table:table-cell>
          <table:table-cell table:formula="of:=IF([.B72];[.B72];0)" office:value-type="float" office:value="29.7" calcext:value-type="float">
            <text:p>29,7</text:p>
          </table:table-cell>
          <table:table-cell table:formula="of:=COM.MICROSOFT.STDEV.S([.C61:.C72])" office:value-type="float" office:value="1.94490398610099" calcext:value-type="float">
            <text:p>1,9449039861</text:p>
          </table:table-cell>
          <table:table-cell table:formula="of:=AVERAGE([.C61:.C72])" office:value-type="float" office:value="26.8583333333333" calcext:value-type="float">
            <text:p>26,8583333333</text:p>
          </table:table-cell>
          <table:table-cell table:formula="of:=[.E72]-[.D72]" office:value-type="float" office:value="24.9134293472323" calcext:value-type="float">
            <text:p>24,9134293472</text:p>
          </table:table-cell>
          <table:table-cell table:formula="of:=[.E72]-[.E60]" office:value-type="float" office:value="7.575" calcext:value-type="float">
            <text:p>7,575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29.9" calcext:value-type="float">
            <text:p>29,9</text:p>
          </table:table-cell>
          <table:table-cell table:formula="of:=IF([.B73];[.B73];0)" office:value-type="float" office:value="29.9" calcext:value-type="float">
            <text:p>29,9</text:p>
          </table:table-cell>
          <table:table-cell table:formula="of:=COM.MICROSOFT.STDEV.S([.C62:.C73])" office:value-type="float" office:value="1.85085975108375" calcext:value-type="float">
            <text:p>1,8508597511</text:p>
          </table:table-cell>
          <table:table-cell table:formula="of:=AVERAGE([.C62:.C73])" office:value-type="float" office:value="27.375" calcext:value-type="float">
            <text:p>27,375</text:p>
          </table:table-cell>
          <table:table-cell table:formula="of:=[.E73]-[.D73]" office:value-type="float" office:value="25.5241402489162" calcext:value-type="float">
            <text:p>25,5241402489</text:p>
          </table:table-cell>
          <table:table-cell table:formula="of:=[.E73]-[.E61]" office:value-type="float" office:value="7.45833333333333" calcext:value-type="float">
            <text:p>7,4583333333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30.4" calcext:value-type="float">
            <text:p>30,4</text:p>
          </table:table-cell>
          <table:table-cell table:formula="of:=IF([.B74];[.B74];0)" office:value-type="float" office:value="30.4" calcext:value-type="float">
            <text:p>30,4</text:p>
          </table:table-cell>
          <table:table-cell table:formula="of:=COM.MICROSOFT.STDEV.S([.C63:.C74])" office:value-type="float" office:value="1.78331917298258" calcext:value-type="float">
            <text:p>1,783319173</text:p>
          </table:table-cell>
          <table:table-cell table:formula="of:=AVERAGE([.C63:.C74])" office:value-type="float" office:value="27.875" calcext:value-type="float">
            <text:p>27,875</text:p>
          </table:table-cell>
          <table:table-cell table:formula="of:=[.E74]-[.D74]" office:value-type="float" office:value="26.0916808270174" calcext:value-type="float">
            <text:p>26,091680827</text:p>
          </table:table-cell>
          <table:table-cell table:formula="of:=[.E74]-[.E62]" office:value-type="float" office:value="7.33333333333333" calcext:value-type="float">
            <text:p>7,33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30.7" calcext:value-type="float">
            <text:p>30,7</text:p>
          </table:table-cell>
          <table:table-cell table:formula="of:=IF([.B75];[.B75];0)" office:value-type="float" office:value="30.7" calcext:value-type="float">
            <text:p>30,7</text:p>
          </table:table-cell>
          <table:table-cell table:formula="of:=COM.MICROSOFT.STDEV.S([.C64:.C75])" office:value-type="float" office:value="1.72281921878242" calcext:value-type="float">
            <text:p>1,7228192188</text:p>
          </table:table-cell>
          <table:table-cell table:formula="of:=AVERAGE([.C64:.C75])" office:value-type="float" office:value="28.3416666666667" calcext:value-type="float">
            <text:p>28,3416666667</text:p>
          </table:table-cell>
          <table:table-cell table:formula="of:=[.E75]-[.D75]" office:value-type="float" office:value="26.6188474478843" calcext:value-type="float">
            <text:p>26,6188474479</text:p>
          </table:table-cell>
          <table:table-cell table:formula="of:=[.E75]-[.E63]" office:value-type="float" office:value="7.15" calcext:value-type="float">
            <text:p>7,15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31.3" calcext:value-type="float">
            <text:p>31,3</text:p>
          </table:table-cell>
          <table:table-cell table:formula="of:=IF([.B76];[.B76];0)" office:value-type="float" office:value="31.3" calcext:value-type="float">
            <text:p>31,3</text:p>
          </table:table-cell>
          <table:table-cell table:formula="of:=COM.MICROSOFT.STDEV.S([.C65:.C76])" office:value-type="float" office:value="1.68352084164183" calcext:value-type="float">
            <text:p>1,6835208416</text:p>
          </table:table-cell>
          <table:table-cell table:formula="of:=AVERAGE([.C65:.C76])" office:value-type="float" office:value="28.8166666666667" calcext:value-type="float">
            <text:p>28,8166666667</text:p>
          </table:table-cell>
          <table:table-cell table:formula="of:=[.E76]-[.D76]" office:value-type="float" office:value="27.1331458250248" calcext:value-type="float">
            <text:p>27,133145825</text:p>
          </table:table-cell>
          <table:table-cell table:formula="of:=[.E76]-[.E64]" office:value-type="float" office:value="6.96666666666667" calcext:value-type="float">
            <text:p>6,9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31.8" calcext:value-type="float">
            <text:p>31,8</text:p>
          </table:table-cell>
          <table:table-cell table:formula="of:=IF([.B77];[.B77];0)" office:value-type="float" office:value="31.8" calcext:value-type="float">
            <text:p>31,8</text:p>
          </table:table-cell>
          <table:table-cell table:formula="of:=COM.MICROSOFT.STDEV.S([.C66:.C77])" office:value-type="float" office:value="1.65114744307947" calcext:value-type="float">
            <text:p>1,6511474431</text:p>
          </table:table-cell>
          <table:table-cell table:formula="of:=AVERAGE([.C66:.C77])" office:value-type="float" office:value="29.2916666666667" calcext:value-type="float">
            <text:p>29,2916666667</text:p>
          </table:table-cell>
          <table:table-cell table:formula="of:=[.E77]-[.D77]" office:value-type="float" office:value="27.6405192235872" calcext:value-type="float">
            <text:p>27,6405192236</text:p>
          </table:table-cell>
          <table:table-cell table:formula="of:=[.E77]-[.E65]" office:value-type="float" office:value="6.77500000000001" calcext:value-type="float">
            <text:p>6,775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32" calcext:value-type="float">
            <text:p>32</text:p>
          </table:table-cell>
          <table:table-cell table:formula="of:=IF([.B78];[.B78];0)" office:value-type="float" office:value="32" calcext:value-type="float">
            <text:p>32</text:p>
          </table:table-cell>
          <table:table-cell table:formula="of:=COM.MICROSOFT.STDEV.S([.C67:.C78])" office:value-type="float" office:value="1.58542127084905" calcext:value-type="float">
            <text:p>1,5854212708</text:p>
          </table:table-cell>
          <table:table-cell table:formula="of:=AVERAGE([.C67:.C78])" office:value-type="float" office:value="29.7416666666667" calcext:value-type="float">
            <text:p>29,7416666667</text:p>
          </table:table-cell>
          <table:table-cell table:formula="of:=[.E78]-[.D78]" office:value-type="float" office:value="28.1562453958176" calcext:value-type="float">
            <text:p>28,1562453958</text:p>
          </table:table-cell>
          <table:table-cell table:formula="of:=[.E78]-[.E66]" office:value-type="float" office:value="6.55833333333333" calcext:value-type="float">
            <text:p>6,5583333333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31.9" calcext:value-type="float">
            <text:p>31,9</text:p>
          </table:table-cell>
          <table:table-cell table:formula="of:=IF([.B79];[.B79];0)" office:value-type="float" office:value="31.9" calcext:value-type="float">
            <text:p>31,9</text:p>
          </table:table-cell>
          <table:table-cell table:formula="of:=COM.MICROSOFT.STDEV.S([.C68:.C79])" office:value-type="float" office:value="1.47730302999224" calcext:value-type="float">
            <text:p>1,47730303</text:p>
          </table:table-cell>
          <table:table-cell table:formula="of:=AVERAGE([.C68:.C79])" office:value-type="float" office:value="30.1333333333333" calcext:value-type="float">
            <text:p>30,1333333333</text:p>
          </table:table-cell>
          <table:table-cell table:formula="of:=[.E79]-[.D79]" office:value-type="float" office:value="28.6560303033411" calcext:value-type="float">
            <text:p>28,6560303033</text:p>
          </table:table-cell>
          <table:table-cell table:formula="of:=[.E79]-[.E67]" office:value-type="float" office:value="6.31666666666667" calcext:value-type="float">
            <text:p>6,31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32.5" calcext:value-type="float">
            <text:p>32,5</text:p>
          </table:table-cell>
          <table:table-cell table:formula="of:=IF([.B80];[.B80];0)" office:value-type="float" office:value="32.5" calcext:value-type="float">
            <text:p>32,5</text:p>
          </table:table-cell>
          <table:table-cell table:formula="of:=COM.MICROSOFT.STDEV.S([.C69:.C80])" office:value-type="float" office:value="1.38790773424889" calcext:value-type="float">
            <text:p>1,3879077342</text:p>
          </table:table-cell>
          <table:table-cell table:formula="of:=AVERAGE([.C69:.C80])" office:value-type="float" office:value="30.5416666666667" calcext:value-type="float">
            <text:p>30,5416666667</text:p>
          </table:table-cell>
          <table:table-cell table:formula="of:=[.E80]-[.D80]" office:value-type="float" office:value="29.1537589324178" calcext:value-type="float">
            <text:p>29,1537589324</text:p>
          </table:table-cell>
          <table:table-cell table:formula="of:=[.E80]-[.E68]" office:value-type="float" office:value="6.1" calcext:value-type="float">
            <text:p>6,1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33.2" calcext:value-type="float">
            <text:p>33,2</text:p>
          </table:table-cell>
          <table:table-cell table:formula="of:=IF([.B81];[.B81];0)" office:value-type="float" office:value="33.2" calcext:value-type="float">
            <text:p>33,2</text:p>
          </table:table-cell>
          <table:table-cell table:formula="of:=COM.MICROSOFT.STDEV.S([.C70:.C81])" office:value-type="float" office:value="1.37143477181138" calcext:value-type="float">
            <text:p>1,3714347718</text:p>
          </table:table-cell>
          <table:table-cell table:formula="of:=AVERAGE([.C70:.C81])" office:value-type="float" office:value="30.9583333333333" calcext:value-type="float">
            <text:p>30,9583333333</text:p>
          </table:table-cell>
          <table:table-cell table:formula="of:=[.E81]-[.D81]" office:value-type="float" office:value="29.5868985615219" calcext:value-type="float">
            <text:p>29,5868985615</text:p>
          </table:table-cell>
          <table:table-cell table:formula="of:=[.E81]-[.E69]" office:value-type="float" office:value="5.90833333333334" calcext:value-type="float">
            <text:p>5,908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33.3" calcext:value-type="float">
            <text:p>33,3</text:p>
          </table:table-cell>
          <table:table-cell table:formula="of:=IF([.B82];[.B82];0)" office:value-type="float" office:value="33.3" calcext:value-type="float">
            <text:p>33,3</text:p>
          </table:table-cell>
          <table:table-cell table:formula="of:=COM.MICROSOFT.STDEV.S([.C71:.C82])" office:value-type="float" office:value="1.34254394431774" calcext:value-type="float">
            <text:p>1,3425439443</text:p>
          </table:table-cell>
          <table:table-cell table:formula="of:=AVERAGE([.C71:.C82])" office:value-type="float" office:value="31.3333333333333" calcext:value-type="float">
            <text:p>31,3333333333</text:p>
          </table:table-cell>
          <table:table-cell table:formula="of:=[.E82]-[.D82]" office:value-type="float" office:value="29.9907893890156" calcext:value-type="float">
            <text:p>29,990789389</text:p>
          </table:table-cell>
          <table:table-cell table:formula="of:=[.E82]-[.E70]" office:value-type="float" office:value="5.66666666666667" calcext:value-type="float">
            <text:p>5,66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3.5" calcext:value-type="float">
            <text:p>33,5</text:p>
          </table:table-cell>
          <table:table-cell table:formula="of:=IF([.B83];[.B83];0)" office:value-type="float" office:value="33.5" calcext:value-type="float">
            <text:p>33,5</text:p>
          </table:table-cell>
          <table:table-cell table:formula="of:=COM.MICROSOFT.STDEV.S([.C72:.C83])" office:value-type="float" office:value="1.31137217055151" calcext:value-type="float">
            <text:p>1,3113721706</text:p>
          </table:table-cell>
          <table:table-cell table:formula="of:=AVERAGE([.C72:.C83])" office:value-type="float" office:value="31.6833333333333" calcext:value-type="float">
            <text:p>31,6833333333</text:p>
          </table:table-cell>
          <table:table-cell table:formula="of:=[.E83]-[.D83]" office:value-type="float" office:value="30.3719611627818" calcext:value-type="float">
            <text:p>30,3719611628</text:p>
          </table:table-cell>
          <table:table-cell table:formula="of:=[.E83]-[.E71]" office:value-type="float" office:value="5.41666666666667" calcext:value-type="float">
            <text:p>5,41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1.1" calcext:value-type="float">
            <text:p>31,1</text:p>
          </table:table-cell>
          <table:table-cell table:formula="of:=IF([.B84];[.B84];0)" office:value-type="float" office:value="31.1" calcext:value-type="float">
            <text:p>31,1</text:p>
          </table:table-cell>
          <table:table-cell table:formula="of:=COM.MICROSOFT.STDEV.S([.C73:.C84])" office:value-type="float" office:value="1.17395988780785" calcext:value-type="float">
            <text:p>1,1739598878</text:p>
          </table:table-cell>
          <table:table-cell table:formula="of:=AVERAGE([.C73:.C84])" office:value-type="float" office:value="31.8" calcext:value-type="float">
            <text:p>31,8</text:p>
          </table:table-cell>
          <table:table-cell table:formula="of:=[.E84]-[.D84]" office:value-type="float" office:value="30.6260401121922" calcext:value-type="float">
            <text:p>30,6260401122</text:p>
          </table:table-cell>
          <table:table-cell table:formula="of:=[.E84]-[.E72]" office:value-type="float" office:value="4.94166666666667" calcext:value-type="float">
            <text:p>4,9416666667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31.5" calcext:value-type="float">
            <text:p>31,5</text:p>
          </table:table-cell>
          <table:table-cell table:formula="of:=IF([.B85];[.B85];0)" office:value-type="float" office:value="31.5" calcext:value-type="float">
            <text:p>31,5</text:p>
          </table:table-cell>
          <table:table-cell table:formula="of:=COM.MICROSOFT.STDEV.S([.C74:.C85])" office:value-type="float" office:value="1.01920943813717" calcext:value-type="float">
            <text:p>1,0192094381</text:p>
          </table:table-cell>
          <table:table-cell table:formula="of:=AVERAGE([.C74:.C85])" office:value-type="float" office:value="31.9333333333333" calcext:value-type="float">
            <text:p>31,9333333333</text:p>
          </table:table-cell>
          <table:table-cell table:formula="of:=[.E85]-[.D85]" office:value-type="float" office:value="30.9141238951962" calcext:value-type="float">
            <text:p>30,9141238952</text:p>
          </table:table-cell>
          <table:table-cell table:formula="of:=[.E85]-[.E73]" office:value-type="float" office:value="4.55833333333334" calcext:value-type="float">
            <text:p>4,558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31.8" calcext:value-type="float">
            <text:p>31,8</text:p>
          </table:table-cell>
          <table:table-cell table:formula="of:=IF([.B86];[.B86];0)" office:value-type="float" office:value="31.8" calcext:value-type="float">
            <text:p>31,8</text:p>
          </table:table-cell>
          <table:table-cell table:formula="of:=COM.MICROSOFT.STDEV.S([.C75:.C86])" office:value-type="float" office:value="0.901009534809805" calcext:value-type="float">
            <text:p>0,9010095348</text:p>
          </table:table-cell>
          <table:table-cell table:formula="of:=AVERAGE([.C75:.C86])" office:value-type="float" office:value="32.05" calcext:value-type="float">
            <text:p>32,05</text:p>
          </table:table-cell>
          <table:table-cell table:formula="of:=[.E86]-[.D86]" office:value-type="float" office:value="31.1489904651902" calcext:value-type="float">
            <text:p>31,1489904652</text:p>
          </table:table-cell>
          <table:table-cell table:formula="of:=[.E86]-[.E74]" office:value-type="float" office:value="4.175" calcext:value-type="float">
            <text:p>4,17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2.2" calcext:value-type="float">
            <text:p>32,2</text:p>
          </table:table-cell>
          <table:table-cell table:formula="of:=IF([.B87];[.B87];0)" office:value-type="float" office:value="32.2" calcext:value-type="float">
            <text:p>32,2</text:p>
          </table:table-cell>
          <table:table-cell table:formula="of:=COM.MICROSOFT.STDEV.S([.C76:.C87])" office:value-type="float" office:value="0.79444091261488" calcext:value-type="float">
            <text:p>0,7944409126</text:p>
          </table:table-cell>
          <table:table-cell table:formula="of:=AVERAGE([.C76:.C87])" office:value-type="float" office:value="32.175" calcext:value-type="float">
            <text:p>32,175</text:p>
          </table:table-cell>
          <table:table-cell table:formula="of:=[.E87]-[.D87]" office:value-type="float" office:value="31.3805590873851" calcext:value-type="float">
            <text:p>31,3805590874</text:p>
          </table:table-cell>
          <table:table-cell table:formula="of:=[.E87]-[.E75]" office:value-type="float" office:value="3.83333333333334" calcext:value-type="float">
            <text:p>3,83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32.7" calcext:value-type="float">
            <text:p>32,7</text:p>
          </table:table-cell>
          <table:table-cell table:formula="of:=IF([.B88];[.B88];0)" office:value-type="float" office:value="32.7" calcext:value-type="float">
            <text:p>32,7</text:p>
          </table:table-cell>
          <table:table-cell table:formula="of:=COM.MICROSOFT.STDEV.S([.C77:.C88])" office:value-type="float" office:value="0.756136511644838" calcext:value-type="float">
            <text:p>0,7561365116</text:p>
          </table:table-cell>
          <table:table-cell table:formula="of:=AVERAGE([.C77:.C88])" office:value-type="float" office:value="32.2916666666667" calcext:value-type="float">
            <text:p>32,2916666667</text:p>
          </table:table-cell>
          <table:table-cell table:formula="of:=[.E88]-[.D88]" office:value-type="float" office:value="31.5355301550218" calcext:value-type="float">
            <text:p>31,535530155</text:p>
          </table:table-cell>
          <table:table-cell table:formula="of:=[.E88]-[.E76]" office:value-type="float" office:value="3.475" calcext:value-type="float">
            <text:p>3,475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33" calcext:value-type="float">
            <text:p>33</text:p>
          </table:table-cell>
          <table:table-cell table:formula="of:=IF([.B89];[.B89];0)" office:value-type="float" office:value="33" calcext:value-type="float">
            <text:p>33</text:p>
          </table:table-cell>
          <table:table-cell table:formula="of:=COM.MICROSOFT.STDEV.S([.C78:.C89])" office:value-type="float" office:value="0.764506178503285" calcext:value-type="float">
            <text:p>0,7645061785</text:p>
          </table:table-cell>
          <table:table-cell table:formula="of:=AVERAGE([.C78:.C89])" office:value-type="float" office:value="32.3916666666667" calcext:value-type="float">
            <text:p>32,3916666667</text:p>
          </table:table-cell>
          <table:table-cell table:formula="of:=[.E89]-[.D89]" office:value-type="float" office:value="31.6271604881634" calcext:value-type="float">
            <text:p>31,6271604882</text:p>
          </table:table-cell>
          <table:table-cell table:formula="of:=[.E89]-[.E77]" office:value-type="float" office:value="3.09999999999999" calcext:value-type="float">
            <text:p>3,1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32.4" calcext:value-type="float">
            <text:p>32,4</text:p>
          </table:table-cell>
          <table:table-cell table:formula="of:=IF([.B90];[.B90];0)" office:value-type="float" office:value="32.4" calcext:value-type="float">
            <text:p>32,4</text:p>
          </table:table-cell>
          <table:table-cell table:formula="of:=COM.MICROSOFT.STDEV.S([.C79:.C90])" office:value-type="float" office:value="0.754531763293091" calcext:value-type="float">
            <text:p>0,7545317633</text:p>
          </table:table-cell>
          <table:table-cell table:formula="of:=AVERAGE([.C79:.C90])" office:value-type="float" office:value="32.425" calcext:value-type="float">
            <text:p>32,425</text:p>
          </table:table-cell>
          <table:table-cell table:formula="of:=[.E90]-[.D90]" office:value-type="float" office:value="31.6704682367069" calcext:value-type="float">
            <text:p>31,6704682367</text:p>
          </table:table-cell>
          <table:table-cell table:formula="of:=[.E90]-[.E78]" office:value-type="float" office:value="2.68333333333333" calcext:value-type="float">
            <text:p>2,6833333333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31.5" calcext:value-type="float">
            <text:p>31,5</text:p>
          </table:table-cell>
          <table:table-cell table:formula="of:=IF([.B91];[.B91];0)" office:value-type="float" office:value="31.5" calcext:value-type="float">
            <text:p>31,5</text:p>
          </table:table-cell>
          <table:table-cell table:formula="of:=COM.MICROSOFT.STDEV.S([.C80:.C91])" office:value-type="float" office:value="0.787929776904854" calcext:value-type="float">
            <text:p>0,7879297769</text:p>
          </table:table-cell>
          <table:table-cell table:formula="of:=AVERAGE([.C80:.C91])" office:value-type="float" office:value="32.3916666666667" calcext:value-type="float">
            <text:p>32,3916666667</text:p>
          </table:table-cell>
          <table:table-cell table:formula="of:=[.E91]-[.D91]" office:value-type="float" office:value="31.6037368897618" calcext:value-type="float">
            <text:p>31,6037368898</text:p>
          </table:table-cell>
          <table:table-cell table:formula="of:=[.E91]-[.E79]" office:value-type="float" office:value="2.25833333333333" calcext:value-type="float">
            <text:p>2,2583333333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31.8" calcext:value-type="float">
            <text:p>31,8</text:p>
          </table:table-cell>
          <table:table-cell table:formula="of:=IF([.B92];[.B92];0)" office:value-type="float" office:value="31.8" calcext:value-type="float">
            <text:p>31,8</text:p>
          </table:table-cell>
          <table:table-cell table:formula="of:=COM.MICROSOFT.STDEV.S([.C81:.C92])" office:value-type="float" office:value="0.804909179894718" calcext:value-type="float">
            <text:p>0,8049091799</text:p>
          </table:table-cell>
          <table:table-cell table:formula="of:=AVERAGE([.C81:.C92])" office:value-type="float" office:value="32.3333333333333" calcext:value-type="float">
            <text:p>32,3333333333</text:p>
          </table:table-cell>
          <table:table-cell table:formula="of:=[.E92]-[.D92]" office:value-type="float" office:value="31.5284241534386" calcext:value-type="float">
            <text:p>31,5284241534</text:p>
          </table:table-cell>
          <table:table-cell table:formula="of:=[.E92]-[.E80]" office:value-type="float" office:value="1.79166666666668" calcext:value-type="float">
            <text:p>1,791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31.9" calcext:value-type="float">
            <text:p>31,9</text:p>
          </table:table-cell>
          <table:table-cell table:formula="of:=IF([.B93];[.B93];0)" office:value-type="float" office:value="31.9" calcext:value-type="float">
            <text:p>31,9</text:p>
          </table:table-cell>
          <table:table-cell table:formula="of:=COM.MICROSOFT.STDEV.S([.C82:.C93])" office:value-type="float" office:value="0.764109701786095" calcext:value-type="float">
            <text:p>0,7641097018</text:p>
          </table:table-cell>
          <table:table-cell table:formula="of:=AVERAGE([.C82:.C93])" office:value-type="float" office:value="32.225" calcext:value-type="float">
            <text:p>32,225</text:p>
          </table:table-cell>
          <table:table-cell table:formula="of:=[.E93]-[.D93]" office:value-type="float" office:value="31.4608902982139" calcext:value-type="float">
            <text:p>31,4608902982</text:p>
          </table:table-cell>
          <table:table-cell table:formula="of:=[.E93]-[.E81]" office:value-type="float" office:value="1.26666666666667" calcext:value-type="float">
            <text:p>1,2666666667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32.2" calcext:value-type="float">
            <text:p>32,2</text:p>
          </table:table-cell>
          <table:table-cell table:formula="of:=IF([.B94];[.B94];0)" office:value-type="float" office:value="32.2" calcext:value-type="float">
            <text:p>32,2</text:p>
          </table:table-cell>
          <table:table-cell table:formula="of:=COM.MICROSOFT.STDEV.S([.C83:.C94])" office:value-type="float" office:value="0.685344416842342" calcext:value-type="float">
            <text:p>0,6853444168</text:p>
          </table:table-cell>
          <table:table-cell table:formula="of:=AVERAGE([.C83:.C94])" office:value-type="float" office:value="32.1333333333333" calcext:value-type="float">
            <text:p>32,1333333333</text:p>
          </table:table-cell>
          <table:table-cell table:formula="of:=[.E94]-[.D94]" office:value-type="float" office:value="31.447988916491" calcext:value-type="float">
            <text:p>31,4479889165</text:p>
          </table:table-cell>
          <table:table-cell table:formula="of:=[.E94]-[.E82]" office:value-type="float" office:value="0.799999999999994" calcext:value-type="float">
            <text:p>0,8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32.2" calcext:value-type="float">
            <text:p>32,2</text:p>
          </table:table-cell>
          <table:table-cell table:formula="of:=IF([.B95];[.B95];0)" office:value-type="float" office:value="32.2" calcext:value-type="float">
            <text:p>32,2</text:p>
          </table:table-cell>
          <table:table-cell table:formula="of:=COM.MICROSOFT.STDEV.S([.C84:.C95])" office:value-type="float" office:value="0.536190264738181" calcext:value-type="float">
            <text:p>0,5361902647</text:p>
          </table:table-cell>
          <table:table-cell table:formula="of:=AVERAGE([.C84:.C95])" office:value-type="float" office:value="32.025" calcext:value-type="float">
            <text:p>32,025</text:p>
          </table:table-cell>
          <table:table-cell table:formula="of:=[.E95]-[.D95]" office:value-type="float" office:value="31.4888097352618" calcext:value-type="float">
            <text:p>31,4888097353</text:p>
          </table:table-cell>
          <table:table-cell table:formula="of:=[.E95]-[.E83]" office:value-type="float" office:value="0.341666666666665" calcext:value-type="float">
            <text:p>0,341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8.5" calcext:value-type="float">
            <text:p>28,5</text:p>
          </table:table-cell>
          <table:table-cell table:formula="of:=IF([.B96];[.B96];0)" office:value-type="float" office:value="28.5" calcext:value-type="float">
            <text:p>28,5</text:p>
          </table:table-cell>
          <table:table-cell table:formula="of:=COM.MICROSOFT.STDEV.S([.C85:.C96])" office:value-type="float" office:value="1.13494760258175" calcext:value-type="float">
            <text:p>1,1349476026</text:p>
          </table:table-cell>
          <table:table-cell table:formula="of:=AVERAGE([.C85:.C96])" office:value-type="float" office:value="31.8083333333333" calcext:value-type="float">
            <text:p>31,8083333333</text:p>
          </table:table-cell>
          <table:table-cell table:formula="of:=[.E96]-[.D96]" office:value-type="float" office:value="30.6733857307516" calcext:value-type="float">
            <text:p>30,6733857308</text:p>
          </table:table-cell>
          <table:table-cell table:formula="of:=[.E96]-[.E84]" office:value-type="float" office:value="0.00833333333333286" calcext:value-type="float">
            <text:p>0,008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8.1" calcext:value-type="float">
            <text:p>28,1</text:p>
          </table:table-cell>
          <table:table-cell table:formula="of:=IF([.B97];[.B97];0)" office:value-type="float" office:value="28.1" calcext:value-type="float">
            <text:p>28,1</text:p>
          </table:table-cell>
          <table:table-cell table:formula="of:=COM.MICROSOFT.STDEV.S([.C86:.C97])" office:value-type="float" office:value="1.56270453206787" calcext:value-type="float">
            <text:p>1,5627045321</text:p>
          </table:table-cell>
          <table:table-cell table:formula="of:=AVERAGE([.C86:.C97])" office:value-type="float" office:value="31.525" calcext:value-type="float">
            <text:p>31,525</text:p>
          </table:table-cell>
          <table:table-cell table:formula="of:=[.E97]-[.D97]" office:value-type="float" office:value="29.9622954679321" calcext:value-type="float">
            <text:p>29,9622954679</text:p>
          </table:table-cell>
          <table:table-cell table:formula="of:=[.E97]-[.E85]" office:value-type="float" office:value="-0.408333333333328" calcext:value-type="float">
            <text:p>-0,408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26" calcext:value-type="float">
            <text:p>26</text:p>
          </table:table-cell>
          <table:table-cell table:formula="of:=IF([.B98];[.B98];0)" office:value-type="float" office:value="26" calcext:value-type="float">
            <text:p>26</text:p>
          </table:table-cell>
          <table:table-cell table:formula="of:=COM.MICROSOFT.STDEV.S([.C87:.C98])" office:value-type="float" office:value="2.22606801061396" calcext:value-type="float">
            <text:p>2,2260680106</text:p>
          </table:table-cell>
          <table:table-cell table:formula="of:=AVERAGE([.C87:.C98])" office:value-type="float" office:value="31.0416666666667" calcext:value-type="float">
            <text:p>31,0416666667</text:p>
          </table:table-cell>
          <table:table-cell table:formula="of:=[.E98]-[.D98]" office:value-type="float" office:value="28.8155986560527" calcext:value-type="float">
            <text:p>28,8155986561</text:p>
          </table:table-cell>
          <table:table-cell table:formula="of:=[.E98]-[.E86]" office:value-type="float" office:value="-1.00833333333334" calcext:value-type="float">
            <text:p>-1,008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6.2" calcext:value-type="float">
            <text:p>26,2</text:p>
          </table:table-cell>
          <table:table-cell table:formula="of:=IF([.B99];[.B99];0)" office:value-type="float" office:value="26.2" calcext:value-type="float">
            <text:p>26,2</text:p>
          </table:table-cell>
          <table:table-cell table:formula="of:=COM.MICROSOFT.STDEV.S([.C88:.C99])" office:value-type="float" office:value="2.58684023941225" calcext:value-type="float">
            <text:p>2,5868402394</text:p>
          </table:table-cell>
          <table:table-cell table:formula="of:=AVERAGE([.C88:.C99])" office:value-type="float" office:value="30.5416666666667" calcext:value-type="float">
            <text:p>30,5416666667</text:p>
          </table:table-cell>
          <table:table-cell table:formula="of:=[.E99]-[.D99]" office:value-type="float" office:value="27.9548264272544" calcext:value-type="float">
            <text:p>27,9548264273</text:p>
          </table:table-cell>
          <table:table-cell table:formula="of:=[.E99]-[.E87]" office:value-type="float" office:value="-1.63333333333334" calcext:value-type="float">
            <text:p>-1,6333333333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3.2" calcext:value-type="float">
            <text:p>23,2</text:p>
          </table:table-cell>
          <table:table-cell table:formula="of:=IF([.B100];[.B100];0)" office:value-type="float" office:value="23.2" calcext:value-type="float">
            <text:p>23,2</text:p>
          </table:table-cell>
          <table:table-cell table:formula="of:=COM.MICROSOFT.STDEV.S([.C89:.C100])" office:value-type="float" office:value="3.23798478293914" calcext:value-type="float">
            <text:p>3,2379847829</text:p>
          </table:table-cell>
          <table:table-cell table:formula="of:=AVERAGE([.C89:.C100])" office:value-type="float" office:value="29.75" calcext:value-type="float">
            <text:p>29,75</text:p>
          </table:table-cell>
          <table:table-cell table:formula="of:=[.E100]-[.D100]" office:value-type="float" office:value="26.5120152170609" calcext:value-type="float">
            <text:p>26,5120152171</text:p>
          </table:table-cell>
          <table:table-cell table:formula="of:=[.E100]-[.E88]" office:value-type="float" office:value="-2.54166666666666" calcext:value-type="float">
            <text:p>-2,541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3.3" calcext:value-type="float">
            <text:p>23,3</text:p>
          </table:table-cell>
          <table:table-cell table:formula="of:=IF([.B101];[.B101];0)" office:value-type="float" office:value="23.3" calcext:value-type="float">
            <text:p>23,3</text:p>
          </table:table-cell>
          <table:table-cell table:formula="of:=COM.MICROSOFT.STDEV.S([.C90:.C101])" office:value-type="float" office:value="3.54874070707633" calcext:value-type="float">
            <text:p>3,5487407071</text:p>
          </table:table-cell>
          <table:table-cell table:formula="of:=AVERAGE([.C90:.C101])" office:value-type="float" office:value="28.9416666666667" calcext:value-type="float">
            <text:p>28,9416666667</text:p>
          </table:table-cell>
          <table:table-cell table:formula="of:=[.E101]-[.D101]" office:value-type="float" office:value="25.3929259595903" calcext:value-type="float">
            <text:p>25,3929259596</text:p>
          </table:table-cell>
          <table:table-cell table:formula="of:=[.E101]-[.E89]" office:value-type="float" office:value="-3.45" calcext:value-type="float">
            <text:p>-3,45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3.4" calcext:value-type="float">
            <text:p>23,4</text:p>
          </table:table-cell>
          <table:table-cell table:formula="of:=IF([.B102];[.B102];0)" office:value-type="float" office:value="23.4" calcext:value-type="float">
            <text:p>23,4</text:p>
          </table:table-cell>
          <table:table-cell table:formula="of:=COM.MICROSOFT.STDEV.S([.C91:.C102])" office:value-type="float" office:value="3.69925258626249" calcext:value-type="float">
            <text:p>3,6992525863</text:p>
          </table:table-cell>
          <table:table-cell table:formula="of:=AVERAGE([.C91:.C102])" office:value-type="float" office:value="28.1916666666667" calcext:value-type="float">
            <text:p>28,1916666667</text:p>
          </table:table-cell>
          <table:table-cell table:formula="of:=[.E102]-[.D102]" office:value-type="float" office:value="24.4924140804042" calcext:value-type="float">
            <text:p>24,4924140804</text:p>
          </table:table-cell>
          <table:table-cell table:formula="of:=[.E102]-[.E90]" office:value-type="float" office:value="-4.23333333333333" calcext:value-type="float">
            <text:p>-4,2333333333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23.9" calcext:value-type="float">
            <text:p>23,9</text:p>
          </table:table-cell>
          <table:table-cell table:formula="of:=IF([.B103];[.B103];0)" office:value-type="float" office:value="23.9" calcext:value-type="float">
            <text:p>23,9</text:p>
          </table:table-cell>
          <table:table-cell table:formula="of:=COM.MICROSOFT.STDEV.S([.C92:.C103])" office:value-type="float" office:value="3.73179419030416" calcext:value-type="float">
            <text:p>3,7317941903</text:p>
          </table:table-cell>
          <table:table-cell table:formula="of:=AVERAGE([.C92:.C103])" office:value-type="float" office:value="27.5583333333333" calcext:value-type="float">
            <text:p>27,5583333333</text:p>
          </table:table-cell>
          <table:table-cell table:formula="of:=[.E103]-[.D103]" office:value-type="float" office:value="23.8265391430292" calcext:value-type="float">
            <text:p>23,826539143</text:p>
          </table:table-cell>
          <table:table-cell table:formula="of:=[.E103]-[.E91]" office:value-type="float" office:value="-4.83333333333333" calcext:value-type="float">
            <text:p>-4,8333333333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25.5" calcext:value-type="float">
            <text:p>25,5</text:p>
          </table:table-cell>
          <table:table-cell table:formula="of:=IF([.B104];[.B104];0)" office:value-type="float" office:value="25.5" calcext:value-type="float">
            <text:p>25,5</text:p>
          </table:table-cell>
          <table:table-cell table:formula="of:=COM.MICROSOFT.STDEV.S([.C93:.C104])" office:value-type="float" office:value="3.51783335522755" calcext:value-type="float">
            <text:p>3,5178333552</text:p>
          </table:table-cell>
          <table:table-cell table:formula="of:=AVERAGE([.C93:.C104])" office:value-type="float" office:value="27.0333333333333" calcext:value-type="float">
            <text:p>27,0333333333</text:p>
          </table:table-cell>
          <table:table-cell table:formula="of:=[.E104]-[.D104]" office:value-type="float" office:value="23.5154999781058" calcext:value-type="float">
            <text:p>23,5154999781</text:p>
          </table:table-cell>
          <table:table-cell table:formula="of:=[.E104]-[.E92]" office:value-type="float" office:value="-5.3" calcext:value-type="float">
            <text:p>-5,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26" calcext:value-type="float">
            <text:p>26</text:p>
          </table:table-cell>
          <table:table-cell table:formula="of:=IF([.B105];[.B105];0)" office:value-type="float" office:value="26" calcext:value-type="float">
            <text:p>26</text:p>
          </table:table-cell>
          <table:table-cell table:formula="of:=COM.MICROSOFT.STDEV.S([.C94:.C105])" office:value-type="float" office:value="3.17102172617578" calcext:value-type="float">
            <text:p>3,1710217262</text:p>
          </table:table-cell>
          <table:table-cell table:formula="of:=AVERAGE([.C94:.C105])" office:value-type="float" office:value="26.5416666666667" calcext:value-type="float">
            <text:p>26,5416666667</text:p>
          </table:table-cell>
          <table:table-cell table:formula="of:=[.E105]-[.D105]" office:value-type="float" office:value="23.3706449404909" calcext:value-type="float">
            <text:p>23,3706449405</text:p>
          </table:table-cell>
          <table:table-cell table:formula="of:=[.E105]-[.E93]" office:value-type="float" office:value="-5.68333333333333" calcext:value-type="float">
            <text:p>-5,68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6" calcext:value-type="float">
            <text:p>26</text:p>
          </table:table-cell>
          <table:table-cell table:formula="of:=IF([.B106];[.B106];0)" office:value-type="float" office:value="26" calcext:value-type="float">
            <text:p>26</text:p>
          </table:table-cell>
          <table:table-cell table:formula="of:=COM.MICROSOFT.STDEV.S([.C95:.C106])" office:value-type="float" office:value="2.6230187328205" calcext:value-type="float">
            <text:p>2,6230187328</text:p>
          </table:table-cell>
          <table:table-cell table:formula="of:=AVERAGE([.C95:.C106])" office:value-type="float" office:value="26.025" calcext:value-type="float">
            <text:p>26,025</text:p>
          </table:table-cell>
          <table:table-cell table:formula="of:=[.E106]-[.D106]" office:value-type="float" office:value="23.4019812671795" calcext:value-type="float">
            <text:p>23,4019812672</text:p>
          </table:table-cell>
          <table:table-cell table:formula="of:=[.E106]-[.E94]" office:value-type="float" office:value="-6.10833333333333" calcext:value-type="float">
            <text:p>-6,108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26" calcext:value-type="float">
            <text:p>26</text:p>
          </table:table-cell>
          <table:table-cell table:formula="of:=IF([.B107];[.B107];0)" office:value-type="float" office:value="26" calcext:value-type="float">
            <text:p>26</text:p>
          </table:table-cell>
          <table:table-cell table:formula="of:=COM.MICROSOFT.STDEV.S([.C96:.C107])" office:value-type="float" office:value="1.76710257629587" calcext:value-type="float">
            <text:p>1,7671025763</text:p>
          </table:table-cell>
          <table:table-cell table:formula="of:=AVERAGE([.C96:.C107])" office:value-type="float" office:value="25.5083333333333" calcext:value-type="float">
            <text:p>25,5083333333</text:p>
          </table:table-cell>
          <table:table-cell table:formula="of:=[.E107]-[.D107]" office:value-type="float" office:value="23.7412307570375" calcext:value-type="float">
            <text:p>23,741230757</text:p>
          </table:table-cell>
          <table:table-cell table:formula="of:=[.E107]-[.E95]" office:value-type="float" office:value="-6.51666666666666" calcext:value-type="float">
            <text:p>-6,5166666667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5.9" calcext:value-type="float">
            <text:p>25,9</text:p>
          </table:table-cell>
          <table:table-cell table:formula="of:=IF([.B108];[.B108];0)" office:value-type="float" office:value="25.9" calcext:value-type="float">
            <text:p>25,9</text:p>
          </table:table-cell>
          <table:table-cell table:formula="of:=COM.MICROSOFT.STDEV.S([.C97:.C108])" office:value-type="float" office:value="1.50723005020548" calcext:value-type="float">
            <text:p>1,5072300502</text:p>
          </table:table-cell>
          <table:table-cell table:formula="of:=AVERAGE([.C97:.C108])" office:value-type="float" office:value="25.2916666666667" calcext:value-type="float">
            <text:p>25,2916666667</text:p>
          </table:table-cell>
          <table:table-cell table:formula="of:=[.E108]-[.D108]" office:value-type="float" office:value="23.7844366164612" calcext:value-type="float">
            <text:p>23,7844366165</text:p>
          </table:table-cell>
          <table:table-cell table:formula="of:=[.E108]-[.E96]" office:value-type="float" office:value="-6.51666666666667" calcext:value-type="float">
            <text:p>-6,5166666667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25.8" calcext:value-type="float">
            <text:p>25,8</text:p>
          </table:table-cell>
          <table:table-cell table:formula="of:=IF([.B109];[.B109];0)" office:value-type="float" office:value="25.8" calcext:value-type="float">
            <text:p>25,8</text:p>
          </table:table-cell>
          <table:table-cell table:formula="of:=COM.MICROSOFT.STDEV.S([.C98:.C109])" office:value-type="float" office:value="1.24023458191659" calcext:value-type="float">
            <text:p>1,2402345819</text:p>
          </table:table-cell>
          <table:table-cell table:formula="of:=AVERAGE([.C98:.C109])" office:value-type="float" office:value="25.1" calcext:value-type="float">
            <text:p>25,1</text:p>
          </table:table-cell>
          <table:table-cell table:formula="of:=[.E109]-[.D109]" office:value-type="float" office:value="23.8597654180834" calcext:value-type="float">
            <text:p>23,8597654181</text:p>
          </table:table-cell>
          <table:table-cell table:formula="of:=[.E109]-[.E97]" office:value-type="float" office:value="-6.42500000000001" calcext:value-type="float">
            <text:p>-6,425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25.8" calcext:value-type="float">
            <text:p>25,8</text:p>
          </table:table-cell>
          <table:table-cell table:formula="of:=IF([.B110];[.B110];0)" office:value-type="float" office:value="25.8" calcext:value-type="float">
            <text:p>25,8</text:p>
          </table:table-cell>
          <table:table-cell table:formula="of:=COM.MICROSOFT.STDEV.S([.C99:.C110])" office:value-type="float" office:value="1.22832726860063" calcext:value-type="float">
            <text:p>1,2283272686</text:p>
          </table:table-cell>
          <table:table-cell table:formula="of:=AVERAGE([.C99:.C110])" office:value-type="float" office:value="25.0833333333333" calcext:value-type="float">
            <text:p>25,0833333333</text:p>
          </table:table-cell>
          <table:table-cell table:formula="of:=[.E110]-[.D110]" office:value-type="float" office:value="23.8550060647327" calcext:value-type="float">
            <text:p>23,8550060647</text:p>
          </table:table-cell>
          <table:table-cell table:formula="of:=[.E110]-[.E98]" office:value-type="float" office:value="-5.95833333333334" calcext:value-type="float">
            <text:p>-5,958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25.8" calcext:value-type="float">
            <text:p>25,8</text:p>
          </table:table-cell>
          <table:table-cell table:formula="of:=IF([.B111];[.B111];0)" office:value-type="float" office:value="25.8" calcext:value-type="float">
            <text:p>25,8</text:p>
          </table:table-cell>
          <table:table-cell table:formula="of:=COM.MICROSOFT.STDEV.S([.C100:.C111])" office:value-type="float" office:value="1.20037872811421" calcext:value-type="float">
            <text:p>1,2003787281</text:p>
          </table:table-cell>
          <table:table-cell table:formula="of:=AVERAGE([.C100:.C111])" office:value-type="float" office:value="25.05" calcext:value-type="float">
            <text:p>25,05</text:p>
          </table:table-cell>
          <table:table-cell table:formula="of:=[.E111]-[.D111]" office:value-type="float" office:value="23.8496212718858" calcext:value-type="float">
            <text:p>23,8496212719</text:p>
          </table:table-cell>
          <table:table-cell table:formula="of:=[.E111]-[.E99]" office:value-type="float" office:value="-5.49166666666667" calcext:value-type="float">
            <text:p>-5,4916666667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25.8" calcext:value-type="float">
            <text:p>25,8</text:p>
          </table:table-cell>
          <table:table-cell table:formula="of:=IF([.B112];[.B112];0)" office:value-type="float" office:value="25.8" calcext:value-type="float">
            <text:p>25,8</text:p>
          </table:table-cell>
          <table:table-cell table:formula="of:=COM.MICROSOFT.STDEV.S([.C101:.C112])" office:value-type="float" office:value="1.06287203825153" calcext:value-type="float">
            <text:p>1,0628720383</text:p>
          </table:table-cell>
          <table:table-cell table:formula="of:=AVERAGE([.C101:.C112])" office:value-type="float" office:value="25.2666666666667" calcext:value-type="float">
            <text:p>25,2666666667</text:p>
          </table:table-cell>
          <table:table-cell table:formula="of:=[.E112]-[.D112]" office:value-type="float" office:value="24.2037946284151" calcext:value-type="float">
            <text:p>24,2037946284</text:p>
          </table:table-cell>
          <table:table-cell table:formula="of:=[.E112]-[.E100]" office:value-type="float" office:value="-4.48333333333333" calcext:value-type="float">
            <text:p>-4,48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25.8" calcext:value-type="float">
            <text:p>25,8</text:p>
          </table:table-cell>
          <table:table-cell table:formula="of:=IF([.B113];[.B113];0)" office:value-type="float" office:value="25.8" calcext:value-type="float">
            <text:p>25,8</text:p>
          </table:table-cell>
          <table:table-cell table:formula="of:=COM.MICROSOFT.STDEV.S([.C102:.C113])" office:value-type="float" office:value="0.869822343407497" calcext:value-type="float">
            <text:p>0,8698223434</text:p>
          </table:table-cell>
          <table:table-cell table:formula="of:=AVERAGE([.C102:.C113])" office:value-type="float" office:value="25.475" calcext:value-type="float">
            <text:p>25,475</text:p>
          </table:table-cell>
          <table:table-cell table:formula="of:=[.E113]-[.D113]" office:value-type="float" office:value="24.6051776565925" calcext:value-type="float">
            <text:p>24,6051776566</text:p>
          </table:table-cell>
          <table:table-cell table:formula="of:=[.E113]-[.E101]" office:value-type="float" office:value="-3.46666666666666" calcext:value-type="float">
            <text:p>-3,46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25.8" calcext:value-type="float">
            <text:p>25,8</text:p>
          </table:table-cell>
          <table:table-cell table:formula="of:=IF([.B114];[.B114];0)" office:value-type="float" office:value="25.8" calcext:value-type="float">
            <text:p>25,8</text:p>
          </table:table-cell>
          <table:table-cell table:formula="of:=COM.MICROSOFT.STDEV.S([.C103:.C114])" office:value-type="float" office:value="0.575444492228715" calcext:value-type="float">
            <text:p>0,5754444922</text:p>
          </table:table-cell>
          <table:table-cell table:formula="of:=AVERAGE([.C103:.C114])" office:value-type="float" office:value="25.675" calcext:value-type="float">
            <text:p>25,675</text:p>
          </table:table-cell>
          <table:table-cell table:formula="of:=[.E114]-[.D114]" office:value-type="float" office:value="25.0995555077713" calcext:value-type="float">
            <text:p>25,0995555078</text:p>
          </table:table-cell>
          <table:table-cell table:formula="of:=[.E114]-[.E102]" office:value-type="float" office:value="-2.51666666666667" calcext:value-type="float">
            <text:p>-2,51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25.8" calcext:value-type="float">
            <text:p>25,8</text:p>
          </table:table-cell>
          <table:table-cell table:formula="of:=IF([.B115];[.B115];0)" office:value-type="float" office:value="25.8" calcext:value-type="float">
            <text:p>25,8</text:p>
          </table:table-cell>
          <table:table-cell table:formula="of:=COM.MICROSOFT.STDEV.S([.C104:.C115])" office:value-type="float" office:value="0.137068883368468" calcext:value-type="float">
            <text:p>0,1370688834</text:p>
          </table:table-cell>
          <table:table-cell table:formula="of:=AVERAGE([.C104:.C115])" office:value-type="float" office:value="25.8333333333333" calcext:value-type="float">
            <text:p>25,8333333333</text:p>
          </table:table-cell>
          <table:table-cell table:formula="of:=[.E115]-[.D115]" office:value-type="float" office:value="25.6962644499649" calcext:value-type="float">
            <text:p>25,69626445</text:p>
          </table:table-cell>
          <table:table-cell table:formula="of:=[.E115]-[.E103]" office:value-type="float" office:value="-1.72499999999999" calcext:value-type="float">
            <text:p>-1,725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25.7" calcext:value-type="float">
            <text:p>25,7</text:p>
          </table:table-cell>
          <table:table-cell table:formula="of:=IF([.B116];[.B116];0)" office:value-type="float" office:value="25.7" calcext:value-type="float">
            <text:p>25,7</text:p>
          </table:table-cell>
          <table:table-cell table:formula="of:=COM.MICROSOFT.STDEV.S([.C105:.C116])" office:value-type="float" office:value="0.0999999999999998" calcext:value-type="float">
            <text:p>0,1</text:p>
          </table:table-cell>
          <table:table-cell table:formula="of:=AVERAGE([.C105:.C116])" office:value-type="float" office:value="25.85" calcext:value-type="float">
            <text:p>25,85</text:p>
          </table:table-cell>
          <table:table-cell table:formula="of:=[.E116]-[.D116]" office:value-type="float" office:value="25.75" calcext:value-type="float">
            <text:p>25,75</text:p>
          </table:table-cell>
          <table:table-cell table:formula="of:=[.E116]-[.E104]" office:value-type="float" office:value="-1.18333333333333" calcext:value-type="float">
            <text:p>-1,183333333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25.7" calcext:value-type="float">
            <text:p>25,7</text:p>
          </table:table-cell>
          <table:table-cell table:formula="of:=IF([.B117];[.B117];0)" office:value-type="float" office:value="25.7" calcext:value-type="float">
            <text:p>25,7</text:p>
          </table:table-cell>
          <table:table-cell table:formula="of:=COM.MICROSOFT.STDEV.S([.C106:.C117])" office:value-type="float" office:value="0.0965307299163422" calcext:value-type="float">
            <text:p>0,0965307299</text:p>
          </table:table-cell>
          <table:table-cell table:formula="of:=AVERAGE([.C106:.C117])" office:value-type="float" office:value="25.825" calcext:value-type="float">
            <text:p>25,825</text:p>
          </table:table-cell>
          <table:table-cell table:formula="of:=[.E117]-[.D117]" office:value-type="float" office:value="25.7284692700837" calcext:value-type="float">
            <text:p>25,7284692701</text:p>
          </table:table-cell>
          <table:table-cell table:formula="of:=[.E117]-[.E105]" office:value-type="float" office:value="-0.716666666666665" calcext:value-type="float">
            <text:p>-0,7166666667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25.7" calcext:value-type="float">
            <text:p>25,7</text:p>
          </table:table-cell>
          <table:table-cell table:formula="of:=IF([.B118];[.B118];0)" office:value-type="float" office:value="25.7" calcext:value-type="float">
            <text:p>25,7</text:p>
          </table:table-cell>
          <table:table-cell table:formula="of:=COM.MICROSOFT.STDEV.S([.C107:.C118])" office:value-type="float" office:value="0.0852802865422443" calcext:value-type="float">
            <text:p>0,0852802865</text:p>
          </table:table-cell>
          <table:table-cell table:formula="of:=AVERAGE([.C107:.C118])" office:value-type="float" office:value="25.8" calcext:value-type="float">
            <text:p>25,8</text:p>
          </table:table-cell>
          <table:table-cell table:formula="of:=[.E118]-[.D118]" office:value-type="float" office:value="25.7147197134578" calcext:value-type="float">
            <text:p>25,7147197135</text:p>
          </table:table-cell>
          <table:table-cell table:formula="of:=[.E118]-[.E106]" office:value-type="float" office:value="-0.225000000000001" calcext:value-type="float">
            <text:p>-0,22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25.7" calcext:value-type="float">
            <text:p>25,7</text:p>
          </table:table-cell>
          <table:table-cell table:formula="of:=IF([.B119];[.B119];0)" office:value-type="float" office:value="25.7" calcext:value-type="float">
            <text:p>25,7</text:p>
          </table:table-cell>
          <table:table-cell table:formula="of:=COM.MICROSOFT.STDEV.S([.C108:.C119])" office:value-type="float" office:value="0.0621581560508063" calcext:value-type="float">
            <text:p>0,0621581561</text:p>
          </table:table-cell>
          <table:table-cell table:formula="of:=AVERAGE([.C108:.C119])" office:value-type="float" office:value="25.775" calcext:value-type="float">
            <text:p>25,775</text:p>
          </table:table-cell>
          <table:table-cell table:formula="of:=[.E119]-[.D119]" office:value-type="float" office:value="25.7128418439492" calcext:value-type="float">
            <text:p>25,7128418439</text:p>
          </table:table-cell>
          <table:table-cell table:formula="of:=[.E119]-[.E107]" office:value-type="float" office:value="0.266666666666659" calcext:value-type="float">
            <text:p>0,26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5.7" calcext:value-type="float">
            <text:p>25,7</text:p>
          </table:table-cell>
          <table:table-cell table:formula="of:=IF([.B120];[.B120];0)" office:value-type="float" office:value="25.7" calcext:value-type="float">
            <text:p>25,7</text:p>
          </table:table-cell>
          <table:table-cell table:formula="of:=COM.MICROSOFT.STDEV.S([.C109:.C120])" office:value-type="float" office:value="0.0514928650544445" calcext:value-type="float">
            <text:p>0,0514928651</text:p>
          </table:table-cell>
          <table:table-cell table:formula="of:=AVERAGE([.C109:.C120])" office:value-type="float" office:value="25.7583333333333" calcext:value-type="float">
            <text:p>25,7583333333</text:p>
          </table:table-cell>
          <table:table-cell table:formula="of:=[.E120]-[.D120]" office:value-type="float" office:value="25.7068404682789" calcext:value-type="float">
            <text:p>25,7068404683</text:p>
          </table:table-cell>
          <table:table-cell table:formula="of:=[.E120]-[.E108]" office:value-type="float" office:value="0.466666666666661" calcext:value-type="float">
            <text:p>0,4666666667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25.7" calcext:value-type="float">
            <text:p>25,7</text:p>
          </table:table-cell>
          <table:table-cell table:formula="of:=IF([.B121];[.B121];0)" office:value-type="float" office:value="25.7" calcext:value-type="float">
            <text:p>25,7</text:p>
          </table:table-cell>
          <table:table-cell table:formula="of:=COM.MICROSOFT.STDEV.S([.C110:.C121])" office:value-type="float" office:value="0.0522232967867101" calcext:value-type="float">
            <text:p>0,0522232968</text:p>
          </table:table-cell>
          <table:table-cell table:formula="of:=AVERAGE([.C110:.C121])" office:value-type="float" office:value="25.75" calcext:value-type="float">
            <text:p>25,75</text:p>
          </table:table-cell>
          <table:table-cell table:formula="of:=[.E121]-[.D121]" office:value-type="float" office:value="25.6977767032133" calcext:value-type="float">
            <text:p>25,6977767032</text:p>
          </table:table-cell>
          <table:table-cell table:formula="of:=[.E121]-[.E109]" office:value-type="float" office:value="0.649999999999999" calcext:value-type="float">
            <text:p>0,65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25.7" calcext:value-type="float">
            <text:p>25,7</text:p>
          </table:table-cell>
          <table:table-cell table:formula="of:=IF([.B122];[.B122];0)" office:value-type="float" office:value="25.7" calcext:value-type="float">
            <text:p>25,7</text:p>
          </table:table-cell>
          <table:table-cell table:formula="of:=COM.MICROSOFT.STDEV.S([.C111:.C122])" office:value-type="float" office:value="0.0514928650544445" calcext:value-type="float">
            <text:p>0,0514928651</text:p>
          </table:table-cell>
          <table:table-cell table:formula="of:=AVERAGE([.C111:.C122])" office:value-type="float" office:value="25.7416666666667" calcext:value-type="float">
            <text:p>25,7416666667</text:p>
          </table:table-cell>
          <table:table-cell table:formula="of:=[.E122]-[.D122]" office:value-type="float" office:value="25.6901738016122" calcext:value-type="float">
            <text:p>25,6901738016</text:p>
          </table:table-cell>
          <table:table-cell table:formula="of:=[.E122]-[.E110]" office:value-type="float" office:value="0.658333333333331" calcext:value-type="float">
            <text:p>0,658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25.7" calcext:value-type="float">
            <text:p>25,7</text:p>
          </table:table-cell>
          <table:table-cell table:formula="of:=IF([.B123];[.B123];0)" office:value-type="float" office:value="25.7" calcext:value-type="float">
            <text:p>25,7</text:p>
          </table:table-cell>
          <table:table-cell table:formula="of:=COM.MICROSOFT.STDEV.S([.C112:.C123])" office:value-type="float" office:value="0.0492365963917338" calcext:value-type="float">
            <text:p>0,0492365964</text:p>
          </table:table-cell>
          <table:table-cell table:formula="of:=AVERAGE([.C112:.C123])" office:value-type="float" office:value="25.7333333333333" calcext:value-type="float">
            <text:p>25,7333333333</text:p>
          </table:table-cell>
          <table:table-cell table:formula="of:=[.E123]-[.D123]" office:value-type="float" office:value="25.6840967369416" calcext:value-type="float">
            <text:p>25,6840967369</text:p>
          </table:table-cell>
          <table:table-cell table:formula="of:=[.E123]-[.E111]" office:value-type="float" office:value="0.68333333333333" calcext:value-type="float">
            <text:p>0,6833333333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25.6" calcext:value-type="float">
            <text:p>25,6</text:p>
          </table:table-cell>
          <table:table-cell table:formula="of:=IF([.B124];[.B124];0)" office:value-type="float" office:value="25.6" calcext:value-type="float">
            <text:p>25,6</text:p>
          </table:table-cell>
          <table:table-cell table:formula="of:=COM.MICROSOFT.STDEV.S([.C113:.C124])" office:value-type="float" office:value="0.0577350269189627" calcext:value-type="float">
            <text:p>0,0577350269</text:p>
          </table:table-cell>
          <table:table-cell table:formula="of:=AVERAGE([.C113:.C124])" office:value-type="float" office:value="25.7166666666667" calcext:value-type="float">
            <text:p>25,7166666667</text:p>
          </table:table-cell>
          <table:table-cell table:formula="of:=[.E124]-[.D124]" office:value-type="float" office:value="25.6589316397477" calcext:value-type="float">
            <text:p>25,6589316397</text:p>
          </table:table-cell>
          <table:table-cell table:formula="of:=[.E124]-[.E112]" office:value-type="float" office:value="0.449999999999996" calcext:value-type="float">
            <text:p>0,45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25.6" calcext:value-type="float">
            <text:p>25,6</text:p>
          </table:table-cell>
          <table:table-cell table:formula="of:=IF([.B125];[.B125];0)" office:value-type="float" office:value="25.6" calcext:value-type="float">
            <text:p>25,6</text:p>
          </table:table-cell>
          <table:table-cell table:formula="of:=COM.MICROSOFT.STDEV.S([.C114:.C125])" office:value-type="float" office:value="0.0603022689155525" calcext:value-type="float">
            <text:p>0,0603022689</text:p>
          </table:table-cell>
          <table:table-cell table:formula="of:=AVERAGE([.C114:.C125])" office:value-type="float" office:value="25.7" calcext:value-type="float">
            <text:p>25,7</text:p>
          </table:table-cell>
          <table:table-cell table:formula="of:=[.E125]-[.D125]" office:value-type="float" office:value="25.6396977310844" calcext:value-type="float">
            <text:p>25,6396977311</text:p>
          </table:table-cell>
          <table:table-cell table:formula="of:=[.E125]-[.E113]" office:value-type="float" office:value="0.224999999999994" calcext:value-type="float">
            <text:p>0,22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25.6" calcext:value-type="float">
            <text:p>25,6</text:p>
          </table:table-cell>
          <table:table-cell table:formula="of:=IF([.B126];[.B126];0)" office:value-type="float" office:value="25.6" calcext:value-type="float">
            <text:p>25,6</text:p>
          </table:table-cell>
          <table:table-cell table:formula="of:=COM.MICROSOFT.STDEV.S([.C115:.C126])" office:value-type="float" office:value="0.057735026918962" calcext:value-type="float">
            <text:p>0,0577350269</text:p>
          </table:table-cell>
          <table:table-cell table:formula="of:=AVERAGE([.C115:.C126])" office:value-type="float" office:value="25.6833333333333" calcext:value-type="float">
            <text:p>25,6833333333</text:p>
          </table:table-cell>
          <table:table-cell table:formula="of:=[.E126]-[.D126]" office:value-type="float" office:value="25.6255983064144" calcext:value-type="float">
            <text:p>25,6255983064</text:p>
          </table:table-cell>
          <table:table-cell table:formula="of:=[.E126]-[.E114]" office:value-type="float" office:value="0.00833333333333286" calcext:value-type="float">
            <text:p>0,0083333333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25.6" calcext:value-type="float">
            <text:p>25,6</text:p>
          </table:table-cell>
          <table:table-cell table:formula="of:=IF([.B127];[.B127];0)" office:value-type="float" office:value="25.6" calcext:value-type="float">
            <text:p>25,6</text:p>
          </table:table-cell>
          <table:table-cell table:formula="of:=COM.MICROSOFT.STDEV.S([.C116:.C127])" office:value-type="float" office:value="0.0492365963917321" calcext:value-type="float">
            <text:p>0,0492365964</text:p>
          </table:table-cell>
          <table:table-cell table:formula="of:=AVERAGE([.C116:.C127])" office:value-type="float" office:value="25.6666666666667" calcext:value-type="float">
            <text:p>25,6666666667</text:p>
          </table:table-cell>
          <table:table-cell table:formula="of:=[.E127]-[.D127]" office:value-type="float" office:value="25.6174300702749" calcext:value-type="float">
            <text:p>25,6174300703</text:p>
          </table:table-cell>
          <table:table-cell table:formula="of:=[.E127]-[.E115]" office:value-type="float" office:value="-0.166666666666671" calcext:value-type="float">
            <text:p>-0,1666666667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25.6" calcext:value-type="float">
            <text:p>25,6</text:p>
          </table:table-cell>
          <table:table-cell table:formula="of:=IF([.B128];[.B128];0)" office:value-type="float" office:value="25.6" calcext:value-type="float">
            <text:p>25,6</text:p>
          </table:table-cell>
          <table:table-cell table:formula="of:=COM.MICROSOFT.STDEV.S([.C117:.C128])" office:value-type="float" office:value="0.0514928650544426" calcext:value-type="float">
            <text:p>0,0514928651</text:p>
          </table:table-cell>
          <table:table-cell table:formula="of:=AVERAGE([.C117:.C128])" office:value-type="float" office:value="25.6583333333333" calcext:value-type="float">
            <text:p>25,6583333333</text:p>
          </table:table-cell>
          <table:table-cell table:formula="of:=[.E128]-[.D128]" office:value-type="float" office:value="25.6068404682789" calcext:value-type="float">
            <text:p>25,6068404683</text:p>
          </table:table-cell>
          <table:table-cell table:formula="of:=[.E128]-[.E116]" office:value-type="float" office:value="-0.191666666666674" calcext:value-type="float">
            <text:p>-0,191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25.6" calcext:value-type="float">
            <text:p>25,6</text:p>
          </table:table-cell>
          <table:table-cell table:formula="of:=IF([.B129];[.B129];0)" office:value-type="float" office:value="25.6" calcext:value-type="float">
            <text:p>25,6</text:p>
          </table:table-cell>
          <table:table-cell table:formula="of:=COM.MICROSOFT.STDEV.S([.C118:.C129])" office:value-type="float" office:value="0.0522232967867082" calcext:value-type="float">
            <text:p>0,0522232968</text:p>
          </table:table-cell>
          <table:table-cell table:formula="of:=AVERAGE([.C118:.C129])" office:value-type="float" office:value="25.65" calcext:value-type="float">
            <text:p>25,65</text:p>
          </table:table-cell>
          <table:table-cell table:formula="of:=[.E129]-[.D129]" office:value-type="float" office:value="25.5977767032133" calcext:value-type="float">
            <text:p>25,5977767032</text:p>
          </table:table-cell>
          <table:table-cell table:formula="of:=[.E129]-[.E117]" office:value-type="float" office:value="-0.175000000000001" calcext:value-type="float">
            <text:p>-0,175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25.6" calcext:value-type="float">
            <text:p>25,6</text:p>
          </table:table-cell>
          <table:table-cell table:formula="of:=IF([.B130];[.B130];0)" office:value-type="float" office:value="25.6" calcext:value-type="float">
            <text:p>25,6</text:p>
          </table:table-cell>
          <table:table-cell table:formula="of:=COM.MICROSOFT.STDEV.S([.C119:.C130])" office:value-type="float" office:value="0.0514928650544426" calcext:value-type="float">
            <text:p>0,0514928651</text:p>
          </table:table-cell>
          <table:table-cell table:formula="of:=AVERAGE([.C119:.C130])" office:value-type="float" office:value="25.6416666666667" calcext:value-type="float">
            <text:p>25,6416666667</text:p>
          </table:table-cell>
          <table:table-cell table:formula="of:=[.E130]-[.D130]" office:value-type="float" office:value="25.5901738016122" calcext:value-type="float">
            <text:p>25,5901738016</text:p>
          </table:table-cell>
          <table:table-cell table:formula="of:=[.E130]-[.E118]" office:value-type="float" office:value="-0.158333333333335" calcext:value-type="float">
            <text:p>-0,158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25.6" calcext:value-type="float">
            <text:p>25,6</text:p>
          </table:table-cell>
          <table:table-cell table:formula="of:=IF([.B131];[.B131];0)" office:value-type="float" office:value="25.6" calcext:value-type="float">
            <text:p>25,6</text:p>
          </table:table-cell>
          <table:table-cell table:formula="of:=COM.MICROSOFT.STDEV.S([.C120:.C131])" office:value-type="float" office:value="0.0492365963917321" calcext:value-type="float">
            <text:p>0,0492365964</text:p>
          </table:table-cell>
          <table:table-cell table:formula="of:=AVERAGE([.C120:.C131])" office:value-type="float" office:value="25.6333333333333" calcext:value-type="float">
            <text:p>25,6333333333</text:p>
          </table:table-cell>
          <table:table-cell table:formula="of:=[.E131]-[.D131]" office:value-type="float" office:value="25.5840967369416" calcext:value-type="float">
            <text:p>25,5840967369</text:p>
          </table:table-cell>
          <table:table-cell table:formula="of:=[.E131]-[.E119]" office:value-type="float" office:value="-0.141666666666666" calcext:value-type="float">
            <text:p>-0,1416666667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25.6" calcext:value-type="float">
            <text:p>25,6</text:p>
          </table:table-cell>
          <table:table-cell table:formula="of:=IF([.B132];[.B132];0)" office:value-type="float" office:value="25.6" calcext:value-type="float">
            <text:p>25,6</text:p>
          </table:table-cell>
          <table:table-cell table:formula="of:=COM.MICROSOFT.STDEV.S([.C121:.C132])" office:value-type="float" office:value="0.0452267016866636" calcext:value-type="float">
            <text:p>0,0452267017</text:p>
          </table:table-cell>
          <table:table-cell table:formula="of:=AVERAGE([.C121:.C132])" office:value-type="float" office:value="25.625" calcext:value-type="float">
            <text:p>25,625</text:p>
          </table:table-cell>
          <table:table-cell table:formula="of:=[.E132]-[.D132]" office:value-type="float" office:value="25.5797732983133" calcext:value-type="float">
            <text:p>25,5797732983</text:p>
          </table:table-cell>
          <table:table-cell table:formula="of:=[.E132]-[.E120]" office:value-type="float" office:value="-0.133333333333329" calcext:value-type="float">
            <text:p>-0,1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25.6" calcext:value-type="float">
            <text:p>25,6</text:p>
          </table:table-cell>
          <table:table-cell table:formula="of:=IF([.B133];[.B133];0)" office:value-type="float" office:value="25.6" calcext:value-type="float">
            <text:p>25,6</text:p>
          </table:table-cell>
          <table:table-cell table:formula="of:=COM.MICROSOFT.STDEV.S([.C122:.C133])" office:value-type="float" office:value="0.0389249472080753" calcext:value-type="float">
            <text:p>0,0389249472</text:p>
          </table:table-cell>
          <table:table-cell table:formula="of:=AVERAGE([.C122:.C133])" office:value-type="float" office:value="25.6166666666667" calcext:value-type="float">
            <text:p>25,6166666667</text:p>
          </table:table-cell>
          <table:table-cell table:formula="of:=[.E133]-[.D133]" office:value-type="float" office:value="25.5777417194586" calcext:value-type="float">
            <text:p>25,5777417195</text:p>
          </table:table-cell>
          <table:table-cell table:formula="of:=[.E133]-[.E121]" office:value-type="float" office:value="-0.133333333333333" calcext:value-type="float">
            <text:p>-0,1333333333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25.6" calcext:value-type="float">
            <text:p>25,6</text:p>
          </table:table-cell>
          <table:table-cell table:formula="of:=IF([.B134];[.B134];0)" office:value-type="float" office:value="25.6" calcext:value-type="float">
            <text:p>25,6</text:p>
          </table:table-cell>
          <table:table-cell table:formula="of:=COM.MICROSOFT.STDEV.S([.C123:.C134])" office:value-type="float" office:value="0.0288675134594807" calcext:value-type="float">
            <text:p>0,0288675135</text:p>
          </table:table-cell>
          <table:table-cell table:formula="of:=AVERAGE([.C123:.C134])" office:value-type="float" office:value="25.6083333333333" calcext:value-type="float">
            <text:p>25,6083333333</text:p>
          </table:table-cell>
          <table:table-cell table:formula="of:=[.E134]-[.D134]" office:value-type="float" office:value="25.5794658198738" calcext:value-type="float">
            <text:p>25,5794658199</text:p>
          </table:table-cell>
          <table:table-cell table:formula="of:=[.E134]-[.E122]" office:value-type="float" office:value="-0.133333333333333" calcext:value-type="float">
            <text:p>-0,13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25.6" calcext:value-type="float">
            <text:p>25,6</text:p>
          </table:table-cell>
          <table:table-cell table:formula="of:=IF([.B135];[.B135];0)" office:value-type="float" office:value="25.6" calcext:value-type="float">
            <text:p>25,6</text:p>
          </table:table-cell>
          <table:table-cell table:formula="of:=COM.MICROSOFT.STDEV.S([.C124:.C135])" office:value-type="float" office:value="0" calcext:value-type="float">
            <text:p>0</text:p>
          </table:table-cell>
          <table:table-cell table:formula="of:=AVERAGE([.C124:.C135])" office:value-type="float" office:value="25.6" calcext:value-type="float">
            <text:p>25,6</text:p>
          </table:table-cell>
          <table:table-cell table:formula="of:=[.E135]-[.D135]" office:value-type="float" office:value="25.6" calcext:value-type="float">
            <text:p>25,6</text:p>
          </table:table-cell>
          <table:table-cell table:formula="of:=[.E135]-[.E123]" office:value-type="float" office:value="-0.133333333333333" calcext:value-type="float">
            <text:p>-0,1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25.6" calcext:value-type="float">
            <text:p>25,6</text:p>
          </table:table-cell>
          <table:table-cell table:formula="of:=IF([.B136];[.B136];0)" office:value-type="float" office:value="25.6" calcext:value-type="float">
            <text:p>25,6</text:p>
          </table:table-cell>
          <table:table-cell table:formula="of:=COM.MICROSOFT.STDEV.S([.C125:.C136])" office:value-type="float" office:value="0" calcext:value-type="float">
            <text:p>0</text:p>
          </table:table-cell>
          <table:table-cell table:formula="of:=AVERAGE([.C125:.C136])" office:value-type="float" office:value="25.6" calcext:value-type="float">
            <text:p>25,6</text:p>
          </table:table-cell>
          <table:table-cell table:formula="of:=[.E136]-[.D136]" office:value-type="float" office:value="25.6" calcext:value-type="float">
            <text:p>25,6</text:p>
          </table:table-cell>
          <table:table-cell table:formula="of:=[.E136]-[.E124]" office:value-type="float" office:value="-0.116666666666667" calcext:value-type="float">
            <text:p>-0,1166666667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5.5" calcext:value-type="float">
            <text:p>25,5</text:p>
          </table:table-cell>
          <table:table-cell table:formula="of:=IF([.B137];[.B137];0)" office:value-type="float" office:value="25.5" calcext:value-type="float">
            <text:p>25,5</text:p>
          </table:table-cell>
          <table:table-cell table:formula="of:=COM.MICROSOFT.STDEV.S([.C126:.C137])" office:value-type="float" office:value="0.0288675134594817" calcext:value-type="float">
            <text:p>0,0288675135</text:p>
          </table:table-cell>
          <table:table-cell table:formula="of:=AVERAGE([.C126:.C137])" office:value-type="float" office:value="25.5916666666667" calcext:value-type="float">
            <text:p>25,5916666667</text:p>
          </table:table-cell>
          <table:table-cell table:formula="of:=[.E137]-[.D137]" office:value-type="float" office:value="25.5627991532072" calcext:value-type="float">
            <text:p>25,5627991532</text:p>
          </table:table-cell>
          <table:table-cell table:formula="of:=[.E137]-[.E125]" office:value-type="float" office:value="-0.108333333333331" calcext:value-type="float">
            <text:p>-0,1083333333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25.5" calcext:value-type="float">
            <text:p>25,5</text:p>
          </table:table-cell>
          <table:table-cell table:formula="of:=IF([.B138];[.B138];0)" office:value-type="float" office:value="25.5" calcext:value-type="float">
            <text:p>25,5</text:p>
          </table:table-cell>
          <table:table-cell table:formula="of:=COM.MICROSOFT.STDEV.S([.C127:.C138])" office:value-type="float" office:value="0.0389249472080767" calcext:value-type="float">
            <text:p>0,0389249472</text:p>
          </table:table-cell>
          <table:table-cell table:formula="of:=AVERAGE([.C127:.C138])" office:value-type="float" office:value="25.5833333333333" calcext:value-type="float">
            <text:p>25,5833333333</text:p>
          </table:table-cell>
          <table:table-cell table:formula="of:=[.E138]-[.D138]" office:value-type="float" office:value="25.5444083861253" calcext:value-type="float">
            <text:p>25,5444083861</text:p>
          </table:table-cell>
          <table:table-cell table:formula="of:=[.E138]-[.E126]" office:value-type="float" office:value="-0.100000000000001" calcext:value-type="float">
            <text:p>-0,1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25.5" calcext:value-type="float">
            <text:p>25,5</text:p>
          </table:table-cell>
          <table:table-cell table:formula="of:=IF([.B139];[.B139];0)" office:value-type="float" office:value="25.5" calcext:value-type="float">
            <text:p>25,5</text:p>
          </table:table-cell>
          <table:table-cell table:formula="of:=COM.MICROSOFT.STDEV.S([.C128:.C139])" office:value-type="float" office:value="0.0452267016866652" calcext:value-type="float">
            <text:p>0,0452267017</text:p>
          </table:table-cell>
          <table:table-cell table:formula="of:=AVERAGE([.C128:.C139])" office:value-type="float" office:value="25.575" calcext:value-type="float">
            <text:p>25,575</text:p>
          </table:table-cell>
          <table:table-cell table:formula="of:=[.E139]-[.D139]" office:value-type="float" office:value="25.5297732983133" calcext:value-type="float">
            <text:p>25,5297732983</text:p>
          </table:table-cell>
          <table:table-cell table:formula="of:=[.E139]-[.E127]" office:value-type="float" office:value="-0.0916666666666686" calcext:value-type="float">
            <text:p>-0,091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25.5" calcext:value-type="float">
            <text:p>25,5</text:p>
          </table:table-cell>
          <table:table-cell table:formula="of:=IF([.B140];[.B140];0)" office:value-type="float" office:value="25.5" calcext:value-type="float">
            <text:p>25,5</text:p>
          </table:table-cell>
          <table:table-cell table:formula="of:=COM.MICROSOFT.STDEV.S([.C129:.C140])" office:value-type="float" office:value="0.0492365963917338" calcext:value-type="float">
            <text:p>0,0492365964</text:p>
          </table:table-cell>
          <table:table-cell table:formula="of:=AVERAGE([.C129:.C140])" office:value-type="float" office:value="25.5666666666667" calcext:value-type="float">
            <text:p>25,5666666667</text:p>
          </table:table-cell>
          <table:table-cell table:formula="of:=[.E140]-[.D140]" office:value-type="float" office:value="25.5174300702749" calcext:value-type="float">
            <text:p>25,5174300703</text:p>
          </table:table-cell>
          <table:table-cell table:formula="of:=[.E140]-[.E128]" office:value-type="float" office:value="-0.091666666666665" calcext:value-type="float">
            <text:p>-0,091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25.5" calcext:value-type="float">
            <text:p>25,5</text:p>
          </table:table-cell>
          <table:table-cell table:formula="of:=IF([.B141];[.B141];0)" office:value-type="float" office:value="25.5" calcext:value-type="float">
            <text:p>25,5</text:p>
          </table:table-cell>
          <table:table-cell table:formula="of:=COM.MICROSOFT.STDEV.S([.C130:.C141])" office:value-type="float" office:value="0.0514928650544445" calcext:value-type="float">
            <text:p>0,0514928651</text:p>
          </table:table-cell>
          <table:table-cell table:formula="of:=AVERAGE([.C130:.C141])" office:value-type="float" office:value="25.5583333333333" calcext:value-type="float">
            <text:p>25,5583333333</text:p>
          </table:table-cell>
          <table:table-cell table:formula="of:=[.E141]-[.D141]" office:value-type="float" office:value="25.5068404682789" calcext:value-type="float">
            <text:p>25,5068404683</text:p>
          </table:table-cell>
          <table:table-cell table:formula="of:=[.E141]-[.E129]" office:value-type="float" office:value="-0.091666666666665" calcext:value-type="float">
            <text:p>-0,0916666667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5.5" calcext:value-type="float">
            <text:p>25,5</text:p>
          </table:table-cell>
          <table:table-cell table:formula="of:=IF([.B142];[.B142];0)" office:value-type="float" office:value="25.5" calcext:value-type="float">
            <text:p>25,5</text:p>
          </table:table-cell>
          <table:table-cell table:formula="of:=COM.MICROSOFT.STDEV.S([.C131:.C142])" office:value-type="float" office:value="0.0522232967867101" calcext:value-type="float">
            <text:p>0,0522232968</text:p>
          </table:table-cell>
          <table:table-cell table:formula="of:=AVERAGE([.C131:.C142])" office:value-type="float" office:value="25.55" calcext:value-type="float">
            <text:p>25,55</text:p>
          </table:table-cell>
          <table:table-cell table:formula="of:=[.E142]-[.D142]" office:value-type="float" office:value="25.4977767032133" calcext:value-type="float">
            <text:p>25,4977767032</text:p>
          </table:table-cell>
          <table:table-cell table:formula="of:=[.E142]-[.E130]" office:value-type="float" office:value="-0.091666666666665" calcext:value-type="float">
            <text:p>-0,0916666667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25.5" calcext:value-type="float">
            <text:p>25,5</text:p>
          </table:table-cell>
          <table:table-cell table:formula="of:=IF([.B143];[.B143];0)" office:value-type="float" office:value="25.5" calcext:value-type="float">
            <text:p>25,5</text:p>
          </table:table-cell>
          <table:table-cell table:formula="of:=COM.MICROSOFT.STDEV.S([.C132:.C143])" office:value-type="float" office:value="0.0514928650544444" calcext:value-type="float">
            <text:p>0,0514928651</text:p>
          </table:table-cell>
          <table:table-cell table:formula="of:=AVERAGE([.C132:.C143])" office:value-type="float" office:value="25.5416666666667" calcext:value-type="float">
            <text:p>25,5416666667</text:p>
          </table:table-cell>
          <table:table-cell table:formula="of:=[.E143]-[.D143]" office:value-type="float" office:value="25.4901738016122" calcext:value-type="float">
            <text:p>25,4901738016</text:p>
          </table:table-cell>
          <table:table-cell table:formula="of:=[.E143]-[.E131]" office:value-type="float" office:value="-0.0916666666666615" calcext:value-type="float">
            <text:p>-0,0916666667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5.5" calcext:value-type="float">
            <text:p>25,5</text:p>
          </table:table-cell>
          <table:table-cell table:formula="of:=IF([.B144];[.B144];0)" office:value-type="float" office:value="25.5" calcext:value-type="float">
            <text:p>25,5</text:p>
          </table:table-cell>
          <table:table-cell table:formula="of:=COM.MICROSOFT.STDEV.S([.C133:.C144])" office:value-type="float" office:value="0.0492365963917338" calcext:value-type="float">
            <text:p>0,0492365964</text:p>
          </table:table-cell>
          <table:table-cell table:formula="of:=AVERAGE([.C133:.C144])" office:value-type="float" office:value="25.5333333333333" calcext:value-type="float">
            <text:p>25,5333333333</text:p>
          </table:table-cell>
          <table:table-cell table:formula="of:=[.E144]-[.D144]" office:value-type="float" office:value="25.4840967369416" calcext:value-type="float">
            <text:p>25,4840967369</text:p>
          </table:table-cell>
          <table:table-cell table:formula="of:=[.E144]-[.E132]" office:value-type="float" office:value="-0.091666666666665" calcext:value-type="float">
            <text:p>-0,0916666667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25.5" calcext:value-type="float">
            <text:p>25,5</text:p>
          </table:table-cell>
          <table:table-cell table:formula="of:=IF([.B145];[.B145];0)" office:value-type="float" office:value="25.5" calcext:value-type="float">
            <text:p>25,5</text:p>
          </table:table-cell>
          <table:table-cell table:formula="of:=COM.MICROSOFT.STDEV.S([.C134:.C145])" office:value-type="float" office:value="0.0452267016866652" calcext:value-type="float">
            <text:p>0,0452267017</text:p>
          </table:table-cell>
          <table:table-cell table:formula="of:=AVERAGE([.C134:.C145])" office:value-type="float" office:value="25.525" calcext:value-type="float">
            <text:p>25,525</text:p>
          </table:table-cell>
          <table:table-cell table:formula="of:=[.E145]-[.D145]" office:value-type="float" office:value="25.4797732983133" calcext:value-type="float">
            <text:p>25,4797732983</text:p>
          </table:table-cell>
          <table:table-cell table:formula="of:=[.E145]-[.E133]" office:value-type="float" office:value="-0.0916666666666615" calcext:value-type="float">
            <text:p>-0,0916666667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5.5" calcext:value-type="float">
            <text:p>25,5</text:p>
          </table:table-cell>
          <table:table-cell table:formula="of:=IF([.B146];[.B146];0)" office:value-type="float" office:value="25.5" calcext:value-type="float">
            <text:p>25,5</text:p>
          </table:table-cell>
          <table:table-cell table:formula="of:=COM.MICROSOFT.STDEV.S([.C135:.C146])" office:value-type="float" office:value="0.0389249472080767" calcext:value-type="float">
            <text:p>0,0389249472</text:p>
          </table:table-cell>
          <table:table-cell table:formula="of:=AVERAGE([.C135:.C146])" office:value-type="float" office:value="25.5166666666667" calcext:value-type="float">
            <text:p>25,5166666667</text:p>
          </table:table-cell>
          <table:table-cell table:formula="of:=[.E146]-[.D146]" office:value-type="float" office:value="25.4777417194586" calcext:value-type="float">
            <text:p>25,4777417195</text:p>
          </table:table-cell>
          <table:table-cell table:formula="of:=[.E146]-[.E134]" office:value-type="float" office:value="-0.0916666666666615" calcext:value-type="float">
            <text:p>-0,0916666667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25.5" calcext:value-type="float">
            <text:p>25,5</text:p>
          </table:table-cell>
          <table:table-cell table:formula="of:=IF([.B147];[.B147];0)" office:value-type="float" office:value="25.5" calcext:value-type="float">
            <text:p>25,5</text:p>
          </table:table-cell>
          <table:table-cell table:formula="of:=COM.MICROSOFT.STDEV.S([.C136:.C147])" office:value-type="float" office:value="0.0288675134594817" calcext:value-type="float">
            <text:p>0,0288675135</text:p>
          </table:table-cell>
          <table:table-cell table:formula="of:=AVERAGE([.C136:.C147])" office:value-type="float" office:value="25.5083333333333" calcext:value-type="float">
            <text:p>25,5083333333</text:p>
          </table:table-cell>
          <table:table-cell table:formula="of:=[.E147]-[.D147]" office:value-type="float" office:value="25.4794658198739" calcext:value-type="float">
            <text:p>25,4794658199</text:p>
          </table:table-cell>
          <table:table-cell table:formula="of:=[.E147]-[.E135]" office:value-type="float" office:value="-0.0916666666666615" calcext:value-type="float">
            <text:p>-0,0916666667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25.4" calcext:value-type="float">
            <text:p>25,4</text:p>
          </table:table-cell>
          <table:table-cell table:formula="of:=IF([.B148];[.B148];0)" office:value-type="float" office:value="25.4" calcext:value-type="float">
            <text:p>25,4</text:p>
          </table:table-cell>
          <table:table-cell table:formula="of:=COM.MICROSOFT.STDEV.S([.C137:.C148])" office:value-type="float" office:value="0.0288675134594817" calcext:value-type="float">
            <text:p>0,0288675135</text:p>
          </table:table-cell>
          <table:table-cell table:formula="of:=AVERAGE([.C137:.C148])" office:value-type="float" office:value="25.4916666666667" calcext:value-type="float">
            <text:p>25,4916666667</text:p>
          </table:table-cell>
          <table:table-cell table:formula="of:=[.E148]-[.D148]" office:value-type="float" office:value="25.4627991532072" calcext:value-type="float">
            <text:p>25,4627991532</text:p>
          </table:table-cell>
          <table:table-cell table:formula="of:=[.E148]-[.E136]" office:value-type="float" office:value="-0.108333333333334" calcext:value-type="float">
            <text:p>-0,1083333333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25.4" calcext:value-type="float">
            <text:p>25,4</text:p>
          </table:table-cell>
          <table:table-cell table:formula="of:=IF([.B149];[.B149];0)" office:value-type="float" office:value="25.4" calcext:value-type="float">
            <text:p>25,4</text:p>
          </table:table-cell>
          <table:table-cell table:formula="of:=COM.MICROSOFT.STDEV.S([.C138:.C149])" office:value-type="float" office:value="0.0389249472080767" calcext:value-type="float">
            <text:p>0,0389249472</text:p>
          </table:table-cell>
          <table:table-cell table:formula="of:=AVERAGE([.C138:.C149])" office:value-type="float" office:value="25.4833333333333" calcext:value-type="float">
            <text:p>25,4833333333</text:p>
          </table:table-cell>
          <table:table-cell table:formula="of:=[.E149]-[.D149]" office:value-type="float" office:value="25.4444083861253" calcext:value-type="float">
            <text:p>25,4444083861</text:p>
          </table:table-cell>
          <table:table-cell table:formula="of:=[.E149]-[.E137]" office:value-type="float" office:value="-0.108333333333334" calcext:value-type="float">
            <text:p>-0,1083333333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25.4" calcext:value-type="float">
            <text:p>25,4</text:p>
          </table:table-cell>
          <table:table-cell table:formula="of:=IF([.B150];[.B150];0)" office:value-type="float" office:value="25.4" calcext:value-type="float">
            <text:p>25,4</text:p>
          </table:table-cell>
          <table:table-cell table:formula="of:=COM.MICROSOFT.STDEV.S([.C139:.C150])" office:value-type="float" office:value="0.0452267016866652" calcext:value-type="float">
            <text:p>0,0452267017</text:p>
          </table:table-cell>
          <table:table-cell table:formula="of:=AVERAGE([.C139:.C150])" office:value-type="float" office:value="25.475" calcext:value-type="float">
            <text:p>25,475</text:p>
          </table:table-cell>
          <table:table-cell table:formula="of:=[.E150]-[.D150]" office:value-type="float" office:value="25.4297732983133" calcext:value-type="float">
            <text:p>25,4297732983</text:p>
          </table:table-cell>
          <table:table-cell table:formula="of:=[.E150]-[.E138]" office:value-type="float" office:value="-0.108333333333334" calcext:value-type="float">
            <text:p>-0,1083333333</text:p>
          </table:table-cell>
        </table:table-row>
      </table:table>
      <table:table table:name="Edits in database" table:style-name="ta1">
        <table:shapes>
          <draw:frame draw:z-index="0" draw:style-name="gr1" draw:text-style-name="P1" svg:width="159.99mm" svg:height="89.99mm" svg:x="159.05mm" svg:y="1mm">
            <loext:p draw:notify-on-update-of-ranges="'Edits in database'.A2:'Edits in database'.A150 'Edits in database'.B1:'Edits in database'.B1 'Edits in database'.B2:'Edits in database'.B150 'Edits in database'.E1:'Edits in database'.E1 'Edits in database'.E2:'Edits in database'.E150 'Edits in database'.F1:'Edits in database'.F1 'Edits in database'.F2:'Edits in database'.F150 'Edits in database'.G1:'Edits in database'.G1 'Edits in database'.G2:'Edits in database'.G15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Edits in database</text:p>
          </table:table-cell>
          <table:table-cell office:value-type="string" calcext:value-type="string">
            <text:p>helper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 office:value-type="float" office:value="6" calcext:value-type="float">
            <text:p>6</text:p>
          </table:table-cell>
          <table:table-cell table:formula="of:=IF([.B2];[.B2];0)" office:value-type="float" office:value="6" calcext:value-type="float">
            <text:p>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1" calcext:value-type="float">
            <text:p>1</text:p>
          </table:table-cell>
          <table:table-cell table:formula="of:=IF([.B3];[.B3];0)" office:value-type="float" office:value="1" calcext:value-type="float">
            <text:p>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4" calcext:value-type="float">
            <text:p>4</text:p>
          </table:table-cell>
          <table:table-cell table:formula="of:=IF([.B4];[.B4];0)" office:value-type="float" office:value="4" calcext:value-type="float">
            <text:p>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7" calcext:value-type="float">
            <text:p>7</text:p>
          </table:table-cell>
          <table:table-cell table:formula="of:=IF([.B5];[.B5];0)" office:value-type="float" office:value="7" calcext:value-type="float">
            <text:p>7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6" calcext:value-type="float">
            <text:p>26</text:p>
          </table:table-cell>
          <table:table-cell table:formula="of:=IF([.B6];[.B6];0)" office:value-type="float" office:value="26" calcext:value-type="float">
            <text:p>2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20" calcext:value-type="float">
            <text:p>20</text:p>
          </table:table-cell>
          <table:table-cell table:formula="of:=IF([.B7];[.B7];0)" office:value-type="float" office:value="20" calcext:value-type="float">
            <text:p>2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5" calcext:value-type="float">
            <text:p>5</text:p>
          </table:table-cell>
          <table:table-cell table:formula="of:=IF([.B8];[.B8];0)" office:value-type="float" office:value="5" calcext:value-type="float">
            <text:p>5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00" calcext:value-type="float">
            <text:p>600</text:p>
          </table:table-cell>
          <table:table-cell table:formula="of:=IF([.B9];[.B9];0)" office:value-type="float" office:value="600" calcext:value-type="float">
            <text:p>60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180" calcext:value-type="float">
            <text:p>180</text:p>
          </table:table-cell>
          <table:table-cell table:formula="of:=IF([.B10];[.B10];0)" office:value-type="float" office:value="180" calcext:value-type="float">
            <text:p>18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731" calcext:value-type="float">
            <text:p>731</text:p>
          </table:table-cell>
          <table:table-cell table:formula="of:=IF([.B11];[.B11];0)" office:value-type="float" office:value="731" calcext:value-type="float">
            <text:p>731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890" calcext:value-type="float">
            <text:p>890</text:p>
          </table:table-cell>
          <table:table-cell table:formula="of:=IF([.B12];[.B12];0)" office:value-type="float" office:value="890" calcext:value-type="float">
            <text:p>89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7" calcext:value-type="float">
            <text:p>37</text:p>
          </table:table-cell>
          <table:table-cell table:formula="of:=IF([.B13];[.B13];0)" office:value-type="float" office:value="37" calcext:value-type="float">
            <text:p>37</text:p>
          </table:table-cell>
          <table:table-cell table:formula="of:=COM.MICROSOFT.STDEV.S([.C2:.C13])" office:value-type="float" office:value="329.96954634504" calcext:value-type="float">
            <text:p>329,969546345</text:p>
          </table:table-cell>
          <table:table-cell table:formula="of:=AVERAGE([.C2:.C13])" office:value-type="float" office:value="208.916666666667" calcext:value-type="float">
            <text:p>208,9166666667</text:p>
          </table:table-cell>
          <table:table-cell table:formula="of:=[.E13]-[.D13]" office:value-type="float" office:value="-121.052879678373" calcext:value-type="float">
            <text:p>-121,0528796784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74" calcext:value-type="float">
            <text:p>74</text:p>
          </table:table-cell>
          <table:table-cell table:formula="of:=IF([.B14];[.B14];0)" office:value-type="float" office:value="74" calcext:value-type="float">
            <text:p>74</text:p>
          </table:table-cell>
          <table:table-cell table:formula="of:=COM.MICROSOFT.STDEV.S([.C3:.C14])" office:value-type="float" office:value="326.736050918317" calcext:value-type="float">
            <text:p>326,7360509183</text:p>
          </table:table-cell>
          <table:table-cell table:formula="of:=AVERAGE([.C3:.C14])" office:value-type="float" office:value="214.583333333333" calcext:value-type="float">
            <text:p>214,5833333333</text:p>
          </table:table-cell>
          <table:table-cell table:formula="of:=[.E14]-[.D14]" office:value-type="float" office:value="-112.152717584984" calcext:value-type="float">
            <text:p>-112,152717585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9" calcext:value-type="float">
            <text:p>9</text:p>
          </table:table-cell>
          <table:table-cell table:formula="of:=IF([.B15];[.B15];0)" office:value-type="float" office:value="9" calcext:value-type="float">
            <text:p>9</text:p>
          </table:table-cell>
          <table:table-cell table:formula="of:=COM.MICROSOFT.STDEV.S([.C4:.C15])" office:value-type="float" office:value="326.268468651759" calcext:value-type="float">
            <text:p>326,2684686518</text:p>
          </table:table-cell>
          <table:table-cell table:formula="of:=AVERAGE([.C4:.C15])" office:value-type="float" office:value="215.25" calcext:value-type="float">
            <text:p>215,25</text:p>
          </table:table-cell>
          <table:table-cell table:formula="of:=[.E15]-[.D15]" office:value-type="float" office:value="-111.018468651759" calcext:value-type="float">
            <text:p>-111,0184686518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76" calcext:value-type="float">
            <text:p>276</text:p>
          </table:table-cell>
          <table:table-cell table:formula="of:=IF([.B16];[.B16];0)" office:value-type="float" office:value="276" calcext:value-type="float">
            <text:p>276</text:p>
          </table:table-cell>
          <table:table-cell table:formula="of:=COM.MICROSOFT.STDEV.S([.C5:.C16])" office:value-type="float" office:value="319.639131275293" calcext:value-type="float">
            <text:p>319,6391312753</text:p>
          </table:table-cell>
          <table:table-cell table:formula="of:=AVERAGE([.C5:.C16])" office:value-type="float" office:value="237.916666666667" calcext:value-type="float">
            <text:p>237,9166666667</text:p>
          </table:table-cell>
          <table:table-cell table:formula="of:=[.E16]-[.D16]" office:value-type="float" office:value="-81.7224646086268" calcext:value-type="float">
            <text:p>-81,7224646086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57" calcext:value-type="float">
            <text:p>57</text:p>
          </table:table-cell>
          <table:table-cell table:formula="of:=IF([.B17];[.B17];0)" office:value-type="float" office:value="57" calcext:value-type="float">
            <text:p>57</text:p>
          </table:table-cell>
          <table:table-cell table:formula="of:=COM.MICROSOFT.STDEV.S([.C6:.C17])" office:value-type="float" office:value="316.667436203212" calcext:value-type="float">
            <text:p>316,6674362032</text:p>
          </table:table-cell>
          <table:table-cell table:formula="of:=AVERAGE([.C6:.C17])" office:value-type="float" office:value="242.083333333333" calcext:value-type="float">
            <text:p>242,0833333333</text:p>
          </table:table-cell>
          <table:table-cell table:formula="of:=[.E17]-[.D17]" office:value-type="float" office:value="-74.5841028698783" calcext:value-type="float">
            <text:p>-74,5841028699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0" calcext:value-type="float">
            <text:p>40</text:p>
          </table:table-cell>
          <table:table-cell table:formula="of:=IF([.B18];[.B18];0)" office:value-type="float" office:value="40" calcext:value-type="float">
            <text:p>40</text:p>
          </table:table-cell>
          <table:table-cell table:formula="of:=COM.MICROSOFT.STDEV.S([.C7:.C18])" office:value-type="float" office:value="315.823634615616" calcext:value-type="float">
            <text:p>315,8236346156</text:p>
          </table:table-cell>
          <table:table-cell table:formula="of:=AVERAGE([.C7:.C18])" office:value-type="float" office:value="243.25" calcext:value-type="float">
            <text:p>243,25</text:p>
          </table:table-cell>
          <table:table-cell table:formula="of:=[.E18]-[.D18]" office:value-type="float" office:value="-72.5736346156161" calcext:value-type="float">
            <text:p>-72,5736346156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102" calcext:value-type="float">
            <text:p>102</text:p>
          </table:table-cell>
          <table:table-cell table:formula="of:=IF([.B19];[.B19];0)" office:value-type="float" office:value="102" calcext:value-type="float">
            <text:p>102</text:p>
          </table:table-cell>
          <table:table-cell table:formula="of:=COM.MICROSOFT.STDEV.S([.C8:.C19])" office:value-type="float" office:value="311.410415640995" calcext:value-type="float">
            <text:p>311,410415641</text:p>
          </table:table-cell>
          <table:table-cell table:formula="of:=AVERAGE([.C8:.C19])" office:value-type="float" office:value="250.083333333333" calcext:value-type="float">
            <text:p>250,0833333333</text:p>
          </table:table-cell>
          <table:table-cell table:formula="of:=[.E19]-[.D19]" office:value-type="float" office:value="-61.3270823076612" calcext:value-type="float">
            <text:p>-61,3270823077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197" calcext:value-type="float">
            <text:p>197</text:p>
          </table:table-cell>
          <table:table-cell table:formula="of:=IF([.B20];[.B20];0)" office:value-type="float" office:value="197" calcext:value-type="float">
            <text:p>197</text:p>
          </table:table-cell>
          <table:table-cell table:formula="of:=COM.MICROSOFT.STDEV.S([.C9:.C20])" office:value-type="float" office:value="302.47778531003" calcext:value-type="float">
            <text:p>302,47778531</text:p>
          </table:table-cell>
          <table:table-cell table:formula="of:=AVERAGE([.C9:.C20])" office:value-type="float" office:value="266.083333333333" calcext:value-type="float">
            <text:p>266,0833333333</text:p>
          </table:table-cell>
          <table:table-cell table:formula="of:=[.E20]-[.D20]" office:value-type="float" office:value="-36.3944519766967" calcext:value-type="float">
            <text:p>-36,3944519767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71" calcext:value-type="float">
            <text:p>71</text:p>
          </table:table-cell>
          <table:table-cell table:formula="of:=IF([.B21];[.B21];0)" office:value-type="float" office:value="71" calcext:value-type="float">
            <text:p>71</text:p>
          </table:table-cell>
          <table:table-cell table:formula="of:=COM.MICROSOFT.STDEV.S([.C10:.C21])" office:value-type="float" office:value="287.569438254801" calcext:value-type="float">
            <text:p>287,5694382548</text:p>
          </table:table-cell>
          <table:table-cell table:formula="of:=AVERAGE([.C10:.C21])" office:value-type="float" office:value="222" calcext:value-type="float">
            <text:p>222</text:p>
          </table:table-cell>
          <table:table-cell table:formula="of:=[.E21]-[.D21]" office:value-type="float" office:value="-65.569438254801" calcext:value-type="float">
            <text:p>-65,5694382548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42" calcext:value-type="float">
            <text:p>42</text:p>
          </table:table-cell>
          <table:table-cell table:formula="of:=IF([.B22];[.B22];0)" office:value-type="float" office:value="42" calcext:value-type="float">
            <text:p>42</text:p>
          </table:table-cell>
          <table:table-cell table:formula="of:=COM.MICROSOFT.STDEV.S([.C11:.C22])" office:value-type="float" office:value="292.12497325631" calcext:value-type="float">
            <text:p>292,1249732563</text:p>
          </table:table-cell>
          <table:table-cell table:formula="of:=AVERAGE([.C11:.C22])" office:value-type="float" office:value="210.5" calcext:value-type="float">
            <text:p>210,5</text:p>
          </table:table-cell>
          <table:table-cell table:formula="of:=[.E22]-[.D22]" office:value-type="float" office:value="-81.6249732563103" calcext:value-type="float">
            <text:p>-81,6249732563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53" calcext:value-type="float">
            <text:p>453</text:p>
          </table:table-cell>
          <table:table-cell table:formula="of:=IF([.B23];[.B23];0)" office:value-type="float" office:value="453" calcext:value-type="float">
            <text:p>453</text:p>
          </table:table-cell>
          <table:table-cell table:formula="of:=COM.MICROSOFT.STDEV.S([.C12:.C23])" office:value-type="float" office:value="255.867982057983" calcext:value-type="float">
            <text:p>255,867982058</text:p>
          </table:table-cell>
          <table:table-cell table:formula="of:=AVERAGE([.C12:.C23])" office:value-type="float" office:value="187.333333333333" calcext:value-type="float">
            <text:p>187,3333333333</text:p>
          </table:table-cell>
          <table:table-cell table:formula="of:=[.E23]-[.D23]" office:value-type="float" office:value="-68.5346487246495" calcext:value-type="float">
            <text:p>-68,5346487246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300" calcext:value-type="float">
            <text:p>300</text:p>
          </table:table-cell>
          <table:table-cell table:formula="of:=IF([.B24];[.B24];0)" office:value-type="float" office:value="300" calcext:value-type="float">
            <text:p>300</text:p>
          </table:table-cell>
          <table:table-cell table:formula="of:=COM.MICROSOFT.STDEV.S([.C13:.C24])" office:value-type="float" office:value="138.20198218111" calcext:value-type="float">
            <text:p>138,2019821811</text:p>
          </table:table-cell>
          <table:table-cell table:formula="of:=AVERAGE([.C13:.C24])" office:value-type="float" office:value="138.166666666667" calcext:value-type="float">
            <text:p>138,1666666667</text:p>
          </table:table-cell>
          <table:table-cell table:formula="of:=[.E24]-[.D24]" office:value-type="float" office:value="-0.0353155144434538" calcext:value-type="float">
            <text:p>-0,0353155144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53" calcext:value-type="float">
            <text:p>453</text:p>
          </table:table-cell>
          <table:table-cell table:formula="of:=IF([.B25];[.B25];0)" office:value-type="float" office:value="453" calcext:value-type="float">
            <text:p>453</text:p>
          </table:table-cell>
          <table:table-cell table:formula="of:=COM.MICROSOFT.STDEV.S([.C14:.C25])" office:value-type="float" office:value="160.839181868854" calcext:value-type="float">
            <text:p>160,8391818689</text:p>
          </table:table-cell>
          <table:table-cell table:formula="of:=AVERAGE([.C14:.C25])" office:value-type="float" office:value="172.833333333333" calcext:value-type="float">
            <text:p>172,8333333333</text:p>
          </table:table-cell>
          <table:table-cell table:formula="of:=[.E25]-[.D25]" office:value-type="float" office:value="11.994151464479" calcext:value-type="float">
            <text:p>11,9941514645</text:p>
          </table:table-cell>
          <table:table-cell table:formula="of:=[.E25]-[.E13]" office:value-type="float" office:value="-36.0833333333333" calcext:value-type="float">
            <text:p>-36,08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209" calcext:value-type="float">
            <text:p>209</text:p>
          </table:table-cell>
          <table:table-cell table:formula="of:=IF([.B26];[.B26];0)" office:value-type="float" office:value="209" calcext:value-type="float">
            <text:p>209</text:p>
          </table:table-cell>
          <table:table-cell table:formula="of:=COM.MICROSOFT.STDEV.S([.C15:.C26])" office:value-type="float" office:value="157.993934482731" calcext:value-type="float">
            <text:p>157,9939344827</text:p>
          </table:table-cell>
          <table:table-cell table:formula="of:=AVERAGE([.C15:.C26])" office:value-type="float" office:value="184.083333333333" calcext:value-type="float">
            <text:p>184,0833333333</text:p>
          </table:table-cell>
          <table:table-cell table:formula="of:=[.E26]-[.D26]" office:value-type="float" office:value="26.0893988506029" calcext:value-type="float">
            <text:p>26,0893988506</text:p>
          </table:table-cell>
          <table:table-cell table:formula="of:=[.E26]-[.E14]" office:value-type="float" office:value="-30.5" calcext:value-type="float">
            <text:p>-30,5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1000" calcext:value-type="float">
            <text:p>1000</text:p>
          </table:table-cell>
          <table:table-cell table:formula="of:=IF([.B27];[.B27];0)" office:value-type="float" office:value="1000" calcext:value-type="float">
            <text:p>1000</text:p>
          </table:table-cell>
          <table:table-cell table:formula="of:=COM.MICROSOFT.STDEV.S([.C16:.C27])" office:value-type="float" office:value="274.327055416219" calcext:value-type="float">
            <text:p>274,3270554162</text:p>
          </table:table-cell>
          <table:table-cell table:formula="of:=AVERAGE([.C16:.C27])" office:value-type="float" office:value="266.666666666667" calcext:value-type="float">
            <text:p>266,6666666667</text:p>
          </table:table-cell>
          <table:table-cell table:formula="of:=[.E27]-[.D27]" office:value-type="float" office:value="-7.66038874955234" calcext:value-type="float">
            <text:p>-7,6603887496</text:p>
          </table:table-cell>
          <table:table-cell table:formula="of:=[.E27]-[.E15]" office:value-type="float" office:value="51.4166666666667" calcext:value-type="float">
            <text:p>51,4166666667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678" calcext:value-type="float">
            <text:p>678</text:p>
          </table:table-cell>
          <table:table-cell table:formula="of:=IF([.B28];[.B28];0)" office:value-type="float" office:value="678" calcext:value-type="float">
            <text:p>678</text:p>
          </table:table-cell>
          <table:table-cell table:formula="of:=COM.MICROSOFT.STDEV.S([.C17:.C28])" office:value-type="float" office:value="299.005878122011" calcext:value-type="float">
            <text:p>299,005878122</text:p>
          </table:table-cell>
          <table:table-cell table:formula="of:=AVERAGE([.C17:.C28])" office:value-type="float" office:value="300.166666666667" calcext:value-type="float">
            <text:p>300,1666666667</text:p>
          </table:table-cell>
          <table:table-cell table:formula="of:=[.E28]-[.D28]" office:value-type="float" office:value="1.1607885446553" calcext:value-type="float">
            <text:p>1,1607885447</text:p>
          </table:table-cell>
          <table:table-cell table:formula="of:=[.E28]-[.E16]" office:value-type="float" office:value="62.25" calcext:value-type="float">
            <text:p>62,25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746" calcext:value-type="float">
            <text:p>746</text:p>
          </table:table-cell>
          <table:table-cell table:formula="of:=IF([.B29];[.B29];0)" office:value-type="float" office:value="746" calcext:value-type="float">
            <text:p>746</text:p>
          </table:table-cell>
          <table:table-cell table:formula="of:=COM.MICROSOFT.STDEV.S([.C18:.C29])" office:value-type="float" office:value="313.85099485217" calcext:value-type="float">
            <text:p>313,8509948522</text:p>
          </table:table-cell>
          <table:table-cell table:formula="of:=AVERAGE([.C18:.C29])" office:value-type="float" office:value="357.583333333333" calcext:value-type="float">
            <text:p>357,5833333333</text:p>
          </table:table-cell>
          <table:table-cell table:formula="of:=[.E29]-[.D29]" office:value-type="float" office:value="43.7323384811631" calcext:value-type="float">
            <text:p>43,7323384812</text:p>
          </table:table-cell>
          <table:table-cell table:formula="of:=[.E29]-[.E17]" office:value-type="float" office:value="115.5" calcext:value-type="float">
            <text:p>115,5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1500" calcext:value-type="float">
            <text:p>1500</text:p>
          </table:table-cell>
          <table:table-cell table:formula="of:=IF([.B30];[.B30];0)" office:value-type="float" office:value="1500" calcext:value-type="float">
            <text:p>1500</text:p>
          </table:table-cell>
          <table:table-cell table:formula="of:=COM.MICROSOFT.STDEV.S([.C19:.C30])" office:value-type="float" office:value="437.986119539297" calcext:value-type="float">
            <text:p>437,9861195393</text:p>
          </table:table-cell>
          <table:table-cell table:formula="of:=AVERAGE([.C19:.C30])" office:value-type="float" office:value="479.25" calcext:value-type="float">
            <text:p>479,25</text:p>
          </table:table-cell>
          <table:table-cell table:formula="of:=[.E30]-[.D30]" office:value-type="float" office:value="41.2638804607035" calcext:value-type="float">
            <text:p>41,2638804607</text:p>
          </table:table-cell>
          <table:table-cell table:formula="of:=[.E30]-[.E18]"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300" calcext:value-type="float">
            <text:p>1300</text:p>
          </table:table-cell>
          <table:table-cell table:formula="of:=IF([.B31];[.B31];0)" office:value-type="float" office:value="1300" calcext:value-type="float">
            <text:p>1300</text:p>
          </table:table-cell>
          <table:table-cell table:formula="of:=COM.MICROSOFT.STDEV.S([.C20:.C31])" office:value-type="float" office:value="478.811304327201" calcext:value-type="float">
            <text:p>478,8113043272</text:p>
          </table:table-cell>
          <table:table-cell table:formula="of:=AVERAGE([.C20:.C31])" office:value-type="float" office:value="579.083333333333" calcext:value-type="float">
            <text:p>579,0833333333</text:p>
          </table:table-cell>
          <table:table-cell table:formula="of:=[.E31]-[.D31]" office:value-type="float" office:value="100.272029006133" calcext:value-type="float">
            <text:p>100,2720290061</text:p>
          </table:table-cell>
          <table:table-cell table:formula="of:=[.E31]-[.E19]"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1000" calcext:value-type="float">
            <text:p>1000</text:p>
          </table:table-cell>
          <table:table-cell table:formula="of:=IF([.B32];[.B32];0)" office:value-type="float" office:value="1000" calcext:value-type="float">
            <text:p>1000</text:p>
          </table:table-cell>
          <table:table-cell table:formula="of:=COM.MICROSOFT.STDEV.S([.C21:.C32])" office:value-type="float" office:value="476.665691882877" calcext:value-type="float">
            <text:p>476,6656918829</text:p>
          </table:table-cell>
          <table:table-cell table:formula="of:=AVERAGE([.C21:.C32])" office:value-type="float" office:value="646" calcext:value-type="float">
            <text:p>646</text:p>
          </table:table-cell>
          <table:table-cell table:formula="of:=[.E32]-[.D32]" office:value-type="float" office:value="169.334308117123" calcext:value-type="float">
            <text:p>169,3343081171</text:p>
          </table:table-cell>
          <table:table-cell table:formula="of:=[.E32]-[.E20]" office:value-type="float" office:value="379.916666666667" calcext:value-type="float">
            <text:p>379,9166666667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3300" calcext:value-type="float">
            <text:p>3300</text:p>
          </table:table-cell>
          <table:table-cell table:formula="of:=IF([.B33];[.B33];0)" office:value-type="float" office:value="3300" calcext:value-type="float">
            <text:p>3300</text:p>
          </table:table-cell>
          <table:table-cell table:formula="of:=COM.MICROSOFT.STDEV.S([.C22:.C33])" office:value-type="float" office:value="870.920772759636" calcext:value-type="float">
            <text:p>870,9207727596</text:p>
          </table:table-cell>
          <table:table-cell table:formula="of:=AVERAGE([.C22:.C33])" office:value-type="float" office:value="915.083333333333" calcext:value-type="float">
            <text:p>915,0833333333</text:p>
          </table:table-cell>
          <table:table-cell table:formula="of:=[.E33]-[.D33]" office:value-type="float" office:value="44.1625605736969" calcext:value-type="float">
            <text:p>44,1625605737</text:p>
          </table:table-cell>
          <table:table-cell table:formula="of:=[.E33]-[.E21]" office:value-type="float" office:value="693.083333333333" calcext:value-type="float">
            <text:p>693,08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1400" calcext:value-type="float">
            <text:p>1400</text:p>
          </table:table-cell>
          <table:table-cell table:formula="of:=IF([.B34];[.B34];0)" office:value-type="float" office:value="1400" calcext:value-type="float">
            <text:p>1400</text:p>
          </table:table-cell>
          <table:table-cell table:formula="of:=COM.MICROSOFT.STDEV.S([.C23:.C34])" office:value-type="float" office:value="834.632322424889" calcext:value-type="float">
            <text:p>834,6323224249</text:p>
          </table:table-cell>
          <table:table-cell table:formula="of:=AVERAGE([.C23:.C34])" office:value-type="float" office:value="1028.25" calcext:value-type="float">
            <text:p>1028,25</text:p>
          </table:table-cell>
          <table:table-cell table:formula="of:=[.E34]-[.D34]" office:value-type="float" office:value="193.617677575111" calcext:value-type="float">
            <text:p>193,6176775751</text:p>
          </table:table-cell>
          <table:table-cell table:formula="of:=[.E34]-[.E22]" office:value-type="float" office:value="817.75" calcext:value-type="float">
            <text:p>817,75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400" calcext:value-type="float">
            <text:p>2400</text:p>
          </table:table-cell>
          <table:table-cell table:formula="of:=IF([.B35];[.B35];0)" office:value-type="float" office:value="2400" calcext:value-type="float">
            <text:p>2400</text:p>
          </table:table-cell>
          <table:table-cell table:formula="of:=COM.MICROSOFT.STDEV.S([.C24:.C35])" office:value-type="float" office:value="899.373873111935" calcext:value-type="float">
            <text:p>899,3738731119</text:p>
          </table:table-cell>
          <table:table-cell table:formula="of:=AVERAGE([.C24:.C35])" office:value-type="float" office:value="1190.5" calcext:value-type="float">
            <text:p>1190,5</text:p>
          </table:table-cell>
          <table:table-cell table:formula="of:=[.E35]-[.D35]" office:value-type="float" office:value="291.126126888065" calcext:value-type="float">
            <text:p>291,1261268881</text:p>
          </table:table-cell>
          <table:table-cell table:formula="of:=[.E35]-[.E23]" office:value-type="float" office:value="1003.16666666667" calcext:value-type="float">
            <text:p>1003,1666666667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1400" calcext:value-type="float">
            <text:p>1400</text:p>
          </table:table-cell>
          <table:table-cell table:formula="of:=IF([.B36];[.B36];0)" office:value-type="float" office:value="1400" calcext:value-type="float">
            <text:p>1400</text:p>
          </table:table-cell>
          <table:table-cell table:formula="of:=COM.MICROSOFT.STDEV.S([.C25:.C36])" office:value-type="float" office:value="855.340106021983" calcext:value-type="float">
            <text:p>855,340106022</text:p>
          </table:table-cell>
          <table:table-cell table:formula="of:=AVERAGE([.C25:.C36])" office:value-type="float" office:value="1282.16666666667" calcext:value-type="float">
            <text:p>1282,1666666667</text:p>
          </table:table-cell>
          <table:table-cell table:formula="of:=[.E36]-[.D36]" office:value-type="float" office:value="426.826560644684" calcext:value-type="float">
            <text:p>426,8265606447</text:p>
          </table:table-cell>
          <table:table-cell table:formula="of:=[.E36]-[.E24]" office:value-type="float" office:value="1144" calcext:value-type="float">
            <text:p>1144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821" calcext:value-type="float">
            <text:p>821</text:p>
          </table:table-cell>
          <table:table-cell table:formula="of:=IF([.B37];[.B37];0)" office:value-type="float" office:value="821" calcext:value-type="float">
            <text:p>821</text:p>
          </table:table-cell>
          <table:table-cell table:formula="of:=COM.MICROSOFT.STDEV.S([.C26:.C37])" office:value-type="float" office:value="829.103879151607" calcext:value-type="float">
            <text:p>829,1038791516</text:p>
          </table:table-cell>
          <table:table-cell table:formula="of:=AVERAGE([.C26:.C37])" office:value-type="float" office:value="1312.83333333333" calcext:value-type="float">
            <text:p>1312,8333333333</text:p>
          </table:table-cell>
          <table:table-cell table:formula="of:=[.E37]-[.D37]" office:value-type="float" office:value="483.729454181726" calcext:value-type="float">
            <text:p>483,7294541817</text:p>
          </table:table-cell>
          <table:table-cell table:formula="of:=[.E37]-[.E25]" office:value-type="float" office:value="1140" calcext:value-type="float">
            <text:p>1140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1500" calcext:value-type="float">
            <text:p>1500</text:p>
          </table:table-cell>
          <table:table-cell table:formula="of:=IF([.B38];[.B38];0)" office:value-type="float" office:value="1500" calcext:value-type="float">
            <text:p>1500</text:p>
          </table:table-cell>
          <table:table-cell table:formula="of:=COM.MICROSOFT.STDEV.S([.C27:.C38])" office:value-type="float" office:value="753.12916414038" calcext:value-type="float">
            <text:p>753,1291641404</text:p>
          </table:table-cell>
          <table:table-cell table:formula="of:=AVERAGE([.C27:.C38])" office:value-type="float" office:value="1420.41666666667" calcext:value-type="float">
            <text:p>1420,4166666667</text:p>
          </table:table-cell>
          <table:table-cell table:formula="of:=[.E38]-[.D38]" office:value-type="float" office:value="667.287502526287" calcext:value-type="float">
            <text:p>667,2875025263</text:p>
          </table:table-cell>
          <table:table-cell table:formula="of:=[.E38]-[.E26]" office:value-type="float" office:value="1236.33333333333" calcext:value-type="float">
            <text:p>1236,3333333333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2100" calcext:value-type="float">
            <text:p>2100</text:p>
          </table:table-cell>
          <table:table-cell table:formula="of:=IF([.B39];[.B39];0)" office:value-type="float" office:value="2100" calcext:value-type="float">
            <text:p>2100</text:p>
          </table:table-cell>
          <table:table-cell table:formula="of:=COM.MICROSOFT.STDEV.S([.C28:.C39])" office:value-type="float" office:value="764.168527144888" calcext:value-type="float">
            <text:p>764,1685271449</text:p>
          </table:table-cell>
          <table:table-cell table:formula="of:=AVERAGE([.C28:.C39])" office:value-type="float" office:value="1512.08333333333" calcext:value-type="float">
            <text:p>1512,0833333333</text:p>
          </table:table-cell>
          <table:table-cell table:formula="of:=[.E39]-[.D39]" office:value-type="float" office:value="747.914806188445" calcext:value-type="float">
            <text:p>747,9148061884</text:p>
          </table:table-cell>
          <table:table-cell table:formula="of:=[.E39]-[.E27]" office:value-type="float" office:value="1245.41666666667" calcext:value-type="float">
            <text:p>1245,41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2600" calcext:value-type="float">
            <text:p>2600</text:p>
          </table:table-cell>
          <table:table-cell table:formula="of:=IF([.B40];[.B40];0)" office:value-type="float" office:value="2600" calcext:value-type="float">
            <text:p>2600</text:p>
          </table:table-cell>
          <table:table-cell table:formula="of:=COM.MICROSOFT.STDEV.S([.C29:.C40])" office:value-type="float" office:value="774.802980822163" calcext:value-type="float">
            <text:p>774,8029808222</text:p>
          </table:table-cell>
          <table:table-cell table:formula="of:=AVERAGE([.C29:.C40])" office:value-type="float" office:value="1672.25" calcext:value-type="float">
            <text:p>1672,25</text:p>
          </table:table-cell>
          <table:table-cell table:formula="of:=[.E40]-[.D40]" office:value-type="float" office:value="897.447019177837" calcext:value-type="float">
            <text:p>897,4470191778</text:p>
          </table:table-cell>
          <table:table-cell table:formula="of:=[.E40]-[.E28]" office:value-type="float" office:value="1372.08333333333" calcext:value-type="float">
            <text:p>1372,08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2100" calcext:value-type="float">
            <text:p>2100</text:p>
          </table:table-cell>
          <table:table-cell table:formula="of:=IF([.B41];[.B41];0)" office:value-type="float" office:value="2100" calcext:value-type="float">
            <text:p>2100</text:p>
          </table:table-cell>
          <table:table-cell table:formula="of:=COM.MICROSOFT.STDEV.S([.C30:.C41])" office:value-type="float" office:value="724.617197790208" calcext:value-type="float">
            <text:p>724,6171977902</text:p>
          </table:table-cell>
          <table:table-cell table:formula="of:=AVERAGE([.C30:.C41])" office:value-type="float" office:value="1785.08333333333" calcext:value-type="float">
            <text:p>1785,0833333333</text:p>
          </table:table-cell>
          <table:table-cell table:formula="of:=[.E41]-[.D41]" office:value-type="float" office:value="1060.46613554313" calcext:value-type="float">
            <text:p>1060,4661355431</text:p>
          </table:table-cell>
          <table:table-cell table:formula="of:=[.E41]-[.E29]" office:value-type="float" office:value="1427.5" calcext:value-type="float">
            <text:p>1427,5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2200" calcext:value-type="float">
            <text:p>2200</text:p>
          </table:table-cell>
          <table:table-cell table:formula="of:=IF([.B42];[.B42];0)" office:value-type="float" office:value="2200" calcext:value-type="float">
            <text:p>2200</text:p>
          </table:table-cell>
          <table:table-cell table:formula="of:=COM.MICROSOFT.STDEV.S([.C31:.C42])" office:value-type="float" office:value="727.750014313523" calcext:value-type="float">
            <text:p>727,7500143135</text:p>
          </table:table-cell>
          <table:table-cell table:formula="of:=AVERAGE([.C31:.C42])" office:value-type="float" office:value="1843.41666666667" calcext:value-type="float">
            <text:p>1843,4166666667</text:p>
          </table:table-cell>
          <table:table-cell table:formula="of:=[.E42]-[.D42]" office:value-type="float" office:value="1115.66665235314" calcext:value-type="float">
            <text:p>1115,6666523532</text:p>
          </table:table-cell>
          <table:table-cell table:formula="of:=[.E42]-[.E30]" office:value-type="float" office:value="1364.16666666667" calcext:value-type="float">
            <text:p>1364,1666666667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1500" calcext:value-type="float">
            <text:p>1500</text:p>
          </table:table-cell>
          <table:table-cell table:formula="of:=IF([.B43];[.B43];0)" office:value-type="float" office:value="1500" calcext:value-type="float">
            <text:p>1500</text:p>
          </table:table-cell>
          <table:table-cell table:formula="of:=COM.MICROSOFT.STDEV.S([.C32:.C43])" office:value-type="float" office:value="716.374769660448" calcext:value-type="float">
            <text:p>716,3747696604</text:p>
          </table:table-cell>
          <table:table-cell table:formula="of:=AVERAGE([.C32:.C43])" office:value-type="float" office:value="1860.08333333333" calcext:value-type="float">
            <text:p>1860,0833333333</text:p>
          </table:table-cell>
          <table:table-cell table:formula="of:=[.E43]-[.D43]" office:value-type="float" office:value="1143.70856367288" calcext:value-type="float">
            <text:p>1143,7085636729</text:p>
          </table:table-cell>
          <table:table-cell table:formula="of:=[.E43]-[.E31]" office:value-type="float" office:value="1281" calcext:value-type="float">
            <text:p>1281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300" calcext:value-type="float">
            <text:p>1300</text:p>
          </table:table-cell>
          <table:table-cell table:formula="of:=IF([.B44];[.B44];0)" office:value-type="float" office:value="1300" calcext:value-type="float">
            <text:p>1300</text:p>
          </table:table-cell>
          <table:table-cell table:formula="of:=COM.MICROSOFT.STDEV.S([.C33:.C44])" office:value-type="float" office:value="688.316187694597" calcext:value-type="float">
            <text:p>688,3161876946</text:p>
          </table:table-cell>
          <table:table-cell table:formula="of:=AVERAGE([.C33:.C44])" office:value-type="float" office:value="1885.08333333333" calcext:value-type="float">
            <text:p>1885,0833333333</text:p>
          </table:table-cell>
          <table:table-cell table:formula="of:=[.E44]-[.D44]" office:value-type="float" office:value="1196.76714563874" calcext:value-type="float">
            <text:p>1196,7671456387</text:p>
          </table:table-cell>
          <table:table-cell table:formula="of:=[.E44]-[.E32]" office:value-type="float" office:value="1239.08333333333" calcext:value-type="float">
            <text:p>1239,08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1700" calcext:value-type="float">
            <text:p>1700</text:p>
          </table:table-cell>
          <table:table-cell table:formula="of:=IF([.B45];[.B45];0)" office:value-type="float" office:value="1700" calcext:value-type="float">
            <text:p>1700</text:p>
          </table:table-cell>
          <table:table-cell table:formula="of:=COM.MICROSOFT.STDEV.S([.C34:.C45])" office:value-type="float" office:value="524.881306929135" calcext:value-type="float">
            <text:p>524,8813069291</text:p>
          </table:table-cell>
          <table:table-cell table:formula="of:=AVERAGE([.C34:.C45])" office:value-type="float" office:value="1751.75" calcext:value-type="float">
            <text:p>1751,75</text:p>
          </table:table-cell>
          <table:table-cell table:formula="of:=[.E45]-[.D45]" office:value-type="float" office:value="1226.86869307087" calcext:value-type="float">
            <text:p>1226,8686930709</text:p>
          </table:table-cell>
          <table:table-cell table:formula="of:=[.E45]-[.E33]" office:value-type="float" office:value="836.666666666667" calcext:value-type="float">
            <text:p>836,6666666667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1700" calcext:value-type="float">
            <text:p>1700</text:p>
          </table:table-cell>
          <table:table-cell table:formula="of:=IF([.B46];[.B46];0)" office:value-type="float" office:value="1700" calcext:value-type="float">
            <text:p>1700</text:p>
          </table:table-cell>
          <table:table-cell table:formula="of:=COM.MICROSOFT.STDEV.S([.C35:.C46])" office:value-type="float" office:value="513.628292374235" calcext:value-type="float">
            <text:p>513,6282923742</text:p>
          </table:table-cell>
          <table:table-cell table:formula="of:=AVERAGE([.C35:.C46])" office:value-type="float" office:value="1776.75" calcext:value-type="float">
            <text:p>1776,75</text:p>
          </table:table-cell>
          <table:table-cell table:formula="of:=[.E46]-[.D46]" office:value-type="float" office:value="1263.12170762576" calcext:value-type="float">
            <text:p>1263,1217076258</text:p>
          </table:table-cell>
          <table:table-cell table:formula="of:=[.E46]-[.E34]" office:value-type="float" office:value="748.5" calcext:value-type="float">
            <text:p>748,5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2000" calcext:value-type="float">
            <text:p>2000</text:p>
          </table:table-cell>
          <table:table-cell table:formula="of:=IF([.B47];[.B47];0)" office:value-type="float" office:value="2000" calcext:value-type="float">
            <text:p>2000</text:p>
          </table:table-cell>
          <table:table-cell table:formula="of:=COM.MICROSOFT.STDEV.S([.C36:.C47])" office:value-type="float" office:value="481.476981104324" calcext:value-type="float">
            <text:p>481,4769811043</text:p>
          </table:table-cell>
          <table:table-cell table:formula="of:=AVERAGE([.C36:.C47])" office:value-type="float" office:value="1743.41666666667" calcext:value-type="float">
            <text:p>1743,4166666667</text:p>
          </table:table-cell>
          <table:table-cell table:formula="of:=[.E47]-[.D47]" office:value-type="float" office:value="1261.93968556234" calcext:value-type="float">
            <text:p>1261,9396855624</text:p>
          </table:table-cell>
          <table:table-cell table:formula="of:=[.E47]-[.E35]" office:value-type="float" office:value="552.916666666667" calcext:value-type="float">
            <text:p>552,91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2300" calcext:value-type="float">
            <text:p>2300</text:p>
          </table:table-cell>
          <table:table-cell table:formula="of:=IF([.B48];[.B48];0)" office:value-type="float" office:value="2300" calcext:value-type="float">
            <text:p>2300</text:p>
          </table:table-cell>
          <table:table-cell table:formula="of:=COM.MICROSOFT.STDEV.S([.C37:.C48])" office:value-type="float" office:value="493.076696658724" calcext:value-type="float">
            <text:p>493,0766966587</text:p>
          </table:table-cell>
          <table:table-cell table:formula="of:=AVERAGE([.C37:.C48])" office:value-type="float" office:value="1818.41666666667" calcext:value-type="float">
            <text:p>1818,4166666667</text:p>
          </table:table-cell>
          <table:table-cell table:formula="of:=[.E48]-[.D48]" office:value-type="float" office:value="1325.33997000794" calcext:value-type="float">
            <text:p>1325,339970008</text:p>
          </table:table-cell>
          <table:table-cell table:formula="of:=[.E48]-[.E36]" office:value-type="float" office:value="536.25" calcext:value-type="float">
            <text:p>536,25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1500" calcext:value-type="float">
            <text:p>1500</text:p>
          </table:table-cell>
          <table:table-cell table:formula="of:=IF([.B49];[.B49];0)" office:value-type="float" office:value="1500" calcext:value-type="float">
            <text:p>1500</text:p>
          </table:table-cell>
          <table:table-cell table:formula="of:=COM.MICROSOFT.STDEV.S([.C38:.C49])" office:value-type="float" office:value="398.00639556305" calcext:value-type="float">
            <text:p>398,0063955631</text:p>
          </table:table-cell>
          <table:table-cell table:formula="of:=AVERAGE([.C38:.C49])" office:value-type="float" office:value="1875" calcext:value-type="float">
            <text:p>1875</text:p>
          </table:table-cell>
          <table:table-cell table:formula="of:=[.E49]-[.D49]" office:value-type="float" office:value="1476.99360443695" calcext:value-type="float">
            <text:p>1476,993604437</text:p>
          </table:table-cell>
          <table:table-cell table:formula="of:=[.E49]-[.E37]" office:value-type="float" office:value="562.166666666667" calcext:value-type="float">
            <text:p>562,1666666667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2400" calcext:value-type="float">
            <text:p>2400</text:p>
          </table:table-cell>
          <table:table-cell table:formula="of:=IF([.B50];[.B50];0)" office:value-type="float" office:value="2400" calcext:value-type="float">
            <text:p>2400</text:p>
          </table:table-cell>
          <table:table-cell table:formula="of:=COM.MICROSOFT.STDEV.S([.C39:.C50])" office:value-type="float" office:value="405.642027587693" calcext:value-type="float">
            <text:p>405,6420275877</text:p>
          </table:table-cell>
          <table:table-cell table:formula="of:=AVERAGE([.C39:.C50])" office:value-type="float" office:value="1950" calcext:value-type="float">
            <text:p>1950</text:p>
          </table:table-cell>
          <table:table-cell table:formula="of:=[.E50]-[.D50]" office:value-type="float" office:value="1544.35797241231" calcext:value-type="float">
            <text:p>1544,3579724123</text:p>
          </table:table-cell>
          <table:table-cell table:formula="of:=[.E50]-[.E38]" office:value-type="float" office:value="529.583333333333" calcext:value-type="float">
            <text:p>529,5833333333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1200" calcext:value-type="float">
            <text:p>1200</text:p>
          </table:table-cell>
          <table:table-cell table:formula="of:=IF([.B51];[.B51];0)" office:value-type="float" office:value="1200" calcext:value-type="float">
            <text:p>1200</text:p>
          </table:table-cell>
          <table:table-cell table:formula="of:=COM.MICROSOFT.STDEV.S([.C40:.C51])" office:value-type="float" office:value="455.521678957215" calcext:value-type="float">
            <text:p>455,5216789572</text:p>
          </table:table-cell>
          <table:table-cell table:formula="of:=AVERAGE([.C40:.C51])" office:value-type="float" office:value="1875" calcext:value-type="float">
            <text:p>1875</text:p>
          </table:table-cell>
          <table:table-cell table:formula="of:=[.E51]-[.D51]" office:value-type="float" office:value="1419.47832104279" calcext:value-type="float">
            <text:p>1419,4783210428</text:p>
          </table:table-cell>
          <table:table-cell table:formula="of:=[.E51]-[.E39]" office:value-type="float" office:value="362.916666666667" calcext:value-type="float">
            <text:p>362,91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1500" calcext:value-type="float">
            <text:p>1500</text:p>
          </table:table-cell>
          <table:table-cell table:formula="of:=IF([.B52];[.B52];0)" office:value-type="float" office:value="1500" calcext:value-type="float">
            <text:p>1500</text:p>
          </table:table-cell>
          <table:table-cell table:formula="of:=COM.MICROSOFT.STDEV.S([.C41:.C52])" office:value-type="float" office:value="404.145188432738" calcext:value-type="float">
            <text:p>404,1451884327</text:p>
          </table:table-cell>
          <table:table-cell table:formula="of:=AVERAGE([.C41:.C52])" office:value-type="float" office:value="1783.33333333333" calcext:value-type="float">
            <text:p>1783,3333333333</text:p>
          </table:table-cell>
          <table:table-cell table:formula="of:=[.E52]-[.D52]" office:value-type="float" office:value="1379.1881449006" calcext:value-type="float">
            <text:p>1379,1881449006</text:p>
          </table:table-cell>
          <table:table-cell table:formula="of:=[.E52]-[.E40]" office:value-type="float" office:value="111.083333333333" calcext:value-type="float">
            <text:p>111,08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400" calcext:value-type="float">
            <text:p>1400</text:p>
          </table:table-cell>
          <table:table-cell table:formula="of:=IF([.B53];[.B53];0)" office:value-type="float" office:value="1400" calcext:value-type="float">
            <text:p>1400</text:p>
          </table:table-cell>
          <table:table-cell table:formula="of:=COM.MICROSOFT.STDEV.S([.C42:.C53])" office:value-type="float" office:value="404.800736614493" calcext:value-type="float">
            <text:p>404,8007366145</text:p>
          </table:table-cell>
          <table:table-cell table:formula="of:=AVERAGE([.C42:.C53])" office:value-type="float" office:value="1725" calcext:value-type="float">
            <text:p>1725</text:p>
          </table:table-cell>
          <table:table-cell table:formula="of:=[.E53]-[.D53]" office:value-type="float" office:value="1320.19926338551" calcext:value-type="float">
            <text:p>1320,1992633855</text:p>
          </table:table-cell>
          <table:table-cell table:formula="of:=[.E53]-[.E41]" office:value-type="float" office:value="-60.0833333333333" calcext:value-type="float">
            <text:p>-60,08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1400" calcext:value-type="float">
            <text:p>1400</text:p>
          </table:table-cell>
          <table:table-cell table:formula="of:=IF([.B54];[.B54];0)" office:value-type="float" office:value="1400" calcext:value-type="float">
            <text:p>1400</text:p>
          </table:table-cell>
          <table:table-cell table:formula="of:=COM.MICROSOFT.STDEV.S([.C43:.C54])" office:value-type="float" office:value="384.845502255204" calcext:value-type="float">
            <text:p>384,8455022552</text:p>
          </table:table-cell>
          <table:table-cell table:formula="of:=AVERAGE([.C43:.C54])" office:value-type="float" office:value="1658.33333333333" calcext:value-type="float">
            <text:p>1658,3333333333</text:p>
          </table:table-cell>
          <table:table-cell table:formula="of:=[.E54]-[.D54]" office:value-type="float" office:value="1273.48783107813" calcext:value-type="float">
            <text:p>1273,4878310781</text:p>
          </table:table-cell>
          <table:table-cell table:formula="of:=[.E54]-[.E42]" office:value-type="float" office:value="-185.083333333334" calcext:value-type="float">
            <text:p>-185,08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2600" calcext:value-type="float">
            <text:p>2600</text:p>
          </table:table-cell>
          <table:table-cell table:formula="of:=IF([.B55];[.B55];0)" office:value-type="float" office:value="2600" calcext:value-type="float">
            <text:p>2600</text:p>
          </table:table-cell>
          <table:table-cell table:formula="of:=COM.MICROSOFT.STDEV.S([.C44:.C55])" office:value-type="float" office:value="466.125227028883" calcext:value-type="float">
            <text:p>466,1252270289</text:p>
          </table:table-cell>
          <table:table-cell table:formula="of:=AVERAGE([.C44:.C55])" office:value-type="float" office:value="1750" calcext:value-type="float">
            <text:p>1750</text:p>
          </table:table-cell>
          <table:table-cell table:formula="of:=[.E55]-[.D55]" office:value-type="float" office:value="1283.87477297112" calcext:value-type="float">
            <text:p>1283,8747729711</text:p>
          </table:table-cell>
          <table:table-cell table:formula="of:=[.E55]-[.E43]" office:value-type="float" office:value="-110.083333333333" calcext:value-type="float">
            <text:p>-110,08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1600" calcext:value-type="float">
            <text:p>1600</text:p>
          </table:table-cell>
          <table:table-cell table:formula="of:=IF([.B56];[.B56];0)" office:value-type="float" office:value="1600" calcext:value-type="float">
            <text:p>1600</text:p>
          </table:table-cell>
          <table:table-cell table:formula="of:=COM.MICROSOFT.STDEV.S([.C45:.C56])" office:value-type="float" office:value="447.467621987639" calcext:value-type="float">
            <text:p>447,4676219876</text:p>
          </table:table-cell>
          <table:table-cell table:formula="of:=AVERAGE([.C45:.C56])" office:value-type="float" office:value="1775" calcext:value-type="float">
            <text:p>1775</text:p>
          </table:table-cell>
          <table:table-cell table:formula="of:=[.E56]-[.D56]" office:value-type="float" office:value="1327.53237801236" calcext:value-type="float">
            <text:p>1327,5323780124</text:p>
          </table:table-cell>
          <table:table-cell table:formula="of:=[.E56]-[.E44]" office:value-type="float" office:value="-110.083333333333" calcext:value-type="float">
            <text:p>-110,0833333333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2100" calcext:value-type="float">
            <text:p>2100</text:p>
          </table:table-cell>
          <table:table-cell table:formula="of:=IF([.B57];[.B57];0)" office:value-type="float" office:value="2100" calcext:value-type="float">
            <text:p>2100</text:p>
          </table:table-cell>
          <table:table-cell table:formula="of:=COM.MICROSOFT.STDEV.S([.C46:.C57])" office:value-type="float" office:value="456.18643185222" calcext:value-type="float">
            <text:p>456,1864318522</text:p>
          </table:table-cell>
          <table:table-cell table:formula="of:=AVERAGE([.C46:.C57])" office:value-type="float" office:value="1808.33333333333" calcext:value-type="float">
            <text:p>1808,3333333333</text:p>
          </table:table-cell>
          <table:table-cell table:formula="of:=[.E57]-[.D57]" office:value-type="float" office:value="1352.14690148111" calcext:value-type="float">
            <text:p>1352,1469014811</text:p>
          </table:table-cell>
          <table:table-cell table:formula="of:=[.E57]-[.E45]" office:value-type="float" office:value="56.5833333333333" calcext:value-type="float">
            <text:p>56,58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1400" calcext:value-type="float">
            <text:p>1400</text:p>
          </table:table-cell>
          <table:table-cell table:formula="of:=IF([.B58];[.B58];0)" office:value-type="float" office:value="1400" calcext:value-type="float">
            <text:p>1400</text:p>
          </table:table-cell>
          <table:table-cell table:formula="of:=COM.MICROSOFT.STDEV.S([.C47:.C58])" office:value-type="float" office:value="470.653961541971" calcext:value-type="float">
            <text:p>470,653961542</text:p>
          </table:table-cell>
          <table:table-cell table:formula="of:=AVERAGE([.C47:.C58])" office:value-type="float" office:value="1783.33333333333" calcext:value-type="float">
            <text:p>1783,3333333333</text:p>
          </table:table-cell>
          <table:table-cell table:formula="of:=[.E58]-[.D58]" office:value-type="float" office:value="1312.67937179136" calcext:value-type="float">
            <text:p>1312,6793717914</text:p>
          </table:table-cell>
          <table:table-cell table:formula="of:=[.E58]-[.E46]" office:value-type="float" office:value="6.58333333333326" calcext:value-type="float">
            <text:p>6,583333333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2000" calcext:value-type="float">
            <text:p>2000</text:p>
          </table:table-cell>
          <table:table-cell table:formula="of:=IF([.B59];[.B59];0)" office:value-type="float" office:value="2000" calcext:value-type="float">
            <text:p>2000</text:p>
          </table:table-cell>
          <table:table-cell table:formula="of:=COM.MICROSOFT.STDEV.S([.C48:.C59])" office:value-type="float" office:value="470.653961541971" calcext:value-type="float">
            <text:p>470,653961542</text:p>
          </table:table-cell>
          <table:table-cell table:formula="of:=AVERAGE([.C48:.C59])" office:value-type="float" office:value="1783.33333333333" calcext:value-type="float">
            <text:p>1783,3333333333</text:p>
          </table:table-cell>
          <table:table-cell table:formula="of:=[.E59]-[.D59]" office:value-type="float" office:value="1312.67937179136" calcext:value-type="float">
            <text:p>1312,6793717914</text:p>
          </table:table-cell>
          <table:table-cell table:formula="of:=[.E59]-[.E47]" office:value-type="float" office:value="39.9166666666665" calcext:value-type="float">
            <text:p>39,91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1600" calcext:value-type="float">
            <text:p>1600</text:p>
          </table:table-cell>
          <table:table-cell table:formula="of:=IF([.B60];[.B60];0)" office:value-type="float" office:value="1600" calcext:value-type="float">
            <text:p>1600</text:p>
          </table:table-cell>
          <table:table-cell table:formula="of:=COM.MICROSOFT.STDEV.S([.C49:.C60])" office:value-type="float" office:value="443.38573397315" calcext:value-type="float">
            <text:p>443,3857339732</text:p>
          </table:table-cell>
          <table:table-cell table:formula="of:=AVERAGE([.C49:.C60])" office:value-type="float" office:value="1725" calcext:value-type="float">
            <text:p>1725</text:p>
          </table:table-cell>
          <table:table-cell table:formula="of:=[.E60]-[.D60]" office:value-type="float" office:value="1281.61426602685" calcext:value-type="float">
            <text:p>1281,6142660269</text:p>
          </table:table-cell>
          <table:table-cell table:formula="of:=[.E60]-[.E48]" office:value-type="float" office:value="-93.4166666666667" calcext:value-type="float">
            <text:p>-93,4166666667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3100" calcext:value-type="float">
            <text:p>3100</text:p>
          </table:table-cell>
          <table:table-cell table:formula="of:=IF([.B61];[.B61];0)" office:value-type="float" office:value="3100" calcext:value-type="float">
            <text:p>3100</text:p>
          </table:table-cell>
          <table:table-cell table:formula="of:=COM.MICROSOFT.STDEV.S([.C50:.C61])" office:value-type="float" office:value="586.915408700178" calcext:value-type="float">
            <text:p>586,9154087002</text:p>
          </table:table-cell>
          <table:table-cell table:formula="of:=AVERAGE([.C50:.C61])" office:value-type="float" office:value="1858.33333333333" calcext:value-type="float">
            <text:p>1858,3333333333</text:p>
          </table:table-cell>
          <table:table-cell table:formula="of:=[.E61]-[.D61]" office:value-type="float" office:value="1271.41792463316" calcext:value-type="float">
            <text:p>1271,4179246332</text:p>
          </table:table-cell>
          <table:table-cell table:formula="of:=[.E61]-[.E49]" office:value-type="float" office:value="-16.6666666666667" calcext:value-type="float">
            <text:p>-16,6666666667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2200" calcext:value-type="float">
            <text:p>2200</text:p>
          </table:table-cell>
          <table:table-cell table:formula="of:=IF([.B62];[.B62];0)" office:value-type="float" office:value="2200" calcext:value-type="float">
            <text:p>2200</text:p>
          </table:table-cell>
          <table:table-cell table:formula="of:=COM.MICROSOFT.STDEV.S([.C51:.C62])" office:value-type="float" office:value="572.80542997257" calcext:value-type="float">
            <text:p>572,8054299726</text:p>
          </table:table-cell>
          <table:table-cell table:formula="of:=AVERAGE([.C51:.C62])" office:value-type="float" office:value="1841.66666666667" calcext:value-type="float">
            <text:p>1841,6666666667</text:p>
          </table:table-cell>
          <table:table-cell table:formula="of:=[.E62]-[.D62]" office:value-type="float" office:value="1268.8612366941" calcext:value-type="float">
            <text:p>1268,8612366941</text:p>
          </table:table-cell>
          <table:table-cell table:formula="of:=[.E62]-[.E50]" office:value-type="float" office:value="-108.333333333333" calcext:value-type="float">
            <text:p>-108,3333333333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2100" calcext:value-type="float">
            <text:p>2100</text:p>
          </table:table-cell>
          <table:table-cell table:formula="of:=IF([.B63];[.B63];0)" office:value-type="float" office:value="2100" calcext:value-type="float">
            <text:p>2100</text:p>
          </table:table-cell>
          <table:table-cell table:formula="of:=COM.MICROSOFT.STDEV.S([.C52:.C63])" office:value-type="float" office:value="539.07890016774" calcext:value-type="float">
            <text:p>539,0789001677</text:p>
          </table:table-cell>
          <table:table-cell table:formula="of:=AVERAGE([.C52:.C63])" office:value-type="float" office:value="1916.66666666667" calcext:value-type="float">
            <text:p>1916,6666666667</text:p>
          </table:table-cell>
          <table:table-cell table:formula="of:=[.E63]-[.D63]" office:value-type="float" office:value="1377.58776649893" calcext:value-type="float">
            <text:p>1377,5877664989</text:p>
          </table:table-cell>
          <table:table-cell table:formula="of:=[.E63]-[.E51]" office:value-type="float" office:value="41.6666666666667" calcext:value-type="float">
            <text:p>41,6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1900" calcext:value-type="float">
            <text:p>1900</text:p>
          </table:table-cell>
          <table:table-cell table:formula="of:=IF([.B64];[.B64];0)" office:value-type="float" office:value="1900" calcext:value-type="float">
            <text:p>1900</text:p>
          </table:table-cell>
          <table:table-cell table:formula="of:=COM.MICROSOFT.STDEV.S([.C53:.C64])" office:value-type="float" office:value="523.102632029666" calcext:value-type="float">
            <text:p>523,1026320297</text:p>
          </table:table-cell>
          <table:table-cell table:formula="of:=AVERAGE([.C53:.C64])" office:value-type="float" office:value="1950" calcext:value-type="float">
            <text:p>1950</text:p>
          </table:table-cell>
          <table:table-cell table:formula="of:=[.E64]-[.D64]" office:value-type="float" office:value="1426.89736797033" calcext:value-type="float">
            <text:p>1426,8973679703</text:p>
          </table:table-cell>
          <table:table-cell table:formula="of:=[.E64]-[.E52]" office:value-type="float" office:value="166.666666666667" calcext:value-type="float">
            <text:p>166,66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1500" calcext:value-type="float">
            <text:p>1500</text:p>
          </table:table-cell>
          <table:table-cell table:formula="of:=IF([.B65];[.B65];0)" office:value-type="float" office:value="1500" calcext:value-type="float">
            <text:p>1500</text:p>
          </table:table-cell>
          <table:table-cell table:formula="of:=COM.MICROSOFT.STDEV.S([.C54:.C65])" office:value-type="float" office:value="514.266173269929" calcext:value-type="float">
            <text:p>514,2661732699</text:p>
          </table:table-cell>
          <table:table-cell table:formula="of:=AVERAGE([.C54:.C65])" office:value-type="float" office:value="1958.33333333333" calcext:value-type="float">
            <text:p>1958,3333333333</text:p>
          </table:table-cell>
          <table:table-cell table:formula="of:=[.E65]-[.D65]" office:value-type="float" office:value="1444.0671600634" calcext:value-type="float">
            <text:p>1444,0671600634</text:p>
          </table:table-cell>
          <table:table-cell table:formula="of:=[.E65]-[.E53]" office:value-type="float" office:value="233.333333333333" calcext:value-type="float">
            <text:p>233,3333333333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1600" calcext:value-type="float">
            <text:p>1600</text:p>
          </table:table-cell>
          <table:table-cell table:formula="of:=IF([.B66];[.B66];0)" office:value-type="float" office:value="1600" calcext:value-type="float">
            <text:p>1600</text:p>
          </table:table-cell>
          <table:table-cell table:formula="of:=COM.MICROSOFT.STDEV.S([.C55:.C66])" office:value-type="float" office:value="497.49371855331" calcext:value-type="float">
            <text:p>497,4937185533</text:p>
          </table:table-cell>
          <table:table-cell table:formula="of:=AVERAGE([.C55:.C66])" office:value-type="float" office:value="1975" calcext:value-type="float">
            <text:p>1975</text:p>
          </table:table-cell>
          <table:table-cell table:formula="of:=[.E66]-[.D66]" office:value-type="float" office:value="1477.50628144669" calcext:value-type="float">
            <text:p>1477,5062814467</text:p>
          </table:table-cell>
          <table:table-cell table:formula="of:=[.E66]-[.E54]" office:value-type="float" office:value="316.666666666667" calcext:value-type="float">
            <text:p>316,66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1700" calcext:value-type="float">
            <text:p>1700</text:p>
          </table:table-cell>
          <table:table-cell table:formula="of:=IF([.B67];[.B67];0)" office:value-type="float" office:value="1700" calcext:value-type="float">
            <text:p>1700</text:p>
          </table:table-cell>
          <table:table-cell table:formula="of:=COM.MICROSOFT.STDEV.S([.C56:.C67])" office:value-type="float" office:value="461.223668871484" calcext:value-type="float">
            <text:p>461,2236688715</text:p>
          </table:table-cell>
          <table:table-cell table:formula="of:=AVERAGE([.C56:.C67])" office:value-type="float" office:value="1900" calcext:value-type="float">
            <text:p>1900</text:p>
          </table:table-cell>
          <table:table-cell table:formula="of:=[.E67]-[.D67]" office:value-type="float" office:value="1438.77633112852" calcext:value-type="float">
            <text:p>1438,7763311285</text:p>
          </table:table-cell>
          <table:table-cell table:formula="of:=[.E67]-[.E55]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1500" calcext:value-type="float">
            <text:p>1500</text:p>
          </table:table-cell>
          <table:table-cell table:formula="of:=IF([.B68];[.B68];0)" office:value-type="float" office:value="1500" calcext:value-type="float">
            <text:p>1500</text:p>
          </table:table-cell>
          <table:table-cell table:formula="of:=COM.MICROSOFT.STDEV.S([.C57:.C68])" office:value-type="float" office:value="467.990546395065" calcext:value-type="float">
            <text:p>467,9905463951</text:p>
          </table:table-cell>
          <table:table-cell table:formula="of:=AVERAGE([.C57:.C68])" office:value-type="float" office:value="1891.66666666667" calcext:value-type="float">
            <text:p>1891,6666666667</text:p>
          </table:table-cell>
          <table:table-cell table:formula="of:=[.E68]-[.D68]" office:value-type="float" office:value="1423.6761202716" calcext:value-type="float">
            <text:p>1423,6761202716</text:p>
          </table:table-cell>
          <table:table-cell table:formula="of:=[.E68]-[.E56]" office:value-type="float" office:value="116.666666666667" calcext:value-type="float">
            <text:p>116,66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2000" calcext:value-type="float">
            <text:p>2000</text:p>
          </table:table-cell>
          <table:table-cell table:formula="of:=IF([.B69];[.B69];0)" office:value-type="float" office:value="2000" calcext:value-type="float">
            <text:p>2000</text:p>
          </table:table-cell>
          <table:table-cell table:formula="of:=COM.MICROSOFT.STDEV.S([.C58:.C69])" office:value-type="float" office:value="464.823198711732" calcext:value-type="float">
            <text:p>464,8231987117</text:p>
          </table:table-cell>
          <table:table-cell table:formula="of:=AVERAGE([.C58:.C69])" office:value-type="float" office:value="1883.33333333333" calcext:value-type="float">
            <text:p>1883,3333333333</text:p>
          </table:table-cell>
          <table:table-cell table:formula="of:=[.E69]-[.D69]" office:value-type="float" office:value="1418.5101346216" calcext:value-type="float">
            <text:p>1418,5101346216</text:p>
          </table:table-cell>
          <table:table-cell table:formula="of:=[.E69]-[.E57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2200" calcext:value-type="float">
            <text:p>2200</text:p>
          </table:table-cell>
          <table:table-cell table:formula="of:=IF([.B70];[.B70];0)" office:value-type="float" office:value="2200" calcext:value-type="float">
            <text:p>2200</text:p>
          </table:table-cell>
          <table:table-cell table:formula="of:=COM.MICROSOFT.STDEV.S([.C59:.C70])" office:value-type="float" office:value="446.196043338474" calcext:value-type="float">
            <text:p>446,1960433385</text:p>
          </table:table-cell>
          <table:table-cell table:formula="of:=AVERAGE([.C59:.C70])" office:value-type="float" office:value="1950" calcext:value-type="float">
            <text:p>1950</text:p>
          </table:table-cell>
          <table:table-cell table:formula="of:=[.E70]-[.D70]" office:value-type="float" office:value="1503.80395666153" calcext:value-type="float">
            <text:p>1503,8039566615</text:p>
          </table:table-cell>
          <table:table-cell table:formula="of:=[.E70]-[.E58]" office:value-type="float" office:value="166.666666666667" calcext:value-type="float">
            <text:p>166,6666666667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1600" calcext:value-type="float">
            <text:p>1600</text:p>
          </table:table-cell>
          <table:table-cell table:formula="of:=IF([.B71];[.B71];0)" office:value-type="float" office:value="1600" calcext:value-type="float">
            <text:p>1600</text:p>
          </table:table-cell>
          <table:table-cell table:formula="of:=COM.MICROSOFT.STDEV.S([.C60:.C71])" office:value-type="float" office:value="456.933122883293" calcext:value-type="float">
            <text:p>456,9331228833</text:p>
          </table:table-cell>
          <table:table-cell table:formula="of:=AVERAGE([.C60:.C71])" office:value-type="float" office:value="1916.66666666667" calcext:value-type="float">
            <text:p>1916,6666666667</text:p>
          </table:table-cell>
          <table:table-cell table:formula="of:=[.E71]-[.D71]" office:value-type="float" office:value="1459.73354378337" calcext:value-type="float">
            <text:p>1459,7335437834</text:p>
          </table:table-cell>
          <table:table-cell table:formula="of:=[.E71]-[.E59]" office:value-type="float" office:value="133.333333333333" calcext:value-type="float">
            <text:p>133,3333333333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2300" calcext:value-type="float">
            <text:p>2300</text:p>
          </table:table-cell>
          <table:table-cell table:formula="of:=IF([.B72];[.B72];0)" office:value-type="float" office:value="2300" calcext:value-type="float">
            <text:p>2300</text:p>
          </table:table-cell>
          <table:table-cell table:formula="of:=COM.MICROSOFT.STDEV.S([.C61:.C72])" office:value-type="float" office:value="457.513040052611" calcext:value-type="float">
            <text:p>457,5130400526</text:p>
          </table:table-cell>
          <table:table-cell table:formula="of:=AVERAGE([.C61:.C72])" office:value-type="float" office:value="1975" calcext:value-type="float">
            <text:p>1975</text:p>
          </table:table-cell>
          <table:table-cell table:formula="of:=[.E72]-[.D72]" office:value-type="float" office:value="1517.48695994739" calcext:value-type="float">
            <text:p>1517,4869599474</text:p>
          </table:table-cell>
          <table:table-cell table:formula="of:=[.E72]-[.E60]"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500" calcext:value-type="float">
            <text:p>1500</text:p>
          </table:table-cell>
          <table:table-cell table:formula="of:=IF([.B73];[.B73];0)" office:value-type="float" office:value="1500" calcext:value-type="float">
            <text:p>1500</text:p>
          </table:table-cell>
          <table:table-cell table:formula="of:=COM.MICROSOFT.STDEV.S([.C62:.C73])" office:value-type="float" office:value="308.834563931546" calcext:value-type="float">
            <text:p>308,8345639315</text:p>
          </table:table-cell>
          <table:table-cell table:formula="of:=AVERAGE([.C62:.C73])" office:value-type="float" office:value="1841.66666666667" calcext:value-type="float">
            <text:p>1841,6666666667</text:p>
          </table:table-cell>
          <table:table-cell table:formula="of:=[.E73]-[.D73]" office:value-type="float" office:value="1532.83210273512" calcext:value-type="float">
            <text:p>1532,8321027351</text:p>
          </table:table-cell>
          <table:table-cell table:formula="of:=[.E73]-[.E61]" office:value-type="float" office:value="-16.6666666666665" calcext:value-type="float">
            <text:p>-16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2400" calcext:value-type="float">
            <text:p>2400</text:p>
          </table:table-cell>
          <table:table-cell table:formula="of:=IF([.B74];[.B74];0)" office:value-type="float" office:value="2400" calcext:value-type="float">
            <text:p>2400</text:p>
          </table:table-cell>
          <table:table-cell table:formula="of:=COM.MICROSOFT.STDEV.S([.C63:.C74])" office:value-type="float" office:value="334.278961710761" calcext:value-type="float">
            <text:p>334,2789617108</text:p>
          </table:table-cell>
          <table:table-cell table:formula="of:=AVERAGE([.C63:.C74])" office:value-type="float" office:value="1858.33333333333" calcext:value-type="float">
            <text:p>1858,3333333333</text:p>
          </table:table-cell>
          <table:table-cell table:formula="of:=[.E74]-[.D74]" office:value-type="float" office:value="1524.05437162257" calcext:value-type="float">
            <text:p>1524,0543716226</text:p>
          </table:table-cell>
          <table:table-cell table:formula="of:=[.E74]-[.E62]" office:value-type="float" office:value="16.6666666666665" calcext:value-type="float">
            <text:p>16,6666666667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1300" calcext:value-type="float">
            <text:p>1300</text:p>
          </table:table-cell>
          <table:table-cell table:formula="of:=IF([.B75];[.B75];0)" office:value-type="float" office:value="1300" calcext:value-type="float">
            <text:p>1300</text:p>
          </table:table-cell>
          <table:table-cell table:formula="of:=COM.MICROSOFT.STDEV.S([.C64:.C75])" office:value-type="float" office:value="360.450055381106" calcext:value-type="float">
            <text:p>360,4500553811</text:p>
          </table:table-cell>
          <table:table-cell table:formula="of:=AVERAGE([.C64:.C75])" office:value-type="float" office:value="1791.66666666667" calcext:value-type="float">
            <text:p>1791,6666666667</text:p>
          </table:table-cell>
          <table:table-cell table:formula="of:=[.E75]-[.D75]" office:value-type="float" office:value="1431.21661128556" calcext:value-type="float">
            <text:p>1431,2166112856</text:p>
          </table:table-cell>
          <table:table-cell table:formula="of:=[.E75]-[.E63]" office:value-type="float" office:value="-125" calcext:value-type="float">
            <text:p>-125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1900" calcext:value-type="float">
            <text:p>1900</text:p>
          </table:table-cell>
          <table:table-cell table:formula="of:=IF([.B76];[.B76];0)" office:value-type="float" office:value="1900" calcext:value-type="float">
            <text:p>1900</text:p>
          </table:table-cell>
          <table:table-cell table:formula="of:=COM.MICROSOFT.STDEV.S([.C65:.C76])" office:value-type="float" office:value="360.450055381106" calcext:value-type="float">
            <text:p>360,4500553811</text:p>
          </table:table-cell>
          <table:table-cell table:formula="of:=AVERAGE([.C65:.C76])" office:value-type="float" office:value="1791.66666666667" calcext:value-type="float">
            <text:p>1791,6666666667</text:p>
          </table:table-cell>
          <table:table-cell table:formula="of:=[.E76]-[.D76]" office:value-type="float" office:value="1431.21661128556" calcext:value-type="float">
            <text:p>1431,2166112856</text:p>
          </table:table-cell>
          <table:table-cell table:formula="of:=[.E76]-[.E64]" office:value-type="float" office:value="-158.333333333333" calcext:value-type="float">
            <text:p>-158,33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2000" calcext:value-type="float">
            <text:p>2000</text:p>
          </table:table-cell>
          <table:table-cell table:formula="of:=IF([.B77];[.B77];0)" office:value-type="float" office:value="2000" calcext:value-type="float">
            <text:p>2000</text:p>
          </table:table-cell>
          <table:table-cell table:formula="of:=COM.MICROSOFT.STDEV.S([.C66:.C77])" office:value-type="float" office:value="352.480388450796" calcext:value-type="float">
            <text:p>352,4803884508</text:p>
          </table:table-cell>
          <table:table-cell table:formula="of:=AVERAGE([.C66:.C77])" office:value-type="float" office:value="1833.33333333333" calcext:value-type="float">
            <text:p>1833,3333333333</text:p>
          </table:table-cell>
          <table:table-cell table:formula="of:=[.E77]-[.D77]" office:value-type="float" office:value="1480.85294488254" calcext:value-type="float">
            <text:p>1480,8529448825</text:p>
          </table:table-cell>
          <table:table-cell table:formula="of:=[.E77]-[.E65]" office:value-type="float" office:value="-125" calcext:value-type="float">
            <text:p>-125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500" calcext:value-type="float">
            <text:p>1500</text:p>
          </table:table-cell>
          <table:table-cell table:formula="of:=IF([.B78];[.B78];0)" office:value-type="float" office:value="1500" calcext:value-type="float">
            <text:p>1500</text:p>
          </table:table-cell>
          <table:table-cell table:formula="of:=COM.MICROSOFT.STDEV.S([.C67:.C78])" office:value-type="float" office:value="359.608372842154" calcext:value-type="float">
            <text:p>359,6083728422</text:p>
          </table:table-cell>
          <table:table-cell table:formula="of:=AVERAGE([.C67:.C78])" office:value-type="float" office:value="1825" calcext:value-type="float">
            <text:p>1825</text:p>
          </table:table-cell>
          <table:table-cell table:formula="of:=[.E78]-[.D78]" office:value-type="float" office:value="1465.39162715785" calcext:value-type="float">
            <text:p>1465,3916271579</text:p>
          </table:table-cell>
          <table:table-cell table:formula="of:=[.E78]-[.E66]" office:value-type="float" office:value="-150" calcext:value-type="float">
            <text:p>-150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2900" calcext:value-type="float">
            <text:p>2900</text:p>
          </table:table-cell>
          <table:table-cell table:formula="of:=IF([.B79];[.B79];0)" office:value-type="float" office:value="2900" calcext:value-type="float">
            <text:p>2900</text:p>
          </table:table-cell>
          <table:table-cell table:formula="of:=COM.MICROSOFT.STDEV.S([.C68:.C79])" office:value-type="float" office:value="471.21699305676" calcext:value-type="float">
            <text:p>471,2169930568</text:p>
          </table:table-cell>
          <table:table-cell table:formula="of:=AVERAGE([.C68:.C79])" office:value-type="float" office:value="1925" calcext:value-type="float">
            <text:p>1925</text:p>
          </table:table-cell>
          <table:table-cell table:formula="of:=[.E79]-[.D79]" office:value-type="float" office:value="1453.78300694324" calcext:value-type="float">
            <text:p>1453,7830069432</text:p>
          </table:table-cell>
          <table:table-cell table:formula="of:=[.E79]-[.E67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1800" calcext:value-type="float">
            <text:p>1800</text:p>
          </table:table-cell>
          <table:table-cell table:formula="of:=IF([.B80];[.B80];0)" office:value-type="float" office:value="1800" calcext:value-type="float">
            <text:p>1800</text:p>
          </table:table-cell>
          <table:table-cell table:formula="of:=COM.MICROSOFT.STDEV.S([.C69:.C80])" office:value-type="float" office:value="454.272645405418" calcext:value-type="float">
            <text:p>454,2726454054</text:p>
          </table:table-cell>
          <table:table-cell table:formula="of:=AVERAGE([.C69:.C80])" office:value-type="float" office:value="1950" calcext:value-type="float">
            <text:p>1950</text:p>
          </table:table-cell>
          <table:table-cell table:formula="of:=[.E80]-[.D80]" office:value-type="float" office:value="1495.72735459458" calcext:value-type="float">
            <text:p>1495,7273545946</text:p>
          </table:table-cell>
          <table:table-cell table:formula="of:=[.E80]-[.E68]" office:value-type="float" office:value="58.3333333333333" calcext:value-type="float">
            <text:p>58,3333333333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2600" calcext:value-type="float">
            <text:p>2600</text:p>
          </table:table-cell>
          <table:table-cell table:formula="of:=IF([.B81];[.B81];0)" office:value-type="float" office:value="2600" calcext:value-type="float">
            <text:p>2600</text:p>
          </table:table-cell>
          <table:table-cell table:formula="of:=COM.MICROSOFT.STDEV.S([.C70:.C81])" office:value-type="float" office:value="491.750121319946" calcext:value-type="float">
            <text:p>491,7501213199</text:p>
          </table:table-cell>
          <table:table-cell table:formula="of:=AVERAGE([.C70:.C81])" office:value-type="float" office:value="2000" calcext:value-type="float">
            <text:p>2000</text:p>
          </table:table-cell>
          <table:table-cell table:formula="of:=[.E81]-[.D81]" office:value-type="float" office:value="1508.24987868005" calcext:value-type="float">
            <text:p>1508,2498786801</text:p>
          </table:table-cell>
          <table:table-cell table:formula="of:=[.E81]-[.E69]" office:value-type="float" office:value="116.666666666667" calcext:value-type="float">
            <text:p>116,6666666667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500" calcext:value-type="float">
            <text:p>1500</text:p>
          </table:table-cell>
          <table:table-cell table:formula="of:=IF([.B82];[.B82];0)" office:value-type="float" office:value="1500" calcext:value-type="float">
            <text:p>1500</text:p>
          </table:table-cell>
          <table:table-cell table:formula="of:=COM.MICROSOFT.STDEV.S([.C71:.C82])" office:value-type="float" office:value="507.145905728292" calcext:value-type="float">
            <text:p>507,1459057283</text:p>
          </table:table-cell>
          <table:table-cell table:formula="of:=AVERAGE([.C71:.C82])" office:value-type="float" office:value="1941.66666666667" calcext:value-type="float">
            <text:p>1941,6666666667</text:p>
          </table:table-cell>
          <table:table-cell table:formula="of:=[.E82]-[.D82]" office:value-type="float" office:value="1434.52076093837" calcext:value-type="float">
            <text:p>1434,5207609384</text:p>
          </table:table-cell>
          <table:table-cell table:formula="of:=[.E82]-[.E70]" office:value-type="float" office:value="-8.33333333333326" calcext:value-type="float">
            <text:p>-8,3333333333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3100" calcext:value-type="float">
            <text:p>3100</text:p>
          </table:table-cell>
          <table:table-cell table:formula="of:=IF([.B83];[.B83];0)" office:value-type="float" office:value="3100" calcext:value-type="float">
            <text:p>3100</text:p>
          </table:table-cell>
          <table:table-cell table:formula="of:=COM.MICROSOFT.STDEV.S([.C72:.C83])" office:value-type="float" office:value="592.887132188877" calcext:value-type="float">
            <text:p>592,8871321889</text:p>
          </table:table-cell>
          <table:table-cell table:formula="of:=AVERAGE([.C72:.C83])" office:value-type="float" office:value="2066.66666666667" calcext:value-type="float">
            <text:p>2066,6666666667</text:p>
          </table:table-cell>
          <table:table-cell table:formula="of:=[.E83]-[.D83]" office:value-type="float" office:value="1473.77953447779" calcext:value-type="float">
            <text:p>1473,7795344778</text:p>
          </table:table-cell>
          <table:table-cell table:formula="of:=[.E83]-[.E71]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3300" calcext:value-type="float">
            <text:p>3300</text:p>
          </table:table-cell>
          <table:table-cell table:formula="of:=IF([.B84];[.B84];0)" office:value-type="float" office:value="3300" calcext:value-type="float">
            <text:p>3300</text:p>
          </table:table-cell>
          <table:table-cell table:formula="of:=COM.MICROSOFT.STDEV.S([.C73:.C84])" office:value-type="float" office:value="690.849279707757" calcext:value-type="float">
            <text:p>690,8492797078</text:p>
          </table:table-cell>
          <table:table-cell table:formula="of:=AVERAGE([.C73:.C84])" office:value-type="float" office:value="2150" calcext:value-type="float">
            <text:p>2150</text:p>
          </table:table-cell>
          <table:table-cell table:formula="of:=[.E84]-[.D84]" office:value-type="float" office:value="1459.15072029224" calcext:value-type="float">
            <text:p>1459,1507202923</text:p>
          </table:table-cell>
          <table:table-cell table:formula="of:=[.E84]-[.E72]"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2300" calcext:value-type="float">
            <text:p>2300</text:p>
          </table:table-cell>
          <table:table-cell table:formula="of:=IF([.B85];[.B85];0)" office:value-type="float" office:value="2300" calcext:value-type="float">
            <text:p>2300</text:p>
          </table:table-cell>
          <table:table-cell table:formula="of:=COM.MICROSOFT.STDEV.S([.C74:.C85])" office:value-type="float" office:value="660.348851790178" calcext:value-type="float">
            <text:p>660,3488517902</text:p>
          </table:table-cell>
          <table:table-cell table:formula="of:=AVERAGE([.C74:.C85])" office:value-type="float" office:value="2216.66666666667" calcext:value-type="float">
            <text:p>2216,6666666667</text:p>
          </table:table-cell>
          <table:table-cell table:formula="of:=[.E85]-[.D85]" office:value-type="float" office:value="1556.31781487649" calcext:value-type="float">
            <text:p>1556,3178148765</text:p>
          </table:table-cell>
          <table:table-cell table:formula="of:=[.E85]-[.E73]"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2300" calcext:value-type="float">
            <text:p>2300</text:p>
          </table:table-cell>
          <table:table-cell table:formula="of:=IF([.B86];[.B86];0)" office:value-type="float" office:value="2300" calcext:value-type="float">
            <text:p>2300</text:p>
          </table:table-cell>
          <table:table-cell table:formula="of:=COM.MICROSOFT.STDEV.S([.C75:.C86])" office:value-type="float" office:value="658.453192004265" calcext:value-type="float">
            <text:p>658,4531920043</text:p>
          </table:table-cell>
          <table:table-cell table:formula="of:=AVERAGE([.C75:.C86])" office:value-type="float" office:value="2208.33333333333" calcext:value-type="float">
            <text:p>2208,3333333333</text:p>
          </table:table-cell>
          <table:table-cell table:formula="of:=[.E86]-[.D86]" office:value-type="float" office:value="1549.88014132907" calcext:value-type="float">
            <text:p>1549,8801413291</text:p>
          </table:table-cell>
          <table:table-cell table:formula="of:=[.E86]-[.E74]"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3100" calcext:value-type="float">
            <text:p>3100</text:p>
          </table:table-cell>
          <table:table-cell table:formula="of:=IF([.B87];[.B87];0)" office:value-type="float" office:value="3100" calcext:value-type="float">
            <text:p>3100</text:p>
          </table:table-cell>
          <table:table-cell table:formula="of:=COM.MICROSOFT.STDEV.S([.C76:.C87])" office:value-type="float" office:value="637.407153072413" calcext:value-type="float">
            <text:p>637,4071530724</text:p>
          </table:table-cell>
          <table:table-cell table:formula="of:=AVERAGE([.C76:.C87])" office:value-type="float" office:value="2358.33333333333" calcext:value-type="float">
            <text:p>2358,3333333333</text:p>
          </table:table-cell>
          <table:table-cell table:formula="of:=[.E87]-[.D87]" office:value-type="float" office:value="1720.92618026092" calcext:value-type="float">
            <text:p>1720,9261802609</text:p>
          </table:table-cell>
          <table:table-cell table:formula="of:=[.E87]-[.E75]" office:value-type="float" office:value="566.666666666667" calcext:value-type="float">
            <text:p>566,6666666667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2500" calcext:value-type="float">
            <text:p>2500</text:p>
          </table:table-cell>
          <table:table-cell table:formula="of:=IF([.B88];[.B88];0)" office:value-type="float" office:value="2500" calcext:value-type="float">
            <text:p>2500</text:p>
          </table:table-cell>
          <table:table-cell table:formula="of:=COM.MICROSOFT.STDEV.S([.C77:.C88])" office:value-type="float" office:value="621.520618151867" calcext:value-type="float">
            <text:p>621,5206181519</text:p>
          </table:table-cell>
          <table:table-cell table:formula="of:=AVERAGE([.C77:.C88])" office:value-type="float" office:value="2408.33333333333" calcext:value-type="float">
            <text:p>2408,3333333333</text:p>
          </table:table-cell>
          <table:table-cell table:formula="of:=[.E88]-[.D88]" office:value-type="float" office:value="1786.81271518147" calcext:value-type="float">
            <text:p>1786,8127151815</text:p>
          </table:table-cell>
          <table:table-cell table:formula="of:=[.E88]-[.E76]" office:value-type="float" office:value="616.666666666667" calcext:value-type="float">
            <text:p>616,6666666667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2700" calcext:value-type="float">
            <text:p>2700</text:p>
          </table:table-cell>
          <table:table-cell table:formula="of:=IF([.B89];[.B89];0)" office:value-type="float" office:value="2700" calcext:value-type="float">
            <text:p>2700</text:p>
          </table:table-cell>
          <table:table-cell table:formula="of:=COM.MICROSOFT.STDEV.S([.C78:.C89])" office:value-type="float" office:value="612.496134805368" calcext:value-type="float">
            <text:p>612,4961348054</text:p>
          </table:table-cell>
          <table:table-cell table:formula="of:=AVERAGE([.C78:.C89])" office:value-type="float" office:value="2466.66666666667" calcext:value-type="float">
            <text:p>2466,6666666667</text:p>
          </table:table-cell>
          <table:table-cell table:formula="of:=[.E89]-[.D89]" office:value-type="float" office:value="1854.1705318613" calcext:value-type="float">
            <text:p>1854,1705318613</text:p>
          </table:table-cell>
          <table:table-cell table:formula="of:=[.E89]-[.E77]" office:value-type="float" office:value="633.333333333333" calcext:value-type="float">
            <text:p>633,3333333333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1800" calcext:value-type="float">
            <text:p>1800</text:p>
          </table:table-cell>
          <table:table-cell table:formula="of:=IF([.B90];[.B90];0)" office:value-type="float" office:value="1800" calcext:value-type="float">
            <text:p>1800</text:p>
          </table:table-cell>
          <table:table-cell table:formula="of:=COM.MICROSOFT.STDEV.S([.C79:.C90])" office:value-type="float" office:value="574.390322362975" calcext:value-type="float">
            <text:p>574,390322363</text:p>
          </table:table-cell>
          <table:table-cell table:formula="of:=AVERAGE([.C79:.C90])" office:value-type="float" office:value="2491.66666666667" calcext:value-type="float">
            <text:p>2491,6666666667</text:p>
          </table:table-cell>
          <table:table-cell table:formula="of:=[.E90]-[.D90]" office:value-type="float" office:value="1917.27634430369" calcext:value-type="float">
            <text:p>1917,2763443037</text:p>
          </table:table-cell>
          <table:table-cell table:formula="of:=[.E90]-[.E78]" office:value-type="float" office:value="666.666666666667" calcext:value-type="float">
            <text:p>666,66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2100" calcext:value-type="float">
            <text:p>2100</text:p>
          </table:table-cell>
          <table:table-cell table:formula="of:=IF([.B91];[.B91];0)" office:value-type="float" office:value="2100" calcext:value-type="float">
            <text:p>2100</text:p>
          </table:table-cell>
          <table:table-cell table:formula="of:=COM.MICROSOFT.STDEV.S([.C80:.C91])" office:value-type="float" office:value="569.090182979496" calcext:value-type="float">
            <text:p>569,0901829795</text:p>
          </table:table-cell>
          <table:table-cell table:formula="of:=AVERAGE([.C80:.C91])" office:value-type="float" office:value="2425" calcext:value-type="float">
            <text:p>2425</text:p>
          </table:table-cell>
          <table:table-cell table:formula="of:=[.E91]-[.D91]" office:value-type="float" office:value="1855.9098170205" calcext:value-type="float">
            <text:p>1855,9098170205</text:p>
          </table:table-cell>
          <table:table-cell table:formula="of:=[.E91]-[.E79]"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700" calcext:value-type="float">
            <text:p>1700</text:p>
          </table:table-cell>
          <table:table-cell table:formula="of:=IF([.B92];[.B92];0)" office:value-type="float" office:value="1700" calcext:value-type="float">
            <text:p>1700</text:p>
          </table:table-cell>
          <table:table-cell table:formula="of:=COM.MICROSOFT.STDEV.S([.C81:.C92])" office:value-type="float" office:value="579.70734518428" calcext:value-type="float">
            <text:p>579,7073451843</text:p>
          </table:table-cell>
          <table:table-cell table:formula="of:=AVERAGE([.C81:.C92])" office:value-type="float" office:value="2416.66666666667" calcext:value-type="float">
            <text:p>2416,6666666667</text:p>
          </table:table-cell>
          <table:table-cell table:formula="of:=[.E92]-[.D92]" office:value-type="float" office:value="1836.95932148239" calcext:value-type="float">
            <text:p>1836,9593214824</text:p>
          </table:table-cell>
          <table:table-cell table:formula="of:=[.E92]-[.E80]" office:value-type="float" office:value="466.666666666667" calcext:value-type="float">
            <text:p>466,6666666667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800" calcext:value-type="float">
            <text:p>1800</text:p>
          </table:table-cell>
          <table:table-cell table:formula="of:=IF([.B93];[.B93];0)" office:value-type="float" office:value="1800" calcext:value-type="float">
            <text:p>1800</text:p>
          </table:table-cell>
          <table:table-cell table:formula="of:=COM.MICROSOFT.STDEV.S([.C82:.C93])" office:value-type="float" office:value="602.268439092796" calcext:value-type="float">
            <text:p>602,2684390928</text:p>
          </table:table-cell>
          <table:table-cell table:formula="of:=AVERAGE([.C82:.C93])" office:value-type="float" office:value="2350" calcext:value-type="float">
            <text:p>2350</text:p>
          </table:table-cell>
          <table:table-cell table:formula="of:=[.E93]-[.D93]" office:value-type="float" office:value="1747.7315609072" calcext:value-type="float">
            <text:p>1747,7315609072</text:p>
          </table:table-cell>
          <table:table-cell table:formula="of:=[.E93]-[.E81]"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1500" calcext:value-type="float">
            <text:p>1500</text:p>
          </table:table-cell>
          <table:table-cell table:formula="of:=IF([.B94];[.B94];0)" office:value-type="float" office:value="1500" calcext:value-type="float">
            <text:p>1500</text:p>
          </table:table-cell>
          <table:table-cell table:formula="of:=COM.MICROSOFT.STDEV.S([.C83:.C94])" office:value-type="float" office:value="602.268439092796" calcext:value-type="float">
            <text:p>602,2684390928</text:p>
          </table:table-cell>
          <table:table-cell table:formula="of:=AVERAGE([.C83:.C94])" office:value-type="float" office:value="2350" calcext:value-type="float">
            <text:p>2350</text:p>
          </table:table-cell>
          <table:table-cell table:formula="of:=[.E94]-[.D94]" office:value-type="float" office:value="1747.7315609072" calcext:value-type="float">
            <text:p>1747,7315609072</text:p>
          </table:table-cell>
          <table:table-cell table:formula="of:=[.E94]-[.E82]" office:value-type="float" office:value="408.333333333333" calcext:value-type="float">
            <text:p>408,3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000" calcext:value-type="float">
            <text:p>2000</text:p>
          </table:table-cell>
          <table:table-cell table:formula="of:=IF([.B95];[.B95];0)" office:value-type="float" office:value="2000" calcext:value-type="float">
            <text:p>2000</text:p>
          </table:table-cell>
          <table:table-cell table:formula="of:=COM.MICROSOFT.STDEV.S([.C84:.C95])" office:value-type="float" office:value="559.964825735158" calcext:value-type="float">
            <text:p>559,9648257352</text:p>
          </table:table-cell>
          <table:table-cell table:formula="of:=AVERAGE([.C84:.C95])" office:value-type="float" office:value="2258.33333333333" calcext:value-type="float">
            <text:p>2258,3333333333</text:p>
          </table:table-cell>
          <table:table-cell table:formula="of:=[.E95]-[.D95]" office:value-type="float" office:value="1698.36850759818" calcext:value-type="float">
            <text:p>1698,3685075982</text:p>
          </table:table-cell>
          <table:table-cell table:formula="of:=[.E95]-[.E83]" office:value-type="float" office:value="191.666666666667" calcext:value-type="float">
            <text:p>191,6666666667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3300" calcext:value-type="float">
            <text:p>3300</text:p>
          </table:table-cell>
          <table:table-cell table:formula="of:=IF([.B96];[.B96];0)" office:value-type="float" office:value="3300" calcext:value-type="float">
            <text:p>3300</text:p>
          </table:table-cell>
          <table:table-cell table:formula="of:=COM.MICROSOFT.STDEV.S([.C85:.C96])" office:value-type="float" office:value="559.964825735158" calcext:value-type="float">
            <text:p>559,9648257352</text:p>
          </table:table-cell>
          <table:table-cell table:formula="of:=AVERAGE([.C85:.C96])" office:value-type="float" office:value="2258.33333333333" calcext:value-type="float">
            <text:p>2258,3333333333</text:p>
          </table:table-cell>
          <table:table-cell table:formula="of:=[.E96]-[.D96]" office:value-type="float" office:value="1698.36850759818" calcext:value-type="float">
            <text:p>1698,3685075982</text:p>
          </table:table-cell>
          <table:table-cell table:formula="of:=[.E96]-[.E84]" office:value-type="float" office:value="108.333333333333" calcext:value-type="float">
            <text:p>108,3333333333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2400" calcext:value-type="float">
            <text:p>2400</text:p>
          </table:table-cell>
          <table:table-cell table:formula="of:=IF([.B97];[.B97];0)" office:value-type="float" office:value="2400" calcext:value-type="float">
            <text:p>2400</text:p>
          </table:table-cell>
          <table:table-cell table:formula="of:=COM.MICROSOFT.STDEV.S([.C86:.C97])" office:value-type="float" office:value="561.38357221379" calcext:value-type="float">
            <text:p>561,3835722138</text:p>
          </table:table-cell>
          <table:table-cell table:formula="of:=AVERAGE([.C86:.C97])" office:value-type="float" office:value="2266.66666666667" calcext:value-type="float">
            <text:p>2266,6666666667</text:p>
          </table:table-cell>
          <table:table-cell table:formula="of:=[.E97]-[.D97]" office:value-type="float" office:value="1705.28309445288" calcext:value-type="float">
            <text:p>1705,2830944529</text:p>
          </table:table-cell>
          <table:table-cell table:formula="of:=[.E97]-[.E85]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3500" calcext:value-type="float">
            <text:p>3500</text:p>
          </table:table-cell>
          <table:table-cell table:formula="of:=IF([.B98];[.B98];0)" office:value-type="float" office:value="3500" calcext:value-type="float">
            <text:p>3500</text:p>
          </table:table-cell>
          <table:table-cell table:formula="of:=COM.MICROSOFT.STDEV.S([.C87:.C98])" office:value-type="float" office:value="665.14978946418" calcext:value-type="float">
            <text:p>665,1497894642</text:p>
          </table:table-cell>
          <table:table-cell table:formula="of:=AVERAGE([.C87:.C98])" office:value-type="float" office:value="2366.66666666667" calcext:value-type="float">
            <text:p>2366,6666666667</text:p>
          </table:table-cell>
          <table:table-cell table:formula="of:=[.E98]-[.D98]" office:value-type="float" office:value="1701.51687720249" calcext:value-type="float">
            <text:p>1701,5168772025</text:p>
          </table:table-cell>
          <table:table-cell table:formula="of:=[.E98]-[.E86]" office:value-type="float" office:value="158.333333333333" calcext:value-type="float">
            <text:p>158,333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200" calcext:value-type="float">
            <text:p>2200</text:p>
          </table:table-cell>
          <table:table-cell table:formula="of:=IF([.B99];[.B99];0)" office:value-type="float" office:value="2200" calcext:value-type="float">
            <text:p>2200</text:p>
          </table:table-cell>
          <table:table-cell table:formula="of:=COM.MICROSOFT.STDEV.S([.C88:.C99])" office:value-type="float" office:value="624.439142290298" calcext:value-type="float">
            <text:p>624,4391422903</text:p>
          </table:table-cell>
          <table:table-cell table:formula="of:=AVERAGE([.C88:.C99])" office:value-type="float" office:value="2291.66666666667" calcext:value-type="float">
            <text:p>2291,6666666667</text:p>
          </table:table-cell>
          <table:table-cell table:formula="of:=[.E99]-[.D99]" office:value-type="float" office:value="1667.22752437637" calcext:value-type="float">
            <text:p>1667,2275243764</text:p>
          </table:table-cell>
          <table:table-cell table:formula="of:=[.E99]-[.E87]" office:value-type="float" office:value="-66.666666666667" calcext:value-type="float">
            <text:p>-66,6666666667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4200" calcext:value-type="float">
            <text:p>4200</text:p>
          </table:table-cell>
          <table:table-cell table:formula="of:=IF([.B100];[.B100];0)" office:value-type="float" office:value="4200" calcext:value-type="float">
            <text:p>4200</text:p>
          </table:table-cell>
          <table:table-cell table:formula="of:=COM.MICROSOFT.STDEV.S([.C89:.C100])" office:value-type="float" office:value="833.757467823536" calcext:value-type="float">
            <text:p>833,7574678235</text:p>
          </table:table-cell>
          <table:table-cell table:formula="of:=AVERAGE([.C89:.C100])" office:value-type="float" office:value="2433.33333333333" calcext:value-type="float">
            <text:p>2433,3333333333</text:p>
          </table:table-cell>
          <table:table-cell table:formula="of:=[.E100]-[.D100]" office:value-type="float" office:value="1599.5758655098" calcext:value-type="float">
            <text:p>1599,5758655098</text:p>
          </table:table-cell>
          <table:table-cell table:formula="of:=[.E100]-[.E88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900" calcext:value-type="float">
            <text:p>1900</text:p>
          </table:table-cell>
          <table:table-cell table:formula="of:=IF([.B101];[.B101];0)" office:value-type="float" office:value="1900" calcext:value-type="float">
            <text:p>1900</text:p>
          </table:table-cell>
          <table:table-cell table:formula="of:=COM.MICROSOFT.STDEV.S([.C90:.C101])" office:value-type="float" office:value="842.435142724334" calcext:value-type="float">
            <text:p>842,4351427243</text:p>
          </table:table-cell>
          <table:table-cell table:formula="of:=AVERAGE([.C90:.C101])" office:value-type="float" office:value="2366.66666666667" calcext:value-type="float">
            <text:p>2366,6666666667</text:p>
          </table:table-cell>
          <table:table-cell table:formula="of:=[.E101]-[.D101]" office:value-type="float" office:value="1524.23152394233" calcext:value-type="float">
            <text:p>1524,2315239423</text:p>
          </table:table-cell>
          <table:table-cell table:formula="of:=[.E101]-[.E89]" office:value-type="float" office:value="-100" calcext:value-type="float">
            <text:p>-100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600" calcext:value-type="float">
            <text:p>2600</text:p>
          </table:table-cell>
          <table:table-cell table:formula="of:=IF([.B102];[.B102];0)" office:value-type="float" office:value="2600" calcext:value-type="float">
            <text:p>2600</text:p>
          </table:table-cell>
          <table:table-cell table:formula="of:=COM.MICROSOFT.STDEV.S([.C91:.C102])" office:value-type="float" office:value="824.988521499579" calcext:value-type="float">
            <text:p>824,9885214996</text:p>
          </table:table-cell>
          <table:table-cell table:formula="of:=AVERAGE([.C91:.C102])" office:value-type="float" office:value="2433.33333333333" calcext:value-type="float">
            <text:p>2433,3333333333</text:p>
          </table:table-cell>
          <table:table-cell table:formula="of:=[.E102]-[.D102]" office:value-type="float" office:value="1608.34481183375" calcext:value-type="float">
            <text:p>1608,3448118338</text:p>
          </table:table-cell>
          <table:table-cell table:formula="of:=[.E102]-[.E90]" office:value-type="float" office:value="-58.333333333333" calcext:value-type="float">
            <text:p>-58,3333333333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3800" calcext:value-type="float">
            <text:p>3800</text:p>
          </table:table-cell>
          <table:table-cell table:formula="of:=IF([.B103];[.B103];0)" office:value-type="float" office:value="3800" calcext:value-type="float">
            <text:p>3800</text:p>
          </table:table-cell>
          <table:table-cell table:formula="of:=COM.MICROSOFT.STDEV.S([.C92:.C103])" office:value-type="float" office:value="904.659654737123" calcext:value-type="float">
            <text:p>904,6596547371</text:p>
          </table:table-cell>
          <table:table-cell table:formula="of:=AVERAGE([.C92:.C103])" office:value-type="float" office:value="2575" calcext:value-type="float">
            <text:p>2575</text:p>
          </table:table-cell>
          <table:table-cell table:formula="of:=[.E103]-[.D103]" office:value-type="float" office:value="1670.34034526288" calcext:value-type="float">
            <text:p>1670,3403452629</text:p>
          </table:table-cell>
          <table:table-cell table:formula="of:=[.E103]-[.E91]" office:value-type="float" office:value="150" calcext:value-type="float">
            <text:p>150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4000" calcext:value-type="float">
            <text:p>14000</text:p>
          </table:table-cell>
          <table:table-cell table:formula="of:=IF([.B104];[.B104];0)" office:value-type="float" office:value="14000" calcext:value-type="float">
            <text:p>14000</text:p>
          </table:table-cell>
          <table:table-cell table:formula="of:=COM.MICROSOFT.STDEV.S([.C93:.C104])" office:value-type="float" office:value="3386.60462839861" calcext:value-type="float">
            <text:p>3386,6046283986</text:p>
          </table:table-cell>
          <table:table-cell table:formula="of:=AVERAGE([.C93:.C104])" office:value-type="float" office:value="3600" calcext:value-type="float">
            <text:p>3600</text:p>
          </table:table-cell>
          <table:table-cell table:formula="of:=[.E104]-[.D104]" office:value-type="float" office:value="213.395371601387" calcext:value-type="float">
            <text:p>213,3953716014</text:p>
          </table:table-cell>
          <table:table-cell table:formula="of:=[.E104]-[.E92]" office:value-type="float" office:value="1183.33333333333" calcext:value-type="float">
            <text:p>1183,33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6700" calcext:value-type="float">
            <text:p>6700</text:p>
          </table:table-cell>
          <table:table-cell table:formula="of:=IF([.B105];[.B105];0)" office:value-type="float" office:value="6700" calcext:value-type="float">
            <text:p>6700</text:p>
          </table:table-cell>
          <table:table-cell table:formula="of:=COM.MICROSOFT.STDEV.S([.C94:.C105])" office:value-type="float" office:value="3444.74786868181" calcext:value-type="float">
            <text:p>3444,7478686818</text:p>
          </table:table-cell>
          <table:table-cell table:formula="of:=AVERAGE([.C94:.C105])" office:value-type="float" office:value="4008.33333333333" calcext:value-type="float">
            <text:p>4008,3333333333</text:p>
          </table:table-cell>
          <table:table-cell table:formula="of:=[.E105]-[.D105]" office:value-type="float" office:value="563.585464651523" calcext:value-type="float">
            <text:p>563,5854646515</text:p>
          </table:table-cell>
          <table:table-cell table:formula="of:=[.E105]-[.E93]" office:value-type="float" office:value="1658.33333333333" calcext:value-type="float">
            <text:p>1658,3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2300" calcext:value-type="float">
            <text:p>2300</text:p>
          </table:table-cell>
          <table:table-cell table:formula="of:=IF([.B106];[.B106];0)" office:value-type="float" office:value="2300" calcext:value-type="float">
            <text:p>2300</text:p>
          </table:table-cell>
          <table:table-cell table:formula="of:=COM.MICROSOFT.STDEV.S([.C95:.C106])" office:value-type="float" office:value="3399.23119650205" calcext:value-type="float">
            <text:p>3399,2311965021</text:p>
          </table:table-cell>
          <table:table-cell table:formula="of:=AVERAGE([.C95:.C106])" office:value-type="float" office:value="4075" calcext:value-type="float">
            <text:p>4075</text:p>
          </table:table-cell>
          <table:table-cell table:formula="of:=[.E106]-[.D106]" office:value-type="float" office:value="675.768803497955" calcext:value-type="float">
            <text:p>675,768803498</text:p>
          </table:table-cell>
          <table:table-cell table:formula="of:=[.E106]-[.E94]" office:value-type="float" office:value="1725" calcext:value-type="float">
            <text:p>1725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587" calcext:value-type="float">
            <text:p>587</text:p>
          </table:table-cell>
          <table:table-cell table:formula="of:=IF([.B107];[.B107];0)" office:value-type="float" office:value="587" calcext:value-type="float">
            <text:p>587</text:p>
          </table:table-cell>
          <table:table-cell table:formula="of:=COM.MICROSOFT.STDEV.S([.C96:.C107])" office:value-type="float" office:value="3500.60563915861" calcext:value-type="float">
            <text:p>3500,6056391586</text:p>
          </table:table-cell>
          <table:table-cell table:formula="of:=AVERAGE([.C96:.C107])" office:value-type="float" office:value="3957.25" calcext:value-type="float">
            <text:p>3957,25</text:p>
          </table:table-cell>
          <table:table-cell table:formula="of:=[.E107]-[.D107]" office:value-type="float" office:value="456.644360841386" calcext:value-type="float">
            <text:p>456,6443608414</text:p>
          </table:table-cell>
          <table:table-cell table:formula="of:=[.E107]-[.E95]" office:value-type="float" office:value="1698.91666666667" calcext:value-type="float">
            <text:p>1698,9166666667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475" calcext:value-type="float">
            <text:p>475</text:p>
          </table:table-cell>
          <table:table-cell table:formula="of:=IF([.B108];[.B108];0)" office:value-type="float" office:value="475" calcext:value-type="float">
            <text:p>475</text:p>
          </table:table-cell>
          <table:table-cell table:formula="of:=COM.MICROSOFT.STDEV.S([.C97:.C108])" office:value-type="float" office:value="3640.99978360923" calcext:value-type="float">
            <text:p>3640,9997836092</text:p>
          </table:table-cell>
          <table:table-cell table:formula="of:=AVERAGE([.C97:.C108])" office:value-type="float" office:value="3721.83333333333" calcext:value-type="float">
            <text:p>3721,8333333333</text:p>
          </table:table-cell>
          <table:table-cell table:formula="of:=[.E108]-[.D108]" office:value-type="float" office:value="80.8335497241083" calcext:value-type="float">
            <text:p>80,8335497241</text:p>
          </table:table-cell>
          <table:table-cell table:formula="of:=[.E108]-[.E96]" office:value-type="float" office:value="1463.5" calcext:value-type="float">
            <text:p>1463,5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54" calcext:value-type="float">
            <text:p>54</text:p>
          </table:table-cell>
          <table:table-cell table:formula="of:=IF([.B109];[.B109];0)" office:value-type="float" office:value="54" calcext:value-type="float">
            <text:p>54</text:p>
          </table:table-cell>
          <table:table-cell table:formula="of:=COM.MICROSOFT.STDEV.S([.C98:.C109])" office:value-type="float" office:value="3778.80198267155" calcext:value-type="float">
            <text:p>3778,8019826716</text:p>
          </table:table-cell>
          <table:table-cell table:formula="of:=AVERAGE([.C98:.C109])" office:value-type="float" office:value="3526.33333333333" calcext:value-type="float">
            <text:p>3526,3333333333</text:p>
          </table:table-cell>
          <table:table-cell table:formula="of:=[.E109]-[.D109]" office:value-type="float" office:value="-252.468649338215" calcext:value-type="float">
            <text:p>-252,4686493382</text:p>
          </table:table-cell>
          <table:table-cell table:formula="of:=[.E109]-[.E97]" office:value-type="float" office:value="1259.66666666667" calcext:value-type="float">
            <text:p>1259,6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779" calcext:value-type="float">
            <text:p>779</text:p>
          </table:table-cell>
          <table:table-cell table:formula="of:=IF([.B110];[.B110];0)" office:value-type="float" office:value="779" calcext:value-type="float">
            <text:p>779</text:p>
          </table:table-cell>
          <table:table-cell table:formula="of:=COM.MICROSOFT.STDEV.S([.C99:.C110])" office:value-type="float" office:value="3861.26391126328" calcext:value-type="float">
            <text:p>3861,2639112633</text:p>
          </table:table-cell>
          <table:table-cell table:formula="of:=AVERAGE([.C99:.C110])" office:value-type="float" office:value="3299.58333333333" calcext:value-type="float">
            <text:p>3299,5833333333</text:p>
          </table:table-cell>
          <table:table-cell table:formula="of:=[.E110]-[.D110]" office:value-type="float" office:value="-561.680577929952" calcext:value-type="float">
            <text:p>-561,68057793</text:p>
          </table:table-cell>
          <table:table-cell table:formula="of:=[.E110]-[.E98]" office:value-type="float" office:value="932.916666666667" calcext:value-type="float">
            <text:p>932,91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57" calcext:value-type="float">
            <text:p>157</text:p>
          </table:table-cell>
          <table:table-cell table:formula="of:=IF([.B111];[.B111];0)" office:value-type="float" office:value="157" calcext:value-type="float">
            <text:p>157</text:p>
          </table:table-cell>
          <table:table-cell table:formula="of:=COM.MICROSOFT.STDEV.S([.C100:.C111])" office:value-type="float" office:value="3957.98243675954" calcext:value-type="float">
            <text:p>3957,9824367595</text:p>
          </table:table-cell>
          <table:table-cell table:formula="of:=AVERAGE([.C100:.C111])" office:value-type="float" office:value="3129.33333333333" calcext:value-type="float">
            <text:p>3129,3333333333</text:p>
          </table:table-cell>
          <table:table-cell table:formula="of:=[.E111]-[.D111]" office:value-type="float" office:value="-828.649103426204" calcext:value-type="float">
            <text:p>-828,6491034262</text:p>
          </table:table-cell>
          <table:table-cell table:formula="of:=[.E111]-[.E99]" office:value-type="float" office:value="837.666666666667" calcext:value-type="float">
            <text:p>837,6666666667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365" calcext:value-type="float">
            <text:p>365</text:p>
          </table:table-cell>
          <table:table-cell table:formula="of:=IF([.B112];[.B112];0)" office:value-type="float" office:value="365" calcext:value-type="float">
            <text:p>365</text:p>
          </table:table-cell>
          <table:table-cell table:formula="of:=COM.MICROSOFT.STDEV.S([.C101:.C112])" office:value-type="float" office:value="4018.04434848144" calcext:value-type="float">
            <text:p>4018,0443484814</text:p>
          </table:table-cell>
          <table:table-cell table:formula="of:=AVERAGE([.C101:.C112])" office:value-type="float" office:value="2809.75" calcext:value-type="float">
            <text:p>2809,75</text:p>
          </table:table-cell>
          <table:table-cell table:formula="of:=[.E112]-[.D112]" office:value-type="float" office:value="-1208.29434848144" calcext:value-type="float">
            <text:p>-1208,2943484814</text:p>
          </table:table-cell>
          <table:table-cell table:formula="of:=[.E112]-[.E100]" office:value-type="float" office:value="376.416666666667" calcext:value-type="float">
            <text:p>376,41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78" calcext:value-type="float">
            <text:p>178</text:p>
          </table:table-cell>
          <table:table-cell table:formula="of:=IF([.B113];[.B113];0)" office:value-type="float" office:value="178" calcext:value-type="float">
            <text:p>178</text:p>
          </table:table-cell>
          <table:table-cell table:formula="of:=COM.MICROSOFT.STDEV.S([.C102:.C113])" office:value-type="float" office:value="4083.70197748429" calcext:value-type="float">
            <text:p>4083,7019774843</text:p>
          </table:table-cell>
          <table:table-cell table:formula="of:=AVERAGE([.C102:.C113])" office:value-type="float" office:value="2666.25" calcext:value-type="float">
            <text:p>2666,25</text:p>
          </table:table-cell>
          <table:table-cell table:formula="of:=[.E113]-[.D113]" office:value-type="float" office:value="-1417.45197748429" calcext:value-type="float">
            <text:p>-1417,4519774843</text:p>
          </table:table-cell>
          <table:table-cell table:formula="of:=[.E113]-[.E101]" office:value-type="float" office:value="299.583333333333" calcext:value-type="float">
            <text:p>299,5833333333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90" calcext:value-type="float">
            <text:p>90</text:p>
          </table:table-cell>
          <table:table-cell table:formula="of:=IF([.B114];[.B114];0)" office:value-type="float" office:value="90" calcext:value-type="float">
            <text:p>90</text:p>
          </table:table-cell>
          <table:table-cell table:formula="of:=COM.MICROSOFT.STDEV.S([.C103:.C114])" office:value-type="float" office:value="4151.12807139837" calcext:value-type="float">
            <text:p>4151,1280713984</text:p>
          </table:table-cell>
          <table:table-cell table:formula="of:=AVERAGE([.C103:.C114])" office:value-type="float" office:value="2457.08333333333" calcext:value-type="float">
            <text:p>2457,0833333333</text:p>
          </table:table-cell>
          <table:table-cell table:formula="of:=[.E114]-[.D114]" office:value-type="float" office:value="-1694.04473806503" calcext:value-type="float">
            <text:p>-1694,044738065</text:p>
          </table:table-cell>
          <table:table-cell table:formula="of:=[.E114]-[.E102]" office:value-type="float" office:value="23.75" calcext:value-type="float">
            <text:p>23,75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58" calcext:value-type="float">
            <text:p>158</text:p>
          </table:table-cell>
          <table:table-cell table:formula="of:=IF([.B115];[.B115];0)" office:value-type="float" office:value="158" calcext:value-type="float">
            <text:p>158</text:p>
          </table:table-cell>
          <table:table-cell table:formula="of:=COM.MICROSOFT.STDEV.S([.C104:.C115])" office:value-type="float" office:value="4177.07508493102" calcext:value-type="float">
            <text:p>4177,075084931</text:p>
          </table:table-cell>
          <table:table-cell table:formula="of:=AVERAGE([.C104:.C115])" office:value-type="float" office:value="2153.58333333333" calcext:value-type="float">
            <text:p>2153,5833333333</text:p>
          </table:table-cell>
          <table:table-cell table:formula="of:=[.E115]-[.D115]" office:value-type="float" office:value="-2023.49175159769" calcext:value-type="float">
            <text:p>-2023,4917515977</text:p>
          </table:table-cell>
          <table:table-cell table:formula="of:=[.E115]-[.E103]" office:value-type="float" office:value="-421.416666666667" calcext:value-type="float">
            <text:p>-421,41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92" calcext:value-type="float">
            <text:p>92</text:p>
          </table:table-cell>
          <table:table-cell table:formula="of:=IF([.B116];[.B116];0)" office:value-type="float" office:value="92" calcext:value-type="float">
            <text:p>92</text:p>
          </table:table-cell>
          <table:table-cell table:formula="of:=COM.MICROSOFT.STDEV.S([.C105:.C116])" office:value-type="float" office:value="1900.25560282311" calcext:value-type="float">
            <text:p>1900,2556028231</text:p>
          </table:table-cell>
          <table:table-cell table:formula="of:=AVERAGE([.C105:.C116])" office:value-type="float" office:value="994.583333333333" calcext:value-type="float">
            <text:p>994,5833333333</text:p>
          </table:table-cell>
          <table:table-cell table:formula="of:=[.E116]-[.D116]" office:value-type="float" office:value="-905.672269489773" calcext:value-type="float">
            <text:p>-905,6722694898</text:p>
          </table:table-cell>
          <table:table-cell table:formula="of:=[.E116]-[.E104]" office:value-type="float" office:value="-2605.41666666667" calcext:value-type="float">
            <text:p>-2605,4166666667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63" calcext:value-type="float">
            <text:p>63</text:p>
          </table:table-cell>
          <table:table-cell table:formula="of:=IF([.B117];[.B117];0)" office:value-type="float" office:value="63" calcext:value-type="float">
            <text:p>63</text:p>
          </table:table-cell>
          <table:table-cell table:formula="of:=COM.MICROSOFT.STDEV.S([.C106:.C117])" office:value-type="float" office:value="630.00281384653" calcext:value-type="float">
            <text:p>630,0028138465</text:p>
          </table:table-cell>
          <table:table-cell table:formula="of:=AVERAGE([.C106:.C117])" office:value-type="float" office:value="441.5" calcext:value-type="float">
            <text:p>441,5</text:p>
          </table:table-cell>
          <table:table-cell table:formula="of:=[.E117]-[.D117]" office:value-type="float" office:value="-188.50281384653" calcext:value-type="float">
            <text:p>-188,5028138465</text:p>
          </table:table-cell>
          <table:table-cell table:formula="of:=[.E117]-[.E105]" office:value-type="float" office:value="-3566.83333333333" calcext:value-type="float">
            <text:p>-3566,8333333333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51" calcext:value-type="float">
            <text:p>51</text:p>
          </table:table-cell>
          <table:table-cell table:formula="of:=IF([.B118];[.B118];0)" office:value-type="float" office:value="51" calcext:value-type="float">
            <text:p>51</text:p>
          </table:table-cell>
          <table:table-cell table:formula="of:=COM.MICROSOFT.STDEV.S([.C107:.C118])" office:value-type="float" office:value="241.756247764837" calcext:value-type="float">
            <text:p>241,7562477648</text:p>
          </table:table-cell>
          <table:table-cell table:formula="of:=AVERAGE([.C107:.C118])" office:value-type="float" office:value="254.083333333333" calcext:value-type="float">
            <text:p>254,0833333333</text:p>
          </table:table-cell>
          <table:table-cell table:formula="of:=[.E118]-[.D118]" office:value-type="float" office:value="12.3270855684962" calcext:value-type="float">
            <text:p>12,3270855685</text:p>
          </table:table-cell>
          <table:table-cell table:formula="of:=[.E118]-[.E106]" office:value-type="float" office:value="-3820.91666666667" calcext:value-type="float">
            <text:p>-3820,91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54" calcext:value-type="float">
            <text:p>54</text:p>
          </table:table-cell>
          <table:table-cell table:formula="of:=IF([.B119];[.B119];0)" office:value-type="float" office:value="54" calcext:value-type="float">
            <text:p>54</text:p>
          </table:table-cell>
          <table:table-cell table:formula="of:=COM.MICROSOFT.STDEV.S([.C108:.C119])" office:value-type="float" office:value="223.28796463651" calcext:value-type="float">
            <text:p>223,2879646365</text:p>
          </table:table-cell>
          <table:table-cell table:formula="of:=AVERAGE([.C108:.C119])" office:value-type="float" office:value="209.666666666667" calcext:value-type="float">
            <text:p>209,6666666667</text:p>
          </table:table-cell>
          <table:table-cell table:formula="of:=[.E119]-[.D119]" office:value-type="float" office:value="-13.6212979698429" calcext:value-type="float">
            <text:p>-13,6212979698</text:p>
          </table:table-cell>
          <table:table-cell table:formula="of:=[.E119]-[.E107]" office:value-type="float" office:value="-3747.58333333333" calcext:value-type="float">
            <text:p>-3747,5833333333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21" calcext:value-type="float">
            <text:p>21</text:p>
          </table:table-cell>
          <table:table-cell table:formula="of:=IF([.B120];[.B120];0)" office:value-type="float" office:value="21" calcext:value-type="float">
            <text:p>21</text:p>
          </table:table-cell>
          <table:table-cell table:formula="of:=COM.MICROSOFT.STDEV.S([.C109:.C120])" office:value-type="float" office:value="212.442434270529" calcext:value-type="float">
            <text:p>212,4424342705</text:p>
          </table:table-cell>
          <table:table-cell table:formula="of:=AVERAGE([.C109:.C120])" office:value-type="float" office:value="171.833333333333" calcext:value-type="float">
            <text:p>171,8333333333</text:p>
          </table:table-cell>
          <table:table-cell table:formula="of:=[.E120]-[.D120]" office:value-type="float" office:value="-40.6091009371953" calcext:value-type="float">
            <text:p>-40,6091009372</text:p>
          </table:table-cell>
          <table:table-cell table:formula="of:=[.E120]-[.E108]" office:value-type="float" office:value="-3550" calcext:value-type="float">
            <text:p>-3550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331" calcext:value-type="float">
            <text:p>331</text:p>
          </table:table-cell>
          <table:table-cell table:formula="of:=IF([.B121];[.B121];0)" office:value-type="float" office:value="331" calcext:value-type="float">
            <text:p>331</text:p>
          </table:table-cell>
          <table:table-cell table:formula="of:=COM.MICROSOFT.STDEV.S([.C110:.C121])" office:value-type="float" office:value="213.521324603905" calcext:value-type="float">
            <text:p>213,5213246039</text:p>
          </table:table-cell>
          <table:table-cell table:formula="of:=AVERAGE([.C110:.C121])" office:value-type="float" office:value="194.916666666667" calcext:value-type="float">
            <text:p>194,9166666667</text:p>
          </table:table-cell>
          <table:table-cell table:formula="of:=[.E121]-[.D121]" office:value-type="float" office:value="-18.6046579372381" calcext:value-type="float">
            <text:p>-18,6046579372</text:p>
          </table:table-cell>
          <table:table-cell table:formula="of:=[.E121]-[.E109]" office:value-type="float" office:value="-3331.41666666667" calcext:value-type="float">
            <text:p>-3331,4166666667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56" calcext:value-type="float">
            <text:p>56</text:p>
          </table:table-cell>
          <table:table-cell table:formula="of:=IF([.B122];[.B122];0)" office:value-type="float" office:value="56" calcext:value-type="float">
            <text:p>56</text:p>
          </table:table-cell>
          <table:table-cell table:formula="of:=COM.MICROSOFT.STDEV.S([.C111:.C122])" office:value-type="float" office:value="111.228130298486" calcext:value-type="float">
            <text:p>111,2281302985</text:p>
          </table:table-cell>
          <table:table-cell table:formula="of:=AVERAGE([.C111:.C122])" office:value-type="float" office:value="134.666666666667" calcext:value-type="float">
            <text:p>134,6666666667</text:p>
          </table:table-cell>
          <table:table-cell table:formula="of:=[.E122]-[.D122]" office:value-type="float" office:value="23.4385363681807" calcext:value-type="float">
            <text:p>23,4385363682</text:p>
          </table:table-cell>
          <table:table-cell table:formula="of:=[.E122]-[.E110]" office:value-type="float" office:value="-3164.91666666667" calcext:value-type="float">
            <text:p>-3164,9166666667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55" calcext:value-type="float">
            <text:p>55</text:p>
          </table:table-cell>
          <table:table-cell table:formula="of:=IF([.B123];[.B123];0)" office:value-type="float" office:value="55" calcext:value-type="float">
            <text:p>55</text:p>
          </table:table-cell>
          <table:table-cell table:formula="of:=COM.MICROSOFT.STDEV.S([.C112:.C123])" office:value-type="float" office:value="113.245375850474" calcext:value-type="float">
            <text:p>113,2453758505</text:p>
          </table:table-cell>
          <table:table-cell table:formula="of:=AVERAGE([.C112:.C123])" office:value-type="float" office:value="126.166666666667" calcext:value-type="float">
            <text:p>126,1666666667</text:p>
          </table:table-cell>
          <table:table-cell table:formula="of:=[.E123]-[.D123]" office:value-type="float" office:value="12.9212908161925" calcext:value-type="float">
            <text:p>12,9212908162</text:p>
          </table:table-cell>
          <table:table-cell table:formula="of:=[.E123]-[.E111]" office:value-type="float" office:value="-3003.16666666667" calcext:value-type="float">
            <text:p>-3003,1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35" calcext:value-type="float">
            <text:p>35</text:p>
          </table:table-cell>
          <table:table-cell table:formula="of:=IF([.B124];[.B124];0)" office:value-type="float" office:value="35" calcext:value-type="float">
            <text:p>35</text:p>
          </table:table-cell>
          <table:table-cell table:formula="of:=COM.MICROSOFT.STDEV.S([.C113:.C124])" office:value-type="float" office:value="87.0029605905176" calcext:value-type="float">
            <text:p>87,0029605905</text:p>
          </table:table-cell>
          <table:table-cell table:formula="of:=AVERAGE([.C113:.C124])" office:value-type="float" office:value="98.6666666666667" calcext:value-type="float">
            <text:p>98,6666666667</text:p>
          </table:table-cell>
          <table:table-cell table:formula="of:=[.E124]-[.D124]" office:value-type="float" office:value="11.6637060761491" calcext:value-type="float">
            <text:p>11,6637060761</text:p>
          </table:table-cell>
          <table:table-cell table:formula="of:=[.E124]-[.E112]" office:value-type="float" office:value="-2711.08333333333" calcext:value-type="float">
            <text:p>-2711,0833333333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37" calcext:value-type="float">
            <text:p>37</text:p>
          </table:table-cell>
          <table:table-cell table:formula="of:=IF([.B125];[.B125];0)" office:value-type="float" office:value="37" calcext:value-type="float">
            <text:p>37</text:p>
          </table:table-cell>
          <table:table-cell table:formula="of:=COM.MICROSOFT.STDEV.S([.C114:.C125])" office:value-type="float" office:value="84.808295406151" calcext:value-type="float">
            <text:p>84,8082954062</text:p>
          </table:table-cell>
          <table:table-cell table:formula="of:=AVERAGE([.C114:.C125])" office:value-type="float" office:value="86.9166666666667" calcext:value-type="float">
            <text:p>86,9166666667</text:p>
          </table:table-cell>
          <table:table-cell table:formula="of:=[.E125]-[.D125]" office:value-type="float" office:value="2.1083712605157" calcext:value-type="float">
            <text:p>2,1083712605</text:p>
          </table:table-cell>
          <table:table-cell table:formula="of:=[.E125]-[.E113]" office:value-type="float" office:value="-2579.33333333333" calcext:value-type="float">
            <text:p>-2579,333333333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71" calcext:value-type="float">
            <text:p>71</text:p>
          </table:table-cell>
          <table:table-cell table:formula="of:=IF([.B126];[.B126];0)" office:value-type="float" office:value="71" calcext:value-type="float">
            <text:p>71</text:p>
          </table:table-cell>
          <table:table-cell table:formula="of:=COM.MICROSOFT.STDEV.S([.C115:.C126])" office:value-type="float" office:value="84.9227813244408" calcext:value-type="float">
            <text:p>84,9227813244</text:p>
          </table:table-cell>
          <table:table-cell table:formula="of:=AVERAGE([.C115:.C126])" office:value-type="float" office:value="85.3333333333333" calcext:value-type="float">
            <text:p>85,3333333333</text:p>
          </table:table-cell>
          <table:table-cell table:formula="of:=[.E126]-[.D126]" office:value-type="float" office:value="0.410552008892552" calcext:value-type="float">
            <text:p>0,4105520089</text:p>
          </table:table-cell>
          <table:table-cell table:formula="of:=[.E126]-[.E114]" office:value-type="float" office:value="-2371.75" calcext:value-type="float">
            <text:p>-2371,75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70" calcext:value-type="float">
            <text:p>70</text:p>
          </table:table-cell>
          <table:table-cell table:formula="of:=IF([.B127];[.B127];0)" office:value-type="float" office:value="70" calcext:value-type="float">
            <text:p>70</text:p>
          </table:table-cell>
          <table:table-cell table:formula="of:=COM.MICROSOFT.STDEV.S([.C116:.C127])" office:value-type="float" office:value="81.8202019952619" calcext:value-type="float">
            <text:p>81,8202019953</text:p>
          </table:table-cell>
          <table:table-cell table:formula="of:=AVERAGE([.C116:.C127])" office:value-type="float" office:value="78" calcext:value-type="float">
            <text:p>78</text:p>
          </table:table-cell>
          <table:table-cell table:formula="of:=[.E127]-[.D127]" office:value-type="float" office:value="-3.82020199526187" calcext:value-type="float">
            <text:p>-3,8202019953</text:p>
          </table:table-cell>
          <table:table-cell table:formula="of:=[.E127]-[.E115]" office:value-type="float" office:value="-2075.58333333333" calcext:value-type="float">
            <text:p>-2075,58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87" calcext:value-type="float">
            <text:p>87</text:p>
          </table:table-cell>
          <table:table-cell table:formula="of:=IF([.B128];[.B128];0)" office:value-type="float" office:value="87" calcext:value-type="float">
            <text:p>87</text:p>
          </table:table-cell>
          <table:table-cell table:formula="of:=COM.MICROSOFT.STDEV.S([.C117:.C128])" office:value-type="float" office:value="81.7551314300914" calcext:value-type="float">
            <text:p>81,7551314301</text:p>
          </table:table-cell>
          <table:table-cell table:formula="of:=AVERAGE([.C117:.C128])" office:value-type="float" office:value="77.5833333333333" calcext:value-type="float">
            <text:p>77,5833333333</text:p>
          </table:table-cell>
          <table:table-cell table:formula="of:=[.E128]-[.D128]" office:value-type="float" office:value="-4.17179809675804" calcext:value-type="float">
            <text:p>-4,1717980968</text:p>
          </table:table-cell>
          <table:table-cell table:formula="of:=[.E128]-[.E116]" office:value-type="float" office:value="-917" calcext:value-type="float">
            <text:p>-91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99" calcext:value-type="float">
            <text:p>199</text:p>
          </table:table-cell>
          <table:table-cell table:formula="of:=IF([.B129];[.B129];0)" office:value-type="float" office:value="199" calcext:value-type="float">
            <text:p>199</text:p>
          </table:table-cell>
          <table:table-cell table:formula="of:=COM.MICROSOFT.STDEV.S([.C118:.C129])" office:value-type="float" office:value="88.6827423340008" calcext:value-type="float">
            <text:p>88,682742334</text:p>
          </table:table-cell>
          <table:table-cell table:formula="of:=AVERAGE([.C118:.C129])" office:value-type="float" office:value="88.9166666666667" calcext:value-type="float">
            <text:p>88,9166666667</text:p>
          </table:table-cell>
          <table:table-cell table:formula="of:=[.E129]-[.D129]" office:value-type="float" office:value="0.233924332665822" calcext:value-type="float">
            <text:p>0,2339243327</text:p>
          </table:table-cell>
          <table:table-cell table:formula="of:=[.E129]-[.E117]" office:value-type="float" office:value="-352.583333333333" calcext:value-type="float">
            <text:p>-352,58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50" calcext:value-type="float">
            <text:p>50</text:p>
          </table:table-cell>
          <table:table-cell table:formula="of:=IF([.B130];[.B130];0)" office:value-type="float" office:value="50" calcext:value-type="float">
            <text:p>50</text:p>
          </table:table-cell>
          <table:table-cell table:formula="of:=COM.MICROSOFT.STDEV.S([.C119:.C130])" office:value-type="float" office:value="88.7220720035666" calcext:value-type="float">
            <text:p>88,7220720036</text:p>
          </table:table-cell>
          <table:table-cell table:formula="of:=AVERAGE([.C119:.C130])" office:value-type="float" office:value="88.8333333333333" calcext:value-type="float">
            <text:p>88,8333333333</text:p>
          </table:table-cell>
          <table:table-cell table:formula="of:=[.E130]-[.D130]" office:value-type="float" office:value="0.111261329766705" calcext:value-type="float">
            <text:p>0,1112613298</text:p>
          </table:table-cell>
          <table:table-cell table:formula="of:=[.E130]-[.E118]" office:value-type="float" office:value="-165.25" calcext:value-type="float">
            <text:p>-165,25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7" calcext:value-type="float">
            <text:p>7</text:p>
          </table:table-cell>
          <table:table-cell table:formula="of:=IF([.B131];[.B131];0)" office:value-type="float" office:value="7" calcext:value-type="float">
            <text:p>7</text:p>
          </table:table-cell>
          <table:table-cell table:formula="of:=COM.MICROSOFT.STDEV.S([.C120:.C131])" office:value-type="float" office:value="91.3966961142801" calcext:value-type="float">
            <text:p>91,3966961143</text:p>
          </table:table-cell>
          <table:table-cell table:formula="of:=AVERAGE([.C120:.C131])" office:value-type="float" office:value="84.9166666666667" calcext:value-type="float">
            <text:p>84,9166666667</text:p>
          </table:table-cell>
          <table:table-cell table:formula="of:=[.E131]-[.D131]" office:value-type="float" office:value="-6.48002944761339" calcext:value-type="float">
            <text:p>-6,4800294476</text:p>
          </table:table-cell>
          <table:table-cell table:formula="of:=[.E131]-[.E119]" office:value-type="float" office:value="-124.75" calcext:value-type="float">
            <text:p>-124,75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8" calcext:value-type="float">
            <text:p>18</text:p>
          </table:table-cell>
          <table:table-cell table:formula="of:=IF([.B132];[.B132];0)" office:value-type="float" office:value="18" calcext:value-type="float">
            <text:p>18</text:p>
          </table:table-cell>
          <table:table-cell table:formula="of:=COM.MICROSOFT.STDEV.S([.C121:.C132])" office:value-type="float" office:value="91.5913188952408" calcext:value-type="float">
            <text:p>91,5913188952</text:p>
          </table:table-cell>
          <table:table-cell table:formula="of:=AVERAGE([.C121:.C132])" office:value-type="float" office:value="84.6666666666667" calcext:value-type="float">
            <text:p>84,6666666667</text:p>
          </table:table-cell>
          <table:table-cell table:formula="of:=[.E132]-[.D132]" office:value-type="float" office:value="-6.92465222857413" calcext:value-type="float">
            <text:p>-6,9246522286</text:p>
          </table:table-cell>
          <table:table-cell table:formula="of:=[.E132]-[.E120]" office:value-type="float" office:value="-87.1666666666667" calcext:value-type="float">
            <text:p>-87,1666666667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9" calcext:value-type="float">
            <text:p>19</text:p>
          </table:table-cell>
          <table:table-cell table:formula="of:=IF([.B133];[.B133];0)" office:value-type="float" office:value="19" calcext:value-type="float">
            <text:p>19</text:p>
          </table:table-cell>
          <table:table-cell table:formula="of:=COM.MICROSOFT.STDEV.S([.C122:.C133])" office:value-type="float" office:value="50.2707819230168" calcext:value-type="float">
            <text:p>50,270781923</text:p>
          </table:table-cell>
          <table:table-cell table:formula="of:=AVERAGE([.C122:.C133])" office:value-type="float" office:value="58.6666666666667" calcext:value-type="float">
            <text:p>58,6666666667</text:p>
          </table:table-cell>
          <table:table-cell table:formula="of:=[.E133]-[.D133]" office:value-type="float" office:value="8.39588474364984" calcext:value-type="float">
            <text:p>8,3958847436</text:p>
          </table:table-cell>
          <table:table-cell table:formula="of:=[.E133]-[.E121]" office:value-type="float" office:value="-136.25" calcext:value-type="float">
            <text:p>-136,25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72" calcext:value-type="float">
            <text:p>72</text:p>
          </table:table-cell>
          <table:table-cell table:formula="of:=IF([.B134];[.B134];0)" office:value-type="float" office:value="72" calcext:value-type="float">
            <text:p>72</text:p>
          </table:table-cell>
          <table:table-cell table:formula="of:=COM.MICROSOFT.STDEV.S([.C123:.C134])" office:value-type="float" office:value="50.4056273914657" calcext:value-type="float">
            <text:p>50,4056273915</text:p>
          </table:table-cell>
          <table:table-cell table:formula="of:=AVERAGE([.C123:.C134])" office:value-type="float" office:value="60" calcext:value-type="float">
            <text:p>60</text:p>
          </table:table-cell>
          <table:table-cell table:formula="of:=[.E134]-[.D134]" office:value-type="float" office:value="9.59437260853435" calcext:value-type="float">
            <text:p>9,5943726085</text:p>
          </table:table-cell>
          <table:table-cell table:formula="of:=[.E134]-[.E122]" office:value-type="float" office:value="-74.6666666666667" calcext:value-type="float">
            <text:p>-74,6666666667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8" calcext:value-type="float">
            <text:p>8</text:p>
          </table:table-cell>
          <table:table-cell table:formula="of:=IF([.B135];[.B135];0)" office:value-type="float" office:value="8" calcext:value-type="float">
            <text:p>8</text:p>
          </table:table-cell>
          <table:table-cell table:formula="of:=COM.MICROSOFT.STDEV.S([.C124:.C135])" office:value-type="float" office:value="52.6073937654003" calcext:value-type="float">
            <text:p>52,6073937654</text:p>
          </table:table-cell>
          <table:table-cell table:formula="of:=AVERAGE([.C124:.C135])" office:value-type="float" office:value="56.0833333333333" calcext:value-type="float">
            <text:p>56,0833333333</text:p>
          </table:table-cell>
          <table:table-cell table:formula="of:=[.E135]-[.D135]" office:value-type="float" office:value="3.47593956793303" calcext:value-type="float">
            <text:p>3,4759395679</text:p>
          </table:table-cell>
          <table:table-cell table:formula="of:=[.E135]-[.E123]" office:value-type="float" office:value="-70.0833333333333" calcext:value-type="float">
            <text:p>-70,08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88" calcext:value-type="float">
            <text:p>188</text:p>
          </table:table-cell>
          <table:table-cell table:formula="of:=IF([.B136];[.B136];0)" office:value-type="float" office:value="188" calcext:value-type="float">
            <text:p>188</text:p>
          </table:table-cell>
          <table:table-cell table:formula="of:=COM.MICROSOFT.STDEV.S([.C125:.C136])" office:value-type="float" office:value="64.2789847367542" calcext:value-type="float">
            <text:p>64,2789847368</text:p>
          </table:table-cell>
          <table:table-cell table:formula="of:=AVERAGE([.C125:.C136])" office:value-type="float" office:value="68.8333333333333" calcext:value-type="float">
            <text:p>68,8333333333</text:p>
          </table:table-cell>
          <table:table-cell table:formula="of:=[.E136]-[.D136]" office:value-type="float" office:value="4.55434859657913" calcext:value-type="float">
            <text:p>4,5543485966</text:p>
          </table:table-cell>
          <table:table-cell table:formula="of:=[.E136]-[.E124]" office:value-type="float" office:value="-29.8333333333333" calcext:value-type="float">
            <text:p>-29,83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585" calcext:value-type="float">
            <text:p>585</text:p>
          </table:table-cell>
          <table:table-cell table:formula="of:=IF([.B137];[.B137];0)" office:value-type="float" office:value="585" calcext:value-type="float">
            <text:p>585</text:p>
          </table:table-cell>
          <table:table-cell table:formula="of:=COM.MICROSOFT.STDEV.S([.C126:.C137])" office:value-type="float" office:value="161.199763139912" calcext:value-type="float">
            <text:p>161,1997631399</text:p>
          </table:table-cell>
          <table:table-cell table:formula="of:=AVERAGE([.C126:.C137])" office:value-type="float" office:value="114.5" calcext:value-type="float">
            <text:p>114,5</text:p>
          </table:table-cell>
          <table:table-cell table:formula="of:=[.E137]-[.D137]" office:value-type="float" office:value="-46.6997631399117" calcext:value-type="float">
            <text:p>-46,6997631399</text:p>
          </table:table-cell>
          <table:table-cell table:formula="of:=[.E137]-[.E125]" office:value-type="float" office:value="27.5833333333333" calcext:value-type="float">
            <text:p>27,5833333333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58" calcext:value-type="float">
            <text:p>158</text:p>
          </table:table-cell>
          <table:table-cell table:formula="of:=IF([.B138];[.B138];0)" office:value-type="float" office:value="158" calcext:value-type="float">
            <text:p>158</text:p>
          </table:table-cell>
          <table:table-cell table:formula="of:=COM.MICROSOFT.STDEV.S([.C127:.C138])" office:value-type="float" office:value="161.021808235011" calcext:value-type="float">
            <text:p>161,021808235</text:p>
          </table:table-cell>
          <table:table-cell table:formula="of:=AVERAGE([.C127:.C138])" office:value-type="float" office:value="121.75" calcext:value-type="float">
            <text:p>121,75</text:p>
          </table:table-cell>
          <table:table-cell table:formula="of:=[.E138]-[.D138]" office:value-type="float" office:value="-39.2718082350112" calcext:value-type="float">
            <text:p>-39,271808235</text:p>
          </table:table-cell>
          <table:table-cell table:formula="of:=[.E138]-[.E126]" office:value-type="float" office:value="36.4166666666667" calcext:value-type="float">
            <text:p>36,4166666667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57" calcext:value-type="float">
            <text:p>57</text:p>
          </table:table-cell>
          <table:table-cell table:formula="of:=IF([.B139];[.B139];0)" office:value-type="float" office:value="57" calcext:value-type="float">
            <text:p>57</text:p>
          </table:table-cell>
          <table:table-cell table:formula="of:=COM.MICROSOFT.STDEV.S([.C128:.C139])" office:value-type="float" office:value="161.444802463332" calcext:value-type="float">
            <text:p>161,4448024633</text:p>
          </table:table-cell>
          <table:table-cell table:formula="of:=AVERAGE([.C128:.C139])" office:value-type="float" office:value="120.666666666667" calcext:value-type="float">
            <text:p>120,6666666667</text:p>
          </table:table-cell>
          <table:table-cell table:formula="of:=[.E139]-[.D139]" office:value-type="float" office:value="-40.7781357966652" calcext:value-type="float">
            <text:p>-40,7781357967</text:p>
          </table:table-cell>
          <table:table-cell table:formula="of:=[.E139]-[.E127]" office:value-type="float" office:value="42.6666666666667" calcext:value-type="float">
            <text:p>42,666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61" calcext:value-type="float">
            <text:p>61</text:p>
          </table:table-cell>
          <table:table-cell table:formula="of:=IF([.B140];[.B140];0)" office:value-type="float" office:value="61" calcext:value-type="float">
            <text:p>61</text:p>
          </table:table-cell>
          <table:table-cell table:formula="of:=COM.MICROSOFT.STDEV.S([.C129:.C140])" office:value-type="float" office:value="162.110792641666" calcext:value-type="float">
            <text:p>162,1107926417</text:p>
          </table:table-cell>
          <table:table-cell table:formula="of:=AVERAGE([.C129:.C140])" office:value-type="float" office:value="118.5" calcext:value-type="float">
            <text:p>118,5</text:p>
          </table:table-cell>
          <table:table-cell table:formula="of:=[.E140]-[.D140]" office:value-type="float" office:value="-43.6107926416656" calcext:value-type="float">
            <text:p>-43,6107926417</text:p>
          </table:table-cell>
          <table:table-cell table:formula="of:=[.E140]-[.E128]" office:value-type="float" office:value="40.9166666666667" calcext:value-type="float">
            <text:p>40,9166666667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41" calcext:value-type="float">
            <text:p>41</text:p>
          </table:table-cell>
          <table:table-cell table:formula="of:=IF([.B141];[.B141];0)" office:value-type="float" office:value="41" calcext:value-type="float">
            <text:p>41</text:p>
          </table:table-cell>
          <table:table-cell table:formula="of:=COM.MICROSOFT.STDEV.S([.C130:.C141])" office:value-type="float" office:value="161.392989221022" calcext:value-type="float">
            <text:p>161,392989221</text:p>
          </table:table-cell>
          <table:table-cell table:formula="of:=AVERAGE([.C130:.C141])" office:value-type="float" office:value="105.333333333333" calcext:value-type="float">
            <text:p>105,3333333333</text:p>
          </table:table-cell>
          <table:table-cell table:formula="of:=[.E141]-[.D141]" office:value-type="float" office:value="-56.0596558876888" calcext:value-type="float">
            <text:p>-56,0596558877</text:p>
          </table:table-cell>
          <table:table-cell table:formula="of:=[.E141]-[.E129]" office:value-type="float" office:value="16.4166666666667" calcext:value-type="float">
            <text:p>16,4166666667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24" calcext:value-type="float">
            <text:p>24</text:p>
          </table:table-cell>
          <table:table-cell table:formula="of:=IF([.B142];[.B142];0)" office:value-type="float" office:value="24" calcext:value-type="float">
            <text:p>24</text:p>
          </table:table-cell>
          <table:table-cell table:formula="of:=COM.MICROSOFT.STDEV.S([.C131:.C142])" office:value-type="float" office:value="162.374893566112" calcext:value-type="float">
            <text:p>162,3748935661</text:p>
          </table:table-cell>
          <table:table-cell table:formula="of:=AVERAGE([.C131:.C142])" office:value-type="float" office:value="103.166666666667" calcext:value-type="float">
            <text:p>103,1666666667</text:p>
          </table:table-cell>
          <table:table-cell table:formula="of:=[.E142]-[.D142]" office:value-type="float" office:value="-59.2082268994449" calcext:value-type="float">
            <text:p>-59,2082268994</text:p>
          </table:table-cell>
          <table:table-cell table:formula="of:=[.E142]-[.E130]" office:value-type="float" office:value="14.3333333333333" calcext:value-type="float">
            <text:p>14,3333333333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97" calcext:value-type="float">
            <text:p>97</text:p>
          </table:table-cell>
          <table:table-cell table:formula="of:=IF([.B143];[.B143];0)" office:value-type="float" office:value="97" calcext:value-type="float">
            <text:p>97</text:p>
          </table:table-cell>
          <table:table-cell table:formula="of:=COM.MICROSOFT.STDEV.S([.C132:.C143])" office:value-type="float" office:value="159.583738823759" calcext:value-type="float">
            <text:p>159,5837388238</text:p>
          </table:table-cell>
          <table:table-cell table:formula="of:=AVERAGE([.C132:.C143])" office:value-type="float" office:value="110.666666666667" calcext:value-type="float">
            <text:p>110,6666666667</text:p>
          </table:table-cell>
          <table:table-cell table:formula="of:=[.E143]-[.D143]" office:value-type="float" office:value="-48.9170721570922" calcext:value-type="float">
            <text:p>-48,9170721571</text:p>
          </table:table-cell>
          <table:table-cell table:formula="of:=[.E143]-[.E131]" office:value-type="float" office:value="25.75" calcext:value-type="float">
            <text:p>25,75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22" calcext:value-type="float">
            <text:p>22</text:p>
          </table:table-cell>
          <table:table-cell table:formula="of:=IF([.B144];[.B144];0)" office:value-type="float" office:value="22" calcext:value-type="float">
            <text:p>22</text:p>
          </table:table-cell>
          <table:table-cell table:formula="of:=COM.MICROSOFT.STDEV.S([.C133:.C144])" office:value-type="float" office:value="159.376626551415" calcext:value-type="float">
            <text:p>159,3766265514</text:p>
          </table:table-cell>
          <table:table-cell table:formula="of:=AVERAGE([.C133:.C144])" office:value-type="float" office:value="111" calcext:value-type="float">
            <text:p>111</text:p>
          </table:table-cell>
          <table:table-cell table:formula="of:=[.E144]-[.D144]" office:value-type="float" office:value="-48.3766265514147" calcext:value-type="float">
            <text:p>-48,3766265514</text:p>
          </table:table-cell>
          <table:table-cell table:formula="of:=[.E144]-[.E132]" office:value-type="float" office:value="26.3333333333333" calcext:value-type="float">
            <text:p>26,3333333333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31" calcext:value-type="float">
            <text:p>31</text:p>
          </table:table-cell>
          <table:table-cell table:formula="of:=IF([.B145];[.B145];0)" office:value-type="float" office:value="31" calcext:value-type="float">
            <text:p>31</text:p>
          </table:table-cell>
          <table:table-cell table:formula="of:=COM.MICROSOFT.STDEV.S([.C134:.C145])" office:value-type="float" office:value="158.78344314878" calcext:value-type="float">
            <text:p>158,7834431488</text:p>
          </table:table-cell>
          <table:table-cell table:formula="of:=AVERAGE([.C134:.C145])" office:value-type="float" office:value="112" calcext:value-type="float">
            <text:p>112</text:p>
          </table:table-cell>
          <table:table-cell table:formula="of:=[.E145]-[.D145]" office:value-type="float" office:value="-46.7834431487799" calcext:value-type="float">
            <text:p>-46,7834431488</text:p>
          </table:table-cell>
          <table:table-cell table:formula="of:=[.E145]-[.E133]" office:value-type="float" office:value="53.3333333333333" calcext:value-type="float">
            <text:p>53,3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27" calcext:value-type="float">
            <text:p>27</text:p>
          </table:table-cell>
          <table:table-cell table:formula="of:=IF([.B146];[.B146];0)" office:value-type="float" office:value="27" calcext:value-type="float">
            <text:p>27</text:p>
          </table:table-cell>
          <table:table-cell table:formula="of:=COM.MICROSOFT.STDEV.S([.C135:.C146])" office:value-type="float" office:value="160.337782651048" calcext:value-type="float">
            <text:p>160,337782651</text:p>
          </table:table-cell>
          <table:table-cell table:formula="of:=AVERAGE([.C135:.C146])" office:value-type="float" office:value="108.25" calcext:value-type="float">
            <text:p>108,25</text:p>
          </table:table-cell>
          <table:table-cell table:formula="of:=[.E146]-[.D146]" office:value-type="float" office:value="-52.0877826510475" calcext:value-type="float">
            <text:p>-52,087782651</text:p>
          </table:table-cell>
          <table:table-cell table:formula="of:=[.E146]-[.E134]" office:value-type="float" office:value="48.25" calcext:value-type="float">
            <text:p>48,25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78" calcext:value-type="float">
            <text:p>178</text:p>
          </table:table-cell>
          <table:table-cell table:formula="of:=IF([.B147];[.B147];0)" office:value-type="float" office:value="178" calcext:value-type="float">
            <text:p>178</text:p>
          </table:table-cell>
          <table:table-cell table:formula="of:=COM.MICROSOFT.STDEV.S([.C136:.C147])" office:value-type="float" office:value="158.170482439523" calcext:value-type="float">
            <text:p>158,1704824395</text:p>
          </table:table-cell>
          <table:table-cell table:formula="of:=AVERAGE([.C136:.C147])" office:value-type="float" office:value="122.416666666667" calcext:value-type="float">
            <text:p>122,4166666667</text:p>
          </table:table-cell>
          <table:table-cell table:formula="of:=[.E147]-[.D147]" office:value-type="float" office:value="-35.7538157728565" calcext:value-type="float">
            <text:p>-35,7538157729</text:p>
          </table:table-cell>
          <table:table-cell table:formula="of:=[.E147]-[.E135]" office:value-type="float" office:value="66.3333333333333" calcext:value-type="float">
            <text:p>66,3333333333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42" calcext:value-type="float">
            <text:p>42</text:p>
          </table:table-cell>
          <table:table-cell table:formula="of:=IF([.B148];[.B148];0)" office:value-type="float" office:value="42" calcext:value-type="float">
            <text:p>42</text:p>
          </table:table-cell>
          <table:table-cell table:formula="of:=COM.MICROSOFT.STDEV.S([.C137:.C148])" office:value-type="float" office:value="158.282328307823" calcext:value-type="float">
            <text:p>158,2823283078</text:p>
          </table:table-cell>
          <table:table-cell table:formula="of:=AVERAGE([.C137:.C148])" office:value-type="float" office:value="110.25" calcext:value-type="float">
            <text:p>110,25</text:p>
          </table:table-cell>
          <table:table-cell table:formula="of:=[.E148]-[.D148]" office:value-type="float" office:value="-48.032328307823" calcext:value-type="float">
            <text:p>-48,0323283078</text:p>
          </table:table-cell>
          <table:table-cell table:formula="of:=[.E148]-[.E136]" office:value-type="float" office:value="41.4166666666667" calcext:value-type="float">
            <text:p>41,4166666667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17" calcext:value-type="float">
            <text:p>117</text:p>
          </table:table-cell>
          <table:table-cell table:formula="of:=IF([.B149];[.B149];0)" office:value-type="float" office:value="117" calcext:value-type="float">
            <text:p>117</text:p>
          </table:table-cell>
          <table:table-cell table:formula="of:=COM.MICROSOFT.STDEV.S([.C138:.C149])" office:value-type="float" office:value="53.9294572903934" calcext:value-type="float">
            <text:p>53,9294572904</text:p>
          </table:table-cell>
          <table:table-cell table:formula="of:=AVERAGE([.C138:.C149])" office:value-type="float" office:value="71.25" calcext:value-type="float">
            <text:p>71,25</text:p>
          </table:table-cell>
          <table:table-cell table:formula="of:=[.E149]-[.D149]" office:value-type="float" office:value="17.3205427096066" calcext:value-type="float">
            <text:p>17,3205427096</text:p>
          </table:table-cell>
          <table:table-cell table:formula="of:=[.E149]-[.E137]" office:value-type="float" office:value="-43.25" calcext:value-type="float">
            <text:p>-43,25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83" calcext:value-type="float">
            <text:p>83</text:p>
          </table:table-cell>
          <table:table-cell table:formula="of:=IF([.B150];[.B150];0)" office:value-type="float" office:value="83" calcext:value-type="float">
            <text:p>83</text:p>
          </table:table-cell>
          <table:table-cell table:formula="of:=COM.MICROSOFT.STDEV.S([.C139:.C150])" office:value-type="float" office:value="46.8420945110466" calcext:value-type="float">
            <text:p>46,842094511</text:p>
          </table:table-cell>
          <table:table-cell table:formula="of:=AVERAGE([.C139:.C150])" office:value-type="float" office:value="65" calcext:value-type="float">
            <text:p>65</text:p>
          </table:table-cell>
          <table:table-cell table:formula="of:=[.E150]-[.D150]" office:value-type="float" office:value="18.1579054889534" calcext:value-type="float">
            <text:p>18,157905489</text:p>
          </table:table-cell>
          <table:table-cell table:formula="of:=[.E150]-[.E138]" office:value-type="float" office:value="-56.75" calcext:value-type="float">
            <text:p>-56,75</text:p>
          </table:table-cell>
        </table:table-row>
      </table:table>
      <table:table table:name="Num redirects" table:style-name="ta1">
        <table:shapes>
          <draw:frame draw:z-index="0" draw:style-name="gr1" draw:text-style-name="P1" svg:width="159.99mm" svg:height="89.99mm" svg:x="159.05mm" svg:y="1mm">
            <loext:p draw:notify-on-update-of-ranges="'Num redirects'.A2:'Num redirects'.A150 'Num redirects'.B1:'Num redirects'.B1 'Num redirects'.B2:'Num redirects'.B150 'Num redirects'.E1:'Num redirects'.E1 'Num redirects'.E2:'Num redirects'.E150 'Num redirects'.F1:'Num redirects'.F1 'Num redirects'.F2:'Num redirects'.F150 'Num redirects'.G1:'Num redirects'.G1 'Num redirects'.G2:'Num redirects'.G15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Num redirects</text:p>
          </table:table-cell>
          <table:table-cell office:value-type="string" calcext:value-type="string">
            <text:p>helper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/>
          <table:table-cell table:formula="of:=IF([.B2];[.B2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/>
          <table:table-cell table:formula="of:=IF([.B3];[.B3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/>
          <table:table-cell table:formula="of:=IF([.B4];[.B4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2" calcext:value-type="float">
            <text:p>2</text:p>
          </table:table-cell>
          <table:table-cell table:formula="of:=IF([.B5];[.B5];0)"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" calcext:value-type="float">
            <text:p>2</text:p>
          </table:table-cell>
          <table:table-cell table:formula="of:=IF([.B6];[.B6];0)"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 office:value-type="float" office:value="3" calcext:value-type="float">
            <text:p>3</text:p>
          </table:table-cell>
          <table:table-cell table:formula="of:=IF([.B7];[.B7];0)" office:value-type="float" office:value="3" calcext:value-type="float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3" calcext:value-type="float">
            <text:p>3</text:p>
          </table:table-cell>
          <table:table-cell table:formula="of:=IF([.B8];[.B8];0)" office:value-type="float" office:value="3" calcext:value-type="float">
            <text:p>3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4" calcext:value-type="float">
            <text:p>24</text:p>
          </table:table-cell>
          <table:table-cell table:formula="of:=IF([.B9];[.B9];0)" office:value-type="float" office:value="24" calcext:value-type="float">
            <text:p>2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4" calcext:value-type="float">
            <text:p>24</text:p>
          </table:table-cell>
          <table:table-cell table:formula="of:=IF([.B10];[.B10];0)" office:value-type="float" office:value="24" calcext:value-type="float">
            <text:p>2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30" calcext:value-type="float">
            <text:p>30</text:p>
          </table:table-cell>
          <table:table-cell table:formula="of:=IF([.B11];[.B11];0)" office:value-type="float" office:value="30" calcext:value-type="float">
            <text:p>3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38" calcext:value-type="float">
            <text:p>38</text:p>
          </table:table-cell>
          <table:table-cell table:formula="of:=IF([.B12];[.B12];0)" office:value-type="float" office:value="38" calcext:value-type="float">
            <text:p>38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38" calcext:value-type="float">
            <text:p>38</text:p>
          </table:table-cell>
          <table:table-cell table:formula="of:=IF([.B13];[.B13];0)" office:value-type="float" office:value="38" calcext:value-type="float">
            <text:p>38</text:p>
          </table:table-cell>
          <table:table-cell table:formula="of:=COM.MICROSOFT.STDEV.S([.C2:.C13])" office:value-type="float" office:value="15.7383915854502" calcext:value-type="float">
            <text:p>15,7383915855</text:p>
          </table:table-cell>
          <table:table-cell table:formula="of:=AVERAGE([.C2:.C13])" office:value-type="float" office:value="13.6666666666667" calcext:value-type="float">
            <text:p>13,6666666667</text:p>
          </table:table-cell>
          <table:table-cell table:formula="of:=[.E13]-[.D13]" office:value-type="float" office:value="-2.07172491878354" calcext:value-type="float">
            <text:p>-2,0717249188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38" calcext:value-type="float">
            <text:p>38</text:p>
          </table:table-cell>
          <table:table-cell table:formula="of:=IF([.B14];[.B14];0)" office:value-type="float" office:value="38" calcext:value-type="float">
            <text:p>38</text:p>
          </table:table-cell>
          <table:table-cell table:formula="of:=COM.MICROSOFT.STDEV.S([.C3:.C14])" office:value-type="float" office:value="16.541041702567" calcext:value-type="float">
            <text:p>16,5410417026</text:p>
          </table:table-cell>
          <table:table-cell table:formula="of:=AVERAGE([.C3:.C14])" office:value-type="float" office:value="16.8333333333333" calcext:value-type="float">
            <text:p>16,8333333333</text:p>
          </table:table-cell>
          <table:table-cell table:formula="of:=[.E14]-[.D14]" office:value-type="float" office:value="0.292291630766332" calcext:value-type="float">
            <text:p>0,2922916308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38" calcext:value-type="float">
            <text:p>38</text:p>
          </table:table-cell>
          <table:table-cell table:formula="of:=IF([.B15];[.B15];0)" office:value-type="float" office:value="38" calcext:value-type="float">
            <text:p>38</text:p>
          </table:table-cell>
          <table:table-cell table:formula="of:=COM.MICROSOFT.STDEV.S([.C4:.C15])" office:value-type="float" office:value="16.6624237023419" calcext:value-type="float">
            <text:p>16,6624237023</text:p>
          </table:table-cell>
          <table:table-cell table:formula="of:=AVERAGE([.C4:.C15])" office:value-type="float" office:value="20" calcext:value-type="float">
            <text:p>20</text:p>
          </table:table-cell>
          <table:table-cell table:formula="of:=[.E15]-[.D15]" office:value-type="float" office:value="3.33757629765815" calcext:value-type="float">
            <text:p>3,3375762977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41" calcext:value-type="float">
            <text:p>41</text:p>
          </table:table-cell>
          <table:table-cell table:formula="of:=IF([.B16];[.B16];0)" office:value-type="float" office:value="41" calcext:value-type="float">
            <text:p>41</text:p>
          </table:table-cell>
          <table:table-cell table:formula="of:=COM.MICROSOFT.STDEV.S([.C5:.C16])" office:value-type="float" office:value="16.389898958773" calcext:value-type="float">
            <text:p>16,3898989588</text:p>
          </table:table-cell>
          <table:table-cell table:formula="of:=AVERAGE([.C5:.C16])" office:value-type="float" office:value="23.4166666666667" calcext:value-type="float">
            <text:p>23,4166666667</text:p>
          </table:table-cell>
          <table:table-cell table:formula="of:=[.E16]-[.D16]" office:value-type="float" office:value="7.02676770789368" calcext:value-type="float">
            <text:p>7,0267677079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42" calcext:value-type="float">
            <text:p>42</text:p>
          </table:table-cell>
          <table:table-cell table:formula="of:=IF([.B17];[.B17];0)" office:value-type="float" office:value="42" calcext:value-type="float">
            <text:p>42</text:p>
          </table:table-cell>
          <table:table-cell table:formula="of:=COM.MICROSOFT.STDEV.S([.C6:.C17])" office:value-type="float" office:value="15.6909064573894" calcext:value-type="float">
            <text:p>15,6909064574</text:p>
          </table:table-cell>
          <table:table-cell table:formula="of:=AVERAGE([.C6:.C17])" office:value-type="float" office:value="26.75" calcext:value-type="float">
            <text:p>26,75</text:p>
          </table:table-cell>
          <table:table-cell table:formula="of:=[.E17]-[.D17]" office:value-type="float" office:value="11.0590935426106" calcext:value-type="float">
            <text:p>11,0590935426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42" calcext:value-type="float">
            <text:p>42</text:p>
          </table:table-cell>
          <table:table-cell table:formula="of:=IF([.B18];[.B18];0)" office:value-type="float" office:value="42" calcext:value-type="float">
            <text:p>42</text:p>
          </table:table-cell>
          <table:table-cell table:formula="of:=COM.MICROSOFT.STDEV.S([.C7:.C18])" office:value-type="float" office:value="14.1257877227388" calcext:value-type="float">
            <text:p>14,1257877227</text:p>
          </table:table-cell>
          <table:table-cell table:formula="of:=AVERAGE([.C7:.C18])" office:value-type="float" office:value="30.0833333333333" calcext:value-type="float">
            <text:p>30,0833333333</text:p>
          </table:table-cell>
          <table:table-cell table:formula="of:=[.E18]-[.D18]" office:value-type="float" office:value="15.9575456105945" calcext:value-type="float">
            <text:p>15,9575456106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 office:value-type="float" office:value="42" calcext:value-type="float">
            <text:p>42</text:p>
          </table:table-cell>
          <table:table-cell table:formula="of:=IF([.B19];[.B19];0)" office:value-type="float" office:value="42" calcext:value-type="float">
            <text:p>42</text:p>
          </table:table-cell>
          <table:table-cell table:formula="of:=COM.MICROSOFT.STDEV.S([.C8:.C19])" office:value-type="float" office:value="11.5863033035746" calcext:value-type="float">
            <text:p>11,5863033036</text:p>
          </table:table-cell>
          <table:table-cell table:formula="of:=AVERAGE([.C8:.C19])" office:value-type="float" office:value="33.3333333333333" calcext:value-type="float">
            <text:p>33,3333333333</text:p>
          </table:table-cell>
          <table:table-cell table:formula="of:=[.E19]-[.D19]" office:value-type="float" office:value="21.7470300297587" calcext:value-type="float">
            <text:p>21,7470300298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42" calcext:value-type="float">
            <text:p>42</text:p>
          </table:table-cell>
          <table:table-cell table:formula="of:=IF([.B20];[.B20];0)" office:value-type="float" office:value="42" calcext:value-type="float">
            <text:p>42</text:p>
          </table:table-cell>
          <table:table-cell table:formula="of:=COM.MICROSOFT.STDEV.S([.C9:.C20])" office:value-type="float" office:value="6.77506569352026" calcext:value-type="float">
            <text:p>6,7750656935</text:p>
          </table:table-cell>
          <table:table-cell table:formula="of:=AVERAGE([.C9:.C20])" office:value-type="float" office:value="36.5833333333333" calcext:value-type="float">
            <text:p>36,5833333333</text:p>
          </table:table-cell>
          <table:table-cell table:formula="of:=[.E20]-[.D20]" office:value-type="float" office:value="29.8082676398131" calcext:value-type="float">
            <text:p>29,8082676398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42" calcext:value-type="float">
            <text:p>42</text:p>
          </table:table-cell>
          <table:table-cell table:formula="of:=IF([.B21];[.B21];0)" office:value-type="float" office:value="42" calcext:value-type="float">
            <text:p>42</text:p>
          </table:table-cell>
          <table:table-cell table:formula="of:=COM.MICROSOFT.STDEV.S([.C10:.C21])" office:value-type="float" office:value="5.63202423376329" calcext:value-type="float">
            <text:p>5,6320242338</text:p>
          </table:table-cell>
          <table:table-cell table:formula="of:=AVERAGE([.C10:.C21])" office:value-type="float" office:value="38.0833333333333" calcext:value-type="float">
            <text:p>38,0833333333</text:p>
          </table:table-cell>
          <table:table-cell table:formula="of:=[.E21]-[.D21]" office:value-type="float" office:value="32.45130909957" calcext:value-type="float">
            <text:p>32,4513090996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 office:value-type="float" office:value="42" calcext:value-type="float">
            <text:p>42</text:p>
          </table:table-cell>
          <table:table-cell table:formula="of:=IF([.B22];[.B22];0)" office:value-type="float" office:value="42" calcext:value-type="float">
            <text:p>42</text:p>
          </table:table-cell>
          <table:table-cell table:formula="of:=COM.MICROSOFT.STDEV.S([.C11:.C22])" office:value-type="float" office:value="3.55370058935582" calcext:value-type="float">
            <text:p>3,5537005894</text:p>
          </table:table-cell>
          <table:table-cell table:formula="of:=AVERAGE([.C11:.C22])" office:value-type="float" office:value="39.5833333333333" calcext:value-type="float">
            <text:p>39,5833333333</text:p>
          </table:table-cell>
          <table:table-cell table:formula="of:=[.E22]-[.D22]" office:value-type="float" office:value="36.0296327439775" calcext:value-type="float">
            <text:p>36,029632744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43" calcext:value-type="float">
            <text:p>43</text:p>
          </table:table-cell>
          <table:table-cell table:formula="of:=IF([.B23];[.B23];0)" office:value-type="float" office:value="43" calcext:value-type="float">
            <text:p>43</text:p>
          </table:table-cell>
          <table:table-cell table:formula="of:=COM.MICROSOFT.STDEV.S([.C12:.C23])" office:value-type="float" office:value="2.01509455376319" calcext:value-type="float">
            <text:p>2,0150945538</text:p>
          </table:table-cell>
          <table:table-cell table:formula="of:=AVERAGE([.C12:.C23])" office:value-type="float" office:value="40.6666666666667" calcext:value-type="float">
            <text:p>40,6666666667</text:p>
          </table:table-cell>
          <table:table-cell table:formula="of:=[.E23]-[.D23]" office:value-type="float" office:value="38.6515721129035" calcext:value-type="float">
            <text:p>38,6515721129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3" calcext:value-type="float">
            <text:p>43</text:p>
          </table:table-cell>
          <table:table-cell table:formula="of:=IF([.B24];[.B24];0)" office:value-type="float" office:value="43" calcext:value-type="float">
            <text:p>43</text:p>
          </table:table-cell>
          <table:table-cell table:formula="of:=COM.MICROSOFT.STDEV.S([.C13:.C24])" office:value-type="float" office:value="1.92865159365215" calcext:value-type="float">
            <text:p>1,9286515937</text:p>
          </table:table-cell>
          <table:table-cell table:formula="of:=AVERAGE([.C13:.C24])" office:value-type="float" office:value="41.0833333333333" calcext:value-type="float">
            <text:p>41,0833333333</text:p>
          </table:table-cell>
          <table:table-cell table:formula="of:=[.E24]-[.D24]" office:value-type="float" office:value="39.1546817396812" calcext:value-type="float">
            <text:p>39,1546817397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 office:value-type="float" office:value="45" calcext:value-type="float">
            <text:p>45</text:p>
          </table:table-cell>
          <table:table-cell table:formula="of:=IF([.B25];[.B25];0)" office:value-type="float" office:value="45" calcext:value-type="float">
            <text:p>45</text:p>
          </table:table-cell>
          <table:table-cell table:formula="of:=COM.MICROSOFT.STDEV.S([.C14:.C25])" office:value-type="float" office:value="1.96946385566932" calcext:value-type="float">
            <text:p>1,9694638557</text:p>
          </table:table-cell>
          <table:table-cell table:formula="of:=AVERAGE([.C14:.C25])" office:value-type="float" office:value="41.6666666666667" calcext:value-type="float">
            <text:p>41,6666666667</text:p>
          </table:table-cell>
          <table:table-cell table:formula="of:=[.E25]-[.D25]" office:value-type="float" office:value="39.6972028109973" calcext:value-type="float">
            <text:p>39,697202811</text:p>
          </table:table-cell>
          <table:table-cell table:formula="of:=[.E25]-[.E13]"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45" calcext:value-type="float">
            <text:p>45</text:p>
          </table:table-cell>
          <table:table-cell table:formula="of:=IF([.B26];[.B26];0)" office:value-type="float" office:value="45" calcext:value-type="float">
            <text:p>45</text:p>
          </table:table-cell>
          <table:table-cell table:formula="of:=COM.MICROSOFT.STDEV.S([.C15:.C26])" office:value-type="float" office:value="1.81533868615599" calcext:value-type="float">
            <text:p>1,8153386862</text:p>
          </table:table-cell>
          <table:table-cell table:formula="of:=AVERAGE([.C15:.C26])" office:value-type="float" office:value="42.25" calcext:value-type="float">
            <text:p>42,25</text:p>
          </table:table-cell>
          <table:table-cell table:formula="of:=[.E26]-[.D26]" office:value-type="float" office:value="40.434661313844" calcext:value-type="float">
            <text:p>40,4346613138</text:p>
          </table:table-cell>
          <table:table-cell table:formula="of:=[.E26]-[.E14]" office:value-type="float" office:value="25.4166666666667" calcext:value-type="float">
            <text:p>25,4166666667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49" calcext:value-type="float">
            <text:p>49</text:p>
          </table:table-cell>
          <table:table-cell table:formula="of:=IF([.B27];[.B27];0)" office:value-type="float" office:value="49" calcext:value-type="float">
            <text:p>49</text:p>
          </table:table-cell>
          <table:table-cell table:formula="of:=COM.MICROSOFT.STDEV.S([.C16:.C27])" office:value-type="float" office:value="2.20879783565357" calcext:value-type="float">
            <text:p>2,2087978357</text:p>
          </table:table-cell>
          <table:table-cell table:formula="of:=AVERAGE([.C16:.C27])" office:value-type="float" office:value="43.1666666666667" calcext:value-type="float">
            <text:p>43,1666666667</text:p>
          </table:table-cell>
          <table:table-cell table:formula="of:=[.E27]-[.D27]" office:value-type="float" office:value="40.9578688310131" calcext:value-type="float">
            <text:p>40,957868831</text:p>
          </table:table-cell>
          <table:table-cell table:formula="of:=[.E27]-[.E15]" office:value-type="float" office:value="23.1666666666667" calcext:value-type="float">
            <text:p>23,1666666667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 office:value-type="float" office:value="49" calcext:value-type="float">
            <text:p>49</text:p>
          </table:table-cell>
          <table:table-cell table:formula="of:=IF([.B28];[.B28];0)" office:value-type="float" office:value="49" calcext:value-type="float">
            <text:p>49</text:p>
          </table:table-cell>
          <table:table-cell table:formula="of:=COM.MICROSOFT.STDEV.S([.C17:.C28])" office:value-type="float" office:value="2.65718009562883" calcext:value-type="float">
            <text:p>2,6571800956</text:p>
          </table:table-cell>
          <table:table-cell table:formula="of:=AVERAGE([.C17:.C28])" office:value-type="float" office:value="43.8333333333333" calcext:value-type="float">
            <text:p>43,8333333333</text:p>
          </table:table-cell>
          <table:table-cell table:formula="of:=[.E28]-[.D28]" office:value-type="float" office:value="41.1761532377045" calcext:value-type="float">
            <text:p>41,1761532377</text:p>
          </table:table-cell>
          <table:table-cell table:formula="of:=[.E28]-[.E16]" office:value-type="float" office:value="20.4166666666667" calcext:value-type="float">
            <text:p>20,41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49" calcext:value-type="float">
            <text:p>49</text:p>
          </table:table-cell>
          <table:table-cell table:formula="of:=IF([.B29];[.B29];0)" office:value-type="float" office:value="49" calcext:value-type="float">
            <text:p>49</text:p>
          </table:table-cell>
          <table:table-cell table:formula="of:=COM.MICROSOFT.STDEV.S([.C18:.C29])" office:value-type="float" office:value="2.96826650767852" calcext:value-type="float">
            <text:p>2,9682665077</text:p>
          </table:table-cell>
          <table:table-cell table:formula="of:=AVERAGE([.C18:.C29])" office:value-type="float" office:value="44.4166666666667" calcext:value-type="float">
            <text:p>44,4166666667</text:p>
          </table:table-cell>
          <table:table-cell table:formula="of:=[.E29]-[.D29]" office:value-type="float" office:value="41.4484001589881" calcext:value-type="float">
            <text:p>41,448400159</text:p>
          </table:table-cell>
          <table:table-cell table:formula="of:=[.E29]-[.E17]" office:value-type="float" office:value="17.6666666666667" calcext:value-type="float">
            <text:p>17,6666666667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52" calcext:value-type="float">
            <text:p>52</text:p>
          </table:table-cell>
          <table:table-cell table:formula="of:=IF([.B30];[.B30];0)" office:value-type="float" office:value="52" calcext:value-type="float">
            <text:p>52</text:p>
          </table:table-cell>
          <table:table-cell table:formula="of:=COM.MICROSOFT.STDEV.S([.C19:.C30])" office:value-type="float" office:value="3.57071421427143" calcext:value-type="float">
            <text:p>3,5707142143</text:p>
          </table:table-cell>
          <table:table-cell table:formula="of:=AVERAGE([.C19:.C30])" office:value-type="float" office:value="45.25" calcext:value-type="float">
            <text:p>45,25</text:p>
          </table:table-cell>
          <table:table-cell table:formula="of:=[.E30]-[.D30]" office:value-type="float" office:value="41.6792857857286" calcext:value-type="float">
            <text:p>41,6792857857</text:p>
          </table:table-cell>
          <table:table-cell table:formula="of:=[.E30]-[.E18]" office:value-type="float" office:value="15.1666666666667" calcext:value-type="float">
            <text:p>15,1666666667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58" calcext:value-type="float">
            <text:p>58</text:p>
          </table:table-cell>
          <table:table-cell table:formula="of:=IF([.B31];[.B31];0)" office:value-type="float" office:value="58" calcext:value-type="float">
            <text:p>58</text:p>
          </table:table-cell>
          <table:table-cell table:formula="of:=COM.MICROSOFT.STDEV.S([.C20:.C31])" office:value-type="float" office:value="4.96273995679684" calcext:value-type="float">
            <text:p>4,9627399568</text:p>
          </table:table-cell>
          <table:table-cell table:formula="of:=AVERAGE([.C20:.C31])" office:value-type="float" office:value="46.5833333333333" calcext:value-type="float">
            <text:p>46,5833333333</text:p>
          </table:table-cell>
          <table:table-cell table:formula="of:=[.E31]-[.D31]" office:value-type="float" office:value="41.6205933765365" calcext:value-type="float">
            <text:p>41,6205933765</text:p>
          </table:table-cell>
          <table:table-cell table:formula="of:=[.E31]-[.E19]" office:value-type="float" office:value="13.25" calcext:value-type="float">
            <text:p>13,2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58" calcext:value-type="float">
            <text:p>58</text:p>
          </table:table-cell>
          <table:table-cell table:formula="of:=IF([.B32];[.B32];0)" office:value-type="float" office:value="58" calcext:value-type="float">
            <text:p>58</text:p>
          </table:table-cell>
          <table:table-cell table:formula="of:=COM.MICROSOFT.STDEV.S([.C21:.C32])" office:value-type="float" office:value="5.71216140167519" calcext:value-type="float">
            <text:p>5,7121614017</text:p>
          </table:table-cell>
          <table:table-cell table:formula="of:=AVERAGE([.C21:.C32])" office:value-type="float" office:value="47.9166666666667" calcext:value-type="float">
            <text:p>47,9166666667</text:p>
          </table:table-cell>
          <table:table-cell table:formula="of:=[.E32]-[.D32]" office:value-type="float" office:value="42.2045052649915" calcext:value-type="float">
            <text:p>42,204505265</text:p>
          </table:table-cell>
          <table:table-cell table:formula="of:=[.E32]-[.E20]" office:value-type="float" office:value="11.3333333333333" calcext:value-type="float">
            <text:p>11,3333333333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89" calcext:value-type="float">
            <text:p>189</text:p>
          </table:table-cell>
          <table:table-cell table:formula="of:=IF([.B33];[.B33];0)" office:value-type="float" office:value="189" calcext:value-type="float">
            <text:p>189</text:p>
          </table:table-cell>
          <table:table-cell table:formula="of:=COM.MICROSOFT.STDEV.S([.C22:.C33])" office:value-type="float" office:value="40.9297254357078" calcext:value-type="float">
            <text:p>40,9297254357</text:p>
          </table:table-cell>
          <table:table-cell table:formula="of:=AVERAGE([.C22:.C33])" office:value-type="float" office:value="60.1666666666667" calcext:value-type="float">
            <text:p>60,1666666667</text:p>
          </table:table-cell>
          <table:table-cell table:formula="of:=[.E33]-[.D33]" office:value-type="float" office:value="19.2369412309589" calcext:value-type="float">
            <text:p>19,236941231</text:p>
          </table:table-cell>
          <table:table-cell table:formula="of:=[.E33]-[.E21]" office:value-type="float" office:value="22.0833333333333" calcext:value-type="float">
            <text:p>22,08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201" calcext:value-type="float">
            <text:p>201</text:p>
          </table:table-cell>
          <table:table-cell table:formula="of:=IF([.B34];[.B34];0)" office:value-type="float" office:value="201" calcext:value-type="float">
            <text:p>201</text:p>
          </table:table-cell>
          <table:table-cell table:formula="of:=COM.MICROSOFT.STDEV.S([.C23:.C34])" office:value-type="float" office:value="57.0684729606515" calcext:value-type="float">
            <text:p>57,0684729607</text:p>
          </table:table-cell>
          <table:table-cell table:formula="of:=AVERAGE([.C23:.C34])" office:value-type="float" office:value="73.4166666666667" calcext:value-type="float">
            <text:p>73,4166666667</text:p>
          </table:table-cell>
          <table:table-cell table:formula="of:=[.E34]-[.D34]" office:value-type="float" office:value="16.3481937060152" calcext:value-type="float">
            <text:p>16,348193706</text:p>
          </table:table-cell>
          <table:table-cell table:formula="of:=[.E34]-[.E22]" office:value-type="float" office:value="33.8333333333333" calcext:value-type="float">
            <text:p>33,8333333333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89" calcext:value-type="float">
            <text:p>289</text:p>
          </table:table-cell>
          <table:table-cell table:formula="of:=IF([.B35];[.B35];0)" office:value-type="float" office:value="289" calcext:value-type="float">
            <text:p>289</text:p>
          </table:table-cell>
          <table:table-cell table:formula="of:=COM.MICROSOFT.STDEV.S([.C24:.C35])" office:value-type="float" office:value="83.3027974356567" calcext:value-type="float">
            <text:p>83,3027974357</text:p>
          </table:table-cell>
          <table:table-cell table:formula="of:=AVERAGE([.C24:.C35])" office:value-type="float" office:value="93.9166666666667" calcext:value-type="float">
            <text:p>93,9166666667</text:p>
          </table:table-cell>
          <table:table-cell table:formula="of:=[.E35]-[.D35]" office:value-type="float" office:value="10.6138692310099" calcext:value-type="float">
            <text:p>10,613869231</text:p>
          </table:table-cell>
          <table:table-cell table:formula="of:=[.E35]-[.E23]" office:value-type="float" office:value="53.25" calcext:value-type="float">
            <text:p>53,2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292" calcext:value-type="float">
            <text:p>292</text:p>
          </table:table-cell>
          <table:table-cell table:formula="of:=IF([.B36];[.B36];0)" office:value-type="float" office:value="292" calcext:value-type="float">
            <text:p>292</text:p>
          </table:table-cell>
          <table:table-cell table:formula="of:=COM.MICROSOFT.STDEV.S([.C25:.C36])" office:value-type="float" office:value="98.9998469542741" calcext:value-type="float">
            <text:p>98,9998469543</text:p>
          </table:table-cell>
          <table:table-cell table:formula="of:=AVERAGE([.C25:.C36])" office:value-type="float" office:value="114.666666666667" calcext:value-type="float">
            <text:p>114,6666666667</text:p>
          </table:table-cell>
          <table:table-cell table:formula="of:=[.E36]-[.D36]" office:value-type="float" office:value="15.6668197123926" calcext:value-type="float">
            <text:p>15,6668197124</text:p>
          </table:table-cell>
          <table:table-cell table:formula="of:=[.E36]-[.E24]" office:value-type="float" office:value="73.5833333333333" calcext:value-type="float">
            <text:p>73,58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296" calcext:value-type="float">
            <text:p>296</text:p>
          </table:table-cell>
          <table:table-cell table:formula="of:=IF([.B37];[.B37];0)" office:value-type="float" office:value="296" calcext:value-type="float">
            <text:p>296</text:p>
          </table:table-cell>
          <table:table-cell table:formula="of:=COM.MICROSOFT.STDEV.S([.C26:.C37])" office:value-type="float" office:value="108.957421486421" calcext:value-type="float">
            <text:p>108,9574214864</text:p>
          </table:table-cell>
          <table:table-cell table:formula="of:=AVERAGE([.C26:.C37])" office:value-type="float" office:value="135.583333333333" calcext:value-type="float">
            <text:p>135,5833333333</text:p>
          </table:table-cell>
          <table:table-cell table:formula="of:=[.E37]-[.D37]" office:value-type="float" office:value="26.6259118469119" calcext:value-type="float">
            <text:p>26,6259118469</text:p>
          </table:table-cell>
          <table:table-cell table:formula="of:=[.E37]-[.E25]" office:value-type="float" office:value="93.9166666666667" calcext:value-type="float">
            <text:p>93,916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99" calcext:value-type="float">
            <text:p>299</text:p>
          </table:table-cell>
          <table:table-cell table:formula="of:=IF([.B38];[.B38];0)" office:value-type="float" office:value="299" calcext:value-type="float">
            <text:p>299</text:p>
          </table:table-cell>
          <table:table-cell table:formula="of:=COM.MICROSOFT.STDEV.S([.C27:.C38])" office:value-type="float" office:value="114.301137352172" calcext:value-type="float">
            <text:p>114,3011373522</text:p>
          </table:table-cell>
          <table:table-cell table:formula="of:=AVERAGE([.C27:.C38])" office:value-type="float" office:value="156.75" calcext:value-type="float">
            <text:p>156,75</text:p>
          </table:table-cell>
          <table:table-cell table:formula="of:=[.E38]-[.D38]" office:value-type="float" office:value="42.4488626478284" calcext:value-type="float">
            <text:p>42,4488626478</text:p>
          </table:table-cell>
          <table:table-cell table:formula="of:=[.E38]-[.E26]" office:value-type="float" office:value="114.5" calcext:value-type="float">
            <text:p>114,5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314" calcext:value-type="float">
            <text:p>314</text:p>
          </table:table-cell>
          <table:table-cell table:formula="of:=IF([.B39];[.B39];0)" office:value-type="float" office:value="314" calcext:value-type="float">
            <text:p>314</text:p>
          </table:table-cell>
          <table:table-cell table:formula="of:=COM.MICROSOFT.STDEV.S([.C28:.C39])" office:value-type="float" office:value="117.154779775485" calcext:value-type="float">
            <text:p>117,1547797755</text:p>
          </table:table-cell>
          <table:table-cell table:formula="of:=AVERAGE([.C28:.C39])" office:value-type="float" office:value="178.833333333333" calcext:value-type="float">
            <text:p>178,8333333333</text:p>
          </table:table-cell>
          <table:table-cell table:formula="of:=[.E39]-[.D39]" office:value-type="float" office:value="61.6785535578482" calcext:value-type="float">
            <text:p>61,6785535578</text:p>
          </table:table-cell>
          <table:table-cell table:formula="of:=[.E39]-[.E27]" office:value-type="float" office:value="135.666666666667" calcext:value-type="float">
            <text:p>135,6666666667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329" calcext:value-type="float">
            <text:p>329</text:p>
          </table:table-cell>
          <table:table-cell table:formula="of:=IF([.B40];[.B40];0)" office:value-type="float" office:value="329" calcext:value-type="float">
            <text:p>329</text:p>
          </table:table-cell>
          <table:table-cell table:formula="of:=COM.MICROSOFT.STDEV.S([.C29:.C40])" office:value-type="float" office:value="116.828416012025" calcext:value-type="float">
            <text:p>116,828416012</text:p>
          </table:table-cell>
          <table:table-cell table:formula="of:=AVERAGE([.C29:.C40])" office:value-type="float" office:value="202.166666666667" calcext:value-type="float">
            <text:p>202,1666666667</text:p>
          </table:table-cell>
          <table:table-cell table:formula="of:=[.E40]-[.D40]" office:value-type="float" office:value="85.3382506546416" calcext:value-type="float">
            <text:p>85,3382506546</text:p>
          </table:table-cell>
          <table:table-cell table:formula="of:=[.E40]-[.E28]" office:value-type="float" office:value="158.333333333333" calcext:value-type="float">
            <text:p>158,33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340" calcext:value-type="float">
            <text:p>340</text:p>
          </table:table-cell>
          <table:table-cell table:formula="of:=IF([.B41];[.B41];0)" office:value-type="float" office:value="340" calcext:value-type="float">
            <text:p>340</text:p>
          </table:table-cell>
          <table:table-cell table:formula="of:=COM.MICROSOFT.STDEV.S([.C30:.C41])" office:value-type="float" office:value="112.257381480995" calcext:value-type="float">
            <text:p>112,257381481</text:p>
          </table:table-cell>
          <table:table-cell table:formula="of:=AVERAGE([.C30:.C41])" office:value-type="float" office:value="226.416666666667" calcext:value-type="float">
            <text:p>226,4166666667</text:p>
          </table:table-cell>
          <table:table-cell table:formula="of:=[.E41]-[.D41]" office:value-type="float" office:value="114.159285185671" calcext:value-type="float">
            <text:p>114,1592851857</text:p>
          </table:table-cell>
          <table:table-cell table:formula="of:=[.E41]-[.E29]"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 office:value-type="float" office:value="341" calcext:value-type="float">
            <text:p>341</text:p>
          </table:table-cell>
          <table:table-cell table:formula="of:=IF([.B42];[.B42];0)" office:value-type="float" office:value="341" calcext:value-type="float">
            <text:p>341</text:p>
          </table:table-cell>
          <table:table-cell table:formula="of:=COM.MICROSOFT.STDEV.S([.C31:.C42])" office:value-type="float" office:value="101.965680500843" calcext:value-type="float">
            <text:p>101,9656805008</text:p>
          </table:table-cell>
          <table:table-cell table:formula="of:=AVERAGE([.C31:.C42])" office:value-type="float" office:value="250.5" calcext:value-type="float">
            <text:p>250,5</text:p>
          </table:table-cell>
          <table:table-cell table:formula="of:=[.E42]-[.D42]" office:value-type="float" office:value="148.534319499157" calcext:value-type="float">
            <text:p>148,5343194992</text:p>
          </table:table-cell>
          <table:table-cell table:formula="of:=[.E42]-[.E30]" office:value-type="float" office:value="205.25" calcext:value-type="float">
            <text:p>205,25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 office:value-type="float" office:value="343" calcext:value-type="float">
            <text:p>343</text:p>
          </table:table-cell>
          <table:table-cell table:formula="of:=IF([.B43];[.B43];0)" office:value-type="float" office:value="343" calcext:value-type="float">
            <text:p>343</text:p>
          </table:table-cell>
          <table:table-cell table:formula="of:=COM.MICROSOFT.STDEV.S([.C32:.C43])" office:value-type="float" office:value="84.7982900771" calcext:value-type="float">
            <text:p>84,7982900771</text:p>
          </table:table-cell>
          <table:table-cell table:formula="of:=AVERAGE([.C32:.C43])" office:value-type="float" office:value="274.25" calcext:value-type="float">
            <text:p>274,25</text:p>
          </table:table-cell>
          <table:table-cell table:formula="of:=[.E43]-[.D43]" office:value-type="float" office:value="189.4517099229" calcext:value-type="float">
            <text:p>189,4517099229</text:p>
          </table:table-cell>
          <table:table-cell table:formula="of:=[.E43]-[.E31]" office:value-type="float" office:value="227.666666666667" calcext:value-type="float">
            <text:p>227,6666666667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346" calcext:value-type="float">
            <text:p>346</text:p>
          </table:table-cell>
          <table:table-cell table:formula="of:=IF([.B44];[.B44];0)" office:value-type="float" office:value="346" calcext:value-type="float">
            <text:p>346</text:p>
          </table:table-cell>
          <table:table-cell table:formula="of:=COM.MICROSOFT.STDEV.S([.C33:.C44])" office:value-type="float" office:value="52.7172992134805" calcext:value-type="float">
            <text:p>52,7172992135</text:p>
          </table:table-cell>
          <table:table-cell table:formula="of:=AVERAGE([.C33:.C44])" office:value-type="float" office:value="298.25" calcext:value-type="float">
            <text:p>298,25</text:p>
          </table:table-cell>
          <table:table-cell table:formula="of:=[.E44]-[.D44]" office:value-type="float" office:value="245.532700786519" calcext:value-type="float">
            <text:p>245,5327007865</text:p>
          </table:table-cell>
          <table:table-cell table:formula="of:=[.E44]-[.E32]" office:value-type="float" office:value="250.333333333333" calcext:value-type="float">
            <text:p>250,3333333333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 office:value-type="float" office:value="348" calcext:value-type="float">
            <text:p>348</text:p>
          </table:table-cell>
          <table:table-cell table:formula="of:=IF([.B45];[.B45];0)" office:value-type="float" office:value="348" calcext:value-type="float">
            <text:p>348</text:p>
          </table:table-cell>
          <table:table-cell table:formula="of:=COM.MICROSOFT.STDEV.S([.C34:.C45])" office:value-type="float" office:value="41.5637516899696" calcext:value-type="float">
            <text:p>41,56375169</text:p>
          </table:table-cell>
          <table:table-cell table:formula="of:=AVERAGE([.C34:.C45])" office:value-type="float" office:value="311.5" calcext:value-type="float">
            <text:p>311,5</text:p>
          </table:table-cell>
          <table:table-cell table:formula="of:=[.E45]-[.D45]" office:value-type="float" office:value="269.93624831003" calcext:value-type="float">
            <text:p>269,93624831</text:p>
          </table:table-cell>
          <table:table-cell table:formula="of:=[.E45]-[.E33]" office:value-type="float" office:value="251.333333333333" calcext:value-type="float">
            <text:p>251,3333333333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 office:value-type="float" office:value="349" calcext:value-type="float">
            <text:p>349</text:p>
          </table:table-cell>
          <table:table-cell table:formula="of:=IF([.B46];[.B46];0)" office:value-type="float" office:value="349" calcext:value-type="float">
            <text:p>349</text:p>
          </table:table-cell>
          <table:table-cell table:formula="of:=COM.MICROSOFT.STDEV.S([.C35:.C46])" office:value-type="float" office:value="24.0712326735513" calcext:value-type="float">
            <text:p>24,0712326736</text:p>
          </table:table-cell>
          <table:table-cell table:formula="of:=AVERAGE([.C35:.C46])" office:value-type="float" office:value="323.833333333333" calcext:value-type="float">
            <text:p>323,8333333333</text:p>
          </table:table-cell>
          <table:table-cell table:formula="of:=[.E46]-[.D46]" office:value-type="float" office:value="299.762100659782" calcext:value-type="float">
            <text:p>299,7621006598</text:p>
          </table:table-cell>
          <table:table-cell table:formula="of:=[.E46]-[.E34]" office:value-type="float" office:value="250.416666666667" calcext:value-type="float">
            <text:p>250,4166666667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 office:value-type="float" office:value="349" calcext:value-type="float">
            <text:p>349</text:p>
          </table:table-cell>
          <table:table-cell table:formula="of:=IF([.B47];[.B47];0)" office:value-type="float" office:value="349" calcext:value-type="float">
            <text:p>349</text:p>
          </table:table-cell>
          <table:table-cell table:formula="of:=COM.MICROSOFT.STDEV.S([.C36:.C47])" office:value-type="float" office:value="22.3478017358362" calcext:value-type="float">
            <text:p>22,3478017358</text:p>
          </table:table-cell>
          <table:table-cell table:formula="of:=AVERAGE([.C36:.C47])" office:value-type="float" office:value="328.833333333333" calcext:value-type="float">
            <text:p>328,8333333333</text:p>
          </table:table-cell>
          <table:table-cell table:formula="of:=[.E47]-[.D47]" office:value-type="float" office:value="306.485531597497" calcext:value-type="float">
            <text:p>306,4855315975</text:p>
          </table:table-cell>
          <table:table-cell table:formula="of:=[.E47]-[.E35]" office:value-type="float" office:value="234.916666666667" calcext:value-type="float">
            <text:p>234,91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 office:value-type="float" office:value="349" calcext:value-type="float">
            <text:p>349</text:p>
          </table:table-cell>
          <table:table-cell table:formula="of:=IF([.B48];[.B48];0)" office:value-type="float" office:value="349" calcext:value-type="float">
            <text:p>349</text:p>
          </table:table-cell>
          <table:table-cell table:formula="of:=COM.MICROSOFT.STDEV.S([.C37:.C48])" office:value-type="float" office:value="19.7090580621442" calcext:value-type="float">
            <text:p>19,7090580621</text:p>
          </table:table-cell>
          <table:table-cell table:formula="of:=AVERAGE([.C37:.C48])" office:value-type="float" office:value="333.583333333333" calcext:value-type="float">
            <text:p>333,5833333333</text:p>
          </table:table-cell>
          <table:table-cell table:formula="of:=[.E48]-[.D48]" office:value-type="float" office:value="313.874275271189" calcext:value-type="float">
            <text:p>313,8742752712</text:p>
          </table:table-cell>
          <table:table-cell table:formula="of:=[.E48]-[.E36]" office:value-type="float" office:value="218.916666666667" calcext:value-type="float">
            <text:p>218,9166666667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 office:value-type="float" office:value="349" calcext:value-type="float">
            <text:p>349</text:p>
          </table:table-cell>
          <table:table-cell table:formula="of:=IF([.B49];[.B49];0)" office:value-type="float" office:value="349" calcext:value-type="float">
            <text:p>349</text:p>
          </table:table-cell>
          <table:table-cell table:formula="of:=COM.MICROSOFT.STDEV.S([.C38:.C49])" office:value-type="float" office:value="16.1357874416973" calcext:value-type="float">
            <text:p>16,1357874417</text:p>
          </table:table-cell>
          <table:table-cell table:formula="of:=AVERAGE([.C38:.C49])" office:value-type="float" office:value="338" calcext:value-type="float">
            <text:p>338</text:p>
          </table:table-cell>
          <table:table-cell table:formula="of:=[.E49]-[.D49]" office:value-type="float" office:value="321.864212558303" calcext:value-type="float">
            <text:p>321,8642125583</text:p>
          </table:table-cell>
          <table:table-cell table:formula="of:=[.E49]-[.E37]" office:value-type="float" office:value="202.416666666667" calcext:value-type="float">
            <text:p>202,4166666667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349" calcext:value-type="float">
            <text:p>349</text:p>
          </table:table-cell>
          <table:table-cell table:formula="of:=IF([.B50];[.B50];0)" office:value-type="float" office:value="349" calcext:value-type="float">
            <text:p>349</text:p>
          </table:table-cell>
          <table:table-cell table:formula="of:=COM.MICROSOFT.STDEV.S([.C39:.C50])" office:value-type="float" office:value="10.6841712430827" calcext:value-type="float">
            <text:p>10,6841712431</text:p>
          </table:table-cell>
          <table:table-cell table:formula="of:=AVERAGE([.C39:.C50])" office:value-type="float" office:value="342.166666666667" calcext:value-type="float">
            <text:p>342,1666666667</text:p>
          </table:table-cell>
          <table:table-cell table:formula="of:=[.E50]-[.D50]" office:value-type="float" office:value="331.482495423584" calcext:value-type="float">
            <text:p>331,4824954236</text:p>
          </table:table-cell>
          <table:table-cell table:formula="of:=[.E50]-[.E38]" office:value-type="float" office:value="185.416666666667" calcext:value-type="float">
            <text:p>185,41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 office:value-type="float" office:value="350" calcext:value-type="float">
            <text:p>350</text:p>
          </table:table-cell>
          <table:table-cell table:formula="of:=IF([.B51];[.B51];0)" office:value-type="float" office:value="350" calcext:value-type="float">
            <text:p>350</text:p>
          </table:table-cell>
          <table:table-cell table:formula="of:=COM.MICROSOFT.STDEV.S([.C40:.C51])" office:value-type="float" office:value="6.14718462288866" calcext:value-type="float">
            <text:p>6,1471846229</text:p>
          </table:table-cell>
          <table:table-cell table:formula="of:=AVERAGE([.C40:.C51])" office:value-type="float" office:value="345.166666666667" calcext:value-type="float">
            <text:p>345,1666666667</text:p>
          </table:table-cell>
          <table:table-cell table:formula="of:=[.E51]-[.D51]" office:value-type="float" office:value="339.019482043778" calcext:value-type="float">
            <text:p>339,0194820438</text:p>
          </table:table-cell>
          <table:table-cell table:formula="of:=[.E51]-[.E39]" office:value-type="float" office:value="166.333333333333" calcext:value-type="float">
            <text:p>166,3333333333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 office:value-type="float" office:value="355" calcext:value-type="float">
            <text:p>355</text:p>
          </table:table-cell>
          <table:table-cell table:formula="of:=IF([.B52];[.B52];0)" office:value-type="float" office:value="355" calcext:value-type="float">
            <text:p>355</text:p>
          </table:table-cell>
          <table:table-cell table:formula="of:=COM.MICROSOFT.STDEV.S([.C41:.C52])" office:value-type="float" office:value="4.20677663977655" calcext:value-type="float">
            <text:p>4,2067766398</text:p>
          </table:table-cell>
          <table:table-cell table:formula="of:=AVERAGE([.C41:.C52])" office:value-type="float" office:value="347.333333333333" calcext:value-type="float">
            <text:p>347,3333333333</text:p>
          </table:table-cell>
          <table:table-cell table:formula="of:=[.E52]-[.D52]" office:value-type="float" office:value="343.126556693557" calcext:value-type="float">
            <text:p>343,1265566936</text:p>
          </table:table-cell>
          <table:table-cell table:formula="of:=[.E52]-[.E40]" office:value-type="float" office:value="145.166666666667" calcext:value-type="float">
            <text:p>145,1666666667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357" calcext:value-type="float">
            <text:p>357</text:p>
          </table:table-cell>
          <table:table-cell table:formula="of:=IF([.B53];[.B53];0)" office:value-type="float" office:value="357" calcext:value-type="float">
            <text:p>357</text:p>
          </table:table-cell>
          <table:table-cell table:formula="of:=COM.MICROSOFT.STDEV.S([.C42:.C53])" office:value-type="float" office:value="4.37191449637757" calcext:value-type="float">
            <text:p>4,3719144964</text:p>
          </table:table-cell>
          <table:table-cell table:formula="of:=AVERAGE([.C42:.C53])" office:value-type="float" office:value="348.75" calcext:value-type="float">
            <text:p>348,75</text:p>
          </table:table-cell>
          <table:table-cell table:formula="of:=[.E53]-[.D53]" office:value-type="float" office:value="344.378085503622" calcext:value-type="float">
            <text:p>344,3780855036</text:p>
          </table:table-cell>
          <table:table-cell table:formula="of:=[.E53]-[.E41]" office:value-type="float" office:value="122.333333333333" calcext:value-type="float">
            <text:p>122,3333333333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 office:value-type="float" office:value="357" calcext:value-type="float">
            <text:p>357</text:p>
          </table:table-cell>
          <table:table-cell table:formula="of:=IF([.B54];[.B54];0)" office:value-type="float" office:value="357" calcext:value-type="float">
            <text:p>357</text:p>
          </table:table-cell>
          <table:table-cell table:formula="of:=COM.MICROSOFT.STDEV.S([.C43:.C54])" office:value-type="float" office:value="4.23101821687347" calcext:value-type="float">
            <text:p>4,2310182169</text:p>
          </table:table-cell>
          <table:table-cell table:formula="of:=AVERAGE([.C43:.C54])" office:value-type="float" office:value="350.083333333333" calcext:value-type="float">
            <text:p>350,0833333333</text:p>
          </table:table-cell>
          <table:table-cell table:formula="of:=[.E54]-[.D54]" office:value-type="float" office:value="345.85231511646" calcext:value-type="float">
            <text:p>345,8523151165</text:p>
          </table:table-cell>
          <table:table-cell table:formula="of:=[.E54]-[.E42]" office:value-type="float" office:value="99.5833333333333" calcext:value-type="float">
            <text:p>99,58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 office:value-type="float" office:value="358" calcext:value-type="float">
            <text:p>358</text:p>
          </table:table-cell>
          <table:table-cell table:formula="of:=IF([.B55];[.B55];0)" office:value-type="float" office:value="358" calcext:value-type="float">
            <text:p>358</text:p>
          </table:table-cell>
          <table:table-cell table:formula="of:=COM.MICROSOFT.STDEV.S([.C44:.C55])" office:value-type="float" office:value="4.16333199893227" calcext:value-type="float">
            <text:p>4,1633319989</text:p>
          </table:table-cell>
          <table:table-cell table:formula="of:=AVERAGE([.C44:.C55])" office:value-type="float" office:value="351.333333333333" calcext:value-type="float">
            <text:p>351,3333333333</text:p>
          </table:table-cell>
          <table:table-cell table:formula="of:=[.E55]-[.D55]" office:value-type="float" office:value="347.170001334401" calcext:value-type="float">
            <text:p>347,1700013344</text:p>
          </table:table-cell>
          <table:table-cell table:formula="of:=[.E55]-[.E43]" office:value-type="float" office:value="77.0833333333333" calcext:value-type="float">
            <text:p>77,0833333333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 office:value-type="float" office:value="358" calcext:value-type="float">
            <text:p>358</text:p>
          </table:table-cell>
          <table:table-cell table:formula="of:=IF([.B56];[.B56];0)" office:value-type="float" office:value="358" calcext:value-type="float">
            <text:p>358</text:p>
          </table:table-cell>
          <table:table-cell table:formula="of:=COM.MICROSOFT.STDEV.S([.C45:.C56])" office:value-type="float" office:value="4.20677663977655" calcext:value-type="float">
            <text:p>4,2067766398</text:p>
          </table:table-cell>
          <table:table-cell table:formula="of:=AVERAGE([.C45:.C56])" office:value-type="float" office:value="352.333333333333" calcext:value-type="float">
            <text:p>352,3333333333</text:p>
          </table:table-cell>
          <table:table-cell table:formula="of:=[.E56]-[.D56]" office:value-type="float" office:value="348.126556693557" calcext:value-type="float">
            <text:p>348,1265566936</text:p>
          </table:table-cell>
          <table:table-cell table:formula="of:=[.E56]-[.E44]" office:value-type="float" office:value="54.0833333333333" calcext:value-type="float">
            <text:p>54,0833333333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 office:value-type="float" office:value="358" calcext:value-type="float">
            <text:p>358</text:p>
          </table:table-cell>
          <table:table-cell table:formula="of:=IF([.B57];[.B57];0)" office:value-type="float" office:value="358" calcext:value-type="float">
            <text:p>358</text:p>
          </table:table-cell>
          <table:table-cell table:formula="of:=COM.MICROSOFT.STDEV.S([.C46:.C57])" office:value-type="float" office:value="4.260459500044" calcext:value-type="float">
            <text:p>4,2604595</text:p>
          </table:table-cell>
          <table:table-cell table:formula="of:=AVERAGE([.C46:.C57])" office:value-type="float" office:value="353.166666666667" calcext:value-type="float">
            <text:p>353,1666666667</text:p>
          </table:table-cell>
          <table:table-cell table:formula="of:=[.E57]-[.D57]" office:value-type="float" office:value="348.906207166623" calcext:value-type="float">
            <text:p>348,9062071666</text:p>
          </table:table-cell>
          <table:table-cell table:formula="of:=[.E57]-[.E45]" office:value-type="float" office:value="41.6666666666667" calcext:value-type="float">
            <text:p>41,6666666667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 office:value-type="float" office:value="358" calcext:value-type="float">
            <text:p>358</text:p>
          </table:table-cell>
          <table:table-cell table:formula="of:=IF([.B58];[.B58];0)" office:value-type="float" office:value="358" calcext:value-type="float">
            <text:p>358</text:p>
          </table:table-cell>
          <table:table-cell table:formula="of:=COM.MICROSOFT.STDEV.S([.C47:.C58])" office:value-type="float" office:value="4.25245027405769" calcext:value-type="float">
            <text:p>4,2524502741</text:p>
          </table:table-cell>
          <table:table-cell table:formula="of:=AVERAGE([.C47:.C58])" office:value-type="float" office:value="353.916666666667" calcext:value-type="float">
            <text:p>353,9166666667</text:p>
          </table:table-cell>
          <table:table-cell table:formula="of:=[.E58]-[.D58]" office:value-type="float" office:value="349.664216392609" calcext:value-type="float">
            <text:p>349,6642163926</text:p>
          </table:table-cell>
          <table:table-cell table:formula="of:=[.E58]-[.E46]" office:value-type="float" office:value="30.0833333333334" calcext:value-type="float">
            <text:p>30,083333333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 office:value-type="float" office:value="360" calcext:value-type="float">
            <text:p>360</text:p>
          </table:table-cell>
          <table:table-cell table:formula="of:=IF([.B59];[.B59];0)" office:value-type="float" office:value="360" calcext:value-type="float">
            <text:p>360</text:p>
          </table:table-cell>
          <table:table-cell table:formula="of:=COM.MICROSOFT.STDEV.S([.C48:.C59])" office:value-type="float" office:value="4.28174419288838" calcext:value-type="float">
            <text:p>4,2817441929</text:p>
          </table:table-cell>
          <table:table-cell table:formula="of:=AVERAGE([.C48:.C59])" office:value-type="float" office:value="354.833333333333" calcext:value-type="float">
            <text:p>354,8333333333</text:p>
          </table:table-cell>
          <table:table-cell table:formula="of:=[.E59]-[.D59]" office:value-type="float" office:value="350.551589140445" calcext:value-type="float">
            <text:p>350,5515891404</text:p>
          </table:table-cell>
          <table:table-cell table:formula="of:=[.E59]-[.E47]"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 office:value-type="float" office:value="363" calcext:value-type="float">
            <text:p>363</text:p>
          </table:table-cell>
          <table:table-cell table:formula="of:=IF([.B60];[.B60];0)" office:value-type="float" office:value="363" calcext:value-type="float">
            <text:p>363</text:p>
          </table:table-cell>
          <table:table-cell table:formula="of:=COM.MICROSOFT.STDEV.S([.C49:.C60])" office:value-type="float" office:value="4.45176165334374" calcext:value-type="float">
            <text:p>4,4517616533</text:p>
          </table:table-cell>
          <table:table-cell table:formula="of:=AVERAGE([.C49:.C60])" office:value-type="float" office:value="356" calcext:value-type="float">
            <text:p>356</text:p>
          </table:table-cell>
          <table:table-cell table:formula="of:=[.E60]-[.D60]" office:value-type="float" office:value="351.548238346656" calcext:value-type="float">
            <text:p>351,5482383467</text:p>
          </table:table-cell>
          <table:table-cell table:formula="of:=[.E60]-[.E48]" office:value-type="float" office:value="22.4166666666667" calcext:value-type="float">
            <text:p>22,4166666667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 office:value-type="float" office:value="364" calcext:value-type="float">
            <text:p>364</text:p>
          </table:table-cell>
          <table:table-cell table:formula="of:=IF([.B61];[.B61];0)" office:value-type="float" office:value="364" calcext:value-type="float">
            <text:p>364</text:p>
          </table:table-cell>
          <table:table-cell table:formula="of:=COM.MICROSOFT.STDEV.S([.C50:.C61])" office:value-type="float" office:value="4.41330632601825" calcext:value-type="float">
            <text:p>4,413306326</text:p>
          </table:table-cell>
          <table:table-cell table:formula="of:=AVERAGE([.C50:.C61])" office:value-type="float" office:value="357.25" calcext:value-type="float">
            <text:p>357,25</text:p>
          </table:table-cell>
          <table:table-cell table:formula="of:=[.E61]-[.D61]" office:value-type="float" office:value="352.836693673982" calcext:value-type="float">
            <text:p>352,836693674</text:p>
          </table:table-cell>
          <table:table-cell table:formula="of:=[.E61]-[.E49]" office:value-type="float" office:value="19.25" calcext:value-type="float">
            <text:p>19,2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 office:value-type="float" office:value="392" calcext:value-type="float">
            <text:p>392</text:p>
          </table:table-cell>
          <table:table-cell table:formula="of:=IF([.B62];[.B62];0)" office:value-type="float" office:value="392" calcext:value-type="float">
            <text:p>392</text:p>
          </table:table-cell>
          <table:table-cell table:formula="of:=COM.MICROSOFT.STDEV.S([.C51:.C62])" office:value-type="float" office:value="10.4432086094555" calcext:value-type="float">
            <text:p>10,4432086095</text:p>
          </table:table-cell>
          <table:table-cell table:formula="of:=AVERAGE([.C51:.C62])" office:value-type="float" office:value="360.833333333333" calcext:value-type="float">
            <text:p>360,8333333333</text:p>
          </table:table-cell>
          <table:table-cell table:formula="of:=[.E62]-[.D62]" office:value-type="float" office:value="350.390124723878" calcext:value-type="float">
            <text:p>350,3901247239</text:p>
          </table:table-cell>
          <table:table-cell table:formula="of:=[.E62]-[.E50]" office:value-type="float" office:value="18.6666666666666" calcext:value-type="float">
            <text:p>18,6666666667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398" calcext:value-type="float">
            <text:p>398</text:p>
          </table:table-cell>
          <table:table-cell table:formula="of:=IF([.B63];[.B63];0)" office:value-type="float" office:value="398" calcext:value-type="float">
            <text:p>398</text:p>
          </table:table-cell>
          <table:table-cell table:formula="of:=COM.MICROSOFT.STDEV.S([.C52:.C63])" office:value-type="float" office:value="14.3706350421668" calcext:value-type="float">
            <text:p>14,3706350422</text:p>
          </table:table-cell>
          <table:table-cell table:formula="of:=AVERAGE([.C52:.C63])" office:value-type="float" office:value="364.833333333333" calcext:value-type="float">
            <text:p>364,8333333333</text:p>
          </table:table-cell>
          <table:table-cell table:formula="of:=[.E63]-[.D63]" office:value-type="float" office:value="350.462698291167" calcext:value-type="float">
            <text:p>350,4626982912</text:p>
          </table:table-cell>
          <table:table-cell table:formula="of:=[.E63]-[.E51]" office:value-type="float" office:value="19.6666666666666" calcext:value-type="float">
            <text:p>19,66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 office:value-type="float" office:value="402" calcext:value-type="float">
            <text:p>402</text:p>
          </table:table-cell>
          <table:table-cell table:formula="of:=IF([.B64];[.B64];0)" office:value-type="float" office:value="402" calcext:value-type="float">
            <text:p>402</text:p>
          </table:table-cell>
          <table:table-cell table:formula="of:=COM.MICROSOFT.STDEV.S([.C53:.C64])" office:value-type="float" office:value="17.5090885490417" calcext:value-type="float">
            <text:p>17,509088549</text:p>
          </table:table-cell>
          <table:table-cell table:formula="of:=AVERAGE([.C53:.C64])" office:value-type="float" office:value="368.75" calcext:value-type="float">
            <text:p>368,75</text:p>
          </table:table-cell>
          <table:table-cell table:formula="of:=[.E64]-[.D64]" office:value-type="float" office:value="351.240911450958" calcext:value-type="float">
            <text:p>351,240911451</text:p>
          </table:table-cell>
          <table:table-cell table:formula="of:=[.E64]-[.E52]" office:value-type="float" office:value="21.4166666666667" calcext:value-type="float">
            <text:p>21,4166666667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 office:value-type="float" office:value="404" calcext:value-type="float">
            <text:p>404</text:p>
          </table:table-cell>
          <table:table-cell table:formula="of:=IF([.B65];[.B65];0)" office:value-type="float" office:value="404" calcext:value-type="float">
            <text:p>404</text:p>
          </table:table-cell>
          <table:table-cell table:formula="of:=COM.MICROSOFT.STDEV.S([.C54:.C65])" office:value-type="float" office:value="19.7545545189565" calcext:value-type="float">
            <text:p>19,754554519</text:p>
          </table:table-cell>
          <table:table-cell table:formula="of:=AVERAGE([.C54:.C65])" office:value-type="float" office:value="372.666666666667" calcext:value-type="float">
            <text:p>372,6666666667</text:p>
          </table:table-cell>
          <table:table-cell table:formula="of:=[.E65]-[.D65]" office:value-type="float" office:value="352.91211214771" calcext:value-type="float">
            <text:p>352,9121121477</text:p>
          </table:table-cell>
          <table:table-cell table:formula="of:=[.E65]-[.E53]" office:value-type="float" office:value="23.9166666666667" calcext:value-type="float">
            <text:p>23,91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 office:value-type="float" office:value="409" calcext:value-type="float">
            <text:p>409</text:p>
          </table:table-cell>
          <table:table-cell table:formula="of:=IF([.B66];[.B66];0)" office:value-type="float" office:value="409" calcext:value-type="float">
            <text:p>409</text:p>
          </table:table-cell>
          <table:table-cell table:formula="of:=COM.MICROSOFT.STDEV.S([.C55:.C66])" office:value-type="float" office:value="21.6206971546836" calcext:value-type="float">
            <text:p>21,6206971547</text:p>
          </table:table-cell>
          <table:table-cell table:formula="of:=AVERAGE([.C55:.C66])" office:value-type="float" office:value="377" calcext:value-type="float">
            <text:p>377</text:p>
          </table:table-cell>
          <table:table-cell table:formula="of:=[.E66]-[.D66]" office:value-type="float" office:value="355.379302845316" calcext:value-type="float">
            <text:p>355,3793028453</text:p>
          </table:table-cell>
          <table:table-cell table:formula="of:=[.E66]-[.E54]" office:value-type="float" office:value="26.9166666666667" calcext:value-type="float">
            <text:p>26,91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 office:value-type="float" office:value="410" calcext:value-type="float">
            <text:p>410</text:p>
          </table:table-cell>
          <table:table-cell table:formula="of:=IF([.B67];[.B67];0)" office:value-type="float" office:value="410" calcext:value-type="float">
            <text:p>410</text:p>
          </table:table-cell>
          <table:table-cell table:formula="of:=COM.MICROSOFT.STDEV.S([.C56:.C67])" office:value-type="float" office:value="22.6528478375571" calcext:value-type="float">
            <text:p>22,6528478376</text:p>
          </table:table-cell>
          <table:table-cell table:formula="of:=AVERAGE([.C56:.C67])" office:value-type="float" office:value="381.333333333333" calcext:value-type="float">
            <text:p>381,3333333333</text:p>
          </table:table-cell>
          <table:table-cell table:formula="of:=[.E67]-[.D67]" office:value-type="float" office:value="358.680485495776" calcext:value-type="float">
            <text:p>358,6804854958</text:p>
          </table:table-cell>
          <table:table-cell table:formula="of:=[.E67]-[.E55]" office:value-type="float" office:value="30" calcext:value-type="float">
            <text:p>30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 office:value-type="float" office:value="414" calcext:value-type="float">
            <text:p>414</text:p>
          </table:table-cell>
          <table:table-cell table:formula="of:=IF([.B68];[.B68];0)" office:value-type="float" office:value="414" calcext:value-type="float">
            <text:p>414</text:p>
          </table:table-cell>
          <table:table-cell table:formula="of:=COM.MICROSOFT.STDEV.S([.C57:.C68])" office:value-type="float" office:value="23.1712988610714" calcext:value-type="float">
            <text:p>23,1712988611</text:p>
          </table:table-cell>
          <table:table-cell table:formula="of:=AVERAGE([.C57:.C68])" office:value-type="float" office:value="386" calcext:value-type="float">
            <text:p>386</text:p>
          </table:table-cell>
          <table:table-cell table:formula="of:=[.E68]-[.D68]" office:value-type="float" office:value="362.828701138929" calcext:value-type="float">
            <text:p>362,8287011389</text:p>
          </table:table-cell>
          <table:table-cell table:formula="of:=[.E68]-[.E56]" office:value-type="float" office:value="33.6666666666667" calcext:value-type="float">
            <text:p>33,6666666667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 office:value-type="float" office:value="414" calcext:value-type="float">
            <text:p>414</text:p>
          </table:table-cell>
          <table:table-cell table:formula="of:=IF([.B69];[.B69];0)" office:value-type="float" office:value="414" calcext:value-type="float">
            <text:p>414</text:p>
          </table:table-cell>
          <table:table-cell table:formula="of:=COM.MICROSOFT.STDEV.S([.C58:.C69])" office:value-type="float" office:value="22.6528478375571" calcext:value-type="float">
            <text:p>22,6528478376</text:p>
          </table:table-cell>
          <table:table-cell table:formula="of:=AVERAGE([.C58:.C69])" office:value-type="float" office:value="390.666666666667" calcext:value-type="float">
            <text:p>390,6666666667</text:p>
          </table:table-cell>
          <table:table-cell table:formula="of:=[.E69]-[.D69]" office:value-type="float" office:value="368.01381882911" calcext:value-type="float">
            <text:p>368,0138188291</text:p>
          </table:table-cell>
          <table:table-cell table:formula="of:=[.E69]-[.E57]" office:value-type="float" office:value="37.5" calcext:value-type="float">
            <text:p>37,5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415" calcext:value-type="float">
            <text:p>415</text:p>
          </table:table-cell>
          <table:table-cell table:formula="of:=IF([.B70];[.B70];0)" office:value-type="float" office:value="415" calcext:value-type="float">
            <text:p>415</text:p>
          </table:table-cell>
          <table:table-cell table:formula="of:=COM.MICROSOFT.STDEV.S([.C59:.C70])" office:value-type="float" office:value="21.1034608679728" calcext:value-type="float">
            <text:p>21,103460868</text:p>
          </table:table-cell>
          <table:table-cell table:formula="of:=AVERAGE([.C59:.C70])" office:value-type="float" office:value="395.416666666667" calcext:value-type="float">
            <text:p>395,4166666667</text:p>
          </table:table-cell>
          <table:table-cell table:formula="of:=[.E70]-[.D70]" office:value-type="float" office:value="374.313205798694" calcext:value-type="float">
            <text:p>374,3132057987</text:p>
          </table:table-cell>
          <table:table-cell table:formula="of:=[.E70]-[.E58]" office:value-type="float" office:value="41.5" calcext:value-type="float">
            <text:p>41,5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 office:value-type="float" office:value="427" calcext:value-type="float">
            <text:p>427</text:p>
          </table:table-cell>
          <table:table-cell table:formula="of:=IF([.B71];[.B71];0)" office:value-type="float" office:value="427" calcext:value-type="float">
            <text:p>427</text:p>
          </table:table-cell>
          <table:table-cell table:formula="of:=COM.MICROSOFT.STDEV.S([.C60:.C71])" office:value-type="float" office:value="19.6977156035922" calcext:value-type="float">
            <text:p>19,6977156036</text:p>
          </table:table-cell>
          <table:table-cell table:formula="of:=AVERAGE([.C60:.C71])" office:value-type="float" office:value="401" calcext:value-type="float">
            <text:p>401</text:p>
          </table:table-cell>
          <table:table-cell table:formula="of:=[.E71]-[.D71]" office:value-type="float" office:value="381.302284396408" calcext:value-type="float">
            <text:p>381,3022843964</text:p>
          </table:table-cell>
          <table:table-cell table:formula="of:=[.E71]-[.E59]" office:value-type="float" office:value="46.1666666666667" calcext:value-type="float">
            <text:p>46,1666666667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440" calcext:value-type="float">
            <text:p>440</text:p>
          </table:table-cell>
          <table:table-cell table:formula="of:=IF([.B72];[.B72];0)" office:value-type="float" office:value="440" calcext:value-type="float">
            <text:p>440</text:p>
          </table:table-cell>
          <table:table-cell table:formula="of:=COM.MICROSOFT.STDEV.S([.C61:.C72])" office:value-type="float" office:value="18.7105139783314" calcext:value-type="float">
            <text:p>18,7105139783</text:p>
          </table:table-cell>
          <table:table-cell table:formula="of:=AVERAGE([.C61:.C72])" office:value-type="float" office:value="407.416666666667" calcext:value-type="float">
            <text:p>407,4166666667</text:p>
          </table:table-cell>
          <table:table-cell table:formula="of:=[.E72]-[.D72]" office:value-type="float" office:value="388.706152688335" calcext:value-type="float">
            <text:p>388,7061526883</text:p>
          </table:table-cell>
          <table:table-cell table:formula="of:=[.E72]-[.E60]" office:value-type="float" office:value="51.4166666666667" calcext:value-type="float">
            <text:p>51,4166666667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454" calcext:value-type="float">
            <text:p>454</text:p>
          </table:table-cell>
          <table:table-cell table:formula="of:=IF([.B73];[.B73];0)" office:value-type="float" office:value="454" calcext:value-type="float">
            <text:p>454</text:p>
          </table:table-cell>
          <table:table-cell table:formula="of:=COM.MICROSOFT.STDEV.S([.C62:.C73])" office:value-type="float" office:value="17.7377785497166" calcext:value-type="float">
            <text:p>17,7377785497</text:p>
          </table:table-cell>
          <table:table-cell table:formula="of:=AVERAGE([.C62:.C73])" office:value-type="float" office:value="414.916666666667" calcext:value-type="float">
            <text:p>414,9166666667</text:p>
          </table:table-cell>
          <table:table-cell table:formula="of:=[.E73]-[.D73]" office:value-type="float" office:value="397.17888811695" calcext:value-type="float">
            <text:p>397,178888117</text:p>
          </table:table-cell>
          <table:table-cell table:formula="of:=[.E73]-[.E61]" office:value-type="float" office:value="57.6666666666667" calcext:value-type="float">
            <text:p>57,6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472" calcext:value-type="float">
            <text:p>472</text:p>
          </table:table-cell>
          <table:table-cell table:formula="of:=IF([.B74];[.B74];0)" office:value-type="float" office:value="472" calcext:value-type="float">
            <text:p>472</text:p>
          </table:table-cell>
          <table:table-cell table:formula="of:=COM.MICROSOFT.STDEV.S([.C63:.C74])" office:value-type="float" office:value="22.6854311812403" calcext:value-type="float">
            <text:p>22,6854311812</text:p>
          </table:table-cell>
          <table:table-cell table:formula="of:=AVERAGE([.C63:.C74])" office:value-type="float" office:value="421.583333333333" calcext:value-type="float">
            <text:p>421,5833333333</text:p>
          </table:table-cell>
          <table:table-cell table:formula="of:=[.E74]-[.D74]" office:value-type="float" office:value="398.897902152093" calcext:value-type="float">
            <text:p>398,8979021521</text:p>
          </table:table-cell>
          <table:table-cell table:formula="of:=[.E74]-[.E62]" office:value-type="float" office:value="60.75" calcext:value-type="float">
            <text:p>60,75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 office:value-type="float" office:value="476" calcext:value-type="float">
            <text:p>476</text:p>
          </table:table-cell>
          <table:table-cell table:formula="of:=IF([.B75];[.B75];0)" office:value-type="float" office:value="476" calcext:value-type="float">
            <text:p>476</text:p>
          </table:table-cell>
          <table:table-cell table:formula="of:=COM.MICROSOFT.STDEV.S([.C64:.C75])" office:value-type="float" office:value="26.2140085149952" calcext:value-type="float">
            <text:p>26,214008515</text:p>
          </table:table-cell>
          <table:table-cell table:formula="of:=AVERAGE([.C64:.C75])" office:value-type="float" office:value="428.083333333333" calcext:value-type="float">
            <text:p>428,0833333333</text:p>
          </table:table-cell>
          <table:table-cell table:formula="of:=[.E75]-[.D75]" office:value-type="float" office:value="401.869324818338" calcext:value-type="float">
            <text:p>401,8693248183</text:p>
          </table:table-cell>
          <table:table-cell table:formula="of:=[.E75]-[.E63]" office:value-type="float" office:value="63.25" calcext:value-type="float">
            <text:p>63,25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 office:value-type="float" office:value="483" calcext:value-type="float">
            <text:p>483</text:p>
          </table:table-cell>
          <table:table-cell table:formula="of:=IF([.B76];[.B76];0)" office:value-type="float" office:value="483" calcext:value-type="float">
            <text:p>483</text:p>
          </table:table-cell>
          <table:table-cell table:formula="of:=COM.MICROSOFT.STDEV.S([.C65:.C76])" office:value-type="float" office:value="29.1511213984622" calcext:value-type="float">
            <text:p>29,1511213985</text:p>
          </table:table-cell>
          <table:table-cell table:formula="of:=AVERAGE([.C65:.C76])" office:value-type="float" office:value="434.833333333333" calcext:value-type="float">
            <text:p>434,8333333333</text:p>
          </table:table-cell>
          <table:table-cell table:formula="of:=[.E76]-[.D76]" office:value-type="float" office:value="405.682211934871" calcext:value-type="float">
            <text:p>405,6822119349</text:p>
          </table:table-cell>
          <table:table-cell table:formula="of:=[.E76]-[.E64]" office:value-type="float" office:value="66.0833333333333" calcext:value-type="float">
            <text:p>66,0833333333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 office:value-type="float" office:value="490" calcext:value-type="float">
            <text:p>490</text:p>
          </table:table-cell>
          <table:table-cell table:formula="of:=IF([.B77];[.B77];0)" office:value-type="float" office:value="490" calcext:value-type="float">
            <text:p>490</text:p>
          </table:table-cell>
          <table:table-cell table:formula="of:=COM.MICROSOFT.STDEV.S([.C66:.C77])" office:value-type="float" office:value="31.3687742827162" calcext:value-type="float">
            <text:p>31,3687742827</text:p>
          </table:table-cell>
          <table:table-cell table:formula="of:=AVERAGE([.C66:.C77])" office:value-type="float" office:value="442" calcext:value-type="float">
            <text:p>442</text:p>
          </table:table-cell>
          <table:table-cell table:formula="of:=[.E77]-[.D77]" office:value-type="float" office:value="410.631225717284" calcext:value-type="float">
            <text:p>410,6312257173</text:p>
          </table:table-cell>
          <table:table-cell table:formula="of:=[.E77]-[.E65]" office:value-type="float" office:value="69.3333333333333" calcext:value-type="float">
            <text:p>69,3333333333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490" calcext:value-type="float">
            <text:p>490</text:p>
          </table:table-cell>
          <table:table-cell table:formula="of:=IF([.B78];[.B78];0)" office:value-type="float" office:value="490" calcext:value-type="float">
            <text:p>490</text:p>
          </table:table-cell>
          <table:table-cell table:formula="of:=COM.MICROSOFT.STDEV.S([.C67:.C78])" office:value-type="float" office:value="32.322592717788" calcext:value-type="float">
            <text:p>32,3225927178</text:p>
          </table:table-cell>
          <table:table-cell table:formula="of:=AVERAGE([.C67:.C78])" office:value-type="float" office:value="448.75" calcext:value-type="float">
            <text:p>448,75</text:p>
          </table:table-cell>
          <table:table-cell table:formula="of:=[.E78]-[.D78]" office:value-type="float" office:value="416.427407282212" calcext:value-type="float">
            <text:p>416,4274072822</text:p>
          </table:table-cell>
          <table:table-cell table:formula="of:=[.E78]-[.E66]" office:value-type="float" office:value="71.75" calcext:value-type="float">
            <text:p>71,75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569" calcext:value-type="float">
            <text:p>569</text:p>
          </table:table-cell>
          <table:table-cell table:formula="of:=IF([.B79];[.B79];0)" office:value-type="float" office:value="569" calcext:value-type="float">
            <text:p>569</text:p>
          </table:table-cell>
          <table:table-cell table:formula="of:=COM.MICROSOFT.STDEV.S([.C68:.C79])" office:value-type="float" office:value="45.0696430790474" calcext:value-type="float">
            <text:p>45,069643079</text:p>
          </table:table-cell>
          <table:table-cell table:formula="of:=AVERAGE([.C68:.C79])" office:value-type="float" office:value="462" calcext:value-type="float">
            <text:p>462</text:p>
          </table:table-cell>
          <table:table-cell table:formula="of:=[.E79]-[.D79]" office:value-type="float" office:value="416.930356920953" calcext:value-type="float">
            <text:p>416,930356921</text:p>
          </table:table-cell>
          <table:table-cell table:formula="of:=[.E79]-[.E67]" office:value-type="float" office:value="80.6666666666667" calcext:value-type="float">
            <text:p>80,6666666667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 office:value-type="float" office:value="584" calcext:value-type="float">
            <text:p>584</text:p>
          </table:table-cell>
          <table:table-cell table:formula="of:=IF([.B80];[.B80];0)" office:value-type="float" office:value="584" calcext:value-type="float">
            <text:p>584</text:p>
          </table:table-cell>
          <table:table-cell table:formula="of:=COM.MICROSOFT.STDEV.S([.C69:.C80])" office:value-type="float" office:value="54.3688301968113" calcext:value-type="float">
            <text:p>54,3688301968</text:p>
          </table:table-cell>
          <table:table-cell table:formula="of:=AVERAGE([.C69:.C80])" office:value-type="float" office:value="476.166666666667" calcext:value-type="float">
            <text:p>476,1666666667</text:p>
          </table:table-cell>
          <table:table-cell table:formula="of:=[.E80]-[.D80]" office:value-type="float" office:value="421.797836469855" calcext:value-type="float">
            <text:p>421,7978364699</text:p>
          </table:table-cell>
          <table:table-cell table:formula="of:=[.E80]-[.E68]" office:value-type="float" office:value="90.1666666666667" calcext:value-type="float">
            <text:p>90,1666666667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 office:value-type="float" office:value="585" calcext:value-type="float">
            <text:p>585</text:p>
          </table:table-cell>
          <table:table-cell table:formula="of:=IF([.B81];[.B81];0)" office:value-type="float" office:value="585" calcext:value-type="float">
            <text:p>585</text:p>
          </table:table-cell>
          <table:table-cell table:formula="of:=COM.MICROSOFT.STDEV.S([.C70:.C81])" office:value-type="float" office:value="58.8209275271269" calcext:value-type="float">
            <text:p>58,8209275271</text:p>
          </table:table-cell>
          <table:table-cell table:formula="of:=AVERAGE([.C70:.C81])" office:value-type="float" office:value="490.416666666667" calcext:value-type="float">
            <text:p>490,4166666667</text:p>
          </table:table-cell>
          <table:table-cell table:formula="of:=[.E81]-[.D81]" office:value-type="float" office:value="431.59573913954" calcext:value-type="float">
            <text:p>431,5957391395</text:p>
          </table:table-cell>
          <table:table-cell table:formula="of:=[.E81]-[.E69]" office:value-type="float" office:value="99.75" calcext:value-type="float">
            <text:p>99,75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588" calcext:value-type="float">
            <text:p>588</text:p>
          </table:table-cell>
          <table:table-cell table:formula="of:=IF([.B82];[.B82];0)" office:value-type="float" office:value="588" calcext:value-type="float">
            <text:p>588</text:p>
          </table:table-cell>
          <table:table-cell table:formula="of:=COM.MICROSOFT.STDEV.S([.C71:.C82])" office:value-type="float" office:value="59.8480398909428" calcext:value-type="float">
            <text:p>59,8480398909</text:p>
          </table:table-cell>
          <table:table-cell table:formula="of:=AVERAGE([.C71:.C82])" office:value-type="float" office:value="504.833333333333" calcext:value-type="float">
            <text:p>504,8333333333</text:p>
          </table:table-cell>
          <table:table-cell table:formula="of:=[.E82]-[.D82]" office:value-type="float" office:value="444.985293442391" calcext:value-type="float">
            <text:p>444,9852934424</text:p>
          </table:table-cell>
          <table:table-cell table:formula="of:=[.E82]-[.E70]" office:value-type="float" office:value="109.416666666667" calcext:value-type="float">
            <text:p>109,4166666667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597" calcext:value-type="float">
            <text:p>597</text:p>
          </table:table-cell>
          <table:table-cell table:formula="of:=IF([.B83];[.B83];0)" office:value-type="float" office:value="597" calcext:value-type="float">
            <text:p>597</text:p>
          </table:table-cell>
          <table:table-cell table:formula="of:=COM.MICROSOFT.STDEV.S([.C72:.C83])" office:value-type="float" office:value="59.8695551709184" calcext:value-type="float">
            <text:p>59,8695551709</text:p>
          </table:table-cell>
          <table:table-cell table:formula="of:=AVERAGE([.C72:.C83])" office:value-type="float" office:value="519" calcext:value-type="float">
            <text:p>519</text:p>
          </table:table-cell>
          <table:table-cell table:formula="of:=[.E83]-[.D83]" office:value-type="float" office:value="459.130444829082" calcext:value-type="float">
            <text:p>459,1304448291</text:p>
          </table:table-cell>
          <table:table-cell table:formula="of:=[.E83]-[.E71]"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677" calcext:value-type="float">
            <text:p>677</text:p>
          </table:table-cell>
          <table:table-cell table:formula="of:=IF([.B84];[.B84];0)" office:value-type="float" office:value="677" calcext:value-type="float">
            <text:p>677</text:p>
          </table:table-cell>
          <table:table-cell table:formula="of:=COM.MICROSOFT.STDEV.S([.C73:.C84])" office:value-type="float" office:value="69.7203830897523" calcext:value-type="float">
            <text:p>69,7203830898</text:p>
          </table:table-cell>
          <table:table-cell table:formula="of:=AVERAGE([.C73:.C84])" office:value-type="float" office:value="538.75" calcext:value-type="float">
            <text:p>538,75</text:p>
          </table:table-cell>
          <table:table-cell table:formula="of:=[.E84]-[.D84]" office:value-type="float" office:value="469.029616910248" calcext:value-type="float">
            <text:p>469,0296169102</text:p>
          </table:table-cell>
          <table:table-cell table:formula="of:=[.E84]-[.E72]" office:value-type="float" office:value="131.333333333333" calcext:value-type="float">
            <text:p>131,3333333333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694" calcext:value-type="float">
            <text:p>694</text:p>
          </table:table-cell>
          <table:table-cell table:formula="of:=IF([.B85];[.B85];0)" office:value-type="float" office:value="694" calcext:value-type="float">
            <text:p>694</text:p>
          </table:table-cell>
          <table:table-cell table:formula="of:=COM.MICROSOFT.STDEV.S([.C74:.C85])" office:value-type="float" office:value="77.2188448502048" calcext:value-type="float">
            <text:p>77,2188448502</text:p>
          </table:table-cell>
          <table:table-cell table:formula="of:=AVERAGE([.C74:.C85])" office:value-type="float" office:value="558.75" calcext:value-type="float">
            <text:p>558,75</text:p>
          </table:table-cell>
          <table:table-cell table:formula="of:=[.E85]-[.D85]" office:value-type="float" office:value="481.531155149795" calcext:value-type="float">
            <text:p>481,5311551498</text:p>
          </table:table-cell>
          <table:table-cell table:formula="of:=[.E85]-[.E73]" office:value-type="float" office:value="143.833333333333" calcext:value-type="float">
            <text:p>143,8333333333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761" calcext:value-type="float">
            <text:p>761</text:p>
          </table:table-cell>
          <table:table-cell table:formula="of:=IF([.B86];[.B86];0)" office:value-type="float" office:value="761" calcext:value-type="float">
            <text:p>761</text:p>
          </table:table-cell>
          <table:table-cell table:formula="of:=COM.MICROSOFT.STDEV.S([.C75:.C86])" office:value-type="float" office:value="91.4577233016171" calcext:value-type="float">
            <text:p>91,4577233016</text:p>
          </table:table-cell>
          <table:table-cell table:formula="of:=AVERAGE([.C75:.C86])" office:value-type="float" office:value="582.833333333333" calcext:value-type="float">
            <text:p>582,8333333333</text:p>
          </table:table-cell>
          <table:table-cell table:formula="of:=[.E86]-[.D86]" office:value-type="float" office:value="491.375610031716" calcext:value-type="float">
            <text:p>491,3756100317</text:p>
          </table:table-cell>
          <table:table-cell table:formula="of:=[.E86]-[.E74]" office:value-type="float" office:value="161.25" calcext:value-type="float">
            <text:p>161,25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791" calcext:value-type="float">
            <text:p>791</text:p>
          </table:table-cell>
          <table:table-cell table:formula="of:=IF([.B87];[.B87];0)" office:value-type="float" office:value="791" calcext:value-type="float">
            <text:p>791</text:p>
          </table:table-cell>
          <table:table-cell table:formula="of:=COM.MICROSOFT.STDEV.S([.C76:.C87])" office:value-type="float" office:value="102.540863990308" calcext:value-type="float">
            <text:p>102,5408639903</text:p>
          </table:table-cell>
          <table:table-cell table:formula="of:=AVERAGE([.C76:.C87])" office:value-type="float" office:value="609.083333333333" calcext:value-type="float">
            <text:p>609,0833333333</text:p>
          </table:table-cell>
          <table:table-cell table:formula="of:=[.E87]-[.D87]" office:value-type="float" office:value="506.542469343026" calcext:value-type="float">
            <text:p>506,542469343</text:p>
          </table:table-cell>
          <table:table-cell table:formula="of:=[.E87]-[.E75]"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811" calcext:value-type="float">
            <text:p>811</text:p>
          </table:table-cell>
          <table:table-cell table:formula="of:=IF([.B88];[.B88];0)" office:value-type="float" office:value="811" calcext:value-type="float">
            <text:p>811</text:p>
          </table:table-cell>
          <table:table-cell table:formula="of:=COM.MICROSOFT.STDEV.S([.C77:.C88])" office:value-type="float" office:value="109.365490928632" calcext:value-type="float">
            <text:p>109,3654909286</text:p>
          </table:table-cell>
          <table:table-cell table:formula="of:=AVERAGE([.C77:.C88])" office:value-type="float" office:value="636.416666666667" calcext:value-type="float">
            <text:p>636,4166666667</text:p>
          </table:table-cell>
          <table:table-cell table:formula="of:=[.E88]-[.D88]" office:value-type="float" office:value="527.051175738035" calcext:value-type="float">
            <text:p>527,051175738</text:p>
          </table:table-cell>
          <table:table-cell table:formula="of:=[.E88]-[.E76]" office:value-type="float" office:value="201.583333333333" calcext:value-type="float">
            <text:p>201,5833333333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851" calcext:value-type="float">
            <text:p>851</text:p>
          </table:table-cell>
          <table:table-cell table:formula="of:=IF([.B89];[.B89];0)" office:value-type="float" office:value="851" calcext:value-type="float">
            <text:p>851</text:p>
          </table:table-cell>
          <table:table-cell table:formula="of:=COM.MICROSOFT.STDEV.S([.C78:.C89])" office:value-type="float" office:value="114.937532441045" calcext:value-type="float">
            <text:p>114,937532441</text:p>
          </table:table-cell>
          <table:table-cell table:formula="of:=AVERAGE([.C78:.C89])" office:value-type="float" office:value="666.5" calcext:value-type="float">
            <text:p>666,5</text:p>
          </table:table-cell>
          <table:table-cell table:formula="of:=[.E89]-[.D89]" office:value-type="float" office:value="551.562467558955" calcext:value-type="float">
            <text:p>551,562467559</text:p>
          </table:table-cell>
          <table:table-cell table:formula="of:=[.E89]-[.E77]" office:value-type="float" office:value="224.5" calcext:value-type="float">
            <text:p>224,5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875" calcext:value-type="float">
            <text:p>875</text:p>
          </table:table-cell>
          <table:table-cell table:formula="of:=IF([.B90];[.B90];0)" office:value-type="float" office:value="875" calcext:value-type="float">
            <text:p>875</text:p>
          </table:table-cell>
          <table:table-cell table:formula="of:=COM.MICROSOFT.STDEV.S([.C79:.C90])" office:value-type="float" office:value="114.924843689124" calcext:value-type="float">
            <text:p>114,9248436891</text:p>
          </table:table-cell>
          <table:table-cell table:formula="of:=AVERAGE([.C79:.C90])" office:value-type="float" office:value="698.583333333333" calcext:value-type="float">
            <text:p>698,5833333333</text:p>
          </table:table-cell>
          <table:table-cell table:formula="of:=[.E90]-[.D90]" office:value-type="float" office:value="583.658489644209" calcext:value-type="float">
            <text:p>583,6584896442</text:p>
          </table:table-cell>
          <table:table-cell table:formula="of:=[.E90]-[.E78]" office:value-type="float" office:value="249.833333333333" calcext:value-type="float">
            <text:p>249,8333333333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891" calcext:value-type="float">
            <text:p>891</text:p>
          </table:table-cell>
          <table:table-cell table:formula="of:=IF([.B91];[.B91];0)" office:value-type="float" office:value="891" calcext:value-type="float">
            <text:p>891</text:p>
          </table:table-cell>
          <table:table-cell table:formula="of:=COM.MICROSOFT.STDEV.S([.C80:.C91])" office:value-type="float" office:value="119.421680941058" calcext:value-type="float">
            <text:p>119,4216809411</text:p>
          </table:table-cell>
          <table:table-cell table:formula="of:=AVERAGE([.C80:.C91])" office:value-type="float" office:value="725.416666666667" calcext:value-type="float">
            <text:p>725,4166666667</text:p>
          </table:table-cell>
          <table:table-cell table:formula="of:=[.E91]-[.D91]" office:value-type="float" office:value="605.994985725609" calcext:value-type="float">
            <text:p>605,9949857256</text:p>
          </table:table-cell>
          <table:table-cell table:formula="of:=[.E91]-[.E79]" office:value-type="float" office:value="263.416666666667" calcext:value-type="float">
            <text:p>263,41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900" calcext:value-type="float">
            <text:p>900</text:p>
          </table:table-cell>
          <table:table-cell table:formula="of:=IF([.B92];[.B92];0)" office:value-type="float" office:value="900" calcext:value-type="float">
            <text:p>900</text:p>
          </table:table-cell>
          <table:table-cell table:formula="of:=COM.MICROSOFT.STDEV.S([.C81:.C92])" office:value-type="float" office:value="120.240762260936" calcext:value-type="float">
            <text:p>120,2407622609</text:p>
          </table:table-cell>
          <table:table-cell table:formula="of:=AVERAGE([.C81:.C92])" office:value-type="float" office:value="751.75" calcext:value-type="float">
            <text:p>751,75</text:p>
          </table:table-cell>
          <table:table-cell table:formula="of:=[.E92]-[.D92]" office:value-type="float" office:value="631.509237739064" calcext:value-type="float">
            <text:p>631,5092377391</text:p>
          </table:table-cell>
          <table:table-cell table:formula="of:=[.E92]-[.E80]" office:value-type="float" office:value="275.583333333333" calcext:value-type="float">
            <text:p>275,5833333333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912" calcext:value-type="float">
            <text:p>912</text:p>
          </table:table-cell>
          <table:table-cell table:formula="of:=IF([.B93];[.B93];0)" office:value-type="float" office:value="912" calcext:value-type="float">
            <text:p>912</text:p>
          </table:table-cell>
          <table:table-cell table:formula="of:=COM.MICROSOFT.STDEV.S([.C82:.C93])" office:value-type="float" office:value="115.993730238084" calcext:value-type="float">
            <text:p>115,9937302381</text:p>
          </table:table-cell>
          <table:table-cell table:formula="of:=AVERAGE([.C82:.C93])" office:value-type="float" office:value="779" calcext:value-type="float">
            <text:p>779</text:p>
          </table:table-cell>
          <table:table-cell table:formula="of:=[.E93]-[.D93]" office:value-type="float" office:value="663.006269761916" calcext:value-type="float">
            <text:p>663,0062697619</text:p>
          </table:table-cell>
          <table:table-cell table:formula="of:=[.E93]-[.E81]" office:value-type="float" office:value="288.583333333333" calcext:value-type="float">
            <text:p>288,5833333333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 office:value-type="float" office:value="914" calcext:value-type="float">
            <text:p>914</text:p>
          </table:table-cell>
          <table:table-cell table:formula="of:=IF([.B94];[.B94];0)" office:value-type="float" office:value="914" calcext:value-type="float">
            <text:p>914</text:p>
          </table:table-cell>
          <table:table-cell table:formula="of:=COM.MICROSOFT.STDEV.S([.C83:.C94])" office:value-type="float" office:value="104.832189134769" calcext:value-type="float">
            <text:p>104,8321891348</text:p>
          </table:table-cell>
          <table:table-cell table:formula="of:=AVERAGE([.C83:.C94])" office:value-type="float" office:value="806.166666666667" calcext:value-type="float">
            <text:p>806,1666666667</text:p>
          </table:table-cell>
          <table:table-cell table:formula="of:=[.E94]-[.D94]" office:value-type="float" office:value="701.334477531898" calcext:value-type="float">
            <text:p>701,3344775319</text:p>
          </table:table-cell>
          <table:table-cell table:formula="of:=[.E94]-[.E82]" office:value-type="float" office:value="301.333333333333" calcext:value-type="float">
            <text:p>301,3333333333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919" calcext:value-type="float">
            <text:p>919</text:p>
          </table:table-cell>
          <table:table-cell table:formula="of:=IF([.B95];[.B95];0)" office:value-type="float" office:value="919" calcext:value-type="float">
            <text:p>919</text:p>
          </table:table-cell>
          <table:table-cell table:formula="of:=COM.MICROSOFT.STDEV.S([.C84:.C95])" office:value-type="float" office:value="85.9323200918236" calcext:value-type="float">
            <text:p>85,9323200918</text:p>
          </table:table-cell>
          <table:table-cell table:formula="of:=AVERAGE([.C84:.C95])" office:value-type="float" office:value="833" calcext:value-type="float">
            <text:p>833</text:p>
          </table:table-cell>
          <table:table-cell table:formula="of:=[.E95]-[.D95]" office:value-type="float" office:value="747.067679908176" calcext:value-type="float">
            <text:p>747,0676799082</text:p>
          </table:table-cell>
          <table:table-cell table:formula="of:=[.E95]-[.E83]"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955" calcext:value-type="float">
            <text:p>955</text:p>
          </table:table-cell>
          <table:table-cell table:formula="of:=IF([.B96];[.B96];0)" office:value-type="float" office:value="955" calcext:value-type="float">
            <text:p>955</text:p>
          </table:table-cell>
          <table:table-cell table:formula="of:=COM.MICROSOFT.STDEV.S([.C85:.C96])" office:value-type="float" office:value="77.0688397512643" calcext:value-type="float">
            <text:p>77,0688397513</text:p>
          </table:table-cell>
          <table:table-cell table:formula="of:=AVERAGE([.C85:.C96])" office:value-type="float" office:value="856.166666666667" calcext:value-type="float">
            <text:p>856,1666666667</text:p>
          </table:table-cell>
          <table:table-cell table:formula="of:=[.E96]-[.D96]" office:value-type="float" office:value="779.097826915402" calcext:value-type="float">
            <text:p>779,0978269154</text:p>
          </table:table-cell>
          <table:table-cell table:formula="of:=[.E96]-[.E84]" office:value-type="float" office:value="317.416666666667" calcext:value-type="float">
            <text:p>317,4166666667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968" calcext:value-type="float">
            <text:p>968</text:p>
          </table:table-cell>
          <table:table-cell table:formula="of:=IF([.B97];[.B97];0)" office:value-type="float" office:value="968" calcext:value-type="float">
            <text:p>968</text:p>
          </table:table-cell>
          <table:table-cell table:formula="of:=COM.MICROSOFT.STDEV.S([.C86:.C97])" office:value-type="float" office:value="64.1645611618354" calcext:value-type="float">
            <text:p>64,1645611618</text:p>
          </table:table-cell>
          <table:table-cell table:formula="of:=AVERAGE([.C86:.C97])" office:value-type="float" office:value="879" calcext:value-type="float">
            <text:p>879</text:p>
          </table:table-cell>
          <table:table-cell table:formula="of:=[.E97]-[.D97]" office:value-type="float" office:value="814.835438838165" calcext:value-type="float">
            <text:p>814,8354388382</text:p>
          </table:table-cell>
          <table:table-cell table:formula="of:=[.E97]-[.E85]" office:value-type="float" office:value="320.25" calcext:value-type="float">
            <text:p>320,25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976" calcext:value-type="float">
            <text:p>976</text:p>
          </table:table-cell>
          <table:table-cell table:formula="of:=IF([.B98];[.B98];0)" office:value-type="float" office:value="976" calcext:value-type="float">
            <text:p>976</text:p>
          </table:table-cell>
          <table:table-cell table:formula="of:=COM.MICROSOFT.STDEV.S([.C87:.C98])" office:value-type="float" office:value="57.9348510803037" calcext:value-type="float">
            <text:p>57,9348510803</text:p>
          </table:table-cell>
          <table:table-cell table:formula="of:=AVERAGE([.C87:.C98])" office:value-type="float" office:value="896.916666666667" calcext:value-type="float">
            <text:p>896,9166666667</text:p>
          </table:table-cell>
          <table:table-cell table:formula="of:=[.E98]-[.D98]" office:value-type="float" office:value="838.981815586363" calcext:value-type="float">
            <text:p>838,9818155864</text:p>
          </table:table-cell>
          <table:table-cell table:formula="of:=[.E98]-[.E86]" office:value-type="float" office:value="314.083333333333" calcext:value-type="float">
            <text:p>314,0833333333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1000" calcext:value-type="float">
            <text:p>1000</text:p>
          </table:table-cell>
          <table:table-cell table:formula="of:=IF([.B99];[.B99];0)" office:value-type="float" office:value="1000" calcext:value-type="float">
            <text:p>1000</text:p>
          </table:table-cell>
          <table:table-cell table:formula="of:=COM.MICROSOFT.STDEV.S([.C88:.C99])" office:value-type="float" office:value="54.513273335005" calcext:value-type="float">
            <text:p>54,513273335</text:p>
          </table:table-cell>
          <table:table-cell table:formula="of:=AVERAGE([.C88:.C99])" office:value-type="float" office:value="914.333333333333" calcext:value-type="float">
            <text:p>914,3333333333</text:p>
          </table:table-cell>
          <table:table-cell table:formula="of:=[.E99]-[.D99]" office:value-type="float" office:value="859.820059998328" calcext:value-type="float">
            <text:p>859,8200599983</text:p>
          </table:table-cell>
          <table:table-cell table:formula="of:=[.E99]-[.E87]" office:value-type="float" office:value="305.25" calcext:value-type="float">
            <text:p>305,25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1000" calcext:value-type="float">
            <text:p>1000</text:p>
          </table:table-cell>
          <table:table-cell table:formula="of:=IF([.B100];[.B100];0)" office:value-type="float" office:value="1000" calcext:value-type="float">
            <text:p>1000</text:p>
          </table:table-cell>
          <table:table-cell table:formula="of:=COM.MICROSOFT.STDEV.S([.C89:.C100])" office:value-type="float" office:value="48.9646594881235" calcext:value-type="float">
            <text:p>48,9646594881</text:p>
          </table:table-cell>
          <table:table-cell table:formula="of:=AVERAGE([.C89:.C100])" office:value-type="float" office:value="930.083333333333" calcext:value-type="float">
            <text:p>930,0833333333</text:p>
          </table:table-cell>
          <table:table-cell table:formula="of:=[.E100]-[.D100]" office:value-type="float" office:value="881.11867384521" calcext:value-type="float">
            <text:p>881,1186738452</text:p>
          </table:table-cell>
          <table:table-cell table:formula="of:=[.E100]-[.E88]" office:value-type="float" office:value="293.666666666667" calcext:value-type="float">
            <text:p>293,6666666667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1000" calcext:value-type="float">
            <text:p>1000</text:p>
          </table:table-cell>
          <table:table-cell table:formula="of:=IF([.B101];[.B101];0)" office:value-type="float" office:value="1000" calcext:value-type="float">
            <text:p>1000</text:p>
          </table:table-cell>
          <table:table-cell table:formula="of:=COM.MICROSOFT.STDEV.S([.C90:.C101])" office:value-type="float" office:value="45.8822603865788" calcext:value-type="float">
            <text:p>45,8822603866</text:p>
          </table:table-cell>
          <table:table-cell table:formula="of:=AVERAGE([.C90:.C101])" office:value-type="float" office:value="942.5" calcext:value-type="float">
            <text:p>942,5</text:p>
          </table:table-cell>
          <table:table-cell table:formula="of:=[.E101]-[.D101]" office:value-type="float" office:value="896.617739613421" calcext:value-type="float">
            <text:p>896,6177396134</text:p>
          </table:table-cell>
          <table:table-cell table:formula="of:=[.E101]-[.E89]"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1000" calcext:value-type="float">
            <text:p>1000</text:p>
          </table:table-cell>
          <table:table-cell table:formula="of:=IF([.B102];[.B102];0)" office:value-type="float" office:value="1000" calcext:value-type="float">
            <text:p>1000</text:p>
          </table:table-cell>
          <table:table-cell table:formula="of:=COM.MICROSOFT.STDEV.S([.C91:.C102])" office:value-type="float" office:value="43.2801830220742" calcext:value-type="float">
            <text:p>43,2801830221</text:p>
          </table:table-cell>
          <table:table-cell table:formula="of:=AVERAGE([.C91:.C102])" office:value-type="float" office:value="952.916666666667" calcext:value-type="float">
            <text:p>952,9166666667</text:p>
          </table:table-cell>
          <table:table-cell table:formula="of:=[.E102]-[.D102]" office:value-type="float" office:value="909.636483644592" calcext:value-type="float">
            <text:p>909,6364836446</text:p>
          </table:table-cell>
          <table:table-cell table:formula="of:=[.E102]-[.E90]" office:value-type="float" office:value="254.333333333333" calcext:value-type="float">
            <text:p>254,3333333333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000" calcext:value-type="float">
            <text:p>1000</text:p>
          </table:table-cell>
          <table:table-cell table:formula="of:=IF([.B103];[.B103];0)" office:value-type="float" office:value="1000" calcext:value-type="float">
            <text:p>1000</text:p>
          </table:table-cell>
          <table:table-cell table:formula="of:=COM.MICROSOFT.STDEV.S([.C92:.C103])" office:value-type="float" office:value="40.4497443524903" calcext:value-type="float">
            <text:p>40,4497443525</text:p>
          </table:table-cell>
          <table:table-cell table:formula="of:=AVERAGE([.C92:.C103])" office:value-type="float" office:value="962" calcext:value-type="float">
            <text:p>962</text:p>
          </table:table-cell>
          <table:table-cell table:formula="of:=[.E103]-[.D103]" office:value-type="float" office:value="921.55025564751" calcext:value-type="float">
            <text:p>921,5502556475</text:p>
          </table:table-cell>
          <table:table-cell table:formula="of:=[.E103]-[.E91]" office:value-type="float" office:value="236.583333333333" calcext:value-type="float">
            <text:p>236,5833333333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1000" calcext:value-type="float">
            <text:p>1000</text:p>
          </table:table-cell>
          <table:table-cell table:formula="of:=IF([.B104];[.B104];0)" office:value-type="float" office:value="1000" calcext:value-type="float">
            <text:p>1000</text:p>
          </table:table-cell>
          <table:table-cell table:formula="of:=COM.MICROSOFT.STDEV.S([.C93:.C104])" office:value-type="float" office:value="36.6366268131009" calcext:value-type="float">
            <text:p>36,6366268131</text:p>
          </table:table-cell>
          <table:table-cell table:formula="of:=AVERAGE([.C93:.C104])" office:value-type="float" office:value="970.333333333333" calcext:value-type="float">
            <text:p>970,3333333333</text:p>
          </table:table-cell>
          <table:table-cell table:formula="of:=[.E104]-[.D104]" office:value-type="float" office:value="933.696706520233" calcext:value-type="float">
            <text:p>933,6967065202</text:p>
          </table:table-cell>
          <table:table-cell table:formula="of:=[.E104]-[.E92]" office:value-type="float" office:value="218.583333333333" calcext:value-type="float">
            <text:p>218,5833333333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1100" calcext:value-type="float">
            <text:p>1100</text:p>
          </table:table-cell>
          <table:table-cell table:formula="of:=IF([.B105];[.B105];0)" office:value-type="float" office:value="1100" calcext:value-type="float">
            <text:p>1100</text:p>
          </table:table-cell>
          <table:table-cell table:formula="of:=COM.MICROSOFT.STDEV.S([.C94:.C105])" office:value-type="float" office:value="47.8919237829967" calcext:value-type="float">
            <text:p>47,891923783</text:p>
          </table:table-cell>
          <table:table-cell table:formula="of:=AVERAGE([.C94:.C105])" office:value-type="float" office:value="986" calcext:value-type="float">
            <text:p>986</text:p>
          </table:table-cell>
          <table:table-cell table:formula="of:=[.E105]-[.D105]" office:value-type="float" office:value="938.108076217003" calcext:value-type="float">
            <text:p>938,108076217</text:p>
          </table:table-cell>
          <table:table-cell table:formula="of:=[.E105]-[.E93]"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1100" calcext:value-type="float">
            <text:p>1100</text:p>
          </table:table-cell>
          <table:table-cell table:formula="of:=IF([.B106];[.B106];0)" office:value-type="float" office:value="1100" calcext:value-type="float">
            <text:p>1100</text:p>
          </table:table-cell>
          <table:table-cell table:formula="of:=COM.MICROSOFT.STDEV.S([.C95:.C106])" office:value-type="float" office:value="52.3615056384676" calcext:value-type="float">
            <text:p>52,3615056385</text:p>
          </table:table-cell>
          <table:table-cell table:formula="of:=AVERAGE([.C95:.C106])" office:value-type="float" office:value="1001.5" calcext:value-type="float">
            <text:p>1001,5</text:p>
          </table:table-cell>
          <table:table-cell table:formula="of:=[.E106]-[.D106]" office:value-type="float" office:value="949.138494361532" calcext:value-type="float">
            <text:p>949,1384943615</text:p>
          </table:table-cell>
          <table:table-cell table:formula="of:=[.E106]-[.E94]" office:value-type="float" office:value="195.333333333333" calcext:value-type="float">
            <text:p>195,3333333333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 office:value-type="float" office:value="1100" calcext:value-type="float">
            <text:p>1100</text:p>
          </table:table-cell>
          <table:table-cell table:formula="of:=IF([.B107];[.B107];0)" office:value-type="float" office:value="1100" calcext:value-type="float">
            <text:p>1100</text:p>
          </table:table-cell>
          <table:table-cell table:formula="of:=COM.MICROSOFT.STDEV.S([.C96:.C107])" office:value-type="float" office:value="52.5053388338806" calcext:value-type="float">
            <text:p>52,5053388339</text:p>
          </table:table-cell>
          <table:table-cell table:formula="of:=AVERAGE([.C96:.C107])" office:value-type="float" office:value="1016.58333333333" calcext:value-type="float">
            <text:p>1016,5833333333</text:p>
          </table:table-cell>
          <table:table-cell table:formula="of:=[.E107]-[.D107]" office:value-type="float" office:value="964.077994499453" calcext:value-type="float">
            <text:p>964,0779944995</text:p>
          </table:table-cell>
          <table:table-cell table:formula="of:=[.E107]-[.E95]" office:value-type="float" office:value="183.583333333333" calcext:value-type="float">
            <text:p>183,5833333333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1100" calcext:value-type="float">
            <text:p>1100</text:p>
          </table:table-cell>
          <table:table-cell table:formula="of:=IF([.B108];[.B108];0)" office:value-type="float" office:value="1100" calcext:value-type="float">
            <text:p>1100</text:p>
          </table:table-cell>
          <table:table-cell table:formula="of:=COM.MICROSOFT.STDEV.S([.C97:.C108])" office:value-type="float" office:value="53.7152988759565" calcext:value-type="float">
            <text:p>53,715298876</text:p>
          </table:table-cell>
          <table:table-cell table:formula="of:=AVERAGE([.C97:.C108])" office:value-type="float" office:value="1028.66666666667" calcext:value-type="float">
            <text:p>1028,6666666667</text:p>
          </table:table-cell>
          <table:table-cell table:formula="of:=[.E108]-[.D108]" office:value-type="float" office:value="974.95136779071" calcext:value-type="float">
            <text:p>974,9513677907</text:p>
          </table:table-cell>
          <table:table-cell table:formula="of:=[.E108]-[.E96]" office:value-type="float" office:value="172.5" calcext:value-type="float">
            <text:p>172,5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 office:value-type="float" office:value="1100" calcext:value-type="float">
            <text:p>1100</text:p>
          </table:table-cell>
          <table:table-cell table:formula="of:=IF([.B109];[.B109];0)" office:value-type="float" office:value="1100" calcext:value-type="float">
            <text:p>1100</text:p>
          </table:table-cell>
          <table:table-cell table:formula="of:=COM.MICROSOFT.STDEV.S([.C98:.C109])" office:value-type="float" office:value="53.6780526224018" calcext:value-type="float">
            <text:p>53,6780526224</text:p>
          </table:table-cell>
          <table:table-cell table:formula="of:=AVERAGE([.C98:.C109])" office:value-type="float" office:value="1039.66666666667" calcext:value-type="float">
            <text:p>1039,6666666667</text:p>
          </table:table-cell>
          <table:table-cell table:formula="of:=[.E109]-[.D109]" office:value-type="float" office:value="985.988614044265" calcext:value-type="float">
            <text:p>985,9886140443</text:p>
          </table:table-cell>
          <table:table-cell table:formula="of:=[.E109]-[.E97]" office:value-type="float" office:value="160.666666666667" calcext:value-type="float">
            <text:p>160,6666666667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100" calcext:value-type="float">
            <text:p>1100</text:p>
          </table:table-cell>
          <table:table-cell table:formula="of:=IF([.B110];[.B110];0)" office:value-type="float" office:value="1100" calcext:value-type="float">
            <text:p>1100</text:p>
          </table:table-cell>
          <table:table-cell table:formula="of:=COM.MICROSOFT.STDEV.S([.C99:.C110])" office:value-type="float" office:value="52.2232967867094" calcext:value-type="float">
            <text:p>52,2232967867</text:p>
          </table:table-cell>
          <table:table-cell table:formula="of:=AVERAGE([.C99:.C110])" office:value-type="float" office:value="1050" calcext:value-type="float">
            <text:p>1050</text:p>
          </table:table-cell>
          <table:table-cell table:formula="of:=[.E110]-[.D110]" office:value-type="float" office:value="997.776703213291" calcext:value-type="float">
            <text:p>997,7767032133</text:p>
          </table:table-cell>
          <table:table-cell table:formula="of:=[.E110]-[.E98]" office:value-type="float" office:value="153.083333333333" calcext:value-type="float">
            <text:p>153,0833333333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100" calcext:value-type="float">
            <text:p>1100</text:p>
          </table:table-cell>
          <table:table-cell table:formula="of:=IF([.B111];[.B111];0)" office:value-type="float" office:value="1100" calcext:value-type="float">
            <text:p>1100</text:p>
          </table:table-cell>
          <table:table-cell table:formula="of:=COM.MICROSOFT.STDEV.S([.C100:.C111])" office:value-type="float" office:value="51.4928650544437" calcext:value-type="float">
            <text:p>51,4928650544</text:p>
          </table:table-cell>
          <table:table-cell table:formula="of:=AVERAGE([.C100:.C111])" office:value-type="float" office:value="1058.33333333333" calcext:value-type="float">
            <text:p>1058,3333333333</text:p>
          </table:table-cell>
          <table:table-cell table:formula="of:=[.E111]-[.D111]" office:value-type="float" office:value="1006.84046827889" calcext:value-type="float">
            <text:p>1006,8404682789</text:p>
          </table:table-cell>
          <table:table-cell table:formula="of:=[.E111]-[.E99]"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100" calcext:value-type="float">
            <text:p>1100</text:p>
          </table:table-cell>
          <table:table-cell table:formula="of:=IF([.B112];[.B112];0)" office:value-type="float" office:value="1100" calcext:value-type="float">
            <text:p>1100</text:p>
          </table:table-cell>
          <table:table-cell table:formula="of:=COM.MICROSOFT.STDEV.S([.C101:.C112])" office:value-type="float" office:value="49.2365963917331" calcext:value-type="float">
            <text:p>49,2365963917</text:p>
          </table:table-cell>
          <table:table-cell table:formula="of:=AVERAGE([.C101:.C112])" office:value-type="float" office:value="1066.66666666667" calcext:value-type="float">
            <text:p>1066,6666666667</text:p>
          </table:table-cell>
          <table:table-cell table:formula="of:=[.E112]-[.D112]" office:value-type="float" office:value="1017.43007027493" calcext:value-type="float">
            <text:p>1017,4300702749</text:p>
          </table:table-cell>
          <table:table-cell table:formula="of:=[.E112]-[.E100]" office:value-type="float" office:value="136.583333333333" calcext:value-type="float">
            <text:p>136,5833333333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 office:value-type="float" office:value="1100" calcext:value-type="float">
            <text:p>1100</text:p>
          </table:table-cell>
          <table:table-cell table:formula="of:=IF([.B113];[.B113];0)" office:value-type="float" office:value="1100" calcext:value-type="float">
            <text:p>1100</text:p>
          </table:table-cell>
          <table:table-cell table:formula="of:=COM.MICROSOFT.STDEV.S([.C102:.C113])" office:value-type="float" office:value="45.2267016866645" calcext:value-type="float">
            <text:p>45,2267016867</text:p>
          </table:table-cell>
          <table:table-cell table:formula="of:=AVERAGE([.C102:.C113])" office:value-type="float" office:value="1075" calcext:value-type="float">
            <text:p>1075</text:p>
          </table:table-cell>
          <table:table-cell table:formula="of:=[.E113]-[.D113]" office:value-type="float" office:value="1029.77329831334" calcext:value-type="float">
            <text:p>1029,7732983133</text:p>
          </table:table-cell>
          <table:table-cell table:formula="of:=[.E113]-[.E101]" office:value-type="float" office:value="132.5" calcext:value-type="float">
            <text:p>132,5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 office:value-type="float" office:value="1100" calcext:value-type="float">
            <text:p>1100</text:p>
          </table:table-cell>
          <table:table-cell table:formula="of:=IF([.B114];[.B114];0)" office:value-type="float" office:value="1100" calcext:value-type="float">
            <text:p>1100</text:p>
          </table:table-cell>
          <table:table-cell table:formula="of:=COM.MICROSOFT.STDEV.S([.C103:.C114])" office:value-type="float" office:value="38.9249472080762" calcext:value-type="float">
            <text:p>38,9249472081</text:p>
          </table:table-cell>
          <table:table-cell table:formula="of:=AVERAGE([.C103:.C114])" office:value-type="float" office:value="1083.33333333333" calcext:value-type="float">
            <text:p>1083,3333333333</text:p>
          </table:table-cell>
          <table:table-cell table:formula="of:=[.E114]-[.D114]" office:value-type="float" office:value="1044.40838612526" calcext:value-type="float">
            <text:p>1044,4083861253</text:p>
          </table:table-cell>
          <table:table-cell table:formula="of:=[.E114]-[.E102]" office:value-type="float" office:value="130.416666666667" calcext:value-type="float">
            <text:p>130,41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 office:value-type="float" office:value="1100" calcext:value-type="float">
            <text:p>1100</text:p>
          </table:table-cell>
          <table:table-cell table:formula="of:=IF([.B115];[.B115];0)" office:value-type="float" office:value="1100" calcext:value-type="float">
            <text:p>1100</text:p>
          </table:table-cell>
          <table:table-cell table:formula="of:=COM.MICROSOFT.STDEV.S([.C104:.C115])" office:value-type="float" office:value="28.8675134594813" calcext:value-type="float">
            <text:p>28,8675134595</text:p>
          </table:table-cell>
          <table:table-cell table:formula="of:=AVERAGE([.C104:.C115])" office:value-type="float" office:value="1091.66666666667" calcext:value-type="float">
            <text:p>1091,6666666667</text:p>
          </table:table-cell>
          <table:table-cell table:formula="of:=[.E115]-[.D115]" office:value-type="float" office:value="1062.79915320719" calcext:value-type="float">
            <text:p>1062,7991532072</text:p>
          </table:table-cell>
          <table:table-cell table:formula="of:=[.E115]-[.E103]" office:value-type="float" office:value="129.666666666667" calcext:value-type="float">
            <text:p>129,6666666667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 office:value-type="float" office:value="1100" calcext:value-type="float">
            <text:p>1100</text:p>
          </table:table-cell>
          <table:table-cell table:formula="of:=IF([.B116];[.B116];0)" office:value-type="float" office:value="1100" calcext:value-type="float">
            <text:p>1100</text:p>
          </table:table-cell>
          <table:table-cell table:formula="of:=COM.MICROSOFT.STDEV.S([.C105:.C116])" office:value-type="float" office:value="0" calcext:value-type="float">
            <text:p>0</text:p>
          </table:table-cell>
          <table:table-cell table:formula="of:=AVERAGE([.C105:.C116])" office:value-type="float" office:value="1100" calcext:value-type="float">
            <text:p>1100</text:p>
          </table:table-cell>
          <table:table-cell table:formula="of:=[.E116]-[.D116]" office:value-type="float" office:value="1100" calcext:value-type="float">
            <text:p>1100</text:p>
          </table:table-cell>
          <table:table-cell table:formula="of:=[.E116]-[.E104]" office:value-type="float" office:value="129.666666666667" calcext:value-type="float">
            <text:p>129,6666666667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 office:value-type="float" office:value="1100" calcext:value-type="float">
            <text:p>1100</text:p>
          </table:table-cell>
          <table:table-cell table:formula="of:=IF([.B117];[.B117];0)" office:value-type="float" office:value="1100" calcext:value-type="float">
            <text:p>1100</text:p>
          </table:table-cell>
          <table:table-cell table:formula="of:=COM.MICROSOFT.STDEV.S([.C106:.C117])" office:value-type="float" office:value="0" calcext:value-type="float">
            <text:p>0</text:p>
          </table:table-cell>
          <table:table-cell table:formula="of:=AVERAGE([.C106:.C117])" office:value-type="float" office:value="1100" calcext:value-type="float">
            <text:p>1100</text:p>
          </table:table-cell>
          <table:table-cell table:formula="of:=[.E117]-[.D117]" office:value-type="float" office:value="1100" calcext:value-type="float">
            <text:p>1100</text:p>
          </table:table-cell>
          <table:table-cell table:formula="of:=[.E117]-[.E105]"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 office:value-type="float" office:value="1100" calcext:value-type="float">
            <text:p>1100</text:p>
          </table:table-cell>
          <table:table-cell table:formula="of:=IF([.B118];[.B118];0)" office:value-type="float" office:value="1100" calcext:value-type="float">
            <text:p>1100</text:p>
          </table:table-cell>
          <table:table-cell table:formula="of:=COM.MICROSOFT.STDEV.S([.C107:.C118])" office:value-type="float" office:value="0" calcext:value-type="float">
            <text:p>0</text:p>
          </table:table-cell>
          <table:table-cell table:formula="of:=AVERAGE([.C107:.C118])" office:value-type="float" office:value="1100" calcext:value-type="float">
            <text:p>1100</text:p>
          </table:table-cell>
          <table:table-cell table:formula="of:=[.E118]-[.D118]" office:value-type="float" office:value="1100" calcext:value-type="float">
            <text:p>1100</text:p>
          </table:table-cell>
          <table:table-cell table:formula="of:=[.E118]-[.E106]" office:value-type="float" office:value="98.5" calcext:value-type="float">
            <text:p>98,5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 office:value-type="float" office:value="1100" calcext:value-type="float">
            <text:p>1100</text:p>
          </table:table-cell>
          <table:table-cell table:formula="of:=IF([.B119];[.B119];0)" office:value-type="float" office:value="1100" calcext:value-type="float">
            <text:p>1100</text:p>
          </table:table-cell>
          <table:table-cell table:formula="of:=COM.MICROSOFT.STDEV.S([.C108:.C119])" office:value-type="float" office:value="0" calcext:value-type="float">
            <text:p>0</text:p>
          </table:table-cell>
          <table:table-cell table:formula="of:=AVERAGE([.C108:.C119])" office:value-type="float" office:value="1100" calcext:value-type="float">
            <text:p>1100</text:p>
          </table:table-cell>
          <table:table-cell table:formula="of:=[.E119]-[.D119]" office:value-type="float" office:value="1100" calcext:value-type="float">
            <text:p>1100</text:p>
          </table:table-cell>
          <table:table-cell table:formula="of:=[.E119]-[.E107]" office:value-type="float" office:value="83.4166666666666" calcext:value-type="float">
            <text:p>83,4166666667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 office:value-type="float" office:value="1100" calcext:value-type="float">
            <text:p>1100</text:p>
          </table:table-cell>
          <table:table-cell table:formula="of:=IF([.B120];[.B120];0)" office:value-type="float" office:value="1100" calcext:value-type="float">
            <text:p>1100</text:p>
          </table:table-cell>
          <table:table-cell table:formula="of:=COM.MICROSOFT.STDEV.S([.C109:.C120])" office:value-type="float" office:value="0" calcext:value-type="float">
            <text:p>0</text:p>
          </table:table-cell>
          <table:table-cell table:formula="of:=AVERAGE([.C109:.C120])" office:value-type="float" office:value="1100" calcext:value-type="float">
            <text:p>1100</text:p>
          </table:table-cell>
          <table:table-cell table:formula="of:=[.E120]-[.D120]" office:value-type="float" office:value="1100" calcext:value-type="float">
            <text:p>1100</text:p>
          </table:table-cell>
          <table:table-cell table:formula="of:=[.E120]-[.E108]" office:value-type="float" office:value="71.3333333333333" calcext:value-type="float">
            <text:p>71,3333333333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 office:value-type="float" office:value="1100" calcext:value-type="float">
            <text:p>1100</text:p>
          </table:table-cell>
          <table:table-cell table:formula="of:=IF([.B121];[.B121];0)" office:value-type="float" office:value="1100" calcext:value-type="float">
            <text:p>1100</text:p>
          </table:table-cell>
          <table:table-cell table:formula="of:=COM.MICROSOFT.STDEV.S([.C110:.C121])" office:value-type="float" office:value="0" calcext:value-type="float">
            <text:p>0</text:p>
          </table:table-cell>
          <table:table-cell table:formula="of:=AVERAGE([.C110:.C121])" office:value-type="float" office:value="1100" calcext:value-type="float">
            <text:p>1100</text:p>
          </table:table-cell>
          <table:table-cell table:formula="of:=[.E121]-[.D121]" office:value-type="float" office:value="1100" calcext:value-type="float">
            <text:p>1100</text:p>
          </table:table-cell>
          <table:table-cell table:formula="of:=[.E121]-[.E109]" office:value-type="float" office:value="60.3333333333333" calcext:value-type="float">
            <text:p>60,333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 office:value-type="float" office:value="1100" calcext:value-type="float">
            <text:p>1100</text:p>
          </table:table-cell>
          <table:table-cell table:formula="of:=IF([.B122];[.B122];0)" office:value-type="float" office:value="1100" calcext:value-type="float">
            <text:p>1100</text:p>
          </table:table-cell>
          <table:table-cell table:formula="of:=COM.MICROSOFT.STDEV.S([.C111:.C122])" office:value-type="float" office:value="0" calcext:value-type="float">
            <text:p>0</text:p>
          </table:table-cell>
          <table:table-cell table:formula="of:=AVERAGE([.C111:.C122])" office:value-type="float" office:value="1100" calcext:value-type="float">
            <text:p>1100</text:p>
          </table:table-cell>
          <table:table-cell table:formula="of:=[.E122]-[.D122]" office:value-type="float" office:value="1100" calcext:value-type="float">
            <text:p>1100</text:p>
          </table:table-cell>
          <table:table-cell table:formula="of:=[.E122]-[.E110]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100" calcext:value-type="float">
            <text:p>1100</text:p>
          </table:table-cell>
          <table:table-cell table:formula="of:=IF([.B123];[.B123];0)" office:value-type="float" office:value="1100" calcext:value-type="float">
            <text:p>1100</text:p>
          </table:table-cell>
          <table:table-cell table:formula="of:=COM.MICROSOFT.STDEV.S([.C112:.C123])" office:value-type="float" office:value="0" calcext:value-type="float">
            <text:p>0</text:p>
          </table:table-cell>
          <table:table-cell table:formula="of:=AVERAGE([.C112:.C123])" office:value-type="float" office:value="1100" calcext:value-type="float">
            <text:p>1100</text:p>
          </table:table-cell>
          <table:table-cell table:formula="of:=[.E123]-[.D123]" office:value-type="float" office:value="1100" calcext:value-type="float">
            <text:p>1100</text:p>
          </table:table-cell>
          <table:table-cell table:formula="of:=[.E123]-[.E111]" office:value-type="float" office:value="41.6666666666667" calcext:value-type="float">
            <text:p>41,6666666667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 office:value-type="float" office:value="1100" calcext:value-type="float">
            <text:p>1100</text:p>
          </table:table-cell>
          <table:table-cell table:formula="of:=IF([.B124];[.B124];0)" office:value-type="float" office:value="1100" calcext:value-type="float">
            <text:p>1100</text:p>
          </table:table-cell>
          <table:table-cell table:formula="of:=COM.MICROSOFT.STDEV.S([.C113:.C124])" office:value-type="float" office:value="0" calcext:value-type="float">
            <text:p>0</text:p>
          </table:table-cell>
          <table:table-cell table:formula="of:=AVERAGE([.C113:.C124])" office:value-type="float" office:value="1100" calcext:value-type="float">
            <text:p>1100</text:p>
          </table:table-cell>
          <table:table-cell table:formula="of:=[.E124]-[.D124]" office:value-type="float" office:value="1100" calcext:value-type="float">
            <text:p>1100</text:p>
          </table:table-cell>
          <table:table-cell table:formula="of:=[.E124]-[.E112]" office:value-type="float" office:value="33.3333333333333" calcext:value-type="float">
            <text:p>33,3333333333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 office:value-type="float" office:value="1100" calcext:value-type="float">
            <text:p>1100</text:p>
          </table:table-cell>
          <table:table-cell table:formula="of:=IF([.B125];[.B125];0)" office:value-type="float" office:value="1100" calcext:value-type="float">
            <text:p>1100</text:p>
          </table:table-cell>
          <table:table-cell table:formula="of:=COM.MICROSOFT.STDEV.S([.C114:.C125])" office:value-type="float" office:value="0" calcext:value-type="float">
            <text:p>0</text:p>
          </table:table-cell>
          <table:table-cell table:formula="of:=AVERAGE([.C114:.C125])" office:value-type="float" office:value="1100" calcext:value-type="float">
            <text:p>1100</text:p>
          </table:table-cell>
          <table:table-cell table:formula="of:=[.E125]-[.D125]" office:value-type="float" office:value="1100" calcext:value-type="float">
            <text:p>1100</text:p>
          </table:table-cell>
          <table:table-cell table:formula="of:=[.E125]-[.E113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 office:value-type="float" office:value="1100" calcext:value-type="float">
            <text:p>1100</text:p>
          </table:table-cell>
          <table:table-cell table:formula="of:=IF([.B126];[.B126];0)" office:value-type="float" office:value="1100" calcext:value-type="float">
            <text:p>1100</text:p>
          </table:table-cell>
          <table:table-cell table:formula="of:=COM.MICROSOFT.STDEV.S([.C115:.C126])" office:value-type="float" office:value="0" calcext:value-type="float">
            <text:p>0</text:p>
          </table:table-cell>
          <table:table-cell table:formula="of:=AVERAGE([.C115:.C126])" office:value-type="float" office:value="1100" calcext:value-type="float">
            <text:p>1100</text:p>
          </table:table-cell>
          <table:table-cell table:formula="of:=[.E126]-[.D126]" office:value-type="float" office:value="1100" calcext:value-type="float">
            <text:p>1100</text:p>
          </table:table-cell>
          <table:table-cell table:formula="of:=[.E126]-[.E114]" office:value-type="float" office:value="16.6666666666667" calcext:value-type="float">
            <text:p>16,6666666667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 office:value-type="float" office:value="1100" calcext:value-type="float">
            <text:p>1100</text:p>
          </table:table-cell>
          <table:table-cell table:formula="of:=IF([.B127];[.B127];0)" office:value-type="float" office:value="1100" calcext:value-type="float">
            <text:p>1100</text:p>
          </table:table-cell>
          <table:table-cell table:formula="of:=COM.MICROSOFT.STDEV.S([.C116:.C127])" office:value-type="float" office:value="0" calcext:value-type="float">
            <text:p>0</text:p>
          </table:table-cell>
          <table:table-cell table:formula="of:=AVERAGE([.C116:.C127])" office:value-type="float" office:value="1100" calcext:value-type="float">
            <text:p>1100</text:p>
          </table:table-cell>
          <table:table-cell table:formula="of:=[.E127]-[.D127]" office:value-type="float" office:value="1100" calcext:value-type="float">
            <text:p>1100</text:p>
          </table:table-cell>
          <table:table-cell table:formula="of:=[.E127]-[.E115]" office:value-type="float" office:value="8.33333333333326" calcext:value-type="float">
            <text:p>8,33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 office:value-type="float" office:value="1100" calcext:value-type="float">
            <text:p>1100</text:p>
          </table:table-cell>
          <table:table-cell table:formula="of:=IF([.B128];[.B128];0)" office:value-type="float" office:value="1100" calcext:value-type="float">
            <text:p>1100</text:p>
          </table:table-cell>
          <table:table-cell table:formula="of:=COM.MICROSOFT.STDEV.S([.C117:.C128])" office:value-type="float" office:value="0" calcext:value-type="float">
            <text:p>0</text:p>
          </table:table-cell>
          <table:table-cell table:formula="of:=AVERAGE([.C117:.C128])" office:value-type="float" office:value="1100" calcext:value-type="float">
            <text:p>1100</text:p>
          </table:table-cell>
          <table:table-cell table:formula="of:=[.E128]-[.D128]" office:value-type="float" office:value="1100" calcext:value-type="float">
            <text:p>1100</text:p>
          </table:table-cell>
          <table:table-cell table:formula="of:=[.E128]-[.E116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 office:value-type="float" office:value="1100" calcext:value-type="float">
            <text:p>1100</text:p>
          </table:table-cell>
          <table:table-cell table:formula="of:=IF([.B129];[.B129];0)" office:value-type="float" office:value="1100" calcext:value-type="float">
            <text:p>1100</text:p>
          </table:table-cell>
          <table:table-cell table:formula="of:=COM.MICROSOFT.STDEV.S([.C118:.C129])" office:value-type="float" office:value="0" calcext:value-type="float">
            <text:p>0</text:p>
          </table:table-cell>
          <table:table-cell table:formula="of:=AVERAGE([.C118:.C129])" office:value-type="float" office:value="1100" calcext:value-type="float">
            <text:p>1100</text:p>
          </table:table-cell>
          <table:table-cell table:formula="of:=[.E129]-[.D129]" office:value-type="float" office:value="1100" calcext:value-type="float">
            <text:p>1100</text:p>
          </table:table-cell>
          <table:table-cell table:formula="of:=[.E129]-[.E117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 office:value-type="float" office:value="1100" calcext:value-type="float">
            <text:p>1100</text:p>
          </table:table-cell>
          <table:table-cell table:formula="of:=IF([.B130];[.B130];0)" office:value-type="float" office:value="1100" calcext:value-type="float">
            <text:p>1100</text:p>
          </table:table-cell>
          <table:table-cell table:formula="of:=COM.MICROSOFT.STDEV.S([.C119:.C130])" office:value-type="float" office:value="0" calcext:value-type="float">
            <text:p>0</text:p>
          </table:table-cell>
          <table:table-cell table:formula="of:=AVERAGE([.C119:.C130])" office:value-type="float" office:value="1100" calcext:value-type="float">
            <text:p>1100</text:p>
          </table:table-cell>
          <table:table-cell table:formula="of:=[.E130]-[.D130]" office:value-type="float" office:value="1100" calcext:value-type="float">
            <text:p>1100</text:p>
          </table:table-cell>
          <table:table-cell table:formula="of:=[.E130]-[.E11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 office:value-type="float" office:value="1100" calcext:value-type="float">
            <text:p>1100</text:p>
          </table:table-cell>
          <table:table-cell table:formula="of:=IF([.B131];[.B131];0)" office:value-type="float" office:value="1100" calcext:value-type="float">
            <text:p>1100</text:p>
          </table:table-cell>
          <table:table-cell table:formula="of:=COM.MICROSOFT.STDEV.S([.C120:.C131])" office:value-type="float" office:value="0" calcext:value-type="float">
            <text:p>0</text:p>
          </table:table-cell>
          <table:table-cell table:formula="of:=AVERAGE([.C120:.C131])" office:value-type="float" office:value="1100" calcext:value-type="float">
            <text:p>1100</text:p>
          </table:table-cell>
          <table:table-cell table:formula="of:=[.E131]-[.D131]" office:value-type="float" office:value="1100" calcext:value-type="float">
            <text:p>1100</text:p>
          </table:table-cell>
          <table:table-cell table:formula="of:=[.E131]-[.E11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 office:value-type="float" office:value="1200" calcext:value-type="float">
            <text:p>1200</text:p>
          </table:table-cell>
          <table:table-cell table:formula="of:=IF([.B132];[.B132];0)" office:value-type="float" office:value="1200" calcext:value-type="float">
            <text:p>1200</text:p>
          </table:table-cell>
          <table:table-cell table:formula="of:=COM.MICROSOFT.STDEV.S([.C121:.C132])" office:value-type="float" office:value="28.8675134594813" calcext:value-type="float">
            <text:p>28,8675134595</text:p>
          </table:table-cell>
          <table:table-cell table:formula="of:=AVERAGE([.C121:.C132])" office:value-type="float" office:value="1108.33333333333" calcext:value-type="float">
            <text:p>1108,3333333333</text:p>
          </table:table-cell>
          <table:table-cell table:formula="of:=[.E132]-[.D132]" office:value-type="float" office:value="1079.46581987385" calcext:value-type="float">
            <text:p>1079,4658198739</text:p>
          </table:table-cell>
          <table:table-cell table:formula="of:=[.E132]-[.E120]" office:value-type="float" office:value="8.33333333333326" calcext:value-type="float">
            <text:p>8,3333333333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 office:value-type="float" office:value="1200" calcext:value-type="float">
            <text:p>1200</text:p>
          </table:table-cell>
          <table:table-cell table:formula="of:=IF([.B133];[.B133];0)" office:value-type="float" office:value="1200" calcext:value-type="float">
            <text:p>1200</text:p>
          </table:table-cell>
          <table:table-cell table:formula="of:=COM.MICROSOFT.STDEV.S([.C122:.C133])" office:value-type="float" office:value="38.9249472080761" calcext:value-type="float">
            <text:p>38,9249472081</text:p>
          </table:table-cell>
          <table:table-cell table:formula="of:=AVERAGE([.C122:.C133])" office:value-type="float" office:value="1116.66666666667" calcext:value-type="float">
            <text:p>1116,6666666667</text:p>
          </table:table-cell>
          <table:table-cell table:formula="of:=[.E133]-[.D133]" office:value-type="float" office:value="1077.74171945859" calcext:value-type="float">
            <text:p>1077,7417194586</text:p>
          </table:table-cell>
          <table:table-cell table:formula="of:=[.E133]-[.E121]" office:value-type="float" office:value="16.6666666666667" calcext:value-type="float">
            <text:p>16,6666666667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 office:value-type="float" office:value="1200" calcext:value-type="float">
            <text:p>1200</text:p>
          </table:table-cell>
          <table:table-cell table:formula="of:=IF([.B134];[.B134];0)" office:value-type="float" office:value="1200" calcext:value-type="float">
            <text:p>1200</text:p>
          </table:table-cell>
          <table:table-cell table:formula="of:=COM.MICROSOFT.STDEV.S([.C123:.C134])" office:value-type="float" office:value="45.2267016866645" calcext:value-type="float">
            <text:p>45,2267016867</text:p>
          </table:table-cell>
          <table:table-cell table:formula="of:=AVERAGE([.C123:.C134])" office:value-type="float" office:value="1125" calcext:value-type="float">
            <text:p>1125</text:p>
          </table:table-cell>
          <table:table-cell table:formula="of:=[.E134]-[.D134]" office:value-type="float" office:value="1079.77329831334" calcext:value-type="float">
            <text:p>1079,7732983133</text:p>
          </table:table-cell>
          <table:table-cell table:formula="of:=[.E134]-[.E122]" office:value-type="float" office:value="25" calcext:value-type="float">
            <text:p>25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 office:value-type="float" office:value="1200" calcext:value-type="float">
            <text:p>1200</text:p>
          </table:table-cell>
          <table:table-cell table:formula="of:=IF([.B135];[.B135];0)" office:value-type="float" office:value="1200" calcext:value-type="float">
            <text:p>1200</text:p>
          </table:table-cell>
          <table:table-cell table:formula="of:=COM.MICROSOFT.STDEV.S([.C124:.C135])" office:value-type="float" office:value="49.2365963917331" calcext:value-type="float">
            <text:p>49,2365963917</text:p>
          </table:table-cell>
          <table:table-cell table:formula="of:=AVERAGE([.C124:.C135])" office:value-type="float" office:value="1133.33333333333" calcext:value-type="float">
            <text:p>1133,3333333333</text:p>
          </table:table-cell>
          <table:table-cell table:formula="of:=[.E135]-[.D135]" office:value-type="float" office:value="1084.0967369416" calcext:value-type="float">
            <text:p>1084,0967369416</text:p>
          </table:table-cell>
          <table:table-cell table:formula="of:=[.E135]-[.E123]" office:value-type="float" office:value="33.3333333333333" calcext:value-type="float">
            <text:p>33,3333333333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 office:value-type="float" office:value="1200" calcext:value-type="float">
            <text:p>1200</text:p>
          </table:table-cell>
          <table:table-cell table:formula="of:=IF([.B136];[.B136];0)" office:value-type="float" office:value="1200" calcext:value-type="float">
            <text:p>1200</text:p>
          </table:table-cell>
          <table:table-cell table:formula="of:=COM.MICROSOFT.STDEV.S([.C125:.C136])" office:value-type="float" office:value="51.4928650544437" calcext:value-type="float">
            <text:p>51,4928650544</text:p>
          </table:table-cell>
          <table:table-cell table:formula="of:=AVERAGE([.C125:.C136])" office:value-type="float" office:value="1141.66666666667" calcext:value-type="float">
            <text:p>1141,6666666667</text:p>
          </table:table-cell>
          <table:table-cell table:formula="of:=[.E136]-[.D136]" office:value-type="float" office:value="1090.17380161222" calcext:value-type="float">
            <text:p>1090,1738016122</text:p>
          </table:table-cell>
          <table:table-cell table:formula="of:=[.E136]-[.E124]" office:value-type="float" office:value="41.6666666666667" calcext:value-type="float">
            <text:p>41,6666666667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1200" calcext:value-type="float">
            <text:p>1200</text:p>
          </table:table-cell>
          <table:table-cell table:formula="of:=IF([.B137];[.B137];0)" office:value-type="float" office:value="1200" calcext:value-type="float">
            <text:p>1200</text:p>
          </table:table-cell>
          <table:table-cell table:formula="of:=COM.MICROSOFT.STDEV.S([.C126:.C137])" office:value-type="float" office:value="52.2232967867094" calcext:value-type="float">
            <text:p>52,2232967867</text:p>
          </table:table-cell>
          <table:table-cell table:formula="of:=AVERAGE([.C126:.C137])" office:value-type="float" office:value="1150" calcext:value-type="float">
            <text:p>1150</text:p>
          </table:table-cell>
          <table:table-cell table:formula="of:=[.E137]-[.D137]" office:value-type="float" office:value="1097.77670321329" calcext:value-type="float">
            <text:p>1097,7767032133</text:p>
          </table:table-cell>
          <table:table-cell table:formula="of:=[.E137]-[.E125]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 office:value-type="float" office:value="1200" calcext:value-type="float">
            <text:p>1200</text:p>
          </table:table-cell>
          <table:table-cell table:formula="of:=IF([.B138];[.B138];0)" office:value-type="float" office:value="1200" calcext:value-type="float">
            <text:p>1200</text:p>
          </table:table-cell>
          <table:table-cell table:formula="of:=COM.MICROSOFT.STDEV.S([.C127:.C138])" office:value-type="float" office:value="51.4928650544437" calcext:value-type="float">
            <text:p>51,4928650544</text:p>
          </table:table-cell>
          <table:table-cell table:formula="of:=AVERAGE([.C127:.C138])" office:value-type="float" office:value="1158.33333333333" calcext:value-type="float">
            <text:p>1158,3333333333</text:p>
          </table:table-cell>
          <table:table-cell table:formula="of:=[.E138]-[.D138]" office:value-type="float" office:value="1106.84046827889" calcext:value-type="float">
            <text:p>1106,8404682789</text:p>
          </table:table-cell>
          <table:table-cell table:formula="of:=[.E138]-[.E126]" office:value-type="float" office:value="58.3333333333333" calcext:value-type="float">
            <text:p>58,3333333333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 office:value-type="float" office:value="1200" calcext:value-type="float">
            <text:p>1200</text:p>
          </table:table-cell>
          <table:table-cell table:formula="of:=IF([.B139];[.B139];0)" office:value-type="float" office:value="1200" calcext:value-type="float">
            <text:p>1200</text:p>
          </table:table-cell>
          <table:table-cell table:formula="of:=COM.MICROSOFT.STDEV.S([.C128:.C139])" office:value-type="float" office:value="49.2365963917331" calcext:value-type="float">
            <text:p>49,2365963917</text:p>
          </table:table-cell>
          <table:table-cell table:formula="of:=AVERAGE([.C128:.C139])" office:value-type="float" office:value="1166.66666666667" calcext:value-type="float">
            <text:p>1166,6666666667</text:p>
          </table:table-cell>
          <table:table-cell table:formula="of:=[.E139]-[.D139]" office:value-type="float" office:value="1117.43007027493" calcext:value-type="float">
            <text:p>1117,4300702749</text:p>
          </table:table-cell>
          <table:table-cell table:formula="of:=[.E139]-[.E127]" office:value-type="float" office:value="66.6666666666667" calcext:value-type="float">
            <text:p>66,6666666667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 office:value-type="float" office:value="1200" calcext:value-type="float">
            <text:p>1200</text:p>
          </table:table-cell>
          <table:table-cell table:formula="of:=IF([.B140];[.B140];0)" office:value-type="float" office:value="1200" calcext:value-type="float">
            <text:p>1200</text:p>
          </table:table-cell>
          <table:table-cell table:formula="of:=COM.MICROSOFT.STDEV.S([.C129:.C140])" office:value-type="float" office:value="45.2267016866645" calcext:value-type="float">
            <text:p>45,2267016867</text:p>
          </table:table-cell>
          <table:table-cell table:formula="of:=AVERAGE([.C129:.C140])" office:value-type="float" office:value="1175" calcext:value-type="float">
            <text:p>1175</text:p>
          </table:table-cell>
          <table:table-cell table:formula="of:=[.E140]-[.D140]" office:value-type="float" office:value="1129.77329831334" calcext:value-type="float">
            <text:p>1129,7732983133</text:p>
          </table:table-cell>
          <table:table-cell table:formula="of:=[.E140]-[.E128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 office:value-type="float" office:value="1200" calcext:value-type="float">
            <text:p>1200</text:p>
          </table:table-cell>
          <table:table-cell table:formula="of:=IF([.B141];[.B141];0)" office:value-type="float" office:value="1200" calcext:value-type="float">
            <text:p>1200</text:p>
          </table:table-cell>
          <table:table-cell table:formula="of:=COM.MICROSOFT.STDEV.S([.C130:.C141])" office:value-type="float" office:value="38.9249472080762" calcext:value-type="float">
            <text:p>38,9249472081</text:p>
          </table:table-cell>
          <table:table-cell table:formula="of:=AVERAGE([.C130:.C141])" office:value-type="float" office:value="1183.33333333333" calcext:value-type="float">
            <text:p>1183,3333333333</text:p>
          </table:table-cell>
          <table:table-cell table:formula="of:=[.E141]-[.D141]" office:value-type="float" office:value="1144.40838612526" calcext:value-type="float">
            <text:p>1144,4083861253</text:p>
          </table:table-cell>
          <table:table-cell table:formula="of:=[.E141]-[.E129]" office:value-type="float" office:value="83.3333333333333" calcext:value-type="float">
            <text:p>83,3333333333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 office:value-type="float" office:value="1200" calcext:value-type="float">
            <text:p>1200</text:p>
          </table:table-cell>
          <table:table-cell table:formula="of:=IF([.B142];[.B142];0)" office:value-type="float" office:value="1200" calcext:value-type="float">
            <text:p>1200</text:p>
          </table:table-cell>
          <table:table-cell table:formula="of:=COM.MICROSOFT.STDEV.S([.C131:.C142])" office:value-type="float" office:value="28.8675134594813" calcext:value-type="float">
            <text:p>28,8675134595</text:p>
          </table:table-cell>
          <table:table-cell table:formula="of:=AVERAGE([.C131:.C142])" office:value-type="float" office:value="1191.66666666667" calcext:value-type="float">
            <text:p>1191,6666666667</text:p>
          </table:table-cell>
          <table:table-cell table:formula="of:=[.E142]-[.D142]" office:value-type="float" office:value="1162.79915320719" calcext:value-type="float">
            <text:p>1162,7991532072</text:p>
          </table:table-cell>
          <table:table-cell table:formula="of:=[.E142]-[.E130]" office:value-type="float" office:value="91.6666666666668" calcext:value-type="float">
            <text:p>91,6666666667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 office:value-type="float" office:value="1200" calcext:value-type="float">
            <text:p>1200</text:p>
          </table:table-cell>
          <table:table-cell table:formula="of:=IF([.B143];[.B143];0)" office:value-type="float" office:value="1200" calcext:value-type="float">
            <text:p>1200</text:p>
          </table:table-cell>
          <table:table-cell table:formula="of:=COM.MICROSOFT.STDEV.S([.C132:.C143])" office:value-type="float" office:value="0" calcext:value-type="float">
            <text:p>0</text:p>
          </table:table-cell>
          <table:table-cell table:formula="of:=AVERAGE([.C132:.C143])" office:value-type="float" office:value="1200" calcext:value-type="float">
            <text:p>1200</text:p>
          </table:table-cell>
          <table:table-cell table:formula="of:=[.E143]-[.D143]" office:value-type="float" office:value="1200" calcext:value-type="float">
            <text:p>1200</text:p>
          </table:table-cell>
          <table:table-cell table:formula="of:=[.E143]-[.E131]"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 office:value-type="float" office:value="1200" calcext:value-type="float">
            <text:p>1200</text:p>
          </table:table-cell>
          <table:table-cell table:formula="of:=IF([.B144];[.B144];0)" office:value-type="float" office:value="1200" calcext:value-type="float">
            <text:p>1200</text:p>
          </table:table-cell>
          <table:table-cell table:formula="of:=COM.MICROSOFT.STDEV.S([.C133:.C144])" office:value-type="float" office:value="0" calcext:value-type="float">
            <text:p>0</text:p>
          </table:table-cell>
          <table:table-cell table:formula="of:=AVERAGE([.C133:.C144])" office:value-type="float" office:value="1200" calcext:value-type="float">
            <text:p>1200</text:p>
          </table:table-cell>
          <table:table-cell table:formula="of:=[.E144]-[.D144]" office:value-type="float" office:value="1200" calcext:value-type="float">
            <text:p>1200</text:p>
          </table:table-cell>
          <table:table-cell table:formula="of:=[.E144]-[.E132]" office:value-type="float" office:value="91.6666666666668" calcext:value-type="float">
            <text:p>91,6666666667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 office:value-type="float" office:value="1200" calcext:value-type="float">
            <text:p>1200</text:p>
          </table:table-cell>
          <table:table-cell table:formula="of:=IF([.B145];[.B145];0)" office:value-type="float" office:value="1200" calcext:value-type="float">
            <text:p>1200</text:p>
          </table:table-cell>
          <table:table-cell table:formula="of:=COM.MICROSOFT.STDEV.S([.C134:.C145])" office:value-type="float" office:value="0" calcext:value-type="float">
            <text:p>0</text:p>
          </table:table-cell>
          <table:table-cell table:formula="of:=AVERAGE([.C134:.C145])" office:value-type="float" office:value="1200" calcext:value-type="float">
            <text:p>1200</text:p>
          </table:table-cell>
          <table:table-cell table:formula="of:=[.E145]-[.D145]" office:value-type="float" office:value="1200" calcext:value-type="float">
            <text:p>1200</text:p>
          </table:table-cell>
          <table:table-cell table:formula="of:=[.E145]-[.E133]" office:value-type="float" office:value="83.3333333333333" calcext:value-type="float">
            <text:p>83,33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 office:value-type="float" office:value="1200" calcext:value-type="float">
            <text:p>1200</text:p>
          </table:table-cell>
          <table:table-cell table:formula="of:=IF([.B146];[.B146];0)" office:value-type="float" office:value="1200" calcext:value-type="float">
            <text:p>1200</text:p>
          </table:table-cell>
          <table:table-cell table:formula="of:=COM.MICROSOFT.STDEV.S([.C135:.C146])" office:value-type="float" office:value="0" calcext:value-type="float">
            <text:p>0</text:p>
          </table:table-cell>
          <table:table-cell table:formula="of:=AVERAGE([.C135:.C146])" office:value-type="float" office:value="1200" calcext:value-type="float">
            <text:p>1200</text:p>
          </table:table-cell>
          <table:table-cell table:formula="of:=[.E146]-[.D146]" office:value-type="float" office:value="1200" calcext:value-type="float">
            <text:p>1200</text:p>
          </table:table-cell>
          <table:table-cell table:formula="of:=[.E146]-[.E134]"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 office:value-type="float" office:value="1200" calcext:value-type="float">
            <text:p>1200</text:p>
          </table:table-cell>
          <table:table-cell table:formula="of:=IF([.B147];[.B147];0)" office:value-type="float" office:value="1200" calcext:value-type="float">
            <text:p>1200</text:p>
          </table:table-cell>
          <table:table-cell table:formula="of:=COM.MICROSOFT.STDEV.S([.C136:.C147])" office:value-type="float" office:value="0" calcext:value-type="float">
            <text:p>0</text:p>
          </table:table-cell>
          <table:table-cell table:formula="of:=AVERAGE([.C136:.C147])" office:value-type="float" office:value="1200" calcext:value-type="float">
            <text:p>1200</text:p>
          </table:table-cell>
          <table:table-cell table:formula="of:=[.E147]-[.D147]" office:value-type="float" office:value="1200" calcext:value-type="float">
            <text:p>1200</text:p>
          </table:table-cell>
          <table:table-cell table:formula="of:=[.E147]-[.E135]" office:value-type="float" office:value="66.6666666666667" calcext:value-type="float">
            <text:p>66,6666666667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 office:value-type="float" office:value="1200" calcext:value-type="float">
            <text:p>1200</text:p>
          </table:table-cell>
          <table:table-cell table:formula="of:=IF([.B148];[.B148];0)" office:value-type="float" office:value="1200" calcext:value-type="float">
            <text:p>1200</text:p>
          </table:table-cell>
          <table:table-cell table:formula="of:=COM.MICROSOFT.STDEV.S([.C137:.C148])" office:value-type="float" office:value="0" calcext:value-type="float">
            <text:p>0</text:p>
          </table:table-cell>
          <table:table-cell table:formula="of:=AVERAGE([.C137:.C148])" office:value-type="float" office:value="1200" calcext:value-type="float">
            <text:p>1200</text:p>
          </table:table-cell>
          <table:table-cell table:formula="of:=[.E148]-[.D148]" office:value-type="float" office:value="1200" calcext:value-type="float">
            <text:p>1200</text:p>
          </table:table-cell>
          <table:table-cell table:formula="of:=[.E148]-[.E136]" office:value-type="float" office:value="58.3333333333333" calcext:value-type="float">
            <text:p>58,3333333333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 office:value-type="float" office:value="1200" calcext:value-type="float">
            <text:p>1200</text:p>
          </table:table-cell>
          <table:table-cell table:formula="of:=IF([.B149];[.B149];0)" office:value-type="float" office:value="1200" calcext:value-type="float">
            <text:p>1200</text:p>
          </table:table-cell>
          <table:table-cell table:formula="of:=COM.MICROSOFT.STDEV.S([.C138:.C149])" office:value-type="float" office:value="0" calcext:value-type="float">
            <text:p>0</text:p>
          </table:table-cell>
          <table:table-cell table:formula="of:=AVERAGE([.C138:.C149])" office:value-type="float" office:value="1200" calcext:value-type="float">
            <text:p>1200</text:p>
          </table:table-cell>
          <table:table-cell table:formula="of:=[.E149]-[.D149]" office:value-type="float" office:value="1200" calcext:value-type="float">
            <text:p>1200</text:p>
          </table:table-cell>
          <table:table-cell table:formula="of:=[.E149]-[.E137]" office:value-type="float" office:value="50" calcext:value-type="float">
            <text:p>50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 office:value-type="float" office:value="1200" calcext:value-type="float">
            <text:p>1200</text:p>
          </table:table-cell>
          <table:table-cell table:formula="of:=IF([.B150];[.B150];0)" office:value-type="float" office:value="1200" calcext:value-type="float">
            <text:p>1200</text:p>
          </table:table-cell>
          <table:table-cell table:formula="of:=COM.MICROSOFT.STDEV.S([.C139:.C150])" office:value-type="float" office:value="0" calcext:value-type="float">
            <text:p>0</text:p>
          </table:table-cell>
          <table:table-cell table:formula="of:=AVERAGE([.C139:.C150])" office:value-type="float" office:value="1200" calcext:value-type="float">
            <text:p>1200</text:p>
          </table:table-cell>
          <table:table-cell table:formula="of:=[.E150]-[.D150]" office:value-type="float" office:value="1200" calcext:value-type="float">
            <text:p>1200</text:p>
          </table:table-cell>
          <table:table-cell table:formula="of:=[.E150]-[.E138]" office:value-type="float" office:value="41.6666666666667" calcext:value-type="float">
            <text:p>41,6666666667</text:p>
          </table:table-cell>
        </table:table-row>
      </table:table>
      <table:table table:name="Articles per day" table:style-name="ta1">
        <table:shapes>
          <draw:frame draw:z-index="0" draw:style-name="gr1" draw:text-style-name="P1" svg:width="159.99mm" svg:height="89.99mm" svg:x="159.05mm" svg:y="1mm">
            <loext:p draw:notify-on-update-of-ranges="'Articles per day'.A1:'Articles per day'.A1 'Articles per day'.A2:'Articles per day'.A150 'Articles per day'.B1:'Articles per day'.B1 'Articles per day'.B2:'Articles per day'.B150 'Articles per day'.E1:'Articles per day'.E1 'Articles per day'.E2:'Articles per day'.E150 'Articles per day'.F1:'Articles per day'.F1 'Articles per day'.F2:'Articles per day'.F150 'Articles per day'.G1:'Articles per day'.G1 'Articles per day'.G2:'Articles per day'.G15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Articles per day</text:p>
          </table:table-cell>
          <table:table-cell office:value-type="string" calcext:value-type="string">
            <text:p>helper</text:p>
          </table:table-cell>
          <table:table-cell table:style-name="ce3" office:value-type="string" calcext:value-type="string">
            <text:p>StdDev</text:p>
          </table:table-cell>
          <table:table-cell table:style-name="ce5" office:value-type="string" calcext:value-type="string">
            <text:p>Mean</text:p>
          </table:table-cell>
          <table:table-cell table:style-name="ce5" office:value-type="string" calcext:value-type="string">
            <text:p>Mean – 1*StdDev</text:p>
          </table:table-cell>
          <table:table-cell table:style-name="ce5" office:value-type="string" calcext:value-type="string">
            <text:p>Diff</text:p>
          </table:table-cell>
        </table:table-row>
        <table:table-row table:style-name="ro1">
          <table:table-cell office:value-type="date" office:date-value="2004-08-01" calcext:value-type="date">
            <text:p>2004-08-01</text:p>
          </table:table-cell>
          <table:table-cell/>
          <table:table-cell table:formula="of:=IF([.B2];[.B2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/>
          <table:table-cell table:formula="of:=IF([.B3];[.B3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/>
          <table:table-cell table:formula="of:=IF([.B4];[.B4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/>
          <table:table-cell table:formula="of:=IF([.B5];[.B5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/>
          <table:table-cell table:formula="of:=IF([.B6];[.B6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1-01" calcext:value-type="date">
            <text:p>2005-01-01</text:p>
          </table:table-cell>
          <table:table-cell/>
          <table:table-cell table:formula="of:=IF([.B7];[.B7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/>
          <table:table-cell table:formula="of:=IF([.B8];[.B8];0)" office:value-type="float" office:value="0" calcext:value-type="float">
            <text:p>0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6" calcext:value-type="float">
            <text:p>6</text:p>
          </table:table-cell>
          <table:table-cell table:formula="of:=IF([.B9];[.B9];0)" office:value-type="float" office:value="6" calcext:value-type="float">
            <text:p>6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4" calcext:value-type="float">
            <text:p>4</text:p>
          </table:table-cell>
          <table:table-cell table:formula="of:=IF([.B10];[.B10];0)" office:value-type="float" office:value="4" calcext:value-type="float">
            <text:p>4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5-01" calcext:value-type="date">
            <text:p>2005-05-01</text:p>
          </table:table-cell>
          <table:table-cell office:value-type="float" office:value="9" calcext:value-type="float">
            <text:p>9</text:p>
          </table:table-cell>
          <table:table-cell table:formula="of:=IF([.B11];[.B11];0)" office:value-type="float" office:value="9" calcext:value-type="float">
            <text:p>9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" calcext:value-type="float">
            <text:p>2</text:p>
          </table:table-cell>
          <table:table-cell table:formula="of:=IF([.B12];[.B12];0)" office:value-type="float" office:value="2" calcext:value-type="float">
            <text:p>2</text:p>
          </table:table-cell>
          <table:table-cell table:style-name="ce2"/>
          <table:table-cell table:number-columns-repeated="3"/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/>
          <table:table-cell table:formula="of:=IF([.B13];[.B13];0)" office:value-type="float" office:value="0" calcext:value-type="float">
            <text:p>0</text:p>
          </table:table-cell>
          <table:table-cell table:formula="of:=COM.MICROSOFT.STDEV.S([.C2:.C13])" office:value-type="float" office:value="3.01887998496733" calcext:value-type="float">
            <text:p>3,018879985</text:p>
          </table:table-cell>
          <table:table-cell table:formula="of:=AVERAGE([.C2:.C13])" office:value-type="float" office:value="1.75" calcext:value-type="float">
            <text:p>1,75</text:p>
          </table:table-cell>
          <table:table-cell table:formula="of:=[.E13]-[.D13]" office:value-type="float" office:value="-1.26887998496733" calcext:value-type="float">
            <text:p>-1,268879985</text:p>
          </table:table-cell>
          <table:table-cell/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/>
          <table:table-cell table:formula="of:=IF([.B14];[.B14];0)" office:value-type="float" office:value="0" calcext:value-type="float">
            <text:p>0</text:p>
          </table:table-cell>
          <table:table-cell table:formula="of:=COM.MICROSOFT.STDEV.S([.C3:.C14])" office:value-type="float" office:value="3.01887998496733" calcext:value-type="float">
            <text:p>3,018879985</text:p>
          </table:table-cell>
          <table:table-cell table:formula="of:=AVERAGE([.C3:.C14])" office:value-type="float" office:value="1.75" calcext:value-type="float">
            <text:p>1,75</text:p>
          </table:table-cell>
          <table:table-cell table:formula="of:=[.E14]-[.D14]" office:value-type="float" office:value="-1.26887998496733" calcext:value-type="float">
            <text:p>-1,268879985</text:p>
          </table:table-cell>
          <table:table-cell/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/>
          <table:table-cell table:formula="of:=IF([.B15];[.B15];0)" office:value-type="float" office:value="0" calcext:value-type="float">
            <text:p>0</text:p>
          </table:table-cell>
          <table:table-cell table:formula="of:=COM.MICROSOFT.STDEV.S([.C4:.C15])" office:value-type="float" office:value="3.01887998496733" calcext:value-type="float">
            <text:p>3,018879985</text:p>
          </table:table-cell>
          <table:table-cell table:formula="of:=AVERAGE([.C4:.C15])" office:value-type="float" office:value="1.75" calcext:value-type="float">
            <text:p>1,75</text:p>
          </table:table-cell>
          <table:table-cell table:formula="of:=[.E15]-[.D15]" office:value-type="float" office:value="-1.26887998496733" calcext:value-type="float">
            <text:p>-1,268879985</text:p>
          </table:table-cell>
          <table:table-cell/>
        </table:table-row>
        <table:table-row table:style-name="ro1">
          <table:table-cell office:value-type="date" office:date-value="2005-10-01" calcext:value-type="date">
            <text:p>2005-10-01</text:p>
          </table:table-cell>
          <table:table-cell office:value-type="float" office:value="2" calcext:value-type="float">
            <text:p>2</text:p>
          </table:table-cell>
          <table:table-cell table:formula="of:=IF([.B16];[.B16];0)" office:value-type="float" office:value="2" calcext:value-type="float">
            <text:p>2</text:p>
          </table:table-cell>
          <table:table-cell table:formula="of:=COM.MICROSOFT.STDEV.S([.C5:.C16])" office:value-type="float" office:value="2.96826650767852" calcext:value-type="float">
            <text:p>2,9682665077</text:p>
          </table:table-cell>
          <table:table-cell table:formula="of:=AVERAGE([.C5:.C16])" office:value-type="float" office:value="1.91666666666667" calcext:value-type="float">
            <text:p>1,9166666667</text:p>
          </table:table-cell>
          <table:table-cell table:formula="of:=[.E16]-[.D16]" office:value-type="float" office:value="-1.05159984101186" calcext:value-type="float">
            <text:p>-1,051599841</text:p>
          </table:table-cell>
          <table:table-cell/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/>
          <table:table-cell table:formula="of:=IF([.B17];[.B17];0)" office:value-type="float" office:value="0" calcext:value-type="float">
            <text:p>0</text:p>
          </table:table-cell>
          <table:table-cell table:formula="of:=COM.MICROSOFT.STDEV.S([.C6:.C17])" office:value-type="float" office:value="2.96826650767852" calcext:value-type="float">
            <text:p>2,9682665077</text:p>
          </table:table-cell>
          <table:table-cell table:formula="of:=AVERAGE([.C6:.C17])" office:value-type="float" office:value="1.91666666666667" calcext:value-type="float">
            <text:p>1,9166666667</text:p>
          </table:table-cell>
          <table:table-cell table:formula="of:=[.E17]-[.D17]" office:value-type="float" office:value="-1.05159984101186" calcext:value-type="float">
            <text:p>-1,051599841</text:p>
          </table:table-cell>
          <table:table-cell/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/>
          <table:table-cell table:formula="of:=IF([.B18];[.B18];0)" office:value-type="float" office:value="0" calcext:value-type="float">
            <text:p>0</text:p>
          </table:table-cell>
          <table:table-cell table:formula="of:=COM.MICROSOFT.STDEV.S([.C7:.C18])" office:value-type="float" office:value="2.96826650767852" calcext:value-type="float">
            <text:p>2,9682665077</text:p>
          </table:table-cell>
          <table:table-cell table:formula="of:=AVERAGE([.C7:.C18])" office:value-type="float" office:value="1.91666666666667" calcext:value-type="float">
            <text:p>1,9166666667</text:p>
          </table:table-cell>
          <table:table-cell table:formula="of:=[.E18]-[.D18]" office:value-type="float" office:value="-1.05159984101186" calcext:value-type="float">
            <text:p>-1,051599841</text:p>
          </table:table-cell>
          <table:table-cell/>
        </table:table-row>
        <table:table-row table:style-name="ro1">
          <table:table-cell office:value-type="date" office:date-value="2006-01-01" calcext:value-type="date">
            <text:p>2006-01-01</text:p>
          </table:table-cell>
          <table:table-cell/>
          <table:table-cell table:formula="of:=IF([.B19];[.B19];0)" office:value-type="float" office:value="0" calcext:value-type="float">
            <text:p>0</text:p>
          </table:table-cell>
          <table:table-cell table:formula="of:=COM.MICROSOFT.STDEV.S([.C8:.C19])" office:value-type="float" office:value="2.96826650767852" calcext:value-type="float">
            <text:p>2,9682665077</text:p>
          </table:table-cell>
          <table:table-cell table:formula="of:=AVERAGE([.C8:.C19])" office:value-type="float" office:value="1.91666666666667" calcext:value-type="float">
            <text:p>1,9166666667</text:p>
          </table:table-cell>
          <table:table-cell table:formula="of:=[.E19]-[.D19]" office:value-type="float" office:value="-1.05159984101186" calcext:value-type="float">
            <text:p>-1,051599841</text:p>
          </table:table-cell>
          <table:table-cell/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/>
          <table:table-cell table:formula="of:=IF([.B20];[.B20];0)" office:value-type="float" office:value="0" calcext:value-type="float">
            <text:p>0</text:p>
          </table:table-cell>
          <table:table-cell table:formula="of:=COM.MICROSOFT.STDEV.S([.C9:.C20])" office:value-type="float" office:value="2.96826650767852" calcext:value-type="float">
            <text:p>2,9682665077</text:p>
          </table:table-cell>
          <table:table-cell table:formula="of:=AVERAGE([.C9:.C20])" office:value-type="float" office:value="1.91666666666667" calcext:value-type="float">
            <text:p>1,9166666667</text:p>
          </table:table-cell>
          <table:table-cell table:formula="of:=[.E20]-[.D20]" office:value-type="float" office:value="-1.05159984101186" calcext:value-type="float">
            <text:p>-1,051599841</text:p>
          </table:table-cell>
          <table:table-cell/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/>
          <table:table-cell table:formula="of:=IF([.B21];[.B21];0)" office:value-type="float" office:value="0" calcext:value-type="float">
            <text:p>0</text:p>
          </table:table-cell>
          <table:table-cell table:formula="of:=COM.MICROSOFT.STDEV.S([.C10:.C21])" office:value-type="float" office:value="2.7122058561364" calcext:value-type="float">
            <text:p>2,7122058561</text:p>
          </table:table-cell>
          <table:table-cell table:formula="of:=AVERAGE([.C10:.C21])" office:value-type="float" office:value="1.41666666666667" calcext:value-type="float">
            <text:p>1,4166666667</text:p>
          </table:table-cell>
          <table:table-cell table:formula="of:=[.E21]-[.D21]" office:value-type="float" office:value="-1.29553918946974" calcext:value-type="float">
            <text:p>-1,2955391895</text:p>
          </table:table-cell>
          <table:table-cell/>
        </table:table-row>
        <table:table-row table:style-name="ro1">
          <table:table-cell office:value-type="date" office:date-value="2006-04-01" calcext:value-type="date">
            <text:p>2006-04-01</text:p>
          </table:table-cell>
          <table:table-cell/>
          <table:table-cell table:formula="of:=IF([.B22];[.B22];0)" office:value-type="float" office:value="0" calcext:value-type="float">
            <text:p>0</text:p>
          </table:table-cell>
          <table:table-cell table:formula="of:=COM.MICROSOFT.STDEV.S([.C11:.C22])" office:value-type="float" office:value="2.60971378902095" calcext:value-type="float">
            <text:p>2,609713789</text:p>
          </table:table-cell>
          <table:table-cell table:formula="of:=AVERAGE([.C11:.C22])" office:value-type="float" office:value="1.08333333333333" calcext:value-type="float">
            <text:p>1,0833333333</text:p>
          </table:table-cell>
          <table:table-cell table:formula="of:=[.E22]-[.D22]" office:value-type="float" office:value="-1.52638045568761" calcext:value-type="float">
            <text:p>-1,5263804557</text:p>
          </table:table-cell>
          <table:table-cell/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5" calcext:value-type="float">
            <text:p>5</text:p>
          </table:table-cell>
          <table:table-cell table:formula="of:=IF([.B23];[.B23];0)" office:value-type="float" office:value="5" calcext:value-type="float">
            <text:p>5</text:p>
          </table:table-cell>
          <table:table-cell table:formula="of:=COM.MICROSOFT.STDEV.S([.C12:.C23])" office:value-type="float" office:value="1.54478595163331" calcext:value-type="float">
            <text:p>1,5447859516</text:p>
          </table:table-cell>
          <table:table-cell table:formula="of:=AVERAGE([.C12:.C23])" office:value-type="float" office:value="0.75" calcext:value-type="float">
            <text:p>0,75</text:p>
          </table:table-cell>
          <table:table-cell table:formula="of:=[.E23]-[.D23]" office:value-type="float" office:value="-0.794785951633312" calcext:value-type="float">
            <text:p>-0,7947859516</text:p>
          </table:table-cell>
          <table:table-cell/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4" calcext:value-type="float">
            <text:p>4</text:p>
          </table:table-cell>
          <table:table-cell table:formula="of:=IF([.B24];[.B24];0)" office:value-type="float" office:value="4" calcext:value-type="float">
            <text:p>4</text:p>
          </table:table-cell>
          <table:table-cell table:formula="of:=COM.MICROSOFT.STDEV.S([.C13:.C24])" office:value-type="float" office:value="1.78164037455442" calcext:value-type="float">
            <text:p>1,7816403746</text:p>
          </table:table-cell>
          <table:table-cell table:formula="of:=AVERAGE([.C13:.C24])" office:value-type="float" office:value="0.916666666666667" calcext:value-type="float">
            <text:p>0,9166666667</text:p>
          </table:table-cell>
          <table:table-cell table:formula="of:=[.E24]-[.D24]" office:value-type="float" office:value="-0.864973707887756" calcext:value-type="float">
            <text:p>-0,8649737079</text:p>
          </table:table-cell>
          <table:table-cell/>
        </table:table-row>
        <table:table-row table:style-name="ro1">
          <table:table-cell office:value-type="date" office:date-value="2006-07-01" calcext:value-type="date">
            <text:p>2006-07-01</text:p>
          </table:table-cell>
          <table:table-cell/>
          <table:table-cell table:formula="of:=IF([.B25];[.B25];0)" office:value-type="float" office:value="0" calcext:value-type="float">
            <text:p>0</text:p>
          </table:table-cell>
          <table:table-cell table:formula="of:=COM.MICROSOFT.STDEV.S([.C14:.C25])" office:value-type="float" office:value="1.78164037455442" calcext:value-type="float">
            <text:p>1,7816403746</text:p>
          </table:table-cell>
          <table:table-cell table:formula="of:=AVERAGE([.C14:.C25])" office:value-type="float" office:value="0.916666666666667" calcext:value-type="float">
            <text:p>0,9166666667</text:p>
          </table:table-cell>
          <table:table-cell table:formula="of:=[.E25]-[.D25]" office:value-type="float" office:value="-0.864973707887756" calcext:value-type="float">
            <text:p>-0,8649737079</text:p>
          </table:table-cell>
          <table:table-cell table:formula="of:=[.E25]-[.E13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/>
          <table:table-cell table:formula="of:=IF([.B26];[.B26];0)" office:value-type="float" office:value="0" calcext:value-type="float">
            <text:p>0</text:p>
          </table:table-cell>
          <table:table-cell table:formula="of:=COM.MICROSOFT.STDEV.S([.C15:.C26])" office:value-type="float" office:value="1.78164037455442" calcext:value-type="float">
            <text:p>1,7816403746</text:p>
          </table:table-cell>
          <table:table-cell table:formula="of:=AVERAGE([.C15:.C26])" office:value-type="float" office:value="0.916666666666667" calcext:value-type="float">
            <text:p>0,9166666667</text:p>
          </table:table-cell>
          <table:table-cell table:formula="of:=[.E26]-[.D26]" office:value-type="float" office:value="-0.864973707887756" calcext:value-type="float">
            <text:p>-0,8649737079</text:p>
          </table:table-cell>
          <table:table-cell table:formula="of:=[.E26]-[.E14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/>
          <table:table-cell table:formula="of:=IF([.B27];[.B27];0)" office:value-type="float" office:value="0" calcext:value-type="float">
            <text:p>0</text:p>
          </table:table-cell>
          <table:table-cell table:formula="of:=COM.MICROSOFT.STDEV.S([.C16:.C27])" office:value-type="float" office:value="1.78164037455442" calcext:value-type="float">
            <text:p>1,7816403746</text:p>
          </table:table-cell>
          <table:table-cell table:formula="of:=AVERAGE([.C16:.C27])" office:value-type="float" office:value="0.916666666666667" calcext:value-type="float">
            <text:p>0,9166666667</text:p>
          </table:table-cell>
          <table:table-cell table:formula="of:=[.E27]-[.D27]" office:value-type="float" office:value="-0.864973707887756" calcext:value-type="float">
            <text:p>-0,8649737079</text:p>
          </table:table-cell>
          <table:table-cell table:formula="of:=[.E27]-[.E15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06-10-01" calcext:value-type="date">
            <text:p>2006-10-01</text:p>
          </table:table-cell>
          <table:table-cell/>
          <table:table-cell table:formula="of:=IF([.B28];[.B28];0)" office:value-type="float" office:value="0" calcext:value-type="float">
            <text:p>0</text:p>
          </table:table-cell>
          <table:table-cell table:formula="of:=COM.MICROSOFT.STDEV.S([.C17:.C28])" office:value-type="float" office:value="1.76454990398015" calcext:value-type="float">
            <text:p>1,764549904</text:p>
          </table:table-cell>
          <table:table-cell table:formula="of:=AVERAGE([.C17:.C28])" office:value-type="float" office:value="0.75" calcext:value-type="float">
            <text:p>0,75</text:p>
          </table:table-cell>
          <table:table-cell table:formula="of:=[.E28]-[.D28]" office:value-type="float" office:value="-1.01454990398015" calcext:value-type="float">
            <text:p>-1,014549904</text:p>
          </table:table-cell>
          <table:table-cell table:formula="of:=[.E28]-[.E16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/>
          <table:table-cell table:formula="of:=IF([.B29];[.B29];0)" office:value-type="float" office:value="0" calcext:value-type="float">
            <text:p>0</text:p>
          </table:table-cell>
          <table:table-cell table:formula="of:=COM.MICROSOFT.STDEV.S([.C18:.C29])" office:value-type="float" office:value="1.76454990398015" calcext:value-type="float">
            <text:p>1,764549904</text:p>
          </table:table-cell>
          <table:table-cell table:formula="of:=AVERAGE([.C18:.C29])" office:value-type="float" office:value="0.75" calcext:value-type="float">
            <text:p>0,75</text:p>
          </table:table-cell>
          <table:table-cell table:formula="of:=[.E29]-[.D29]" office:value-type="float" office:value="-1.01454990398015" calcext:value-type="float">
            <text:p>-1,014549904</text:p>
          </table:table-cell>
          <table:table-cell table:formula="of:=[.E29]-[.E17]" office:value-type="float" office:value="-1.16666666666667" calcext:value-type="float">
            <text:p>-1,1666666667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4" calcext:value-type="float">
            <text:p>4</text:p>
          </table:table-cell>
          <table:table-cell table:formula="of:=IF([.B30];[.B30];0)" office:value-type="float" office:value="4" calcext:value-type="float">
            <text:p>4</text:p>
          </table:table-cell>
          <table:table-cell table:formula="of:=COM.MICROSOFT.STDEV.S([.C19:.C30])" office:value-type="float" office:value="1.97522534195852" calcext:value-type="float">
            <text:p>1,975225342</text:p>
          </table:table-cell>
          <table:table-cell table:formula="of:=AVERAGE([.C19:.C30])" office:value-type="float" office:value="1.08333333333333" calcext:value-type="float">
            <text:p>1,0833333333</text:p>
          </table:table-cell>
          <table:table-cell table:formula="of:=[.E30]-[.D30]" office:value-type="float" office:value="-0.891892008625187" calcext:value-type="float">
            <text:p>-0,8918920086</text:p>
          </table:table-cell>
          <table:table-cell table:formula="of:=[.E30]-[.E18]" office:value-type="float" office:value="-0.833333333333333" calcext:value-type="float">
            <text:p>-0,8333333333</text:p>
          </table:table-cell>
        </table:table-row>
        <table:table-row table:style-name="ro1">
          <table:table-cell office:value-type="date" office:date-value="2007-01-01" calcext:value-type="date">
            <text:p>2007-01-01</text:p>
          </table:table-cell>
          <table:table-cell office:value-type="float" office:value="1" calcext:value-type="float">
            <text:p>1</text:p>
          </table:table-cell>
          <table:table-cell table:formula="of:=IF([.B31];[.B31];0)" office:value-type="float" office:value="1" calcext:value-type="float">
            <text:p>1</text:p>
          </table:table-cell>
          <table:table-cell table:formula="of:=COM.MICROSOFT.STDEV.S([.C20:.C31])" office:value-type="float" office:value="1.94624736040381" calcext:value-type="float">
            <text:p>1,9462473604</text:p>
          </table:table-cell>
          <table:table-cell table:formula="of:=AVERAGE([.C20:.C31])" office:value-type="float" office:value="1.16666666666667" calcext:value-type="float">
            <text:p>1,1666666667</text:p>
          </table:table-cell>
          <table:table-cell table:formula="of:=[.E31]-[.D31]" office:value-type="float" office:value="-0.779580693737141" calcext:value-type="float">
            <text:p>-0,7795806937</text:p>
          </table:table-cell>
          <table:table-cell table:formula="of:=[.E31]-[.E19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/>
          <table:table-cell table:formula="of:=IF([.B32];[.B32];0)" office:value-type="float" office:value="0" calcext:value-type="float">
            <text:p>0</text:p>
          </table:table-cell>
          <table:table-cell table:formula="of:=COM.MICROSOFT.STDEV.S([.C21:.C32])" office:value-type="float" office:value="1.94624736040381" calcext:value-type="float">
            <text:p>1,9462473604</text:p>
          </table:table-cell>
          <table:table-cell table:formula="of:=AVERAGE([.C21:.C32])" office:value-type="float" office:value="1.16666666666667" calcext:value-type="float">
            <text:p>1,1666666667</text:p>
          </table:table-cell>
          <table:table-cell table:formula="of:=[.E32]-[.D32]" office:value-type="float" office:value="-0.779580693737141" calcext:value-type="float">
            <text:p>-0,7795806937</text:p>
          </table:table-cell>
          <table:table-cell table:formula="of:=[.E32]-[.E20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16" calcext:value-type="float">
            <text:p>16</text:p>
          </table:table-cell>
          <table:table-cell table:formula="of:=IF([.B33];[.B33];0)" office:value-type="float" office:value="16" calcext:value-type="float">
            <text:p>16</text:p>
          </table:table-cell>
          <table:table-cell table:formula="of:=COM.MICROSOFT.STDEV.S([.C22:.C33])" office:value-type="float" office:value="4.66125227028883" calcext:value-type="float">
            <text:p>4,6612522703</text:p>
          </table:table-cell>
          <table:table-cell table:formula="of:=AVERAGE([.C22:.C33])" office:value-type="float" office:value="2.5" calcext:value-type="float">
            <text:p>2,5</text:p>
          </table:table-cell>
          <table:table-cell table:formula="of:=[.E33]-[.D33]" office:value-type="float" office:value="-2.16125227028883" calcext:value-type="float">
            <text:p>-2,1612522703</text:p>
          </table:table-cell>
          <table:table-cell table:formula="of:=[.E33]-[.E21]" office:value-type="float" office:value="1.08333333333333" calcext:value-type="float">
            <text:p>1,0833333333</text:p>
          </table:table-cell>
        </table:table-row>
        <table:table-row table:style-name="ro1">
          <table:table-cell office:value-type="date" office:date-value="2007-04-01" calcext:value-type="date">
            <text:p>2007-04-01</text:p>
          </table:table-cell>
          <table:table-cell office:value-type="float" office:value="3" calcext:value-type="float">
            <text:p>3</text:p>
          </table:table-cell>
          <table:table-cell table:formula="of:=IF([.B34];[.B34];0)" office:value-type="float" office:value="3" calcext:value-type="float">
            <text:p>3</text:p>
          </table:table-cell>
          <table:table-cell table:formula="of:=COM.MICROSOFT.STDEV.S([.C23:.C34])" office:value-type="float" office:value="4.59495771075604" calcext:value-type="float">
            <text:p>4,5949577108</text:p>
          </table:table-cell>
          <table:table-cell table:formula="of:=AVERAGE([.C23:.C34])" office:value-type="float" office:value="2.75" calcext:value-type="float">
            <text:p>2,75</text:p>
          </table:table-cell>
          <table:table-cell table:formula="of:=[.E34]-[.D34]" office:value-type="float" office:value="-1.84495771075604" calcext:value-type="float">
            <text:p>-1,8449577108</text:p>
          </table:table-cell>
          <table:table-cell table:formula="of:=[.E34]-[.E22]" office:value-type="float" office:value="1.66666666666667" calcext:value-type="float">
            <text:p>1,6666666667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11" calcext:value-type="float">
            <text:p>11</text:p>
          </table:table-cell>
          <table:table-cell table:formula="of:=IF([.B35];[.B35];0)" office:value-type="float" office:value="11" calcext:value-type="float">
            <text:p>11</text:p>
          </table:table-cell>
          <table:table-cell table:formula="of:=COM.MICROSOFT.STDEV.S([.C24:.C35])" office:value-type="float" office:value="5.15443321987799" calcext:value-type="float">
            <text:p>5,1544332199</text:p>
          </table:table-cell>
          <table:table-cell table:formula="of:=AVERAGE([.C24:.C35])" office:value-type="float" office:value="3.25" calcext:value-type="float">
            <text:p>3,25</text:p>
          </table:table-cell>
          <table:table-cell table:formula="of:=[.E35]-[.D35]" office:value-type="float" office:value="-1.90443321987799" calcext:value-type="float">
            <text:p>-1,9044332199</text:p>
          </table:table-cell>
          <table:table-cell table:formula="of:=[.E35]-[.E23]" office:value-type="float" office:value="2.5" calcext:value-type="float">
            <text:p>2,5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4" calcext:value-type="float">
            <text:p>4</text:p>
          </table:table-cell>
          <table:table-cell table:formula="of:=IF([.B36];[.B36];0)" office:value-type="float" office:value="4" calcext:value-type="float">
            <text:p>4</text:p>
          </table:table-cell>
          <table:table-cell table:formula="of:=COM.MICROSOFT.STDEV.S([.C25:.C36])" office:value-type="float" office:value="5.15443321987799" calcext:value-type="float">
            <text:p>5,1544332199</text:p>
          </table:table-cell>
          <table:table-cell table:formula="of:=AVERAGE([.C25:.C36])" office:value-type="float" office:value="3.25" calcext:value-type="float">
            <text:p>3,25</text:p>
          </table:table-cell>
          <table:table-cell table:formula="of:=[.E36]-[.D36]" office:value-type="float" office:value="-1.90443321987799" calcext:value-type="float">
            <text:p>-1,9044332199</text:p>
          </table:table-cell>
          <table:table-cell table:formula="of:=[.E36]-[.E24]" office:value-type="float" office:value="2.33333333333333" calcext:value-type="float">
            <text:p>2,3333333333</text:p>
          </table:table-cell>
        </table:table-row>
        <table:table-row table:style-name="ro1">
          <table:table-cell office:value-type="date" office:date-value="2007-07-01" calcext:value-type="date">
            <text:p>2007-07-01</text:p>
          </table:table-cell>
          <table:table-cell office:value-type="float" office:value="4" calcext:value-type="float">
            <text:p>4</text:p>
          </table:table-cell>
          <table:table-cell table:formula="of:=IF([.B37];[.B37];0)" office:value-type="float" office:value="4" calcext:value-type="float">
            <text:p>4</text:p>
          </table:table-cell>
          <table:table-cell table:formula="of:=COM.MICROSOFT.STDEV.S([.C26:.C37])" office:value-type="float" office:value="5.05350163627942" calcext:value-type="float">
            <text:p>5,0535016363</text:p>
          </table:table-cell>
          <table:table-cell table:formula="of:=AVERAGE([.C26:.C37])" office:value-type="float" office:value="3.58333333333333" calcext:value-type="float">
            <text:p>3,5833333333</text:p>
          </table:table-cell>
          <table:table-cell table:formula="of:=[.E37]-[.D37]" office:value-type="float" office:value="-1.47016830294609" calcext:value-type="float">
            <text:p>-1,4701683029</text:p>
          </table:table-cell>
          <table:table-cell table:formula="of:=[.E37]-[.E25]" office:value-type="float" office:value="2.66666666666667" calcext:value-type="float">
            <text:p>2,6666666667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" calcext:value-type="float">
            <text:p>2</text:p>
          </table:table-cell>
          <table:table-cell table:formula="of:=IF([.B38];[.B38];0)" office:value-type="float" office:value="2" calcext:value-type="float">
            <text:p>2</text:p>
          </table:table-cell>
          <table:table-cell table:formula="of:=COM.MICROSOFT.STDEV.S([.C27:.C38])" office:value-type="float" office:value="4.95663008688179" calcext:value-type="float">
            <text:p>4,9566300869</text:p>
          </table:table-cell>
          <table:table-cell table:formula="of:=AVERAGE([.C27:.C38])" office:value-type="float" office:value="3.75" calcext:value-type="float">
            <text:p>3,75</text:p>
          </table:table-cell>
          <table:table-cell table:formula="of:=[.E38]-[.D38]" office:value-type="float" office:value="-1.20663008688179" calcext:value-type="float">
            <text:p>-1,2066300869</text:p>
          </table:table-cell>
          <table:table-cell table:formula="of:=[.E38]-[.E26]" office:value-type="float" office:value="2.83333333333333" calcext:value-type="float">
            <text:p>2,8333333333</text:p>
          </table:table-cell>
        </table:table-row>
        <table:table-row table:style-name="ro1">
          <table:table-cell office:value-type="date" office:date-value="2007-09-01" calcext:value-type="date">
            <text:p>2007-09-01</text:p>
          </table:table-cell>
          <table:table-cell office:value-type="float" office:value="3" calcext:value-type="float">
            <text:p>3</text:p>
          </table:table-cell>
          <table:table-cell table:formula="of:=IF([.B39];[.B39];0)" office:value-type="float" office:value="3" calcext:value-type="float">
            <text:p>3</text:p>
          </table:table-cell>
          <table:table-cell table:formula="of:=COM.MICROSOFT.STDEV.S([.C28:.C39])" office:value-type="float" office:value="4.82418151324422" calcext:value-type="float">
            <text:p>4,8241815132</text:p>
          </table:table-cell>
          <table:table-cell table:formula="of:=AVERAGE([.C28:.C39])" office:value-type="float" office:value="4" calcext:value-type="float">
            <text:p>4</text:p>
          </table:table-cell>
          <table:table-cell table:formula="of:=[.E39]-[.D39]" office:value-type="float" office:value="-0.824181513244218" calcext:value-type="float">
            <text:p>-0,8241815132</text:p>
          </table:table-cell>
          <table:table-cell table:formula="of:=[.E39]-[.E27]" office:value-type="float" office:value="3.08333333333333" calcext:value-type="float">
            <text:p>3,0833333333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4" calcext:value-type="float">
            <text:p>4</text:p>
          </table:table-cell>
          <table:table-cell table:formula="of:=IF([.B40];[.B40];0)" office:value-type="float" office:value="4" calcext:value-type="float">
            <text:p>4</text:p>
          </table:table-cell>
          <table:table-cell table:formula="of:=COM.MICROSOFT.STDEV.S([.C29:.C40])" office:value-type="float" office:value="4.65800061152526" calcext:value-type="float">
            <text:p>4,6580006115</text:p>
          </table:table-cell>
          <table:table-cell table:formula="of:=AVERAGE([.C29:.C40])" office:value-type="float" office:value="4.33333333333333" calcext:value-type="float">
            <text:p>4,3333333333</text:p>
          </table:table-cell>
          <table:table-cell table:formula="of:=[.E40]-[.D40]" office:value-type="float" office:value="-0.324667278191928" calcext:value-type="float">
            <text:p>-0,3246672782</text:p>
          </table:table-cell>
          <table:table-cell table:formula="of:=[.E40]-[.E28]" office:value-type="float" office:value="3.58333333333333" calcext:value-type="float">
            <text:p>3,5833333333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1" calcext:value-type="float">
            <text:p>1</text:p>
          </table:table-cell>
          <table:table-cell table:formula="of:=IF([.B41];[.B41];0)" office:value-type="float" office:value="1" calcext:value-type="float">
            <text:p>1</text:p>
          </table:table-cell>
          <table:table-cell table:formula="of:=COM.MICROSOFT.STDEV.S([.C30:.C41])" office:value-type="float" office:value="4.58174903747731" calcext:value-type="float">
            <text:p>4,5817490375</text:p>
          </table:table-cell>
          <table:table-cell table:formula="of:=AVERAGE([.C30:.C41])" office:value-type="float" office:value="4.41666666666667" calcext:value-type="float">
            <text:p>4,4166666667</text:p>
          </table:table-cell>
          <table:table-cell table:formula="of:=[.E41]-[.D41]" office:value-type="float" office:value="-0.165082370810642" calcext:value-type="float">
            <text:p>-0,1650823708</text:p>
          </table:table-cell>
          <table:table-cell table:formula="of:=[.E41]-[.E29]" office:value-type="float" office:value="3.66666666666667" calcext:value-type="float">
            <text:p>3,6666666667</text:p>
          </table:table-cell>
        </table:table-row>
        <table:table-row table:style-name="ro1">
          <table:table-cell office:value-type="date" office:date-value="2007-12-01" calcext:value-type="date">
            <text:p>2007-12-01</text:p>
          </table:table-cell>
          <table:table-cell/>
          <table:table-cell table:formula="of:=IF([.B42];[.B42];0)" office:value-type="float" office:value="0" calcext:value-type="float">
            <text:p>0</text:p>
          </table:table-cell>
          <table:table-cell table:formula="of:=COM.MICROSOFT.STDEV.S([.C31:.C42])" office:value-type="float" office:value="4.75697255392417" calcext:value-type="float">
            <text:p>4,7569725539</text:p>
          </table:table-cell>
          <table:table-cell table:formula="of:=AVERAGE([.C31:.C42])" office:value-type="float" office:value="4.08333333333333" calcext:value-type="float">
            <text:p>4,0833333333</text:p>
          </table:table-cell>
          <table:table-cell table:formula="of:=[.E42]-[.D42]" office:value-type="float" office:value="-0.673639220590841" calcext:value-type="float">
            <text:p>-0,6736392206</text:p>
          </table:table-cell>
          <table:table-cell table:formula="of:=[.E42]-[.E30]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08-01-01" calcext:value-type="date">
            <text:p>2008-01-01</text:p>
          </table:table-cell>
          <table:table-cell/>
          <table:table-cell table:formula="of:=IF([.B43];[.B43];0)" office:value-type="float" office:value="0" calcext:value-type="float">
            <text:p>0</text:p>
          </table:table-cell>
          <table:table-cell table:formula="of:=COM.MICROSOFT.STDEV.S([.C32:.C43])" office:value-type="float" office:value="4.82418151324422" calcext:value-type="float">
            <text:p>4,8241815132</text:p>
          </table:table-cell>
          <table:table-cell table:formula="of:=AVERAGE([.C32:.C43])" office:value-type="float" office:value="4" calcext:value-type="float">
            <text:p>4</text:p>
          </table:table-cell>
          <table:table-cell table:formula="of:=[.E43]-[.D43]" office:value-type="float" office:value="-0.824181513244218" calcext:value-type="float">
            <text:p>-0,8241815132</text:p>
          </table:table-cell>
          <table:table-cell table:formula="of:=[.E43]-[.E31]" office:value-type="float" office:value="2.83333333333333" calcext:value-type="float">
            <text:p>2,8333333333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" calcext:value-type="float">
            <text:p>1</text:p>
          </table:table-cell>
          <table:table-cell table:formula="of:=IF([.B44];[.B44];0)" office:value-type="float" office:value="1" calcext:value-type="float">
            <text:p>1</text:p>
          </table:table-cell>
          <table:table-cell table:formula="of:=COM.MICROSOFT.STDEV.S([.C33:.C44])" office:value-type="float" office:value="4.75697255392418" calcext:value-type="float">
            <text:p>4,7569725539</text:p>
          </table:table-cell>
          <table:table-cell table:formula="of:=AVERAGE([.C33:.C44])" office:value-type="float" office:value="4.08333333333333" calcext:value-type="float">
            <text:p>4,0833333333</text:p>
          </table:table-cell>
          <table:table-cell table:formula="of:=[.E44]-[.D44]" office:value-type="float" office:value="-0.673639220590842" calcext:value-type="float">
            <text:p>-0,6736392206</text:p>
          </table:table-cell>
          <table:table-cell table:formula="of:=[.E44]-[.E32]" office:value-type="float" office:value="2.91666666666667" calcext:value-type="float">
            <text:p>2,9166666667</text:p>
          </table:table-cell>
        </table:table-row>
        <table:table-row table:style-name="ro1">
          <table:table-cell office:value-type="date" office:date-value="2008-03-01" calcext:value-type="date">
            <text:p>2008-03-01</text:p>
          </table:table-cell>
          <table:table-cell/>
          <table:table-cell table:formula="of:=IF([.B45];[.B45];0)" office:value-type="float" office:value="0" calcext:value-type="float">
            <text:p>0</text:p>
          </table:table-cell>
          <table:table-cell table:formula="of:=COM.MICROSOFT.STDEV.S([.C34:.C45])" office:value-type="float" office:value="3.04884478867891" calcext:value-type="float">
            <text:p>3,0488447887</text:p>
          </table:table-cell>
          <table:table-cell table:formula="of:=AVERAGE([.C34:.C45])" office:value-type="float" office:value="2.75" calcext:value-type="float">
            <text:p>2,75</text:p>
          </table:table-cell>
          <table:table-cell table:formula="of:=[.E45]-[.D45]" office:value-type="float" office:value="-0.29884478867891" calcext:value-type="float">
            <text:p>-0,2988447887</text:p>
          </table:table-cell>
          <table:table-cell table:formula="of:=[.E45]-[.E33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08-04-01" calcext:value-type="date">
            <text:p>2008-04-01</text:p>
          </table:table-cell>
          <table:table-cell/>
          <table:table-cell table:formula="of:=IF([.B46];[.B46];0)" office:value-type="float" office:value="0" calcext:value-type="float">
            <text:p>0</text:p>
          </table:table-cell>
          <table:table-cell table:formula="of:=COM.MICROSOFT.STDEV.S([.C35:.C46])" office:value-type="float" office:value="3.1478708533056" calcext:value-type="float">
            <text:p>3,1478708533</text:p>
          </table:table-cell>
          <table:table-cell table:formula="of:=AVERAGE([.C35:.C46])" office:value-type="float" office:value="2.5" calcext:value-type="float">
            <text:p>2,5</text:p>
          </table:table-cell>
          <table:table-cell table:formula="of:=[.E46]-[.D46]" office:value-type="float" office:value="-0.647870853305597" calcext:value-type="float">
            <text:p>-0,6478708533</text:p>
          </table:table-cell>
          <table:table-cell table:formula="of:=[.E46]-[.E34]" office:value-type="float" office:value="-0.25" calcext:value-type="float">
            <text:p>-0,25</text:p>
          </table:table-cell>
        </table:table-row>
        <table:table-row table:style-name="ro1">
          <table:table-cell office:value-type="date" office:date-value="2008-05-01" calcext:value-type="date">
            <text:p>2008-05-01</text:p>
          </table:table-cell>
          <table:table-cell/>
          <table:table-cell table:formula="of:=IF([.B47];[.B47];0)" office:value-type="float" office:value="0" calcext:value-type="float">
            <text:p>0</text:p>
          </table:table-cell>
          <table:table-cell table:formula="of:=COM.MICROSOFT.STDEV.S([.C36:.C47])" office:value-type="float" office:value="1.72986249234563" calcext:value-type="float">
            <text:p>1,7298624923</text:p>
          </table:table-cell>
          <table:table-cell table:formula="of:=AVERAGE([.C36:.C47])" office:value-type="float" office:value="1.58333333333333" calcext:value-type="float">
            <text:p>1,5833333333</text:p>
          </table:table-cell>
          <table:table-cell table:formula="of:=[.E47]-[.D47]" office:value-type="float" office:value="-0.146529159012299" calcext:value-type="float">
            <text:p>-0,146529159</text:p>
          </table:table-cell>
          <table:table-cell table:formula="of:=[.E47]-[.E35]" office:value-type="float" office:value="-1.66666666666667" calcext:value-type="float">
            <text:p>-1,6666666667</text:p>
          </table:table-cell>
        </table:table-row>
        <table:table-row table:style-name="ro1">
          <table:table-cell office:value-type="date" office:date-value="2008-06-01" calcext:value-type="date">
            <text:p>2008-06-01</text:p>
          </table:table-cell>
          <table:table-cell/>
          <table:table-cell table:formula="of:=IF([.B48];[.B48];0)" office:value-type="float" office:value="0" calcext:value-type="float">
            <text:p>0</text:p>
          </table:table-cell>
          <table:table-cell table:formula="of:=COM.MICROSOFT.STDEV.S([.C37:.C48])" office:value-type="float" office:value="1.60255477852765" calcext:value-type="float">
            <text:p>1,6025547785</text:p>
          </table:table-cell>
          <table:table-cell table:formula="of:=AVERAGE([.C37:.C48])" office:value-type="float" office:value="1.25" calcext:value-type="float">
            <text:p>1,25</text:p>
          </table:table-cell>
          <table:table-cell table:formula="of:=[.E48]-[.D48]" office:value-type="float" office:value="-0.352554778527654" calcext:value-type="float">
            <text:p>-0,3525547785</text:p>
          </table:table-cell>
          <table:table-cell table:formula="of:=[.E48]-[.E36]" office:value-type="float" office:value="-2" calcext:value-type="float">
            <text:p>-2</text:p>
          </table:table-cell>
        </table:table-row>
        <table:table-row table:style-name="ro1">
          <table:table-cell office:value-type="date" office:date-value="2008-07-01" calcext:value-type="date">
            <text:p>2008-07-01</text:p>
          </table:table-cell>
          <table:table-cell/>
          <table:table-cell table:formula="of:=IF([.B49];[.B49];0)" office:value-type="float" office:value="0" calcext:value-type="float">
            <text:p>0</text:p>
          </table:table-cell>
          <table:table-cell table:formula="of:=COM.MICROSOFT.STDEV.S([.C38:.C49])" office:value-type="float" office:value="1.37895436890245" calcext:value-type="float">
            <text:p>1,3789543689</text:p>
          </table:table-cell>
          <table:table-cell table:formula="of:=AVERAGE([.C38:.C49])" office:value-type="float" office:value="0.916666666666667" calcext:value-type="float">
            <text:p>0,9166666667</text:p>
          </table:table-cell>
          <table:table-cell table:formula="of:=[.E49]-[.D49]" office:value-type="float" office:value="-0.462287702235783" calcext:value-type="float">
            <text:p>-0,4622877022</text:p>
          </table:table-cell>
          <table:table-cell table:formula="of:=[.E49]-[.E37]" office:value-type="float" office:value="-2.66666666666667" calcext:value-type="float">
            <text:p>-2,6666666667</text:p>
          </table:table-cell>
        </table:table-row>
        <table:table-row table:style-name="ro1">
          <table:table-cell office:value-type="date" office:date-value="2008-08-01" calcext:value-type="date">
            <text:p>2008-08-01</text:p>
          </table:table-cell>
          <table:table-cell office:value-type="float" office:value="1" calcext:value-type="float">
            <text:p>1</text:p>
          </table:table-cell>
          <table:table-cell table:formula="of:=IF([.B50];[.B50];0)" office:value-type="float" office:value="1" calcext:value-type="float">
            <text:p>1</text:p>
          </table:table-cell>
          <table:table-cell table:formula="of:=COM.MICROSOFT.STDEV.S([.C39:.C50])" office:value-type="float" office:value="1.33711584684304" calcext:value-type="float">
            <text:p>1,3371158468</text:p>
          </table:table-cell>
          <table:table-cell table:formula="of:=AVERAGE([.C39:.C50])" office:value-type="float" office:value="0.833333333333333" calcext:value-type="float">
            <text:p>0,8333333333</text:p>
          </table:table-cell>
          <table:table-cell table:formula="of:=[.E50]-[.D50]" office:value-type="float" office:value="-0.503782513509709" calcext:value-type="float">
            <text:p>-0,5037825135</text:p>
          </table:table-cell>
          <table:table-cell table:formula="of:=[.E50]-[.E38]" office:value-type="float" office:value="-2.91666666666667" calcext:value-type="float">
            <text:p>-2,9166666667</text:p>
          </table:table-cell>
        </table:table-row>
        <table:table-row table:style-name="ro1">
          <table:table-cell office:value-type="date" office:date-value="2008-09-01" calcext:value-type="date">
            <text:p>2008-09-01</text:p>
          </table:table-cell>
          <table:table-cell/>
          <table:table-cell table:formula="of:=IF([.B51];[.B51];0)" office:value-type="float" office:value="0" calcext:value-type="float">
            <text:p>0</text:p>
          </table:table-cell>
          <table:table-cell table:formula="of:=COM.MICROSOFT.STDEV.S([.C40:.C51])" office:value-type="float" office:value="1.16450015288132" calcext:value-type="float">
            <text:p>1,1645001529</text:p>
          </table:table-cell>
          <table:table-cell table:formula="of:=AVERAGE([.C40:.C51])" office:value-type="float" office:value="0.583333333333333" calcext:value-type="float">
            <text:p>0,5833333333</text:p>
          </table:table-cell>
          <table:table-cell table:formula="of:=[.E51]-[.D51]" office:value-type="float" office:value="-0.581166819547982" calcext:value-type="float">
            <text:p>-0,5811668195</text:p>
          </table:table-cell>
          <table:table-cell table:formula="of:=[.E51]-[.E39]" office:value-type="float" office:value="-3.41666666666667" calcext:value-type="float">
            <text:p>-3,4166666667</text:p>
          </table:table-cell>
        </table:table-row>
        <table:table-row table:style-name="ro1">
          <table:table-cell office:value-type="date" office:date-value="2008-10-01" calcext:value-type="date">
            <text:p>2008-10-01</text:p>
          </table:table-cell>
          <table:table-cell/>
          <table:table-cell table:formula="of:=IF([.B52];[.B52];0)" office:value-type="float" office:value="0" calcext:value-type="float">
            <text:p>0</text:p>
          </table:table-cell>
          <table:table-cell table:formula="of:=COM.MICROSOFT.STDEV.S([.C41:.C52])" office:value-type="float" office:value="0.452267016866645" calcext:value-type="float">
            <text:p>0,4522670169</text:p>
          </table:table-cell>
          <table:table-cell table:formula="of:=AVERAGE([.C41:.C52])" office:value-type="float" office:value="0.25" calcext:value-type="float">
            <text:p>0,25</text:p>
          </table:table-cell>
          <table:table-cell table:formula="of:=[.E52]-[.D52]" office:value-type="float" office:value="-0.202267016866645" calcext:value-type="float">
            <text:p>-0,2022670169</text:p>
          </table:table-cell>
          <table:table-cell table:formula="of:=[.E52]-[.E40]" office:value-type="float" office:value="-4.08333333333333" calcext:value-type="float">
            <text:p>-4,0833333333</text:p>
          </table:table-cell>
        </table:table-row>
        <table:table-row table:style-name="ro1">
          <table:table-cell office:value-type="date" office:date-value="2008-11-01" calcext:value-type="date">
            <text:p>2008-11-01</text:p>
          </table:table-cell>
          <table:table-cell office:value-type="float" office:value="1" calcext:value-type="float">
            <text:p>1</text:p>
          </table:table-cell>
          <table:table-cell table:formula="of:=IF([.B53];[.B53];0)" office:value-type="float" office:value="1" calcext:value-type="float">
            <text:p>1</text:p>
          </table:table-cell>
          <table:table-cell table:formula="of:=COM.MICROSOFT.STDEV.S([.C42:.C53])" office:value-type="float" office:value="0.452267016866645" calcext:value-type="float">
            <text:p>0,4522670169</text:p>
          </table:table-cell>
          <table:table-cell table:formula="of:=AVERAGE([.C42:.C53])" office:value-type="float" office:value="0.25" calcext:value-type="float">
            <text:p>0,25</text:p>
          </table:table-cell>
          <table:table-cell table:formula="of:=[.E53]-[.D53]" office:value-type="float" office:value="-0.202267016866645" calcext:value-type="float">
            <text:p>-0,2022670169</text:p>
          </table:table-cell>
          <table:table-cell table:formula="of:=[.E53]-[.E41]" office:value-type="float" office:value="-4.16666666666667" calcext:value-type="float">
            <text:p>-4,1666666667</text:p>
          </table:table-cell>
        </table:table-row>
        <table:table-row table:style-name="ro1">
          <table:table-cell office:value-type="date" office:date-value="2008-12-01" calcext:value-type="date">
            <text:p>2008-12-01</text:p>
          </table:table-cell>
          <table:table-cell/>
          <table:table-cell table:formula="of:=IF([.B54];[.B54];0)" office:value-type="float" office:value="0" calcext:value-type="float">
            <text:p>0</text:p>
          </table:table-cell>
          <table:table-cell table:formula="of:=COM.MICROSOFT.STDEV.S([.C43:.C54])" office:value-type="float" office:value="0.452267016866645" calcext:value-type="float">
            <text:p>0,4522670169</text:p>
          </table:table-cell>
          <table:table-cell table:formula="of:=AVERAGE([.C43:.C54])" office:value-type="float" office:value="0.25" calcext:value-type="float">
            <text:p>0,25</text:p>
          </table:table-cell>
          <table:table-cell table:formula="of:=[.E54]-[.D54]" office:value-type="float" office:value="-0.202267016866645" calcext:value-type="float">
            <text:p>-0,2022670169</text:p>
          </table:table-cell>
          <table:table-cell table:formula="of:=[.E54]-[.E42]" office:value-type="float" office:value="-3.83333333333333" calcext:value-type="float">
            <text:p>-3,8333333333</text:p>
          </table:table-cell>
        </table:table-row>
        <table:table-row table:style-name="ro1">
          <table:table-cell office:value-type="date" office:date-value="2009-01-01" calcext:value-type="date">
            <text:p>2009-01-01</text:p>
          </table:table-cell>
          <table:table-cell/>
          <table:table-cell table:formula="of:=IF([.B55];[.B55];0)" office:value-type="float" office:value="0" calcext:value-type="float">
            <text:p>0</text:p>
          </table:table-cell>
          <table:table-cell table:formula="of:=COM.MICROSOFT.STDEV.S([.C44:.C55])" office:value-type="float" office:value="0.452267016866645" calcext:value-type="float">
            <text:p>0,4522670169</text:p>
          </table:table-cell>
          <table:table-cell table:formula="of:=AVERAGE([.C44:.C55])" office:value-type="float" office:value="0.25" calcext:value-type="float">
            <text:p>0,25</text:p>
          </table:table-cell>
          <table:table-cell table:formula="of:=[.E55]-[.D55]" office:value-type="float" office:value="-0.202267016866645" calcext:value-type="float">
            <text:p>-0,2022670169</text:p>
          </table:table-cell>
          <table:table-cell table:formula="of:=[.E55]-[.E43]" office:value-type="float" office:value="-3.75" calcext:value-type="float">
            <text:p>-3,75</text:p>
          </table:table-cell>
        </table:table-row>
        <table:table-row table:style-name="ro1">
          <table:table-cell office:value-type="date" office:date-value="2009-02-01" calcext:value-type="date">
            <text:p>2009-02-01</text:p>
          </table:table-cell>
          <table:table-cell/>
          <table:table-cell table:formula="of:=IF([.B56];[.B56];0)" office:value-type="float" office:value="0" calcext:value-type="float">
            <text:p>0</text:p>
          </table:table-cell>
          <table:table-cell table:formula="of:=COM.MICROSOFT.STDEV.S([.C45:.C56])" office:value-type="float" office:value="0.389249472080761" calcext:value-type="float">
            <text:p>0,3892494721</text:p>
          </table:table-cell>
          <table:table-cell table:formula="of:=AVERAGE([.C45:.C56])" office:value-type="float" office:value="0.166666666666667" calcext:value-type="float">
            <text:p>0,1666666667</text:p>
          </table:table-cell>
          <table:table-cell table:formula="of:=[.E56]-[.D56]" office:value-type="float" office:value="-0.222582805414095" calcext:value-type="float">
            <text:p>-0,2225828054</text:p>
          </table:table-cell>
          <table:table-cell table:formula="of:=[.E56]-[.E44]" office:value-type="float" office:value="-3.91666666666667" calcext:value-type="float">
            <text:p>-3,9166666667</text:p>
          </table:table-cell>
        </table:table-row>
        <table:table-row table:style-name="ro1">
          <table:table-cell office:value-type="date" office:date-value="2009-03-01" calcext:value-type="date">
            <text:p>2009-03-01</text:p>
          </table:table-cell>
          <table:table-cell/>
          <table:table-cell table:formula="of:=IF([.B57];[.B57];0)" office:value-type="float" office:value="0" calcext:value-type="float">
            <text:p>0</text:p>
          </table:table-cell>
          <table:table-cell table:formula="of:=COM.MICROSOFT.STDEV.S([.C46:.C57])" office:value-type="float" office:value="0.389249472080761" calcext:value-type="float">
            <text:p>0,3892494721</text:p>
          </table:table-cell>
          <table:table-cell table:formula="of:=AVERAGE([.C46:.C57])" office:value-type="float" office:value="0.166666666666667" calcext:value-type="float">
            <text:p>0,1666666667</text:p>
          </table:table-cell>
          <table:table-cell table:formula="of:=[.E57]-[.D57]" office:value-type="float" office:value="-0.222582805414095" calcext:value-type="float">
            <text:p>-0,2225828054</text:p>
          </table:table-cell>
          <table:table-cell table:formula="of:=[.E57]-[.E45]" office:value-type="float" office:value="-2.58333333333333" calcext:value-type="float">
            <text:p>-2,5833333333</text:p>
          </table:table-cell>
        </table:table-row>
        <table:table-row table:style-name="ro1">
          <table:table-cell office:value-type="date" office:date-value="2009-04-01" calcext:value-type="date">
            <text:p>2009-04-01</text:p>
          </table:table-cell>
          <table:table-cell/>
          <table:table-cell table:formula="of:=IF([.B58];[.B58];0)" office:value-type="float" office:value="0" calcext:value-type="float">
            <text:p>0</text:p>
          </table:table-cell>
          <table:table-cell table:formula="of:=COM.MICROSOFT.STDEV.S([.C47:.C58])" office:value-type="float" office:value="0.389249472080761" calcext:value-type="float">
            <text:p>0,3892494721</text:p>
          </table:table-cell>
          <table:table-cell table:formula="of:=AVERAGE([.C47:.C58])" office:value-type="float" office:value="0.166666666666667" calcext:value-type="float">
            <text:p>0,1666666667</text:p>
          </table:table-cell>
          <table:table-cell table:formula="of:=[.E58]-[.D58]" office:value-type="float" office:value="-0.222582805414095" calcext:value-type="float">
            <text:p>-0,2225828054</text:p>
          </table:table-cell>
          <table:table-cell table:formula="of:=[.E58]-[.E46]" office:value-type="float" office:value="-2.33333333333333" calcext:value-type="float">
            <text:p>-2,3333333333</text:p>
          </table:table-cell>
        </table:table-row>
        <table:table-row table:style-name="ro1">
          <table:table-cell office:value-type="date" office:date-value="2009-05-01" calcext:value-type="date">
            <text:p>2009-05-01</text:p>
          </table:table-cell>
          <table:table-cell/>
          <table:table-cell table:formula="of:=IF([.B59];[.B59];0)" office:value-type="float" office:value="0" calcext:value-type="float">
            <text:p>0</text:p>
          </table:table-cell>
          <table:table-cell table:formula="of:=COM.MICROSOFT.STDEV.S([.C48:.C59])" office:value-type="float" office:value="0.389249472080761" calcext:value-type="float">
            <text:p>0,3892494721</text:p>
          </table:table-cell>
          <table:table-cell table:formula="of:=AVERAGE([.C48:.C59])" office:value-type="float" office:value="0.166666666666667" calcext:value-type="float">
            <text:p>0,1666666667</text:p>
          </table:table-cell>
          <table:table-cell table:formula="of:=[.E59]-[.D59]" office:value-type="float" office:value="-0.222582805414095" calcext:value-type="float">
            <text:p>-0,2225828054</text:p>
          </table:table-cell>
          <table:table-cell table:formula="of:=[.E59]-[.E47]" office:value-type="float" office:value="-1.41666666666667" calcext:value-type="float">
            <text:p>-1,4166666667</text:p>
          </table:table-cell>
        </table:table-row>
        <table:table-row table:style-name="ro1">
          <table:table-cell office:value-type="date" office:date-value="2009-06-01" calcext:value-type="date">
            <text:p>2009-06-01</text:p>
          </table:table-cell>
          <table:table-cell/>
          <table:table-cell table:formula="of:=IF([.B60];[.B60];0)" office:value-type="float" office:value="0" calcext:value-type="float">
            <text:p>0</text:p>
          </table:table-cell>
          <table:table-cell table:formula="of:=COM.MICROSOFT.STDEV.S([.C49:.C60])" office:value-type="float" office:value="0.389249472080761" calcext:value-type="float">
            <text:p>0,3892494721</text:p>
          </table:table-cell>
          <table:table-cell table:formula="of:=AVERAGE([.C49:.C60])" office:value-type="float" office:value="0.166666666666667" calcext:value-type="float">
            <text:p>0,1666666667</text:p>
          </table:table-cell>
          <table:table-cell table:formula="of:=[.E60]-[.D60]" office:value-type="float" office:value="-0.222582805414095" calcext:value-type="float">
            <text:p>-0,2225828054</text:p>
          </table:table-cell>
          <table:table-cell table:formula="of:=[.E60]-[.E48]" office:value-type="float" office:value="-1.08333333333333" calcext:value-type="float">
            <text:p>-1,0833333333</text:p>
          </table:table-cell>
        </table:table-row>
        <table:table-row table:style-name="ro1">
          <table:table-cell office:value-type="date" office:date-value="2009-07-01" calcext:value-type="date">
            <text:p>2009-07-01</text:p>
          </table:table-cell>
          <table:table-cell/>
          <table:table-cell table:formula="of:=IF([.B61];[.B61];0)" office:value-type="float" office:value="0" calcext:value-type="float">
            <text:p>0</text:p>
          </table:table-cell>
          <table:table-cell table:formula="of:=COM.MICROSOFT.STDEV.S([.C50:.C61])" office:value-type="float" office:value="0.389249472080761" calcext:value-type="float">
            <text:p>0,3892494721</text:p>
          </table:table-cell>
          <table:table-cell table:formula="of:=AVERAGE([.C50:.C61])" office:value-type="float" office:value="0.166666666666667" calcext:value-type="float">
            <text:p>0,1666666667</text:p>
          </table:table-cell>
          <table:table-cell table:formula="of:=[.E61]-[.D61]" office:value-type="float" office:value="-0.222582805414095" calcext:value-type="float">
            <text:p>-0,2225828054</text:p>
          </table:table-cell>
          <table:table-cell table:formula="of:=[.E61]-[.E49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09-08-01" calcext:value-type="date">
            <text:p>2009-08-01</text:p>
          </table:table-cell>
          <table:table-cell/>
          <table:table-cell table:formula="of:=IF([.B62];[.B62];0)" office:value-type="float" office:value="0" calcext:value-type="float">
            <text:p>0</text:p>
          </table:table-cell>
          <table:table-cell table:formula="of:=COM.MICROSOFT.STDEV.S([.C51:.C62])" office:value-type="float" office:value="0.288675134594813" calcext:value-type="float">
            <text:p>0,2886751346</text:p>
          </table:table-cell>
          <table:table-cell table:formula="of:=AVERAGE([.C51:.C62])" office:value-type="float" office:value="0.0833333333333333" calcext:value-type="float">
            <text:p>0,0833333333</text:p>
          </table:table-cell>
          <table:table-cell table:formula="of:=[.E62]-[.D62]" office:value-type="float" office:value="-0.205341801261479" calcext:value-type="float">
            <text:p>-0,2053418013</text:p>
          </table:table-cell>
          <table:table-cell table:formula="of:=[.E62]-[.E50]" office:value-type="float" office:value="-0.75" calcext:value-type="float">
            <text:p>-0,75</text:p>
          </table:table-cell>
        </table:table-row>
        <table:table-row table:style-name="ro1">
          <table:table-cell office:value-type="date" office:date-value="2009-09-01" calcext:value-type="date">
            <text:p>2009-09-01</text:p>
          </table:table-cell>
          <table:table-cell office:value-type="float" office:value="1" calcext:value-type="float">
            <text:p>1</text:p>
          </table:table-cell>
          <table:table-cell table:formula="of:=IF([.B63];[.B63];0)" office:value-type="float" office:value="1" calcext:value-type="float">
            <text:p>1</text:p>
          </table:table-cell>
          <table:table-cell table:formula="of:=COM.MICROSOFT.STDEV.S([.C52:.C63])" office:value-type="float" office:value="0.389249472080762" calcext:value-type="float">
            <text:p>0,3892494721</text:p>
          </table:table-cell>
          <table:table-cell table:formula="of:=AVERAGE([.C52:.C63])" office:value-type="float" office:value="0.166666666666667" calcext:value-type="float">
            <text:p>0,1666666667</text:p>
          </table:table-cell>
          <table:table-cell table:formula="of:=[.E63]-[.D63]" office:value-type="float" office:value="-0.222582805414095" calcext:value-type="float">
            <text:p>-0,2225828054</text:p>
          </table:table-cell>
          <table:table-cell table:formula="of:=[.E63]-[.E51]" office:value-type="float" office:value="-0.416666666666667" calcext:value-type="float">
            <text:p>-0,4166666667</text:p>
          </table:table-cell>
        </table:table-row>
        <table:table-row table:style-name="ro1">
          <table:table-cell office:value-type="date" office:date-value="2009-10-01" calcext:value-type="date">
            <text:p>2009-10-01</text:p>
          </table:table-cell>
          <table:table-cell/>
          <table:table-cell table:formula="of:=IF([.B64];[.B64];0)" office:value-type="float" office:value="0" calcext:value-type="float">
            <text:p>0</text:p>
          </table:table-cell>
          <table:table-cell table:formula="of:=COM.MICROSOFT.STDEV.S([.C53:.C64])" office:value-type="float" office:value="0.389249472080762" calcext:value-type="float">
            <text:p>0,3892494721</text:p>
          </table:table-cell>
          <table:table-cell table:formula="of:=AVERAGE([.C53:.C64])" office:value-type="float" office:value="0.166666666666667" calcext:value-type="float">
            <text:p>0,1666666667</text:p>
          </table:table-cell>
          <table:table-cell table:formula="of:=[.E64]-[.D64]" office:value-type="float" office:value="-0.222582805414095" calcext:value-type="float">
            <text:p>-0,2225828054</text:p>
          </table:table-cell>
          <table:table-cell table:formula="of:=[.E64]-[.E52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09-11-01" calcext:value-type="date">
            <text:p>2009-11-01</text:p>
          </table:table-cell>
          <table:table-cell/>
          <table:table-cell table:formula="of:=IF([.B65];[.B65];0)" office:value-type="float" office:value="0" calcext:value-type="float">
            <text:p>0</text:p>
          </table:table-cell>
          <table:table-cell table:formula="of:=COM.MICROSOFT.STDEV.S([.C54:.C65])" office:value-type="float" office:value="0.288675134594813" calcext:value-type="float">
            <text:p>0,2886751346</text:p>
          </table:table-cell>
          <table:table-cell table:formula="of:=AVERAGE([.C54:.C65])" office:value-type="float" office:value="0.0833333333333333" calcext:value-type="float">
            <text:p>0,0833333333</text:p>
          </table:table-cell>
          <table:table-cell table:formula="of:=[.E65]-[.D65]" office:value-type="float" office:value="-0.20534180126148" calcext:value-type="float">
            <text:p>-0,2053418013</text:p>
          </table:table-cell>
          <table:table-cell table:formula="of:=[.E65]-[.E53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09-12-01" calcext:value-type="date">
            <text:p>2009-12-01</text:p>
          </table:table-cell>
          <table:table-cell/>
          <table:table-cell table:formula="of:=IF([.B66];[.B66];0)" office:value-type="float" office:value="0" calcext:value-type="float">
            <text:p>0</text:p>
          </table:table-cell>
          <table:table-cell table:formula="of:=COM.MICROSOFT.STDEV.S([.C55:.C66])" office:value-type="float" office:value="0.288675134594813" calcext:value-type="float">
            <text:p>0,2886751346</text:p>
          </table:table-cell>
          <table:table-cell table:formula="of:=AVERAGE([.C55:.C66])" office:value-type="float" office:value="0.0833333333333333" calcext:value-type="float">
            <text:p>0,0833333333</text:p>
          </table:table-cell>
          <table:table-cell table:formula="of:=[.E66]-[.D66]" office:value-type="float" office:value="-0.20534180126148" calcext:value-type="float">
            <text:p>-0,2053418013</text:p>
          </table:table-cell>
          <table:table-cell table:formula="of:=[.E66]-[.E54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0-01-01" calcext:value-type="date">
            <text:p>2010-01-01</text:p>
          </table:table-cell>
          <table:table-cell/>
          <table:table-cell table:formula="of:=IF([.B67];[.B67];0)" office:value-type="float" office:value="0" calcext:value-type="float">
            <text:p>0</text:p>
          </table:table-cell>
          <table:table-cell table:formula="of:=COM.MICROSOFT.STDEV.S([.C56:.C67])" office:value-type="float" office:value="0.288675134594813" calcext:value-type="float">
            <text:p>0,2886751346</text:p>
          </table:table-cell>
          <table:table-cell table:formula="of:=AVERAGE([.C56:.C67])" office:value-type="float" office:value="0.0833333333333333" calcext:value-type="float">
            <text:p>0,0833333333</text:p>
          </table:table-cell>
          <table:table-cell table:formula="of:=[.E67]-[.D67]" office:value-type="float" office:value="-0.20534180126148" calcext:value-type="float">
            <text:p>-0,2053418013</text:p>
          </table:table-cell>
          <table:table-cell table:formula="of:=[.E67]-[.E55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0-02-01" calcext:value-type="date">
            <text:p>2010-02-01</text:p>
          </table:table-cell>
          <table:table-cell/>
          <table:table-cell table:formula="of:=IF([.B68];[.B68];0)" office:value-type="float" office:value="0" calcext:value-type="float">
            <text:p>0</text:p>
          </table:table-cell>
          <table:table-cell table:formula="of:=COM.MICROSOFT.STDEV.S([.C57:.C68])" office:value-type="float" office:value="0.288675134594813" calcext:value-type="float">
            <text:p>0,2886751346</text:p>
          </table:table-cell>
          <table:table-cell table:formula="of:=AVERAGE([.C57:.C68])" office:value-type="float" office:value="0.0833333333333333" calcext:value-type="float">
            <text:p>0,0833333333</text:p>
          </table:table-cell>
          <table:table-cell table:formula="of:=[.E68]-[.D68]" office:value-type="float" office:value="-0.20534180126148" calcext:value-type="float">
            <text:p>-0,2053418013</text:p>
          </table:table-cell>
          <table:table-cell table:formula="of:=[.E68]-[.E56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0-03-01" calcext:value-type="date">
            <text:p>2010-03-01</text:p>
          </table:table-cell>
          <table:table-cell/>
          <table:table-cell table:formula="of:=IF([.B69];[.B69];0)" office:value-type="float" office:value="0" calcext:value-type="float">
            <text:p>0</text:p>
          </table:table-cell>
          <table:table-cell table:formula="of:=COM.MICROSOFT.STDEV.S([.C58:.C69])" office:value-type="float" office:value="0.288675134594813" calcext:value-type="float">
            <text:p>0,2886751346</text:p>
          </table:table-cell>
          <table:table-cell table:formula="of:=AVERAGE([.C58:.C69])" office:value-type="float" office:value="0.0833333333333333" calcext:value-type="float">
            <text:p>0,0833333333</text:p>
          </table:table-cell>
          <table:table-cell table:formula="of:=[.E69]-[.D69]" office:value-type="float" office:value="-0.20534180126148" calcext:value-type="float">
            <text:p>-0,2053418013</text:p>
          </table:table-cell>
          <table:table-cell table:formula="of:=[.E69]-[.E57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0-04-01" calcext:value-type="date">
            <text:p>2010-04-01</text:p>
          </table:table-cell>
          <table:table-cell office:value-type="float" office:value="1" calcext:value-type="float">
            <text:p>1</text:p>
          </table:table-cell>
          <table:table-cell table:formula="of:=IF([.B70];[.B70];0)" office:value-type="float" office:value="1" calcext:value-type="float">
            <text:p>1</text:p>
          </table:table-cell>
          <table:table-cell table:formula="of:=COM.MICROSOFT.STDEV.S([.C59:.C70])" office:value-type="float" office:value="0.389249472080762" calcext:value-type="float">
            <text:p>0,3892494721</text:p>
          </table:table-cell>
          <table:table-cell table:formula="of:=AVERAGE([.C59:.C70])" office:value-type="float" office:value="0.166666666666667" calcext:value-type="float">
            <text:p>0,1666666667</text:p>
          </table:table-cell>
          <table:table-cell table:formula="of:=[.E70]-[.D70]" office:value-type="float" office:value="-0.222582805414095" calcext:value-type="float">
            <text:p>-0,2225828054</text:p>
          </table:table-cell>
          <table:table-cell table:formula="of:=[.E70]-[.E58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5-01" calcext:value-type="date">
            <text:p>2010-05-01</text:p>
          </table:table-cell>
          <table:table-cell/>
          <table:table-cell table:formula="of:=IF([.B71];[.B71];0)" office:value-type="float" office:value="0" calcext:value-type="float">
            <text:p>0</text:p>
          </table:table-cell>
          <table:table-cell table:formula="of:=COM.MICROSOFT.STDEV.S([.C60:.C71])" office:value-type="float" office:value="0.389249472080762" calcext:value-type="float">
            <text:p>0,3892494721</text:p>
          </table:table-cell>
          <table:table-cell table:formula="of:=AVERAGE([.C60:.C71])" office:value-type="float" office:value="0.166666666666667" calcext:value-type="float">
            <text:p>0,1666666667</text:p>
          </table:table-cell>
          <table:table-cell table:formula="of:=[.E71]-[.D71]" office:value-type="float" office:value="-0.222582805414095" calcext:value-type="float">
            <text:p>-0,2225828054</text:p>
          </table:table-cell>
          <table:table-cell table:formula="of:=[.E71]-[.E59]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10-06-01" calcext:value-type="date">
            <text:p>2010-06-01</text:p>
          </table:table-cell>
          <table:table-cell office:value-type="float" office:value="1" calcext:value-type="float">
            <text:p>1</text:p>
          </table:table-cell>
          <table:table-cell table:formula="of:=IF([.B72];[.B72];0)" office:value-type="float" office:value="1" calcext:value-type="float">
            <text:p>1</text:p>
          </table:table-cell>
          <table:table-cell table:formula="of:=COM.MICROSOFT.STDEV.S([.C61:.C72])" office:value-type="float" office:value="0.452267016866645" calcext:value-type="float">
            <text:p>0,4522670169</text:p>
          </table:table-cell>
          <table:table-cell table:formula="of:=AVERAGE([.C61:.C72])" office:value-type="float" office:value="0.25" calcext:value-type="float">
            <text:p>0,25</text:p>
          </table:table-cell>
          <table:table-cell table:formula="of:=[.E72]-[.D72]" office:value-type="float" office:value="-0.202267016866645" calcext:value-type="float">
            <text:p>-0,2022670169</text:p>
          </table:table-cell>
          <table:table-cell table:formula="of:=[.E72]-[.E60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0-07-01" calcext:value-type="date">
            <text:p>2010-07-01</text:p>
          </table:table-cell>
          <table:table-cell office:value-type="float" office:value="1" calcext:value-type="float">
            <text:p>1</text:p>
          </table:table-cell>
          <table:table-cell table:formula="of:=IF([.B73];[.B73];0)" office:value-type="float" office:value="1" calcext:value-type="float">
            <text:p>1</text:p>
          </table:table-cell>
          <table:table-cell table:formula="of:=COM.MICROSOFT.STDEV.S([.C62:.C73])" office:value-type="float" office:value="0.492365963917331" calcext:value-type="float">
            <text:p>0,4923659639</text:p>
          </table:table-cell>
          <table:table-cell table:formula="of:=AVERAGE([.C62:.C73])" office:value-type="float" office:value="0.333333333333333" calcext:value-type="float">
            <text:p>0,3333333333</text:p>
          </table:table-cell>
          <table:table-cell table:formula="of:=[.E73]-[.D73]" office:value-type="float" office:value="-0.159032630583998" calcext:value-type="float">
            <text:p>-0,1590326306</text:p>
          </table:table-cell>
          <table:table-cell table:formula="of:=[.E73]-[.E61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0-08-01" calcext:value-type="date">
            <text:p>2010-08-01</text:p>
          </table:table-cell>
          <table:table-cell office:value-type="float" office:value="1" calcext:value-type="float">
            <text:p>1</text:p>
          </table:table-cell>
          <table:table-cell table:formula="of:=IF([.B74];[.B74];0)" office:value-type="float" office:value="1" calcext:value-type="float">
            <text:p>1</text:p>
          </table:table-cell>
          <table:table-cell table:formula="of:=COM.MICROSOFT.STDEV.S([.C63:.C74])" office:value-type="float" office:value="0.514928650544437" calcext:value-type="float">
            <text:p>0,5149286505</text:p>
          </table:table-cell>
          <table:table-cell table:formula="of:=AVERAGE([.C63:.C74])" office:value-type="float" office:value="0.416666666666667" calcext:value-type="float">
            <text:p>0,4166666667</text:p>
          </table:table-cell>
          <table:table-cell table:formula="of:=[.E74]-[.D74]" office:value-type="float" office:value="-0.0982619838777706" calcext:value-type="float">
            <text:p>-0,0982619839</text:p>
          </table:table-cell>
          <table:table-cell table:formula="of:=[.E74]-[.E62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0-09-01" calcext:value-type="date">
            <text:p>2010-09-01</text:p>
          </table:table-cell>
          <table:table-cell/>
          <table:table-cell table:formula="of:=IF([.B75];[.B75];0)" office:value-type="float" office:value="0" calcext:value-type="float">
            <text:p>0</text:p>
          </table:table-cell>
          <table:table-cell table:formula="of:=COM.MICROSOFT.STDEV.S([.C64:.C75])" office:value-type="float" office:value="0.492365963917331" calcext:value-type="float">
            <text:p>0,4923659639</text:p>
          </table:table-cell>
          <table:table-cell table:formula="of:=AVERAGE([.C64:.C75])" office:value-type="float" office:value="0.333333333333333" calcext:value-type="float">
            <text:p>0,3333333333</text:p>
          </table:table-cell>
          <table:table-cell table:formula="of:=[.E75]-[.D75]" office:value-type="float" office:value="-0.159032630583998" calcext:value-type="float">
            <text:p>-0,1590326306</text:p>
          </table:table-cell>
          <table:table-cell table:formula="of:=[.E75]-[.E63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0-10-01" calcext:value-type="date">
            <text:p>2010-10-01</text:p>
          </table:table-cell>
          <table:table-cell/>
          <table:table-cell table:formula="of:=IF([.B76];[.B76];0)" office:value-type="float" office:value="0" calcext:value-type="float">
            <text:p>0</text:p>
          </table:table-cell>
          <table:table-cell table:formula="of:=COM.MICROSOFT.STDEV.S([.C65:.C76])" office:value-type="float" office:value="0.492365963917331" calcext:value-type="float">
            <text:p>0,4923659639</text:p>
          </table:table-cell>
          <table:table-cell table:formula="of:=AVERAGE([.C65:.C76])" office:value-type="float" office:value="0.333333333333333" calcext:value-type="float">
            <text:p>0,3333333333</text:p>
          </table:table-cell>
          <table:table-cell table:formula="of:=[.E76]-[.D76]" office:value-type="float" office:value="-0.159032630583998" calcext:value-type="float">
            <text:p>-0,1590326306</text:p>
          </table:table-cell>
          <table:table-cell table:formula="of:=[.E76]-[.E64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0-11-01" calcext:value-type="date">
            <text:p>2010-11-01</text:p>
          </table:table-cell>
          <table:table-cell/>
          <table:table-cell table:formula="of:=IF([.B77];[.B77];0)" office:value-type="float" office:value="0" calcext:value-type="float">
            <text:p>0</text:p>
          </table:table-cell>
          <table:table-cell table:formula="of:=COM.MICROSOFT.STDEV.S([.C66:.C77])" office:value-type="float" office:value="0.492365963917331" calcext:value-type="float">
            <text:p>0,4923659639</text:p>
          </table:table-cell>
          <table:table-cell table:formula="of:=AVERAGE([.C66:.C77])" office:value-type="float" office:value="0.333333333333333" calcext:value-type="float">
            <text:p>0,3333333333</text:p>
          </table:table-cell>
          <table:table-cell table:formula="of:=[.E77]-[.D77]" office:value-type="float" office:value="-0.159032630583998" calcext:value-type="float">
            <text:p>-0,1590326306</text:p>
          </table:table-cell>
          <table:table-cell table:formula="of:=[.E77]-[.E65]" office:value-type="float" office:value="0.25" calcext:value-type="float">
            <text:p>0,25</text:p>
          </table:table-cell>
        </table:table-row>
        <table:table-row table:style-name="ro1">
          <table:table-cell office:value-type="date" office:date-value="2010-12-01" calcext:value-type="date">
            <text:p>2010-12-01</text:p>
          </table:table-cell>
          <table:table-cell office:value-type="float" office:value="1" calcext:value-type="float">
            <text:p>1</text:p>
          </table:table-cell>
          <table:table-cell table:formula="of:=IF([.B78];[.B78];0)" office:value-type="float" office:value="1" calcext:value-type="float">
            <text:p>1</text:p>
          </table:table-cell>
          <table:table-cell table:formula="of:=COM.MICROSOFT.STDEV.S([.C67:.C78])" office:value-type="float" office:value="0.514928650544437" calcext:value-type="float">
            <text:p>0,5149286505</text:p>
          </table:table-cell>
          <table:table-cell table:formula="of:=AVERAGE([.C67:.C78])" office:value-type="float" office:value="0.416666666666667" calcext:value-type="float">
            <text:p>0,4166666667</text:p>
          </table:table-cell>
          <table:table-cell table:formula="of:=[.E78]-[.D78]" office:value-type="float" office:value="-0.0982619838777706" calcext:value-type="float">
            <text:p>-0,0982619839</text:p>
          </table:table-cell>
          <table:table-cell table:formula="of:=[.E78]-[.E66]" office:value-type="float" office:value="0.333333333333333" calcext:value-type="float">
            <text:p>0,3333333333</text:p>
          </table:table-cell>
        </table:table-row>
        <table:table-row table:style-name="ro1">
          <table:table-cell office:value-type="date" office:date-value="2011-01-01" calcext:value-type="date">
            <text:p>2011-01-01</text:p>
          </table:table-cell>
          <table:table-cell office:value-type="float" office:value="3" calcext:value-type="float">
            <text:p>3</text:p>
          </table:table-cell>
          <table:table-cell table:formula="of:=IF([.B79];[.B79];0)" office:value-type="float" office:value="3" calcext:value-type="float">
            <text:p>3</text:p>
          </table:table-cell>
          <table:table-cell table:formula="of:=COM.MICROSOFT.STDEV.S([.C68:.C79])" office:value-type="float" office:value="0.887625364598594" calcext:value-type="float">
            <text:p>0,8876253646</text:p>
          </table:table-cell>
          <table:table-cell table:formula="of:=AVERAGE([.C68:.C79])" office:value-type="float" office:value="0.666666666666667" calcext:value-type="float">
            <text:p>0,6666666667</text:p>
          </table:table-cell>
          <table:table-cell table:formula="of:=[.E79]-[.D79]" office:value-type="float" office:value="-0.220958697931928" calcext:value-type="float">
            <text:p>-0,2209586979</text:p>
          </table:table-cell>
          <table:table-cell table:formula="of:=[.E79]-[.E67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11-02-01" calcext:value-type="date">
            <text:p>2011-02-01</text:p>
          </table:table-cell>
          <table:table-cell/>
          <table:table-cell table:formula="of:=IF([.B80];[.B80];0)" office:value-type="float" office:value="0" calcext:value-type="float">
            <text:p>0</text:p>
          </table:table-cell>
          <table:table-cell table:formula="of:=COM.MICROSOFT.STDEV.S([.C69:.C80])" office:value-type="float" office:value="0.887625364598594" calcext:value-type="float">
            <text:p>0,8876253646</text:p>
          </table:table-cell>
          <table:table-cell table:formula="of:=AVERAGE([.C69:.C80])" office:value-type="float" office:value="0.666666666666667" calcext:value-type="float">
            <text:p>0,6666666667</text:p>
          </table:table-cell>
          <table:table-cell table:formula="of:=[.E80]-[.D80]" office:value-type="float" office:value="-0.220958697931928" calcext:value-type="float">
            <text:p>-0,2209586979</text:p>
          </table:table-cell>
          <table:table-cell table:formula="of:=[.E80]-[.E68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11-03-01" calcext:value-type="date">
            <text:p>2011-03-01</text:p>
          </table:table-cell>
          <table:table-cell/>
          <table:table-cell table:formula="of:=IF([.B81];[.B81];0)" office:value-type="float" office:value="0" calcext:value-type="float">
            <text:p>0</text:p>
          </table:table-cell>
          <table:table-cell table:formula="of:=COM.MICROSOFT.STDEV.S([.C70:.C81])" office:value-type="float" office:value="0.887625364598594" calcext:value-type="float">
            <text:p>0,8876253646</text:p>
          </table:table-cell>
          <table:table-cell table:formula="of:=AVERAGE([.C70:.C81])" office:value-type="float" office:value="0.666666666666667" calcext:value-type="float">
            <text:p>0,6666666667</text:p>
          </table:table-cell>
          <table:table-cell table:formula="of:=[.E81]-[.D81]" office:value-type="float" office:value="-0.220958697931928" calcext:value-type="float">
            <text:p>-0,2209586979</text:p>
          </table:table-cell>
          <table:table-cell table:formula="of:=[.E81]-[.E69]" office:value-type="float" office:value="0.583333333333333" calcext:value-type="float">
            <text:p>0,5833333333</text:p>
          </table:table-cell>
        </table:table-row>
        <table:table-row table:style-name="ro1">
          <table:table-cell office:value-type="date" office:date-value="2011-04-01" calcext:value-type="date">
            <text:p>2011-04-01</text:p>
          </table:table-cell>
          <table:table-cell office:value-type="float" office:value="1" calcext:value-type="float">
            <text:p>1</text:p>
          </table:table-cell>
          <table:table-cell table:formula="of:=IF([.B82];[.B82];0)" office:value-type="float" office:value="1" calcext:value-type="float">
            <text:p>1</text:p>
          </table:table-cell>
          <table:table-cell table:formula="of:=COM.MICROSOFT.STDEV.S([.C71:.C82])" office:value-type="float" office:value="0.887625364598594" calcext:value-type="float">
            <text:p>0,8876253646</text:p>
          </table:table-cell>
          <table:table-cell table:formula="of:=AVERAGE([.C71:.C82])" office:value-type="float" office:value="0.666666666666667" calcext:value-type="float">
            <text:p>0,6666666667</text:p>
          </table:table-cell>
          <table:table-cell table:formula="of:=[.E82]-[.D82]" office:value-type="float" office:value="-0.220958697931928" calcext:value-type="float">
            <text:p>-0,2209586979</text:p>
          </table:table-cell>
          <table:table-cell table:formula="of:=[.E82]-[.E70]" office:value-type="float" office:value="0.5" calcext:value-type="float">
            <text:p>0,5</text:p>
          </table:table-cell>
        </table:table-row>
        <table:table-row table:style-name="ro1">
          <table:table-cell office:value-type="date" office:date-value="2011-05-01" calcext:value-type="date">
            <text:p>2011-05-01</text:p>
          </table:table-cell>
          <table:table-cell office:value-type="float" office:value="2" calcext:value-type="float">
            <text:p>2</text:p>
          </table:table-cell>
          <table:table-cell table:formula="of:=IF([.B83];[.B83];0)" office:value-type="float" office:value="2" calcext:value-type="float">
            <text:p>2</text:p>
          </table:table-cell>
          <table:table-cell table:formula="of:=COM.MICROSOFT.STDEV.S([.C72:.C83])" office:value-type="float" office:value="0.937436866561092" calcext:value-type="float">
            <text:p>0,9374368666</text:p>
          </table:table-cell>
          <table:table-cell table:formula="of:=AVERAGE([.C72:.C83])" office:value-type="float" office:value="0.833333333333333" calcext:value-type="float">
            <text:p>0,8333333333</text:p>
          </table:table-cell>
          <table:table-cell table:formula="of:=[.E83]-[.D83]" office:value-type="float" office:value="-0.104103533227759" calcext:value-type="float">
            <text:p>-0,1041035332</text:p>
          </table:table-cell>
          <table:table-cell table:formula="of:=[.E83]-[.E71]" office:value-type="float" office:value="0.666666666666667" calcext:value-type="float">
            <text:p>0,6666666667</text:p>
          </table:table-cell>
        </table:table-row>
        <table:table-row table:style-name="ro1">
          <table:table-cell office:value-type="date" office:date-value="2011-06-01" calcext:value-type="date">
            <text:p>2011-06-01</text:p>
          </table:table-cell>
          <table:table-cell office:value-type="float" office:value="12" calcext:value-type="float">
            <text:p>12</text:p>
          </table:table-cell>
          <table:table-cell table:formula="of:=IF([.B84];[.B84];0)" office:value-type="float" office:value="12" calcext:value-type="float">
            <text:p>12</text:p>
          </table:table-cell>
          <table:table-cell table:formula="of:=COM.MICROSOFT.STDEV.S([.C73:.C84])" office:value-type="float" office:value="3.36087109920249" calcext:value-type="float">
            <text:p>3,3608710992</text:p>
          </table:table-cell>
          <table:table-cell table:formula="of:=AVERAGE([.C73:.C84])" office:value-type="float" office:value="1.75" calcext:value-type="float">
            <text:p>1,75</text:p>
          </table:table-cell>
          <table:table-cell table:formula="of:=[.E84]-[.D84]" office:value-type="float" office:value="-1.61087109920249" calcext:value-type="float">
            <text:p>-1,6108710992</text:p>
          </table:table-cell>
          <table:table-cell table:formula="of:=[.E84]-[.E72]" office:value-type="float" office:value="1.5" calcext:value-type="float">
            <text:p>1,5</text:p>
          </table:table-cell>
        </table:table-row>
        <table:table-row table:style-name="ro1">
          <table:table-cell office:value-type="date" office:date-value="2011-07-01" calcext:value-type="date">
            <text:p>2011-07-01</text:p>
          </table:table-cell>
          <table:table-cell office:value-type="float" office:value="1" calcext:value-type="float">
            <text:p>1</text:p>
          </table:table-cell>
          <table:table-cell table:formula="of:=IF([.B85];[.B85];0)" office:value-type="float" office:value="1" calcext:value-type="float">
            <text:p>1</text:p>
          </table:table-cell>
          <table:table-cell table:formula="of:=COM.MICROSOFT.STDEV.S([.C74:.C85])" office:value-type="float" office:value="3.36087109920249" calcext:value-type="float">
            <text:p>3,3608710992</text:p>
          </table:table-cell>
          <table:table-cell table:formula="of:=AVERAGE([.C74:.C85])" office:value-type="float" office:value="1.75" calcext:value-type="float">
            <text:p>1,75</text:p>
          </table:table-cell>
          <table:table-cell table:formula="of:=[.E85]-[.D85]" office:value-type="float" office:value="-1.61087109920249" calcext:value-type="float">
            <text:p>-1,6108710992</text:p>
          </table:table-cell>
          <table:table-cell table:formula="of:=[.E85]-[.E73]" office:value-type="float" office:value="1.41666666666667" calcext:value-type="float">
            <text:p>1,4166666667</text:p>
          </table:table-cell>
        </table:table-row>
        <table:table-row table:style-name="ro1">
          <table:table-cell office:value-type="date" office:date-value="2011-08-01" calcext:value-type="date">
            <text:p>2011-08-01</text:p>
          </table:table-cell>
          <table:table-cell office:value-type="float" office:value="1" calcext:value-type="float">
            <text:p>1</text:p>
          </table:table-cell>
          <table:table-cell table:formula="of:=IF([.B86];[.B86];0)" office:value-type="float" office:value="1" calcext:value-type="float">
            <text:p>1</text:p>
          </table:table-cell>
          <table:table-cell table:formula="of:=COM.MICROSOFT.STDEV.S([.C75:.C86])" office:value-type="float" office:value="3.36087109920249" calcext:value-type="float">
            <text:p>3,3608710992</text:p>
          </table:table-cell>
          <table:table-cell table:formula="of:=AVERAGE([.C75:.C86])" office:value-type="float" office:value="1.75" calcext:value-type="float">
            <text:p>1,75</text:p>
          </table:table-cell>
          <table:table-cell table:formula="of:=[.E86]-[.D86]" office:value-type="float" office:value="-1.61087109920249" calcext:value-type="float">
            <text:p>-1,6108710992</text:p>
          </table:table-cell>
          <table:table-cell table:formula="of:=[.E86]-[.E74]" office:value-type="float" office:value="1.33333333333333" calcext:value-type="float">
            <text:p>1,3333333333</text:p>
          </table:table-cell>
        </table:table-row>
        <table:table-row table:style-name="ro1">
          <table:table-cell office:value-type="date" office:date-value="2011-09-01" calcext:value-type="date">
            <text:p>2011-09-01</text:p>
          </table:table-cell>
          <table:table-cell office:value-type="float" office:value="2" calcext:value-type="float">
            <text:p>2</text:p>
          </table:table-cell>
          <table:table-cell table:formula="of:=IF([.B87];[.B87];0)" office:value-type="float" office:value="2" calcext:value-type="float">
            <text:p>2</text:p>
          </table:table-cell>
          <table:table-cell table:formula="of:=COM.MICROSOFT.STDEV.S([.C76:.C87])" office:value-type="float" office:value="3.31548250522066" calcext:value-type="float">
            <text:p>3,3154825052</text:p>
          </table:table-cell>
          <table:table-cell table:formula="of:=AVERAGE([.C76:.C87])" office:value-type="float" office:value="1.91666666666667" calcext:value-type="float">
            <text:p>1,9166666667</text:p>
          </table:table-cell>
          <table:table-cell table:formula="of:=[.E87]-[.D87]" office:value-type="float" office:value="-1.39881583855399" calcext:value-type="float">
            <text:p>-1,3988158386</text:p>
          </table:table-cell>
          <table:table-cell table:formula="of:=[.E87]-[.E75]" office:value-type="float" office:value="1.58333333333333" calcext:value-type="float">
            <text:p>1,5833333333</text:p>
          </table:table-cell>
        </table:table-row>
        <table:table-row table:style-name="ro1">
          <table:table-cell office:value-type="date" office:date-value="2011-10-01" calcext:value-type="date">
            <text:p>2011-10-01</text:p>
          </table:table-cell>
          <table:table-cell office:value-type="float" office:value="1" calcext:value-type="float">
            <text:p>1</text:p>
          </table:table-cell>
          <table:table-cell table:formula="of:=IF([.B88];[.B88];0)" office:value-type="float" office:value="1" calcext:value-type="float">
            <text:p>1</text:p>
          </table:table-cell>
          <table:table-cell table:formula="of:=COM.MICROSOFT.STDEV.S([.C77:.C88])" office:value-type="float" office:value="3.27525155175488" calcext:value-type="float">
            <text:p>3,2752515518</text:p>
          </table:table-cell>
          <table:table-cell table:formula="of:=AVERAGE([.C77:.C88])" office:value-type="float" office:value="2" calcext:value-type="float">
            <text:p>2</text:p>
          </table:table-cell>
          <table:table-cell table:formula="of:=[.E88]-[.D88]" office:value-type="float" office:value="-1.27525155175488" calcext:value-type="float">
            <text:p>-1,2752515518</text:p>
          </table:table-cell>
          <table:table-cell table:formula="of:=[.E88]-[.E76]" office:value-type="float" office:value="1.66666666666667" calcext:value-type="float">
            <text:p>1,6666666667</text:p>
          </table:table-cell>
        </table:table-row>
        <table:table-row table:style-name="ro1">
          <table:table-cell office:value-type="date" office:date-value="2011-11-01" calcext:value-type="date">
            <text:p>2011-11-01</text:p>
          </table:table-cell>
          <table:table-cell office:value-type="float" office:value="1" calcext:value-type="float">
            <text:p>1</text:p>
          </table:table-cell>
          <table:table-cell table:formula="of:=IF([.B89];[.B89];0)" office:value-type="float" office:value="1" calcext:value-type="float">
            <text:p>1</text:p>
          </table:table-cell>
          <table:table-cell table:formula="of:=COM.MICROSOFT.STDEV.S([.C78:.C89])" office:value-type="float" office:value="3.23217723786455" calcext:value-type="float">
            <text:p>3,2321772379</text:p>
          </table:table-cell>
          <table:table-cell table:formula="of:=AVERAGE([.C78:.C89])" office:value-type="float" office:value="2.08333333333333" calcext:value-type="float">
            <text:p>2,0833333333</text:p>
          </table:table-cell>
          <table:table-cell table:formula="of:=[.E89]-[.D89]" office:value-type="float" office:value="-1.14884390453121" calcext:value-type="float">
            <text:p>-1,1488439045</text:p>
          </table:table-cell>
          <table:table-cell table:formula="of:=[.E89]-[.E77]" office:value-type="float" office:value="1.75" calcext:value-type="float">
            <text:p>1,75</text:p>
          </table:table-cell>
        </table:table-row>
        <table:table-row table:style-name="ro1">
          <table:table-cell office:value-type="date" office:date-value="2011-12-01" calcext:value-type="date">
            <text:p>2011-12-01</text:p>
          </table:table-cell>
          <table:table-cell office:value-type="float" office:value="4" calcext:value-type="float">
            <text:p>4</text:p>
          </table:table-cell>
          <table:table-cell table:formula="of:=IF([.B90];[.B90];0)" office:value-type="float" office:value="4" calcext:value-type="float">
            <text:p>4</text:p>
          </table:table-cell>
          <table:table-cell table:formula="of:=COM.MICROSOFT.STDEV.S([.C79:.C90])" office:value-type="float" office:value="3.25669473639465" calcext:value-type="float">
            <text:p>3,2566947364</text:p>
          </table:table-cell>
          <table:table-cell table:formula="of:=AVERAGE([.C79:.C90])" office:value-type="float" office:value="2.33333333333333" calcext:value-type="float">
            <text:p>2,3333333333</text:p>
          </table:table-cell>
          <table:table-cell table:formula="of:=[.E90]-[.D90]" office:value-type="float" office:value="-0.923361403061314" calcext:value-type="float">
            <text:p>-0,9233614031</text:p>
          </table:table-cell>
          <table:table-cell table:formula="of:=[.E90]-[.E78]" office:value-type="float" office:value="1.91666666666667" calcext:value-type="float">
            <text:p>1,9166666667</text:p>
          </table:table-cell>
        </table:table-row>
        <table:table-row table:style-name="ro1">
          <table:table-cell office:value-type="date" office:date-value="2012-01-01" calcext:value-type="date">
            <text:p>2012-01-01</text:p>
          </table:table-cell>
          <table:table-cell office:value-type="float" office:value="6" calcext:value-type="float">
            <text:p>6</text:p>
          </table:table-cell>
          <table:table-cell table:formula="of:=IF([.B91];[.B91];0)" office:value-type="float" office:value="6" calcext:value-type="float">
            <text:p>6</text:p>
          </table:table-cell>
          <table:table-cell table:formula="of:=COM.MICROSOFT.STDEV.S([.C80:.C91])" office:value-type="float" office:value="3.42340429539033" calcext:value-type="float">
            <text:p>3,4234042954</text:p>
          </table:table-cell>
          <table:table-cell table:formula="of:=AVERAGE([.C80:.C91])" office:value-type="float" office:value="2.58333333333333" calcext:value-type="float">
            <text:p>2,5833333333</text:p>
          </table:table-cell>
          <table:table-cell table:formula="of:=[.E91]-[.D91]" office:value-type="float" office:value="-0.840070962056998" calcext:value-type="float">
            <text:p>-0,8400709621</text:p>
          </table:table-cell>
          <table:table-cell table:formula="of:=[.E91]-[.E79]" office:value-type="float" office:value="1.91666666666667" calcext:value-type="float">
            <text:p>1,9166666667</text:p>
          </table:table-cell>
        </table:table-row>
        <table:table-row table:style-name="ro1">
          <table:table-cell office:value-type="date" office:date-value="2012-02-01" calcext:value-type="date">
            <text:p>2012-02-01</text:p>
          </table:table-cell>
          <table:table-cell office:value-type="float" office:value="1" calcext:value-type="float">
            <text:p>1</text:p>
          </table:table-cell>
          <table:table-cell table:formula="of:=IF([.B92];[.B92];0)" office:value-type="float" office:value="1" calcext:value-type="float">
            <text:p>1</text:p>
          </table:table-cell>
          <table:table-cell table:formula="of:=COM.MICROSOFT.STDEV.S([.C81:.C92])" office:value-type="float" office:value="3.36650164612069" calcext:value-type="float">
            <text:p>3,3665016461</text:p>
          </table:table-cell>
          <table:table-cell table:formula="of:=AVERAGE([.C81:.C92])" office:value-type="float" office:value="2.66666666666667" calcext:value-type="float">
            <text:p>2,6666666667</text:p>
          </table:table-cell>
          <table:table-cell table:formula="of:=[.E92]-[.D92]" office:value-type="float" office:value="-0.699834979454026" calcext:value-type="float">
            <text:p>-0,6998349795</text:p>
          </table:table-cell>
          <table:table-cell table:formula="of:=[.E92]-[.E80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2-03-01" calcext:value-type="date">
            <text:p>2012-03-01</text:p>
          </table:table-cell>
          <table:table-cell office:value-type="float" office:value="1" calcext:value-type="float">
            <text:p>1</text:p>
          </table:table-cell>
          <table:table-cell table:formula="of:=IF([.B93];[.B93];0)" office:value-type="float" office:value="1" calcext:value-type="float">
            <text:p>1</text:p>
          </table:table-cell>
          <table:table-cell table:formula="of:=COM.MICROSOFT.STDEV.S([.C82:.C93])" office:value-type="float" office:value="3.30633001707606" calcext:value-type="float">
            <text:p>3,3063300171</text:p>
          </table:table-cell>
          <table:table-cell table:formula="of:=AVERAGE([.C82:.C93])" office:value-type="float" office:value="2.75" calcext:value-type="float">
            <text:p>2,75</text:p>
          </table:table-cell>
          <table:table-cell table:formula="of:=[.E93]-[.D93]" office:value-type="float" office:value="-0.556330017076061" calcext:value-type="float">
            <text:p>-0,5563300171</text:p>
          </table:table-cell>
          <table:table-cell table:formula="of:=[.E93]-[.E81]" office:value-type="float" office:value="2.08333333333333" calcext:value-type="float">
            <text:p>2,0833333333</text:p>
          </table:table-cell>
        </table:table-row>
        <table:table-row table:style-name="ro1">
          <table:table-cell office:value-type="date" office:date-value="2012-04-01" calcext:value-type="date">
            <text:p>2012-04-01</text:p>
          </table:table-cell>
          <table:table-cell/>
          <table:table-cell table:formula="of:=IF([.B94];[.B94];0)" office:value-type="float" office:value="0" calcext:value-type="float">
            <text:p>0</text:p>
          </table:table-cell>
          <table:table-cell table:formula="of:=COM.MICROSOFT.STDEV.S([.C83:.C94])" office:value-type="float" office:value="3.36650164612069" calcext:value-type="float">
            <text:p>3,3665016461</text:p>
          </table:table-cell>
          <table:table-cell table:formula="of:=AVERAGE([.C83:.C94])" office:value-type="float" office:value="2.66666666666667" calcext:value-type="float">
            <text:p>2,6666666667</text:p>
          </table:table-cell>
          <table:table-cell table:formula="of:=[.E94]-[.D94]" office:value-type="float" office:value="-0.699834979454026" calcext:value-type="float">
            <text:p>-0,6998349795</text:p>
          </table:table-cell>
          <table:table-cell table:formula="of:=[.E94]-[.E82]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12-05-01" calcext:value-type="date">
            <text:p>2012-05-01</text:p>
          </table:table-cell>
          <table:table-cell office:value-type="float" office:value="2" calcext:value-type="float">
            <text:p>2</text:p>
          </table:table-cell>
          <table:table-cell table:formula="of:=IF([.B95];[.B95];0)" office:value-type="float" office:value="2" calcext:value-type="float">
            <text:p>2</text:p>
          </table:table-cell>
          <table:table-cell table:formula="of:=COM.MICROSOFT.STDEV.S([.C84:.C95])" office:value-type="float" office:value="3.36650164612069" calcext:value-type="float">
            <text:p>3,3665016461</text:p>
          </table:table-cell>
          <table:table-cell table:formula="of:=AVERAGE([.C84:.C95])" office:value-type="float" office:value="2.66666666666667" calcext:value-type="float">
            <text:p>2,6666666667</text:p>
          </table:table-cell>
          <table:table-cell table:formula="of:=[.E95]-[.D95]" office:value-type="float" office:value="-0.699834979454026" calcext:value-type="float">
            <text:p>-0,6998349795</text:p>
          </table:table-cell>
          <table:table-cell table:formula="of:=[.E95]-[.E83]" office:value-type="float" office:value="1.83333333333333" calcext:value-type="float">
            <text:p>1,8333333333</text:p>
          </table:table-cell>
        </table:table-row>
        <table:table-row table:style-name="ro1">
          <table:table-cell office:value-type="date" office:date-value="2012-06-01" calcext:value-type="date">
            <text:p>2012-06-01</text:p>
          </table:table-cell>
          <table:table-cell office:value-type="float" office:value="22" calcext:value-type="float">
            <text:p>22</text:p>
          </table:table-cell>
          <table:table-cell table:formula="of:=IF([.B96];[.B96];0)" office:value-type="float" office:value="22" calcext:value-type="float">
            <text:p>22</text:p>
          </table:table-cell>
          <table:table-cell table:formula="of:=COM.MICROSOFT.STDEV.S([.C85:.C96])" office:value-type="float" office:value="6.05279800062447" calcext:value-type="float">
            <text:p>6,0527980006</text:p>
          </table:table-cell>
          <table:table-cell table:formula="of:=AVERAGE([.C85:.C96])" office:value-type="float" office:value="3.5" calcext:value-type="float">
            <text:p>3,5</text:p>
          </table:table-cell>
          <table:table-cell table:formula="of:=[.E96]-[.D96]" office:value-type="float" office:value="-2.55279800062447" calcext:value-type="float">
            <text:p>-2,5527980006</text:p>
          </table:table-cell>
          <table:table-cell table:formula="of:=[.E96]-[.E84]" office:value-type="float" office:value="1.75" calcext:value-type="float">
            <text:p>1,75</text:p>
          </table:table-cell>
        </table:table-row>
        <table:table-row table:style-name="ro1">
          <table:table-cell office:value-type="date" office:date-value="2012-07-01" calcext:value-type="date">
            <text:p>2012-07-01</text:p>
          </table:table-cell>
          <table:table-cell office:value-type="float" office:value="5" calcext:value-type="float">
            <text:p>5</text:p>
          </table:table-cell>
          <table:table-cell table:formula="of:=IF([.B97];[.B97];0)" office:value-type="float" office:value="5" calcext:value-type="float">
            <text:p>5</text:p>
          </table:table-cell>
          <table:table-cell table:formula="of:=COM.MICROSOFT.STDEV.S([.C86:.C97])" office:value-type="float" office:value="6.01261300530104" calcext:value-type="float">
            <text:p>6,0126130053</text:p>
          </table:table-cell>
          <table:table-cell table:formula="of:=AVERAGE([.C86:.C97])" office:value-type="float" office:value="3.83333333333333" calcext:value-type="float">
            <text:p>3,8333333333</text:p>
          </table:table-cell>
          <table:table-cell table:formula="of:=[.E97]-[.D97]" office:value-type="float" office:value="-2.1792796719677" calcext:value-type="float">
            <text:p>-2,179279672</text:p>
          </table:table-cell>
          <table:table-cell table:formula="of:=[.E97]-[.E85]" office:value-type="float" office:value="2.08333333333333" calcext:value-type="float">
            <text:p>2,0833333333</text:p>
          </table:table-cell>
        </table:table-row>
        <table:table-row table:style-name="ro1">
          <table:table-cell office:value-type="date" office:date-value="2012-08-01" calcext:value-type="date">
            <text:p>2012-08-01</text:p>
          </table:table-cell>
          <table:table-cell office:value-type="float" office:value="17" calcext:value-type="float">
            <text:p>17</text:p>
          </table:table-cell>
          <table:table-cell table:formula="of:=IF([.B98];[.B98];0)" office:value-type="float" office:value="17" calcext:value-type="float">
            <text:p>17</text:p>
          </table:table-cell>
          <table:table-cell table:formula="of:=COM.MICROSOFT.STDEV.S([.C87:.C98])" office:value-type="float" office:value="7.01729465267237" calcext:value-type="float">
            <text:p>7,0172946527</text:p>
          </table:table-cell>
          <table:table-cell table:formula="of:=AVERAGE([.C87:.C98])" office:value-type="float" office:value="5.16666666666667" calcext:value-type="float">
            <text:p>5,1666666667</text:p>
          </table:table-cell>
          <table:table-cell table:formula="of:=[.E98]-[.D98]" office:value-type="float" office:value="-1.8506279860057" calcext:value-type="float">
            <text:p>-1,850627986</text:p>
          </table:table-cell>
          <table:table-cell table:formula="of:=[.E98]-[.E86]" office:value-type="float" office:value="3.41666666666667" calcext:value-type="float">
            <text:p>3,4166666667</text:p>
          </table:table-cell>
        </table:table-row>
        <table:table-row table:style-name="ro1">
          <table:table-cell office:value-type="date" office:date-value="2012-09-01" calcext:value-type="date">
            <text:p>2012-09-01</text:p>
          </table:table-cell>
          <table:table-cell office:value-type="float" office:value="2" calcext:value-type="float">
            <text:p>2</text:p>
          </table:table-cell>
          <table:table-cell table:formula="of:=IF([.B99];[.B99];0)" office:value-type="float" office:value="2" calcext:value-type="float">
            <text:p>2</text:p>
          </table:table-cell>
          <table:table-cell table:formula="of:=COM.MICROSOFT.STDEV.S([.C88:.C99])" office:value-type="float" office:value="7.01729465267237" calcext:value-type="float">
            <text:p>7,0172946527</text:p>
          </table:table-cell>
          <table:table-cell table:formula="of:=AVERAGE([.C88:.C99])" office:value-type="float" office:value="5.16666666666667" calcext:value-type="float">
            <text:p>5,1666666667</text:p>
          </table:table-cell>
          <table:table-cell table:formula="of:=[.E99]-[.D99]" office:value-type="float" office:value="-1.8506279860057" calcext:value-type="float">
            <text:p>-1,850627986</text:p>
          </table:table-cell>
          <table:table-cell table:formula="of:=[.E99]-[.E87]" office:value-type="float" office:value="3.25" calcext:value-type="float">
            <text:p>3,25</text:p>
          </table:table-cell>
        </table:table-row>
        <table:table-row table:style-name="ro1">
          <table:table-cell office:value-type="date" office:date-value="2012-10-01" calcext:value-type="date">
            <text:p>2012-10-01</text:p>
          </table:table-cell>
          <table:table-cell office:value-type="float" office:value="29" calcext:value-type="float">
            <text:p>29</text:p>
          </table:table-cell>
          <table:table-cell table:formula="of:=IF([.B100];[.B100];0)" office:value-type="float" office:value="29" calcext:value-type="float">
            <text:p>29</text:p>
          </table:table-cell>
          <table:table-cell table:formula="of:=COM.MICROSOFT.STDEV.S([.C89:.C100])" office:value-type="float" office:value="9.66248603433073" calcext:value-type="float">
            <text:p>9,6624860343</text:p>
          </table:table-cell>
          <table:table-cell table:formula="of:=AVERAGE([.C89:.C100])" office:value-type="float" office:value="7.5" calcext:value-type="float">
            <text:p>7,5</text:p>
          </table:table-cell>
          <table:table-cell table:formula="of:=[.E100]-[.D100]" office:value-type="float" office:value="-2.16248603433073" calcext:value-type="float">
            <text:p>-2,1624860343</text:p>
          </table:table-cell>
          <table:table-cell table:formula="of:=[.E100]-[.E88]" office:value-type="float" office:value="5.5" calcext:value-type="float">
            <text:p>5,5</text:p>
          </table:table-cell>
        </table:table-row>
        <table:table-row table:style-name="ro1">
          <table:table-cell office:value-type="date" office:date-value="2012-11-01" calcext:value-type="date">
            <text:p>2012-11-01</text:p>
          </table:table-cell>
          <table:table-cell office:value-type="float" office:value="2" calcext:value-type="float">
            <text:p>2</text:p>
          </table:table-cell>
          <table:table-cell table:formula="of:=IF([.B101];[.B101];0)" office:value-type="float" office:value="2" calcext:value-type="float">
            <text:p>2</text:p>
          </table:table-cell>
          <table:table-cell table:formula="of:=COM.MICROSOFT.STDEV.S([.C90:.C101])" office:value-type="float" office:value="9.60547508013797" calcext:value-type="float">
            <text:p>9,6054750801</text:p>
          </table:table-cell>
          <table:table-cell table:formula="of:=AVERAGE([.C90:.C101])" office:value-type="float" office:value="7.58333333333333" calcext:value-type="float">
            <text:p>7,5833333333</text:p>
          </table:table-cell>
          <table:table-cell table:formula="of:=[.E101]-[.D101]" office:value-type="float" office:value="-2.02214174680464" calcext:value-type="float">
            <text:p>-2,0221417468</text:p>
          </table:table-cell>
          <table:table-cell table:formula="of:=[.E101]-[.E89]" office:value-type="float" office:value="5.5" calcext:value-type="float">
            <text:p>5,5</text:p>
          </table:table-cell>
        </table:table-row>
        <table:table-row table:style-name="ro1">
          <table:table-cell office:value-type="date" office:date-value="2012-12-01" calcext:value-type="date">
            <text:p>2012-12-01</text:p>
          </table:table-cell>
          <table:table-cell office:value-type="float" office:value="2" calcext:value-type="float">
            <text:p>2</text:p>
          </table:table-cell>
          <table:table-cell table:formula="of:=IF([.B102];[.B102];0)" office:value-type="float" office:value="2" calcext:value-type="float">
            <text:p>2</text:p>
          </table:table-cell>
          <table:table-cell table:formula="of:=COM.MICROSOFT.STDEV.S([.C91:.C102])" office:value-type="float" office:value="9.69027941555429" calcext:value-type="float">
            <text:p>9,6902794156</text:p>
          </table:table-cell>
          <table:table-cell table:formula="of:=AVERAGE([.C91:.C102])" office:value-type="float" office:value="7.41666666666667" calcext:value-type="float">
            <text:p>7,4166666667</text:p>
          </table:table-cell>
          <table:table-cell table:formula="of:=[.E102]-[.D102]" office:value-type="float" office:value="-2.27361274888762" calcext:value-type="float">
            <text:p>-2,2736127489</text:p>
          </table:table-cell>
          <table:table-cell table:formula="of:=[.E102]-[.E90]" office:value-type="float" office:value="5.08333333333333" calcext:value-type="float">
            <text:p>5,0833333333</text:p>
          </table:table-cell>
        </table:table-row>
        <table:table-row table:style-name="ro1">
          <table:table-cell office:value-type="date" office:date-value="2013-01-01" calcext:value-type="date">
            <text:p>2013-01-01</text:p>
          </table:table-cell>
          <table:table-cell office:value-type="float" office:value="1" calcext:value-type="float">
            <text:p>1</text:p>
          </table:table-cell>
          <table:table-cell table:formula="of:=IF([.B103];[.B103];0)" office:value-type="float" office:value="1" calcext:value-type="float">
            <text:p>1</text:p>
          </table:table-cell>
          <table:table-cell table:formula="of:=COM.MICROSOFT.STDEV.S([.C92:.C103])" office:value-type="float" office:value="9.86269371281129" calcext:value-type="float">
            <text:p>9,8626937128</text:p>
          </table:table-cell>
          <table:table-cell table:formula="of:=AVERAGE([.C92:.C103])" office:value-type="float" office:value="7" calcext:value-type="float">
            <text:p>7</text:p>
          </table:table-cell>
          <table:table-cell table:formula="of:=[.E103]-[.D103]" office:value-type="float" office:value="-2.86269371281129" calcext:value-type="float">
            <text:p>-2,8626937128</text:p>
          </table:table-cell>
          <table:table-cell table:formula="of:=[.E103]-[.E91]" office:value-type="float" office:value="4.41666666666667" calcext:value-type="float">
            <text:p>4,4166666667</text:p>
          </table:table-cell>
        </table:table-row>
        <table:table-row table:style-name="ro1">
          <table:table-cell office:value-type="date" office:date-value="2013-02-01" calcext:value-type="date">
            <text:p>2013-02-01</text:p>
          </table:table-cell>
          <table:table-cell office:value-type="float" office:value="5" calcext:value-type="float">
            <text:p>5</text:p>
          </table:table-cell>
          <table:table-cell table:formula="of:=IF([.B104];[.B104];0)" office:value-type="float" office:value="5" calcext:value-type="float">
            <text:p>5</text:p>
          </table:table-cell>
          <table:table-cell table:formula="of:=COM.MICROSOFT.STDEV.S([.C93:.C104])" office:value-type="float" office:value="9.70785374026743" calcext:value-type="float">
            <text:p>9,7078537403</text:p>
          </table:table-cell>
          <table:table-cell table:formula="of:=AVERAGE([.C93:.C104])" office:value-type="float" office:value="7.33333333333333" calcext:value-type="float">
            <text:p>7,3333333333</text:p>
          </table:table-cell>
          <table:table-cell table:formula="of:=[.E104]-[.D104]" office:value-type="float" office:value="-2.37452040693409" calcext:value-type="float">
            <text:p>-2,3745204069</text:p>
          </table:table-cell>
          <table:table-cell table:formula="of:=[.E104]-[.E92]" office:value-type="float" office:value="4.66666666666667" calcext:value-type="float">
            <text:p>4,6666666667</text:p>
          </table:table-cell>
        </table:table-row>
        <table:table-row table:style-name="ro1">
          <table:table-cell office:value-type="date" office:date-value="2013-03-01" calcext:value-type="date">
            <text:p>2013-03-01</text:p>
          </table:table-cell>
          <table:table-cell office:value-type="float" office:value="4" calcext:value-type="float">
            <text:p>4</text:p>
          </table:table-cell>
          <table:table-cell table:formula="of:=IF([.B105];[.B105];0)" office:value-type="float" office:value="4" calcext:value-type="float">
            <text:p>4</text:p>
          </table:table-cell>
          <table:table-cell table:formula="of:=COM.MICROSOFT.STDEV.S([.C94:.C105])" office:value-type="float" office:value="9.56754298594361" calcext:value-type="float">
            <text:p>9,5675429859</text:p>
          </table:table-cell>
          <table:table-cell table:formula="of:=AVERAGE([.C94:.C105])" office:value-type="float" office:value="7.58333333333333" calcext:value-type="float">
            <text:p>7,5833333333</text:p>
          </table:table-cell>
          <table:table-cell table:formula="of:=[.E105]-[.D105]" office:value-type="float" office:value="-1.98420965261028" calcext:value-type="float">
            <text:p>-1,9842096526</text:p>
          </table:table-cell>
          <table:table-cell table:formula="of:=[.E105]-[.E93]" office:value-type="float" office:value="4.83333333333333" calcext:value-type="float">
            <text:p>4,8333333333</text:p>
          </table:table-cell>
        </table:table-row>
        <table:table-row table:style-name="ro1">
          <table:table-cell office:value-type="date" office:date-value="2013-04-01" calcext:value-type="date">
            <text:p>2013-04-01</text:p>
          </table:table-cell>
          <table:table-cell office:value-type="float" office:value="3" calcext:value-type="float">
            <text:p>3</text:p>
          </table:table-cell>
          <table:table-cell table:formula="of:=IF([.B106];[.B106];0)" office:value-type="float" office:value="3" calcext:value-type="float">
            <text:p>3</text:p>
          </table:table-cell>
          <table:table-cell table:formula="of:=COM.MICROSOFT.STDEV.S([.C95:.C106])" office:value-type="float" office:value="9.38890383119963" calcext:value-type="float">
            <text:p>9,3889038312</text:p>
          </table:table-cell>
          <table:table-cell table:formula="of:=AVERAGE([.C95:.C106])" office:value-type="float" office:value="7.83333333333333" calcext:value-type="float">
            <text:p>7,8333333333</text:p>
          </table:table-cell>
          <table:table-cell table:formula="of:=[.E106]-[.D106]" office:value-type="float" office:value="-1.5555704978663" calcext:value-type="float">
            <text:p>-1,5555704979</text:p>
          </table:table-cell>
          <table:table-cell table:formula="of:=[.E106]-[.E94]" office:value-type="float" office:value="5.16666666666667" calcext:value-type="float">
            <text:p>5,1666666667</text:p>
          </table:table-cell>
        </table:table-row>
        <table:table-row table:style-name="ro1">
          <table:table-cell office:value-type="date" office:date-value="2013-05-01" calcext:value-type="date">
            <text:p>2013-05-01</text:p>
          </table:table-cell>
          <table:table-cell/>
          <table:table-cell table:formula="of:=IF([.B107];[.B107];0)" office:value-type="float" office:value="0" calcext:value-type="float">
            <text:p>0</text:p>
          </table:table-cell>
          <table:table-cell table:formula="of:=COM.MICROSOFT.STDEV.S([.C96:.C107])" office:value-type="float" office:value="9.51872158464889" calcext:value-type="float">
            <text:p>9,5187215846</text:p>
          </table:table-cell>
          <table:table-cell table:formula="of:=AVERAGE([.C96:.C107])" office:value-type="float" office:value="7.66666666666667" calcext:value-type="float">
            <text:p>7,6666666667</text:p>
          </table:table-cell>
          <table:table-cell table:formula="of:=[.E107]-[.D107]" office:value-type="float" office:value="-1.85205491798222" calcext:value-type="float">
            <text:p>-1,852054918</text:p>
          </table:table-cell>
          <table:table-cell table:formula="of:=[.E107]-[.E95]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13-06-01" calcext:value-type="date">
            <text:p>2013-06-01</text:p>
          </table:table-cell>
          <table:table-cell office:value-type="float" office:value="2" calcext:value-type="float">
            <text:p>2</text:p>
          </table:table-cell>
          <table:table-cell table:formula="of:=IF([.B108];[.B108];0)" office:value-type="float" office:value="2" calcext:value-type="float">
            <text:p>2</text:p>
          </table:table-cell>
          <table:table-cell table:formula="of:=COM.MICROSOFT.STDEV.S([.C97:.C108])" office:value-type="float" office:value="8.47456086285194" calcext:value-type="float">
            <text:p>8,4745608629</text:p>
          </table:table-cell>
          <table:table-cell table:formula="of:=AVERAGE([.C97:.C108])" office:value-type="float" office:value="6" calcext:value-type="float">
            <text:p>6</text:p>
          </table:table-cell>
          <table:table-cell table:formula="of:=[.E108]-[.D108]" office:value-type="float" office:value="-2.47456086285194" calcext:value-type="float">
            <text:p>-2,4745608629</text:p>
          </table:table-cell>
          <table:table-cell table:formula="of:=[.E108]-[.E96]" office:value-type="float" office:value="2.5" calcext:value-type="float">
            <text:p>2,5</text:p>
          </table:table-cell>
        </table:table-row>
        <table:table-row table:style-name="ro1">
          <table:table-cell office:value-type="date" office:date-value="2013-07-01" calcext:value-type="date">
            <text:p>2013-07-01</text:p>
          </table:table-cell>
          <table:table-cell/>
          <table:table-cell table:formula="of:=IF([.B109];[.B109];0)" office:value-type="float" office:value="0" calcext:value-type="float">
            <text:p>0</text:p>
          </table:table-cell>
          <table:table-cell table:formula="of:=COM.MICROSOFT.STDEV.S([.C98:.C109])" office:value-type="float" office:value="8.64931246172816" calcext:value-type="float">
            <text:p>8,6493124617</text:p>
          </table:table-cell>
          <table:table-cell table:formula="of:=AVERAGE([.C98:.C109])" office:value-type="float" office:value="5.58333333333333" calcext:value-type="float">
            <text:p>5,5833333333</text:p>
          </table:table-cell>
          <table:table-cell table:formula="of:=[.E109]-[.D109]" office:value-type="float" office:value="-3.06597912839483" calcext:value-type="float">
            <text:p>-3,0659791284</text:p>
          </table:table-cell>
          <table:table-cell table:formula="of:=[.E109]-[.E97]" office:value-type="float" office:value="1.75" calcext:value-type="float">
            <text:p>1,75</text:p>
          </table:table-cell>
        </table:table-row>
        <table:table-row table:style-name="ro1">
          <table:table-cell office:value-type="date" office:date-value="2013-08-01" calcext:value-type="date">
            <text:p>2013-08-01</text:p>
          </table:table-cell>
          <table:table-cell office:value-type="float" office:value="1" calcext:value-type="float">
            <text:p>1</text:p>
          </table:table-cell>
          <table:table-cell table:formula="of:=IF([.B110];[.B110];0)" office:value-type="float" office:value="1" calcext:value-type="float">
            <text:p>1</text:p>
          </table:table-cell>
          <table:table-cell table:formula="of:=COM.MICROSOFT.STDEV.S([.C99:.C110])" office:value-type="float" office:value="7.93295771965401" calcext:value-type="float">
            <text:p>7,9329577197</text:p>
          </table:table-cell>
          <table:table-cell table:formula="of:=AVERAGE([.C99:.C110])" office:value-type="float" office:value="4.25" calcext:value-type="float">
            <text:p>4,25</text:p>
          </table:table-cell>
          <table:table-cell table:formula="of:=[.E110]-[.D110]" office:value-type="float" office:value="-3.68295771965401" calcext:value-type="float">
            <text:p>-3,6829577197</text:p>
          </table:table-cell>
          <table:table-cell table:formula="of:=[.E110]-[.E98]" office:value-type="float" office:value="-0.916666666666667" calcext:value-type="float">
            <text:p>-0,9166666667</text:p>
          </table:table-cell>
        </table:table-row>
        <table:table-row table:style-name="ro1">
          <table:table-cell office:value-type="date" office:date-value="2013-09-01" calcext:value-type="date">
            <text:p>2013-09-01</text:p>
          </table:table-cell>
          <table:table-cell office:value-type="float" office:value="1" calcext:value-type="float">
            <text:p>1</text:p>
          </table:table-cell>
          <table:table-cell table:formula="of:=IF([.B111];[.B111];0)" office:value-type="float" office:value="1" calcext:value-type="float">
            <text:p>1</text:p>
          </table:table-cell>
          <table:table-cell table:formula="of:=COM.MICROSOFT.STDEV.S([.C100:.C111])" office:value-type="float" office:value="7.96393385358282" calcext:value-type="float">
            <text:p>7,9639338536</text:p>
          </table:table-cell>
          <table:table-cell table:formula="of:=AVERAGE([.C100:.C111])" office:value-type="float" office:value="4.16666666666667" calcext:value-type="float">
            <text:p>4,1666666667</text:p>
          </table:table-cell>
          <table:table-cell table:formula="of:=[.E111]-[.D111]" office:value-type="float" office:value="-3.79726718691615" calcext:value-type="float">
            <text:p>-3,7972671869</text:p>
          </table:table-cell>
          <table:table-cell table:formula="of:=[.E111]-[.E99]" office:value-type="float" office:value="-1" calcext:value-type="float">
            <text:p>-1</text:p>
          </table:table-cell>
        </table:table-row>
        <table:table-row table:style-name="ro1">
          <table:table-cell office:value-type="date" office:date-value="2013-10-01" calcext:value-type="date">
            <text:p>2013-10-01</text:p>
          </table:table-cell>
          <table:table-cell office:value-type="float" office:value="1" calcext:value-type="float">
            <text:p>1</text:p>
          </table:table-cell>
          <table:table-cell table:formula="of:=IF([.B112];[.B112];0)" office:value-type="float" office:value="1" calcext:value-type="float">
            <text:p>1</text:p>
          </table:table-cell>
          <table:table-cell table:formula="of:=COM.MICROSOFT.STDEV.S([.C101:.C112])" office:value-type="float" office:value="1.52752523165195" calcext:value-type="float">
            <text:p>1,5275252317</text:p>
          </table:table-cell>
          <table:table-cell table:formula="of:=AVERAGE([.C101:.C112])" office:value-type="float" office:value="1.83333333333333" calcext:value-type="float">
            <text:p>1,8333333333</text:p>
          </table:table-cell>
          <table:table-cell table:formula="of:=[.E112]-[.D112]" office:value-type="float" office:value="0.305808101681387" calcext:value-type="float">
            <text:p>0,3058081017</text:p>
          </table:table-cell>
          <table:table-cell table:formula="of:=[.E112]-[.E100]" office:value-type="float" office:value="-5.66666666666667" calcext:value-type="float">
            <text:p>-5,6666666667</text:p>
          </table:table-cell>
        </table:table-row>
        <table:table-row table:style-name="ro1">
          <table:table-cell office:value-type="date" office:date-value="2013-11-01" calcext:value-type="date">
            <text:p>2013-11-01</text:p>
          </table:table-cell>
          <table:table-cell/>
          <table:table-cell table:formula="of:=IF([.B113];[.B113];0)" office:value-type="float" office:value="0" calcext:value-type="float">
            <text:p>0</text:p>
          </table:table-cell>
          <table:table-cell table:formula="of:=COM.MICROSOFT.STDEV.S([.C102:.C113])" office:value-type="float" office:value="1.6143297699233" calcext:value-type="float">
            <text:p>1,6143297699</text:p>
          </table:table-cell>
          <table:table-cell table:formula="of:=AVERAGE([.C102:.C113])" office:value-type="float" office:value="1.66666666666667" calcext:value-type="float">
            <text:p>1,6666666667</text:p>
          </table:table-cell>
          <table:table-cell table:formula="of:=[.E113]-[.D113]" office:value-type="float" office:value="0.0523368967433695" calcext:value-type="float">
            <text:p>0,0523368967</text:p>
          </table:table-cell>
          <table:table-cell table:formula="of:=[.E113]-[.E101]" office:value-type="float" office:value="-5.91666666666667" calcext:value-type="float">
            <text:p>-5,9166666667</text:p>
          </table:table-cell>
        </table:table-row>
        <table:table-row table:style-name="ro1">
          <table:table-cell office:value-type="date" office:date-value="2013-12-01" calcext:value-type="date">
            <text:p>2013-12-01</text:p>
          </table:table-cell>
          <table:table-cell/>
          <table:table-cell table:formula="of:=IF([.B114];[.B114];0)" office:value-type="float" office:value="0" calcext:value-type="float">
            <text:p>0</text:p>
          </table:table-cell>
          <table:table-cell table:formula="of:=COM.MICROSOFT.STDEV.S([.C103:.C114])" office:value-type="float" office:value="1.67874411932904" calcext:value-type="float">
            <text:p>1,6787441193</text:p>
          </table:table-cell>
          <table:table-cell table:formula="of:=AVERAGE([.C103:.C114])" office:value-type="float" office:value="1.5" calcext:value-type="float">
            <text:p>1,5</text:p>
          </table:table-cell>
          <table:table-cell table:formula="of:=[.E114]-[.D114]" office:value-type="float" office:value="-0.178744119329035" calcext:value-type="float">
            <text:p>-0,1787441193</text:p>
          </table:table-cell>
          <table:table-cell table:formula="of:=[.E114]-[.E102]" office:value-type="float" office:value="-5.91666666666667" calcext:value-type="float">
            <text:p>-5,9166666667</text:p>
          </table:table-cell>
        </table:table-row>
        <table:table-row table:style-name="ro1">
          <table:table-cell office:value-type="date" office:date-value="2014-01-01" calcext:value-type="date">
            <text:p>2014-01-01</text:p>
          </table:table-cell>
          <table:table-cell/>
          <table:table-cell table:formula="of:=IF([.B115];[.B115];0)" office:value-type="float" office:value="0" calcext:value-type="float">
            <text:p>0</text:p>
          </table:table-cell>
          <table:table-cell table:formula="of:=COM.MICROSOFT.STDEV.S([.C104:.C115])" office:value-type="float" office:value="1.72986249234563" calcext:value-type="float">
            <text:p>1,7298624923</text:p>
          </table:table-cell>
          <table:table-cell table:formula="of:=AVERAGE([.C104:.C115])" office:value-type="float" office:value="1.41666666666667" calcext:value-type="float">
            <text:p>1,4166666667</text:p>
          </table:table-cell>
          <table:table-cell table:formula="of:=[.E115]-[.D115]" office:value-type="float" office:value="-0.313195825678965" calcext:value-type="float">
            <text:p>-0,3131958257</text:p>
          </table:table-cell>
          <table:table-cell table:formula="of:=[.E115]-[.E103]" office:value-type="float" office:value="-5.58333333333333" calcext:value-type="float">
            <text:p>-5,5833333333</text:p>
          </table:table-cell>
        </table:table-row>
        <table:table-row table:style-name="ro1">
          <table:table-cell office:value-type="date" office:date-value="2014-02-01" calcext:value-type="date">
            <text:p>2014-02-01</text:p>
          </table:table-cell>
          <table:table-cell/>
          <table:table-cell table:formula="of:=IF([.B116];[.B116];0)" office:value-type="float" office:value="0" calcext:value-type="float">
            <text:p>0</text:p>
          </table:table-cell>
          <table:table-cell table:formula="of:=COM.MICROSOFT.STDEV.S([.C105:.C116])" office:value-type="float" office:value="1.34839972492648" calcext:value-type="float">
            <text:p>1,3483997249</text:p>
          </table:table-cell>
          <table:table-cell table:formula="of:=AVERAGE([.C105:.C116])" office:value-type="float" office:value="1" calcext:value-type="float">
            <text:p>1</text:p>
          </table:table-cell>
          <table:table-cell table:formula="of:=[.E116]-[.D116]" office:value-type="float" office:value="-0.348399724926484" calcext:value-type="float">
            <text:p>-0,3483997249</text:p>
          </table:table-cell>
          <table:table-cell table:formula="of:=[.E116]-[.E104]" office:value-type="float" office:value="-6.33333333333333" calcext:value-type="float">
            <text:p>-6,3333333333</text:p>
          </table:table-cell>
        </table:table-row>
        <table:table-row table:style-name="ro1">
          <table:table-cell office:value-type="date" office:date-value="2014-03-01" calcext:value-type="date">
            <text:p>2014-03-01</text:p>
          </table:table-cell>
          <table:table-cell/>
          <table:table-cell table:formula="of:=IF([.B117];[.B117];0)" office:value-type="float" office:value="0" calcext:value-type="float">
            <text:p>0</text:p>
          </table:table-cell>
          <table:table-cell table:formula="of:=COM.MICROSOFT.STDEV.S([.C106:.C117])" office:value-type="float" office:value="0.984731927834662" calcext:value-type="float">
            <text:p>0,9847319278</text:p>
          </table:table-cell>
          <table:table-cell table:formula="of:=AVERAGE([.C106:.C117])" office:value-type="float" office:value="0.666666666666667" calcext:value-type="float">
            <text:p>0,6666666667</text:p>
          </table:table-cell>
          <table:table-cell table:formula="of:=[.E117]-[.D117]" office:value-type="float" office:value="-0.318065261167995" calcext:value-type="float">
            <text:p>-0,3180652612</text:p>
          </table:table-cell>
          <table:table-cell table:formula="of:=[.E117]-[.E105]" office:value-type="float" office:value="-6.91666666666667" calcext:value-type="float">
            <text:p>-6,9166666667</text:p>
          </table:table-cell>
        </table:table-row>
        <table:table-row table:style-name="ro1">
          <table:table-cell office:value-type="date" office:date-value="2014-04-01" calcext:value-type="date">
            <text:p>2014-04-01</text:p>
          </table:table-cell>
          <table:table-cell/>
          <table:table-cell table:formula="of:=IF([.B118];[.B118];0)" office:value-type="float" office:value="0" calcext:value-type="float">
            <text:p>0</text:p>
          </table:table-cell>
          <table:table-cell table:formula="of:=COM.MICROSOFT.STDEV.S([.C107:.C118])" office:value-type="float" office:value="0.668557923421521" calcext:value-type="float">
            <text:p>0,6685579234</text:p>
          </table:table-cell>
          <table:table-cell table:formula="of:=AVERAGE([.C107:.C118])" office:value-type="float" office:value="0.416666666666667" calcext:value-type="float">
            <text:p>0,4166666667</text:p>
          </table:table-cell>
          <table:table-cell table:formula="of:=[.E118]-[.D118]" office:value-type="float" office:value="-0.251891256754855" calcext:value-type="float">
            <text:p>-0,2518912568</text:p>
          </table:table-cell>
          <table:table-cell table:formula="of:=[.E118]-[.E106]" office:value-type="float" office:value="-7.41666666666667" calcext:value-type="float">
            <text:p>-7,4166666667</text:p>
          </table:table-cell>
        </table:table-row>
        <table:table-row table:style-name="ro1">
          <table:table-cell office:value-type="date" office:date-value="2014-05-01" calcext:value-type="date">
            <text:p>2014-05-01</text:p>
          </table:table-cell>
          <table:table-cell/>
          <table:table-cell table:formula="of:=IF([.B119];[.B119];0)" office:value-type="float" office:value="0" calcext:value-type="float">
            <text:p>0</text:p>
          </table:table-cell>
          <table:table-cell table:formula="of:=COM.MICROSOFT.STDEV.S([.C108:.C119])" office:value-type="float" office:value="0.668557923421521" calcext:value-type="float">
            <text:p>0,6685579234</text:p>
          </table:table-cell>
          <table:table-cell table:formula="of:=AVERAGE([.C108:.C119])" office:value-type="float" office:value="0.416666666666667" calcext:value-type="float">
            <text:p>0,4166666667</text:p>
          </table:table-cell>
          <table:table-cell table:formula="of:=[.E119]-[.D119]" office:value-type="float" office:value="-0.251891256754855" calcext:value-type="float">
            <text:p>-0,2518912568</text:p>
          </table:table-cell>
          <table:table-cell table:formula="of:=[.E119]-[.E107]" office:value-type="float" office:value="-7.25" calcext:value-type="float">
            <text:p>-7,25</text:p>
          </table:table-cell>
        </table:table-row>
        <table:table-row table:style-name="ro1">
          <table:table-cell office:value-type="date" office:date-value="2014-06-01" calcext:value-type="date">
            <text:p>2014-06-01</text:p>
          </table:table-cell>
          <table:table-cell/>
          <table:table-cell table:formula="of:=IF([.B120];[.B120];0)" office:value-type="float" office:value="0" calcext:value-type="float">
            <text:p>0</text:p>
          </table:table-cell>
          <table:table-cell table:formula="of:=COM.MICROSOFT.STDEV.S([.C109:.C120])" office:value-type="float" office:value="0.452267016866645" calcext:value-type="float">
            <text:p>0,4522670169</text:p>
          </table:table-cell>
          <table:table-cell table:formula="of:=AVERAGE([.C109:.C120])" office:value-type="float" office:value="0.25" calcext:value-type="float">
            <text:p>0,25</text:p>
          </table:table-cell>
          <table:table-cell table:formula="of:=[.E120]-[.D120]" office:value-type="float" office:value="-0.202267016866645" calcext:value-type="float">
            <text:p>-0,2022670169</text:p>
          </table:table-cell>
          <table:table-cell table:formula="of:=[.E120]-[.E108]" office:value-type="float" office:value="-5.75" calcext:value-type="float">
            <text:p>-5,75</text:p>
          </table:table-cell>
        </table:table-row>
        <table:table-row table:style-name="ro1">
          <table:table-cell office:value-type="date" office:date-value="2014-07-01" calcext:value-type="date">
            <text:p>2014-07-01</text:p>
          </table:table-cell>
          <table:table-cell/>
          <table:table-cell table:formula="of:=IF([.B121];[.B121];0)" office:value-type="float" office:value="0" calcext:value-type="float">
            <text:p>0</text:p>
          </table:table-cell>
          <table:table-cell table:formula="of:=COM.MICROSOFT.STDEV.S([.C110:.C121])" office:value-type="float" office:value="0.452267016866645" calcext:value-type="float">
            <text:p>0,4522670169</text:p>
          </table:table-cell>
          <table:table-cell table:formula="of:=AVERAGE([.C110:.C121])" office:value-type="float" office:value="0.25" calcext:value-type="float">
            <text:p>0,25</text:p>
          </table:table-cell>
          <table:table-cell table:formula="of:=[.E121]-[.D121]" office:value-type="float" office:value="-0.202267016866645" calcext:value-type="float">
            <text:p>-0,2022670169</text:p>
          </table:table-cell>
          <table:table-cell table:formula="of:=[.E121]-[.E109]" office:value-type="float" office:value="-5.33333333333333" calcext:value-type="float">
            <text:p>-5,3333333333</text:p>
          </table:table-cell>
        </table:table-row>
        <table:table-row table:style-name="ro1">
          <table:table-cell office:value-type="date" office:date-value="2014-08-01" calcext:value-type="date">
            <text:p>2014-08-01</text:p>
          </table:table-cell>
          <table:table-cell/>
          <table:table-cell table:formula="of:=IF([.B122];[.B122];0)" office:value-type="float" office:value="0" calcext:value-type="float">
            <text:p>0</text:p>
          </table:table-cell>
          <table:table-cell table:formula="of:=COM.MICROSOFT.STDEV.S([.C111:.C122])" office:value-type="float" office:value="0.389249472080761" calcext:value-type="float">
            <text:p>0,3892494721</text:p>
          </table:table-cell>
          <table:table-cell table:formula="of:=AVERAGE([.C111:.C122])" office:value-type="float" office:value="0.166666666666667" calcext:value-type="float">
            <text:p>0,1666666667</text:p>
          </table:table-cell>
          <table:table-cell table:formula="of:=[.E122]-[.D122]" office:value-type="float" office:value="-0.222582805414095" calcext:value-type="float">
            <text:p>-0,2225828054</text:p>
          </table:table-cell>
          <table:table-cell table:formula="of:=[.E122]-[.E110]" office:value-type="float" office:value="-4.08333333333333" calcext:value-type="float">
            <text:p>-4,0833333333</text:p>
          </table:table-cell>
        </table:table-row>
        <table:table-row table:style-name="ro1">
          <table:table-cell office:value-type="date" office:date-value="2014-09-01" calcext:value-type="date">
            <text:p>2014-09-01</text:p>
          </table:table-cell>
          <table:table-cell office:value-type="float" office:value="1" calcext:value-type="float">
            <text:p>1</text:p>
          </table:table-cell>
          <table:table-cell table:formula="of:=IF([.B123];[.B123];0)" office:value-type="float" office:value="1" calcext:value-type="float">
            <text:p>1</text:p>
          </table:table-cell>
          <table:table-cell table:formula="of:=COM.MICROSOFT.STDEV.S([.C112:.C123])" office:value-type="float" office:value="0.389249472080762" calcext:value-type="float">
            <text:p>0,3892494721</text:p>
          </table:table-cell>
          <table:table-cell table:formula="of:=AVERAGE([.C112:.C123])" office:value-type="float" office:value="0.166666666666667" calcext:value-type="float">
            <text:p>0,1666666667</text:p>
          </table:table-cell>
          <table:table-cell table:formula="of:=[.E123]-[.D123]" office:value-type="float" office:value="-0.222582805414095" calcext:value-type="float">
            <text:p>-0,2225828054</text:p>
          </table:table-cell>
          <table:table-cell table:formula="of:=[.E123]-[.E111]" office:value-type="float" office:value="-4" calcext:value-type="float">
            <text:p>-4</text:p>
          </table:table-cell>
        </table:table-row>
        <table:table-row table:style-name="ro1">
          <table:table-cell office:value-type="date" office:date-value="2014-10-01" calcext:value-type="date">
            <text:p>2014-10-01</text:p>
          </table:table-cell>
          <table:table-cell/>
          <table:table-cell table:formula="of:=IF([.B124];[.B124];0)" office:value-type="float" office:value="0" calcext:value-type="float">
            <text:p>0</text:p>
          </table:table-cell>
          <table:table-cell table:formula="of:=COM.MICROSOFT.STDEV.S([.C113:.C124])" office:value-type="float" office:value="0.288675134594813" calcext:value-type="float">
            <text:p>0,2886751346</text:p>
          </table:table-cell>
          <table:table-cell table:formula="of:=AVERAGE([.C113:.C124])" office:value-type="float" office:value="0.0833333333333333" calcext:value-type="float">
            <text:p>0,0833333333</text:p>
          </table:table-cell>
          <table:table-cell table:formula="of:=[.E124]-[.D124]" office:value-type="float" office:value="-0.20534180126148" calcext:value-type="float">
            <text:p>-0,2053418013</text:p>
          </table:table-cell>
          <table:table-cell table:formula="of:=[.E124]-[.E112]" office:value-type="float" office:value="-1.75" calcext:value-type="float">
            <text:p>-1,75</text:p>
          </table:table-cell>
        </table:table-row>
        <table:table-row table:style-name="ro1">
          <table:table-cell office:value-type="date" office:date-value="2014-11-01" calcext:value-type="date">
            <text:p>2014-11-01</text:p>
          </table:table-cell>
          <table:table-cell/>
          <table:table-cell table:formula="of:=IF([.B125];[.B125];0)" office:value-type="float" office:value="0" calcext:value-type="float">
            <text:p>0</text:p>
          </table:table-cell>
          <table:table-cell table:formula="of:=COM.MICROSOFT.STDEV.S([.C114:.C125])" office:value-type="float" office:value="0.288675134594813" calcext:value-type="float">
            <text:p>0,2886751346</text:p>
          </table:table-cell>
          <table:table-cell table:formula="of:=AVERAGE([.C114:.C125])" office:value-type="float" office:value="0.0833333333333333" calcext:value-type="float">
            <text:p>0,0833333333</text:p>
          </table:table-cell>
          <table:table-cell table:formula="of:=[.E125]-[.D125]" office:value-type="float" office:value="-0.20534180126148" calcext:value-type="float">
            <text:p>-0,2053418013</text:p>
          </table:table-cell>
          <table:table-cell table:formula="of:=[.E125]-[.E113]" office:value-type="float" office:value="-1.58333333333333" calcext:value-type="float">
            <text:p>-1,5833333333</text:p>
          </table:table-cell>
        </table:table-row>
        <table:table-row table:style-name="ro1">
          <table:table-cell office:value-type="date" office:date-value="2014-12-01" calcext:value-type="date">
            <text:p>2014-12-01</text:p>
          </table:table-cell>
          <table:table-cell/>
          <table:table-cell table:formula="of:=IF([.B126];[.B126];0)" office:value-type="float" office:value="0" calcext:value-type="float">
            <text:p>0</text:p>
          </table:table-cell>
          <table:table-cell table:formula="of:=COM.MICROSOFT.STDEV.S([.C115:.C126])" office:value-type="float" office:value="0.288675134594813" calcext:value-type="float">
            <text:p>0,2886751346</text:p>
          </table:table-cell>
          <table:table-cell table:formula="of:=AVERAGE([.C115:.C126])" office:value-type="float" office:value="0.0833333333333333" calcext:value-type="float">
            <text:p>0,0833333333</text:p>
          </table:table-cell>
          <table:table-cell table:formula="of:=[.E126]-[.D126]" office:value-type="float" office:value="-0.20534180126148" calcext:value-type="float">
            <text:p>-0,2053418013</text:p>
          </table:table-cell>
          <table:table-cell table:formula="of:=[.E126]-[.E114]" office:value-type="float" office:value="-1.41666666666667" calcext:value-type="float">
            <text:p>-1,4166666667</text:p>
          </table:table-cell>
        </table:table-row>
        <table:table-row table:style-name="ro1">
          <table:table-cell office:value-type="date" office:date-value="2015-01-01" calcext:value-type="date">
            <text:p>2015-01-01</text:p>
          </table:table-cell>
          <table:table-cell/>
          <table:table-cell table:formula="of:=IF([.B127];[.B127];0)" office:value-type="float" office:value="0" calcext:value-type="float">
            <text:p>0</text:p>
          </table:table-cell>
          <table:table-cell table:formula="of:=COM.MICROSOFT.STDEV.S([.C116:.C127])" office:value-type="float" office:value="0.288675134594813" calcext:value-type="float">
            <text:p>0,2886751346</text:p>
          </table:table-cell>
          <table:table-cell table:formula="of:=AVERAGE([.C116:.C127])" office:value-type="float" office:value="0.0833333333333333" calcext:value-type="float">
            <text:p>0,0833333333</text:p>
          </table:table-cell>
          <table:table-cell table:formula="of:=[.E127]-[.D127]" office:value-type="float" office:value="-0.20534180126148" calcext:value-type="float">
            <text:p>-0,2053418013</text:p>
          </table:table-cell>
          <table:table-cell table:formula="of:=[.E127]-[.E115]" office:value-type="float" office:value="-1.33333333333333" calcext:value-type="float">
            <text:p>-1,3333333333</text:p>
          </table:table-cell>
        </table:table-row>
        <table:table-row table:style-name="ro1">
          <table:table-cell office:value-type="date" office:date-value="2015-02-01" calcext:value-type="date">
            <text:p>2015-02-01</text:p>
          </table:table-cell>
          <table:table-cell/>
          <table:table-cell table:formula="of:=IF([.B128];[.B128];0)" office:value-type="float" office:value="0" calcext:value-type="float">
            <text:p>0</text:p>
          </table:table-cell>
          <table:table-cell table:formula="of:=COM.MICROSOFT.STDEV.S([.C117:.C128])" office:value-type="float" office:value="0.288675134594813" calcext:value-type="float">
            <text:p>0,2886751346</text:p>
          </table:table-cell>
          <table:table-cell table:formula="of:=AVERAGE([.C117:.C128])" office:value-type="float" office:value="0.0833333333333333" calcext:value-type="float">
            <text:p>0,0833333333</text:p>
          </table:table-cell>
          <table:table-cell table:formula="of:=[.E128]-[.D128]" office:value-type="float" office:value="-0.20534180126148" calcext:value-type="float">
            <text:p>-0,2053418013</text:p>
          </table:table-cell>
          <table:table-cell table:formula="of:=[.E128]-[.E116]" office:value-type="float" office:value="-0.916666666666667" calcext:value-type="float">
            <text:p>-0,9166666667</text:p>
          </table:table-cell>
        </table:table-row>
        <table:table-row table:style-name="ro1">
          <table:table-cell office:value-type="date" office:date-value="2015-03-01" calcext:value-type="date">
            <text:p>2015-03-01</text:p>
          </table:table-cell>
          <table:table-cell/>
          <table:table-cell table:formula="of:=IF([.B129];[.B129];0)" office:value-type="float" office:value="0" calcext:value-type="float">
            <text:p>0</text:p>
          </table:table-cell>
          <table:table-cell table:formula="of:=COM.MICROSOFT.STDEV.S([.C118:.C129])" office:value-type="float" office:value="0.288675134594813" calcext:value-type="float">
            <text:p>0,2886751346</text:p>
          </table:table-cell>
          <table:table-cell table:formula="of:=AVERAGE([.C118:.C129])" office:value-type="float" office:value="0.0833333333333333" calcext:value-type="float">
            <text:p>0,0833333333</text:p>
          </table:table-cell>
          <table:table-cell table:formula="of:=[.E129]-[.D129]" office:value-type="float" office:value="-0.20534180126148" calcext:value-type="float">
            <text:p>-0,2053418013</text:p>
          </table:table-cell>
          <table:table-cell table:formula="of:=[.E129]-[.E117]" office:value-type="float" office:value="-0.583333333333333" calcext:value-type="float">
            <text:p>-0,5833333333</text:p>
          </table:table-cell>
        </table:table-row>
        <table:table-row table:style-name="ro1">
          <table:table-cell office:value-type="date" office:date-value="2015-04-01" calcext:value-type="date">
            <text:p>2015-04-01</text:p>
          </table:table-cell>
          <table:table-cell/>
          <table:table-cell table:formula="of:=IF([.B130];[.B130];0)" office:value-type="float" office:value="0" calcext:value-type="float">
            <text:p>0</text:p>
          </table:table-cell>
          <table:table-cell table:formula="of:=COM.MICROSOFT.STDEV.S([.C119:.C130])" office:value-type="float" office:value="0.288675134594813" calcext:value-type="float">
            <text:p>0,2886751346</text:p>
          </table:table-cell>
          <table:table-cell table:formula="of:=AVERAGE([.C119:.C130])" office:value-type="float" office:value="0.0833333333333333" calcext:value-type="float">
            <text:p>0,0833333333</text:p>
          </table:table-cell>
          <table:table-cell table:formula="of:=[.E130]-[.D130]" office:value-type="float" office:value="-0.20534180126148" calcext:value-type="float">
            <text:p>-0,2053418013</text:p>
          </table:table-cell>
          <table:table-cell table:formula="of:=[.E130]-[.E118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5-05-01" calcext:value-type="date">
            <text:p>2015-05-01</text:p>
          </table:table-cell>
          <table:table-cell/>
          <table:table-cell table:formula="of:=IF([.B131];[.B131];0)" office:value-type="float" office:value="0" calcext:value-type="float">
            <text:p>0</text:p>
          </table:table-cell>
          <table:table-cell table:formula="of:=COM.MICROSOFT.STDEV.S([.C120:.C131])" office:value-type="float" office:value="0.288675134594813" calcext:value-type="float">
            <text:p>0,2886751346</text:p>
          </table:table-cell>
          <table:table-cell table:formula="of:=AVERAGE([.C120:.C131])" office:value-type="float" office:value="0.0833333333333333" calcext:value-type="float">
            <text:p>0,0833333333</text:p>
          </table:table-cell>
          <table:table-cell table:formula="of:=[.E131]-[.D131]" office:value-type="float" office:value="-0.20534180126148" calcext:value-type="float">
            <text:p>-0,2053418013</text:p>
          </table:table-cell>
          <table:table-cell table:formula="of:=[.E131]-[.E119]" office:value-type="float" office:value="-0.333333333333333" calcext:value-type="float">
            <text:p>-0,3333333333</text:p>
          </table:table-cell>
        </table:table-row>
        <table:table-row table:style-name="ro1">
          <table:table-cell office:value-type="date" office:date-value="2015-06-01" calcext:value-type="date">
            <text:p>2015-06-01</text:p>
          </table:table-cell>
          <table:table-cell/>
          <table:table-cell table:formula="of:=IF([.B132];[.B132];0)" office:value-type="float" office:value="0" calcext:value-type="float">
            <text:p>0</text:p>
          </table:table-cell>
          <table:table-cell table:formula="of:=COM.MICROSOFT.STDEV.S([.C121:.C132])" office:value-type="float" office:value="0.288675134594813" calcext:value-type="float">
            <text:p>0,2886751346</text:p>
          </table:table-cell>
          <table:table-cell table:formula="of:=AVERAGE([.C121:.C132])" office:value-type="float" office:value="0.0833333333333333" calcext:value-type="float">
            <text:p>0,0833333333</text:p>
          </table:table-cell>
          <table:table-cell table:formula="of:=[.E132]-[.D132]" office:value-type="float" office:value="-0.205341801261479" calcext:value-type="float">
            <text:p>-0,2053418013</text:p>
          </table:table-cell>
          <table:table-cell table:formula="of:=[.E132]-[.E120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5-07-01" calcext:value-type="date">
            <text:p>2015-07-01</text:p>
          </table:table-cell>
          <table:table-cell/>
          <table:table-cell table:formula="of:=IF([.B133];[.B133];0)" office:value-type="float" office:value="0" calcext:value-type="float">
            <text:p>0</text:p>
          </table:table-cell>
          <table:table-cell table:formula="of:=COM.MICROSOFT.STDEV.S([.C122:.C133])" office:value-type="float" office:value="0.288675134594813" calcext:value-type="float">
            <text:p>0,2886751346</text:p>
          </table:table-cell>
          <table:table-cell table:formula="of:=AVERAGE([.C122:.C133])" office:value-type="float" office:value="0.0833333333333333" calcext:value-type="float">
            <text:p>0,0833333333</text:p>
          </table:table-cell>
          <table:table-cell table:formula="of:=[.E133]-[.D133]" office:value-type="float" office:value="-0.205341801261479" calcext:value-type="float">
            <text:p>-0,2053418013</text:p>
          </table:table-cell>
          <table:table-cell table:formula="of:=[.E133]-[.E121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5-08-01" calcext:value-type="date">
            <text:p>2015-08-01</text:p>
          </table:table-cell>
          <table:table-cell/>
          <table:table-cell table:formula="of:=IF([.B134];[.B134];0)" office:value-type="float" office:value="0" calcext:value-type="float">
            <text:p>0</text:p>
          </table:table-cell>
          <table:table-cell table:formula="of:=COM.MICROSOFT.STDEV.S([.C123:.C134])" office:value-type="float" office:value="0.288675134594813" calcext:value-type="float">
            <text:p>0,2886751346</text:p>
          </table:table-cell>
          <table:table-cell table:formula="of:=AVERAGE([.C123:.C134])" office:value-type="float" office:value="0.0833333333333333" calcext:value-type="float">
            <text:p>0,0833333333</text:p>
          </table:table-cell>
          <table:table-cell table:formula="of:=[.E134]-[.D134]" office:value-type="float" office:value="-0.205341801261479" calcext:value-type="float">
            <text:p>-0,2053418013</text:p>
          </table:table-cell>
          <table:table-cell table:formula="of:=[.E134]-[.E122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5-09-01" calcext:value-type="date">
            <text:p>2015-09-01</text:p>
          </table:table-cell>
          <table:table-cell/>
          <table:table-cell table:formula="of:=IF([.B135];[.B135];0)" office:value-type="float" office:value="0" calcext:value-type="float">
            <text:p>0</text:p>
          </table:table-cell>
          <table:table-cell table:formula="of:=COM.MICROSOFT.STDEV.S([.C124:.C135])" office:value-type="float" office:value="0" calcext:value-type="float">
            <text:p>0</text:p>
          </table:table-cell>
          <table:table-cell table:formula="of:=AVERAGE([.C124:.C135])" office:value-type="float" office:value="0" calcext:value-type="float">
            <text:p>0</text:p>
          </table:table-cell>
          <table:table-cell table:formula="of:=[.E135]-[.D135]" office:value-type="float" office:value="0" calcext:value-type="float">
            <text:p>0</text:p>
          </table:table-cell>
          <table:table-cell table:formula="of:=[.E135]-[.E123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5-10-01" calcext:value-type="date">
            <text:p>2015-10-01</text:p>
          </table:table-cell>
          <table:table-cell/>
          <table:table-cell table:formula="of:=IF([.B136];[.B136];0)" office:value-type="float" office:value="0" calcext:value-type="float">
            <text:p>0</text:p>
          </table:table-cell>
          <table:table-cell table:formula="of:=COM.MICROSOFT.STDEV.S([.C125:.C136])" office:value-type="float" office:value="0" calcext:value-type="float">
            <text:p>0</text:p>
          </table:table-cell>
          <table:table-cell table:formula="of:=AVERAGE([.C125:.C136])" office:value-type="float" office:value="0" calcext:value-type="float">
            <text:p>0</text:p>
          </table:table-cell>
          <table:table-cell table:formula="of:=[.E136]-[.D136]" office:value-type="float" office:value="0" calcext:value-type="float">
            <text:p>0</text:p>
          </table:table-cell>
          <table:table-cell table:formula="of:=[.E136]-[.E124]" office:value-type="float" office:value="-0.0833333333333333" calcext:value-type="float">
            <text:p>-0,0833333333</text:p>
          </table:table-cell>
        </table:table-row>
        <table:table-row table:style-name="ro1">
          <table:table-cell office:value-type="date" office:date-value="2015-11-01" calcext:value-type="date">
            <text:p>2015-11-01</text:p>
          </table:table-cell>
          <table:table-cell office:value-type="float" office:value="2" calcext:value-type="float">
            <text:p>2</text:p>
          </table:table-cell>
          <table:table-cell table:formula="of:=IF([.B137];[.B137];0)" office:value-type="float" office:value="2" calcext:value-type="float">
            <text:p>2</text:p>
          </table:table-cell>
          <table:table-cell table:formula="of:=COM.MICROSOFT.STDEV.S([.C126:.C137])" office:value-type="float" office:value="0.577350269189626" calcext:value-type="float">
            <text:p>0,5773502692</text:p>
          </table:table-cell>
          <table:table-cell table:formula="of:=AVERAGE([.C126:.C137])" office:value-type="float" office:value="0.166666666666667" calcext:value-type="float">
            <text:p>0,1666666667</text:p>
          </table:table-cell>
          <table:table-cell table:formula="of:=[.E137]-[.D137]" office:value-type="float" office:value="-0.410683602522959" calcext:value-type="float">
            <text:p>-0,4106836025</text:p>
          </table:table-cell>
          <table:table-cell table:formula="of:=[.E137]-[.E125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5-12-01" calcext:value-type="date">
            <text:p>2015-12-01</text:p>
          </table:table-cell>
          <table:table-cell/>
          <table:table-cell table:formula="of:=IF([.B138];[.B138];0)" office:value-type="float" office:value="0" calcext:value-type="float">
            <text:p>0</text:p>
          </table:table-cell>
          <table:table-cell table:formula="of:=COM.MICROSOFT.STDEV.S([.C127:.C138])" office:value-type="float" office:value="0.577350269189626" calcext:value-type="float">
            <text:p>0,5773502692</text:p>
          </table:table-cell>
          <table:table-cell table:formula="of:=AVERAGE([.C127:.C138])" office:value-type="float" office:value="0.166666666666667" calcext:value-type="float">
            <text:p>0,1666666667</text:p>
          </table:table-cell>
          <table:table-cell table:formula="of:=[.E138]-[.D138]" office:value-type="float" office:value="-0.410683602522959" calcext:value-type="float">
            <text:p>-0,4106836025</text:p>
          </table:table-cell>
          <table:table-cell table:formula="of:=[.E138]-[.E126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6-01-01" calcext:value-type="date">
            <text:p>2016-01-01</text:p>
          </table:table-cell>
          <table:table-cell/>
          <table:table-cell table:formula="of:=IF([.B139];[.B139];0)" office:value-type="float" office:value="0" calcext:value-type="float">
            <text:p>0</text:p>
          </table:table-cell>
          <table:table-cell table:formula="of:=COM.MICROSOFT.STDEV.S([.C128:.C139])" office:value-type="float" office:value="0.577350269189626" calcext:value-type="float">
            <text:p>0,5773502692</text:p>
          </table:table-cell>
          <table:table-cell table:formula="of:=AVERAGE([.C128:.C139])" office:value-type="float" office:value="0.166666666666667" calcext:value-type="float">
            <text:p>0,1666666667</text:p>
          </table:table-cell>
          <table:table-cell table:formula="of:=[.E139]-[.D139]" office:value-type="float" office:value="-0.410683602522959" calcext:value-type="float">
            <text:p>-0,4106836025</text:p>
          </table:table-cell>
          <table:table-cell table:formula="of:=[.E139]-[.E127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6-02-01" calcext:value-type="date">
            <text:p>2016-02-01</text:p>
          </table:table-cell>
          <table:table-cell/>
          <table:table-cell table:formula="of:=IF([.B140];[.B140];0)" office:value-type="float" office:value="0" calcext:value-type="float">
            <text:p>0</text:p>
          </table:table-cell>
          <table:table-cell table:formula="of:=COM.MICROSOFT.STDEV.S([.C129:.C140])" office:value-type="float" office:value="0.577350269189626" calcext:value-type="float">
            <text:p>0,5773502692</text:p>
          </table:table-cell>
          <table:table-cell table:formula="of:=AVERAGE([.C129:.C140])" office:value-type="float" office:value="0.166666666666667" calcext:value-type="float">
            <text:p>0,1666666667</text:p>
          </table:table-cell>
          <table:table-cell table:formula="of:=[.E140]-[.D140]" office:value-type="float" office:value="-0.410683602522959" calcext:value-type="float">
            <text:p>-0,4106836025</text:p>
          </table:table-cell>
          <table:table-cell table:formula="of:=[.E140]-[.E128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6-03-01" calcext:value-type="date">
            <text:p>2016-03-01</text:p>
          </table:table-cell>
          <table:table-cell/>
          <table:table-cell table:formula="of:=IF([.B141];[.B141];0)" office:value-type="float" office:value="0" calcext:value-type="float">
            <text:p>0</text:p>
          </table:table-cell>
          <table:table-cell table:formula="of:=COM.MICROSOFT.STDEV.S([.C130:.C141])" office:value-type="float" office:value="0.577350269189626" calcext:value-type="float">
            <text:p>0,5773502692</text:p>
          </table:table-cell>
          <table:table-cell table:formula="of:=AVERAGE([.C130:.C141])" office:value-type="float" office:value="0.166666666666667" calcext:value-type="float">
            <text:p>0,1666666667</text:p>
          </table:table-cell>
          <table:table-cell table:formula="of:=[.E141]-[.D141]" office:value-type="float" office:value="-0.410683602522959" calcext:value-type="float">
            <text:p>-0,4106836025</text:p>
          </table:table-cell>
          <table:table-cell table:formula="of:=[.E141]-[.E129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6-04-01" calcext:value-type="date">
            <text:p>2016-04-01</text:p>
          </table:table-cell>
          <table:table-cell/>
          <table:table-cell table:formula="of:=IF([.B142];[.B142];0)" office:value-type="float" office:value="0" calcext:value-type="float">
            <text:p>0</text:p>
          </table:table-cell>
          <table:table-cell table:formula="of:=COM.MICROSOFT.STDEV.S([.C131:.C142])" office:value-type="float" office:value="0.577350269189626" calcext:value-type="float">
            <text:p>0,5773502692</text:p>
          </table:table-cell>
          <table:table-cell table:formula="of:=AVERAGE([.C131:.C142])" office:value-type="float" office:value="0.166666666666667" calcext:value-type="float">
            <text:p>0,1666666667</text:p>
          </table:table-cell>
          <table:table-cell table:formula="of:=[.E142]-[.D142]" office:value-type="float" office:value="-0.410683602522959" calcext:value-type="float">
            <text:p>-0,4106836025</text:p>
          </table:table-cell>
          <table:table-cell table:formula="of:=[.E142]-[.E130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6-05-01" calcext:value-type="date">
            <text:p>2016-05-01</text:p>
          </table:table-cell>
          <table:table-cell/>
          <table:table-cell table:formula="of:=IF([.B143];[.B143];0)" office:value-type="float" office:value="0" calcext:value-type="float">
            <text:p>0</text:p>
          </table:table-cell>
          <table:table-cell table:formula="of:=COM.MICROSOFT.STDEV.S([.C132:.C143])" office:value-type="float" office:value="0.577350269189626" calcext:value-type="float">
            <text:p>0,5773502692</text:p>
          </table:table-cell>
          <table:table-cell table:formula="of:=AVERAGE([.C132:.C143])" office:value-type="float" office:value="0.166666666666667" calcext:value-type="float">
            <text:p>0,1666666667</text:p>
          </table:table-cell>
          <table:table-cell table:formula="of:=[.E143]-[.D143]" office:value-type="float" office:value="-0.410683602522959" calcext:value-type="float">
            <text:p>-0,4106836025</text:p>
          </table:table-cell>
          <table:table-cell table:formula="of:=[.E143]-[.E131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6-06-01" calcext:value-type="date">
            <text:p>2016-06-01</text:p>
          </table:table-cell>
          <table:table-cell/>
          <table:table-cell table:formula="of:=IF([.B144];[.B144];0)" office:value-type="float" office:value="0" calcext:value-type="float">
            <text:p>0</text:p>
          </table:table-cell>
          <table:table-cell table:formula="of:=COM.MICROSOFT.STDEV.S([.C133:.C144])" office:value-type="float" office:value="0.577350269189626" calcext:value-type="float">
            <text:p>0,5773502692</text:p>
          </table:table-cell>
          <table:table-cell table:formula="of:=AVERAGE([.C133:.C144])" office:value-type="float" office:value="0.166666666666667" calcext:value-type="float">
            <text:p>0,1666666667</text:p>
          </table:table-cell>
          <table:table-cell table:formula="of:=[.E144]-[.D144]" office:value-type="float" office:value="-0.410683602522959" calcext:value-type="float">
            <text:p>-0,4106836025</text:p>
          </table:table-cell>
          <table:table-cell table:formula="of:=[.E144]-[.E132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6-07-01" calcext:value-type="date">
            <text:p>2016-07-01</text:p>
          </table:table-cell>
          <table:table-cell/>
          <table:table-cell table:formula="of:=IF([.B145];[.B145];0)" office:value-type="float" office:value="0" calcext:value-type="float">
            <text:p>0</text:p>
          </table:table-cell>
          <table:table-cell table:formula="of:=COM.MICROSOFT.STDEV.S([.C134:.C145])" office:value-type="float" office:value="0.577350269189626" calcext:value-type="float">
            <text:p>0,5773502692</text:p>
          </table:table-cell>
          <table:table-cell table:formula="of:=AVERAGE([.C134:.C145])" office:value-type="float" office:value="0.166666666666667" calcext:value-type="float">
            <text:p>0,1666666667</text:p>
          </table:table-cell>
          <table:table-cell table:formula="of:=[.E145]-[.D145]" office:value-type="float" office:value="-0.410683602522959" calcext:value-type="float">
            <text:p>-0,4106836025</text:p>
          </table:table-cell>
          <table:table-cell table:formula="of:=[.E145]-[.E133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6-08-01" calcext:value-type="date">
            <text:p>2016-08-01</text:p>
          </table:table-cell>
          <table:table-cell/>
          <table:table-cell table:formula="of:=IF([.B146];[.B146];0)" office:value-type="float" office:value="0" calcext:value-type="float">
            <text:p>0</text:p>
          </table:table-cell>
          <table:table-cell table:formula="of:=COM.MICROSOFT.STDEV.S([.C135:.C146])" office:value-type="float" office:value="0.577350269189626" calcext:value-type="float">
            <text:p>0,5773502692</text:p>
          </table:table-cell>
          <table:table-cell table:formula="of:=AVERAGE([.C135:.C146])" office:value-type="float" office:value="0.166666666666667" calcext:value-type="float">
            <text:p>0,1666666667</text:p>
          </table:table-cell>
          <table:table-cell table:formula="of:=[.E146]-[.D146]" office:value-type="float" office:value="-0.410683602522959" calcext:value-type="float">
            <text:p>-0,4106836025</text:p>
          </table:table-cell>
          <table:table-cell table:formula="of:=[.E146]-[.E134]" office:value-type="float" office:value="0.0833333333333333" calcext:value-type="float">
            <text:p>0,0833333333</text:p>
          </table:table-cell>
        </table:table-row>
        <table:table-row table:style-name="ro1">
          <table:table-cell office:value-type="date" office:date-value="2016-09-01" calcext:value-type="date">
            <text:p>2016-09-01</text:p>
          </table:table-cell>
          <table:table-cell/>
          <table:table-cell table:formula="of:=IF([.B147];[.B147];0)" office:value-type="float" office:value="0" calcext:value-type="float">
            <text:p>0</text:p>
          </table:table-cell>
          <table:table-cell table:formula="of:=COM.MICROSOFT.STDEV.S([.C136:.C147])" office:value-type="float" office:value="0.577350269189626" calcext:value-type="float">
            <text:p>0,5773502692</text:p>
          </table:table-cell>
          <table:table-cell table:formula="of:=AVERAGE([.C136:.C147])" office:value-type="float" office:value="0.166666666666667" calcext:value-type="float">
            <text:p>0,1666666667</text:p>
          </table:table-cell>
          <table:table-cell table:formula="of:=[.E147]-[.D147]" office:value-type="float" office:value="-0.410683602522959" calcext:value-type="float">
            <text:p>-0,4106836025</text:p>
          </table:table-cell>
          <table:table-cell table:formula="of:=[.E147]-[.E135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6-10-01" calcext:value-type="date">
            <text:p>2016-10-01</text:p>
          </table:table-cell>
          <table:table-cell/>
          <table:table-cell table:formula="of:=IF([.B148];[.B148];0)" office:value-type="float" office:value="0" calcext:value-type="float">
            <text:p>0</text:p>
          </table:table-cell>
          <table:table-cell table:formula="of:=COM.MICROSOFT.STDEV.S([.C137:.C148])" office:value-type="float" office:value="0.577350269189626" calcext:value-type="float">
            <text:p>0,5773502692</text:p>
          </table:table-cell>
          <table:table-cell table:formula="of:=AVERAGE([.C137:.C148])" office:value-type="float" office:value="0.166666666666667" calcext:value-type="float">
            <text:p>0,1666666667</text:p>
          </table:table-cell>
          <table:table-cell table:formula="of:=[.E148]-[.D148]" office:value-type="float" office:value="-0.410683602522959" calcext:value-type="float">
            <text:p>-0,4106836025</text:p>
          </table:table-cell>
          <table:table-cell table:formula="of:=[.E148]-[.E136]" office:value-type="float" office:value="0.166666666666667" calcext:value-type="float">
            <text:p>0,1666666667</text:p>
          </table:table-cell>
        </table:table-row>
        <table:table-row table:style-name="ro1">
          <table:table-cell office:value-type="date" office:date-value="2016-11-01" calcext:value-type="date">
            <text:p>2016-11-01</text:p>
          </table:table-cell>
          <table:table-cell/>
          <table:table-cell table:formula="of:=IF([.B149];[.B149];0)" office:value-type="float" office:value="0" calcext:value-type="float">
            <text:p>0</text:p>
          </table:table-cell>
          <table:table-cell table:formula="of:=COM.MICROSOFT.STDEV.S([.C138:.C149])" office:value-type="float" office:value="0" calcext:value-type="float">
            <text:p>0</text:p>
          </table:table-cell>
          <table:table-cell table:formula="of:=AVERAGE([.C138:.C149])" office:value-type="float" office:value="0" calcext:value-type="float">
            <text:p>0</text:p>
          </table:table-cell>
          <table:table-cell table:formula="of:=[.E149]-[.D149]" office:value-type="float" office:value="0" calcext:value-type="float">
            <text:p>0</text:p>
          </table:table-cell>
          <table:table-cell table:formula="of:=[.E149]-[.E137]" office:value-type="float" office:value="-0.166666666666667" calcext:value-type="float">
            <text:p>-0,1666666667</text:p>
          </table:table-cell>
        </table:table-row>
        <table:table-row table:style-name="ro1">
          <table:table-cell office:value-type="date" office:date-value="2016-12-01" calcext:value-type="date">
            <text:p>2016-12-01</text:p>
          </table:table-cell>
          <table:table-cell/>
          <table:table-cell table:formula="of:=IF([.B150];[.B150];0)" office:value-type="float" office:value="0" calcext:value-type="float">
            <text:p>0</text:p>
          </table:table-cell>
          <table:table-cell table:formula="of:=COM.MICROSOFT.STDEV.S([.C139:.C150])" office:value-type="float" office:value="0" calcext:value-type="float">
            <text:p>0</text:p>
          </table:table-cell>
          <table:table-cell table:formula="of:=AVERAGE([.C139:.C150])" office:value-type="float" office:value="0" calcext:value-type="float">
            <text:p>0</text:p>
          </table:table-cell>
          <table:table-cell table:formula="of:=[.E150]-[.D150]" office:value-type="float" office:value="0" calcext:value-type="float">
            <text:p>0</text:p>
          </table:table-cell>
          <table:table-cell table:formula="of:=[.E150]-[.E138]" office:value-type="float" office:value="-0.166666666666667" calcext:value-type="float">
            <text:p>-0,1666666667</text:p>
          </table:table-cell>
        </table:table-row>
      </table:table>
      <table:named-expressions>
        <table:named-range table:name="HTML_1" table:base-cell-address="$'New editors'.$A$1" table:cell-range-address=".$A$2:.$B$150"/>
        <table:named-range table:name="HTML_all" table:base-cell-address="$'New editors'.$A$1" table:cell-range-address=".$A$2:.$B$150"/>
        <table:named-range table:name="HTML_tables" table:base-cell-address="$'New editors'.$A$1" table:cell-range-address=".$A$2:.$A$2"/>
      </table:named-expressions>
      <table:database-ranges>
        <table:database-range table:name="__Anonymous_Sheet_DB__0" table:target-range-address="'New editors'.A2:'New editors'.B15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b" fo:country="N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nb" fo:country="N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nb" number:country="NO">kr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nb" number:country="NO">kr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.00.0000</text:date>, <text:time style:data-style-name="N2" text:time-value="13:47:59.076798317"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05T22:58:38.609367677</dc:date>
    <meta:editing-duration>PT9H34M35S</meta:editing-duration>
    <meta:editing-cycles>3</meta:editing-cycles>
    <meta:generator>LibreOffice/5.1.4.2$Linux_X86_64 LibreOffice_project/10m0$Build-2</meta:generator>
    <meta:document-statistic meta:table-count="8" meta:cell-count="766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898cm" svg:y="1.275cm" chart:style-name="ch3">
          <text:p>New editors</text:p>
        </chart:subtitle>
        <chart:legend chart:legend-position="end" svg:x="11.957cm" svg:y="3.454cm" style:legend-expansion="high" chart:style-name="ch4"/>
        <chart:plot-area chart:style-name="ch5" table:cell-range-address="'New editors'.A2:'New editors'.B150 'New editors'.A1:'New editors'.B1 'New editors'.E1:'New editors'.G150" chart:data-source-has-labels="both" svg:x="1.331cm" svg:y="2.138cm" svg:width="10.306cm" svg:height="5.701cm">
          <chartooo:coordinate-region svg:x="2.149cm" svg:y="2.337cm" svg:width="8.904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New editors'.A2:'New editors'.A150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New editors'.B2:'New editors'.B150" chart:label-cell-address="'New editors'.B1:'New editors'.B1" chart:class="chart:line">
            <chart:data-point chart:repeated="149"/>
          </chart:series>
          <chart:series chart:style-name="ch12" chart:values-cell-range-address="'New editors'.E2:'New editors'.E150" chart:label-cell-address="'New editors'.E1:'New editors'.E1" chart:class="chart:line">
            <chart:data-point chart:repeated="149"/>
          </chart:series>
          <chart:series chart:style-name="ch13" chart:values-cell-range-address="'New editors'.F2:'New editors'.F150" chart:label-cell-address="'New editors'.F1:'New editors'.F1" chart:class="chart:line">
            <chart:data-point chart:repeated="149"/>
          </chart:series>
          <chart:series chart:style-name="ch14" chart:values-cell-range-address="'New editors'.G2:'New editors'.G150" chart:label-cell-address="'New editors'.G1:'New editors'.G1" chart:class="chart:line">
            <chart:data-point chart:repeated="1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w editors</text:p>
                <draw:g>
                  <svg:desc>'New editors'.B1:'New editors'.B1</svg:desc>
                </draw:g>
              </table:table-cell>
              <table:table-cell office:value-type="string">
                <text:p>Mean</text:p>
                <draw:g>
                  <svg:desc>'New editors'.E1:'New editors'.E1</svg:desc>
                </draw:g>
              </table:table-cell>
              <table:table-cell office:value-type="string">
                <text:p>Mean – 1*StdDev</text:p>
                <draw:g>
                  <svg:desc>'New editors'.F1:'New editors'.F1</svg:desc>
                </draw:g>
              </table:table-cell>
              <table:table-cell office:value-type="string">
                <text:p>Diff</text:p>
                <draw:g>
                  <svg:desc>'New editors'.G1:'New editors'.G1</svg:desc>
                </draw:g>
              </table:table-cell>
            </table:table-row>
          </table:table-header-rows>
          <table:table-rows>
            <table:table-row>
              <table:table-cell office:value-type="float" office:value="38200">
                <text:p>38200</text:p>
                <draw:g>
                  <svg:desc>'New editors'.A2:'New editors'.A150</svg:desc>
                </draw:g>
              </table:table-cell>
              <table:table-cell office:value-type="float" office:value="1">
                <text:p>1</text:p>
                <draw:g>
                  <svg:desc>'New editors'.B2:'New editors'.B150</svg:desc>
                </draw:g>
              </table:table-cell>
              <table:table-cell office:value-type="float" office:value="NaN">
                <text:p>NaN</text:p>
                <draw:g>
                  <svg:desc>'New editors'.E2:'New editors'.E150</svg:desc>
                </draw:g>
              </table:table-cell>
              <table:table-cell office:value-type="float" office:value="NaN">
                <text:p>NaN</text:p>
                <draw:g>
                  <svg:desc>'New editors'.F2:'New editors'.F150</svg:desc>
                </draw:g>
              </table:table-cell>
              <table:table-cell office:value-type="float" office:value="NaN">
                <text:p>NaN</text:p>
                <draw:g>
                  <svg:desc>'New editors'.G2:'New editors'.G150</svg:desc>
                </draw:g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2">
                <text:p>-0.0852245900881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15327719387737">
                <text:p>0.015327719387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174199862463242">
                <text:p>-0.174199862463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0.174199862463242">
                <text:p>-0.174199862463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318065261167995">
                <text:p>-0.318065261167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3">
                <text:p>3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247833486214648">
                <text:p>-0.24783348621464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360082949546377">
                <text:p>-0.36008294954637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360082949546377">
                <text:p>-0.36008294954637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360082949546377">
                <text:p>-0.36008294954637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360082949546377">
                <text:p>-0.36008294954637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360082949546377">
                <text:p>-0.360082949546377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247833486214649">
                <text:p>-0.24783348621464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360082949546377">
                <text:p>-0.36008294954637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247833486214649">
                <text:p>-0.24783348621464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128152149635532">
                <text:p>-0.1281521496355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281307524712092">
                <text:p>-0.281307524712092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220958697931928">
                <text:p>-0.220958697931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-0.404534033733291">
                <text:p>-0.404534033733291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2">
                <text:p>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318065261167995">
                <text:p>-0.31806526116799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318065261167995">
                <text:p>-0.3180652611679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412871586562289">
                <text:p>-0.412871586562289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318065261167995">
                <text:p>-0.31806526116799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412871586562289">
                <text:p>-0.412871586562289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318065261167995">
                <text:p>-0.31806526116799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-0.215307299163423">
                <text:p>-0.21530729916342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2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0795382532289554">
                <text:p>-0.07953825322895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0795382532289554">
                <text:p>-0.0795382532289554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2">
                <text:p>2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0871284134377113">
                <text:p>0.087128413437711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0871284134377113">
                <text:p>0.0871284134377113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7197134577558">
                <text:p>0.14719713457755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00151377660338847">
                <text:p>-0.0015137766033884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-0.116025403784439">
                <text:p>-0.116025403784439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-0.116025403784439">
                <text:p>-0.11602540378443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-0.116025403784439">
                <text:p>-0.116025403784439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-0.116025403784439">
                <text:p>-0.11602540378443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-0.116025403784439">
                <text:p>-0.116025403784439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-0.116025403784439">
                <text:p>-0.1160254037844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209628127765426">
                <text:p>-0.209628127765426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209628127765426">
                <text:p>-0.209628127765426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-0.404534033733291">
                <text:p>-0.40453403373329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-0.404534033733291">
                <text:p>-0.40453403373329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483669970711853">
                <text:p>-0.483669970711853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483669970711853">
                <text:p>-0.48366997071185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488033871712585">
                <text:p>-0.48803387171258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2">
                <text:p>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360082949546377">
                <text:p>-0.360082949546377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247833486214649">
                <text:p>-0.24783348621464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2">
                <text:p>2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081166819547982">
                <text:p>-0.08116681954798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081166819547982">
                <text:p>-0.081166819547982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0811668195479818">
                <text:p>-0.08116681954798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0811668195479818">
                <text:p>-0.0811668195479818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9">
                <text:p>9</text:p>
              </table:table-cell>
              <table:table-cell office:value-type="float" office:value="1.75">
                <text:p>1.75</text:p>
              </table:table-cell>
              <table:table-cell office:value-type="float" office:value="-0.812846428910991">
                <text:p>-0.81284642891099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3">
                <text:p>3</text:p>
              </table:table-cell>
              <table:table-cell office:value-type="float" office:value="1.75">
                <text:p>1.75</text:p>
              </table:table-cell>
              <table:table-cell office:value-type="float" office:value="-0.812846428910991">
                <text:p>-0.81284642891099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0.938689122449052">
                <text:p>-0.938689122449052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2">
                <text:p>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-0.719146150453268">
                <text:p>-0.719146150453268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">
                <text:p>1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-0.586361802039096">
                <text:p>-0.58636180203909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0.867942262585028">
                <text:p>-0.8679422625850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1.07611405732814">
                <text:p>-1.07611405732814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-1.07611405732814">
                <text:p>-1.07611405732814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-1.07611405732814">
                <text:p>-1.07611405732814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0.867942262585028">
                <text:p>-0.867942262585028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0.867942262585028">
                <text:p>-0.867942262585028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  <table:table-cell office:value-type="float" office:value="-0.740892501603683">
                <text:p>-0.74089250160368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">
                <text:p>2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136809365577792">
                <text:p>0.136809365577792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47197134577558">
                <text:p>0.147197134577558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">
                <text:p>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290371872234574">
                <text:p>0.290371872234574</text:p>
              </table:table-cell>
              <table:table-cell office:value-type="float" office:value="-0.583333333333334">
                <text:p>-0.583333333333334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123705205567908">
                <text:p>0.123705205567908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7197134577558">
                <text:p>0.147197134577558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">
                <text:p>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290371872234574">
                <text:p>0.290371872234574</text:p>
              </table:table-cell>
              <table:table-cell office:value-type="float" office:value="-0.583333333333334">
                <text:p>-0.583333333333334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290371872234574">
                <text:p>0.290371872234574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47197134577558">
                <text:p>0.14719713457755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00151377660338847">
                <text:p>-0.00151377660338847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-0.00377836144440913">
                <text:p>-0.00377836144440913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1559277076806">
                <text:p>0.11559277076806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1559277076806">
                <text:p>0.11559277076806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15327719387737">
                <text:p>0.01532771938773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3">
                <text:p>3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317003304045187">
                <text:p>-0.317003304045187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220958697931928">
                <text:p>-0.220958697931928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220958697931928">
                <text:p>-0.220958697931928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">
                <text:p>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104103533227759">
                <text:p>-0.104103533227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-0.215307299163423">
                <text:p>-0.215307299163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318065261167995">
                <text:p>-0.31806526116799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412871586562289">
                <text:p>-0.41287158656228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318065261167995">
                <text:p>-0.318065261167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318065261167995">
                <text:p>-0.31806526116799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412871586562289">
                <text:p>-0.412871586562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412871586562289">
                <text:p>-0.4128715865622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412871586562289">
                <text:p>-0.41287158656228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371581560508061">
                <text:p>-0.371581560508061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371581560508061">
                <text:p>-0.371581560508061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79">
                <text:p>-0.205341801261479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79">
                <text:p>-0.205341801261479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5">
                <text:p>-0.098261983877770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">
                <text:p>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-0.0833333333333334">
                <text:p>-0.08333333333333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7.043cm" svg:y="1.275cm" chart:style-name="ch3">
          <text:p>Editors &gt;5</text:p>
        </chart:subtitle>
        <chart:legend chart:legend-position="end" svg:x="11.957cm" svg:y="3.454cm" style:legend-expansion="high" chart:style-name="ch4"/>
        <chart:plot-area chart:style-name="ch5" table:cell-range-address="'Editors &gt;5'.A2:'Editors &gt;5'.B150 'Editors &gt;5'.A1:'Editors &gt;5'.B1 'Editors &gt;5'.E1:'Editors &gt;5'.G150" chart:data-source-has-labels="both" svg:x="1.331cm" svg:y="2.138cm" svg:width="10.306cm" svg:height="5.701cm">
          <chartooo:coordinate-region svg:x="2.149cm" svg:y="2.337cm" svg:width="8.904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ors &gt;5'.A2:'Editors &gt;5'.A150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Editors &gt;5'.B2:'Editors &gt;5'.B150" chart:label-cell-address="'Editors &gt;5'.B1:'Editors &gt;5'.B1" chart:class="chart:line">
            <chart:data-point chart:repeated="149"/>
          </chart:series>
          <chart:series chart:style-name="ch12" chart:values-cell-range-address="'Editors &gt;5'.E2:'Editors &gt;5'.E150" chart:label-cell-address="'Editors &gt;5'.E1:'Editors &gt;5'.E1" chart:class="chart:line">
            <chart:data-point chart:repeated="149"/>
          </chart:series>
          <chart:series chart:style-name="ch13" chart:values-cell-range-address="'Editors &gt;5'.F2:'Editors &gt;5'.F150" chart:label-cell-address="'Editors &gt;5'.F1:'Editors &gt;5'.F1" chart:class="chart:line">
            <chart:data-point chart:repeated="149"/>
          </chart:series>
          <chart:series chart:style-name="ch14" chart:values-cell-range-address="'Editors &gt;5'.G2:'Editors &gt;5'.G150" chart:label-cell-address="'Editors &gt;5'.G1:'Editors &gt;5'.G1" chart:class="chart:line">
            <chart:data-point chart:repeated="1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gt;5 editors</text:p>
                <draw:g>
                  <svg:desc>'Editors &gt;5'.B1:'Editors &gt;5'.B1</svg:desc>
                </draw:g>
              </table:table-cell>
              <table:table-cell office:value-type="string">
                <text:p>Mean</text:p>
                <draw:g>
                  <svg:desc>'Editors &gt;5'.E1:'Editors &gt;5'.E1</svg:desc>
                </draw:g>
              </table:table-cell>
              <table:table-cell office:value-type="string">
                <text:p>Mean – 1*StdDev</text:p>
                <draw:g>
                  <svg:desc>'Editors &gt;5'.F1:'Editors &gt;5'.F1</svg:desc>
                </draw:g>
              </table:table-cell>
              <table:table-cell office:value-type="string">
                <text:p>Diff</text:p>
                <draw:g>
                  <svg:desc>'Editors &gt;5'.G1:'Editors &gt;5'.G1</svg:desc>
                </draw:g>
              </table:table-cell>
            </table:table-row>
          </table:table-header-rows>
          <table:table-rows>
            <table:table-row>
              <table:table-cell office:value-type="float" office:value="38200">
                <text:p>38200</text:p>
                <draw:g>
                  <svg:desc>'Editors &gt;5'.A2:'Editors &gt;5'.A150</svg:desc>
                </draw:g>
              </table:table-cell>
              <table:table-cell office:value-type="float" office:value="NaN">
                <text:p>NaN</text:p>
                <draw:g>
                  <svg:desc>'Editors &gt;5'.B2:'Editors &gt;5'.B150</svg:desc>
                </draw:g>
              </table:table-cell>
              <table:table-cell office:value-type="float" office:value="NaN">
                <text:p>NaN</text:p>
                <draw:g>
                  <svg:desc>'Editors &gt;5'.E2:'Editors &gt;5'.E150</svg:desc>
                </draw:g>
              </table:table-cell>
              <table:table-cell office:value-type="float" office:value="NaN">
                <text:p>NaN</text:p>
                <draw:g>
                  <svg:desc>'Editors &gt;5'.F2:'Editors &gt;5'.F150</svg:desc>
                </draw:g>
              </table:table-cell>
              <table:table-cell office:value-type="float" office:value="NaN">
                <text:p>NaN</text:p>
                <draw:g>
                  <svg:desc>'Editors &gt;5'.G2:'Editors &gt;5'.G150</svg:desc>
                </draw:g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NaN">
                <text:p>NaN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-0.415288738374789">
                <text:p>-0.415288738374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  <table:table-cell office:value-type="float" office:value="-0.283765170031689">
                <text:p>-0.283765170031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0.283765170031689">
                <text:p>-0.283765170031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0.0566142070439915">
                <text:p>-0.0566142070439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  <table:table-cell office:value-type="float" office:value="0.0916876048223001">
                <text:p>0.0916876048223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0.0566142070439912">
                <text:p>-0.0566142070439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-0.0566142070439912">
                <text:p>-0.0566142070439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2">
                <text:p>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.191088011534639">
                <text:p>0.191088011534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3">
                <text:p>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.191088011534639">
                <text:p>0.191088011534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NaN">
                <text:p>NaN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-0.0931528910675894">
                <text:p>-0.0931528910675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5">
                <text:p>5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-0.0931528910675894">
                <text:p>-0.0931528910675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6">
                <text:p>6</text:p>
              </table:table-cell>
              <table:table-cell office:value-type="float" office:value="1.75">
                <text:p>1.75</text:p>
              </table:table-cell>
              <table:table-cell office:value-type="float" office:value="-0.255673770264564">
                <text:p>-0.255673770264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4">
                <text:p>4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0626073911696432">
                <text:p>0.0626073911696432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2">
                <text:p>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0.174256826875423">
                <text:p>0.17425682687542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0.569385401673155">
                <text:p>0.5693854016731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">
                <text:p>1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0.441441324708147">
                <text:p>0.44144132470814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0.569385401673155">
                <text:p>0.56938540167315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5">
                <text:p>5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.03574168467542">
                <text:p>1.0357416846754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5">
                <text:p>5</text:p>
              </table:table-cell>
              <table:table-cell office:value-type="float" office:value="3.25">
                <text:p>3.25</text:p>
              </table:table-cell>
              <table:table-cell office:value-type="float" office:value="1.38525531847582">
                <text:p>1.38525531847582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.50759147498278">
                <text:p>1.50759147498278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7">
                <text:p>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.56327834677839">
                <text:p>1.56327834677839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5">
                <text:p>5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2.30169295877891">
                <text:p>2.3016929587789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5">
                <text:p>5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2.30169295877891">
                <text:p>2.30169295877891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6">
                <text:p>6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2.30169295877891">
                <text:p>2.30169295877891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6">
                <text:p>6</text:p>
              </table:table-cell>
              <table:table-cell office:value-type="float" office:value="4.25">
                <text:p>4.25</text:p>
              </table:table-cell>
              <table:table-cell office:value-type="float" office:value="2.38525531847582">
                <text:p>2.38525531847582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2">
                <text:p>2</text:p>
              </table:table-cell>
              <table:table-cell office:value-type="float" office:value="4.25">
                <text:p>4.25</text:p>
              </table:table-cell>
              <table:table-cell office:value-type="float" office:value="2.38525531847582">
                <text:p>2.38525531847582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4">
                <text:p>4</text:p>
              </table:table-cell>
              <table:table-cell office:value-type="float" office:value="4.25">
                <text:p>4.25</text:p>
              </table:table-cell>
              <table:table-cell office:value-type="float" office:value="2.38525531847582">
                <text:p>2.38525531847582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2.93330109639872">
                <text:p>2.93330109639872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3">
                <text:p>3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3.13995766035927">
                <text:p>3.1399576603592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71900356341004">
                <text:p>2.71900356341004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6">
                <text:p>6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2.74018044226574">
                <text:p>2.74018044226574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5">
                <text:p>5</text:p>
              </table:table-cell>
              <table:table-cell office:value-type="float" office:value="4.58333333333333">
                <text:p>4.58333333333333</text:p>
              </table:table-cell>
              <table:table-cell office:value-type="float" office:value="2.96197961535941">
                <text:p>2.961979615359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3">
                <text:p>3</text:p>
              </table:table-cell>
              <table:table-cell office:value-type="float" office:value="4.25">
                <text:p>4.25</text:p>
              </table:table-cell>
              <table:table-cell office:value-type="float" office:value="2.76522882081263">
                <text:p>2.76522882081263</text:p>
              </table:table-cell>
              <table:table-cell office:value-type="float" office:value="0.583333333333334">
                <text:p>0.583333333333334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">
                <text:p>1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2.18680417432103">
                <text:p>2.1868041743210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.89141593746948">
                <text:p>1.89141593746948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NaN">
                <text:p>NaN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1.26770363225536">
                <text:p>1.26770363225536</text:p>
              </table:table-cell>
              <table:table-cell office:value-type="float" office:value="-0.916666666666666">
                <text:p>-0.916666666666666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3">
                <text:p>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.24018044226574">
                <text:p>1.24018044226574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.34855435231046">
                <text:p>1.34855435231046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3">
                <text:p>3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1.29531294869274">
                <text:p>1.29531294869274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.14744522147235">
                <text:p>1.14744522147235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  <table:table-cell office:value-type="float" office:value="1.14744522147235">
                <text:p>1.14744522147235</text:p>
              </table:table-cell>
              <table:table-cell office:value-type="float" office:value="-1.83333333333333">
                <text:p>-1.833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1.14744522147235">
                <text:p>1.14744522147235</text:p>
              </table:table-cell>
              <table:table-cell office:value-type="float" office:value="-1.58333333333333">
                <text:p>-1.58333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.25683687898388">
                <text:p>1.25683687898388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">
                <text:p>1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13680936557779">
                <text:p>1.13680936557779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">
                <text:p>2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1.08712841343771">
                <text:p>1.08712841343771</text:p>
              </table:table-cell>
              <table:table-cell office:value-type="float" office:value="-2.16666666666667">
                <text:p>-2.1666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2">
                <text:p>2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1.22922980010557">
                <text:p>1.22922980010557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26024659335601">
                <text:p>1.26024659335601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">
                <text:p>1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1.51633002928815">
                <text:p>1.5163300292881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3">
                <text:p>3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4">
                <text:p>4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1.4997086638825">
                <text:p>1.4997086638825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2">
                <text:p>2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1.4997086638825">
                <text:p>1.499708663882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5">
                <text:p>5</text:p>
              </table:table-cell>
              <table:table-cell office:value-type="float" office:value="2.75">
                <text:p>2.75</text:p>
              </table:table-cell>
              <table:table-cell office:value-type="float" office:value="1.46194297133593">
                <text:p>1.46194297133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">
                <text:p>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29597783298198">
                <text:p>1.29597783298198</text:p>
              </table:table-cell>
              <table:table-cell office:value-type="float" office:value="-0.0833333333333335">
                <text:p>-0.0833333333333335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.05400238903756">
                <text:p>1.054002389037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">
                <text:p>2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1.20437896443088">
                <text:p>1.2043789644308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3">
                <text:p>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29597783298198">
                <text:p>1.29597783298198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29597783298198">
                <text:p>1.2959778329819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4">
                <text:p>4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29597783298198">
                <text:p>1.2959778329819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0">
                <text:p>10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0.987363237385929">
                <text:p>0.9873632373859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5">
                <text:p>5</text:p>
              </table:table-cell>
              <table:table-cell office:value-type="float" office:value="3.5">
                <text:p>3.5</text:p>
              </table:table-cell>
              <table:table-cell office:value-type="float" office:value="1.03202327990941">
                <text:p>1.032023279909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4">
                <text:p>4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1.11689190217521">
                <text:p>1.11689190217521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1.03202327990941">
                <text:p>1.03202327990941</text:p>
              </table:table-cell>
              <table:table-cell office:value-type="float" office:value="0.916666666666666">
                <text:p>0.916666666666666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5">
                <text:p>5</text:p>
              </table:table-cell>
              <table:table-cell office:value-type="float" office:value="3.75">
                <text:p>3.75</text:p>
              </table:table-cell>
              <table:table-cell office:value-type="float" office:value="1.29587545696489">
                <text:p>1.29587545696489</text:p>
              </table:table-cell>
              <table:table-cell office:value-type="float" office:value="1.16666666666667">
                <text:p>1.1666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5">
                <text:p>5</text:p>
              </table:table-cell>
              <table:table-cell office:value-type="float" office:value="3.75">
                <text:p>3.75</text:p>
              </table:table-cell>
              <table:table-cell office:value-type="float" office:value="1.29587545696489">
                <text:p>1.295875456964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6">
                <text:p>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1.79895456295545">
                <text:p>1.7989545629554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  <table:table-cell office:value-type="float" office:value="2.34677831230418">
                <text:p>2.346778312304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2">
                <text:p>2</text:p>
              </table:table-cell>
              <table:table-cell office:value-type="float" office:value="4.5">
                <text:p>4.5</text:p>
              </table:table-cell>
              <table:table-cell office:value-type="float" office:value="2.34677831230418">
                <text:p>2.34677831230418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2">
                <text:p>2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2.18229332220871">
                <text:p>2.1822933222087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3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2.34677831230418">
                <text:p>2.34677831230418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5">
                <text:p>15</text:p>
              </table:table-cell>
              <table:table-cell office:value-type="float" office:value="5.41666666666667">
                <text:p>5.41666666666667</text:p>
              </table:table-cell>
              <table:table-cell office:value-type="float" office:value="1.71265573664811">
                <text:p>1.71265573664811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5">
                <text:p>15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1.36458664441742">
                <text:p>1.36458664441742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6">
                <text:p>6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.45555524107829">
                <text:p>1.45555524107829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4">
                <text:p>4</text:p>
              </table:table-cell>
              <table:table-cell office:value-type="float" office:value="5.91666666666667">
                <text:p>5.91666666666667</text:p>
              </table:table-cell>
              <table:table-cell office:value-type="float" office:value="1.45555524107829">
                <text:p>1.45555524107829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1.99747545562189">
                <text:p>1.997475455621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1.99747545562189">
                <text:p>1.99747545562189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1.99747545562189">
                <text:p>1.99747545562189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7">
                <text:p>7</text:p>
              </table:table-cell>
              <table:table-cell office:value-type="float" office:value="6.58333333333333">
                <text:p>6.58333333333333</text:p>
              </table:table-cell>
              <table:table-cell office:value-type="float" office:value="2.08165014644073">
                <text:p>2.08165014644073</text:p>
              </table:table-cell>
              <table:table-cell office:value-type="float" office:value="2.41666666666667">
                <text:p>2.4166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7">
                <text:p>7</text:p>
              </table:table-cell>
              <table:table-cell office:value-type="float" office:value="6.75">
                <text:p>6.75</text:p>
              </table:table-cell>
              <table:table-cell office:value-type="float" office:value="2.27532378012361">
                <text:p>2.27532378012361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">
                <text:p>3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2.44671456229518">
                <text:p>2.44671456229518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5">
                <text:p>5</text:p>
              </table:table-cell>
              <table:table-cell office:value-type="float" office:value="7.08333333333333">
                <text:p>7.08333333333333</text:p>
              </table:table-cell>
              <table:table-cell office:value-type="float" office:value="2.91727277135627">
                <text:p>2.9172727713562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">
                <text:p>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3.08047409937744">
                <text:p>3.08047409937744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6">
                <text:p>6</text:p>
              </table:table-cell>
              <table:table-cell office:value-type="float" office:value="6.41666666666667">
                <text:p>6.41666666666667</text:p>
              </table:table-cell>
              <table:table-cell office:value-type="float" office:value="3.15648448175922">
                <text:p>3.156484481759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3.61706225661746">
                <text:p>3.61706225661746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  <table:table-cell office:value-type="float" office:value="3.61706225661746">
                <text:p>3.61706225661746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5">
                <text:p>5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3.75137792829188">
                <text:p>3.75137792829188</text:p>
              </table:table-cell>
              <table:table-cell office:value-type="float" office:value="-0.333333333333334">
                <text:p>-0.333333333333334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7">
                <text:p>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03065543877547">
                <text:p>4.03065543877547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5">
                <text:p>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03065543877547">
                <text:p>4.03065543877547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5">
                <text:p>5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03065543877547">
                <text:p>4.03065543877547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5">
                <text:p>5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3.97325038378696">
                <text:p>3.97325038378696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4">
                <text:p>4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3.83304199721583">
                <text:p>3.83304199721583</text:p>
              </table:table-cell>
              <table:table-cell office:value-type="float" office:value="-1.83333333333333">
                <text:p>-1.833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7">
                <text:p>7</text:p>
              </table:table-cell>
              <table:table-cell office:value-type="float" office:value="5.25">
                <text:p>5.25</text:p>
              </table:table-cell>
              <table:table-cell office:value-type="float" office:value="4.19471029397783">
                <text:p>4.19471029397783</text:p>
              </table:table-cell>
              <table:table-cell office:value-type="float" office:value="-1.58333333333333">
                <text:p>-1.58333333333333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3">
                <text:p>3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3.84322092396119">
                <text:p>3.84322092396119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6">
                <text:p>6</text:p>
              </table:table-cell>
              <table:table-cell office:value-type="float" office:value="5.25">
                <text:p>5.25</text:p>
              </table:table-cell>
              <table:table-cell office:value-type="float" office:value="4.03456891298901">
                <text:p>4.03456891298901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4">
                <text:p>4</text:p>
              </table:table-cell>
              <table:table-cell office:value-type="float" office:value="5.08333333333333">
                <text:p>5.08333333333333</text:p>
              </table:table-cell>
              <table:table-cell office:value-type="float" office:value="3.84322092396119">
                <text:p>3.84322092396119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">
                <text:p>2</text:p>
              </table:table-cell>
              <table:table-cell office:value-type="float" office:value="4.91666666666667">
                <text:p>4.91666666666667</text:p>
              </table:table-cell>
              <table:table-cell office:value-type="float" office:value="3.41162463564178">
                <text:p>3.41162463564178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2.66597809074254">
                <text:p>2.6659780907425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4">
                <text:p>4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2.58471126162521">
                <text:p>2.58471126162521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3">
                <text:p>3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2.40684710893241">
                <text:p>2.40684710893241</text:p>
              </table:table-cell>
              <table:table-cell office:value-type="float" office:value="-1.25">
                <text:p>-1.25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8">
                <text:p>8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31823877957015">
                <text:p>2.318238779570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4">
                <text:p>4</text:p>
              </table:table-cell>
              <table:table-cell office:value-type="float" office:value="4.25">
                <text:p>4.25</text:p>
              </table:table-cell>
              <table:table-cell office:value-type="float" office:value="2.24432622973544">
                <text:p>2.24432622973544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3">
                <text:p>3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2.06260739116964">
                <text:p>2.06260739116964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">
                <text:p>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2.14521112745022">
                <text:p>2.14521112745022</text:p>
              </table:table-cell>
              <table:table-cell office:value-type="float" office:value="-0.583333333333334">
                <text:p>-0.583333333333334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5">
                <text:p>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.12913994254373">
                <text:p>2.12913994254373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3">
                <text:p>3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2.12913994254373">
                <text:p>2.12913994254373</text:p>
              </table:table-cell>
              <table:table-cell office:value-type="float" office:value="-0.916666666666666">
                <text:p>-0.916666666666666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">
                <text:p>1</text:p>
              </table:table-cell>
              <table:table-cell office:value-type="float" office:value="3.75">
                <text:p>3.75</text:p>
              </table:table-cell>
              <table:table-cell office:value-type="float" office:value="1.61266946445296">
                <text:p>1.6126694644529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3">
                <text:p>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.52049318671203">
                <text:p>1.52049318671203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.14512111872934">
                <text:p>1.14512111872934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">
                <text:p>1</text:p>
              </table:table-cell>
              <table:table-cell office:value-type="float" office:value="3.5">
                <text:p>3.5</text:p>
              </table:table-cell>
              <table:table-cell office:value-type="float" office:value="1.14512111872934">
                <text:p>1.14512111872934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4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1.14512111872934">
                <text:p>1.14512111872934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2">
                <text:p>2</text:p>
              </table:table-cell>
              <table:table-cell office:value-type="float" office:value="3.41666666666667">
                <text:p>3.41666666666667</text:p>
              </table:table-cell>
              <table:table-cell office:value-type="float" office:value="1.02507787055288">
                <text:p>1.02507787055288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2">
                <text:p>2</text:p>
              </table:table-cell>
              <table:table-cell office:value-type="float" office:value="2.91666666666667">
                <text:p>2.91666666666667</text:p>
              </table:table-cell>
              <table:table-cell office:value-type="float" office:value="0.988015073014518">
                <text:p>0.988015073014518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">
                <text:p>2</text:p>
              </table:table-cell>
              <table:table-cell office:value-type="float" office:value="2.75">
                <text:p>2.75</text:p>
              </table:table-cell>
              <table:table-cell office:value-type="float" office:value="0.837124962499926">
                <text:p>0.837124962499926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">
                <text:p>1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0.608107991374814">
                <text:p>0.608107991374814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">
                <text:p>1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0.639957660359269">
                <text:p>0.639957660359269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">
                <text:p>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.718692475287908">
                <text:p>0.718692475287908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593579926689347">
                <text:p>0.593579926689347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593579926689347">
                <text:p>0.593579926689347</text:p>
              </table:table-cell>
              <table:table-cell office:value-type="float" office:value="-2.08333333333333">
                <text:p>-2.0833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NaN">
                <text:p>NaN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0.333041997215835">
                <text:p>0.333041997215835</text:p>
              </table:table-cell>
              <table:table-cell office:value-type="float" office:value="-2.25">
                <text:p>-2.2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0.333041997215835">
                <text:p>0.333041997215835</text:p>
              </table:table-cell>
              <table:table-cell office:value-type="float" office:value="-2.08333333333333">
                <text:p>-2.08333333333333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NaN">
                <text:p>NaN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0.178632794954082">
                <text:p>0.178632794954082</text:p>
              </table:table-cell>
              <table:table-cell office:value-type="float" office:value="-2.16666666666667">
                <text:p>-2.16666666666667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">
                <text:p>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290371872234574">
                <text:p>0.290371872234574</text:p>
              </table:table-cell>
              <table:table-cell office:value-type="float" office:value="-2.41666666666667">
                <text:p>-2.4166666666666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123705205567908">
                <text:p>0.123705205567908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1559277076806">
                <text:p>0.11559277076806</text:p>
              </table:table-cell>
              <table:table-cell office:value-type="float" office:value="-2.08333333333333">
                <text:p>-2.08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">
                <text:p>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11559277076806">
                <text:p>0.11559277076806</text:p>
              </table:table-cell>
              <table:table-cell office:value-type="float" office:value="-1.91666666666667">
                <text:p>-1.916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123705205567908">
                <text:p>0.123705205567908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7197134577558">
                <text:p>0.147197134577558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123705205567908">
                <text:p>0.123705205567908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123705205567907">
                <text:p>0.123705205567907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00151377660338847">
                <text:p>-0.00151377660338847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47197134577558">
                <text:p>0.147197134577558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1">
                <text:p>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290371872234574">
                <text:p>0.290371872234574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1">
                <text:p>1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0.448926104101393">
                <text:p>0.448926104101393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0.290371872234574">
                <text:p>0.290371872234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">
                <text:p>2</text:p>
              </table:table-cell>
              <table:table-cell office:value-type="float" office:value="1.25">
                <text:p>1.25</text:p>
              </table:table-cell>
              <table:table-cell office:value-type="float" office:value="0.496221638555591">
                <text:p>0.49622163855559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3">
                <text:p>3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0.516330029288147">
                <text:p>0.516330029288147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3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">
                <text:p>2</text:p>
              </table:table-cell>
              <table:table-cell office:value-type="float" office:value="1.5">
                <text:p>1.5</text:p>
              </table:table-cell>
              <table:table-cell office:value-type="float" office:value="0.5">
                <text:p>0.5</text:p>
              </table:table-cell>
              <table:table-cell office:value-type="float" office:value="0.583333333333333">
                <text:p>0.58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832cm" svg:y="1.275cm" chart:style-name="ch3">
          <text:p>Editors &gt;100</text:p>
        </chart:subtitle>
        <chart:legend chart:legend-position="end" svg:x="11.957cm" svg:y="3.454cm" style:legend-expansion="high" chart:style-name="ch4"/>
        <chart:plot-area chart:style-name="ch5" table:cell-range-address="'Editors &gt;100'.A2:'Editors &gt;100'.B150 'Editors &gt;100'.A1:'Editors &gt;100'.B1 'Editors &gt;100'.E1:'Editors &gt;100'.G150" chart:data-source-has-labels="both" svg:x="1.331cm" svg:y="2.138cm" svg:width="10.306cm" svg:height="5.701cm">
          <chartooo:coordinate-region svg:x="2.149cm" svg:y="2.337cm" svg:width="8.904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ors &gt;100'.A2:'Editors &gt;100'.A150"/>
            <chart:grid chart:style-name="ch8" chart:class="major"/>
          </chart:axis>
          <chart:axis chart:dimension="y" chart:name="primary-y" chart:style-name="ch9">
            <chart:title svg:x="0.451cm" svg:y="5.469cm" chart:style-name="ch10">
              <text:p>Users</text:p>
            </chart:title>
            <chart:grid chart:style-name="ch8" chart:class="major"/>
          </chart:axis>
          <chart:series chart:style-name="ch11" chart:values-cell-range-address="'Editors &gt;100'.B2:'Editors &gt;100'.B150" chart:label-cell-address="'Editors &gt;100'.B1:'Editors &gt;100'.B1" chart:class="chart:line">
            <chart:data-point chart:repeated="149"/>
          </chart:series>
          <chart:series chart:style-name="ch12" chart:values-cell-range-address="'Editors &gt;100'.E2:'Editors &gt;100'.E150" chart:label-cell-address="'Editors &gt;100'.E1:'Editors &gt;100'.E1" chart:class="chart:line">
            <chart:data-point chart:repeated="149"/>
          </chart:series>
          <chart:series chart:style-name="ch13" chart:values-cell-range-address="'Editors &gt;100'.F2:'Editors &gt;100'.F150" chart:label-cell-address="'Editors &gt;100'.F1:'Editors &gt;100'.F1" chart:class="chart:line">
            <chart:data-point chart:repeated="149"/>
          </chart:series>
          <chart:series chart:style-name="ch14" chart:values-cell-range-address="'Editors &gt;100'.G2:'Editors &gt;100'.G150" chart:label-cell-address="'Editors &gt;100'.G1:'Editors &gt;100'.G1" chart:class="chart:line">
            <chart:data-point chart:repeated="1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&gt;100 editors</text:p>
                <draw:g>
                  <svg:desc>'Editors &gt;100'.B1:'Editors &gt;100'.B1</svg:desc>
                </draw:g>
              </table:table-cell>
              <table:table-cell office:value-type="string">
                <text:p>Mean</text:p>
                <draw:g>
                  <svg:desc>'Editors &gt;100'.E1:'Editors &gt;100'.E1</svg:desc>
                </draw:g>
              </table:table-cell>
              <table:table-cell office:value-type="string">
                <text:p>Mean – 1*StdDev</text:p>
                <draw:g>
                  <svg:desc>'Editors &gt;100'.F1:'Editors &gt;100'.F1</svg:desc>
                </draw:g>
              </table:table-cell>
              <table:table-cell office:value-type="string">
                <text:p>Diff</text:p>
                <draw:g>
                  <svg:desc>'Editors &gt;100'.G1:'Editors &gt;100'.G1</svg:desc>
                </draw:g>
              </table:table-cell>
            </table:table-row>
          </table:table-header-rows>
          <table:table-rows>
            <table:table-row>
              <table:table-cell office:value-type="float" office:value="38200">
                <text:p>38200</text:p>
                <draw:g>
                  <svg:desc>'Editors &gt;100'.A2:'Editors &gt;100'.A150</svg:desc>
                </draw:g>
              </table:table-cell>
              <table:table-cell office:value-type="float" office:value="NaN">
                <text:p>NaN</text:p>
                <draw:g>
                  <svg:desc>'Editors &gt;100'.B2:'Editors &gt;100'.B150</svg:desc>
                </draw:g>
              </table:table-cell>
              <table:table-cell office:value-type="float" office:value="NaN">
                <text:p>NaN</text:p>
                <draw:g>
                  <svg:desc>'Editors &gt;100'.E2:'Editors &gt;100'.E150</svg:desc>
                </draw:g>
              </table:table-cell>
              <table:table-cell office:value-type="float" office:value="NaN">
                <text:p>NaN</text:p>
                <draw:g>
                  <svg:desc>'Editors &gt;100'.F2:'Editors &gt;100'.F150</svg:desc>
                </draw:g>
              </table:table-cell>
              <table:table-cell office:value-type="float" office:value="NaN">
                <text:p>NaN</text:p>
                <draw:g>
                  <svg:desc>'Editors &gt;100'.G2:'Editors &gt;100'.G150</svg:desc>
                </draw:g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-0.0833333333333334">
                <text:p>-0.0833333333333334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-0.0833333333333334">
                <text:p>-0.0833333333333334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0.297724035217466">
                <text:p>-0.29772403521746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297724035217466">
                <text:p>-0.29772403521746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209628127765426">
                <text:p>-0.20962812776542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4">
                <text:p>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323445742705479">
                <text:p>-0.323445742705479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206045378311055">
                <text:p>-0.20604537831105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0.206045378311055">
                <text:p>-0.20604537831105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206045378311055">
                <text:p>-0.20604537831105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1">
                <text:p>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081166819547982">
                <text:p>-0.0811668195479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081166819547982">
                <text:p>-0.0811668195479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206045378311055">
                <text:p>-0.206045378311055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">
                <text:p>1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081166819547982">
                <text:p>-0.0811668195479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081166819547982">
                <text:p>-0.081166819547982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247833486214648">
                <text:p>-0.247833486214648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128152149635532">
                <text:p>-0.128152149635532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-0.128152149635532">
                <text:p>-0.128152149635532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15327719387737">
                <text:p>0.01532771938773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-0.297724035217466">
                <text:p>-0.29772403521746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209628127765426">
                <text:p>-0.209628127765426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297724035217466">
                <text:p>-0.29772403521746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371581560508061">
                <text:p>-0.371581560508061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371581560508061">
                <text:p>-0.371581560508061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2">
                <text:p>2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376294794432092">
                <text:p>-0.37629479443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376294794432092">
                <text:p>-0.3762947944320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376294794432092">
                <text:p>-0.376294794432092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376294794432092">
                <text:p>-0.376294794432092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-0.297724035217466">
                <text:p>-0.297724035217466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  <table:table-cell office:value-type="float" office:value="-0.174199862463242">
                <text:p>-0.17419986246324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">
                <text:p>1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15327719387737">
                <text:p>0.015327719387737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128418439491939">
                <text:p>0.12841843949193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174300702749336">
                <text:p>0.174300702749336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297732983133355">
                <text:p>0.297732983133355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2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01738016122229">
                <text:p>0.4017380161222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01738016122229">
                <text:p>0.4017380161222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01738016122229">
                <text:p>0.401738016122229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1">
                <text:p>1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01738016122229">
                <text:p>0.40173801612222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73598567288779">
                <text:p>0.57359856728877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73598567288779">
                <text:p>0.573598567288779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73598567288779">
                <text:p>0.573598567288779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01738016122229">
                <text:p>0.401738016122229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5983064143708">
                <text:p>0.25598306414370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5983064143708">
                <text:p>0.255983064143708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5983064143708">
                <text:p>0.25598306414370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5983064143708">
                <text:p>0.255983064143708</text:p>
              </table:table-cell>
              <table:table-cell office:value-type="float" office:value="0.0833333333333334">
                <text:p>0.0833333333333334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0.297732983133355">
                <text:p>0.297732983133355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444083861252572">
                <text:p>0.444083861252572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444083861252572">
                <text:p>0.444083861252572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">
                <text:p>2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0.401738016122229">
                <text:p>0.401738016122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5983064143708">
                <text:p>0.255983064143708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5983064143708">
                <text:p>0.255983064143708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128418439491939">
                <text:p>0.128418439491939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5983064143708">
                <text:p>0.255983064143708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255983064143708">
                <text:p>0.2559830641437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0.128418439491939">
                <text:p>0.128418439491939</text:p>
              </table:table-cell>
              <table:table-cell office:value-type="float" office:value="-0.0833333333333334">
                <text:p>-0.0833333333333334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0.015327719387737">
                <text:p>0.015327719387737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0852245900881881">
                <text:p>-0.0852245900881881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-0.174199862463242">
                <text:p>-0.174199862463242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318005613945596">
                <text:p>-0.318005613945596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79">
                <text:p>-0.20534180126147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79">
                <text:p>-0.205341801261479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666666666666667">
                <text:p>-0.66666666666666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166666666666667">
                <text:p>-0.16666666666666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342cm" svg:y="1.275cm" chart:style-name="ch3">
          <text:p>Number of articles</text:p>
        </chart:subtitle>
        <chart:legend chart:legend-position="end" svg:x="11.957cm" svg:y="3.454cm" style:legend-expansion="high" chart:style-name="ch4"/>
        <chart:plot-area chart:style-name="ch5" table:cell-range-address="'Num articles'.A2:'Num articles'.B150 'Num articles'.A1:'Num articles'.B1 'Num articles'.E1:'Num articles'.G150" chart:data-source-has-labels="both" svg:x="1.331cm" svg:y="2.138cm" svg:width="10.306cm" svg:height="5.701cm">
          <chartooo:coordinate-region svg:x="2.43cm" svg:y="2.338cm" svg:width="9.207cm" svg:height="5.302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Num articles'.A2:'Num articles'.A150"/>
            <chart:grid chart:style-name="ch8" chart:class="major"/>
          </chart:axis>
          <chart:axis chart:dimension="y" chart:name="primary-y" chart:style-name="ch9">
            <chart:title svg:x="0.451cm" svg:y="5.574cm" chart:style-name="ch10">
              <text:p>Articles</text:p>
            </chart:title>
            <chart:grid chart:style-name="ch8" chart:class="major"/>
          </chart:axis>
          <chart:series chart:style-name="ch11" chart:values-cell-range-address="'Num articles'.B2:'Num articles'.B150" chart:label-cell-address="'Num articles'.B1:'Num articles'.B1" chart:class="chart:line">
            <chart:data-point chart:repeated="149"/>
          </chart:series>
          <chart:series chart:style-name="ch12" chart:values-cell-range-address="'Num articles'.E2:'Num articles'.E150" chart:label-cell-address="'Num articles'.E1:'Num articles'.E1" chart:class="chart:line">
            <chart:data-point chart:repeated="149"/>
          </chart:series>
          <chart:series chart:style-name="ch13" chart:values-cell-range-address="'Num articles'.F2:'Num articles'.F150" chart:label-cell-address="'Num articles'.F1:'Num articles'.F1" chart:class="chart:line">
            <chart:data-point chart:repeated="149"/>
          </chart:series>
          <chart:series chart:style-name="ch14" chart:values-cell-range-address="'Num articles'.G2:'Num articles'.G150" chart:label-cell-address="'Num articles'.G1:'Num articles'.G1" chart:class="chart:line">
            <chart:data-point chart:repeated="1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articles</text:p>
                <draw:g>
                  <svg:desc>'Num articles'.B1:'Num articles'.B1</svg:desc>
                </draw:g>
              </table:table-cell>
              <table:table-cell office:value-type="string">
                <text:p>Mean</text:p>
                <draw:g>
                  <svg:desc>'Num articles'.E1:'Num articles'.E1</svg:desc>
                </draw:g>
              </table:table-cell>
              <table:table-cell office:value-type="string">
                <text:p>Mean – 1*StdDev</text:p>
                <draw:g>
                  <svg:desc>'Num articles'.F1:'Num articles'.F1</svg:desc>
                </draw:g>
              </table:table-cell>
              <table:table-cell office:value-type="string">
                <text:p>Diff</text:p>
                <draw:g>
                  <svg:desc>'Num articles'.G1:'Num articles'.G1</svg:desc>
                </draw:g>
              </table:table-cell>
            </table:table-row>
          </table:table-header-rows>
          <table:table-rows>
            <table:table-row>
              <table:table-cell office:value-type="float" office:value="38200">
                <text:p>38200</text:p>
                <draw:g>
                  <svg:desc>'Num articles'.A2:'Num articles'.A150</svg:desc>
                </draw:g>
              </table:table-cell>
              <table:table-cell office:value-type="float" office:value="1">
                <text:p>1</text:p>
                <draw:g>
                  <svg:desc>'Num articles'.B2:'Num articles'.B150</svg:desc>
                </draw:g>
              </table:table-cell>
              <table:table-cell office:value-type="float" office:value="NaN">
                <text:p>NaN</text:p>
                <draw:g>
                  <svg:desc>'Num articles'.E2:'Num articles'.E150</svg:desc>
                </draw:g>
              </table:table-cell>
              <table:table-cell office:value-type="float" office:value="NaN">
                <text:p>NaN</text:p>
                <draw:g>
                  <svg:desc>'Num articles'.F2:'Num articles'.F150</svg:desc>
                </draw:g>
              </table:table-cell>
              <table:table-cell office:value-type="float" office:value="NaN">
                <text:p>NaN</text:p>
                <draw:g>
                  <svg:desc>'Num articles'.G2:'Num articles'.G150</svg:desc>
                </draw:g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344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622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673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673">
                <text:p>673</text:p>
              </table:table-cell>
              <table:table-cell office:value-type="float" office:value="215.083333333333">
                <text:p>215.083333333333</text:p>
              </table:table-cell>
              <table:table-cell office:value-type="float" office:value="-71.4779272386533">
                <text:p>-71.4779272386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676">
                <text:p>676</text:p>
              </table:table-cell>
              <table:table-cell office:value-type="float" office:value="271.333333333333">
                <text:p>271.333333333333</text:p>
              </table:table-cell>
              <table:table-cell office:value-type="float" office:value="-34.9545091028992">
                <text:p>-34.9545091028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676">
                <text:p>676</text:p>
              </table:table-cell>
              <table:table-cell office:value-type="float" office:value="327.583333333333">
                <text:p>327.583333333333</text:p>
              </table:table-cell>
              <table:table-cell office:value-type="float" office:value="13.57104106284">
                <text:p>13.57104106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731">
                <text:p>731</text:p>
              </table:table-cell>
              <table:table-cell office:value-type="float" office:value="388.333333333333">
                <text:p>388.333333333333</text:p>
              </table:table-cell>
              <table:table-cell office:value-type="float" office:value="72.5234557362594">
                <text:p>72.523455736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734">
                <text:p>734</text:p>
              </table:table-cell>
              <table:table-cell office:value-type="float" office:value="449.083333333333">
                <text:p>449.083333333333</text:p>
              </table:table-cell>
              <table:table-cell office:value-type="float" office:value="143.774411290777">
                <text:p>143.774411290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734">
                <text:p>734</text:p>
              </table:table-cell>
              <table:table-cell office:value-type="float" office:value="509.25">
                <text:p>509.25</text:p>
              </table:table-cell>
              <table:table-cell office:value-type="float" office:value="227.688727805119">
                <text:p>227.688727805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734">
                <text:p>734</text:p>
              </table:table-cell>
              <table:table-cell office:value-type="float" office:value="569.083333333333">
                <text:p>569.083333333333</text:p>
              </table:table-cell>
              <table:table-cell office:value-type="float" office:value="328.572340073591">
                <text:p>328.572340073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737">
                <text:p>737</text:p>
              </table:table-cell>
              <table:table-cell office:value-type="float" office:value="629.166666666667">
                <text:p>629.166666666667</text:p>
              </table:table-cell>
              <table:table-cell office:value-type="float" office:value="459.869814237496">
                <text:p>459.869814237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742">
                <text:p>742</text:p>
              </table:table-cell>
              <table:table-cell office:value-type="float" office:value="673">
                <text:p>673</text:p>
              </table:table-cell>
              <table:table-cell office:value-type="float" office:value="562.528284162868">
                <text:p>562.52828416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742">
                <text:p>742</text:p>
              </table:table-cell>
              <table:table-cell office:value-type="float" office:value="706.166666666667">
                <text:p>706.166666666667</text:p>
              </table:table-cell>
              <table:table-cell office:value-type="float" office:value="666.207975876089">
                <text:p>666.207975876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900">
                <text:p>900</text:p>
              </table:table-cell>
              <table:table-cell office:value-type="float" office:value="729.333333333333">
                <text:p>729.333333333333</text:p>
              </table:table-cell>
              <table:table-cell office:value-type="float" office:value="667.828960490519">
                <text:p>667.828960490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1000">
                <text:p>1000</text:p>
              </table:table-cell>
              <table:table-cell office:value-type="float" office:value="756.583333333333">
                <text:p>756.583333333333</text:p>
              </table:table-cell>
              <table:table-cell office:value-type="float" office:value="659.917594048336">
                <text:p>659.917594048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1000">
                <text:p>1000</text:p>
              </table:table-cell>
              <table:table-cell office:value-type="float" office:value="783.833333333333">
                <text:p>783.833333333333</text:p>
              </table:table-cell>
              <table:table-cell office:value-type="float" office:value="668.570129922158">
                <text:p>668.570129922158</text:p>
              </table:table-cell>
              <table:table-cell office:value-type="float" office:value="568.75">
                <text:p>568.75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1000">
                <text:p>1000</text:p>
              </table:table-cell>
              <table:table-cell office:value-type="float" office:value="810.833333333333">
                <text:p>810.833333333333</text:p>
              </table:table-cell>
              <table:table-cell office:value-type="float" office:value="685.608565718287">
                <text:p>685.608565718287</text:p>
              </table:table-cell>
              <table:table-cell office:value-type="float" office:value="539.5">
                <text:p>539.5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000">
                <text:p>1000</text:p>
              </table:table-cell>
              <table:table-cell office:value-type="float" office:value="837.833333333333">
                <text:p>837.833333333333</text:p>
              </table:table-cell>
              <table:table-cell office:value-type="float" office:value="709.434215994727">
                <text:p>709.434215994727</text:p>
              </table:table-cell>
              <table:table-cell office:value-type="float" office:value="510.25">
                <text:p>510.25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1000">
                <text:p>1000</text:p>
              </table:table-cell>
              <table:table-cell office:value-type="float" office:value="860.25">
                <text:p>860.25</text:p>
              </table:table-cell>
              <table:table-cell office:value-type="float" office:value="728.753629500486">
                <text:p>728.753629500486</text:p>
              </table:table-cell>
              <table:table-cell office:value-type="float" office:value="471.916666666667">
                <text:p>471.91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1000">
                <text:p>1000</text:p>
              </table:table-cell>
              <table:table-cell office:value-type="float" office:value="882.416666666667">
                <text:p>882.416666666667</text:p>
              </table:table-cell>
              <table:table-cell office:value-type="float" office:value="751.71961353627">
                <text:p>751.71961353627</text:p>
              </table:table-cell>
              <table:table-cell office:value-type="float" office:value="433.333333333333">
                <text:p>433.333333333333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100">
                <text:p>1100</text:p>
              </table:table-cell>
              <table:table-cell office:value-type="float" office:value="912.916666666667">
                <text:p>912.916666666667</text:p>
              </table:table-cell>
              <table:table-cell office:value-type="float" office:value="777.387093688976">
                <text:p>777.387093688976</text:p>
              </table:table-cell>
              <table:table-cell office:value-type="float" office:value="403.666666666667">
                <text:p>403.66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200">
                <text:p>1200</text:p>
              </table:table-cell>
              <table:table-cell office:value-type="float" office:value="951.75">
                <text:p>951.75</text:p>
              </table:table-cell>
              <table:table-cell office:value-type="float" office:value="805.786041185753">
                <text:p>805.786041185753</text:p>
              </table:table-cell>
              <table:table-cell office:value-type="float" office:value="382.666666666667">
                <text:p>382.666666666667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200">
                <text:p>1200</text:p>
              </table:table-cell>
              <table:table-cell office:value-type="float" office:value="990.333333333333">
                <text:p>990.333333333333</text:p>
              </table:table-cell>
              <table:table-cell office:value-type="float" office:value="845.104151859653">
                <text:p>845.104151859653</text:p>
              </table:table-cell>
              <table:table-cell office:value-type="float" office:value="361.166666666667">
                <text:p>361.16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700">
                <text:p>1700</text:p>
              </table:table-cell>
              <table:table-cell office:value-type="float" office:value="1070.16666666667">
                <text:p>1070.16666666667</text:p>
              </table:table-cell>
              <table:table-cell office:value-type="float" office:value="837.107238688099">
                <text:p>837.107238688099</text:p>
              </table:table-cell>
              <table:table-cell office:value-type="float" office:value="397.166666666667">
                <text:p>397.166666666667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800">
                <text:p>1800</text:p>
              </table:table-cell>
              <table:table-cell office:value-type="float" office:value="1158.33333333333">
                <text:p>1158.33333333333</text:p>
              </table:table-cell>
              <table:table-cell office:value-type="float" office:value="867.696623728891">
                <text:p>867.696623728891</text:p>
              </table:table-cell>
              <table:table-cell office:value-type="float" office:value="452.166666666667">
                <text:p>452.16666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2100">
                <text:p>2100</text:p>
              </table:table-cell>
              <table:table-cell office:value-type="float" office:value="1258.33333333333">
                <text:p>1258.33333333333</text:p>
              </table:table-cell>
              <table:table-cell office:value-type="float" office:value="873.487831078129">
                <text:p>873.487831078129</text:p>
              </table:table-cell>
              <table:table-cell office:value-type="float" office:value="529">
                <text:p>529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2200">
                <text:p>2200</text:p>
              </table:table-cell>
              <table:table-cell office:value-type="float" office:value="1358.33333333333">
                <text:p>1358.33333333333</text:p>
              </table:table-cell>
              <table:table-cell office:value-type="float" office:value="898.178550415211">
                <text:p>898.178550415211</text:p>
              </table:table-cell>
              <table:table-cell office:value-type="float" office:value="601.75">
                <text:p>601.75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2300">
                <text:p>2300</text:p>
              </table:table-cell>
              <table:table-cell office:value-type="float" office:value="1466.66666666667">
                <text:p>1466.66666666667</text:p>
              </table:table-cell>
              <table:table-cell office:value-type="float" office:value="949.096586504774">
                <text:p>949.096586504774</text:p>
              </table:table-cell>
              <table:table-cell office:value-type="float" office:value="682.833333333333">
                <text:p>682.83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2400">
                <text:p>2400</text:p>
              </table:table-cell>
              <table:table-cell office:value-type="float" office:value="1583.33333333333">
                <text:p>1583.33333333333</text:p>
              </table:table-cell>
              <table:table-cell office:value-type="float" office:value="1024.38410270121">
                <text:p>1024.38410270121</text:p>
              </table:table-cell>
              <table:table-cell office:value-type="float" office:value="772.5">
                <text:p>772.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2500">
                <text:p>2500</text:p>
              </table:table-cell>
              <table:table-cell office:value-type="float" office:value="1708.33333333333">
                <text:p>1708.33333333333</text:p>
              </table:table-cell>
              <table:table-cell office:value-type="float" office:value="1124.52400372877">
                <text:p>1124.52400372877</text:p>
              </table:table-cell>
              <table:table-cell office:value-type="float" office:value="870.5">
                <text:p>870.5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2600">
                <text:p>2600</text:p>
              </table:table-cell>
              <table:table-cell office:value-type="float" office:value="1841.66666666667">
                <text:p>1841.66666666667</text:p>
              </table:table-cell>
              <table:table-cell office:value-type="float" office:value="1251.66153058219">
                <text:p>1251.66153058219</text:p>
              </table:table-cell>
              <table:table-cell office:value-type="float" office:value="981.416666666667">
                <text:p>981.41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2600">
                <text:p>2600</text:p>
              </table:table-cell>
              <table:table-cell office:value-type="float" office:value="1975">
                <text:p>1975</text:p>
              </table:table-cell>
              <table:table-cell office:value-type="float" office:value="1412.33588252768">
                <text:p>1412.33588252768</text:p>
              </table:table-cell>
              <table:table-cell office:value-type="float" office:value="1092.58333333333">
                <text:p>1092.58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2600">
                <text:p>2600</text:p>
              </table:table-cell>
              <table:table-cell office:value-type="float" office:value="2100">
                <text:p>2100</text:p>
              </table:table-cell>
              <table:table-cell office:value-type="float" office:value="1584.77718853437">
                <text:p>1584.77718853437</text:p>
              </table:table-cell>
              <table:table-cell office:value-type="float" office:value="1187.08333333333">
                <text:p>1187.0833333333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2600">
                <text:p>2600</text:p>
              </table:table-cell>
              <table:table-cell office:value-type="float" office:value="2216.66666666667">
                <text:p>2216.66666666667</text:p>
              </table:table-cell>
              <table:table-cell office:value-type="float" office:value="1769.79199777508">
                <text:p>1769.79199777508</text:p>
              </table:table-cell>
              <table:table-cell office:value-type="float" office:value="1264.91666666667">
                <text:p>1264.91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2700">
                <text:p>2700</text:p>
              </table:table-cell>
              <table:table-cell office:value-type="float" office:value="2341.66666666667">
                <text:p>2341.66666666667</text:p>
              </table:table-cell>
              <table:table-cell office:value-type="float" office:value="2010.1184161446">
                <text:p>2010.1184161446</text:p>
              </table:table-cell>
              <table:table-cell office:value-type="float" office:value="1351.33333333333">
                <text:p>1351.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2700">
                <text:p>2700</text:p>
              </table:table-cell>
              <table:table-cell office:value-type="float" office:value="2425">
                <text:p>2425</text:p>
              </table:table-cell>
              <table:table-cell office:value-type="float" office:value="2148.2493738202">
                <text:p>2148.2493738202</text:p>
              </table:table-cell>
              <table:table-cell office:value-type="float" office:value="1354.83333333333">
                <text:p>1354.8333333333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2700">
                <text:p>2700</text:p>
              </table:table-cell>
              <table:table-cell office:value-type="float" office:value="2500">
                <text:p>2500</text:p>
              </table:table-cell>
              <table:table-cell office:value-type="float" office:value="2295.50505674178">
                <text:p>2295.50505674178</text:p>
              </table:table-cell>
              <table:table-cell office:value-type="float" office:value="1341.66666666667">
                <text:p>1341.6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2700">
                <text:p>2700</text:p>
              </table:table-cell>
              <table:table-cell office:value-type="float" office:value="2550">
                <text:p>2550</text:p>
              </table:table-cell>
              <table:table-cell office:value-type="float" office:value="2382.1255880671">
                <text:p>2382.1255880671</text:p>
              </table:table-cell>
              <table:table-cell office:value-type="float" office:value="1291.66666666667">
                <text:p>1291.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2700">
                <text:p>2700</text:p>
              </table:table-cell>
              <table:table-cell office:value-type="float" office:value="2591.66666666667">
                <text:p>2591.66666666667</text:p>
              </table:table-cell>
              <table:table-cell office:value-type="float" office:value="2460.52944961152">
                <text:p>2460.52944961152</text:p>
              </table:table-cell>
              <table:table-cell office:value-type="float" office:value="1233.33333333333">
                <text:p>1233.33333333333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2700">
                <text:p>2700</text:p>
              </table:table-cell>
              <table:table-cell office:value-type="float" office:value="2625">
                <text:p>2625</text:p>
              </table:table-cell>
              <table:table-cell office:value-type="float" office:value="2528.46927008366">
                <text:p>2528.46927008366</text:p>
              </table:table-cell>
              <table:table-cell office:value-type="float" office:value="1158.33333333333">
                <text:p>1158.33333333333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2700">
                <text:p>2700</text:p>
              </table:table-cell>
              <table:table-cell office:value-type="float" office:value="2650">
                <text:p>2650</text:p>
              </table:table-cell>
              <table:table-cell office:value-type="float" office:value="2582.58001375368">
                <text:p>2582.58001375368</text:p>
              </table:table-cell>
              <table:table-cell office:value-type="float" office:value="1066.66666666667">
                <text:p>1066.6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2700">
                <text:p>2700</text:p>
              </table:table-cell>
              <table:table-cell office:value-type="float" office:value="2666.66666666667">
                <text:p>2666.66666666667</text:p>
              </table:table-cell>
              <table:table-cell office:value-type="float" office:value="2617.43007027493">
                <text:p>2617.43007027493</text:p>
              </table:table-cell>
              <table:table-cell office:value-type="float" office:value="958.333333333333">
                <text:p>958.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2700">
                <text:p>2700</text:p>
              </table:table-cell>
              <table:table-cell office:value-type="float" office:value="2675">
                <text:p>2675</text:p>
              </table:table-cell>
              <table:table-cell office:value-type="float" office:value="2629.77329831334">
                <text:p>2629.77329831334</text:p>
              </table:table-cell>
              <table:table-cell office:value-type="float" office:value="833.333333333333">
                <text:p>833.33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2700">
                <text:p>2700</text:p>
              </table:table-cell>
              <table:table-cell office:value-type="float" office:value="2683.33333333333">
                <text:p>2683.33333333333</text:p>
              </table:table-cell>
              <table:table-cell office:value-type="float" office:value="2644.40838612526">
                <text:p>2644.40838612526</text:p>
              </table:table-cell>
              <table:table-cell office:value-type="float" office:value="708.333333333334">
                <text:p>708.333333333334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2700">
                <text:p>2700</text:p>
              </table:table-cell>
              <table:table-cell office:value-type="float" office:value="2691.66666666667">
                <text:p>2691.66666666667</text:p>
              </table:table-cell>
              <table:table-cell office:value-type="float" office:value="2662.79915320719">
                <text:p>2662.79915320719</text:p>
              </table:table-cell>
              <table:table-cell office:value-type="float" office:value="591.666666666667">
                <text:p>591.666666666667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483.333333333334">
                <text:p>483.333333333334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358.333333333333">
                <text:p>358.333333333333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2700">
                <text:p>2700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2800">
                <text:p>2800</text:p>
              </table:table-cell>
              <table:table-cell office:value-type="float" office:value="2708.33333333333">
                <text:p>2708.33333333333</text:p>
              </table:table-cell>
              <table:table-cell office:value-type="float" office:value="2679.46581987385">
                <text:p>2679.46581987385</text:p>
              </table:table-cell>
              <table:table-cell office:value-type="float" office:value="83.3333333333335">
                <text:p>83.333333333333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2800">
                <text:p>2800</text:p>
              </table:table-cell>
              <table:table-cell office:value-type="float" office:value="2716.66666666667">
                <text:p>2716.66666666667</text:p>
              </table:table-cell>
              <table:table-cell office:value-type="float" office:value="2677.74171945859">
                <text:p>2677.74171945859</text:p>
              </table:table-cell>
              <table:table-cell office:value-type="float" office:value="66.6666666666665">
                <text:p>66.6666666666665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2800">
                <text:p>2800</text:p>
              </table:table-cell>
              <table:table-cell office:value-type="float" office:value="2725">
                <text:p>2725</text:p>
              </table:table-cell>
              <table:table-cell office:value-type="float" office:value="2679.77329831334">
                <text:p>2679.77329831334</text:p>
              </table:table-cell>
              <table:table-cell office:value-type="float" office:value="58.3333333333335">
                <text:p>58.3333333333335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2800">
                <text:p>2800</text:p>
              </table:table-cell>
              <table:table-cell office:value-type="float" office:value="2733.33333333333">
                <text:p>2733.33333333333</text:p>
              </table:table-cell>
              <table:table-cell office:value-type="float" office:value="2684.0967369416">
                <text:p>2684.0967369416</text:p>
              </table:table-cell>
              <table:table-cell office:value-type="float" office:value="58.3333333333335">
                <text:p>58.3333333333335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2800">
                <text:p>2800</text:p>
              </table:table-cell>
              <table:table-cell office:value-type="float" office:value="2741.66666666667">
                <text:p>2741.66666666667</text:p>
              </table:table-cell>
              <table:table-cell office:value-type="float" office:value="2690.17380161222">
                <text:p>2690.17380161222</text:p>
              </table:table-cell>
              <table:table-cell office:value-type="float" office:value="58.333333333333">
                <text:p>58.333333333333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2800">
                <text:p>2800</text:p>
              </table:table-cell>
              <table:table-cell office:value-type="float" office:value="2750">
                <text:p>2750</text:p>
              </table:table-cell>
              <table:table-cell office:value-type="float" office:value="2697.77670321329">
                <text:p>2697.77670321329</text:p>
              </table:table-cell>
              <table:table-cell office:value-type="float" office:value="58.3333333333335">
                <text:p>58.3333333333335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2800">
                <text:p>2800</text:p>
              </table:table-cell>
              <table:table-cell office:value-type="float" office:value="2758.33333333333">
                <text:p>2758.33333333333</text:p>
              </table:table-cell>
              <table:table-cell office:value-type="float" office:value="2706.84046827889">
                <text:p>2706.84046827889</text:p>
              </table:table-cell>
              <table:table-cell office:value-type="float" office:value="58.3333333333335">
                <text:p>58.3333333333335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800">
                <text:p>2800</text:p>
              </table:table-cell>
              <table:table-cell office:value-type="float" office:value="2766.66666666667">
                <text:p>2766.66666666667</text:p>
              </table:table-cell>
              <table:table-cell office:value-type="float" office:value="2717.43007027493">
                <text:p>2717.43007027493</text:p>
              </table:table-cell>
              <table:table-cell office:value-type="float" office:value="66.6666666666665">
                <text:p>66.6666666666665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2800">
                <text:p>2800</text:p>
              </table:table-cell>
              <table:table-cell office:value-type="float" office:value="2775">
                <text:p>2775</text:p>
              </table:table-cell>
              <table:table-cell office:value-type="float" office:value="2729.77329831334">
                <text:p>2729.773298313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2800">
                <text:p>2800</text:p>
              </table:table-cell>
              <table:table-cell office:value-type="float" office:value="2783.33333333333">
                <text:p>2783.33333333333</text:p>
              </table:table-cell>
              <table:table-cell office:value-type="float" office:value="2744.40838612526">
                <text:p>2744.40838612526</text:p>
              </table:table-cell>
              <table:table-cell office:value-type="float" office:value="83.3333333333335">
                <text:p>83.333333333333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2900">
                <text:p>2900</text:p>
              </table:table-cell>
              <table:table-cell office:value-type="float" office:value="2800">
                <text:p>2800</text:p>
              </table:table-cell>
              <table:table-cell office:value-type="float" office:value="2757.35985672888">
                <text:p>2757.3598567288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900">
                <text:p>2900</text:p>
              </table:table-cell>
              <table:table-cell office:value-type="float" office:value="2816.66666666667">
                <text:p>2816.66666666667</text:p>
              </table:table-cell>
              <table:table-cell office:value-type="float" office:value="2777.74171945859">
                <text:p>2777.74171945859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900">
                <text:p>2900</text:p>
              </table:table-cell>
              <table:table-cell office:value-type="float" office:value="2825">
                <text:p>2825</text:p>
              </table:table-cell>
              <table:table-cell office:value-type="float" office:value="2779.77329831334">
                <text:p>2779.77329831334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3000">
                <text:p>3000</text:p>
              </table:table-cell>
              <table:table-cell office:value-type="float" office:value="2841.66666666667">
                <text:p>2841.66666666667</text:p>
              </table:table-cell>
              <table:table-cell office:value-type="float" office:value="2774.81087432451">
                <text:p>2774.8108743245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3000">
                <text:p>3000</text:p>
              </table:table-cell>
              <table:table-cell office:value-type="float" office:value="2858.33333333333">
                <text:p>2858.33333333333</text:p>
              </table:table-cell>
              <table:table-cell office:value-type="float" office:value="2779.03718722346">
                <text:p>2779.03718722346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3000">
                <text:p>3000</text:p>
              </table:table-cell>
              <table:table-cell office:value-type="float" office:value="2875">
                <text:p>2875</text:p>
              </table:table-cell>
              <table:table-cell office:value-type="float" office:value="2788.39745962156">
                <text:p>2788.39745962156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3000">
                <text:p>3000</text:p>
              </table:table-cell>
              <table:table-cell office:value-type="float" office:value="2891.66666666667">
                <text:p>2891.66666666667</text:p>
              </table:table-cell>
              <table:table-cell office:value-type="float" office:value="2801.63300292881">
                <text:p>2801.6330029288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3000">
                <text:p>3000</text:p>
              </table:table-cell>
              <table:table-cell office:value-type="float" office:value="2908.33333333333">
                <text:p>2908.33333333333</text:p>
              </table:table-cell>
              <table:table-cell office:value-type="float" office:value="2818.29966959548">
                <text:p>2818.29966959548</text:p>
              </table:table-cell>
              <table:table-cell office:value-type="float" office:value="158.333333333333">
                <text:p>158.33333333333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3100">
                <text:p>3100</text:p>
              </table:table-cell>
              <table:table-cell office:value-type="float" office:value="2933.33333333333">
                <text:p>2933.33333333333</text:p>
              </table:table-cell>
              <table:table-cell office:value-type="float" office:value="2834.86014054987">
                <text:p>2834.86014054987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3100">
                <text:p>3100</text:p>
              </table:table-cell>
              <table:table-cell office:value-type="float" office:value="2958.33333333333">
                <text:p>2958.33333333333</text:p>
              </table:table-cell>
              <table:table-cell office:value-type="float" office:value="2858.71284134377">
                <text:p>2858.71284134377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3100">
                <text:p>3100</text:p>
              </table:table-cell>
              <table:table-cell office:value-type="float" office:value="2983.33333333333">
                <text:p>2983.33333333333</text:p>
              </table:table-cell>
              <table:table-cell office:value-type="float" office:value="2889.58964667722">
                <text:p>2889.58964667722</text:p>
              </table:table-cell>
              <table:table-cell office:value-type="float" office:value="208.333333333333">
                <text:p>208.33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3200">
                <text:p>3200</text:p>
              </table:table-cell>
              <table:table-cell office:value-type="float" office:value="3016.66666666667">
                <text:p>3016.66666666667</text:p>
              </table:table-cell>
              <table:table-cell office:value-type="float" office:value="2922.92298001056">
                <text:p>2922.92298001056</text:p>
              </table:table-cell>
              <table:table-cell office:value-type="float" office:value="233.333333333333">
                <text:p>233.333333333333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3200">
                <text:p>3200</text:p>
              </table:table-cell>
              <table:table-cell office:value-type="float" office:value="3041.66666666667">
                <text:p>3041.66666666667</text:p>
              </table:table-cell>
              <table:table-cell office:value-type="float" office:value="2942.0461746771">
                <text:p>2942.0461746771</text:p>
              </table:table-cell>
              <table:table-cell office:value-type="float" office:value="241.666666666667">
                <text:p>241.6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3600">
                <text:p>3600</text:p>
              </table:table-cell>
              <table:table-cell office:value-type="float" office:value="3100">
                <text:p>3100</text:p>
              </table:table-cell>
              <table:table-cell office:value-type="float" office:value="2919.09319325334">
                <text:p>2919.09319325334</text:p>
              </table:table-cell>
              <table:table-cell office:value-type="float" office:value="283.333333333333">
                <text:p>283.333333333333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600">
                <text:p>3600</text:p>
              </table:table-cell>
              <table:table-cell office:value-type="float" office:value="3158.33333333333">
                <text:p>3158.33333333333</text:p>
              </table:table-cell>
              <table:table-cell office:value-type="float" office:value="2939.00239478143">
                <text:p>2939.00239478143</text:p>
              </table:table-cell>
              <table:table-cell office:value-type="float" office:value="333.333333333333">
                <text:p>333.33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700">
                <text:p>3700</text:p>
              </table:table-cell>
              <table:table-cell office:value-type="float" office:value="3216.66666666667">
                <text:p>3216.66666666667</text:p>
              </table:table-cell>
              <table:table-cell office:value-type="float" office:value="2954.39223255637">
                <text:p>2954.39223255637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700">
                <text:p>3700</text:p>
              </table:table-cell>
              <table:table-cell office:value-type="float" office:value="3275">
                <text:p>3275</text:p>
              </table:table-cell>
              <table:table-cell office:value-type="float" office:value="2988.56422265112">
                <text:p>2988.56422265112</text:p>
              </table:table-cell>
              <table:table-cell office:value-type="float" office:value="416.666666666667">
                <text:p>416.666666666667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700">
                <text:p>3700</text:p>
              </table:table-cell>
              <table:table-cell office:value-type="float" office:value="3333.33333333333">
                <text:p>3333.33333333333</text:p>
              </table:table-cell>
              <table:table-cell office:value-type="float" office:value="3036.88976723889">
                <text:p>3036.88976723889</text:p>
              </table:table-cell>
              <table:table-cell office:value-type="float" office:value="458.333333333334">
                <text:p>458.333333333334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800">
                <text:p>3800</text:p>
              </table:table-cell>
              <table:table-cell office:value-type="float" office:value="3400">
                <text:p>3400</text:p>
              </table:table-cell>
              <table:table-cell office:value-type="float" office:value="3095.48846864647">
                <text:p>3095.48846864647</text:p>
              </table:table-cell>
              <table:table-cell office:value-type="float" office:value="508.333333333334">
                <text:p>508.333333333334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900">
                <text:p>3900</text:p>
              </table:table-cell>
              <table:table-cell office:value-type="float" office:value="3475">
                <text:p>3475</text:p>
              </table:table-cell>
              <table:table-cell office:value-type="float" office:value="3167.14820566914">
                <text:p>3167.14820566914</text:p>
              </table:table-cell>
              <table:table-cell office:value-type="float" office:value="566.666666666667">
                <text:p>566.66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4100">
                <text:p>4100</text:p>
              </table:table-cell>
              <table:table-cell office:value-type="float" office:value="3558.33333333333">
                <text:p>3558.33333333333</text:p>
              </table:table-cell>
              <table:table-cell office:value-type="float" office:value="3226.78508281127">
                <text:p>3226.78508281127</text:p>
              </table:table-cell>
              <table:table-cell office:value-type="float" office:value="625">
                <text:p>625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4100">
                <text:p>4100</text:p>
              </table:table-cell>
              <table:table-cell office:value-type="float" office:value="3641.66666666667">
                <text:p>3641.66666666667</text:p>
              </table:table-cell>
              <table:table-cell office:value-type="float" office:value="3310.1184161446">
                <text:p>3310.1184161446</text:p>
              </table:table-cell>
              <table:table-cell office:value-type="float" office:value="683.333333333333">
                <text:p>683.333333333333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4100">
                <text:p>4100</text:p>
              </table:table-cell>
              <table:table-cell office:value-type="float" office:value="3725">
                <text:p>3725</text:p>
              </table:table-cell>
              <table:table-cell office:value-type="float" office:value="3417.14820566914">
                <text:p>3417.14820566914</text:p>
              </table:table-cell>
              <table:table-cell office:value-type="float" office:value="741.666666666667">
                <text:p>741.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4100">
                <text:p>4100</text:p>
              </table:table-cell>
              <table:table-cell office:value-type="float" office:value="3800">
                <text:p>3800</text:p>
              </table:table-cell>
              <table:table-cell office:value-type="float" office:value="3523.6602881169">
                <text:p>3523.6602881169</text:p>
              </table:table-cell>
              <table:table-cell office:value-type="float" office:value="783.333333333334">
                <text:p>783.33333333333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4200">
                <text:p>4200</text:p>
              </table:table-cell>
              <table:table-cell office:value-type="float" office:value="3883.33333333333">
                <text:p>3883.33333333333</text:p>
              </table:table-cell>
              <table:table-cell office:value-type="float" office:value="3658.37542481252">
                <text:p>3658.37542481252</text:p>
              </table:table-cell>
              <table:table-cell office:value-type="float" office:value="841.666666666667">
                <text:p>841.66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4900">
                <text:p>4900</text:p>
              </table:table-cell>
              <table:table-cell office:value-type="float" office:value="3991.66666666667">
                <text:p>3991.66666666667</text:p>
              </table:table-cell>
              <table:table-cell office:value-type="float" office:value="3638.86403491671">
                <text:p>3638.86403491671</text:p>
              </table:table-cell>
              <table:table-cell office:value-type="float" office:value="891.666666666666">
                <text:p>891.666666666666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5000">
                <text:p>5000</text:p>
              </table:table-cell>
              <table:table-cell office:value-type="float" office:value="4108.33333333333">
                <text:p>4108.33333333333</text:p>
              </table:table-cell>
              <table:table-cell office:value-type="float" office:value="3674.6213775308">
                <text:p>3674.621377530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5600">
                <text:p>5600</text:p>
              </table:table-cell>
              <table:table-cell office:value-type="float" office:value="4266.66666666667">
                <text:p>4266.66666666667</text:p>
              </table:table-cell>
              <table:table-cell office:value-type="float" office:value="3676.8541643587">
                <text:p>3676.8541643587</text:p>
              </table:table-cell>
              <table:table-cell office:value-type="float" office:value="1050">
                <text:p>1050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5600">
                <text:p>5600</text:p>
              </table:table-cell>
              <table:table-cell office:value-type="float" office:value="4425">
                <text:p>4425</text:p>
              </table:table-cell>
              <table:table-cell office:value-type="float" office:value="3751.98102147521">
                <text:p>3751.98102147521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6500">
                <text:p>6500</text:p>
              </table:table-cell>
              <table:table-cell office:value-type="float" office:value="4658.33333333333">
                <text:p>4658.33333333333</text:p>
              </table:table-cell>
              <table:table-cell office:value-type="float" office:value="3799.73158065811">
                <text:p>3799.73158065811</text:p>
              </table:table-cell>
              <table:table-cell office:value-type="float" office:value="1325">
                <text:p>132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6600">
                <text:p>6600</text:p>
              </table:table-cell>
              <table:table-cell office:value-type="float" office:value="4891.66666666667">
                <text:p>4891.66666666667</text:p>
              </table:table-cell>
              <table:table-cell office:value-type="float" office:value="3915.16238809918">
                <text:p>3915.16238809918</text:p>
              </table:table-cell>
              <table:table-cell office:value-type="float" office:value="1491.66666666667">
                <text:p>1491.66666666667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6600">
                <text:p>6600</text:p>
              </table:table-cell>
              <table:table-cell office:value-type="float" office:value="5116.66666666667">
                <text:p>5116.66666666667</text:p>
              </table:table-cell>
              <table:table-cell office:value-type="float" office:value="4080.20999885926">
                <text:p>4080.20999885926</text:p>
              </table:table-cell>
              <table:table-cell office:value-type="float" office:value="1641.66666666667">
                <text:p>1641.66666666667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6700">
                <text:p>6700</text:p>
              </table:table-cell>
              <table:table-cell office:value-type="float" office:value="5333.33333333333">
                <text:p>5333.33333333333</text:p>
              </table:table-cell>
              <table:table-cell office:value-type="float" office:value="4257.70807471875">
                <text:p>4257.70807471875</text:p>
              </table:table-cell>
              <table:table-cell office:value-type="float" office:value="1775">
                <text:p>1775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6800">
                <text:p>6800</text:p>
              </table:table-cell>
              <table:table-cell office:value-type="float" office:value="5558.33333333333">
                <text:p>5558.33333333333</text:p>
              </table:table-cell>
              <table:table-cell office:value-type="float" office:value="4481.75767342124">
                <text:p>4481.75767342124</text:p>
              </table:table-cell>
              <table:table-cell office:value-type="float" office:value="1916.66666666667">
                <text:p>1916.66666666667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6900">
                <text:p>6900</text:p>
              </table:table-cell>
              <table:table-cell office:value-type="float" office:value="5791.66666666667">
                <text:p>5791.66666666667</text:p>
              </table:table-cell>
              <table:table-cell office:value-type="float" office:value="4757.2952428424">
                <text:p>4757.2952428424</text:p>
              </table:table-cell>
              <table:table-cell office:value-type="float" office:value="2066.66666666667">
                <text:p>2066.6666666666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7000">
                <text:p>7000</text:p>
              </table:table-cell>
              <table:table-cell office:value-type="float" office:value="6033.33333333333">
                <text:p>6033.33333333333</text:p>
              </table:table-cell>
              <table:table-cell office:value-type="float" office:value="5095.89646677224">
                <text:p>5095.89646677224</text:p>
              </table:table-cell>
              <table:table-cell office:value-type="float" office:value="2233.33333333333">
                <text:p>2233.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7000">
                <text:p>7000</text:p>
              </table:table-cell>
              <table:table-cell office:value-type="float" office:value="6266.66666666667">
                <text:p>6266.66666666667</text:p>
              </table:table-cell>
              <table:table-cell office:value-type="float" office:value="5492.85281386492">
                <text:p>5492.85281386492</text:p>
              </table:table-cell>
              <table:table-cell office:value-type="float" office:value="2383.33333333333">
                <text:p>2383.3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7100">
                <text:p>7100</text:p>
              </table:table-cell>
              <table:table-cell office:value-type="float" office:value="6450">
                <text:p>6450</text:p>
              </table:table-cell>
              <table:table-cell office:value-type="float" office:value="5775.12627443755">
                <text:p>5775.12627443755</text:p>
              </table:table-cell>
              <table:table-cell office:value-type="float" office:value="2458.33333333333">
                <text:p>2458.33333333333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7100">
                <text:p>7100</text:p>
              </table:table-cell>
              <table:table-cell office:value-type="float" office:value="6625">
                <text:p>6625</text:p>
              </table:table-cell>
              <table:table-cell office:value-type="float" office:value="6106.04125229631">
                <text:p>6106.04125229631</text:p>
              </table:table-cell>
              <table:table-cell office:value-type="float" office:value="2516.66666666667">
                <text:p>2516.6666666666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7100">
                <text:p>7100</text:p>
              </table:table-cell>
              <table:table-cell office:value-type="float" office:value="6750">
                <text:p>6750</text:p>
              </table:table-cell>
              <table:table-cell office:value-type="float" office:value="6328.96232083966">
                <text:p>6328.96232083966</text:p>
              </table:table-cell>
              <table:table-cell office:value-type="float" office:value="2483.33333333333">
                <text:p>2483.33333333333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7100">
                <text:p>7100</text:p>
              </table:table-cell>
              <table:table-cell office:value-type="float" office:value="6875">
                <text:p>6875</text:p>
              </table:table-cell>
              <table:table-cell office:value-type="float" office:value="6648.86649156668">
                <text:p>6648.86649156668</text:p>
              </table:table-cell>
              <table:table-cell office:value-type="float" office:value="2450">
                <text:p>2450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7200">
                <text:p>7200</text:p>
              </table:table-cell>
              <table:table-cell office:value-type="float" office:value="6933.33333333333">
                <text:p>6933.33333333333</text:p>
              </table:table-cell>
              <table:table-cell office:value-type="float" office:value="6722.99450134451">
                <text:p>6722.99450134451</text:p>
              </table:table-cell>
              <table:table-cell office:value-type="float" office:value="2275">
                <text:p>2275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7200">
                <text:p>7200</text:p>
              </table:table-cell>
              <table:table-cell office:value-type="float" office:value="6983.33333333333">
                <text:p>6983.33333333333</text:p>
              </table:table-cell>
              <table:table-cell office:value-type="float" office:value="6788.70859729295">
                <text:p>6788.70859729295</text:p>
              </table:table-cell>
              <table:table-cell office:value-type="float" office:value="2091.66666666667">
                <text:p>2091.6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7200">
                <text:p>7200</text:p>
              </table:table-cell>
              <table:table-cell office:value-type="float" office:value="7033.33333333333">
                <text:p>7033.33333333333</text:p>
              </table:table-cell>
              <table:table-cell office:value-type="float" office:value="6871.900356341">
                <text:p>6871.900356341</text:p>
              </table:table-cell>
              <table:table-cell office:value-type="float" office:value="1916.66666666667">
                <text:p>1916.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7200">
                <text:p>7200</text:p>
              </table:table-cell>
              <table:table-cell office:value-type="float" office:value="7075">
                <text:p>7075</text:p>
              </table:table-cell>
              <table:table-cell office:value-type="float" office:value="6946.19429713359">
                <text:p>6946.19429713359</text:p>
              </table:table-cell>
              <table:table-cell office:value-type="float" office:value="1741.66666666667">
                <text:p>1741.6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7200">
                <text:p>7200</text:p>
              </table:table-cell>
              <table:table-cell office:value-type="float" office:value="7108.33333333333">
                <text:p>7108.33333333333</text:p>
              </table:table-cell>
              <table:table-cell office:value-type="float" office:value="7008.71284134377">
                <text:p>7008.71284134377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7200">
                <text:p>7200</text:p>
              </table:table-cell>
              <table:table-cell office:value-type="float" office:value="7133.33333333333">
                <text:p>7133.33333333333</text:p>
              </table:table-cell>
              <table:table-cell office:value-type="float" office:value="7055.48343891718">
                <text:p>7055.48343891718</text:p>
              </table:table-cell>
              <table:table-cell office:value-type="float" office:value="1341.66666666667">
                <text:p>1341.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7200">
                <text:p>7200</text:p>
              </table:table-cell>
              <table:table-cell office:value-type="float" office:value="7150">
                <text:p>7150</text:p>
              </table:table-cell>
              <table:table-cell office:value-type="float" office:value="7082.58001375368">
                <text:p>7082.58001375368</text:p>
              </table:table-cell>
              <table:table-cell office:value-type="float" office:value="1116.66666666667">
                <text:p>1116.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7200">
                <text:p>7200</text:p>
              </table:table-cell>
              <table:table-cell office:value-type="float" office:value="7166.66666666667">
                <text:p>7166.66666666667</text:p>
              </table:table-cell>
              <table:table-cell office:value-type="float" office:value="7117.43007027493">
                <text:p>7117.43007027493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7200">
                <text:p>7200</text:p>
              </table:table-cell>
              <table:table-cell office:value-type="float" office:value="7175">
                <text:p>7175</text:p>
              </table:table-cell>
              <table:table-cell office:value-type="float" office:value="7129.77329831334">
                <text:p>7129.77329831334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7200">
                <text:p>7200</text:p>
              </table:table-cell>
              <table:table-cell office:value-type="float" office:value="7183.33333333333">
                <text:p>7183.33333333333</text:p>
              </table:table-cell>
              <table:table-cell office:value-type="float" office:value="7144.40838612526">
                <text:p>7144.40838612526</text:p>
              </table:table-cell>
              <table:table-cell office:value-type="float" office:value="558.333333333333">
                <text:p>558.333333333333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7200">
                <text:p>7200</text:p>
              </table:table-cell>
              <table:table-cell office:value-type="float" office:value="7191.66666666667">
                <text:p>7191.66666666667</text:p>
              </table:table-cell>
              <table:table-cell office:value-type="float" office:value="7162.79915320719">
                <text:p>7162.79915320719</text:p>
              </table:table-cell>
              <table:table-cell office:value-type="float" office:value="441.666666666667">
                <text:p>441.66666666666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266.666666666667">
                <text:p>266.666666666667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7200">
                <text:p>7200</text:p>
              </table:table-cell>
              <table:table-cell office:value-type="float" office:value="216.666666666667">
                <text:p>216.666666666667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7300">
                <text:p>7300</text:p>
              </table:table-cell>
              <table:table-cell office:value-type="float" office:value="7208.33333333333">
                <text:p>7208.33333333333</text:p>
              </table:table-cell>
              <table:table-cell office:value-type="float" office:value="7179.46581987385">
                <text:p>7179.4658198738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7300">
                <text:p>7300</text:p>
              </table:table-cell>
              <table:table-cell office:value-type="float" office:value="7216.66666666667">
                <text:p>7216.66666666667</text:p>
              </table:table-cell>
              <table:table-cell office:value-type="float" office:value="7177.74171945859">
                <text:p>7177.74171945859</text:p>
              </table:table-cell>
              <table:table-cell office:value-type="float" office:value="141.666666666667">
                <text:p>141.666666666667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7300">
                <text:p>7300</text:p>
              </table:table-cell>
              <table:table-cell office:value-type="float" office:value="7225">
                <text:p>7225</text:p>
              </table:table-cell>
              <table:table-cell office:value-type="float" office:value="7179.77329831334">
                <text:p>7179.77329831334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7300">
                <text:p>7300</text:p>
              </table:table-cell>
              <table:table-cell office:value-type="float" office:value="7233.33333333333">
                <text:p>7233.33333333333</text:p>
              </table:table-cell>
              <table:table-cell office:value-type="float" office:value="7184.0967369416">
                <text:p>7184.096736941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7300">
                <text:p>7300</text:p>
              </table:table-cell>
              <table:table-cell office:value-type="float" office:value="7241.66666666667">
                <text:p>7241.66666666667</text:p>
              </table:table-cell>
              <table:table-cell office:value-type="float" office:value="7190.17380161222">
                <text:p>7190.17380161222</text:p>
              </table:table-cell>
              <table:table-cell office:value-type="float" office:value="91.666666666667">
                <text:p>91.666666666667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7300">
                <text:p>7300</text:p>
              </table:table-cell>
              <table:table-cell office:value-type="float" office:value="7250">
                <text:p>7250</text:p>
              </table:table-cell>
              <table:table-cell office:value-type="float" office:value="7197.77670321329">
                <text:p>7197.77670321329</text:p>
              </table:table-cell>
              <table:table-cell office:value-type="float" office:value="83.333333333333">
                <text:p>83.3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7300">
                <text:p>7300</text:p>
              </table:table-cell>
              <table:table-cell office:value-type="float" office:value="7258.33333333333">
                <text:p>7258.33333333333</text:p>
              </table:table-cell>
              <table:table-cell office:value-type="float" office:value="7206.84046827889">
                <text:p>7206.84046827889</text:p>
              </table:table-cell>
              <table:table-cell office:value-type="float" office:value="83.333333333333">
                <text:p>83.333333333333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7300">
                <text:p>7300</text:p>
              </table:table-cell>
              <table:table-cell office:value-type="float" office:value="7266.66666666667">
                <text:p>7266.66666666667</text:p>
              </table:table-cell>
              <table:table-cell office:value-type="float" office:value="7217.43007027493">
                <text:p>7217.43007027493</text:p>
              </table:table-cell>
              <table:table-cell office:value-type="float" office:value="83.3333333333339">
                <text:p>83.3333333333339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7300">
                <text:p>7300</text:p>
              </table:table-cell>
              <table:table-cell office:value-type="float" office:value="7275">
                <text:p>7275</text:p>
              </table:table-cell>
              <table:table-cell office:value-type="float" office:value="7229.77329831334">
                <text:p>7229.77329831334</text:p>
              </table:table-cell>
              <table:table-cell office:value-type="float" office:value="83.333333333333">
                <text:p>83.3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7300">
                <text:p>7300</text:p>
              </table:table-cell>
              <table:table-cell office:value-type="float" office:value="7283.33333333333">
                <text:p>7283.33333333333</text:p>
              </table:table-cell>
              <table:table-cell office:value-type="float" office:value="7244.40838612526">
                <text:p>7244.40838612526</text:p>
              </table:table-cell>
              <table:table-cell office:value-type="float" office:value="83.333333333333">
                <text:p>83.33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7300">
                <text:p>7300</text:p>
              </table:table-cell>
              <table:table-cell office:value-type="float" office:value="7291.66666666667">
                <text:p>7291.66666666667</text:p>
              </table:table-cell>
              <table:table-cell office:value-type="float" office:value="7262.79915320719">
                <text:p>7262.79915320719</text:p>
              </table:table-cell>
              <table:table-cell office:value-type="float" office:value="91.666666666667">
                <text:p>91.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91.666666666667">
                <text:p>91.6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83.333333333333">
                <text:p>83.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66.666666666667">
                <text:p>66.666666666667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7300">
                <text:p>7300</text:p>
              </table:table-cell>
              <table:table-cell office:value-type="float" office:value="58.333333333333">
                <text:p>58.333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7400">
                <text:p>7400</text:p>
              </table:table-cell>
              <table:table-cell office:value-type="float" office:value="7308.33333333333">
                <text:p>7308.33333333333</text:p>
              </table:table-cell>
              <table:table-cell office:value-type="float" office:value="7279.46581987385">
                <text:p>7279.46581987385</text:p>
              </table:table-cell>
              <table:table-cell office:value-type="float" office:value="58.333333333333">
                <text:p>58.33333333333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7400">
                <text:p>7400</text:p>
              </table:table-cell>
              <table:table-cell office:value-type="float" office:value="7316.66666666667">
                <text:p>7316.66666666667</text:p>
              </table:table-cell>
              <table:table-cell office:value-type="float" office:value="7277.74171945859">
                <text:p>7277.74171945859</text:p>
              </table:table-cell>
              <table:table-cell office:value-type="float" office:value="58.3333333333339">
                <text:p>58.3333333333339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7400">
                <text:p>7400</text:p>
              </table:table-cell>
              <table:table-cell office:value-type="float" office:value="7325">
                <text:p>7325</text:p>
              </table:table-cell>
              <table:table-cell office:value-type="float" office:value="7279.77329831334">
                <text:p>7279.77329831334</text:p>
              </table:table-cell>
              <table:table-cell office:value-type="float" office:value="58.333333333333">
                <text:p>58.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7400">
                <text:p>7400</text:p>
              </table:table-cell>
              <table:table-cell office:value-type="float" office:value="7333.33333333333">
                <text:p>7333.33333333333</text:p>
              </table:table-cell>
              <table:table-cell office:value-type="float" office:value="7284.0967369416">
                <text:p>7284.0967369416</text:p>
              </table:table-cell>
              <table:table-cell office:value-type="float" office:value="58.333333333333">
                <text:p>58.333333333333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7400">
                <text:p>7400</text:p>
              </table:table-cell>
              <table:table-cell office:value-type="float" office:value="7341.66666666667">
                <text:p>7341.66666666667</text:p>
              </table:table-cell>
              <table:table-cell office:value-type="float" office:value="7290.17380161222">
                <text:p>7290.17380161222</text:p>
              </table:table-cell>
              <table:table-cell office:value-type="float" office:value="58.3333333333339">
                <text:p>58.3333333333339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7400">
                <text:p>7400</text:p>
              </table:table-cell>
              <table:table-cell office:value-type="float" office:value="7350">
                <text:p>7350</text:p>
              </table:table-cell>
              <table:table-cell office:value-type="float" office:value="7297.77670321329">
                <text:p>7297.77670321329</text:p>
              </table:table-cell>
              <table:table-cell office:value-type="float" office:value="58.333333333333">
                <text:p>58.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7400">
                <text:p>7400</text:p>
              </table:table-cell>
              <table:table-cell office:value-type="float" office:value="7358.33333333333">
                <text:p>7358.33333333333</text:p>
              </table:table-cell>
              <table:table-cell office:value-type="float" office:value="7306.84046827889">
                <text:p>7306.84046827889</text:p>
              </table:table-cell>
              <table:table-cell office:value-type="float" office:value="58.333333333333">
                <text:p>58.333333333333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7400">
                <text:p>7400</text:p>
              </table:table-cell>
              <table:table-cell office:value-type="float" office:value="7366.66666666667">
                <text:p>7366.66666666667</text:p>
              </table:table-cell>
              <table:table-cell office:value-type="float" office:value="7317.43007027493">
                <text:p>7317.43007027493</text:p>
              </table:table-cell>
              <table:table-cell office:value-type="float" office:value="66.666666666667">
                <text:p>66.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594cm" svg:y="1.275cm" chart:style-name="ch3">
          <text:p>Edits per article</text:p>
        </chart:subtitle>
        <chart:legend chart:legend-position="end" svg:x="11.957cm" svg:y="3.454cm" style:legend-expansion="high" chart:style-name="ch4"/>
        <chart:plot-area chart:style-name="ch5" table:cell-range-address="'Edits per article'.A2:'Edits per article'.B150 'Edits per article'.A1:'Edits per article'.B1 'Edits per article'.E1:'Edits per article'.G150" chart:data-source-has-labels="both" svg:x="1.331cm" svg:y="2.138cm" svg:width="10.306cm" svg:height="5.701cm">
          <chartooo:coordinate-region svg:x="2.149cm" svg:y="2.337cm" svg:width="8.904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s per article'.A2:'Edits per article'.A150"/>
            <chart:grid chart:style-name="ch8" chart:class="major"/>
          </chart:axis>
          <chart:axis chart:dimension="y" chart:name="primary-y" chart:style-name="ch9">
            <chart:title svg:x="0.451cm" svg:y="5.402cm" chart:style-name="ch10">
              <text:p>Edits</text:p>
            </chart:title>
            <chart:grid chart:style-name="ch8" chart:class="major"/>
          </chart:axis>
          <chart:series chart:style-name="ch11" chart:values-cell-range-address="'Edits per article'.B2:'Edits per article'.B150" chart:label-cell-address="'Edits per article'.B1:'Edits per article'.B1" chart:class="chart:line">
            <chart:data-point chart:repeated="149"/>
          </chart:series>
          <chart:series chart:style-name="ch12" chart:values-cell-range-address="'Edits per article'.E2:'Edits per article'.E150" chart:label-cell-address="'Edits per article'.E1:'Edits per article'.E1" chart:class="chart:line">
            <chart:data-point chart:repeated="149"/>
          </chart:series>
          <chart:series chart:style-name="ch13" chart:values-cell-range-address="'Edits per article'.F2:'Edits per article'.F150" chart:label-cell-address="'Edits per article'.F1:'Edits per article'.F1" chart:class="chart:line">
            <chart:data-point chart:repeated="149"/>
          </chart:series>
          <chart:series chart:style-name="ch14" chart:values-cell-range-address="'Edits per article'.G2:'Edits per article'.G150" chart:label-cell-address="'Edits per article'.G1:'Edits per article'.G1" chart:class="chart:line">
            <chart:data-point chart:repeated="1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per article</text:p>
                <draw:g>
                  <svg:desc>'Edits per article'.B1:'Edits per article'.B1</svg:desc>
                </draw:g>
              </table:table-cell>
              <table:table-cell office:value-type="string">
                <text:p>Mean</text:p>
                <draw:g>
                  <svg:desc>'Edits per article'.E1:'Edits per article'.E1</svg:desc>
                </draw:g>
              </table:table-cell>
              <table:table-cell office:value-type="string">
                <text:p>Mean – 1*StdDev</text:p>
                <draw:g>
                  <svg:desc>'Edits per article'.F1:'Edits per article'.F1</svg:desc>
                </draw:g>
              </table:table-cell>
              <table:table-cell office:value-type="string">
                <text:p>Diff</text:p>
                <draw:g>
                  <svg:desc>'Edits per article'.G1:'Edits per article'.G1</svg:desc>
                </draw:g>
              </table:table-cell>
            </table:table-row>
          </table:table-header-rows>
          <table:table-rows>
            <table:table-row>
              <table:table-cell office:value-type="float" office:value="38200">
                <text:p>38200</text:p>
                <draw:g>
                  <svg:desc>'Edits per article'.A2:'Edits per article'.A150</svg:desc>
                </draw:g>
              </table:table-cell>
              <table:table-cell office:value-type="float" office:value="6">
                <text:p>6</text:p>
                <draw:g>
                  <svg:desc>'Edits per article'.B2:'Edits per article'.B150</svg:desc>
                </draw:g>
              </table:table-cell>
              <table:table-cell office:value-type="float" office:value="NaN">
                <text:p>NaN</text:p>
                <draw:g>
                  <svg:desc>'Edits per article'.E2:'Edits per article'.E150</svg:desc>
                </draw:g>
              </table:table-cell>
              <table:table-cell office:value-type="float" office:value="NaN">
                <text:p>NaN</text:p>
                <draw:g>
                  <svg:desc>'Edits per article'.F2:'Edits per article'.F150</svg:desc>
                </draw:g>
              </table:table-cell>
              <table:table-cell office:value-type="float" office:value="NaN">
                <text:p>NaN</text:p>
                <draw:g>
                  <svg:desc>'Edits per article'.G2:'Edits per article'.G150</svg:desc>
                </draw:g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.7">
                <text:p>3.7</text:p>
              </table:table-cell>
              <table:table-cell office:value-type="float" office:value="4.13333333333333">
                <text:p>4.13333333333333</text:p>
              </table:table-cell>
              <table:table-cell office:value-type="float" office:value="2.75602810319381">
                <text:p>2.75602810319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3.8">
                <text:p>3.8</text:p>
              </table:table-cell>
              <table:table-cell office:value-type="float" office:value="3.95">
                <text:p>3.95</text:p>
              </table:table-cell>
              <table:table-cell office:value-type="float" office:value="2.70355049695691">
                <text:p>2.70355049695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.8">
                <text:p>3.8</text:p>
              </table:table-cell>
              <table:table-cell office:value-type="float" office:value="3.68333333333333">
                <text:p>3.68333333333333</text:p>
              </table:table-cell>
              <table:table-cell office:value-type="float" office:value="2.88808227711005">
                <text:p>2.8880822771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3.9">
                <text:p>3.9</text:p>
              </table:table-cell>
              <table:table-cell office:value-type="float" office:value="3.55">
                <text:p>3.55</text:p>
              </table:table-cell>
              <table:table-cell office:value-type="float" office:value="2.98673032455783">
                <text:p>2.98673032455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4">
                <text:p>4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3.00519630438395">
                <text:p>3.00519630438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4">
                <text:p>4</text:p>
              </table:table-cell>
              <table:table-cell office:value-type="float" office:value="3.60833333333333">
                <text:p>3.60833333333333</text:p>
              </table:table-cell>
              <table:table-cell office:value-type="float" office:value="3.01832819724886">
                <text:p>3.01832819724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4.2">
                <text:p>4.2</text:p>
              </table:table-cell>
              <table:table-cell office:value-type="float" office:value="3.625">
                <text:p>3.625</text:p>
              </table:table-cell>
              <table:table-cell office:value-type="float" office:value="3.02028368784874">
                <text:p>3.02028368784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4.4">
                <text:p>4.4</text:p>
              </table:table-cell>
              <table:table-cell office:value-type="float" office:value="3.63333333333333">
                <text:p>3.63333333333333</text:p>
              </table:table-cell>
              <table:table-cell office:value-type="float" office:value="3.01787587843667">
                <text:p>3.01787587843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4.5">
                <text:p>4.5</text:p>
              </table:table-cell>
              <table:table-cell office:value-type="float" office:value="3.75">
                <text:p>3.75</text:p>
              </table:table-cell>
              <table:table-cell office:value-type="float" office:value="3.11253342333606">
                <text:p>3.11253342333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4.5">
                <text:p>4.5</text:p>
              </table:table-cell>
              <table:table-cell office:value-type="float" office:value="3.91666666666667">
                <text:p>3.91666666666667</text:p>
              </table:table-cell>
              <table:table-cell office:value-type="float" office:value="3.38267086597951">
                <text:p>3.38267086597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4.3">
                <text:p>4.3</text:p>
              </table:table-cell>
              <table:table-cell office:value-type="float" office:value="4.06666666666667">
                <text:p>4.06666666666667</text:p>
              </table:table-cell>
              <table:table-cell office:value-type="float" office:value="3.76415195377628">
                <text:p>3.76415195377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  <table:table-cell office:value-type="float" office:value="3.82038988183219">
                <text:p>3.82038988183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4.5">
                <text:p>4.5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3.89586538651213">
                <text:p>3.89586538651213</text:p>
              </table:table-cell>
              <table:table-cell office:value-type="float" office:value="0.0333333333333323">
                <text:p>0.033333333333332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4.7">
                <text:p>4.7</text:p>
              </table:table-cell>
              <table:table-cell office:value-type="float" office:value="4.24166666666667">
                <text:p>4.24166666666667</text:p>
              </table:table-cell>
              <table:table-cell office:value-type="float" office:value="3.9573546315128">
                <text:p>3.9573546315128</text:p>
              </table:table-cell>
              <table:table-cell office:value-type="float" office:value="0.291666666666666">
                <text:p>0.291666666666666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5.7">
                <text:p>5.7</text:p>
              </table:table-cell>
              <table:table-cell office:value-type="float" office:value="4.4">
                <text:p>4.4</text:p>
              </table:table-cell>
              <table:table-cell office:value-type="float" office:value="3.92136557886952">
                <text:p>3.92136557886952</text:p>
              </table:table-cell>
              <table:table-cell office:value-type="float" office:value="0.716666666666667">
                <text:p>0.7166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6.3">
                <text:p>6.3</text:p>
              </table:table-cell>
              <table:table-cell office:value-type="float" office:value="4.6">
                <text:p>4.6</text:p>
              </table:table-cell>
              <table:table-cell office:value-type="float" office:value="3.89935095025463">
                <text:p>3.899350950254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7.1">
                <text:p>7.1</text:p>
              </table:table-cell>
              <table:table-cell office:value-type="float" office:value="4.85833333333333">
                <text:p>4.85833333333333</text:p>
              </table:table-cell>
              <table:table-cell office:value-type="float" office:value="3.88182905476585">
                <text:p>3.88182905476585</text:p>
              </table:table-cell>
              <table:table-cell office:value-type="float" office:value="1.275">
                <text:p>1.275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7.7">
                <text:p>7.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3.93501342935931">
                <text:p>3.93501342935931</text:p>
              </table:table-cell>
              <table:table-cell office:value-type="float" office:value="1.55833333333333">
                <text:p>1.55833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8.6">
                <text:p>8.6</text:p>
              </table:table-cell>
              <table:table-cell office:value-type="float" office:value="5.53333333333333">
                <text:p>5.53333333333333</text:p>
              </table:table-cell>
              <table:table-cell office:value-type="float" office:value="3.99809078019403">
                <text:p>3.99809078019403</text:p>
              </table:table-cell>
              <table:table-cell office:value-type="float" office:value="1.90833333333333">
                <text:p>1.90833333333333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9.5">
                <text:p>9.5</text:p>
              </table:table-cell>
              <table:table-cell office:value-type="float" office:value="5.95833333333333">
                <text:p>5.95833333333333</text:p>
              </table:table-cell>
              <table:table-cell office:value-type="float" office:value="4.09458426061442">
                <text:p>4.09458426061442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  <table:table-cell office:value-type="float" office:value="4.35390834561351">
                <text:p>4.35390834561351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9">
                <text:p>9</text:p>
              </table:table-cell>
              <table:table-cell office:value-type="float" office:value="6.675">
                <text:p>6.675</text:p>
              </table:table-cell>
              <table:table-cell office:value-type="float" office:value="4.67448870172012">
                <text:p>4.67448870172012</text:p>
              </table:table-cell>
              <table:table-cell office:value-type="float" office:value="2.75833333333333">
                <text:p>2.75833333333333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8.7">
                <text:p>8.7</text:p>
              </table:table-cell>
              <table:table-cell office:value-type="float" office:value="7.04166666666667">
                <text:p>7.04166666666667</text:p>
              </table:table-cell>
              <table:table-cell office:value-type="float" office:value="5.11413488018978">
                <text:p>5.11413488018978</text:p>
              </table:table-cell>
              <table:table-cell office:value-type="float" office:value="2.975">
                <text:p>2.97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8.9">
                <text:p>8.9</text:p>
              </table:table-cell>
              <table:table-cell office:value-type="float" office:value="7.44166666666667">
                <text:p>7.44166666666667</text:p>
              </table:table-cell>
              <table:table-cell office:value-type="float" office:value="5.6900656674074">
                <text:p>5.6900656674074</text:p>
              </table:table-cell>
              <table:table-cell office:value-type="float" office:value="3.34166666666667">
                <text:p>3.34166666666667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8.8">
                <text:p>8.8</text:p>
              </table:table-cell>
              <table:table-cell office:value-type="float" office:value="7.8">
                <text:p>7.8</text:p>
              </table:table-cell>
              <table:table-cell office:value-type="float" office:value="6.28043068302532">
                <text:p>6.28043068302532</text:p>
              </table:table-cell>
              <table:table-cell office:value-type="float" office:value="3.63333333333333">
                <text:p>3.63333333333333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9.2">
                <text:p>9.2</text:p>
              </table:table-cell>
              <table:table-cell office:value-type="float" office:value="8.175">
                <text:p>8.175</text:p>
              </table:table-cell>
              <table:table-cell office:value-type="float" office:value="6.96660136017651">
                <text:p>6.96660136017651</text:p>
              </table:table-cell>
              <table:table-cell office:value-type="float" office:value="3.93333333333333">
                <text:p>3.9333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9.7">
                <text:p>9.7</text:p>
              </table:table-cell>
              <table:table-cell office:value-type="float" office:value="8.50833333333333">
                <text:p>8.50833333333333</text:p>
              </table:table-cell>
              <table:table-cell office:value-type="float" office:value="7.5115582302832">
                <text:p>7.5115582302832</text:p>
              </table:table-cell>
              <table:table-cell office:value-type="float" office:value="4.10833333333333">
                <text:p>4.108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10.3">
                <text:p>10.3</text:p>
              </table:table-cell>
              <table:table-cell office:value-type="float" office:value="8.84166666666667">
                <text:p>8.84166666666667</text:p>
              </table:table-cell>
              <table:table-cell office:value-type="float" office:value="7.99264762487">
                <text:p>7.99264762487</text:p>
              </table:table-cell>
              <table:table-cell office:value-type="float" office:value="4.24166666666667">
                <text:p>4.24166666666667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1">
                <text:p>11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8.29871889558057">
                <text:p>8.29871889558057</text:p>
              </table:table-cell>
              <table:table-cell office:value-type="float" office:value="4.30833333333333">
                <text:p>4.30833333333333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11.8">
                <text:p>11.8</text:p>
              </table:table-cell>
              <table:table-cell office:value-type="float" office:value="9.50833333333333">
                <text:p>9.50833333333333</text:p>
              </table:table-cell>
              <table:table-cell office:value-type="float" office:value="8.47836569630131">
                <text:p>8.47836569630131</text:p>
              </table:table-cell>
              <table:table-cell office:value-type="float" office:value="4.34166666666667">
                <text:p>4.3416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2.3">
                <text:p>12.3</text:p>
              </table:table-cell>
              <table:table-cell office:value-type="float" office:value="9.81666666666667">
                <text:p>9.81666666666667</text:p>
              </table:table-cell>
              <table:table-cell office:value-type="float" office:value="8.55547434960869">
                <text:p>8.55547434960869</text:p>
              </table:table-cell>
              <table:table-cell office:value-type="float" office:value="4.28333333333333">
                <text:p>4.28333333333333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2.8">
                <text:p>12.8</text:p>
              </table:table-cell>
              <table:table-cell office:value-type="float" office:value="10.0916666666667">
                <text:p>10.0916666666667</text:p>
              </table:table-cell>
              <table:table-cell office:value-type="float" office:value="8.57242143938897">
                <text:p>8.57242143938897</text:p>
              </table:table-cell>
              <table:table-cell office:value-type="float" office:value="4.13333333333333">
                <text:p>4.133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3.4">
                <text:p>13.4</text:p>
              </table:table-cell>
              <table:table-cell office:value-type="float" office:value="10.4916666666667">
                <text:p>10.4916666666667</text:p>
              </table:table-cell>
              <table:table-cell office:value-type="float" office:value="8.78102705564748">
                <text:p>8.78102705564748</text:p>
              </table:table-cell>
              <table:table-cell office:value-type="float" office:value="4.19166666666667">
                <text:p>4.19166666666667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4">
                <text:p>14</text:p>
              </table:table-cell>
              <table:table-cell office:value-type="float" office:value="10.9083333333333">
                <text:p>10.9083333333333</text:p>
              </table:table-cell>
              <table:table-cell office:value-type="float" office:value="8.99690438983044">
                <text:p>8.99690438983044</text:p>
              </table:table-cell>
              <table:table-cell office:value-type="float" office:value="4.23333333333333">
                <text:p>4.23333333333333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14.7">
                <text:p>14.7</text:p>
              </table:table-cell>
              <table:table-cell office:value-type="float" office:value="11.4083333333333">
                <text:p>11.4083333333333</text:p>
              </table:table-cell>
              <table:table-cell office:value-type="float" office:value="9.34812225265017">
                <text:p>9.34812225265017</text:p>
              </table:table-cell>
              <table:table-cell office:value-type="float" office:value="4.36666666666667">
                <text:p>4.366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15.5">
                <text:p>15.5</text:p>
              </table:table-cell>
              <table:table-cell office:value-type="float" office:value="11.9583333333333">
                <text:p>11.9583333333333</text:p>
              </table:table-cell>
              <table:table-cell office:value-type="float" office:value="9.75277904994566">
                <text:p>9.75277904994566</text:p>
              </table:table-cell>
              <table:table-cell office:value-type="float" office:value="4.51666666666667">
                <text:p>4.5166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6.1">
                <text:p>16.1</text:p>
              </table:table-cell>
              <table:table-cell office:value-type="float" office:value="12.5666666666667">
                <text:p>12.5666666666667</text:p>
              </table:table-cell>
              <table:table-cell office:value-type="float" office:value="10.3053985858471">
                <text:p>10.3053985858471</text:p>
              </table:table-cell>
              <table:table-cell office:value-type="float" office:value="4.76666666666666">
                <text:p>4.76666666666666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6.9">
                <text:p>16.9</text:p>
              </table:table-cell>
              <table:table-cell office:value-type="float" office:value="13.2083333333333">
                <text:p>13.2083333333333</text:p>
              </table:table-cell>
              <table:table-cell office:value-type="float" office:value="10.8973090294081">
                <text:p>10.8973090294081</text:p>
              </table:table-cell>
              <table:table-cell office:value-type="float" office:value="5.03333333333333">
                <text:p>5.0333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7.3">
                <text:p>17.3</text:p>
              </table:table-cell>
              <table:table-cell office:value-type="float" office:value="13.8416666666667">
                <text:p>13.8416666666667</text:p>
              </table:table-cell>
              <table:table-cell office:value-type="float" office:value="11.5381285448228">
                <text:p>11.5381285448228</text:p>
              </table:table-cell>
              <table:table-cell office:value-type="float" office:value="5.33333333333334">
                <text:p>5.33333333333334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7.7">
                <text:p>17.7</text:p>
              </table:table-cell>
              <table:table-cell office:value-type="float" office:value="14.4583333333333">
                <text:p>14.4583333333333</text:p>
              </table:table-cell>
              <table:table-cell office:value-type="float" office:value="12.1990259843944">
                <text:p>12.1990259843944</text:p>
              </table:table-cell>
              <table:table-cell office:value-type="float" office:value="5.61666666666667">
                <text:p>5.6166666666666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8.1">
                <text:p>18.1</text:p>
              </table:table-cell>
              <table:table-cell office:value-type="float" office:value="15.05">
                <text:p>15.05</text:p>
              </table:table-cell>
              <table:table-cell office:value-type="float" office:value="12.8497933981307">
                <text:p>12.8497933981307</text:p>
              </table:table-cell>
              <table:table-cell office:value-type="float" office:value="5.88333333333333">
                <text:p>5.883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8.6">
                <text:p>18.6</text:p>
              </table:table-cell>
              <table:table-cell office:value-type="float" office:value="15.6166666666667">
                <text:p>15.6166666666667</text:p>
              </table:table-cell>
              <table:table-cell office:value-type="float" office:value="13.4542465858173">
                <text:p>13.4542465858173</text:p>
              </table:table-cell>
              <table:table-cell office:value-type="float" office:value="6.10833333333333">
                <text:p>6.10833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19.6">
                <text:p>19.6</text:p>
              </table:table-cell>
              <table:table-cell office:value-type="float" office:value="16.225">
                <text:p>16.225</text:p>
              </table:table-cell>
              <table:table-cell office:value-type="float" office:value="14.053647258672">
                <text:p>14.053647258672</text:p>
              </table:table-cell>
              <table:table-cell office:value-type="float" office:value="6.40833333333333">
                <text:p>6.40833333333333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20.1">
                <text:p>20.1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14.686312846776">
                <text:p>14.686312846776</text:p>
              </table:table-cell>
              <table:table-cell office:value-type="float" office:value="6.74166666666667">
                <text:p>6.7416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0.9">
                <text:p>20.9</text:p>
              </table:table-cell>
              <table:table-cell office:value-type="float" office:value="17.4583333333333">
                <text:p>17.4583333333333</text:p>
              </table:table-cell>
              <table:table-cell office:value-type="float" office:value="15.3099900674936">
                <text:p>15.3099900674936</text:p>
              </table:table-cell>
              <table:table-cell office:value-type="float" office:value="6.96666666666667">
                <text:p>6.9666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21.4">
                <text:p>21.4</text:p>
              </table:table-cell>
              <table:table-cell office:value-type="float" office:value="18.075">
                <text:p>18.075</text:p>
              </table:table-cell>
              <table:table-cell office:value-type="float" office:value="15.947635005886">
                <text:p>15.947635005886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22.1">
                <text:p>22.1</text:p>
              </table:table-cell>
              <table:table-cell office:value-type="float" office:value="18.6916666666667">
                <text:p>18.6916666666667</text:p>
              </table:table-cell>
              <table:table-cell office:value-type="float" office:value="16.5590377583458">
                <text:p>16.5590377583458</text:p>
              </table:table-cell>
              <table:table-cell office:value-type="float" office:value="7.28333333333333">
                <text:p>7.28333333333333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22.6">
                <text:p>22.6</text:p>
              </table:table-cell>
              <table:table-cell office:value-type="float" office:value="19.2833333333333">
                <text:p>19.2833333333333</text:p>
              </table:table-cell>
              <table:table-cell office:value-type="float" office:value="17.1318715328851">
                <text:p>17.1318715328851</text:p>
              </table:table-cell>
              <table:table-cell office:value-type="float" office:value="7.325">
                <text:p>7.325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23.7">
                <text:p>23.7</text:p>
              </table:table-cell>
              <table:table-cell office:value-type="float" office:value="19.9166666666667">
                <text:p>19.9166666666667</text:p>
              </table:table-cell>
              <table:table-cell office:value-type="float" office:value="17.6709299649731">
                <text:p>17.6709299649731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24.4">
                <text:p>24.4</text:p>
              </table:table-cell>
              <table:table-cell office:value-type="float" office:value="20.5416666666667">
                <text:p>20.5416666666667</text:p>
              </table:table-cell>
              <table:table-cell office:value-type="float" office:value="18.17160401566">
                <text:p>18.17160401566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25.1">
                <text:p>25.1</text:p>
              </table:table-cell>
              <table:table-cell office:value-type="float" office:value="21.1916666666667">
                <text:p>21.1916666666667</text:p>
              </table:table-cell>
              <table:table-cell office:value-type="float" office:value="18.7238894801232">
                <text:p>18.7238894801232</text:p>
              </table:table-cell>
              <table:table-cell office:value-type="float" office:value="7.35">
                <text:p>7.35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25.6">
                <text:p>25.6</text:p>
              </table:table-cell>
              <table:table-cell office:value-type="float" office:value="21.85">
                <text:p>21.85</text:p>
              </table:table-cell>
              <table:table-cell office:value-type="float" office:value="19.3449142638515">
                <text:p>19.3449142638515</text:p>
              </table:table-cell>
              <table:table-cell office:value-type="float" office:value="7.39166666666666">
                <text:p>7.39166666666666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26.1">
                <text:p>26.1</text:p>
              </table:table-cell>
              <table:table-cell office:value-type="float" office:value="22.5166666666667">
                <text:p>22.5166666666667</text:p>
              </table:table-cell>
              <table:table-cell office:value-type="float" office:value="20.0358921053164">
                <text:p>20.0358921053164</text:p>
              </table:table-cell>
              <table:table-cell office:value-type="float" office:value="7.46666666666666">
                <text:p>7.46666666666666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26.6">
                <text:p>26.6</text:p>
              </table:table-cell>
              <table:table-cell office:value-type="float" office:value="23.1833333333333">
                <text:p>23.1833333333333</text:p>
              </table:table-cell>
              <table:table-cell office:value-type="float" office:value="20.7769655184293">
                <text:p>20.7769655184293</text:p>
              </table:table-cell>
              <table:table-cell office:value-type="float" office:value="7.56666666666667">
                <text:p>7.5666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27.2">
                <text:p>27.2</text:p>
              </table:table-cell>
              <table:table-cell office:value-type="float" office:value="23.8166666666667">
                <text:p>23.8166666666667</text:p>
              </table:table-cell>
              <table:table-cell office:value-type="float" office:value="21.4391839133277">
                <text:p>21.4391839133277</text:p>
              </table:table-cell>
              <table:table-cell office:value-type="float" office:value="7.59166666666667">
                <text:p>7.5916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27.6">
                <text:p>27.6</text:p>
              </table:table-cell>
              <table:table-cell office:value-type="float" office:value="24.4416666666667">
                <text:p>24.4416666666667</text:p>
              </table:table-cell>
              <table:table-cell office:value-type="float" office:value="22.14563913542">
                <text:p>22.14563913542</text:p>
              </table:table-cell>
              <table:table-cell office:value-type="float" office:value="7.60833333333333">
                <text:p>7.6083333333333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28.2">
                <text:p>28.2</text:p>
              </table:table-cell>
              <table:table-cell office:value-type="float" office:value="25.05">
                <text:p>25.05</text:p>
              </table:table-cell>
              <table:table-cell office:value-type="float" office:value="22.8112909564175">
                <text:p>22.8112909564175</text:p>
              </table:table-cell>
              <table:table-cell office:value-type="float" office:value="7.59166666666667">
                <text:p>7.59166666666667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28.8">
                <text:p>28.8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3.5069809431776">
                <text:p>23.5069809431776</text:p>
              </table:table-cell>
              <table:table-cell office:value-type="float" office:value="7.59166666666667">
                <text:p>7.5916666666666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29.3">
                <text:p>29.3</text:p>
              </table:table-cell>
              <table:table-cell office:value-type="float" office:value="26.2666666666667">
                <text:p>26.2666666666667</text:p>
              </table:table-cell>
              <table:table-cell office:value-type="float" office:value="24.1893723892106">
                <text:p>24.1893723892106</text:p>
              </table:table-cell>
              <table:table-cell office:value-type="float" office:value="7.575">
                <text:p>7.575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9.7">
                <text:p>29.7</text:p>
              </table:table-cell>
              <table:table-cell office:value-type="float" office:value="26.8583333333333">
                <text:p>26.8583333333333</text:p>
              </table:table-cell>
              <table:table-cell office:value-type="float" office:value="24.9134293472323">
                <text:p>24.9134293472323</text:p>
              </table:table-cell>
              <table:table-cell office:value-type="float" office:value="7.575">
                <text:p>7.575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29.9">
                <text:p>29.9</text:p>
              </table:table-cell>
              <table:table-cell office:value-type="float" office:value="27.375">
                <text:p>27.375</text:p>
              </table:table-cell>
              <table:table-cell office:value-type="float" office:value="25.5241402489162">
                <text:p>25.5241402489162</text:p>
              </table:table-cell>
              <table:table-cell office:value-type="float" office:value="7.45833333333333">
                <text:p>7.45833333333333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30.4">
                <text:p>30.4</text:p>
              </table:table-cell>
              <table:table-cell office:value-type="float" office:value="27.875">
                <text:p>27.875</text:p>
              </table:table-cell>
              <table:table-cell office:value-type="float" office:value="26.0916808270174">
                <text:p>26.0916808270174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30.7">
                <text:p>30.7</text:p>
              </table:table-cell>
              <table:table-cell office:value-type="float" office:value="28.3416666666667">
                <text:p>28.3416666666667</text:p>
              </table:table-cell>
              <table:table-cell office:value-type="float" office:value="26.6188474478843">
                <text:p>26.6188474478843</text:p>
              </table:table-cell>
              <table:table-cell office:value-type="float" office:value="7.15">
                <text:p>7.15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31.3">
                <text:p>31.3</text:p>
              </table:table-cell>
              <table:table-cell office:value-type="float" office:value="28.8166666666667">
                <text:p>28.8166666666667</text:p>
              </table:table-cell>
              <table:table-cell office:value-type="float" office:value="27.1331458250248">
                <text:p>27.1331458250248</text:p>
              </table:table-cell>
              <table:table-cell office:value-type="float" office:value="6.96666666666667">
                <text:p>6.9666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31.8">
                <text:p>31.8</text:p>
              </table:table-cell>
              <table:table-cell office:value-type="float" office:value="29.2916666666667">
                <text:p>29.2916666666667</text:p>
              </table:table-cell>
              <table:table-cell office:value-type="float" office:value="27.6405192235872">
                <text:p>27.6405192235872</text:p>
              </table:table-cell>
              <table:table-cell office:value-type="float" office:value="6.77500000000001">
                <text:p>6.77500000000001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32">
                <text:p>32</text:p>
              </table:table-cell>
              <table:table-cell office:value-type="float" office:value="29.7416666666667">
                <text:p>29.7416666666667</text:p>
              </table:table-cell>
              <table:table-cell office:value-type="float" office:value="28.1562453958176">
                <text:p>28.1562453958176</text:p>
              </table:table-cell>
              <table:table-cell office:value-type="float" office:value="6.55833333333333">
                <text:p>6.5583333333333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31.9">
                <text:p>31.9</text:p>
              </table:table-cell>
              <table:table-cell office:value-type="float" office:value="30.1333333333333">
                <text:p>30.1333333333333</text:p>
              </table:table-cell>
              <table:table-cell office:value-type="float" office:value="28.6560303033411">
                <text:p>28.6560303033411</text:p>
              </table:table-cell>
              <table:table-cell office:value-type="float" office:value="6.31666666666667">
                <text:p>6.3166666666666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32.5">
                <text:p>32.5</text:p>
              </table:table-cell>
              <table:table-cell office:value-type="float" office:value="30.5416666666667">
                <text:p>30.5416666666667</text:p>
              </table:table-cell>
              <table:table-cell office:value-type="float" office:value="29.1537589324178">
                <text:p>29.1537589324178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33.2">
                <text:p>33.2</text:p>
              </table:table-cell>
              <table:table-cell office:value-type="float" office:value="30.9583333333333">
                <text:p>30.9583333333333</text:p>
              </table:table-cell>
              <table:table-cell office:value-type="float" office:value="29.5868985615219">
                <text:p>29.5868985615219</text:p>
              </table:table-cell>
              <table:table-cell office:value-type="float" office:value="5.90833333333334">
                <text:p>5.90833333333334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33.3">
                <text:p>33.3</text:p>
              </table:table-cell>
              <table:table-cell office:value-type="float" office:value="31.3333333333333">
                <text:p>31.3333333333333</text:p>
              </table:table-cell>
              <table:table-cell office:value-type="float" office:value="29.9907893890156">
                <text:p>29.9907893890156</text:p>
              </table:table-cell>
              <table:table-cell office:value-type="float" office:value="5.66666666666667">
                <text:p>5.6666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33.5">
                <text:p>33.5</text:p>
              </table:table-cell>
              <table:table-cell office:value-type="float" office:value="31.6833333333333">
                <text:p>31.6833333333333</text:p>
              </table:table-cell>
              <table:table-cell office:value-type="float" office:value="30.3719611627818">
                <text:p>30.3719611627818</text:p>
              </table:table-cell>
              <table:table-cell office:value-type="float" office:value="5.41666666666667">
                <text:p>5.416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31.1">
                <text:p>31.1</text:p>
              </table:table-cell>
              <table:table-cell office:value-type="float" office:value="31.8">
                <text:p>31.8</text:p>
              </table:table-cell>
              <table:table-cell office:value-type="float" office:value="30.6260401121922">
                <text:p>30.6260401121922</text:p>
              </table:table-cell>
              <table:table-cell office:value-type="float" office:value="4.94166666666667">
                <text:p>4.94166666666667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31.5">
                <text:p>31.5</text:p>
              </table:table-cell>
              <table:table-cell office:value-type="float" office:value="31.9333333333333">
                <text:p>31.9333333333333</text:p>
              </table:table-cell>
              <table:table-cell office:value-type="float" office:value="30.9141238951962">
                <text:p>30.9141238951962</text:p>
              </table:table-cell>
              <table:table-cell office:value-type="float" office:value="4.55833333333334">
                <text:p>4.55833333333334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31.8">
                <text:p>31.8</text:p>
              </table:table-cell>
              <table:table-cell office:value-type="float" office:value="32.05">
                <text:p>32.05</text:p>
              </table:table-cell>
              <table:table-cell office:value-type="float" office:value="31.1489904651902">
                <text:p>31.1489904651902</text:p>
              </table:table-cell>
              <table:table-cell office:value-type="float" office:value="4.175">
                <text:p>4.175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2.2">
                <text:p>32.2</text:p>
              </table:table-cell>
              <table:table-cell office:value-type="float" office:value="32.175">
                <text:p>32.175</text:p>
              </table:table-cell>
              <table:table-cell office:value-type="float" office:value="31.3805590873851">
                <text:p>31.3805590873851</text:p>
              </table:table-cell>
              <table:table-cell office:value-type="float" office:value="3.83333333333334">
                <text:p>3.83333333333334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32.7">
                <text:p>32.7</text:p>
              </table:table-cell>
              <table:table-cell office:value-type="float" office:value="32.2916666666667">
                <text:p>32.2916666666667</text:p>
              </table:table-cell>
              <table:table-cell office:value-type="float" office:value="31.5355301550218">
                <text:p>31.5355301550218</text:p>
              </table:table-cell>
              <table:table-cell office:value-type="float" office:value="3.475">
                <text:p>3.475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33">
                <text:p>33</text:p>
              </table:table-cell>
              <table:table-cell office:value-type="float" office:value="32.3916666666667">
                <text:p>32.3916666666667</text:p>
              </table:table-cell>
              <table:table-cell office:value-type="float" office:value="31.6271604881634">
                <text:p>31.6271604881634</text:p>
              </table:table-cell>
              <table:table-cell office:value-type="float" office:value="3.09999999999999">
                <text:p>3.09999999999999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32.4">
                <text:p>32.4</text:p>
              </table:table-cell>
              <table:table-cell office:value-type="float" office:value="32.425">
                <text:p>32.425</text:p>
              </table:table-cell>
              <table:table-cell office:value-type="float" office:value="31.6704682367069">
                <text:p>31.6704682367069</text:p>
              </table:table-cell>
              <table:table-cell office:value-type="float" office:value="2.68333333333333">
                <text:p>2.6833333333333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1.5">
                <text:p>31.5</text:p>
              </table:table-cell>
              <table:table-cell office:value-type="float" office:value="32.3916666666667">
                <text:p>32.3916666666667</text:p>
              </table:table-cell>
              <table:table-cell office:value-type="float" office:value="31.6037368897618">
                <text:p>31.6037368897618</text:p>
              </table:table-cell>
              <table:table-cell office:value-type="float" office:value="2.25833333333333">
                <text:p>2.25833333333333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31.8">
                <text:p>31.8</text:p>
              </table:table-cell>
              <table:table-cell office:value-type="float" office:value="32.3333333333333">
                <text:p>32.3333333333333</text:p>
              </table:table-cell>
              <table:table-cell office:value-type="float" office:value="31.5284241534386">
                <text:p>31.5284241534386</text:p>
              </table:table-cell>
              <table:table-cell office:value-type="float" office:value="1.79166666666668">
                <text:p>1.79166666666668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31.9">
                <text:p>31.9</text:p>
              </table:table-cell>
              <table:table-cell office:value-type="float" office:value="32.225">
                <text:p>32.225</text:p>
              </table:table-cell>
              <table:table-cell office:value-type="float" office:value="31.4608902982139">
                <text:p>31.4608902982139</text:p>
              </table:table-cell>
              <table:table-cell office:value-type="float" office:value="1.26666666666667">
                <text:p>1.26666666666667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32.2">
                <text:p>32.2</text:p>
              </table:table-cell>
              <table:table-cell office:value-type="float" office:value="32.1333333333333">
                <text:p>32.1333333333333</text:p>
              </table:table-cell>
              <table:table-cell office:value-type="float" office:value="31.447988916491">
                <text:p>31.447988916491</text:p>
              </table:table-cell>
              <table:table-cell office:value-type="float" office:value="0.799999999999994">
                <text:p>0.799999999999994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32.2">
                <text:p>32.2</text:p>
              </table:table-cell>
              <table:table-cell office:value-type="float" office:value="32.025">
                <text:p>32.025</text:p>
              </table:table-cell>
              <table:table-cell office:value-type="float" office:value="31.4888097352618">
                <text:p>31.4888097352618</text:p>
              </table:table-cell>
              <table:table-cell office:value-type="float" office:value="0.341666666666665">
                <text:p>0.341666666666665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8.5">
                <text:p>28.5</text:p>
              </table:table-cell>
              <table:table-cell office:value-type="float" office:value="31.8083333333333">
                <text:p>31.8083333333333</text:p>
              </table:table-cell>
              <table:table-cell office:value-type="float" office:value="30.6733857307516">
                <text:p>30.6733857307516</text:p>
              </table:table-cell>
              <table:table-cell office:value-type="float" office:value="0.00833333333333286">
                <text:p>0.00833333333333286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8.1">
                <text:p>28.1</text:p>
              </table:table-cell>
              <table:table-cell office:value-type="float" office:value="31.525">
                <text:p>31.525</text:p>
              </table:table-cell>
              <table:table-cell office:value-type="float" office:value="29.9622954679321">
                <text:p>29.9622954679321</text:p>
              </table:table-cell>
              <table:table-cell office:value-type="float" office:value="-0.408333333333328">
                <text:p>-0.408333333333328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26">
                <text:p>26</text:p>
              </table:table-cell>
              <table:table-cell office:value-type="float" office:value="31.0416666666667">
                <text:p>31.0416666666667</text:p>
              </table:table-cell>
              <table:table-cell office:value-type="float" office:value="28.8155986560527">
                <text:p>28.8155986560527</text:p>
              </table:table-cell>
              <table:table-cell office:value-type="float" office:value="-1.00833333333334">
                <text:p>-1.00833333333334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6.2">
                <text:p>26.2</text:p>
              </table:table-cell>
              <table:table-cell office:value-type="float" office:value="30.5416666666667">
                <text:p>30.5416666666667</text:p>
              </table:table-cell>
              <table:table-cell office:value-type="float" office:value="27.9548264272544">
                <text:p>27.9548264272544</text:p>
              </table:table-cell>
              <table:table-cell office:value-type="float" office:value="-1.63333333333334">
                <text:p>-1.63333333333334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3.2">
                <text:p>23.2</text:p>
              </table:table-cell>
              <table:table-cell office:value-type="float" office:value="29.75">
                <text:p>29.75</text:p>
              </table:table-cell>
              <table:table-cell office:value-type="float" office:value="26.5120152170609">
                <text:p>26.5120152170609</text:p>
              </table:table-cell>
              <table:table-cell office:value-type="float" office:value="-2.54166666666666">
                <text:p>-2.54166666666666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3.3">
                <text:p>23.3</text:p>
              </table:table-cell>
              <table:table-cell office:value-type="float" office:value="28.9416666666667">
                <text:p>28.9416666666667</text:p>
              </table:table-cell>
              <table:table-cell office:value-type="float" office:value="25.3929259595903">
                <text:p>25.3929259595903</text:p>
              </table:table-cell>
              <table:table-cell office:value-type="float" office:value="-3.45">
                <text:p>-3.4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3.4">
                <text:p>23.4</text:p>
              </table:table-cell>
              <table:table-cell office:value-type="float" office:value="28.1916666666667">
                <text:p>28.1916666666667</text:p>
              </table:table-cell>
              <table:table-cell office:value-type="float" office:value="24.4924140804042">
                <text:p>24.4924140804042</text:p>
              </table:table-cell>
              <table:table-cell office:value-type="float" office:value="-4.23333333333333">
                <text:p>-4.23333333333333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23.9">
                <text:p>23.9</text:p>
              </table:table-cell>
              <table:table-cell office:value-type="float" office:value="27.5583333333333">
                <text:p>27.5583333333333</text:p>
              </table:table-cell>
              <table:table-cell office:value-type="float" office:value="23.8265391430292">
                <text:p>23.8265391430292</text:p>
              </table:table-cell>
              <table:table-cell office:value-type="float" office:value="-4.83333333333333">
                <text:p>-4.8333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25.5">
                <text:p>25.5</text:p>
              </table:table-cell>
              <table:table-cell office:value-type="float" office:value="27.0333333333333">
                <text:p>27.0333333333333</text:p>
              </table:table-cell>
              <table:table-cell office:value-type="float" office:value="23.5154999781058">
                <text:p>23.5154999781058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26">
                <text:p>26</text:p>
              </table:table-cell>
              <table:table-cell office:value-type="float" office:value="26.5416666666667">
                <text:p>26.5416666666667</text:p>
              </table:table-cell>
              <table:table-cell office:value-type="float" office:value="23.3706449404909">
                <text:p>23.3706449404909</text:p>
              </table:table-cell>
              <table:table-cell office:value-type="float" office:value="-5.68333333333333">
                <text:p>-5.683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6">
                <text:p>26</text:p>
              </table:table-cell>
              <table:table-cell office:value-type="float" office:value="26.025">
                <text:p>26.025</text:p>
              </table:table-cell>
              <table:table-cell office:value-type="float" office:value="23.4019812671795">
                <text:p>23.4019812671795</text:p>
              </table:table-cell>
              <table:table-cell office:value-type="float" office:value="-6.10833333333333">
                <text:p>-6.108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26">
                <text:p>26</text:p>
              </table:table-cell>
              <table:table-cell office:value-type="float" office:value="25.5083333333333">
                <text:p>25.5083333333333</text:p>
              </table:table-cell>
              <table:table-cell office:value-type="float" office:value="23.7412307570375">
                <text:p>23.7412307570375</text:p>
              </table:table-cell>
              <table:table-cell office:value-type="float" office:value="-6.51666666666666">
                <text:p>-6.51666666666666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5.9">
                <text:p>25.9</text:p>
              </table:table-cell>
              <table:table-cell office:value-type="float" office:value="25.2916666666667">
                <text:p>25.2916666666667</text:p>
              </table:table-cell>
              <table:table-cell office:value-type="float" office:value="23.7844366164612">
                <text:p>23.7844366164612</text:p>
              </table:table-cell>
              <table:table-cell office:value-type="float" office:value="-6.51666666666667">
                <text:p>-6.51666666666667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25.8">
                <text:p>25.8</text:p>
              </table:table-cell>
              <table:table-cell office:value-type="float" office:value="25.1">
                <text:p>25.1</text:p>
              </table:table-cell>
              <table:table-cell office:value-type="float" office:value="23.8597654180834">
                <text:p>23.8597654180834</text:p>
              </table:table-cell>
              <table:table-cell office:value-type="float" office:value="-6.42500000000001">
                <text:p>-6.42500000000001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25.8">
                <text:p>25.8</text:p>
              </table:table-cell>
              <table:table-cell office:value-type="float" office:value="25.0833333333333">
                <text:p>25.0833333333333</text:p>
              </table:table-cell>
              <table:table-cell office:value-type="float" office:value="23.8550060647327">
                <text:p>23.8550060647327</text:p>
              </table:table-cell>
              <table:table-cell office:value-type="float" office:value="-5.95833333333334">
                <text:p>-5.95833333333334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25.8">
                <text:p>25.8</text:p>
              </table:table-cell>
              <table:table-cell office:value-type="float" office:value="25.05">
                <text:p>25.05</text:p>
              </table:table-cell>
              <table:table-cell office:value-type="float" office:value="23.8496212718858">
                <text:p>23.8496212718858</text:p>
              </table:table-cell>
              <table:table-cell office:value-type="float" office:value="-5.49166666666667">
                <text:p>-5.4916666666666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25.8">
                <text:p>25.8</text:p>
              </table:table-cell>
              <table:table-cell office:value-type="float" office:value="25.2666666666667">
                <text:p>25.2666666666667</text:p>
              </table:table-cell>
              <table:table-cell office:value-type="float" office:value="24.2037946284151">
                <text:p>24.2037946284151</text:p>
              </table:table-cell>
              <table:table-cell office:value-type="float" office:value="-4.48333333333333">
                <text:p>-4.4833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25.8">
                <text:p>25.8</text:p>
              </table:table-cell>
              <table:table-cell office:value-type="float" office:value="25.475">
                <text:p>25.475</text:p>
              </table:table-cell>
              <table:table-cell office:value-type="float" office:value="24.6051776565925">
                <text:p>24.6051776565925</text:p>
              </table:table-cell>
              <table:table-cell office:value-type="float" office:value="-3.46666666666666">
                <text:p>-3.46666666666666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25.8">
                <text:p>25.8</text:p>
              </table:table-cell>
              <table:table-cell office:value-type="float" office:value="25.675">
                <text:p>25.675</text:p>
              </table:table-cell>
              <table:table-cell office:value-type="float" office:value="25.0995555077713">
                <text:p>25.0995555077713</text:p>
              </table:table-cell>
              <table:table-cell office:value-type="float" office:value="-2.51666666666667">
                <text:p>-2.51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25.8">
                <text:p>25.8</text:p>
              </table:table-cell>
              <table:table-cell office:value-type="float" office:value="25.8333333333333">
                <text:p>25.8333333333333</text:p>
              </table:table-cell>
              <table:table-cell office:value-type="float" office:value="25.6962644499649">
                <text:p>25.6962644499649</text:p>
              </table:table-cell>
              <table:table-cell office:value-type="float" office:value="-1.72499999999999">
                <text:p>-1.72499999999999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25.7">
                <text:p>25.7</text:p>
              </table:table-cell>
              <table:table-cell office:value-type="float" office:value="25.85">
                <text:p>25.85</text:p>
              </table:table-cell>
              <table:table-cell office:value-type="float" office:value="25.75">
                <text:p>25.75</text:p>
              </table:table-cell>
              <table:table-cell office:value-type="float" office:value="-1.18333333333333">
                <text:p>-1.1833333333333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25.7">
                <text:p>25.7</text:p>
              </table:table-cell>
              <table:table-cell office:value-type="float" office:value="25.825">
                <text:p>25.825</text:p>
              </table:table-cell>
              <table:table-cell office:value-type="float" office:value="25.7284692700837">
                <text:p>25.7284692700837</text:p>
              </table:table-cell>
              <table:table-cell office:value-type="float" office:value="-0.716666666666665">
                <text:p>-0.716666666666665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25.7">
                <text:p>25.7</text:p>
              </table:table-cell>
              <table:table-cell office:value-type="float" office:value="25.8">
                <text:p>25.8</text:p>
              </table:table-cell>
              <table:table-cell office:value-type="float" office:value="25.7147197134578">
                <text:p>25.7147197134578</text:p>
              </table:table-cell>
              <table:table-cell office:value-type="float" office:value="-0.225000000000001">
                <text:p>-0.225000000000001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25.7">
                <text:p>25.7</text:p>
              </table:table-cell>
              <table:table-cell office:value-type="float" office:value="25.775">
                <text:p>25.775</text:p>
              </table:table-cell>
              <table:table-cell office:value-type="float" office:value="25.7128418439492">
                <text:p>25.7128418439492</text:p>
              </table:table-cell>
              <table:table-cell office:value-type="float" office:value="0.266666666666659">
                <text:p>0.266666666666659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5.7">
                <text:p>25.7</text:p>
              </table:table-cell>
              <table:table-cell office:value-type="float" office:value="25.7583333333333">
                <text:p>25.7583333333333</text:p>
              </table:table-cell>
              <table:table-cell office:value-type="float" office:value="25.7068404682789">
                <text:p>25.7068404682789</text:p>
              </table:table-cell>
              <table:table-cell office:value-type="float" office:value="0.466666666666661">
                <text:p>0.466666666666661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25.7">
                <text:p>25.7</text:p>
              </table:table-cell>
              <table:table-cell office:value-type="float" office:value="25.75">
                <text:p>25.75</text:p>
              </table:table-cell>
              <table:table-cell office:value-type="float" office:value="25.6977767032133">
                <text:p>25.6977767032133</text:p>
              </table:table-cell>
              <table:table-cell office:value-type="float" office:value="0.649999999999999">
                <text:p>0.649999999999999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25.7">
                <text:p>25.7</text:p>
              </table:table-cell>
              <table:table-cell office:value-type="float" office:value="25.7416666666667">
                <text:p>25.7416666666667</text:p>
              </table:table-cell>
              <table:table-cell office:value-type="float" office:value="25.6901738016122">
                <text:p>25.6901738016122</text:p>
              </table:table-cell>
              <table:table-cell office:value-type="float" office:value="0.658333333333331">
                <text:p>0.658333333333331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25.7">
                <text:p>25.7</text:p>
              </table:table-cell>
              <table:table-cell office:value-type="float" office:value="25.7333333333333">
                <text:p>25.7333333333333</text:p>
              </table:table-cell>
              <table:table-cell office:value-type="float" office:value="25.6840967369416">
                <text:p>25.6840967369416</text:p>
              </table:table-cell>
              <table:table-cell office:value-type="float" office:value="0.68333333333333">
                <text:p>0.68333333333333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25.6">
                <text:p>25.6</text:p>
              </table:table-cell>
              <table:table-cell office:value-type="float" office:value="25.7166666666667">
                <text:p>25.7166666666667</text:p>
              </table:table-cell>
              <table:table-cell office:value-type="float" office:value="25.6589316397477">
                <text:p>25.6589316397477</text:p>
              </table:table-cell>
              <table:table-cell office:value-type="float" office:value="0.449999999999996">
                <text:p>0.449999999999996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25.6">
                <text:p>25.6</text:p>
              </table:table-cell>
              <table:table-cell office:value-type="float" office:value="25.7">
                <text:p>25.7</text:p>
              </table:table-cell>
              <table:table-cell office:value-type="float" office:value="25.6396977310844">
                <text:p>25.6396977310844</text:p>
              </table:table-cell>
              <table:table-cell office:value-type="float" office:value="0.224999999999994">
                <text:p>0.224999999999994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25.6">
                <text:p>25.6</text:p>
              </table:table-cell>
              <table:table-cell office:value-type="float" office:value="25.6833333333333">
                <text:p>25.6833333333333</text:p>
              </table:table-cell>
              <table:table-cell office:value-type="float" office:value="25.6255983064144">
                <text:p>25.6255983064144</text:p>
              </table:table-cell>
              <table:table-cell office:value-type="float" office:value="0.00833333333333286">
                <text:p>0.00833333333333286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25.6">
                <text:p>25.6</text:p>
              </table:table-cell>
              <table:table-cell office:value-type="float" office:value="25.6666666666667">
                <text:p>25.6666666666667</text:p>
              </table:table-cell>
              <table:table-cell office:value-type="float" office:value="25.6174300702749">
                <text:p>25.6174300702749</text:p>
              </table:table-cell>
              <table:table-cell office:value-type="float" office:value="-0.166666666666671">
                <text:p>-0.166666666666671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25.6">
                <text:p>25.6</text:p>
              </table:table-cell>
              <table:table-cell office:value-type="float" office:value="25.6583333333333">
                <text:p>25.6583333333333</text:p>
              </table:table-cell>
              <table:table-cell office:value-type="float" office:value="25.6068404682789">
                <text:p>25.6068404682789</text:p>
              </table:table-cell>
              <table:table-cell office:value-type="float" office:value="-0.191666666666674">
                <text:p>-0.191666666666674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25.6">
                <text:p>25.6</text:p>
              </table:table-cell>
              <table:table-cell office:value-type="float" office:value="25.65">
                <text:p>25.65</text:p>
              </table:table-cell>
              <table:table-cell office:value-type="float" office:value="25.5977767032133">
                <text:p>25.5977767032133</text:p>
              </table:table-cell>
              <table:table-cell office:value-type="float" office:value="-0.175000000000001">
                <text:p>-0.175000000000001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25.6">
                <text:p>25.6</text:p>
              </table:table-cell>
              <table:table-cell office:value-type="float" office:value="25.6416666666667">
                <text:p>25.6416666666667</text:p>
              </table:table-cell>
              <table:table-cell office:value-type="float" office:value="25.5901738016122">
                <text:p>25.5901738016122</text:p>
              </table:table-cell>
              <table:table-cell office:value-type="float" office:value="-0.158333333333335">
                <text:p>-0.158333333333335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25.6">
                <text:p>25.6</text:p>
              </table:table-cell>
              <table:table-cell office:value-type="float" office:value="25.6333333333333">
                <text:p>25.6333333333333</text:p>
              </table:table-cell>
              <table:table-cell office:value-type="float" office:value="25.5840967369416">
                <text:p>25.5840967369416</text:p>
              </table:table-cell>
              <table:table-cell office:value-type="float" office:value="-0.141666666666666">
                <text:p>-0.141666666666666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25.6">
                <text:p>25.6</text:p>
              </table:table-cell>
              <table:table-cell office:value-type="float" office:value="25.625">
                <text:p>25.625</text:p>
              </table:table-cell>
              <table:table-cell office:value-type="float" office:value="25.5797732983133">
                <text:p>25.5797732983133</text:p>
              </table:table-cell>
              <table:table-cell office:value-type="float" office:value="-0.133333333333329">
                <text:p>-0.133333333333329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25.6">
                <text:p>25.6</text:p>
              </table:table-cell>
              <table:table-cell office:value-type="float" office:value="25.6166666666667">
                <text:p>25.6166666666667</text:p>
              </table:table-cell>
              <table:table-cell office:value-type="float" office:value="25.5777417194586">
                <text:p>25.5777417194586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25.6">
                <text:p>25.6</text:p>
              </table:table-cell>
              <table:table-cell office:value-type="float" office:value="25.6083333333333">
                <text:p>25.6083333333333</text:p>
              </table:table-cell>
              <table:table-cell office:value-type="float" office:value="25.5794658198738">
                <text:p>25.5794658198738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25.6">
                <text:p>25.6</text:p>
              </table:table-cell>
              <table:table-cell office:value-type="float" office:value="25.6">
                <text:p>25.6</text:p>
              </table:table-cell>
              <table:table-cell office:value-type="float" office:value="25.6">
                <text:p>25.6</text:p>
              </table:table-cell>
              <table:table-cell office:value-type="float" office:value="-0.133333333333333">
                <text:p>-0.13333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25.6">
                <text:p>25.6</text:p>
              </table:table-cell>
              <table:table-cell office:value-type="float" office:value="25.6">
                <text:p>25.6</text:p>
              </table:table-cell>
              <table:table-cell office:value-type="float" office:value="25.6">
                <text:p>25.6</text:p>
              </table:table-cell>
              <table:table-cell office:value-type="float" office:value="-0.116666666666667">
                <text:p>-0.116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5.5">
                <text:p>25.5</text:p>
              </table:table-cell>
              <table:table-cell office:value-type="float" office:value="25.5916666666667">
                <text:p>25.5916666666667</text:p>
              </table:table-cell>
              <table:table-cell office:value-type="float" office:value="25.5627991532072">
                <text:p>25.5627991532072</text:p>
              </table:table-cell>
              <table:table-cell office:value-type="float" office:value="-0.108333333333331">
                <text:p>-0.108333333333331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25.5">
                <text:p>25.5</text:p>
              </table:table-cell>
              <table:table-cell office:value-type="float" office:value="25.5833333333333">
                <text:p>25.5833333333333</text:p>
              </table:table-cell>
              <table:table-cell office:value-type="float" office:value="25.5444083861253">
                <text:p>25.5444083861253</text:p>
              </table:table-cell>
              <table:table-cell office:value-type="float" office:value="-0.100000000000001">
                <text:p>-0.100000000000001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25.5">
                <text:p>25.5</text:p>
              </table:table-cell>
              <table:table-cell office:value-type="float" office:value="25.575">
                <text:p>25.575</text:p>
              </table:table-cell>
              <table:table-cell office:value-type="float" office:value="25.5297732983133">
                <text:p>25.5297732983133</text:p>
              </table:table-cell>
              <table:table-cell office:value-type="float" office:value="-0.0916666666666686">
                <text:p>-0.0916666666666686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25.5">
                <text:p>25.5</text:p>
              </table:table-cell>
              <table:table-cell office:value-type="float" office:value="25.5666666666667">
                <text:p>25.5666666666667</text:p>
              </table:table-cell>
              <table:table-cell office:value-type="float" office:value="25.5174300702749">
                <text:p>25.5174300702749</text:p>
              </table:table-cell>
              <table:table-cell office:value-type="float" office:value="-0.091666666666665">
                <text:p>-0.09166666666666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25.5">
                <text:p>25.5</text:p>
              </table:table-cell>
              <table:table-cell office:value-type="float" office:value="25.5583333333333">
                <text:p>25.5583333333333</text:p>
              </table:table-cell>
              <table:table-cell office:value-type="float" office:value="25.5068404682789">
                <text:p>25.5068404682789</text:p>
              </table:table-cell>
              <table:table-cell office:value-type="float" office:value="-0.091666666666665">
                <text:p>-0.091666666666665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5.5">
                <text:p>25.5</text:p>
              </table:table-cell>
              <table:table-cell office:value-type="float" office:value="25.55">
                <text:p>25.55</text:p>
              </table:table-cell>
              <table:table-cell office:value-type="float" office:value="25.4977767032133">
                <text:p>25.4977767032133</text:p>
              </table:table-cell>
              <table:table-cell office:value-type="float" office:value="-0.091666666666665">
                <text:p>-0.091666666666665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25.5">
                <text:p>25.5</text:p>
              </table:table-cell>
              <table:table-cell office:value-type="float" office:value="25.5416666666667">
                <text:p>25.5416666666667</text:p>
              </table:table-cell>
              <table:table-cell office:value-type="float" office:value="25.4901738016122">
                <text:p>25.4901738016122</text:p>
              </table:table-cell>
              <table:table-cell office:value-type="float" office:value="-0.0916666666666615">
                <text:p>-0.091666666666661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5.5">
                <text:p>25.5</text:p>
              </table:table-cell>
              <table:table-cell office:value-type="float" office:value="25.5333333333333">
                <text:p>25.5333333333333</text:p>
              </table:table-cell>
              <table:table-cell office:value-type="float" office:value="25.4840967369416">
                <text:p>25.4840967369416</text:p>
              </table:table-cell>
              <table:table-cell office:value-type="float" office:value="-0.091666666666665">
                <text:p>-0.091666666666665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25.5">
                <text:p>25.5</text:p>
              </table:table-cell>
              <table:table-cell office:value-type="float" office:value="25.525">
                <text:p>25.525</text:p>
              </table:table-cell>
              <table:table-cell office:value-type="float" office:value="25.4797732983133">
                <text:p>25.4797732983133</text:p>
              </table:table-cell>
              <table:table-cell office:value-type="float" office:value="-0.0916666666666615">
                <text:p>-0.0916666666666615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5.5">
                <text:p>25.5</text:p>
              </table:table-cell>
              <table:table-cell office:value-type="float" office:value="25.5166666666667">
                <text:p>25.5166666666667</text:p>
              </table:table-cell>
              <table:table-cell office:value-type="float" office:value="25.4777417194586">
                <text:p>25.4777417194586</text:p>
              </table:table-cell>
              <table:table-cell office:value-type="float" office:value="-0.0916666666666615">
                <text:p>-0.091666666666661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25.5">
                <text:p>25.5</text:p>
              </table:table-cell>
              <table:table-cell office:value-type="float" office:value="25.5083333333333">
                <text:p>25.5083333333333</text:p>
              </table:table-cell>
              <table:table-cell office:value-type="float" office:value="25.4794658198739">
                <text:p>25.4794658198739</text:p>
              </table:table-cell>
              <table:table-cell office:value-type="float" office:value="-0.0916666666666615">
                <text:p>-0.0916666666666615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25.4">
                <text:p>25.4</text:p>
              </table:table-cell>
              <table:table-cell office:value-type="float" office:value="25.4916666666667">
                <text:p>25.4916666666667</text:p>
              </table:table-cell>
              <table:table-cell office:value-type="float" office:value="25.4627991532072">
                <text:p>25.4627991532072</text:p>
              </table:table-cell>
              <table:table-cell office:value-type="float" office:value="-0.108333333333334">
                <text:p>-0.108333333333334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25.4">
                <text:p>25.4</text:p>
              </table:table-cell>
              <table:table-cell office:value-type="float" office:value="25.4833333333333">
                <text:p>25.4833333333333</text:p>
              </table:table-cell>
              <table:table-cell office:value-type="float" office:value="25.4444083861253">
                <text:p>25.4444083861253</text:p>
              </table:table-cell>
              <table:table-cell office:value-type="float" office:value="-0.108333333333334">
                <text:p>-0.108333333333334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25.4">
                <text:p>25.4</text:p>
              </table:table-cell>
              <table:table-cell office:value-type="float" office:value="25.475">
                <text:p>25.475</text:p>
              </table:table-cell>
              <table:table-cell office:value-type="float" office:value="25.4297732983133">
                <text:p>25.4297732983133</text:p>
              </table:table-cell>
              <table:table-cell office:value-type="float" office:value="-0.108333333333334">
                <text:p>-0.1083333333333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448cm" svg:y="1.275cm" chart:style-name="ch3">
          <text:p>Edits in database</text:p>
        </chart:subtitle>
        <chart:legend chart:legend-position="end" svg:x="11.957cm" svg:y="3.454cm" style:legend-expansion="high" chart:style-name="ch4"/>
        <chart:plot-area chart:style-name="ch5" table:cell-range-address="'Edits in database'.A2:'Edits in database'.B150 'Edits in database'.A1:'Edits in database'.B1 'Edits in database'.E1:'Edits in database'.G150" chart:data-source-has-labels="both" svg:x="1.331cm" svg:y="2.138cm" svg:width="10.306cm" svg:height="5.701cm">
          <chartooo:coordinate-region svg:x="2.509cm" svg:y="2.337cm" svg:width="9.128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Edits in database'.A2:'Edits in database'.A150"/>
            <chart:grid chart:style-name="ch8" chart:class="major"/>
          </chart:axis>
          <chart:axis chart:dimension="y" chart:name="primary-y" chart:style-name="ch9">
            <chart:title svg:x="0.451cm" svg:y="5.402cm" chart:style-name="ch10">
              <text:p>Edits</text:p>
            </chart:title>
            <chart:grid chart:style-name="ch8" chart:class="major"/>
          </chart:axis>
          <chart:series chart:style-name="ch11" chart:values-cell-range-address="'Edits in database'.B2:'Edits in database'.B150" chart:label-cell-address="'Edits in database'.B1:'Edits in database'.B1" chart:class="chart:line">
            <chart:data-point chart:repeated="149"/>
          </chart:series>
          <chart:series chart:style-name="ch12" chart:values-cell-range-address="'Edits in database'.E2:'Edits in database'.E150" chart:label-cell-address="'Edits in database'.E1:'Edits in database'.E1" chart:class="chart:line">
            <chart:data-point chart:repeated="149"/>
          </chart:series>
          <chart:series chart:style-name="ch13" chart:values-cell-range-address="'Edits in database'.F2:'Edits in database'.F150" chart:label-cell-address="'Edits in database'.F1:'Edits in database'.F1" chart:class="chart:line">
            <chart:data-point chart:repeated="149"/>
          </chart:series>
          <chart:series chart:style-name="ch14" chart:values-cell-range-address="'Edits in database'.G2:'Edits in database'.G150" chart:label-cell-address="'Edits in database'.G1:'Edits in database'.G1" chart:class="chart:line">
            <chart:data-point chart:repeated="1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dits in database</text:p>
                <draw:g>
                  <svg:desc>'Edits in database'.B1:'Edits in database'.B1</svg:desc>
                </draw:g>
              </table:table-cell>
              <table:table-cell office:value-type="string">
                <text:p>Mean</text:p>
                <draw:g>
                  <svg:desc>'Edits in database'.E1:'Edits in database'.E1</svg:desc>
                </draw:g>
              </table:table-cell>
              <table:table-cell office:value-type="string">
                <text:p>Mean – 1*StdDev</text:p>
                <draw:g>
                  <svg:desc>'Edits in database'.F1:'Edits in database'.F1</svg:desc>
                </draw:g>
              </table:table-cell>
              <table:table-cell office:value-type="string">
                <text:p>Diff</text:p>
                <draw:g>
                  <svg:desc>'Edits in database'.G1:'Edits in database'.G1</svg:desc>
                </draw:g>
              </table:table-cell>
            </table:table-row>
          </table:table-header-rows>
          <table:table-rows>
            <table:table-row>
              <table:table-cell office:value-type="float" office:value="38200">
                <text:p>38200</text:p>
                <draw:g>
                  <svg:desc>'Edits in database'.A2:'Edits in database'.A150</svg:desc>
                </draw:g>
              </table:table-cell>
              <table:table-cell office:value-type="float" office:value="6">
                <text:p>6</text:p>
                <draw:g>
                  <svg:desc>'Edits in database'.B2:'Edits in database'.B150</svg:desc>
                </draw:g>
              </table:table-cell>
              <table:table-cell office:value-type="float" office:value="NaN">
                <text:p>NaN</text:p>
                <draw:g>
                  <svg:desc>'Edits in database'.E2:'Edits in database'.E150</svg:desc>
                </draw:g>
              </table:table-cell>
              <table:table-cell office:value-type="float" office:value="NaN">
                <text:p>NaN</text:p>
                <draw:g>
                  <svg:desc>'Edits in database'.F2:'Edits in database'.F150</svg:desc>
                </draw:g>
              </table:table-cell>
              <table:table-cell office:value-type="float" office:value="NaN">
                <text:p>NaN</text:p>
                <draw:g>
                  <svg:desc>'Edits in database'.G2:'Edits in database'.G150</svg:desc>
                </draw:g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731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890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7">
                <text:p>37</text:p>
              </table:table-cell>
              <table:table-cell office:value-type="float" office:value="208.916666666667">
                <text:p>208.916666666667</text:p>
              </table:table-cell>
              <table:table-cell office:value-type="float" office:value="-121.052879678373">
                <text:p>-121.052879678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74">
                <text:p>74</text:p>
              </table:table-cell>
              <table:table-cell office:value-type="float" office:value="214.583333333333">
                <text:p>214.583333333333</text:p>
              </table:table-cell>
              <table:table-cell office:value-type="float" office:value="-112.152717584984">
                <text:p>-112.152717584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9">
                <text:p>9</text:p>
              </table:table-cell>
              <table:table-cell office:value-type="float" office:value="215.25">
                <text:p>215.25</text:p>
              </table:table-cell>
              <table:table-cell office:value-type="float" office:value="-111.018468651759">
                <text:p>-111.01846865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276">
                <text:p>276</text:p>
              </table:table-cell>
              <table:table-cell office:value-type="float" office:value="237.916666666667">
                <text:p>237.916666666667</text:p>
              </table:table-cell>
              <table:table-cell office:value-type="float" office:value="-81.7224646086268">
                <text:p>-81.7224646086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57">
                <text:p>57</text:p>
              </table:table-cell>
              <table:table-cell office:value-type="float" office:value="242.083333333333">
                <text:p>242.083333333333</text:p>
              </table:table-cell>
              <table:table-cell office:value-type="float" office:value="-74.5841028698783">
                <text:p>-74.5841028698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40">
                <text:p>40</text:p>
              </table:table-cell>
              <table:table-cell office:value-type="float" office:value="243.25">
                <text:p>243.25</text:p>
              </table:table-cell>
              <table:table-cell office:value-type="float" office:value="-72.5736346156161">
                <text:p>-72.5736346156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102">
                <text:p>102</text:p>
              </table:table-cell>
              <table:table-cell office:value-type="float" office:value="250.083333333333">
                <text:p>250.083333333333</text:p>
              </table:table-cell>
              <table:table-cell office:value-type="float" office:value="-61.3270823076612">
                <text:p>-61.3270823076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197">
                <text:p>197</text:p>
              </table:table-cell>
              <table:table-cell office:value-type="float" office:value="266.083333333333">
                <text:p>266.083333333333</text:p>
              </table:table-cell>
              <table:table-cell office:value-type="float" office:value="-36.3944519766967">
                <text:p>-36.3944519766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71">
                <text:p>71</text:p>
              </table:table-cell>
              <table:table-cell office:value-type="float" office:value="222">
                <text:p>222</text:p>
              </table:table-cell>
              <table:table-cell office:value-type="float" office:value="-65.569438254801">
                <text:p>-65.569438254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42">
                <text:p>42</text:p>
              </table:table-cell>
              <table:table-cell office:value-type="float" office:value="210.5">
                <text:p>210.5</text:p>
              </table:table-cell>
              <table:table-cell office:value-type="float" office:value="-81.6249732563103">
                <text:p>-81.6249732563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453">
                <text:p>453</text:p>
              </table:table-cell>
              <table:table-cell office:value-type="float" office:value="187.333333333333">
                <text:p>187.333333333333</text:p>
              </table:table-cell>
              <table:table-cell office:value-type="float" office:value="-68.5346487246495">
                <text:p>-68.5346487246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300">
                <text:p>300</text:p>
              </table:table-cell>
              <table:table-cell office:value-type="float" office:value="138.166666666667">
                <text:p>138.166666666667</text:p>
              </table:table-cell>
              <table:table-cell office:value-type="float" office:value="-0.0353155144434538">
                <text:p>-0.0353155144434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453">
                <text:p>453</text:p>
              </table:table-cell>
              <table:table-cell office:value-type="float" office:value="172.833333333333">
                <text:p>172.833333333333</text:p>
              </table:table-cell>
              <table:table-cell office:value-type="float" office:value="11.994151464479">
                <text:p>11.994151464479</text:p>
              </table:table-cell>
              <table:table-cell office:value-type="float" office:value="-36.0833333333333">
                <text:p>-36.08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209">
                <text:p>209</text:p>
              </table:table-cell>
              <table:table-cell office:value-type="float" office:value="184.083333333333">
                <text:p>184.083333333333</text:p>
              </table:table-cell>
              <table:table-cell office:value-type="float" office:value="26.0893988506029">
                <text:p>26.0893988506029</text:p>
              </table:table-cell>
              <table:table-cell office:value-type="float" office:value="-30.5">
                <text:p>-30.5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1000">
                <text:p>1000</text:p>
              </table:table-cell>
              <table:table-cell office:value-type="float" office:value="266.666666666667">
                <text:p>266.666666666667</text:p>
              </table:table-cell>
              <table:table-cell office:value-type="float" office:value="-7.66038874955234">
                <text:p>-7.66038874955234</text:p>
              </table:table-cell>
              <table:table-cell office:value-type="float" office:value="51.4166666666667">
                <text:p>51.41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678">
                <text:p>678</text:p>
              </table:table-cell>
              <table:table-cell office:value-type="float" office:value="300.166666666667">
                <text:p>300.166666666667</text:p>
              </table:table-cell>
              <table:table-cell office:value-type="float" office:value="1.1607885446553">
                <text:p>1.1607885446553</text:p>
              </table:table-cell>
              <table:table-cell office:value-type="float" office:value="62.25">
                <text:p>62.25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746">
                <text:p>746</text:p>
              </table:table-cell>
              <table:table-cell office:value-type="float" office:value="357.583333333333">
                <text:p>357.583333333333</text:p>
              </table:table-cell>
              <table:table-cell office:value-type="float" office:value="43.7323384811631">
                <text:p>43.7323384811631</text:p>
              </table:table-cell>
              <table:table-cell office:value-type="float" office:value="115.5">
                <text:p>115.5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1500">
                <text:p>1500</text:p>
              </table:table-cell>
              <table:table-cell office:value-type="float" office:value="479.25">
                <text:p>479.25</text:p>
              </table:table-cell>
              <table:table-cell office:value-type="float" office:value="41.2638804607035">
                <text:p>41.2638804607035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300">
                <text:p>1300</text:p>
              </table:table-cell>
              <table:table-cell office:value-type="float" office:value="579.083333333333">
                <text:p>579.083333333333</text:p>
              </table:table-cell>
              <table:table-cell office:value-type="float" office:value="100.272029006133">
                <text:p>100.27202900613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1000">
                <text:p>1000</text:p>
              </table:table-cell>
              <table:table-cell office:value-type="float" office:value="646">
                <text:p>646</text:p>
              </table:table-cell>
              <table:table-cell office:value-type="float" office:value="169.334308117123">
                <text:p>169.334308117123</text:p>
              </table:table-cell>
              <table:table-cell office:value-type="float" office:value="379.916666666667">
                <text:p>379.916666666667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3300">
                <text:p>3300</text:p>
              </table:table-cell>
              <table:table-cell office:value-type="float" office:value="915.083333333333">
                <text:p>915.083333333333</text:p>
              </table:table-cell>
              <table:table-cell office:value-type="float" office:value="44.1625605736969">
                <text:p>44.1625605736969</text:p>
              </table:table-cell>
              <table:table-cell office:value-type="float" office:value="693.083333333333">
                <text:p>693.08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1400">
                <text:p>1400</text:p>
              </table:table-cell>
              <table:table-cell office:value-type="float" office:value="1028.25">
                <text:p>1028.25</text:p>
              </table:table-cell>
              <table:table-cell office:value-type="float" office:value="193.617677575111">
                <text:p>193.617677575111</text:p>
              </table:table-cell>
              <table:table-cell office:value-type="float" office:value="817.75">
                <text:p>817.75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2400">
                <text:p>2400</text:p>
              </table:table-cell>
              <table:table-cell office:value-type="float" office:value="1190.5">
                <text:p>1190.5</text:p>
              </table:table-cell>
              <table:table-cell office:value-type="float" office:value="291.126126888065">
                <text:p>291.126126888065</text:p>
              </table:table-cell>
              <table:table-cell office:value-type="float" office:value="1003.16666666667">
                <text:p>1003.16666666667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1400">
                <text:p>1400</text:p>
              </table:table-cell>
              <table:table-cell office:value-type="float" office:value="1282.16666666667">
                <text:p>1282.16666666667</text:p>
              </table:table-cell>
              <table:table-cell office:value-type="float" office:value="426.826560644684">
                <text:p>426.826560644684</text:p>
              </table:table-cell>
              <table:table-cell office:value-type="float" office:value="1144">
                <text:p>1144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821">
                <text:p>821</text:p>
              </table:table-cell>
              <table:table-cell office:value-type="float" office:value="1312.83333333333">
                <text:p>1312.83333333333</text:p>
              </table:table-cell>
              <table:table-cell office:value-type="float" office:value="483.729454181726">
                <text:p>483.729454181726</text:p>
              </table:table-cell>
              <table:table-cell office:value-type="float" office:value="1140">
                <text:p>1140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1500">
                <text:p>1500</text:p>
              </table:table-cell>
              <table:table-cell office:value-type="float" office:value="1420.41666666667">
                <text:p>1420.41666666667</text:p>
              </table:table-cell>
              <table:table-cell office:value-type="float" office:value="667.287502526287">
                <text:p>667.287502526287</text:p>
              </table:table-cell>
              <table:table-cell office:value-type="float" office:value="1236.33333333333">
                <text:p>1236.3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2100">
                <text:p>2100</text:p>
              </table:table-cell>
              <table:table-cell office:value-type="float" office:value="1512.08333333333">
                <text:p>1512.08333333333</text:p>
              </table:table-cell>
              <table:table-cell office:value-type="float" office:value="747.914806188445">
                <text:p>747.914806188445</text:p>
              </table:table-cell>
              <table:table-cell office:value-type="float" office:value="1245.41666666667">
                <text:p>1245.41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2600">
                <text:p>2600</text:p>
              </table:table-cell>
              <table:table-cell office:value-type="float" office:value="1672.25">
                <text:p>1672.25</text:p>
              </table:table-cell>
              <table:table-cell office:value-type="float" office:value="897.447019177837">
                <text:p>897.447019177837</text:p>
              </table:table-cell>
              <table:table-cell office:value-type="float" office:value="1372.08333333333">
                <text:p>1372.08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2100">
                <text:p>2100</text:p>
              </table:table-cell>
              <table:table-cell office:value-type="float" office:value="1785.08333333333">
                <text:p>1785.08333333333</text:p>
              </table:table-cell>
              <table:table-cell office:value-type="float" office:value="1060.46613554313">
                <text:p>1060.46613554313</text:p>
              </table:table-cell>
              <table:table-cell office:value-type="float" office:value="1427.5">
                <text:p>1427.5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2200">
                <text:p>2200</text:p>
              </table:table-cell>
              <table:table-cell office:value-type="float" office:value="1843.41666666667">
                <text:p>1843.41666666667</text:p>
              </table:table-cell>
              <table:table-cell office:value-type="float" office:value="1115.66665235314">
                <text:p>1115.66665235314</text:p>
              </table:table-cell>
              <table:table-cell office:value-type="float" office:value="1364.16666666667">
                <text:p>1364.16666666667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1500">
                <text:p>1500</text:p>
              </table:table-cell>
              <table:table-cell office:value-type="float" office:value="1860.08333333333">
                <text:p>1860.08333333333</text:p>
              </table:table-cell>
              <table:table-cell office:value-type="float" office:value="1143.70856367288">
                <text:p>1143.70856367288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300">
                <text:p>1300</text:p>
              </table:table-cell>
              <table:table-cell office:value-type="float" office:value="1885.08333333333">
                <text:p>1885.08333333333</text:p>
              </table:table-cell>
              <table:table-cell office:value-type="float" office:value="1196.76714563874">
                <text:p>1196.76714563874</text:p>
              </table:table-cell>
              <table:table-cell office:value-type="float" office:value="1239.08333333333">
                <text:p>1239.08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1700">
                <text:p>1700</text:p>
              </table:table-cell>
              <table:table-cell office:value-type="float" office:value="1751.75">
                <text:p>1751.75</text:p>
              </table:table-cell>
              <table:table-cell office:value-type="float" office:value="1226.86869307087">
                <text:p>1226.86869307087</text:p>
              </table:table-cell>
              <table:table-cell office:value-type="float" office:value="836.666666666667">
                <text:p>836.666666666667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1700">
                <text:p>1700</text:p>
              </table:table-cell>
              <table:table-cell office:value-type="float" office:value="1776.75">
                <text:p>1776.75</text:p>
              </table:table-cell>
              <table:table-cell office:value-type="float" office:value="1263.12170762576">
                <text:p>1263.12170762576</text:p>
              </table:table-cell>
              <table:table-cell office:value-type="float" office:value="748.5">
                <text:p>748.5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2000">
                <text:p>2000</text:p>
              </table:table-cell>
              <table:table-cell office:value-type="float" office:value="1743.41666666667">
                <text:p>1743.41666666667</text:p>
              </table:table-cell>
              <table:table-cell office:value-type="float" office:value="1261.93968556234">
                <text:p>1261.93968556234</text:p>
              </table:table-cell>
              <table:table-cell office:value-type="float" office:value="552.916666666667">
                <text:p>552.91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2300">
                <text:p>2300</text:p>
              </table:table-cell>
              <table:table-cell office:value-type="float" office:value="1818.41666666667">
                <text:p>1818.41666666667</text:p>
              </table:table-cell>
              <table:table-cell office:value-type="float" office:value="1325.33997000794">
                <text:p>1325.33997000794</text:p>
              </table:table-cell>
              <table:table-cell office:value-type="float" office:value="536.25">
                <text:p>536.25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1500">
                <text:p>1500</text:p>
              </table:table-cell>
              <table:table-cell office:value-type="float" office:value="1875">
                <text:p>1875</text:p>
              </table:table-cell>
              <table:table-cell office:value-type="float" office:value="1476.99360443695">
                <text:p>1476.99360443695</text:p>
              </table:table-cell>
              <table:table-cell office:value-type="float" office:value="562.166666666667">
                <text:p>562.16666666666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2400">
                <text:p>2400</text:p>
              </table:table-cell>
              <table:table-cell office:value-type="float" office:value="1950">
                <text:p>1950</text:p>
              </table:table-cell>
              <table:table-cell office:value-type="float" office:value="1544.35797241231">
                <text:p>1544.35797241231</text:p>
              </table:table-cell>
              <table:table-cell office:value-type="float" office:value="529.583333333333">
                <text:p>529.583333333333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1200">
                <text:p>1200</text:p>
              </table:table-cell>
              <table:table-cell office:value-type="float" office:value="1875">
                <text:p>1875</text:p>
              </table:table-cell>
              <table:table-cell office:value-type="float" office:value="1419.47832104279">
                <text:p>1419.47832104279</text:p>
              </table:table-cell>
              <table:table-cell office:value-type="float" office:value="362.916666666667">
                <text:p>362.916666666667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1500">
                <text:p>1500</text:p>
              </table:table-cell>
              <table:table-cell office:value-type="float" office:value="1783.33333333333">
                <text:p>1783.33333333333</text:p>
              </table:table-cell>
              <table:table-cell office:value-type="float" office:value="1379.1881449006">
                <text:p>1379.1881449006</text:p>
              </table:table-cell>
              <table:table-cell office:value-type="float" office:value="111.083333333333">
                <text:p>111.08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400">
                <text:p>1400</text:p>
              </table:table-cell>
              <table:table-cell office:value-type="float" office:value="1725">
                <text:p>1725</text:p>
              </table:table-cell>
              <table:table-cell office:value-type="float" office:value="1320.19926338551">
                <text:p>1320.19926338551</text:p>
              </table:table-cell>
              <table:table-cell office:value-type="float" office:value="-60.0833333333333">
                <text:p>-60.08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1400">
                <text:p>1400</text:p>
              </table:table-cell>
              <table:table-cell office:value-type="float" office:value="1658.33333333333">
                <text:p>1658.33333333333</text:p>
              </table:table-cell>
              <table:table-cell office:value-type="float" office:value="1273.48783107813">
                <text:p>1273.48783107813</text:p>
              </table:table-cell>
              <table:table-cell office:value-type="float" office:value="-185.083333333334">
                <text:p>-185.083333333334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2600">
                <text:p>2600</text:p>
              </table:table-cell>
              <table:table-cell office:value-type="float" office:value="1750">
                <text:p>1750</text:p>
              </table:table-cell>
              <table:table-cell office:value-type="float" office:value="1283.87477297112">
                <text:p>1283.87477297112</text:p>
              </table:table-cell>
              <table:table-cell office:value-type="float" office:value="-110.083333333333">
                <text:p>-110.083333333333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1600">
                <text:p>1600</text:p>
              </table:table-cell>
              <table:table-cell office:value-type="float" office:value="1775">
                <text:p>1775</text:p>
              </table:table-cell>
              <table:table-cell office:value-type="float" office:value="1327.53237801236">
                <text:p>1327.53237801236</text:p>
              </table:table-cell>
              <table:table-cell office:value-type="float" office:value="-110.083333333333">
                <text:p>-110.083333333333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2100">
                <text:p>2100</text:p>
              </table:table-cell>
              <table:table-cell office:value-type="float" office:value="1808.33333333333">
                <text:p>1808.33333333333</text:p>
              </table:table-cell>
              <table:table-cell office:value-type="float" office:value="1352.14690148111">
                <text:p>1352.14690148111</text:p>
              </table:table-cell>
              <table:table-cell office:value-type="float" office:value="56.5833333333333">
                <text:p>56.5833333333333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1400">
                <text:p>1400</text:p>
              </table:table-cell>
              <table:table-cell office:value-type="float" office:value="1783.33333333333">
                <text:p>1783.33333333333</text:p>
              </table:table-cell>
              <table:table-cell office:value-type="float" office:value="1312.67937179136">
                <text:p>1312.67937179136</text:p>
              </table:table-cell>
              <table:table-cell office:value-type="float" office:value="6.58333333333326">
                <text:p>6.58333333333326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2000">
                <text:p>2000</text:p>
              </table:table-cell>
              <table:table-cell office:value-type="float" office:value="1783.33333333333">
                <text:p>1783.33333333333</text:p>
              </table:table-cell>
              <table:table-cell office:value-type="float" office:value="1312.67937179136">
                <text:p>1312.67937179136</text:p>
              </table:table-cell>
              <table:table-cell office:value-type="float" office:value="39.9166666666665">
                <text:p>39.9166666666665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1600">
                <text:p>1600</text:p>
              </table:table-cell>
              <table:table-cell office:value-type="float" office:value="1725">
                <text:p>1725</text:p>
              </table:table-cell>
              <table:table-cell office:value-type="float" office:value="1281.61426602685">
                <text:p>1281.61426602685</text:p>
              </table:table-cell>
              <table:table-cell office:value-type="float" office:value="-93.4166666666667">
                <text:p>-93.4166666666667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3100">
                <text:p>3100</text:p>
              </table:table-cell>
              <table:table-cell office:value-type="float" office:value="1858.33333333333">
                <text:p>1858.33333333333</text:p>
              </table:table-cell>
              <table:table-cell office:value-type="float" office:value="1271.41792463316">
                <text:p>1271.41792463316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2200">
                <text:p>2200</text:p>
              </table:table-cell>
              <table:table-cell office:value-type="float" office:value="1841.66666666667">
                <text:p>1841.66666666667</text:p>
              </table:table-cell>
              <table:table-cell office:value-type="float" office:value="1268.8612366941">
                <text:p>1268.8612366941</text:p>
              </table:table-cell>
              <table:table-cell office:value-type="float" office:value="-108.333333333333">
                <text:p>-108.333333333333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2100">
                <text:p>2100</text:p>
              </table:table-cell>
              <table:table-cell office:value-type="float" office:value="1916.66666666667">
                <text:p>1916.66666666667</text:p>
              </table:table-cell>
              <table:table-cell office:value-type="float" office:value="1377.58776649893">
                <text:p>1377.58776649893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1900">
                <text:p>1900</text:p>
              </table:table-cell>
              <table:table-cell office:value-type="float" office:value="1950">
                <text:p>1950</text:p>
              </table:table-cell>
              <table:table-cell office:value-type="float" office:value="1426.89736797033">
                <text:p>1426.89736797033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1500">
                <text:p>1500</text:p>
              </table:table-cell>
              <table:table-cell office:value-type="float" office:value="1958.33333333333">
                <text:p>1958.33333333333</text:p>
              </table:table-cell>
              <table:table-cell office:value-type="float" office:value="1444.0671600634">
                <text:p>1444.0671600634</text:p>
              </table:table-cell>
              <table:table-cell office:value-type="float" office:value="233.333333333333">
                <text:p>233.333333333333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1600">
                <text:p>1600</text:p>
              </table:table-cell>
              <table:table-cell office:value-type="float" office:value="1975">
                <text:p>1975</text:p>
              </table:table-cell>
              <table:table-cell office:value-type="float" office:value="1477.50628144669">
                <text:p>1477.50628144669</text:p>
              </table:table-cell>
              <table:table-cell office:value-type="float" office:value="316.666666666667">
                <text:p>316.66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1700">
                <text:p>1700</text:p>
              </table:table-cell>
              <table:table-cell office:value-type="float" office:value="1900">
                <text:p>1900</text:p>
              </table:table-cell>
              <table:table-cell office:value-type="float" office:value="1438.77633112852">
                <text:p>1438.7763311285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1500">
                <text:p>1500</text:p>
              </table:table-cell>
              <table:table-cell office:value-type="float" office:value="1891.66666666667">
                <text:p>1891.66666666667</text:p>
              </table:table-cell>
              <table:table-cell office:value-type="float" office:value="1423.6761202716">
                <text:p>1423.6761202716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2000">
                <text:p>2000</text:p>
              </table:table-cell>
              <table:table-cell office:value-type="float" office:value="1883.33333333333">
                <text:p>1883.33333333333</text:p>
              </table:table-cell>
              <table:table-cell office:value-type="float" office:value="1418.5101346216">
                <text:p>1418.5101346216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2200">
                <text:p>2200</text:p>
              </table:table-cell>
              <table:table-cell office:value-type="float" office:value="1950">
                <text:p>1950</text:p>
              </table:table-cell>
              <table:table-cell office:value-type="float" office:value="1503.80395666153">
                <text:p>1503.80395666153</text:p>
              </table:table-cell>
              <table:table-cell office:value-type="float" office:value="166.666666666667">
                <text:p>166.666666666667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1600">
                <text:p>1600</text:p>
              </table:table-cell>
              <table:table-cell office:value-type="float" office:value="1916.66666666667">
                <text:p>1916.66666666667</text:p>
              </table:table-cell>
              <table:table-cell office:value-type="float" office:value="1459.73354378337">
                <text:p>1459.73354378337</text:p>
              </table:table-cell>
              <table:table-cell office:value-type="float" office:value="133.333333333333">
                <text:p>133.333333333333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2300">
                <text:p>2300</text:p>
              </table:table-cell>
              <table:table-cell office:value-type="float" office:value="1975">
                <text:p>1975</text:p>
              </table:table-cell>
              <table:table-cell office:value-type="float" office:value="1517.48695994739">
                <text:p>1517.4869599473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500">
                <text:p>1500</text:p>
              </table:table-cell>
              <table:table-cell office:value-type="float" office:value="1841.66666666667">
                <text:p>1841.66666666667</text:p>
              </table:table-cell>
              <table:table-cell office:value-type="float" office:value="1532.83210273512">
                <text:p>1532.83210273512</text:p>
              </table:table-cell>
              <table:table-cell office:value-type="float" office:value="-16.6666666666665">
                <text:p>-16.6666666666665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2400">
                <text:p>2400</text:p>
              </table:table-cell>
              <table:table-cell office:value-type="float" office:value="1858.33333333333">
                <text:p>1858.33333333333</text:p>
              </table:table-cell>
              <table:table-cell office:value-type="float" office:value="1524.05437162257">
                <text:p>1524.05437162257</text:p>
              </table:table-cell>
              <table:table-cell office:value-type="float" office:value="16.6666666666665">
                <text:p>16.6666666666665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1300">
                <text:p>1300</text:p>
              </table:table-cell>
              <table:table-cell office:value-type="float" office:value="1791.66666666667">
                <text:p>1791.66666666667</text:p>
              </table:table-cell>
              <table:table-cell office:value-type="float" office:value="1431.21661128556">
                <text:p>1431.21661128556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1900">
                <text:p>1900</text:p>
              </table:table-cell>
              <table:table-cell office:value-type="float" office:value="1791.66666666667">
                <text:p>1791.66666666667</text:p>
              </table:table-cell>
              <table:table-cell office:value-type="float" office:value="1431.21661128556">
                <text:p>1431.21661128556</text:p>
              </table:table-cell>
              <table:table-cell office:value-type="float" office:value="-158.333333333333">
                <text:p>-158.333333333333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2000">
                <text:p>2000</text:p>
              </table:table-cell>
              <table:table-cell office:value-type="float" office:value="1833.33333333333">
                <text:p>1833.33333333333</text:p>
              </table:table-cell>
              <table:table-cell office:value-type="float" office:value="1480.85294488254">
                <text:p>1480.85294488254</text:p>
              </table:table-cell>
              <table:table-cell office:value-type="float" office:value="-125">
                <text:p>-125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500">
                <text:p>1500</text:p>
              </table:table-cell>
              <table:table-cell office:value-type="float" office:value="1825">
                <text:p>1825</text:p>
              </table:table-cell>
              <table:table-cell office:value-type="float" office:value="1465.39162715785">
                <text:p>1465.39162715785</text:p>
              </table:table-cell>
              <table:table-cell office:value-type="float" office:value="-150">
                <text:p>-150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2900">
                <text:p>2900</text:p>
              </table:table-cell>
              <table:table-cell office:value-type="float" office:value="1925">
                <text:p>1925</text:p>
              </table:table-cell>
              <table:table-cell office:value-type="float" office:value="1453.78300694324">
                <text:p>1453.783006943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1800">
                <text:p>1800</text:p>
              </table:table-cell>
              <table:table-cell office:value-type="float" office:value="1950">
                <text:p>1950</text:p>
              </table:table-cell>
              <table:table-cell office:value-type="float" office:value="1495.72735459458">
                <text:p>1495.72735459458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2600">
                <text:p>2600</text:p>
              </table:table-cell>
              <table:table-cell office:value-type="float" office:value="2000">
                <text:p>2000</text:p>
              </table:table-cell>
              <table:table-cell office:value-type="float" office:value="1508.24987868005">
                <text:p>1508.24987868005</text:p>
              </table:table-cell>
              <table:table-cell office:value-type="float" office:value="116.666666666667">
                <text:p>116.666666666667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500">
                <text:p>1500</text:p>
              </table:table-cell>
              <table:table-cell office:value-type="float" office:value="1941.66666666667">
                <text:p>1941.66666666667</text:p>
              </table:table-cell>
              <table:table-cell office:value-type="float" office:value="1434.52076093837">
                <text:p>1434.52076093837</text:p>
              </table:table-cell>
              <table:table-cell office:value-type="float" office:value="-8.33333333333326">
                <text:p>-8.33333333333326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3100">
                <text:p>3100</text:p>
              </table:table-cell>
              <table:table-cell office:value-type="float" office:value="2066.66666666667">
                <text:p>2066.66666666667</text:p>
              </table:table-cell>
              <table:table-cell office:value-type="float" office:value="1473.77953447779">
                <text:p>1473.7795344777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3300">
                <text:p>3300</text:p>
              </table:table-cell>
              <table:table-cell office:value-type="float" office:value="2150">
                <text:p>2150</text:p>
              </table:table-cell>
              <table:table-cell office:value-type="float" office:value="1459.15072029224">
                <text:p>1459.1507202922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2300">
                <text:p>2300</text:p>
              </table:table-cell>
              <table:table-cell office:value-type="float" office:value="2216.66666666667">
                <text:p>2216.66666666667</text:p>
              </table:table-cell>
              <table:table-cell office:value-type="float" office:value="1556.31781487649">
                <text:p>1556.31781487649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2300">
                <text:p>2300</text:p>
              </table:table-cell>
              <table:table-cell office:value-type="float" office:value="2208.33333333333">
                <text:p>2208.33333333333</text:p>
              </table:table-cell>
              <table:table-cell office:value-type="float" office:value="1549.88014132907">
                <text:p>1549.88014132907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3100">
                <text:p>3100</text:p>
              </table:table-cell>
              <table:table-cell office:value-type="float" office:value="2358.33333333333">
                <text:p>2358.33333333333</text:p>
              </table:table-cell>
              <table:table-cell office:value-type="float" office:value="1720.92618026092">
                <text:p>1720.92618026092</text:p>
              </table:table-cell>
              <table:table-cell office:value-type="float" office:value="566.666666666667">
                <text:p>566.666666666667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2500">
                <text:p>2500</text:p>
              </table:table-cell>
              <table:table-cell office:value-type="float" office:value="2408.33333333333">
                <text:p>2408.33333333333</text:p>
              </table:table-cell>
              <table:table-cell office:value-type="float" office:value="1786.81271518147">
                <text:p>1786.81271518147</text:p>
              </table:table-cell>
              <table:table-cell office:value-type="float" office:value="616.666666666667">
                <text:p>616.666666666667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2700">
                <text:p>2700</text:p>
              </table:table-cell>
              <table:table-cell office:value-type="float" office:value="2466.66666666667">
                <text:p>2466.66666666667</text:p>
              </table:table-cell>
              <table:table-cell office:value-type="float" office:value="1854.1705318613">
                <text:p>1854.1705318613</text:p>
              </table:table-cell>
              <table:table-cell office:value-type="float" office:value="633.333333333333">
                <text:p>633.333333333333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1800">
                <text:p>1800</text:p>
              </table:table-cell>
              <table:table-cell office:value-type="float" office:value="2491.66666666667">
                <text:p>2491.66666666667</text:p>
              </table:table-cell>
              <table:table-cell office:value-type="float" office:value="1917.27634430369">
                <text:p>1917.27634430369</text:p>
              </table:table-cell>
              <table:table-cell office:value-type="float" office:value="666.666666666667">
                <text:p>666.66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2100">
                <text:p>2100</text:p>
              </table:table-cell>
              <table:table-cell office:value-type="float" office:value="2425">
                <text:p>2425</text:p>
              </table:table-cell>
              <table:table-cell office:value-type="float" office:value="1855.9098170205">
                <text:p>1855.9098170205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700">
                <text:p>1700</text:p>
              </table:table-cell>
              <table:table-cell office:value-type="float" office:value="2416.66666666667">
                <text:p>2416.66666666667</text:p>
              </table:table-cell>
              <table:table-cell office:value-type="float" office:value="1836.95932148239">
                <text:p>1836.95932148239</text:p>
              </table:table-cell>
              <table:table-cell office:value-type="float" office:value="466.666666666667">
                <text:p>466.666666666667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800">
                <text:p>1800</text:p>
              </table:table-cell>
              <table:table-cell office:value-type="float" office:value="2350">
                <text:p>2350</text:p>
              </table:table-cell>
              <table:table-cell office:value-type="float" office:value="1747.7315609072">
                <text:p>1747.731560907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1500">
                <text:p>1500</text:p>
              </table:table-cell>
              <table:table-cell office:value-type="float" office:value="2350">
                <text:p>2350</text:p>
              </table:table-cell>
              <table:table-cell office:value-type="float" office:value="1747.7315609072">
                <text:p>1747.7315609072</text:p>
              </table:table-cell>
              <table:table-cell office:value-type="float" office:value="408.333333333333">
                <text:p>408.3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000">
                <text:p>2000</text:p>
              </table:table-cell>
              <table:table-cell office:value-type="float" office:value="2258.33333333333">
                <text:p>2258.33333333333</text:p>
              </table:table-cell>
              <table:table-cell office:value-type="float" office:value="1698.36850759818">
                <text:p>1698.36850759818</text:p>
              </table:table-cell>
              <table:table-cell office:value-type="float" office:value="191.666666666667">
                <text:p>191.666666666667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3300">
                <text:p>3300</text:p>
              </table:table-cell>
              <table:table-cell office:value-type="float" office:value="2258.33333333333">
                <text:p>2258.33333333333</text:p>
              </table:table-cell>
              <table:table-cell office:value-type="float" office:value="1698.36850759818">
                <text:p>1698.36850759818</text:p>
              </table:table-cell>
              <table:table-cell office:value-type="float" office:value="108.333333333333">
                <text:p>108.333333333333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2400">
                <text:p>2400</text:p>
              </table:table-cell>
              <table:table-cell office:value-type="float" office:value="2266.66666666667">
                <text:p>2266.66666666667</text:p>
              </table:table-cell>
              <table:table-cell office:value-type="float" office:value="1705.28309445288">
                <text:p>1705.283094452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3500">
                <text:p>3500</text:p>
              </table:table-cell>
              <table:table-cell office:value-type="float" office:value="2366.66666666667">
                <text:p>2366.66666666667</text:p>
              </table:table-cell>
              <table:table-cell office:value-type="float" office:value="1701.51687720249">
                <text:p>1701.51687720249</text:p>
              </table:table-cell>
              <table:table-cell office:value-type="float" office:value="158.333333333333">
                <text:p>158.33333333333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200">
                <text:p>2200</text:p>
              </table:table-cell>
              <table:table-cell office:value-type="float" office:value="2291.66666666667">
                <text:p>2291.66666666667</text:p>
              </table:table-cell>
              <table:table-cell office:value-type="float" office:value="1667.22752437637">
                <text:p>1667.22752437637</text:p>
              </table:table-cell>
              <table:table-cell office:value-type="float" office:value="-66.666666666667">
                <text:p>-66.666666666667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4200">
                <text:p>4200</text:p>
              </table:table-cell>
              <table:table-cell office:value-type="float" office:value="2433.33333333333">
                <text:p>2433.33333333333</text:p>
              </table:table-cell>
              <table:table-cell office:value-type="float" office:value="1599.5758655098">
                <text:p>1599.57586550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900">
                <text:p>1900</text:p>
              </table:table-cell>
              <table:table-cell office:value-type="float" office:value="2366.66666666667">
                <text:p>2366.66666666667</text:p>
              </table:table-cell>
              <table:table-cell office:value-type="float" office:value="1524.23152394233">
                <text:p>1524.23152394233</text:p>
              </table:table-cell>
              <table:table-cell office:value-type="float" office:value="-100">
                <text:p>-100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600">
                <text:p>2600</text:p>
              </table:table-cell>
              <table:table-cell office:value-type="float" office:value="2433.33333333333">
                <text:p>2433.33333333333</text:p>
              </table:table-cell>
              <table:table-cell office:value-type="float" office:value="1608.34481183375">
                <text:p>1608.34481183375</text:p>
              </table:table-cell>
              <table:table-cell office:value-type="float" office:value="-58.333333333333">
                <text:p>-58.333333333333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3800">
                <text:p>3800</text:p>
              </table:table-cell>
              <table:table-cell office:value-type="float" office:value="2575">
                <text:p>2575</text:p>
              </table:table-cell>
              <table:table-cell office:value-type="float" office:value="1670.34034526288">
                <text:p>1670.340345262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4000">
                <text:p>14000</text:p>
              </table:table-cell>
              <table:table-cell office:value-type="float" office:value="3600">
                <text:p>3600</text:p>
              </table:table-cell>
              <table:table-cell office:value-type="float" office:value="213.395371601387">
                <text:p>213.395371601387</text:p>
              </table:table-cell>
              <table:table-cell office:value-type="float" office:value="1183.33333333333">
                <text:p>1183.33333333333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6700">
                <text:p>6700</text:p>
              </table:table-cell>
              <table:table-cell office:value-type="float" office:value="4008.33333333333">
                <text:p>4008.33333333333</text:p>
              </table:table-cell>
              <table:table-cell office:value-type="float" office:value="563.585464651523">
                <text:p>563.585464651523</text:p>
              </table:table-cell>
              <table:table-cell office:value-type="float" office:value="1658.33333333333">
                <text:p>1658.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2300">
                <text:p>2300</text:p>
              </table:table-cell>
              <table:table-cell office:value-type="float" office:value="4075">
                <text:p>4075</text:p>
              </table:table-cell>
              <table:table-cell office:value-type="float" office:value="675.768803497955">
                <text:p>675.768803497955</text:p>
              </table:table-cell>
              <table:table-cell office:value-type="float" office:value="1725">
                <text:p>1725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587">
                <text:p>587</text:p>
              </table:table-cell>
              <table:table-cell office:value-type="float" office:value="3957.25">
                <text:p>3957.25</text:p>
              </table:table-cell>
              <table:table-cell office:value-type="float" office:value="456.644360841386">
                <text:p>456.644360841386</text:p>
              </table:table-cell>
              <table:table-cell office:value-type="float" office:value="1698.91666666667">
                <text:p>1698.91666666667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475">
                <text:p>475</text:p>
              </table:table-cell>
              <table:table-cell office:value-type="float" office:value="3721.83333333333">
                <text:p>3721.83333333333</text:p>
              </table:table-cell>
              <table:table-cell office:value-type="float" office:value="80.8335497241083">
                <text:p>80.8335497241083</text:p>
              </table:table-cell>
              <table:table-cell office:value-type="float" office:value="1463.5">
                <text:p>1463.5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54">
                <text:p>54</text:p>
              </table:table-cell>
              <table:table-cell office:value-type="float" office:value="3526.33333333333">
                <text:p>3526.33333333333</text:p>
              </table:table-cell>
              <table:table-cell office:value-type="float" office:value="-252.468649338215">
                <text:p>-252.468649338215</text:p>
              </table:table-cell>
              <table:table-cell office:value-type="float" office:value="1259.66666666667">
                <text:p>1259.6666666666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779">
                <text:p>779</text:p>
              </table:table-cell>
              <table:table-cell office:value-type="float" office:value="3299.58333333333">
                <text:p>3299.58333333333</text:p>
              </table:table-cell>
              <table:table-cell office:value-type="float" office:value="-561.680577929952">
                <text:p>-561.680577929952</text:p>
              </table:table-cell>
              <table:table-cell office:value-type="float" office:value="932.916666666667">
                <text:p>932.91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57">
                <text:p>157</text:p>
              </table:table-cell>
              <table:table-cell office:value-type="float" office:value="3129.33333333333">
                <text:p>3129.33333333333</text:p>
              </table:table-cell>
              <table:table-cell office:value-type="float" office:value="-828.649103426204">
                <text:p>-828.649103426204</text:p>
              </table:table-cell>
              <table:table-cell office:value-type="float" office:value="837.666666666667">
                <text:p>837.666666666667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365">
                <text:p>365</text:p>
              </table:table-cell>
              <table:table-cell office:value-type="float" office:value="2809.75">
                <text:p>2809.75</text:p>
              </table:table-cell>
              <table:table-cell office:value-type="float" office:value="-1208.29434848144">
                <text:p>-1208.29434848144</text:p>
              </table:table-cell>
              <table:table-cell office:value-type="float" office:value="376.416666666667">
                <text:p>376.41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178">
                <text:p>178</text:p>
              </table:table-cell>
              <table:table-cell office:value-type="float" office:value="2666.25">
                <text:p>2666.25</text:p>
              </table:table-cell>
              <table:table-cell office:value-type="float" office:value="-1417.45197748429">
                <text:p>-1417.45197748429</text:p>
              </table:table-cell>
              <table:table-cell office:value-type="float" office:value="299.583333333333">
                <text:p>299.583333333333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90">
                <text:p>90</text:p>
              </table:table-cell>
              <table:table-cell office:value-type="float" office:value="2457.08333333333">
                <text:p>2457.08333333333</text:p>
              </table:table-cell>
              <table:table-cell office:value-type="float" office:value="-1694.04473806503">
                <text:p>-1694.04473806503</text:p>
              </table:table-cell>
              <table:table-cell office:value-type="float" office:value="23.75">
                <text:p>23.75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58">
                <text:p>158</text:p>
              </table:table-cell>
              <table:table-cell office:value-type="float" office:value="2153.58333333333">
                <text:p>2153.58333333333</text:p>
              </table:table-cell>
              <table:table-cell office:value-type="float" office:value="-2023.49175159769">
                <text:p>-2023.49175159769</text:p>
              </table:table-cell>
              <table:table-cell office:value-type="float" office:value="-421.416666666667">
                <text:p>-421.41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92">
                <text:p>92</text:p>
              </table:table-cell>
              <table:table-cell office:value-type="float" office:value="994.583333333333">
                <text:p>994.583333333333</text:p>
              </table:table-cell>
              <table:table-cell office:value-type="float" office:value="-905.672269489773">
                <text:p>-905.672269489773</text:p>
              </table:table-cell>
              <table:table-cell office:value-type="float" office:value="-2605.41666666667">
                <text:p>-2605.41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63">
                <text:p>63</text:p>
              </table:table-cell>
              <table:table-cell office:value-type="float" office:value="441.5">
                <text:p>441.5</text:p>
              </table:table-cell>
              <table:table-cell office:value-type="float" office:value="-188.50281384653">
                <text:p>-188.50281384653</text:p>
              </table:table-cell>
              <table:table-cell office:value-type="float" office:value="-3566.83333333333">
                <text:p>-3566.83333333333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51">
                <text:p>51</text:p>
              </table:table-cell>
              <table:table-cell office:value-type="float" office:value="254.083333333333">
                <text:p>254.083333333333</text:p>
              </table:table-cell>
              <table:table-cell office:value-type="float" office:value="12.3270855684962">
                <text:p>12.3270855684962</text:p>
              </table:table-cell>
              <table:table-cell office:value-type="float" office:value="-3820.91666666667">
                <text:p>-3820.91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54">
                <text:p>54</text:p>
              </table:table-cell>
              <table:table-cell office:value-type="float" office:value="209.666666666667">
                <text:p>209.666666666667</text:p>
              </table:table-cell>
              <table:table-cell office:value-type="float" office:value="-13.6212979698429">
                <text:p>-13.6212979698429</text:p>
              </table:table-cell>
              <table:table-cell office:value-type="float" office:value="-3747.58333333333">
                <text:p>-3747.58333333333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21">
                <text:p>21</text:p>
              </table:table-cell>
              <table:table-cell office:value-type="float" office:value="171.833333333333">
                <text:p>171.833333333333</text:p>
              </table:table-cell>
              <table:table-cell office:value-type="float" office:value="-40.6091009371953">
                <text:p>-40.6091009371953</text:p>
              </table:table-cell>
              <table:table-cell office:value-type="float" office:value="-3550">
                <text:p>-3550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331">
                <text:p>331</text:p>
              </table:table-cell>
              <table:table-cell office:value-type="float" office:value="194.916666666667">
                <text:p>194.916666666667</text:p>
              </table:table-cell>
              <table:table-cell office:value-type="float" office:value="-18.6046579372381">
                <text:p>-18.6046579372381</text:p>
              </table:table-cell>
              <table:table-cell office:value-type="float" office:value="-3331.41666666667">
                <text:p>-3331.41666666667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56">
                <text:p>56</text:p>
              </table:table-cell>
              <table:table-cell office:value-type="float" office:value="134.666666666667">
                <text:p>134.666666666667</text:p>
              </table:table-cell>
              <table:table-cell office:value-type="float" office:value="23.4385363681807">
                <text:p>23.4385363681807</text:p>
              </table:table-cell>
              <table:table-cell office:value-type="float" office:value="-3164.91666666667">
                <text:p>-3164.91666666667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55">
                <text:p>55</text:p>
              </table:table-cell>
              <table:table-cell office:value-type="float" office:value="126.166666666667">
                <text:p>126.166666666667</text:p>
              </table:table-cell>
              <table:table-cell office:value-type="float" office:value="12.9212908161925">
                <text:p>12.9212908161925</text:p>
              </table:table-cell>
              <table:table-cell office:value-type="float" office:value="-3003.16666666667">
                <text:p>-3003.1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35">
                <text:p>35</text:p>
              </table:table-cell>
              <table:table-cell office:value-type="float" office:value="98.6666666666667">
                <text:p>98.6666666666667</text:p>
              </table:table-cell>
              <table:table-cell office:value-type="float" office:value="11.6637060761491">
                <text:p>11.6637060761491</text:p>
              </table:table-cell>
              <table:table-cell office:value-type="float" office:value="-2711.08333333333">
                <text:p>-2711.0833333333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37">
                <text:p>37</text:p>
              </table:table-cell>
              <table:table-cell office:value-type="float" office:value="86.9166666666667">
                <text:p>86.9166666666667</text:p>
              </table:table-cell>
              <table:table-cell office:value-type="float" office:value="2.1083712605157">
                <text:p>2.1083712605157</text:p>
              </table:table-cell>
              <table:table-cell office:value-type="float" office:value="-2579.33333333333">
                <text:p>-2579.3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71">
                <text:p>71</text:p>
              </table:table-cell>
              <table:table-cell office:value-type="float" office:value="85.3333333333333">
                <text:p>85.3333333333333</text:p>
              </table:table-cell>
              <table:table-cell office:value-type="float" office:value="0.410552008892552">
                <text:p>0.410552008892552</text:p>
              </table:table-cell>
              <table:table-cell office:value-type="float" office:value="-2371.75">
                <text:p>-2371.75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70">
                <text:p>70</text:p>
              </table:table-cell>
              <table:table-cell office:value-type="float" office:value="78">
                <text:p>78</text:p>
              </table:table-cell>
              <table:table-cell office:value-type="float" office:value="-3.82020199526187">
                <text:p>-3.82020199526187</text:p>
              </table:table-cell>
              <table:table-cell office:value-type="float" office:value="-2075.58333333333">
                <text:p>-2075.58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87">
                <text:p>87</text:p>
              </table:table-cell>
              <table:table-cell office:value-type="float" office:value="77.5833333333333">
                <text:p>77.5833333333333</text:p>
              </table:table-cell>
              <table:table-cell office:value-type="float" office:value="-4.17179809675804">
                <text:p>-4.17179809675804</text:p>
              </table:table-cell>
              <table:table-cell office:value-type="float" office:value="-917">
                <text:p>-91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99">
                <text:p>199</text:p>
              </table:table-cell>
              <table:table-cell office:value-type="float" office:value="88.9166666666667">
                <text:p>88.9166666666667</text:p>
              </table:table-cell>
              <table:table-cell office:value-type="float" office:value="0.233924332665822">
                <text:p>0.233924332665822</text:p>
              </table:table-cell>
              <table:table-cell office:value-type="float" office:value="-352.583333333333">
                <text:p>-352.583333333333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50">
                <text:p>50</text:p>
              </table:table-cell>
              <table:table-cell office:value-type="float" office:value="88.8333333333333">
                <text:p>88.8333333333333</text:p>
              </table:table-cell>
              <table:table-cell office:value-type="float" office:value="0.111261329766705">
                <text:p>0.111261329766705</text:p>
              </table:table-cell>
              <table:table-cell office:value-type="float" office:value="-165.25">
                <text:p>-165.25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7">
                <text:p>7</text:p>
              </table:table-cell>
              <table:table-cell office:value-type="float" office:value="84.9166666666667">
                <text:p>84.9166666666667</text:p>
              </table:table-cell>
              <table:table-cell office:value-type="float" office:value="-6.48002944761339">
                <text:p>-6.48002944761339</text:p>
              </table:table-cell>
              <table:table-cell office:value-type="float" office:value="-124.75">
                <text:p>-124.75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8">
                <text:p>18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-6.92465222857413">
                <text:p>-6.92465222857413</text:p>
              </table:table-cell>
              <table:table-cell office:value-type="float" office:value="-87.1666666666667">
                <text:p>-87.166666666666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9">
                <text:p>19</text:p>
              </table:table-cell>
              <table:table-cell office:value-type="float" office:value="58.6666666666667">
                <text:p>58.6666666666667</text:p>
              </table:table-cell>
              <table:table-cell office:value-type="float" office:value="8.39588474364984">
                <text:p>8.39588474364984</text:p>
              </table:table-cell>
              <table:table-cell office:value-type="float" office:value="-136.25">
                <text:p>-136.25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72">
                <text:p>72</text:p>
              </table:table-cell>
              <table:table-cell office:value-type="float" office:value="60">
                <text:p>60</text:p>
              </table:table-cell>
              <table:table-cell office:value-type="float" office:value="9.59437260853435">
                <text:p>9.59437260853435</text:p>
              </table:table-cell>
              <table:table-cell office:value-type="float" office:value="-74.6666666666667">
                <text:p>-74.6666666666667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8">
                <text:p>8</text:p>
              </table:table-cell>
              <table:table-cell office:value-type="float" office:value="56.0833333333333">
                <text:p>56.0833333333333</text:p>
              </table:table-cell>
              <table:table-cell office:value-type="float" office:value="3.47593956793303">
                <text:p>3.47593956793303</text:p>
              </table:table-cell>
              <table:table-cell office:value-type="float" office:value="-70.0833333333333">
                <text:p>-70.083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88">
                <text:p>188</text:p>
              </table:table-cell>
              <table:table-cell office:value-type="float" office:value="68.8333333333333">
                <text:p>68.8333333333333</text:p>
              </table:table-cell>
              <table:table-cell office:value-type="float" office:value="4.55434859657913">
                <text:p>4.55434859657913</text:p>
              </table:table-cell>
              <table:table-cell office:value-type="float" office:value="-29.8333333333333">
                <text:p>-29.8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585">
                <text:p>585</text:p>
              </table:table-cell>
              <table:table-cell office:value-type="float" office:value="114.5">
                <text:p>114.5</text:p>
              </table:table-cell>
              <table:table-cell office:value-type="float" office:value="-46.6997631399117">
                <text:p>-46.6997631399117</text:p>
              </table:table-cell>
              <table:table-cell office:value-type="float" office:value="27.5833333333333">
                <text:p>27.5833333333333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58">
                <text:p>158</text:p>
              </table:table-cell>
              <table:table-cell office:value-type="float" office:value="121.75">
                <text:p>121.75</text:p>
              </table:table-cell>
              <table:table-cell office:value-type="float" office:value="-39.2718082350112">
                <text:p>-39.2718082350112</text:p>
              </table:table-cell>
              <table:table-cell office:value-type="float" office:value="36.4166666666667">
                <text:p>36.416666666666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57">
                <text:p>57</text:p>
              </table:table-cell>
              <table:table-cell office:value-type="float" office:value="120.666666666667">
                <text:p>120.666666666667</text:p>
              </table:table-cell>
              <table:table-cell office:value-type="float" office:value="-40.7781357966652">
                <text:p>-40.7781357966652</text:p>
              </table:table-cell>
              <table:table-cell office:value-type="float" office:value="42.6666666666667">
                <text:p>42.666666666666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61">
                <text:p>61</text:p>
              </table:table-cell>
              <table:table-cell office:value-type="float" office:value="118.5">
                <text:p>118.5</text:p>
              </table:table-cell>
              <table:table-cell office:value-type="float" office:value="-43.6107926416656">
                <text:p>-43.6107926416656</text:p>
              </table:table-cell>
              <table:table-cell office:value-type="float" office:value="40.9166666666667">
                <text:p>40.9166666666667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41">
                <text:p>41</text:p>
              </table:table-cell>
              <table:table-cell office:value-type="float" office:value="105.333333333333">
                <text:p>105.333333333333</text:p>
              </table:table-cell>
              <table:table-cell office:value-type="float" office:value="-56.0596558876888">
                <text:p>-56.0596558876888</text:p>
              </table:table-cell>
              <table:table-cell office:value-type="float" office:value="16.4166666666667">
                <text:p>16.4166666666667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24">
                <text:p>24</text:p>
              </table:table-cell>
              <table:table-cell office:value-type="float" office:value="103.166666666667">
                <text:p>103.166666666667</text:p>
              </table:table-cell>
              <table:table-cell office:value-type="float" office:value="-59.2082268994449">
                <text:p>-59.2082268994449</text:p>
              </table:table-cell>
              <table:table-cell office:value-type="float" office:value="14.3333333333333">
                <text:p>14.3333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97">
                <text:p>97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-48.9170721570922">
                <text:p>-48.9170721570922</text:p>
              </table:table-cell>
              <table:table-cell office:value-type="float" office:value="25.75">
                <text:p>25.75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22">
                <text:p>22</text:p>
              </table:table-cell>
              <table:table-cell office:value-type="float" office:value="111">
                <text:p>111</text:p>
              </table:table-cell>
              <table:table-cell office:value-type="float" office:value="-48.3766265514147">
                <text:p>-48.3766265514147</text:p>
              </table:table-cell>
              <table:table-cell office:value-type="float" office:value="26.3333333333333">
                <text:p>26.3333333333333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31">
                <text:p>31</text:p>
              </table:table-cell>
              <table:table-cell office:value-type="float" office:value="112">
                <text:p>112</text:p>
              </table:table-cell>
              <table:table-cell office:value-type="float" office:value="-46.7834431487799">
                <text:p>-46.7834431487799</text:p>
              </table:table-cell>
              <table:table-cell office:value-type="float" office:value="53.3333333333333">
                <text:p>53.3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27">
                <text:p>27</text:p>
              </table:table-cell>
              <table:table-cell office:value-type="float" office:value="108.25">
                <text:p>108.25</text:p>
              </table:table-cell>
              <table:table-cell office:value-type="float" office:value="-52.0877826510475">
                <text:p>-52.0877826510475</text:p>
              </table:table-cell>
              <table:table-cell office:value-type="float" office:value="48.25">
                <text:p>48.2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78">
                <text:p>178</text:p>
              </table:table-cell>
              <table:table-cell office:value-type="float" office:value="122.416666666667">
                <text:p>122.416666666667</text:p>
              </table:table-cell>
              <table:table-cell office:value-type="float" office:value="-35.7538157728565">
                <text:p>-35.7538157728565</text:p>
              </table:table-cell>
              <table:table-cell office:value-type="float" office:value="66.3333333333333">
                <text:p>66.3333333333333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42">
                <text:p>42</text:p>
              </table:table-cell>
              <table:table-cell office:value-type="float" office:value="110.25">
                <text:p>110.25</text:p>
              </table:table-cell>
              <table:table-cell office:value-type="float" office:value="-48.032328307823">
                <text:p>-48.032328307823</text:p>
              </table:table-cell>
              <table:table-cell office:value-type="float" office:value="41.4166666666667">
                <text:p>41.41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17">
                <text:p>117</text:p>
              </table:table-cell>
              <table:table-cell office:value-type="float" office:value="71.25">
                <text:p>71.25</text:p>
              </table:table-cell>
              <table:table-cell office:value-type="float" office:value="17.3205427096066">
                <text:p>17.3205427096066</text:p>
              </table:table-cell>
              <table:table-cell office:value-type="float" office:value="-43.25">
                <text:p>-43.25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83">
                <text:p>83</text:p>
              </table:table-cell>
              <table:table-cell office:value-type="float" office:value="65">
                <text:p>65</text:p>
              </table:table-cell>
              <table:table-cell office:value-type="float" office:value="18.1579054889534">
                <text:p>18.1579054889534</text:p>
              </table:table-cell>
              <table:table-cell office:value-type="float" office:value="-56.75">
                <text:p>-56.7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21cm" svg:y="1.275cm" chart:style-name="ch3">
          <text:p>Number of redirects</text:p>
        </chart:subtitle>
        <chart:legend chart:legend-position="end" svg:x="11.957cm" svg:y="3.454cm" style:legend-expansion="high" chart:style-name="ch4"/>
        <chart:plot-area chart:style-name="ch5" table:cell-range-address="'Num redirects'.A2:'Num redirects'.B150 'Num redirects'.A1:'Num redirects'.B1 'Num redirects'.E1:'Num redirects'.G150" chart:data-source-has-labels="both" svg:x="1.331cm" svg:y="2.138cm" svg:width="10.306cm" svg:height="5.701cm">
          <chartooo:coordinate-region svg:x="2.324cm" svg:y="2.337cm" svg:width="8.727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Num redirects'.A2:'Num redirects'.A150"/>
            <chart:grid chart:style-name="ch8" chart:class="major"/>
          </chart:axis>
          <chart:axis chart:dimension="y" chart:name="primary-y" chart:style-name="ch9">
            <chart:title svg:x="0.451cm" svg:y="5.733cm" chart:style-name="ch10">
              <text:p>Redirects</text:p>
            </chart:title>
            <chart:grid chart:style-name="ch8" chart:class="major"/>
          </chart:axis>
          <chart:series chart:style-name="ch11" chart:values-cell-range-address="'Num redirects'.B2:'Num redirects'.B150" chart:label-cell-address="'Num redirects'.B1:'Num redirects'.B1" chart:class="chart:line">
            <chart:data-point chart:repeated="149"/>
          </chart:series>
          <chart:series chart:style-name="ch12" chart:values-cell-range-address="'Num redirects'.E2:'Num redirects'.E150" chart:label-cell-address="'Num redirects'.E1:'Num redirects'.E1" chart:class="chart:line">
            <chart:data-point chart:repeated="149"/>
          </chart:series>
          <chart:series chart:style-name="ch13" chart:values-cell-range-address="'Num redirects'.F2:'Num redirects'.F150" chart:label-cell-address="'Num redirects'.F1:'Num redirects'.F1" chart:class="chart:line">
            <chart:data-point chart:repeated="149"/>
          </chart:series>
          <chart:series chart:style-name="ch14" chart:values-cell-range-address="'Num redirects'.G2:'Num redirects'.G150" chart:label-cell-address="'Num redirects'.G1:'Num redirects'.G1" chart:class="chart:line">
            <chart:data-point chart:repeated="1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 redirects</text:p>
                <draw:g>
                  <svg:desc>'Num redirects'.B1:'Num redirects'.B1</svg:desc>
                </draw:g>
              </table:table-cell>
              <table:table-cell office:value-type="string">
                <text:p>Mean</text:p>
                <draw:g>
                  <svg:desc>'Num redirects'.E1:'Num redirects'.E1</svg:desc>
                </draw:g>
              </table:table-cell>
              <table:table-cell office:value-type="string">
                <text:p>Mean – 1*StdDev</text:p>
                <draw:g>
                  <svg:desc>'Num redirects'.F1:'Num redirects'.F1</svg:desc>
                </draw:g>
              </table:table-cell>
              <table:table-cell office:value-type="string">
                <text:p>Diff</text:p>
                <draw:g>
                  <svg:desc>'Num redirects'.G1:'Num redirects'.G1</svg:desc>
                </draw:g>
              </table:table-cell>
            </table:table-row>
          </table:table-header-rows>
          <table:table-rows>
            <table:table-row>
              <table:table-cell office:value-type="float" office:value="38200">
                <text:p>38200</text:p>
                <draw:g>
                  <svg:desc>'Num redirects'.A2:'Num redirects'.A150</svg:desc>
                </draw:g>
              </table:table-cell>
              <table:table-cell office:value-type="float" office:value="NaN">
                <text:p>NaN</text:p>
                <draw:g>
                  <svg:desc>'Num redirects'.B2:'Num redirects'.B150</svg:desc>
                </draw:g>
              </table:table-cell>
              <table:table-cell office:value-type="float" office:value="NaN">
                <text:p>NaN</text:p>
                <draw:g>
                  <svg:desc>'Num redirects'.E2:'Num redirects'.E150</svg:desc>
                </draw:g>
              </table:table-cell>
              <table:table-cell office:value-type="float" office:value="NaN">
                <text:p>NaN</text:p>
                <draw:g>
                  <svg:desc>'Num redirects'.F2:'Num redirects'.F150</svg:desc>
                </draw:g>
              </table:table-cell>
              <table:table-cell office:value-type="float" office:value="NaN">
                <text:p>NaN</text:p>
                <draw:g>
                  <svg:desc>'Num redirects'.G2:'Num redirects'.G150</svg:desc>
                </draw:g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38">
                <text:p>38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-2.07172491878354">
                <text:p>-2.07172491878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38">
                <text:p>38</text:p>
              </table:table-cell>
              <table:table-cell office:value-type="float" office:value="16.8333333333333">
                <text:p>16.8333333333333</text:p>
              </table:table-cell>
              <table:table-cell office:value-type="float" office:value="0.292291630766332">
                <text:p>0.292291630766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38">
                <text:p>38</text:p>
              </table:table-cell>
              <table:table-cell office:value-type="float" office:value="20">
                <text:p>20</text:p>
              </table:table-cell>
              <table:table-cell office:value-type="float" office:value="3.33757629765815">
                <text:p>3.33757629765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41">
                <text:p>41</text:p>
              </table:table-cell>
              <table:table-cell office:value-type="float" office:value="23.4166666666667">
                <text:p>23.4166666666667</text:p>
              </table:table-cell>
              <table:table-cell office:value-type="float" office:value="7.02676770789368">
                <text:p>7.02676770789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42">
                <text:p>42</text:p>
              </table:table-cell>
              <table:table-cell office:value-type="float" office:value="26.75">
                <text:p>26.75</text:p>
              </table:table-cell>
              <table:table-cell office:value-type="float" office:value="11.0590935426106">
                <text:p>11.0590935426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42">
                <text:p>42</text:p>
              </table:table-cell>
              <table:table-cell office:value-type="float" office:value="30.0833333333333">
                <text:p>30.0833333333333</text:p>
              </table:table-cell>
              <table:table-cell office:value-type="float" office:value="15.9575456105945">
                <text:p>15.9575456105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42">
                <text:p>4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1.7470300297587">
                <text:p>21.7470300297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42">
                <text:p>42</text:p>
              </table:table-cell>
              <table:table-cell office:value-type="float" office:value="36.5833333333333">
                <text:p>36.5833333333333</text:p>
              </table:table-cell>
              <table:table-cell office:value-type="float" office:value="29.8082676398131">
                <text:p>29.8082676398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42">
                <text:p>42</text:p>
              </table:table-cell>
              <table:table-cell office:value-type="float" office:value="38.0833333333333">
                <text:p>38.0833333333333</text:p>
              </table:table-cell>
              <table:table-cell office:value-type="float" office:value="32.45130909957">
                <text:p>32.45130909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42">
                <text:p>42</text:p>
              </table:table-cell>
              <table:table-cell office:value-type="float" office:value="39.5833333333333">
                <text:p>39.5833333333333</text:p>
              </table:table-cell>
              <table:table-cell office:value-type="float" office:value="36.0296327439775">
                <text:p>36.0296327439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43">
                <text:p>43</text:p>
              </table:table-cell>
              <table:table-cell office:value-type="float" office:value="40.6666666666667">
                <text:p>40.6666666666667</text:p>
              </table:table-cell>
              <table:table-cell office:value-type="float" office:value="38.6515721129035">
                <text:p>38.6515721129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43">
                <text:p>43</text:p>
              </table:table-cell>
              <table:table-cell office:value-type="float" office:value="41.0833333333333">
                <text:p>41.0833333333333</text:p>
              </table:table-cell>
              <table:table-cell office:value-type="float" office:value="39.1546817396812">
                <text:p>39.1546817396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45">
                <text:p>45</text:p>
              </table:table-cell>
              <table:table-cell office:value-type="float" office:value="41.6666666666667">
                <text:p>41.6666666666667</text:p>
              </table:table-cell>
              <table:table-cell office:value-type="float" office:value="39.6972028109973">
                <text:p>39.697202810997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45">
                <text:p>45</text:p>
              </table:table-cell>
              <table:table-cell office:value-type="float" office:value="42.25">
                <text:p>42.25</text:p>
              </table:table-cell>
              <table:table-cell office:value-type="float" office:value="40.434661313844">
                <text:p>40.434661313844</text:p>
              </table:table-cell>
              <table:table-cell office:value-type="float" office:value="25.4166666666667">
                <text:p>25.4166666666667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49">
                <text:p>49</text:p>
              </table:table-cell>
              <table:table-cell office:value-type="float" office:value="43.1666666666667">
                <text:p>43.1666666666667</text:p>
              </table:table-cell>
              <table:table-cell office:value-type="float" office:value="40.9578688310131">
                <text:p>40.9578688310131</text:p>
              </table:table-cell>
              <table:table-cell office:value-type="float" office:value="23.1666666666667">
                <text:p>23.1666666666667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49">
                <text:p>49</text:p>
              </table:table-cell>
              <table:table-cell office:value-type="float" office:value="43.8333333333333">
                <text:p>43.8333333333333</text:p>
              </table:table-cell>
              <table:table-cell office:value-type="float" office:value="41.1761532377045">
                <text:p>41.1761532377045</text:p>
              </table:table-cell>
              <table:table-cell office:value-type="float" office:value="20.4166666666667">
                <text:p>20.416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49">
                <text:p>49</text:p>
              </table:table-cell>
              <table:table-cell office:value-type="float" office:value="44.4166666666667">
                <text:p>44.4166666666667</text:p>
              </table:table-cell>
              <table:table-cell office:value-type="float" office:value="41.4484001589881">
                <text:p>41.4484001589881</text:p>
              </table:table-cell>
              <table:table-cell office:value-type="float" office:value="17.6666666666667">
                <text:p>17.6666666666667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52">
                <text:p>52</text:p>
              </table:table-cell>
              <table:table-cell office:value-type="float" office:value="45.25">
                <text:p>45.25</text:p>
              </table:table-cell>
              <table:table-cell office:value-type="float" office:value="41.6792857857286">
                <text:p>41.6792857857286</text:p>
              </table:table-cell>
              <table:table-cell office:value-type="float" office:value="15.1666666666667">
                <text:p>15.1666666666667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58">
                <text:p>58</text:p>
              </table:table-cell>
              <table:table-cell office:value-type="float" office:value="46.5833333333333">
                <text:p>46.5833333333333</text:p>
              </table:table-cell>
              <table:table-cell office:value-type="float" office:value="41.6205933765365">
                <text:p>41.6205933765365</text:p>
              </table:table-cell>
              <table:table-cell office:value-type="float" office:value="13.25">
                <text:p>13.25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58">
                <text:p>58</text:p>
              </table:table-cell>
              <table:table-cell office:value-type="float" office:value="47.9166666666667">
                <text:p>47.9166666666667</text:p>
              </table:table-cell>
              <table:table-cell office:value-type="float" office:value="42.2045052649915">
                <text:p>42.2045052649915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89">
                <text:p>189</text:p>
              </table:table-cell>
              <table:table-cell office:value-type="float" office:value="60.1666666666667">
                <text:p>60.1666666666667</text:p>
              </table:table-cell>
              <table:table-cell office:value-type="float" office:value="19.2369412309589">
                <text:p>19.2369412309589</text:p>
              </table:table-cell>
              <table:table-cell office:value-type="float" office:value="22.0833333333333">
                <text:p>22.08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201">
                <text:p>201</text:p>
              </table:table-cell>
              <table:table-cell office:value-type="float" office:value="73.4166666666667">
                <text:p>73.4166666666667</text:p>
              </table:table-cell>
              <table:table-cell office:value-type="float" office:value="16.3481937060152">
                <text:p>16.3481937060152</text:p>
              </table:table-cell>
              <table:table-cell office:value-type="float" office:value="33.8333333333333">
                <text:p>33.8333333333333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289">
                <text:p>289</text:p>
              </table:table-cell>
              <table:table-cell office:value-type="float" office:value="93.9166666666667">
                <text:p>93.9166666666667</text:p>
              </table:table-cell>
              <table:table-cell office:value-type="float" office:value="10.6138692310099">
                <text:p>10.6138692310099</text:p>
              </table:table-cell>
              <table:table-cell office:value-type="float" office:value="53.25">
                <text:p>53.2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292">
                <text:p>292</text:p>
              </table:table-cell>
              <table:table-cell office:value-type="float" office:value="114.666666666667">
                <text:p>114.666666666667</text:p>
              </table:table-cell>
              <table:table-cell office:value-type="float" office:value="15.6668197123926">
                <text:p>15.6668197123926</text:p>
              </table:table-cell>
              <table:table-cell office:value-type="float" office:value="73.5833333333333">
                <text:p>73.583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296">
                <text:p>296</text:p>
              </table:table-cell>
              <table:table-cell office:value-type="float" office:value="135.583333333333">
                <text:p>135.583333333333</text:p>
              </table:table-cell>
              <table:table-cell office:value-type="float" office:value="26.6259118469119">
                <text:p>26.6259118469119</text:p>
              </table:table-cell>
              <table:table-cell office:value-type="float" office:value="93.9166666666667">
                <text:p>93.916666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299">
                <text:p>299</text:p>
              </table:table-cell>
              <table:table-cell office:value-type="float" office:value="156.75">
                <text:p>156.75</text:p>
              </table:table-cell>
              <table:table-cell office:value-type="float" office:value="42.4488626478284">
                <text:p>42.4488626478284</text:p>
              </table:table-cell>
              <table:table-cell office:value-type="float" office:value="114.5">
                <text:p>114.5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314">
                <text:p>314</text:p>
              </table:table-cell>
              <table:table-cell office:value-type="float" office:value="178.833333333333">
                <text:p>178.833333333333</text:p>
              </table:table-cell>
              <table:table-cell office:value-type="float" office:value="61.6785535578482">
                <text:p>61.6785535578482</text:p>
              </table:table-cell>
              <table:table-cell office:value-type="float" office:value="135.666666666667">
                <text:p>135.666666666667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329">
                <text:p>329</text:p>
              </table:table-cell>
              <table:table-cell office:value-type="float" office:value="202.166666666667">
                <text:p>202.166666666667</text:p>
              </table:table-cell>
              <table:table-cell office:value-type="float" office:value="85.3382506546416">
                <text:p>85.3382506546416</text:p>
              </table:table-cell>
              <table:table-cell office:value-type="float" office:value="158.333333333333">
                <text:p>158.33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340">
                <text:p>340</text:p>
              </table:table-cell>
              <table:table-cell office:value-type="float" office:value="226.416666666667">
                <text:p>226.416666666667</text:p>
              </table:table-cell>
              <table:table-cell office:value-type="float" office:value="114.159285185671">
                <text:p>114.15928518567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341">
                <text:p>341</text:p>
              </table:table-cell>
              <table:table-cell office:value-type="float" office:value="250.5">
                <text:p>250.5</text:p>
              </table:table-cell>
              <table:table-cell office:value-type="float" office:value="148.534319499157">
                <text:p>148.534319499157</text:p>
              </table:table-cell>
              <table:table-cell office:value-type="float" office:value="205.25">
                <text:p>205.25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343">
                <text:p>343</text:p>
              </table:table-cell>
              <table:table-cell office:value-type="float" office:value="274.25">
                <text:p>274.25</text:p>
              </table:table-cell>
              <table:table-cell office:value-type="float" office:value="189.4517099229">
                <text:p>189.4517099229</text:p>
              </table:table-cell>
              <table:table-cell office:value-type="float" office:value="227.666666666667">
                <text:p>227.666666666667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346">
                <text:p>346</text:p>
              </table:table-cell>
              <table:table-cell office:value-type="float" office:value="298.25">
                <text:p>298.25</text:p>
              </table:table-cell>
              <table:table-cell office:value-type="float" office:value="245.532700786519">
                <text:p>245.532700786519</text:p>
              </table:table-cell>
              <table:table-cell office:value-type="float" office:value="250.333333333333">
                <text:p>250.333333333333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348">
                <text:p>348</text:p>
              </table:table-cell>
              <table:table-cell office:value-type="float" office:value="311.5">
                <text:p>311.5</text:p>
              </table:table-cell>
              <table:table-cell office:value-type="float" office:value="269.93624831003">
                <text:p>269.93624831003</text:p>
              </table:table-cell>
              <table:table-cell office:value-type="float" office:value="251.333333333333">
                <text:p>251.333333333333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349">
                <text:p>349</text:p>
              </table:table-cell>
              <table:table-cell office:value-type="float" office:value="323.833333333333">
                <text:p>323.833333333333</text:p>
              </table:table-cell>
              <table:table-cell office:value-type="float" office:value="299.762100659782">
                <text:p>299.762100659782</text:p>
              </table:table-cell>
              <table:table-cell office:value-type="float" office:value="250.416666666667">
                <text:p>250.416666666667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349">
                <text:p>349</text:p>
              </table:table-cell>
              <table:table-cell office:value-type="float" office:value="328.833333333333">
                <text:p>328.833333333333</text:p>
              </table:table-cell>
              <table:table-cell office:value-type="float" office:value="306.485531597497">
                <text:p>306.485531597497</text:p>
              </table:table-cell>
              <table:table-cell office:value-type="float" office:value="234.916666666667">
                <text:p>234.91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349">
                <text:p>349</text:p>
              </table:table-cell>
              <table:table-cell office:value-type="float" office:value="333.583333333333">
                <text:p>333.583333333333</text:p>
              </table:table-cell>
              <table:table-cell office:value-type="float" office:value="313.874275271189">
                <text:p>313.874275271189</text:p>
              </table:table-cell>
              <table:table-cell office:value-type="float" office:value="218.916666666667">
                <text:p>218.916666666667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349">
                <text:p>349</text:p>
              </table:table-cell>
              <table:table-cell office:value-type="float" office:value="338">
                <text:p>338</text:p>
              </table:table-cell>
              <table:table-cell office:value-type="float" office:value="321.864212558303">
                <text:p>321.864212558303</text:p>
              </table:table-cell>
              <table:table-cell office:value-type="float" office:value="202.416666666667">
                <text:p>202.41666666666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349">
                <text:p>349</text:p>
              </table:table-cell>
              <table:table-cell office:value-type="float" office:value="342.166666666667">
                <text:p>342.166666666667</text:p>
              </table:table-cell>
              <table:table-cell office:value-type="float" office:value="331.482495423584">
                <text:p>331.482495423584</text:p>
              </table:table-cell>
              <table:table-cell office:value-type="float" office:value="185.416666666667">
                <text:p>185.41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350">
                <text:p>350</text:p>
              </table:table-cell>
              <table:table-cell office:value-type="float" office:value="345.166666666667">
                <text:p>345.166666666667</text:p>
              </table:table-cell>
              <table:table-cell office:value-type="float" office:value="339.019482043778">
                <text:p>339.019482043778</text:p>
              </table:table-cell>
              <table:table-cell office:value-type="float" office:value="166.333333333333">
                <text:p>166.333333333333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355">
                <text:p>355</text:p>
              </table:table-cell>
              <table:table-cell office:value-type="float" office:value="347.333333333333">
                <text:p>347.333333333333</text:p>
              </table:table-cell>
              <table:table-cell office:value-type="float" office:value="343.126556693557">
                <text:p>343.126556693557</text:p>
              </table:table-cell>
              <table:table-cell office:value-type="float" office:value="145.166666666667">
                <text:p>145.166666666667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357">
                <text:p>357</text:p>
              </table:table-cell>
              <table:table-cell office:value-type="float" office:value="348.75">
                <text:p>348.75</text:p>
              </table:table-cell>
              <table:table-cell office:value-type="float" office:value="344.378085503622">
                <text:p>344.378085503622</text:p>
              </table:table-cell>
              <table:table-cell office:value-type="float" office:value="122.333333333333">
                <text:p>122.333333333333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357">
                <text:p>357</text:p>
              </table:table-cell>
              <table:table-cell office:value-type="float" office:value="350.083333333333">
                <text:p>350.083333333333</text:p>
              </table:table-cell>
              <table:table-cell office:value-type="float" office:value="345.85231511646">
                <text:p>345.85231511646</text:p>
              </table:table-cell>
              <table:table-cell office:value-type="float" office:value="99.5833333333333">
                <text:p>99.5833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358">
                <text:p>358</text:p>
              </table:table-cell>
              <table:table-cell office:value-type="float" office:value="351.333333333333">
                <text:p>351.333333333333</text:p>
              </table:table-cell>
              <table:table-cell office:value-type="float" office:value="347.170001334401">
                <text:p>347.170001334401</text:p>
              </table:table-cell>
              <table:table-cell office:value-type="float" office:value="77.0833333333333">
                <text:p>77.0833333333333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358">
                <text:p>358</text:p>
              </table:table-cell>
              <table:table-cell office:value-type="float" office:value="352.333333333333">
                <text:p>352.333333333333</text:p>
              </table:table-cell>
              <table:table-cell office:value-type="float" office:value="348.126556693557">
                <text:p>348.126556693557</text:p>
              </table:table-cell>
              <table:table-cell office:value-type="float" office:value="54.0833333333333">
                <text:p>54.0833333333333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358">
                <text:p>358</text:p>
              </table:table-cell>
              <table:table-cell office:value-type="float" office:value="353.166666666667">
                <text:p>353.166666666667</text:p>
              </table:table-cell>
              <table:table-cell office:value-type="float" office:value="348.906207166623">
                <text:p>348.906207166623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358">
                <text:p>358</text:p>
              </table:table-cell>
              <table:table-cell office:value-type="float" office:value="353.916666666667">
                <text:p>353.916666666667</text:p>
              </table:table-cell>
              <table:table-cell office:value-type="float" office:value="349.664216392609">
                <text:p>349.664216392609</text:p>
              </table:table-cell>
              <table:table-cell office:value-type="float" office:value="30.0833333333334">
                <text:p>30.0833333333334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360">
                <text:p>360</text:p>
              </table:table-cell>
              <table:table-cell office:value-type="float" office:value="354.833333333333">
                <text:p>354.833333333333</text:p>
              </table:table-cell>
              <table:table-cell office:value-type="float" office:value="350.551589140445">
                <text:p>350.55158914044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363">
                <text:p>363</text:p>
              </table:table-cell>
              <table:table-cell office:value-type="float" office:value="356">
                <text:p>356</text:p>
              </table:table-cell>
              <table:table-cell office:value-type="float" office:value="351.548238346656">
                <text:p>351.548238346656</text:p>
              </table:table-cell>
              <table:table-cell office:value-type="float" office:value="22.4166666666667">
                <text:p>22.4166666666667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364">
                <text:p>364</text:p>
              </table:table-cell>
              <table:table-cell office:value-type="float" office:value="357.25">
                <text:p>357.25</text:p>
              </table:table-cell>
              <table:table-cell office:value-type="float" office:value="352.836693673982">
                <text:p>352.836693673982</text:p>
              </table:table-cell>
              <table:table-cell office:value-type="float" office:value="19.25">
                <text:p>19.2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392">
                <text:p>392</text:p>
              </table:table-cell>
              <table:table-cell office:value-type="float" office:value="360.833333333333">
                <text:p>360.833333333333</text:p>
              </table:table-cell>
              <table:table-cell office:value-type="float" office:value="350.390124723878">
                <text:p>350.390124723878</text:p>
              </table:table-cell>
              <table:table-cell office:value-type="float" office:value="18.6666666666666">
                <text:p>18.6666666666666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398">
                <text:p>398</text:p>
              </table:table-cell>
              <table:table-cell office:value-type="float" office:value="364.833333333333">
                <text:p>364.833333333333</text:p>
              </table:table-cell>
              <table:table-cell office:value-type="float" office:value="350.462698291167">
                <text:p>350.462698291167</text:p>
              </table:table-cell>
              <table:table-cell office:value-type="float" office:value="19.6666666666666">
                <text:p>19.6666666666666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402">
                <text:p>402</text:p>
              </table:table-cell>
              <table:table-cell office:value-type="float" office:value="368.75">
                <text:p>368.75</text:p>
              </table:table-cell>
              <table:table-cell office:value-type="float" office:value="351.240911450958">
                <text:p>351.240911450958</text:p>
              </table:table-cell>
              <table:table-cell office:value-type="float" office:value="21.4166666666667">
                <text:p>21.4166666666667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404">
                <text:p>404</text:p>
              </table:table-cell>
              <table:table-cell office:value-type="float" office:value="372.666666666667">
                <text:p>372.666666666667</text:p>
              </table:table-cell>
              <table:table-cell office:value-type="float" office:value="352.91211214771">
                <text:p>352.91211214771</text:p>
              </table:table-cell>
              <table:table-cell office:value-type="float" office:value="23.9166666666667">
                <text:p>23.91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409">
                <text:p>409</text:p>
              </table:table-cell>
              <table:table-cell office:value-type="float" office:value="377">
                <text:p>377</text:p>
              </table:table-cell>
              <table:table-cell office:value-type="float" office:value="355.379302845316">
                <text:p>355.379302845316</text:p>
              </table:table-cell>
              <table:table-cell office:value-type="float" office:value="26.9166666666667">
                <text:p>26.916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410">
                <text:p>410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58.680485495776">
                <text:p>358.68048549577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414">
                <text:p>414</text:p>
              </table:table-cell>
              <table:table-cell office:value-type="float" office:value="386">
                <text:p>386</text:p>
              </table:table-cell>
              <table:table-cell office:value-type="float" office:value="362.828701138929">
                <text:p>362.828701138929</text:p>
              </table:table-cell>
              <table:table-cell office:value-type="float" office:value="33.6666666666667">
                <text:p>33.6666666666667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414">
                <text:p>414</text:p>
              </table:table-cell>
              <table:table-cell office:value-type="float" office:value="390.666666666667">
                <text:p>390.666666666667</text:p>
              </table:table-cell>
              <table:table-cell office:value-type="float" office:value="368.01381882911">
                <text:p>368.0138188291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415">
                <text:p>415</text:p>
              </table:table-cell>
              <table:table-cell office:value-type="float" office:value="395.416666666667">
                <text:p>395.416666666667</text:p>
              </table:table-cell>
              <table:table-cell office:value-type="float" office:value="374.313205798694">
                <text:p>374.31320579869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427">
                <text:p>427</text:p>
              </table:table-cell>
              <table:table-cell office:value-type="float" office:value="401">
                <text:p>401</text:p>
              </table:table-cell>
              <table:table-cell office:value-type="float" office:value="381.302284396408">
                <text:p>381.302284396408</text:p>
              </table:table-cell>
              <table:table-cell office:value-type="float" office:value="46.1666666666667">
                <text:p>46.1666666666667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440">
                <text:p>440</text:p>
              </table:table-cell>
              <table:table-cell office:value-type="float" office:value="407.416666666667">
                <text:p>407.416666666667</text:p>
              </table:table-cell>
              <table:table-cell office:value-type="float" office:value="388.706152688335">
                <text:p>388.706152688335</text:p>
              </table:table-cell>
              <table:table-cell office:value-type="float" office:value="51.4166666666667">
                <text:p>51.4166666666667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454">
                <text:p>454</text:p>
              </table:table-cell>
              <table:table-cell office:value-type="float" office:value="414.916666666667">
                <text:p>414.916666666667</text:p>
              </table:table-cell>
              <table:table-cell office:value-type="float" office:value="397.17888811695">
                <text:p>397.17888811695</text:p>
              </table:table-cell>
              <table:table-cell office:value-type="float" office:value="57.6666666666667">
                <text:p>57.6666666666667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472">
                <text:p>472</text:p>
              </table:table-cell>
              <table:table-cell office:value-type="float" office:value="421.583333333333">
                <text:p>421.583333333333</text:p>
              </table:table-cell>
              <table:table-cell office:value-type="float" office:value="398.897902152093">
                <text:p>398.897902152093</text:p>
              </table:table-cell>
              <table:table-cell office:value-type="float" office:value="60.75">
                <text:p>60.75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476">
                <text:p>476</text:p>
              </table:table-cell>
              <table:table-cell office:value-type="float" office:value="428.083333333333">
                <text:p>428.083333333333</text:p>
              </table:table-cell>
              <table:table-cell office:value-type="float" office:value="401.869324818338">
                <text:p>401.869324818338</text:p>
              </table:table-cell>
              <table:table-cell office:value-type="float" office:value="63.25">
                <text:p>63.25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483">
                <text:p>483</text:p>
              </table:table-cell>
              <table:table-cell office:value-type="float" office:value="434.833333333333">
                <text:p>434.833333333333</text:p>
              </table:table-cell>
              <table:table-cell office:value-type="float" office:value="405.682211934871">
                <text:p>405.682211934871</text:p>
              </table:table-cell>
              <table:table-cell office:value-type="float" office:value="66.0833333333333">
                <text:p>66.0833333333333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490">
                <text:p>490</text:p>
              </table:table-cell>
              <table:table-cell office:value-type="float" office:value="442">
                <text:p>442</text:p>
              </table:table-cell>
              <table:table-cell office:value-type="float" office:value="410.631225717284">
                <text:p>410.631225717284</text:p>
              </table:table-cell>
              <table:table-cell office:value-type="float" office:value="69.3333333333333">
                <text:p>69.3333333333333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490">
                <text:p>490</text:p>
              </table:table-cell>
              <table:table-cell office:value-type="float" office:value="448.75">
                <text:p>448.75</text:p>
              </table:table-cell>
              <table:table-cell office:value-type="float" office:value="416.427407282212">
                <text:p>416.427407282212</text:p>
              </table:table-cell>
              <table:table-cell office:value-type="float" office:value="71.75">
                <text:p>71.75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569">
                <text:p>569</text:p>
              </table:table-cell>
              <table:table-cell office:value-type="float" office:value="462">
                <text:p>462</text:p>
              </table:table-cell>
              <table:table-cell office:value-type="float" office:value="416.930356920953">
                <text:p>416.930356920953</text:p>
              </table:table-cell>
              <table:table-cell office:value-type="float" office:value="80.6666666666667">
                <text:p>80.6666666666667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584">
                <text:p>584</text:p>
              </table:table-cell>
              <table:table-cell office:value-type="float" office:value="476.166666666667">
                <text:p>476.166666666667</text:p>
              </table:table-cell>
              <table:table-cell office:value-type="float" office:value="421.797836469855">
                <text:p>421.797836469855</text:p>
              </table:table-cell>
              <table:table-cell office:value-type="float" office:value="90.1666666666667">
                <text:p>90.1666666666667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585">
                <text:p>585</text:p>
              </table:table-cell>
              <table:table-cell office:value-type="float" office:value="490.416666666667">
                <text:p>490.416666666667</text:p>
              </table:table-cell>
              <table:table-cell office:value-type="float" office:value="431.59573913954">
                <text:p>431.59573913954</text:p>
              </table:table-cell>
              <table:table-cell office:value-type="float" office:value="99.75">
                <text:p>99.75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588">
                <text:p>588</text:p>
              </table:table-cell>
              <table:table-cell office:value-type="float" office:value="504.833333333333">
                <text:p>504.833333333333</text:p>
              </table:table-cell>
              <table:table-cell office:value-type="float" office:value="444.985293442391">
                <text:p>444.985293442391</text:p>
              </table:table-cell>
              <table:table-cell office:value-type="float" office:value="109.416666666667">
                <text:p>109.416666666667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597">
                <text:p>597</text:p>
              </table:table-cell>
              <table:table-cell office:value-type="float" office:value="519">
                <text:p>519</text:p>
              </table:table-cell>
              <table:table-cell office:value-type="float" office:value="459.130444829082">
                <text:p>459.1304448290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677">
                <text:p>677</text:p>
              </table:table-cell>
              <table:table-cell office:value-type="float" office:value="538.75">
                <text:p>538.75</text:p>
              </table:table-cell>
              <table:table-cell office:value-type="float" office:value="469.029616910248">
                <text:p>469.029616910248</text:p>
              </table:table-cell>
              <table:table-cell office:value-type="float" office:value="131.333333333333">
                <text:p>131.333333333333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694">
                <text:p>694</text:p>
              </table:table-cell>
              <table:table-cell office:value-type="float" office:value="558.75">
                <text:p>558.75</text:p>
              </table:table-cell>
              <table:table-cell office:value-type="float" office:value="481.531155149795">
                <text:p>481.531155149795</text:p>
              </table:table-cell>
              <table:table-cell office:value-type="float" office:value="143.833333333333">
                <text:p>143.833333333333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761">
                <text:p>761</text:p>
              </table:table-cell>
              <table:table-cell office:value-type="float" office:value="582.833333333333">
                <text:p>582.833333333333</text:p>
              </table:table-cell>
              <table:table-cell office:value-type="float" office:value="491.375610031716">
                <text:p>491.375610031716</text:p>
              </table:table-cell>
              <table:table-cell office:value-type="float" office:value="161.25">
                <text:p>161.25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791">
                <text:p>791</text:p>
              </table:table-cell>
              <table:table-cell office:value-type="float" office:value="609.083333333333">
                <text:p>609.083333333333</text:p>
              </table:table-cell>
              <table:table-cell office:value-type="float" office:value="506.542469343026">
                <text:p>506.54246934302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811">
                <text:p>811</text:p>
              </table:table-cell>
              <table:table-cell office:value-type="float" office:value="636.416666666667">
                <text:p>636.416666666667</text:p>
              </table:table-cell>
              <table:table-cell office:value-type="float" office:value="527.051175738035">
                <text:p>527.051175738035</text:p>
              </table:table-cell>
              <table:table-cell office:value-type="float" office:value="201.583333333333">
                <text:p>201.583333333333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851">
                <text:p>851</text:p>
              </table:table-cell>
              <table:table-cell office:value-type="float" office:value="666.5">
                <text:p>666.5</text:p>
              </table:table-cell>
              <table:table-cell office:value-type="float" office:value="551.562467558955">
                <text:p>551.562467558955</text:p>
              </table:table-cell>
              <table:table-cell office:value-type="float" office:value="224.5">
                <text:p>224.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875">
                <text:p>875</text:p>
              </table:table-cell>
              <table:table-cell office:value-type="float" office:value="698.583333333333">
                <text:p>698.583333333333</text:p>
              </table:table-cell>
              <table:table-cell office:value-type="float" office:value="583.658489644209">
                <text:p>583.658489644209</text:p>
              </table:table-cell>
              <table:table-cell office:value-type="float" office:value="249.833333333333">
                <text:p>249.833333333333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891">
                <text:p>891</text:p>
              </table:table-cell>
              <table:table-cell office:value-type="float" office:value="725.416666666667">
                <text:p>725.416666666667</text:p>
              </table:table-cell>
              <table:table-cell office:value-type="float" office:value="605.994985725609">
                <text:p>605.994985725609</text:p>
              </table:table-cell>
              <table:table-cell office:value-type="float" office:value="263.416666666667">
                <text:p>263.41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900">
                <text:p>900</text:p>
              </table:table-cell>
              <table:table-cell office:value-type="float" office:value="751.75">
                <text:p>751.75</text:p>
              </table:table-cell>
              <table:table-cell office:value-type="float" office:value="631.509237739064">
                <text:p>631.509237739064</text:p>
              </table:table-cell>
              <table:table-cell office:value-type="float" office:value="275.583333333333">
                <text:p>275.583333333333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912">
                <text:p>912</text:p>
              </table:table-cell>
              <table:table-cell office:value-type="float" office:value="779">
                <text:p>779</text:p>
              </table:table-cell>
              <table:table-cell office:value-type="float" office:value="663.006269761916">
                <text:p>663.006269761916</text:p>
              </table:table-cell>
              <table:table-cell office:value-type="float" office:value="288.583333333333">
                <text:p>288.58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914">
                <text:p>914</text:p>
              </table:table-cell>
              <table:table-cell office:value-type="float" office:value="806.166666666667">
                <text:p>806.166666666667</text:p>
              </table:table-cell>
              <table:table-cell office:value-type="float" office:value="701.334477531898">
                <text:p>701.334477531898</text:p>
              </table:table-cell>
              <table:table-cell office:value-type="float" office:value="301.333333333333">
                <text:p>301.333333333333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919">
                <text:p>919</text:p>
              </table:table-cell>
              <table:table-cell office:value-type="float" office:value="833">
                <text:p>833</text:p>
              </table:table-cell>
              <table:table-cell office:value-type="float" office:value="747.067679908176">
                <text:p>747.06767990817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955">
                <text:p>955</text:p>
              </table:table-cell>
              <table:table-cell office:value-type="float" office:value="856.166666666667">
                <text:p>856.166666666667</text:p>
              </table:table-cell>
              <table:table-cell office:value-type="float" office:value="779.097826915402">
                <text:p>779.097826915402</text:p>
              </table:table-cell>
              <table:table-cell office:value-type="float" office:value="317.416666666667">
                <text:p>317.416666666667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968">
                <text:p>968</text:p>
              </table:table-cell>
              <table:table-cell office:value-type="float" office:value="879">
                <text:p>879</text:p>
              </table:table-cell>
              <table:table-cell office:value-type="float" office:value="814.835438838165">
                <text:p>814.835438838165</text:p>
              </table:table-cell>
              <table:table-cell office:value-type="float" office:value="320.25">
                <text:p>320.25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976">
                <text:p>976</text:p>
              </table:table-cell>
              <table:table-cell office:value-type="float" office:value="896.916666666667">
                <text:p>896.916666666667</text:p>
              </table:table-cell>
              <table:table-cell office:value-type="float" office:value="838.981815586363">
                <text:p>838.981815586363</text:p>
              </table:table-cell>
              <table:table-cell office:value-type="float" office:value="314.083333333333">
                <text:p>314.083333333333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1000">
                <text:p>1000</text:p>
              </table:table-cell>
              <table:table-cell office:value-type="float" office:value="914.333333333333">
                <text:p>914.333333333333</text:p>
              </table:table-cell>
              <table:table-cell office:value-type="float" office:value="859.820059998328">
                <text:p>859.820059998328</text:p>
              </table:table-cell>
              <table:table-cell office:value-type="float" office:value="305.25">
                <text:p>305.25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1000">
                <text:p>1000</text:p>
              </table:table-cell>
              <table:table-cell office:value-type="float" office:value="930.083333333333">
                <text:p>930.083333333333</text:p>
              </table:table-cell>
              <table:table-cell office:value-type="float" office:value="881.11867384521">
                <text:p>881.11867384521</text:p>
              </table:table-cell>
              <table:table-cell office:value-type="float" office:value="293.666666666667">
                <text:p>293.666666666667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1000">
                <text:p>1000</text:p>
              </table:table-cell>
              <table:table-cell office:value-type="float" office:value="942.5">
                <text:p>942.5</text:p>
              </table:table-cell>
              <table:table-cell office:value-type="float" office:value="896.617739613421">
                <text:p>896.617739613421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1000">
                <text:p>1000</text:p>
              </table:table-cell>
              <table:table-cell office:value-type="float" office:value="952.916666666667">
                <text:p>952.916666666667</text:p>
              </table:table-cell>
              <table:table-cell office:value-type="float" office:value="909.636483644592">
                <text:p>909.636483644592</text:p>
              </table:table-cell>
              <table:table-cell office:value-type="float" office:value="254.333333333333">
                <text:p>254.333333333333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000">
                <text:p>1000</text:p>
              </table:table-cell>
              <table:table-cell office:value-type="float" office:value="962">
                <text:p>962</text:p>
              </table:table-cell>
              <table:table-cell office:value-type="float" office:value="921.55025564751">
                <text:p>921.55025564751</text:p>
              </table:table-cell>
              <table:table-cell office:value-type="float" office:value="236.583333333333">
                <text:p>236.583333333333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1000">
                <text:p>1000</text:p>
              </table:table-cell>
              <table:table-cell office:value-type="float" office:value="970.333333333333">
                <text:p>970.333333333333</text:p>
              </table:table-cell>
              <table:table-cell office:value-type="float" office:value="933.696706520233">
                <text:p>933.696706520233</text:p>
              </table:table-cell>
              <table:table-cell office:value-type="float" office:value="218.583333333333">
                <text:p>218.583333333333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1100">
                <text:p>1100</text:p>
              </table:table-cell>
              <table:table-cell office:value-type="float" office:value="986">
                <text:p>986</text:p>
              </table:table-cell>
              <table:table-cell office:value-type="float" office:value="938.108076217003">
                <text:p>938.108076217003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1100">
                <text:p>1100</text:p>
              </table:table-cell>
              <table:table-cell office:value-type="float" office:value="1001.5">
                <text:p>1001.5</text:p>
              </table:table-cell>
              <table:table-cell office:value-type="float" office:value="949.138494361532">
                <text:p>949.138494361532</text:p>
              </table:table-cell>
              <table:table-cell office:value-type="float" office:value="195.333333333333">
                <text:p>195.333333333333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1100">
                <text:p>1100</text:p>
              </table:table-cell>
              <table:table-cell office:value-type="float" office:value="1016.58333333333">
                <text:p>1016.58333333333</text:p>
              </table:table-cell>
              <table:table-cell office:value-type="float" office:value="964.077994499453">
                <text:p>964.077994499453</text:p>
              </table:table-cell>
              <table:table-cell office:value-type="float" office:value="183.583333333333">
                <text:p>183.583333333333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1100">
                <text:p>1100</text:p>
              </table:table-cell>
              <table:table-cell office:value-type="float" office:value="1028.66666666667">
                <text:p>1028.66666666667</text:p>
              </table:table-cell>
              <table:table-cell office:value-type="float" office:value="974.95136779071">
                <text:p>974.95136779071</text:p>
              </table:table-cell>
              <table:table-cell office:value-type="float" office:value="172.5">
                <text:p>172.5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1100">
                <text:p>1100</text:p>
              </table:table-cell>
              <table:table-cell office:value-type="float" office:value="1039.66666666667">
                <text:p>1039.66666666667</text:p>
              </table:table-cell>
              <table:table-cell office:value-type="float" office:value="985.988614044265">
                <text:p>985.988614044265</text:p>
              </table:table-cell>
              <table:table-cell office:value-type="float" office:value="160.666666666667">
                <text:p>160.666666666667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1100">
                <text:p>1100</text:p>
              </table:table-cell>
              <table:table-cell office:value-type="float" office:value="1050">
                <text:p>1050</text:p>
              </table:table-cell>
              <table:table-cell office:value-type="float" office:value="997.776703213291">
                <text:p>997.776703213291</text:p>
              </table:table-cell>
              <table:table-cell office:value-type="float" office:value="153.083333333333">
                <text:p>153.083333333333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100">
                <text:p>1100</text:p>
              </table:table-cell>
              <table:table-cell office:value-type="float" office:value="1058.33333333333">
                <text:p>1058.33333333333</text:p>
              </table:table-cell>
              <table:table-cell office:value-type="float" office:value="1006.84046827889">
                <text:p>1006.8404682788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100">
                <text:p>1100</text:p>
              </table:table-cell>
              <table:table-cell office:value-type="float" office:value="1066.66666666667">
                <text:p>1066.66666666667</text:p>
              </table:table-cell>
              <table:table-cell office:value-type="float" office:value="1017.43007027493">
                <text:p>1017.43007027493</text:p>
              </table:table-cell>
              <table:table-cell office:value-type="float" office:value="136.583333333333">
                <text:p>136.583333333333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1100">
                <text:p>1100</text:p>
              </table:table-cell>
              <table:table-cell office:value-type="float" office:value="1075">
                <text:p>1075</text:p>
              </table:table-cell>
              <table:table-cell office:value-type="float" office:value="1029.77329831334">
                <text:p>1029.77329831334</text:p>
              </table:table-cell>
              <table:table-cell office:value-type="float" office:value="132.5">
                <text:p>132.5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1100">
                <text:p>1100</text:p>
              </table:table-cell>
              <table:table-cell office:value-type="float" office:value="1083.33333333333">
                <text:p>1083.33333333333</text:p>
              </table:table-cell>
              <table:table-cell office:value-type="float" office:value="1044.40838612526">
                <text:p>1044.40838612526</text:p>
              </table:table-cell>
              <table:table-cell office:value-type="float" office:value="130.416666666667">
                <text:p>130.41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1100">
                <text:p>1100</text:p>
              </table:table-cell>
              <table:table-cell office:value-type="float" office:value="1091.66666666667">
                <text:p>1091.66666666667</text:p>
              </table:table-cell>
              <table:table-cell office:value-type="float" office:value="1062.79915320719">
                <text:p>1062.79915320719</text:p>
              </table:table-cell>
              <table:table-cell office:value-type="float" office:value="129.666666666667">
                <text:p>129.666666666667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29.666666666667">
                <text:p>129.666666666667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83.4166666666666">
                <text:p>83.4166666666666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71.3333333333333">
                <text:p>71.3333333333333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60.3333333333333">
                <text:p>60.3333333333333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8.33333333333326">
                <text:p>8.33333333333326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1200">
                <text:p>1200</text:p>
              </table:table-cell>
              <table:table-cell office:value-type="float" office:value="1108.33333333333">
                <text:p>1108.33333333333</text:p>
              </table:table-cell>
              <table:table-cell office:value-type="float" office:value="1079.46581987385">
                <text:p>1079.46581987385</text:p>
              </table:table-cell>
              <table:table-cell office:value-type="float" office:value="8.33333333333326">
                <text:p>8.33333333333326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1200">
                <text:p>1200</text:p>
              </table:table-cell>
              <table:table-cell office:value-type="float" office:value="1116.66666666667">
                <text:p>1116.66666666667</text:p>
              </table:table-cell>
              <table:table-cell office:value-type="float" office:value="1077.74171945859">
                <text:p>1077.74171945859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1200">
                <text:p>1200</text:p>
              </table:table-cell>
              <table:table-cell office:value-type="float" office:value="1125">
                <text:p>1125</text:p>
              </table:table-cell>
              <table:table-cell office:value-type="float" office:value="1079.77329831334">
                <text:p>1079.7732983133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1200">
                <text:p>1200</text:p>
              </table:table-cell>
              <table:table-cell office:value-type="float" office:value="1133.33333333333">
                <text:p>1133.33333333333</text:p>
              </table:table-cell>
              <table:table-cell office:value-type="float" office:value="1084.0967369416">
                <text:p>1084.0967369416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1200">
                <text:p>1200</text:p>
              </table:table-cell>
              <table:table-cell office:value-type="float" office:value="1141.66666666667">
                <text:p>1141.66666666667</text:p>
              </table:table-cell>
              <table:table-cell office:value-type="float" office:value="1090.17380161222">
                <text:p>1090.17380161222</text:p>
              </table:table-cell>
              <table:table-cell office:value-type="float" office:value="41.6666666666667">
                <text:p>41.6666666666667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1200">
                <text:p>1200</text:p>
              </table:table-cell>
              <table:table-cell office:value-type="float" office:value="1150">
                <text:p>1150</text:p>
              </table:table-cell>
              <table:table-cell office:value-type="float" office:value="1097.77670321329">
                <text:p>1097.7767032132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1200">
                <text:p>1200</text:p>
              </table:table-cell>
              <table:table-cell office:value-type="float" office:value="1158.33333333333">
                <text:p>1158.33333333333</text:p>
              </table:table-cell>
              <table:table-cell office:value-type="float" office:value="1106.84046827889">
                <text:p>1106.84046827889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1200">
                <text:p>1200</text:p>
              </table:table-cell>
              <table:table-cell office:value-type="float" office:value="1166.66666666667">
                <text:p>1166.66666666667</text:p>
              </table:table-cell>
              <table:table-cell office:value-type="float" office:value="1117.43007027493">
                <text:p>1117.43007027493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1200">
                <text:p>1200</text:p>
              </table:table-cell>
              <table:table-cell office:value-type="float" office:value="1175">
                <text:p>1175</text:p>
              </table:table-cell>
              <table:table-cell office:value-type="float" office:value="1129.77329831334">
                <text:p>1129.7732983133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1200">
                <text:p>1200</text:p>
              </table:table-cell>
              <table:table-cell office:value-type="float" office:value="1183.33333333333">
                <text:p>1183.33333333333</text:p>
              </table:table-cell>
              <table:table-cell office:value-type="float" office:value="1144.40838612526">
                <text:p>1144.4083861252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1200">
                <text:p>1200</text:p>
              </table:table-cell>
              <table:table-cell office:value-type="float" office:value="1191.66666666667">
                <text:p>1191.66666666667</text:p>
              </table:table-cell>
              <table:table-cell office:value-type="float" office:value="1162.79915320719">
                <text:p>1162.79915320719</text:p>
              </table:table-cell>
              <table:table-cell office:value-type="float" office:value="91.6666666666668">
                <text:p>91.6666666666668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91.6666666666668">
                <text:p>91.6666666666668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1200">
                <text:p>1200</text:p>
              </table:table-cell>
              <table:table-cell office:value-type="float" office:value="41.6666666666667">
                <text:p>41.6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456cm" svg:y="0.316cm" chart:style-name="ch2">
          <text:p>Northern Sami Wikipedia</text:p>
        </chart:title>
        <chart:subtitle svg:x="6.58cm" svg:y="1.275cm" chart:style-name="ch3">
          <text:p>Articles per day</text:p>
        </chart:subtitle>
        <chart:legend chart:legend-position="end" svg:x="11.957cm" svg:y="3.454cm" style:legend-expansion="high" chart:style-name="ch4"/>
        <chart:plot-area chart:style-name="ch5" table:cell-range-address="'Articles per day'.A1:'Articles per day'.B150 'Articles per day'.E1:'Articles per day'.G150" chart:data-source-has-labels="both" svg:x="1.331cm" svg:y="2.138cm" svg:width="10.306cm" svg:height="5.701cm">
          <chartooo:coordinate-region svg:x="2.149cm" svg:y="2.337cm" svg:width="8.904cm" svg:height="5.303cm"/>
          <chart:axis chart:dimension="x" chart:name="primary-x" chart:style-name="ch6" chartooo:axis-type="auto">
            <chartooo:date-scale/>
            <chart:title svg:x="6.003cm" svg:y="8.019cm" chart:style-name="ch7">
              <text:p>Dates</text:p>
            </chart:title>
            <chart:categories table:cell-range-address="'Articles per day'.A2:'Articles per day'.A150"/>
            <chart:grid chart:style-name="ch8" chart:class="major"/>
          </chart:axis>
          <chart:axis chart:dimension="y" chart:name="primary-y" chart:style-name="ch9">
            <chart:title svg:x="0.451cm" svg:y="5.574cm" chart:style-name="ch10">
              <text:p>Articles</text:p>
            </chart:title>
            <chart:grid chart:style-name="ch8" chart:class="major"/>
          </chart:axis>
          <chart:series chart:style-name="ch11" chart:values-cell-range-address="'Articles per day'.B2:'Articles per day'.B150" chart:label-cell-address="'Articles per day'.B1:'Articles per day'.B1" chart:class="chart:line">
            <chart:data-point chart:repeated="149"/>
          </chart:series>
          <chart:series chart:style-name="ch12" chart:values-cell-range-address="'Articles per day'.E2:'Articles per day'.E150" chart:label-cell-address="'Articles per day'.E1:'Articles per day'.E1" chart:class="chart:line">
            <chart:data-point chart:repeated="149"/>
          </chart:series>
          <chart:series chart:style-name="ch13" chart:values-cell-range-address="'Articles per day'.F2:'Articles per day'.F150" chart:label-cell-address="'Articles per day'.F1:'Articles per day'.F1" chart:class="chart:line">
            <chart:data-point chart:repeated="149"/>
          </chart:series>
          <chart:series chart:style-name="ch14" chart:values-cell-range-address="'Articles per day'.G2:'Articles per day'.G150" chart:label-cell-address="'Articles per day'.G1:'Articles per day'.G1" chart:class="chart:line">
            <chart:data-point chart:repeated="14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ticles per day</text:p>
                <draw:g>
                  <svg:desc>'Articles per day'.B1:'Articles per day'.B1</svg:desc>
                </draw:g>
              </table:table-cell>
              <table:table-cell office:value-type="string">
                <text:p>Mean</text:p>
                <draw:g>
                  <svg:desc>'Articles per day'.E1:'Articles per day'.E1</svg:desc>
                </draw:g>
              </table:table-cell>
              <table:table-cell office:value-type="string">
                <text:p>Mean – 1*StdDev</text:p>
                <draw:g>
                  <svg:desc>'Articles per day'.F1:'Articles per day'.F1</svg:desc>
                </draw:g>
              </table:table-cell>
              <table:table-cell office:value-type="string">
                <text:p>Diff</text:p>
                <draw:g>
                  <svg:desc>'Articles per day'.G1:'Articles per day'.G1</svg:desc>
                </draw:g>
              </table:table-cell>
            </table:table-row>
          </table:table-header-rows>
          <table:table-rows>
            <table:table-row>
              <table:table-cell office:value-type="float" office:value="38200">
                <text:p>38200</text:p>
                <draw:g>
                  <svg:desc>'Articles per day'.A2:'Articles per day'.A150</svg:desc>
                </draw:g>
              </table:table-cell>
              <table:table-cell office:value-type="float" office:value="NaN">
                <text:p>NaN</text:p>
                <draw:g>
                  <svg:desc>'Articles per day'.B2:'Articles per day'.B150</svg:desc>
                </draw:g>
              </table:table-cell>
              <table:table-cell office:value-type="float" office:value="NaN">
                <text:p>NaN</text:p>
                <draw:g>
                  <svg:desc>'Articles per day'.E2:'Articles per day'.E150</svg:desc>
                </draw:g>
              </table:table-cell>
              <table:table-cell office:value-type="float" office:value="NaN">
                <text:p>NaN</text:p>
                <draw:g>
                  <svg:desc>'Articles per day'.F2:'Articles per day'.F150</svg:desc>
                </draw:g>
              </table:table-cell>
              <table:table-cell office:value-type="float" office:value="NaN">
                <text:p>NaN</text:p>
                <draw:g>
                  <svg:desc>'Articles per day'.G2:'Articles per day'.G150</svg:desc>
                </draw:g>
              </table:table-cell>
            </table:table-row>
            <table:table-row>
              <table:table-cell office:value-type="float" office:value="38231">
                <text:p>38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61">
                <text:p>38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292">
                <text:p>3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22">
                <text:p>38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384">
                <text:p>38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12">
                <text:p>38412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43">
                <text:p>3844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473">
                <text:p>384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04">
                <text:p>3850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34">
                <text:p>38534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-1.26887998496733">
                <text:p>-1.2688799849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65">
                <text:p>38565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-1.26887998496733">
                <text:p>-1.2688799849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596">
                <text:p>38596</text:p>
              </table:table-cell>
              <table:table-cell office:value-type="float" office:value="NaN">
                <text:p>NaN</text:p>
              </table:table-cell>
              <table:table-cell office:value-type="float" office:value="1.75">
                <text:p>1.75</text:p>
              </table:table-cell>
              <table:table-cell office:value-type="float" office:value="-1.26887998496733">
                <text:p>-1.26887998496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26">
                <text:p>38626</text:p>
              </table:table-cell>
              <table:table-cell office:value-type="float" office:value="2">
                <text:p>2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-1.05159984101186">
                <text:p>-1.0515998410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57">
                <text:p>38657</text:p>
              </table:table-cell>
              <table:table-cell office:value-type="float" office:value="NaN">
                <text:p>NaN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-1.05159984101186">
                <text:p>-1.0515998410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687">
                <text:p>38687</text:p>
              </table:table-cell>
              <table:table-cell office:value-type="float" office:value="NaN">
                <text:p>NaN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-1.05159984101186">
                <text:p>-1.0515998410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NaN">
                <text:p>NaN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-1.05159984101186">
                <text:p>-1.0515998410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49">
                <text:p>38749</text:p>
              </table:table-cell>
              <table:table-cell office:value-type="float" office:value="NaN">
                <text:p>NaN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-1.05159984101186">
                <text:p>-1.0515998410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777">
                <text:p>38777</text:p>
              </table:table-cell>
              <table:table-cell office:value-type="float" office:value="NaN">
                <text:p>NaN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-1.29553918946974">
                <text:p>-1.29553918946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08">
                <text:p>38808</text:p>
              </table:table-cell>
              <table:table-cell office:value-type="float" office:value="NaN">
                <text:p>NaN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1.52638045568761">
                <text:p>-1.52638045568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38">
                <text:p>38838</text:p>
              </table:table-cell>
              <table:table-cell office:value-type="float" office:value="5">
                <text:p>5</text:p>
              </table:table-cell>
              <table:table-cell office:value-type="float" office:value="0.75">
                <text:p>0.75</text:p>
              </table:table-cell>
              <table:table-cell office:value-type="float" office:value="-0.794785951633312">
                <text:p>-0.794785951633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69">
                <text:p>38869</text:p>
              </table:table-cell>
              <table:table-cell office:value-type="float" office:value="4">
                <text:p>4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864973707887756">
                <text:p>-0.864973707887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899">
                <text:p>38899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864973707887756">
                <text:p>-0.864973707887756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38930">
                <text:p>38930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864973707887756">
                <text:p>-0.864973707887756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38961">
                <text:p>38961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864973707887756">
                <text:p>-0.864973707887756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38991">
                <text:p>38991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-1.01454990398015">
                <text:p>-1.01454990398015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39022">
                <text:p>39022</text:p>
              </table:table-cell>
              <table:table-cell office:value-type="float" office:value="NaN">
                <text:p>NaN</text:p>
              </table:table-cell>
              <table:table-cell office:value-type="float" office:value="0.75">
                <text:p>0.75</text:p>
              </table:table-cell>
              <table:table-cell office:value-type="float" office:value="-1.01454990398015">
                <text:p>-1.01454990398015</text:p>
              </table:table-cell>
              <table:table-cell office:value-type="float" office:value="-1.16666666666667">
                <text:p>-1.16666666666667</text:p>
              </table:table-cell>
            </table:table-row>
            <table:table-row>
              <table:table-cell office:value-type="float" office:value="39052">
                <text:p>39052</text:p>
              </table:table-cell>
              <table:table-cell office:value-type="float" office:value="4">
                <text:p>4</text:p>
              </table:table-cell>
              <table:table-cell office:value-type="float" office:value="1.08333333333333">
                <text:p>1.08333333333333</text:p>
              </table:table-cell>
              <table:table-cell office:value-type="float" office:value="-0.891892008625187">
                <text:p>-0.891892008625187</text:p>
              </table:table-cell>
              <table:table-cell office:value-type="float" office:value="-0.833333333333333">
                <text:p>-0.83333333333333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1">
                <text:p>1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-0.779580693737141">
                <text:p>-0.779580693737141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9114">
                <text:p>39114</text:p>
              </table:table-cell>
              <table:table-cell office:value-type="float" office:value="NaN">
                <text:p>NaN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-0.779580693737141">
                <text:p>-0.779580693737141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9142">
                <text:p>39142</text:p>
              </table:table-cell>
              <table:table-cell office:value-type="float" office:value="16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-2.16125227028883">
                <text:p>-2.16125227028883</text:p>
              </table:table-cell>
              <table:table-cell office:value-type="float" office:value="1.08333333333333">
                <text:p>1.08333333333333</text:p>
              </table:table-cell>
            </table:table-row>
            <table:table-row>
              <table:table-cell office:value-type="float" office:value="39173">
                <text:p>39173</text:p>
              </table:table-cell>
              <table:table-cell office:value-type="float" office:value="3">
                <text:p>3</text:p>
              </table:table-cell>
              <table:table-cell office:value-type="float" office:value="2.75">
                <text:p>2.75</text:p>
              </table:table-cell>
              <table:table-cell office:value-type="float" office:value="-1.84495771075604">
                <text:p>-1.84495771075604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39203">
                <text:p>39203</text:p>
              </table:table-cell>
              <table:table-cell office:value-type="float" office:value="11">
                <text:p>11</text:p>
              </table:table-cell>
              <table:table-cell office:value-type="float" office:value="3.25">
                <text:p>3.25</text:p>
              </table:table-cell>
              <table:table-cell office:value-type="float" office:value="-1.90443321987799">
                <text:p>-1.90443321987799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39234">
                <text:p>39234</text:p>
              </table:table-cell>
              <table:table-cell office:value-type="float" office:value="4">
                <text:p>4</text:p>
              </table:table-cell>
              <table:table-cell office:value-type="float" office:value="3.25">
                <text:p>3.25</text:p>
              </table:table-cell>
              <table:table-cell office:value-type="float" office:value="-1.90443321987799">
                <text:p>-1.90443321987799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float" office:value="39264">
                <text:p>39264</text:p>
              </table:table-cell>
              <table:table-cell office:value-type="float" office:value="4">
                <text:p>4</text:p>
              </table:table-cell>
              <table:table-cell office:value-type="float" office:value="3.58333333333333">
                <text:p>3.58333333333333</text:p>
              </table:table-cell>
              <table:table-cell office:value-type="float" office:value="-1.47016830294609">
                <text:p>-1.47016830294609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float" office:value="39295">
                <text:p>39295</text:p>
              </table:table-cell>
              <table:table-cell office:value-type="float" office:value="2">
                <text:p>2</text:p>
              </table:table-cell>
              <table:table-cell office:value-type="float" office:value="3.75">
                <text:p>3.75</text:p>
              </table:table-cell>
              <table:table-cell office:value-type="float" office:value="-1.20663008688179">
                <text:p>-1.20663008688179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float" office:value="39326">
                <text:p>3932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-0.824181513244218">
                <text:p>-0.824181513244218</text:p>
              </table:table-cell>
              <table:table-cell office:value-type="float" office:value="3.08333333333333">
                <text:p>3.08333333333333</text:p>
              </table:table-cell>
            </table:table-row>
            <table:table-row>
              <table:table-cell office:value-type="float" office:value="39356">
                <text:p>39356</text:p>
              </table:table-cell>
              <table:table-cell office:value-type="float" office:value="4">
                <text:p>4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-0.324667278191928">
                <text:p>-0.324667278191928</text:p>
              </table:table-cell>
              <table:table-cell office:value-type="float" office:value="3.58333333333333">
                <text:p>3.58333333333333</text:p>
              </table:table-cell>
            </table:table-row>
            <table:table-row>
              <table:table-cell office:value-type="float" office:value="39387">
                <text:p>39387</text:p>
              </table:table-cell>
              <table:table-cell office:value-type="float" office:value="1">
                <text:p>1</text:p>
              </table:table-cell>
              <table:table-cell office:value-type="float" office:value="4.41666666666667">
                <text:p>4.41666666666667</text:p>
              </table:table-cell>
              <table:table-cell office:value-type="float" office:value="-0.165082370810642">
                <text:p>-0.165082370810642</text:p>
              </table:table-cell>
              <table:table-cell office:value-type="float" office:value="3.66666666666667">
                <text:p>3.66666666666667</text:p>
              </table:table-cell>
            </table:table-row>
            <table:table-row>
              <table:table-cell office:value-type="float" office:value="39417">
                <text:p>39417</text:p>
              </table:table-cell>
              <table:table-cell office:value-type="float" office:value="NaN">
                <text:p>NaN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-0.673639220590841">
                <text:p>-0.6736392205908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-0.824181513244218">
                <text:p>-0.824181513244218</text:p>
              </table:table-cell>
              <table:table-cell office:value-type="float" office:value="2.83333333333333">
                <text:p>2.83333333333333</text:p>
              </table:table-cell>
            </table:table-row>
            <table:table-row>
              <table:table-cell office:value-type="float" office:value="39479">
                <text:p>39479</text:p>
              </table:table-cell>
              <table:table-cell office:value-type="float" office:value="1">
                <text:p>1</text:p>
              </table:table-cell>
              <table:table-cell office:value-type="float" office:value="4.08333333333333">
                <text:p>4.08333333333333</text:p>
              </table:table-cell>
              <table:table-cell office:value-type="float" office:value="-0.673639220590842">
                <text:p>-0.673639220590842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39508">
                <text:p>39508</text:p>
              </table:table-cell>
              <table:table-cell office:value-type="float" office:value="NaN">
                <text:p>NaN</text:p>
              </table:table-cell>
              <table:table-cell office:value-type="float" office:value="2.75">
                <text:p>2.75</text:p>
              </table:table-cell>
              <table:table-cell office:value-type="float" office:value="-0.29884478867891">
                <text:p>-0.2988447886789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39539">
                <text:p>39539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-0.647870853305597">
                <text:p>-0.64787085330559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float" office:value="39569">
                <text:p>39569</text:p>
              </table:table-cell>
              <table:table-cell office:value-type="float" office:value="NaN">
                <text:p>NaN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-0.146529159012299">
                <text:p>-0.146529159012299</text:p>
              </table:table-cell>
              <table:table-cell office:value-type="float" office:value="-1.66666666666667">
                <text:p>-1.66666666666667</text:p>
              </table:table-cell>
            </table:table-row>
            <table:table-row>
              <table:table-cell office:value-type="float" office:value="39600">
                <text:p>39600</text:p>
              </table:table-cell>
              <table:table-cell office:value-type="float" office:value="NaN">
                <text:p>NaN</text:p>
              </table:table-cell>
              <table:table-cell office:value-type="float" office:value="1.25">
                <text:p>1.25</text:p>
              </table:table-cell>
              <table:table-cell office:value-type="float" office:value="-0.352554778527654">
                <text:p>-0.352554778527654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39630">
                <text:p>39630</text:p>
              </table:table-cell>
              <table:table-cell office:value-type="float" office:value="NaN">
                <text:p>NaN</text:p>
              </table:table-cell>
              <table:table-cell office:value-type="float" office:value="0.916666666666667">
                <text:p>0.916666666666667</text:p>
              </table:table-cell>
              <table:table-cell office:value-type="float" office:value="-0.462287702235783">
                <text:p>-0.462287702235783</text:p>
              </table:table-cell>
              <table:table-cell office:value-type="float" office:value="-2.66666666666667">
                <text:p>-2.66666666666667</text:p>
              </table:table-cell>
            </table:table-row>
            <table:table-row>
              <table:table-cell office:value-type="float" office:value="39661">
                <text:p>39661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503782513509709">
                <text:p>-0.503782513509709</text:p>
              </table:table-cell>
              <table:table-cell office:value-type="float" office:value="-2.91666666666667">
                <text:p>-2.91666666666667</text:p>
              </table:table-cell>
            </table:table-row>
            <table:table-row>
              <table:table-cell office:value-type="float" office:value="39692">
                <text:p>39692</text:p>
              </table:table-cell>
              <table:table-cell office:value-type="float" office:value="NaN">
                <text:p>NaN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-0.581166819547982">
                <text:p>-0.581166819547982</text:p>
              </table:table-cell>
              <table:table-cell office:value-type="float" office:value="-3.41666666666667">
                <text:p>-3.41666666666667</text:p>
              </table:table-cell>
            </table:table-row>
            <table:table-row>
              <table:table-cell office:value-type="float" office:value="39722">
                <text:p>39722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39753">
                <text:p>3975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4.16666666666667">
                <text:p>-4.16666666666667</text:p>
              </table:table-cell>
            </table:table-row>
            <table:table-row>
              <table:table-cell office:value-type="float" office:value="39783">
                <text:p>39783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3.83333333333333">
                <text:p>-3.83333333333333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3.75">
                <text:p>-3.75</text:p>
              </table:table-cell>
            </table:table-row>
            <table:table-row>
              <table:table-cell office:value-type="float" office:value="39845">
                <text:p>39845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3.91666666666667">
                <text:p>-3.91666666666667</text:p>
              </table:table-cell>
            </table:table-row>
            <table:table-row>
              <table:table-cell office:value-type="float" office:value="39873">
                <text:p>39873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2.58333333333333">
                <text:p>-2.58333333333333</text:p>
              </table:table-cell>
            </table:table-row>
            <table:table-row>
              <table:table-cell office:value-type="float" office:value="39904">
                <text:p>39904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2.33333333333333">
                <text:p>-2.33333333333333</text:p>
              </table:table-cell>
            </table:table-row>
            <table:table-row>
              <table:table-cell office:value-type="float" office:value="39934">
                <text:p>39934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39965">
                <text:p>39965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1.08333333333333">
                <text:p>-1.08333333333333</text:p>
              </table:table-cell>
            </table:table-row>
            <table:table-row>
              <table:table-cell office:value-type="float" office:value="39995">
                <text:p>39995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0026">
                <text:p>40026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79">
                <text:p>-0.205341801261479</text:p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40057">
                <text:p>40057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416666666666667">
                <text:p>-0.416666666666667</text:p>
              </table:table-cell>
            </table:table-row>
            <table:table-row>
              <table:table-cell office:value-type="float" office:value="40087">
                <text:p>40087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118">
                <text:p>40118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148">
                <text:p>40148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0210">
                <text:p>40210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238">
                <text:p>40238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0269">
                <text:p>40269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299">
                <text:p>40299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330">
                <text:p>40330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0360">
                <text:p>4036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391">
                <text:p>40391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422">
                <text:p>40422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452">
                <text:p>40452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0483">
                <text:p>40483</text:p>
              </table:table-cell>
              <table:table-cell office:value-type="float" office:value="NaN">
                <text:p>NaN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-0.159032630583998">
                <text:p>-0.159032630583998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40513">
                <text:p>40513</text:p>
              </table:table-cell>
              <table:table-cell office:value-type="float" office:value="1">
                <text:p>1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0982619838777706">
                <text:p>-0.098261983877770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220958697931928">
                <text:p>-0.220958697931928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575">
                <text:p>40575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220958697931928">
                <text:p>-0.220958697931928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603">
                <text:p>40603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220958697931928">
                <text:p>-0.220958697931928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float" office:value="40634">
                <text:p>40634</text:p>
              </table:table-cell>
              <table:table-cell office:value-type="float" office:value="1">
                <text:p>1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220958697931928">
                <text:p>-0.220958697931928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0664">
                <text:p>40664</text:p>
              </table:table-cell>
              <table:table-cell office:value-type="float" office:value="2">
                <text:p>2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-0.104103533227759">
                <text:p>-0.104103533227759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float" office:value="40695">
                <text:p>40695</text:p>
              </table:table-cell>
              <table:table-cell office:value-type="float" office:value="12">
                <text:p>12</text:p>
              </table:table-cell>
              <table:table-cell office:value-type="float" office:value="1.75">
                <text:p>1.75</text:p>
              </table:table-cell>
              <table:table-cell office:value-type="float" office:value="-1.61087109920249">
                <text:p>-1.61087109920249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40725">
                <text:p>40725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  <table:table-cell office:value-type="float" office:value="-1.61087109920249">
                <text:p>-1.61087109920249</text:p>
              </table:table-cell>
              <table:table-cell office:value-type="float" office:value="1.41666666666667">
                <text:p>1.41666666666667</text:p>
              </table:table-cell>
            </table:table-row>
            <table:table-row>
              <table:table-cell office:value-type="float" office:value="40756">
                <text:p>40756</text:p>
              </table:table-cell>
              <table:table-cell office:value-type="float" office:value="1">
                <text:p>1</text:p>
              </table:table-cell>
              <table:table-cell office:value-type="float" office:value="1.75">
                <text:p>1.75</text:p>
              </table:table-cell>
              <table:table-cell office:value-type="float" office:value="-1.61087109920249">
                <text:p>-1.61087109920249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float" office:value="40787">
                <text:p>40787</text:p>
              </table:table-cell>
              <table:table-cell office:value-type="float" office:value="2">
                <text:p>2</text:p>
              </table:table-cell>
              <table:table-cell office:value-type="float" office:value="1.91666666666667">
                <text:p>1.91666666666667</text:p>
              </table:table-cell>
              <table:table-cell office:value-type="float" office:value="-1.39881583855399">
                <text:p>-1.39881583855399</text:p>
              </table:table-cell>
              <table:table-cell office:value-type="float" office:value="1.58333333333333">
                <text:p>1.58333333333333</text:p>
              </table:table-cell>
            </table:table-row>
            <table:table-row>
              <table:table-cell office:value-type="float" office:value="40817">
                <text:p>4081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-1.27525155175488">
                <text:p>-1.27525155175488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float" office:value="40848">
                <text:p>40848</text:p>
              </table:table-cell>
              <table:table-cell office:value-type="float" office:value="1">
                <text:p>1</text:p>
              </table:table-cell>
              <table:table-cell office:value-type="float" office:value="2.08333333333333">
                <text:p>2.08333333333333</text:p>
              </table:table-cell>
              <table:table-cell office:value-type="float" office:value="-1.14884390453121">
                <text:p>-1.14884390453121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0878">
                <text:p>4087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-0.923361403061314">
                <text:p>-0.923361403061314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6">
                <text:p>6</text:p>
              </table:table-cell>
              <table:table-cell office:value-type="float" office:value="2.58333333333333">
                <text:p>2.58333333333333</text:p>
              </table:table-cell>
              <table:table-cell office:value-type="float" office:value="-0.840070962056998">
                <text:p>-0.840070962056998</text:p>
              </table:table-cell>
              <table:table-cell office:value-type="float" office:value="1.91666666666667">
                <text:p>1.91666666666667</text:p>
              </table:table-cell>
            </table:table-row>
            <table:table-row>
              <table:table-cell office:value-type="float" office:value="40940">
                <text:p>40940</text:p>
              </table:table-cell>
              <table:table-cell office:value-type="float" office:value="1">
                <text:p>1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-0.699834979454026">
                <text:p>-0.699834979454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969">
                <text:p>40969</text:p>
              </table:table-cell>
              <table:table-cell office:value-type="float" office:value="1">
                <text:p>1</text:p>
              </table:table-cell>
              <table:table-cell office:value-type="float" office:value="2.75">
                <text:p>2.75</text:p>
              </table:table-cell>
              <table:table-cell office:value-type="float" office:value="-0.556330017076061">
                <text:p>-0.556330017076061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41000">
                <text:p>41000</text:p>
              </table:table-cell>
              <table:table-cell office:value-type="float" office:value="NaN">
                <text:p>NaN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-0.699834979454026">
                <text:p>-0.6998349794540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030">
                <text:p>41030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-0.699834979454026">
                <text:p>-0.699834979454026</text:p>
              </table:table-cell>
              <table:table-cell office:value-type="float" office:value="1.83333333333333">
                <text:p>1.83333333333333</text:p>
              </table:table-cell>
            </table:table-row>
            <table:table-row>
              <table:table-cell office:value-type="float" office:value="41061">
                <text:p>41061</text:p>
              </table:table-cell>
              <table:table-cell office:value-type="float" office:value="22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-2.55279800062447">
                <text:p>-2.55279800062447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1091">
                <text:p>41091</text:p>
              </table:table-cell>
              <table:table-cell office:value-type="float" office:value="5">
                <text:p>5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-2.1792796719677">
                <text:p>-2.179279671967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41122">
                <text:p>41122</text:p>
              </table:table-cell>
              <table:table-cell office:value-type="float" office:value="17">
                <text:p>17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.8506279860057">
                <text:p>-1.8506279860057</text:p>
              </table:table-cell>
              <table:table-cell office:value-type="float" office:value="3.41666666666667">
                <text:p>3.41666666666667</text:p>
              </table:table-cell>
            </table:table-row>
            <table:table-row>
              <table:table-cell office:value-type="float" office:value="41153">
                <text:p>41153</text:p>
              </table:table-cell>
              <table:table-cell office:value-type="float" office:value="2">
                <text:p>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-1.8506279860057">
                <text:p>-1.8506279860057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float" office:value="41183">
                <text:p>41183</text:p>
              </table:table-cell>
              <table:table-cell office:value-type="float" office:value="29">
                <text:p>29</text:p>
              </table:table-cell>
              <table:table-cell office:value-type="float" office:value="7.5">
                <text:p>7.5</text:p>
              </table:table-cell>
              <table:table-cell office:value-type="float" office:value="-2.16248603433073">
                <text:p>-2.1624860343307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1214">
                <text:p>41214</text:p>
              </table:table-cell>
              <table:table-cell office:value-type="float" office:value="2">
                <text:p>2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-2.02214174680464">
                <text:p>-2.0221417468046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float" office:value="41244">
                <text:p>41244</text:p>
              </table:table-cell>
              <table:table-cell office:value-type="float" office:value="2">
                <text:p>2</text:p>
              </table:table-cell>
              <table:table-cell office:value-type="float" office:value="7.41666666666667">
                <text:p>7.41666666666667</text:p>
              </table:table-cell>
              <table:table-cell office:value-type="float" office:value="-2.27361274888762">
                <text:p>-2.27361274888762</text:p>
              </table:table-cell>
              <table:table-cell office:value-type="float" office:value="5.08333333333333">
                <text:p>5.08333333333333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-2.86269371281129">
                <text:p>-2.86269371281129</text:p>
              </table:table-cell>
              <table:table-cell office:value-type="float" office:value="4.41666666666667">
                <text:p>4.41666666666667</text:p>
              </table:table-cell>
            </table:table-row>
            <table:table-row>
              <table:table-cell office:value-type="float" office:value="41306">
                <text:p>41306</text:p>
              </table:table-cell>
              <table:table-cell office:value-type="float" office:value="5">
                <text:p>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-2.37452040693409">
                <text:p>-2.37452040693409</text:p>
              </table:table-cell>
              <table:table-cell office:value-type="float" office:value="4.66666666666667">
                <text:p>4.66666666666667</text:p>
              </table:table-cell>
            </table:table-row>
            <table:table-row>
              <table:table-cell office:value-type="float" office:value="41334">
                <text:p>41334</text:p>
              </table:table-cell>
              <table:table-cell office:value-type="float" office:value="4">
                <text:p>4</text:p>
              </table:table-cell>
              <table:table-cell office:value-type="float" office:value="7.58333333333333">
                <text:p>7.58333333333333</text:p>
              </table:table-cell>
              <table:table-cell office:value-type="float" office:value="-1.98420965261028">
                <text:p>-1.98420965261028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float" office:value="41365">
                <text:p>41365</text:p>
              </table:table-cell>
              <table:table-cell office:value-type="float" office:value="3">
                <text:p>3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-1.5555704978663">
                <text:p>-1.5555704978663</text:p>
              </table:table-cell>
              <table:table-cell office:value-type="float" office:value="5.16666666666667">
                <text:p>5.16666666666667</text:p>
              </table:table-cell>
            </table:table-row>
            <table:table-row>
              <table:table-cell office:value-type="float" office:value="41395">
                <text:p>41395</text:p>
              </table:table-cell>
              <table:table-cell office:value-type="float" office:value="NaN">
                <text:p>NaN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-1.85205491798222">
                <text:p>-1.85205491798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426">
                <text:p>4142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-2.47456086285194">
                <text:p>-2.4745608628519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float" office:value="41456">
                <text:p>41456</text:p>
              </table:table-cell>
              <table:table-cell office:value-type="float" office:value="NaN">
                <text:p>NaN</text:p>
              </table:table-cell>
              <table:table-cell office:value-type="float" office:value="5.58333333333333">
                <text:p>5.58333333333333</text:p>
              </table:table-cell>
              <table:table-cell office:value-type="float" office:value="-3.06597912839483">
                <text:p>-3.06597912839483</text:p>
              </table:table-cell>
              <table:table-cell office:value-type="float" office:value="1.75">
                <text:p>1.75</text:p>
              </table:table-cell>
            </table:table-row>
            <table:table-row>
              <table:table-cell office:value-type="float" office:value="41487">
                <text:p>41487</text:p>
              </table:table-cell>
              <table:table-cell office:value-type="float" office:value="1">
                <text:p>1</text:p>
              </table:table-cell>
              <table:table-cell office:value-type="float" office:value="4.25">
                <text:p>4.25</text:p>
              </table:table-cell>
              <table:table-cell office:value-type="float" office:value="-3.68295771965401">
                <text:p>-3.68295771965401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1518">
                <text:p>41518</text:p>
              </table:table-cell>
              <table:table-cell office:value-type="float" office:value="1">
                <text:p>1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-3.79726718691615">
                <text:p>-3.7972671869161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1548">
                <text:p>41548</text:p>
              </table:table-cell>
              <table:table-cell office:value-type="float" office:value="1">
                <text:p>1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0.305808101681387">
                <text:p>0.305808101681387</text:p>
              </table:table-cell>
              <table:table-cell office:value-type="float" office:value="-5.66666666666667">
                <text:p>-5.66666666666667</text:p>
              </table:table-cell>
            </table:table-row>
            <table:table-row>
              <table:table-cell office:value-type="float" office:value="41579">
                <text:p>41579</text:p>
              </table:table-cell>
              <table:table-cell office:value-type="float" office:value="NaN">
                <text:p>NaN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0.0523368967433695">
                <text:p>0.0523368967433695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41609">
                <text:p>41609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-0.178744119329035">
                <text:p>-0.178744119329035</text:p>
              </table:table-cell>
              <table:table-cell office:value-type="float" office:value="-5.91666666666667">
                <text:p>-5.91666666666667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NaN">
                <text:p>NaN</text:p>
              </table:table-cell>
              <table:table-cell office:value-type="float" office:value="1.41666666666667">
                <text:p>1.41666666666667</text:p>
              </table:table-cell>
              <table:table-cell office:value-type="float" office:value="-0.313195825678965">
                <text:p>-0.313195825678965</text:p>
              </table:table-cell>
              <table:table-cell office:value-type="float" office:value="-5.58333333333333">
                <text:p>-5.58333333333333</text:p>
              </table:table-cell>
            </table:table-row>
            <table:table-row>
              <table:table-cell office:value-type="float" office:value="41671">
                <text:p>41671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-0.348399724926484">
                <text:p>-0.348399724926484</text:p>
              </table:table-cell>
              <table:table-cell office:value-type="float" office:value="-6.33333333333333">
                <text:p>-6.33333333333333</text:p>
              </table:table-cell>
            </table:table-row>
            <table:table-row>
              <table:table-cell office:value-type="float" office:value="41699">
                <text:p>41699</text:p>
              </table:table-cell>
              <table:table-cell office:value-type="float" office:value="NaN">
                <text:p>NaN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-0.318065261167995">
                <text:p>-0.318065261167995</text:p>
              </table:table-cell>
              <table:table-cell office:value-type="float" office:value="-6.91666666666667">
                <text:p>-6.91666666666667</text:p>
              </table:table-cell>
            </table:table-row>
            <table:table-row>
              <table:table-cell office:value-type="float" office:value="41730">
                <text:p>4173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-7.41666666666667">
                <text:p>-7.41666666666667</text:p>
              </table:table-cell>
            </table:table-row>
            <table:table-row>
              <table:table-cell office:value-type="float" office:value="41760">
                <text:p>41760</text:p>
              </table:table-cell>
              <table:table-cell office:value-type="float" office:value="NaN">
                <text:p>NaN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-0.251891256754855">
                <text:p>-0.251891256754855</text:p>
              </table:table-cell>
              <table:table-cell office:value-type="float" office:value="-7.25">
                <text:p>-7.25</text:p>
              </table:table-cell>
            </table:table-row>
            <table:table-row>
              <table:table-cell office:value-type="float" office:value="41791">
                <text:p>41791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5.75">
                <text:p>-5.75</text:p>
              </table:table-cell>
            </table:table-row>
            <table:table-row>
              <table:table-cell office:value-type="float" office:value="41821">
                <text:p>41821</text:p>
              </table:table-cell>
              <table:table-cell office:value-type="float" office:value="NaN">
                <text:p>NaN</text:p>
              </table:table-cell>
              <table:table-cell office:value-type="float" office:value="0.25">
                <text:p>0.25</text:p>
              </table:table-cell>
              <table:table-cell office:value-type="float" office:value="-0.202267016866645">
                <text:p>-0.202267016866645</text:p>
              </table:table-cell>
              <table:table-cell office:value-type="float" office:value="-5.33333333333333">
                <text:p>-5.33333333333333</text:p>
              </table:table-cell>
            </table:table-row>
            <table:table-row>
              <table:table-cell office:value-type="float" office:value="41852">
                <text:p>41852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4.08333333333333">
                <text:p>-4.08333333333333</text:p>
              </table:table-cell>
            </table:table-row>
            <table:table-row>
              <table:table-cell office:value-type="float" office:value="41883">
                <text:p>41883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222582805414095">
                <text:p>-0.222582805414095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float" office:value="41913">
                <text:p>41913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1.75">
                <text:p>-1.75</text:p>
              </table:table-cell>
            </table:table-row>
            <table:table-row>
              <table:table-cell office:value-type="float" office:value="41944">
                <text:p>41944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1.58333333333333">
                <text:p>-1.58333333333333</text:p>
              </table:table-cell>
            </table:table-row>
            <table:table-row>
              <table:table-cell office:value-type="float" office:value="41974">
                <text:p>41974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1.41666666666667">
                <text:p>-1.41666666666667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1.33333333333333">
                <text:p>-1.33333333333333</text:p>
              </table:table-cell>
            </table:table-row>
            <table:table-row>
              <table:table-cell office:value-type="float" office:value="42036">
                <text:p>42036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916666666666667">
                <text:p>-0.916666666666667</text:p>
              </table:table-cell>
            </table:table-row>
            <table:table-row>
              <table:table-cell office:value-type="float" office:value="42064">
                <text:p>42064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583333333333333">
                <text:p>-0.583333333333333</text:p>
              </table:table-cell>
            </table:table-row>
            <table:table-row>
              <table:table-cell office:value-type="float" office:value="42095">
                <text:p>42095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2125">
                <text:p>42125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8">
                <text:p>-0.20534180126148</text:p>
              </table:table-cell>
              <table:table-cell office:value-type="float" office:value="-0.333333333333333">
                <text:p>-0.333333333333333</text:p>
              </table:table-cell>
            </table:table-row>
            <table:table-row>
              <table:table-cell office:value-type="float" office:value="42156">
                <text:p>42156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79">
                <text:p>-0.205341801261479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186">
                <text:p>42186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79">
                <text:p>-0.205341801261479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217">
                <text:p>42217</text:p>
              </table:table-cell>
              <table:table-cell office:value-type="float" office:value="NaN">
                <text:p>NaN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-0.205341801261479">
                <text:p>-0.205341801261479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2248">
                <text:p>4224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278">
                <text:p>4227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0833333333333333">
                <text:p>-0.0833333333333333</text:p>
              </table:table-cell>
            </table:table-row>
            <table:table-row>
              <table:table-cell office:value-type="float" office:value="42309">
                <text:p>42309</text:p>
              </table:table-cell>
              <table:table-cell office:value-type="float" office:value="2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339">
                <text:p>42339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401">
                <text:p>42401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430">
                <text:p>42430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461">
                <text:p>42461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491">
                <text:p>42491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522">
                <text:p>42522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552">
                <text:p>42552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583">
                <text:p>42583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42614">
                <text:p>42614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644">
                <text:p>42644</text:p>
              </table:table-cell>
              <table:table-cell office:value-type="float" office:value="NaN">
                <text:p>NaN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-0.410683602522959">
                <text:p>-0.410683602522959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</table:table-row>
            <table:table-row>
              <table:table-cell office:value-type="float" office:value="42705">
                <text:p>4270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-0.166666666666667">
                <text:p>-0.1666666666666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